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 MT" svg:font-family="'Arial MT'"/>
    <style:font-face style:name="DejaVu Sans" svg:font-family="'DejaVu Sans'"/>
    <style:font-face style:name="LinePrinter" svg:font-family="LinePrinter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638in"/>
    </style:style>
    <style:style style:name="co4" style:family="table-column">
      <style:table-column-properties fo:break-before="auto" style:column-width="3.2189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7602in"/>
    </style:style>
    <style:style style:name="co7" style:family="table-column">
      <style:table-column-properties fo:break-before="auto" style:column-width="0.7937in"/>
    </style:style>
    <style:style style:name="co8" style:family="table-column">
      <style:table-column-properties fo:break-before="auto" style:column-width="0.7492in"/>
    </style:style>
    <style:style style:name="co9" style:family="table-column">
      <style:table-column-properties fo:break-before="auto" style:column-width="0.739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8484in"/>
    </style:style>
    <style:style style:name="co12" style:family="table-column">
      <style:table-column-properties fo:break-before="auto" style:column-width="0.8598in"/>
    </style:style>
    <style:style style:name="co13" style:family="table-column">
      <style:table-column-properties fo:break-before="auto" style:column-width="0.9701in"/>
    </style:style>
    <style:style style:name="co14" style:family="table-column">
      <style:table-column-properties fo:break-before="auto" style:column-width="1.2571in"/>
    </style:style>
    <style:style style:name="co15" style:family="table-column">
      <style:table-column-properties fo:break-before="auto" style:column-width="1.3252in"/>
    </style:style>
    <style:style style:name="co16" style:family="table-column">
      <style:table-column-properties fo:break-before="auto" style:column-width="1.5398in"/>
    </style:style>
    <style:style style:name="co17" style:family="table-column">
      <style:table-column-properties fo:break-before="auto" style:column-width="1.1984in"/>
    </style:style>
    <style:style style:name="co18" style:family="table-column">
      <style:table-column-properties fo:break-before="auto" style:column-width="0.7055in"/>
    </style:style>
    <style:style style:name="co19" style:family="table-column">
      <style:table-column-properties fo:break-before="auto" style:column-width="0.9583in"/>
    </style:style>
    <style:style style:name="co20" style:family="table-column">
      <style:table-column-properties fo:break-before="auto" style:column-width="0.8043in"/>
    </style:style>
    <style:style style:name="co21" style:family="table-column">
      <style:table-column-properties fo:break-before="auto" style:column-width="0.8374in"/>
    </style:style>
    <style:style style:name="co22" style:family="table-column">
      <style:table-column-properties fo:break-before="auto" style:column-width="0.8709in"/>
    </style:style>
    <style:style style:name="co23" style:family="table-column">
      <style:table-column-properties fo:break-before="auto" style:column-width="0.6835in"/>
    </style:style>
    <style:style style:name="co24" style:family="table-column">
      <style:table-column-properties fo:break-before="auto" style:column-width="0.1654in"/>
    </style:style>
    <style:style style:name="co25" style:family="table-column">
      <style:table-column-properties fo:break-before="auto" style:column-width="0.65in"/>
    </style:style>
    <style:style style:name="co26" style:family="table-column">
      <style:table-column-properties fo:break-before="auto" style:column-width="0.1217in"/>
    </style:style>
    <style:style style:name="co27" style:family="table-column">
      <style:table-column-properties fo:break-before="auto" style:column-width="0.4634in"/>
    </style:style>
    <style:style style:name="co28" style:family="table-column">
      <style:table-column-properties fo:break-before="auto" style:column-width="2.4362in"/>
    </style:style>
    <style:style style:name="co29" style:family="table-column">
      <style:table-column-properties fo:break-before="auto" style:column-width="1.0252in"/>
    </style:style>
    <style:style style:name="co30" style:family="table-column">
      <style:table-column-properties fo:break-before="auto" style:column-width="0.8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26in" fo:break-before="auto" style:use-optimal-row-height="false"/>
    </style:style>
    <style:style style:name="ro3" style:family="table-row">
      <style:table-row-properties style:row-height="0.25in" fo:break-before="auto" style:use-optimal-row-height="tru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0835in" fo:break-before="auto" style:use-optimal-row-height="false"/>
    </style:style>
    <style:style style:name="ro6" style:family="table-row">
      <style:table-row-properties style:row-height="0.2811in" fo:break-before="auto" style:use-optimal-row-height="false"/>
    </style:style>
    <style:style style:name="ro7" style:family="table-row">
      <style:table-row-properties style:row-height="0.1043in" fo:break-before="auto" style:use-optimal-row-height="false"/>
    </style:style>
    <style:style style:name="ro8" style:family="table-row">
      <style:table-row-properties style:row-height="0.5102in" fo:break-before="auto" style:use-optimal-row-height="false"/>
    </style:style>
    <style:style style:name="ro9" style:family="table-row">
      <style:table-row-properties style:row-height="0.2709in" fo:break-before="auto" style:use-optimal-row-height="false"/>
    </style:style>
    <style:style style:name="ro10" style:family="table-row">
      <style:table-row-properties style:row-height="0.1252in" fo:break-before="auto" style:use-optimal-row-height="false"/>
    </style:style>
    <style:style style:name="ro11" style:family="table-row">
      <style:table-row-properties style:row-height="0.1146in" fo:break-before="auto" style:use-optimal-row-height="false"/>
    </style:style>
    <style:style style:name="ro12" style:family="table-row">
      <style:table-row-properties style:row-height="0.1354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811in" fo:break-before="auto" style:use-optimal-row-height="true"/>
    </style:style>
    <style:style style:name="ro15" style:family="table-row">
      <style:table-row-properties style:row-height="0.2602in" fo:break-before="auto" style:use-optimal-row-height="true"/>
    </style:style>
    <style:style style:name="ro16" style:family="table-row">
      <style:table-row-properties style:row-height="0.302in" fo:break-before="auto" style:use-optimal-row-height="true"/>
    </style:style>
    <style:style style:name="ro17" style:family="table-row">
      <style:table-row-properties style:row-height="0.2917in" fo:break-before="auto" style:use-optimal-row-height="true"/>
    </style:style>
    <style:style style:name="ro18" style:family="table-row">
      <style:table-row-properties style:row-height="0.1772in" fo:break-before="auto" style:use-optimal-row-height="true"/>
    </style:style>
    <style:style style:name="ro19" style:family="table-row">
      <style:table-row-properties style:row-height="0.2189in" fo:break-before="auto" style:use-optimal-row-height="true"/>
    </style:style>
    <style:style style:name="ro20" style:family="table-row">
      <style:table-row-properties style:row-height="0.198in" fo:break-before="auto" style:use-optimal-row-height="true"/>
    </style:style>
    <style:style style:name="ro21" style:family="table-row">
      <style:table-row-properties style:row-height="0.1772in" fo:break-before="auto" style:use-optimal-row-height="false"/>
    </style:style>
    <style:style style:name="ro22" style:family="table-row">
      <style:table-row-properties style:row-height="0.198in" fo:break-before="auto" style:use-optimal-row-height="false"/>
    </style:style>
    <style:style style:name="ro23" style:family="table-row">
      <style:table-row-properties style:row-height="0.1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/>
    <style:style style:name="ce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144"/>
    <style:style style:name="ce5" style:family="table-cell" style:parent-style-name="Default" style:data-style-name="N99"/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Normal_5f_Chapter_5f_Summary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5f_Chapter_5f_Summary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4pt" fo:font-style="normal" fo:text-shadow="none" style:text-underline-style="none" fo:font-weight="normal" style:font-size-asian="14pt" style:font-style-asian="normal" style:font-weight-asian="normal" style:font-name-complex="Arial MT" style:font-size-complex="14pt" style:font-style-complex="normal" style:font-weight-complex="normal"/>
    </style:style>
    <style:style style:name="ce16" style:family="table-cell" style:parent-style-name="Normal_5f_Chapter_5f_Summary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Normal_5f_Chapter_5f_Summary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063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_5f_Chapter_5f_Summar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5f_Chapter_5f_Summary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27" style:family="table-cell" style:parent-style-name="Normal_5f_Chapter_5f_Summary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8" style:family="table-cell" style:parent-style-name="Normal_5f_Chapter_5f_Summary" style:data-style-name="N14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Normal_5f_Chapter_5f_Summary" style:data-style-name="N144">
      <style:table-cell-properties fo:background-color="#ffffff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Normal_5f_Chapter_5f_Summary" style:data-style-name="N144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Normal_5f_Chapter_5f_Summary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33" style:family="table-cell" style:parent-style-name="Normal_5f_Chapter_5f_Summary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Normal_5f_Chapter_5f_Summary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7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8" style:family="table-cell" style:parent-style-name="Normal_5f_Chapter_5f_Summary" style:data-style-name="N144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Normal_5f_Chapter_5f_Summary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41" style:family="table-cell" style:parent-style-name="Normal_5f_Chapter_5f_Summary" style:data-style-name="N14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Normal_5f_Chapter_5f_Summary" style:data-style-name="N14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" style:family="table-cell" style:parent-style-name="Normal_5f_Chapter_5f_Summary" style:data-style-name="N144">
      <style:table-cell-properties fo:background-color="#ffffff" style:cell-protect="protected" style:print-content="tru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4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5" style:family="table-cell" style:parent-style-name="Normal_5f_Chapter_5f_Summary">
      <style:table-cell-properties fo:background-color="#ffffff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Normal_5f_Chapter_5f_Summary" style:data-style-name="N144">
      <style:table-cell-properties fo:background-color="#ffffff" style:cell-protect="protected" style:print-content="true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7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48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9" style:family="table-cell" style:parent-style-name="Normal_5f_Chapter_5f_Summary" style:data-style-name="N14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0" style:family="table-cell" style:parent-style-name="Normal_5f_Chapter_5f_Summary" style:data-style-name="N14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1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6pt" fo:font-style="normal" fo:text-shadow="none" style:text-underline-style="none" fo:font-weight="bold" style:font-size-asian="16pt" style:font-style-asian="normal" style:font-weight-asian="bold" style:font-name-complex="Arial MT" style:font-size-complex="16pt" style:font-style-complex="normal" style:font-weight-complex="bold"/>
    </style:style>
    <style:style style:name="ce52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4pt" fo:font-style="normal" fo:text-shadow="none" style:text-underline-style="none" fo:font-weight="bold" style:font-size-asian="14pt" style:font-style-asian="normal" style:font-weight-asian="bold" style:font-name-complex="Arial MT" style:font-size-complex="14pt" style:font-style-complex="normal" style:font-weight-complex="bold"/>
    </style:style>
    <style:style style:name="ce53" style:family="table-cell" style:parent-style-name="Normal_5f_Chapter_5f_Summary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MT" fo:font-size="14pt" fo:font-style="normal" fo:text-shadow="none" style:text-underline-style="none" fo:font-weight="normal" style:font-size-asian="14pt" style:font-style-asian="normal" style:font-weight-asian="normal" style:font-name-complex="Arial MT" style:font-size-complex="14pt" style:font-style-complex="normal" style:font-weight-complex="normal"/>
    </style:style>
    <style:style style:name="ce54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bold" style:font-size-asian="12pt" style:font-style-asian="normal" style:font-weight-asian="bold" style:font-name-complex="Arial MT" style:font-size-complex="12pt" style:font-style-complex="normal" style:font-weight-complex="bold"/>
    </style:style>
    <style:style style:name="ce55" style:family="table-cell" style:parent-style-name="Normal_5f_Chapter_5f_Summary">
      <style:table-cell-properties fo:background-color="#ffffff" style:rotation-align="non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Normal_5f_Chapter_5f_Summary">
      <style:table-cell-properties fo:background-color="#ffffff" style:rotation-align="none"/>
      <style:text-properties fo:color="#0000ff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57" style:family="table-cell" style:parent-style-name="Normal_5f_Chapter_5f_Summary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58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59" style:family="table-cell" style:parent-style-name="Default">
      <style:table-cell-properties style:rotation-align="none"/>
    </style:style>
    <style:style style:name="ce6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99">
      <style:table-cell-properties style:rotation-align="none"/>
    </style:style>
    <style:style style:name="ce63" style:family="table-cell" style:parent-style-name="Default" style:data-style-name="N4">
      <style:table-cell-properties style:rotation-align="none"/>
    </style:style>
    <style:style style:name="ce64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LinePrinter" fo:font-size="14pt" fo:font-style="normal" fo:text-shadow="none" style:text-underline-style="none" fo:font-weight="normal" style:font-size-asian="14pt" style:font-style-asian="normal" style:font-weight-asian="normal" style:font-name-complex="LinePrinter" style:font-size-complex="14pt" style:font-style-complex="normal" style:font-weight-complex="normal"/>
    </style:style>
    <style:style style:name="ce66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Normal_5f_Chapter_5f_Summary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Normal_5f_Chapter_5f_Summary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Normal_5f_Chapter_5f_Summar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Normal_5f_Chapter_5f_Summary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3" style:family="table-cell" style:parent-style-name="Normal_5f_Chapter_5f_Summary" style:data-style-name="N3">
      <style:table-cell-properties fo:background-color="#ffffff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4" style:family="table-cell" style:parent-style-name="Normal_5f_Chapter_5f_Summary" style:data-style-name="N3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5" style:family="table-cell" style:parent-style-name="Normal_5f_Chapter_5f_Summary" style:data-style-name="N144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76" style:family="table-cell" style:parent-style-name="Normal_5f_Chapter_5f_Summary" style:data-style-name="N146">
      <style:table-cell-properties fo:background-color="#ffffff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7" style:family="table-cell" style:parent-style-name="Normal_5f_Chapter_5f_Summary" style:data-style-name="N14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8" style:family="table-cell" style:parent-style-name="Normal_5f_Chapter_5f_Summary" style:data-style-name="N146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79" style:family="table-cell" style:parent-style-name="Normal_5f_Chapter_5f_Summary" style:data-style-name="N4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0" style:family="table-cell" style:parent-style-name="Normal_5f_Chapter_5f_Summary" style:data-style-name="N146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1" style:family="table-cell" style:parent-style-name="Normal_5f_Chapter_5f_Summary" style:data-style-name="N146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2" style:family="table-cell" style:parent-style-name="Normal_5f_Chapter_5f_Summary" style:data-style-name="N4">
      <style:table-cell-properties fo:background-color="#ffffff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3" style:family="table-cell" style:parent-style-name="Comma_20_3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4" style:family="table-cell" style:parent-style-name="Normal_5f_Chapter_5f_Summary" style:data-style-name="N1">
      <style:table-cell-properties fo:background-color="#ffffff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5" style:family="table-cell" style:parent-style-name="Normal_5f_Chapter_5f_Summary" style:data-style-name="N144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6" style:family="table-cell" style:parent-style-name="Normal_5f_Chapter_5f_Summary" style:data-style-name="N3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7" style:family="table-cell" style:parent-style-name="Normal_5f_Chapter_5f_Summary" style:data-style-name="N2">
      <style:table-cell-properties fo:background-color="#ffffff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_5f_Chapter_5f_Summary" style:data-style-name="N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Comma_20_3" style:data-style-name="N14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0" style:family="table-cell" style:parent-style-name="Comma_20_3" style:data-style-name="N149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1" style:family="table-cell" style:parent-style-name="Comma_20_3" style:data-style-name="N14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2" style:family="table-cell" style:parent-style-name="Comma_20_3" style:data-style-name="N149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_5f_Chapter_5f_Summary" style:data-style-name="N144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_5f_Chapter_5f_Summary" style:data-style-name="N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5" style:family="table-cell" style:parent-style-name="Normal_5f_Chapter_5f_Summary" style:data-style-name="N1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6" style:family="table-cell" style:parent-style-name="Normal_5f_Chapter_5f_Summary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8" style:family="table-cell" style:parent-style-name="Normal_5f_Chapter_5f_Summary" style:data-style-name="N3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9" style:family="table-cell" style:parent-style-name="Normal_5f_Chapter_5f_Summary" style:data-style-name="N1">
      <style:table-cell-properties fo:border-bottom="none" fo:background-color="#ffffff" style:cell-protect="protected" style:print-content="tru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0" style:family="table-cell" style:parent-style-name="Normal_5f_Chapter_5f_Summary" style:data-style-name="N144">
      <style:table-cell-properties fo:border-bottom="none" fo:background-color="#ffffff" style:cell-protect="protected" style:print-content="tru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1" style:family="table-cell" style:parent-style-name="Normal_5f_Chapter_5f_Summary" style:data-style-name="N3">
      <style:table-cell-properties fo:background-color="#ffffff" style:cell-protect="protected" style:print-content="tru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2" style:family="table-cell" style:parent-style-name="Comma_20_3" style:data-style-name="N14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Comma_20_3" style:data-style-name="N14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5f_Chapter_5f_Summary" style:data-style-name="N14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5" style:family="table-cell" style:parent-style-name="Normal_5f_Chapter_5f_Summary" style:data-style-name="N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6" style:family="table-cell" style:parent-style-name="Normal_5f_Chapter_5f_Summary" style:data-style-name="N3">
      <style:table-cell-properties fo:border-bottom="none" fo:background-color="#ffffff" style:cell-protect="protected" style:print-content="true" style:diagonal-bl-tr="none" style:diagonal-tl-br="none" fo:border-left="0.74pt solid #000000" fo:border-right="none" style:rotation-align="none" fo:border-top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7" style:family="table-cell" style:parent-style-name="Normal_5f_Chapter_5f_Summary" style:data-style-name="N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8" style:family="table-cell" style:parent-style-name="Normal_5f_Chapter_5f_Summary" style:data-style-name="N144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4pt" fo:font-style="normal" fo:text-shadow="none" style:text-underline-style="none" fo:font-weight="normal" style:font-size-asian="14pt" style:font-style-asian="normal" style:font-weight-asian="normal" style:font-name-complex="Arial MT" style:font-size-complex="14pt" style:font-style-complex="normal" style:font-weight-complex="normal"/>
    </style:style>
    <style:style style:name="ce109" style:family="table-cell" style:parent-style-name="Normal_5f_Chapter_5f_Summary" style:data-style-name="N1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0" style:family="table-cell" style:parent-style-name="Normal_5f_Chapter_5f_Summary" style:data-style-name="N144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1" style:family="table-cell" style:parent-style-name="Normal_5f_Chapter_5f_Summary" style:data-style-name="N146">
      <style:table-cell-properties fo:background-color="#ffffff" style:cell-protect="protected" style:print-content="tru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2" style:family="table-cell" style:parent-style-name="Normal_5f_Chapter_5f_Summary" style:data-style-name="N4">
      <style:table-cell-properties fo:background-color="#ffffff" style:cell-protect="protected" style:print-content="true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3" style:family="table-cell" style:parent-style-name="Normal_5f_Chapter_5f_Summary" style:data-style-name="N146">
      <style:table-cell-properties fo:background-color="#ffffff" style:cell-protect="protected" style:print-content="true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4" style:family="table-cell" style:parent-style-name="Normal_5f_Chapter_5f_Summary" style:data-style-name="N146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5" style:family="table-cell" style:parent-style-name="Normal_5f_Chapter_5f_Summary" style:data-style-name="N4">
      <style:table-cell-properties fo:background-color="#ffffff" style:cell-protect="protected" style:print-content="tru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6" style:family="table-cell" style:parent-style-name="Normal_5f_Chapter_5f_Summary" style:data-style-name="N2">
      <style:table-cell-properties fo:background-color="#ffffff" style:cell-protect="protected" style:print-content="tru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7" style:family="table-cell" style:parent-style-name="Normal_5f_Chapter_5f_Summary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8" style:family="table-cell" style:parent-style-name="Normal_5f_Main_20_Transport_20_Trends_20_2008" style:data-style-name="N14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9" style:family="table-cell" style:parent-style-name="Normal_5f_Chapter_5f_Summary" style:data-style-name="N1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0" style:family="table-cell" style:parent-style-name="Normal_5f_Chapter_5f_Summary" style:data-style-name="N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1" style:family="table-cell" style:parent-style-name="Normal_5f_Chapter_5f_Summary" style:data-style-name="N144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2" style:family="table-cell" style:parent-style-name="Normal_5f_Chapter_5f_Summary" style:data-style-name="N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3" style:family="table-cell" style:parent-style-name="Normal_5f_Chapter_5f_Summary" style:data-style-name="N144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4" style:family="table-cell" style:parent-style-name="Percent_20_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5" style:family="table-cell" style:parent-style-name="Normal_5f_Chapter_5f_Summary" style:data-style-name="N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LinePrinter" fo:font-size="14pt" fo:font-style="normal" fo:text-shadow="none" style:text-underline-style="none" fo:font-weight="normal" style:font-size-asian="14pt" style:font-style-asian="normal" style:font-weight-asian="normal" style:font-name-complex="LinePrinter" style:font-size-complex="14pt" style:font-style-complex="normal" style:font-weight-complex="normal"/>
    </style:style>
    <style:style style:name="ce126" style:family="table-cell" style:parent-style-name="Normal_5f_Chapter_5f_Summary" style:data-style-name="N2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7" style:family="table-cell" style:parent-style-name="Normal_5f_Chapter_5f_Summary" style:data-style-name="N3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8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5f_Chapter_5f_Summary" style:data-style-name="N144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4" style:family="table-cell" style:parent-style-name="Default" style:data-style-name="N0"/>
    <style:style style:name="ce135" style:family="table-cell" style:parent-style-name="Normal_5f_Chapter_5f_Summar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Normal_5f_Chapter_5f_Summary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37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5f_Chapter_5f_Summar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39" style:family="table-cell" style:parent-style-name="Normal_5f_Chapter_5f_Summary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40" style:family="table-cell" style:parent-style-name="Normal_5f_Chapter_5f_Summar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Normal_5f_Chapter_5f_Summary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43" style:family="table-cell" style:parent-style-name="Normal_5f_Chapter_5f_Summary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4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46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47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48" style:family="table-cell" style:parent-style-name="Normal_5f_Chapter_5f_Summary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49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0" style:family="table-cell" style:parent-style-name="Normal_5f_Chapter_5f_Summary" style:data-style-name="N14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51" style:family="table-cell" style:parent-style-name="Excel_20_Built-in_20_Comma" style:data-style-name="N138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52" style:family="table-cell" style:parent-style-name="Excel_20_Built-in_20_Comma" style:data-style-name="N138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53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2pt" fo:font-style="italic" fo:text-shadow="none" style:text-underline-style="none" fo:font-weight="normal" style:font-size-asian="12pt" style:font-style-asian="italic" style:font-weight-asian="normal" style:font-name-complex="Arial MT" style:font-size-complex="12pt" style:font-style-complex="italic" style:font-weight-complex="normal"/>
    </style:style>
    <style:style style:name="ce154" style:family="table-cell" style:parent-style-name="Normal_5f_Chapter_5f_Summar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Normal_5f_Chapter_5f_Summar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6" style:family="table-cell" style:parent-style-name="Normal_5f_Chapter_5f_Summary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7" style:family="table-cell" style:parent-style-name="Normal_5f_Chapter_5f_Summar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58" style:family="table-cell" style:parent-style-name="Normal_5f_Chapter_5f_Summary" style:data-style-name="N14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Normal_5f_Chapter_5f_Summary" style:data-style-name="N14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Normal_5f_Chapter_5f_Summary" style:data-style-name="N144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Normal_5f_Chapter_5f_Summary" style:data-style-name="N14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Normal_5f_Chapter_5f_Summary" style:data-style-name="N144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Normal_5f_Chapter_5f_Summary" style:data-style-name="N14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4" style:family="table-cell" style:parent-style-name="Normal_5f_Chapter_5f_Summar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5f_Chapter_5f_Summary" style:data-style-name="N14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66" style:family="table-cell" style:parent-style-name="Normal_5f_Chapter_5f_Summary" style:data-style-name="N144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Normal_5f_Chapter_5f_Summary" style:data-style-name="N14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69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2" style:family="table-cell" style:parent-style-name="Normal_5f_Chapter_5f_Summary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3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74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5" style:family="table-cell" style:parent-style-name="Normal_5f_Chapter_5f_Summary" style:data-style-name="N14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76" style:family="table-cell" style:parent-style-name="Normal_5f_Chapter_5f_Summary" style:data-style-name="N14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Normal_5f_Chapter_5f_Summary" style:data-style-name="N144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8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79" style:family="table-cell" style:parent-style-name="Normal_5f_Chapter_5f_Summary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80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1" style:family="table-cell" style:parent-style-name="Normal_5f_Chapter_5f_Summar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2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3" style:family="table-cell" style:parent-style-name="Normal_5f_Chapter_5f_Summary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Normal_5f_Chapter_5f_Summary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5" style:family="table-cell" style:parent-style-name="Normal_5f_Chapter_5f_Summary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6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87" style:family="table-cell" style:parent-style-name="Normal_5f_Chapter_5f_Summary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8" style:family="table-cell" style:parent-style-name="Normal_5f_Chapter_5f_Summary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9" style:family="table-cell" style:parent-style-name="Normal_5f_Chapter_5f_Summary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0" style:family="table-cell" style:parent-style-name="Normal_5f_Chapter_5f_Summary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1" style:family="table-cell" style:parent-style-name="Normal_5f_Chapter_5f_Summary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2" style:family="table-cell" style:parent-style-name="Normal_5f_Chapter_5f_Summary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3" style:family="table-cell" style:parent-style-name="Normal_5f_Chapter_5f_Summary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Normal_5f_Chapter_5f_Summary" style:data-style-name="N1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Normal_5f_Chapter_5f_Summary" style:data-style-name="N14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6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7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8" style:family="table-cell" style:parent-style-name="Normal_5f_Chapter_5f_Summary" style:data-style-name="N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99" style:family="table-cell" style:parent-style-name="Normal_5f_Chapter_5f_Summary" style:data-style-name="N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200" style:family="table-cell" style:parent-style-name="Normal_5f_Chapter_5f_Summary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4pt" fo:font-style="normal" fo:text-shadow="none" style:text-underline-style="none" fo:font-weight="normal" style:font-size-asian="14pt" style:font-style-asian="normal" style:font-weight-asian="normal" style:font-name-complex="Arial MT" style:font-size-complex="14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Arial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4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4pt" style:font-size-complex="14pt" style:font-weight-asian="bold" style:font-weight-complex="bold" style:font-style-asian="normal" style:font-style-complex="normal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4pt" style:font-size-asian="14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4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4pt" style:font-size-asian="14pt" style:font-name-complex="Arial" style:use-window-font-color="true" style:text-outline="false" fo:font-style="normal" style:text-line-through-type="none" style:text-underline-style="none" style:text-underline-color="font-color" fo:font-weight="normal" fo:font-size="14pt" fo:text-shadow="none" style:text-position="33% 58%"/>
    </style:style>
    <style:style style:name="T5" style:family="text">
      <style:text-properties style:use-window-font-color="true" style:font-name="Arial" fo:font-size="14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6" style:family="text">
      <style:text-properties style:font-name="Arial" style:font-style-complex="normal" style:font-style-asian="normal" style:font-weight-complex="normal" style:font-weight-asian="normal" style:font-size-complex="14pt" style:font-size-asian="14pt" style:font-name-complex="Arial" style:use-window-font-color="true" style:text-position="33% 58%" style:text-outline="false" fo:font-style="normal" style:text-line-through-type="none" style:text-underline-style="none" style:text-underline-color="font-color" fo:font-weight="normal" fo:font-size="14pt" fo:text-shadow="none"/>
    </style:style>
    <style:style style:name="T7" style:family="text">
      <style:text-properties style:font-name="Arial" style:font-style-complex="normal" style:font-style-asian="normal" style:font-weight-complex="normal" style:font-weight-asian="normal" style:font-size-complex="14pt" style:font-size-asian="14pt" style:font-name-complex="Arial" style:use-window-font-color="true" style:text-outline="false" fo:font-style="normal" style:text-line-through-type="none" style:text-underline-style="none" style:text-underline-color="font-color" fo:font-weight="normal" fo:font-size="14pt" fo:text-shadow="none" style:text-position="0% 100%"/>
    </style:style>
    <style:style style:name="T8" style:family="text">
      <style:text-properties fo:text-shadow="none" style:font-name="Arial" fo:font-size="14pt" fo:font-weight="bold" style:text-underline-style="none" style:text-underline-color="font-color" style:text-line-through-type="none" fo:font-style="normal" style:text-outline="false" style:text-position="33% 58%" style:use-window-font-color="true" style:font-name-complex="Arial" style:font-size-asian="14pt" style:font-size-complex="14pt" style:font-weight-asian="bold" style:font-weight-complex="bold" style:font-style-asian="normal" style:font-style-complex="normal"/>
    </style:style>
    <style:style style:name="T9" style:family="text">
      <style:text-properties fo:text-shadow="none" style:font-name="Arial" fo:font-size="14pt" fo:font-weight="bold" style:text-underline-style="none" style:text-underline-color="font-color" style:text-line-through-type="none" fo:font-style="normal" style:text-outline="false" style:use-window-font-color="true" style:font-name-complex="Arial" style:font-size-asian="14pt" style:font-size-complex="14pt" style:font-weight-asian="bold" style:font-weight-complex="bold" style:font-style-asian="normal" style:font-style-complex="normal" style:text-position="0% 100%"/>
    </style:style>
    <style:style style:name="T10" style:family="text">
      <style:text-properties fo:text-shadow="none" style:font-name="Arial" fo:font-size="14pt" style:text-underline-style="none" style:text-underline-color="font-color" style:text-line-through-type="none" fo:font-style="normal" style:text-outline="false" style:use-window-font-color="true" style:font-name-complex="Arial" style:font-size-asian="14pt" style:font-size-complex="14pt" style:font-style-asian="normal" style:font-style-complex="normal" style:text-position="0% 100%" fo:font-weight="normal" style:font-weight-asian="normal" style:font-weight-complex="normal"/>
    </style:style>
    <style:style style:name="T11" style:family="text">
      <style:text-properties style:font-name="Arial" style:font-style-complex="normal" style:font-style-asian="normal" style:font-weight-complex="normal" style:font-weight-asian="normal" style:font-size-complex="12pt" style:font-size-asian="12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2pt" fo:text-shadow="none"/>
    </style:style>
    <style:style style:name="T12" style:family="text">
      <style:text-properties style:font-name="Arial" style:font-style-complex="normal" style:font-style-asian="normal" style:font-weight-complex="normal" style:font-weight-asian="normal" style:font-size-complex="12pt" style:font-size-asian="12pt" style:font-name-complex="Arial" style:use-window-font-color="true" style:text-outline="false" fo:font-style="normal" style:text-line-through-type="none" style:text-underline-style="none" style:text-underline-color="font-color" fo:font-weight="normal" fo:font-size="12pt" fo:text-shadow="none" style:text-position="33% 58%"/>
    </style:style>
    <style:style style:name="T13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14" style:family="text">
      <style:text-properties style:use-window-font-color="true" style:font-name="Arial" fo:font-size="12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style:text-position="33% 58%" style:font-name="Arial" style:font-style-asian="normal" style:font-weight-complex="normal" style:font-weight-asian="normal" style:font-size-complex="10pt" style:font-size-asian="10pt" style:font-name-complex="Arial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16" style:family="text">
      <style:text-properties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 style:font-name="Arial MT" style:text-position="0% 100%" style:font-name-complex="Arial MT"/>
    </style:style>
    <style:style style:name="T17" style:family="text">
      <style:text-properties style:use-window-font-color="true" style:font-name="Arial MT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 MT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SV freight_road_total" table:style-name="ta1">
        <table:table-column table:style-name="co1" table:default-cell-style-name="Default"/>
        <table:table-column table:style-name="co2" table:number-columns-repeated="5" table:default-cell-style-name="ce3"/>
        <table:table-column table:style-name="co2" table:number-columns-repeated="3" table:default-cell-style-name="Default"/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Road</text:p>
          </table:table-cell>
          <table:table-cell table:style-name="ce6" office:value-type="string" calcext:value-type="string">
            <text:p>Non-road</text:p>
          </table:table-cell>
          <table:table-cell table:style-name="ce6" office:value-type="string" calcext:value-type="string">
            <text:p>Air</text:p>
          </table:table-cell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number-columns-repeated="5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number-columns-repeated="5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number-columns-repeated="5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number-columns-repeated="5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number-columns-repeated="5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number-columns-repeated="5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number-columns-repeated="5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number-columns-repeated="5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number-columns-repeated="5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formula="of:=[#REF!]*1000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formula="of:=[#REF!]*1000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formula="of:=[#REF!]*1000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formula="of:=[#REF!]*1000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formula="of:=[#REF!]*1000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formula="of:=[#REF!]*1000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formula="of:=[#REF!]*1000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formula="of:=[#REF!]*1000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formula="of:=[#REF!]*1000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formula="of:=[#REF!]*1000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formula="of:=[#REF!]*1000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formula="of:=[#REF!]*1000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SUM([#REF!])" office:value-type="string" office:string-value="" calcext:value-type="error">
            <text:p>#REF!</text:p>
          </table:table-cell>
          <table:table-cell table:formula="of:=[#REF!]*1000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/>
          <table:table-cell table:formula="of:=[#REF!]*1000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/>
          <table:table-cell table:formula="of:=[#REF!]*1000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/>
          <table:table-cell table:formula="of:=[#REF!]*1000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META-</text:p>
          </table:table-cell>
          <table:table-cell table:style-name="ce4"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ce4" office:value-type="string" calcext:value-type="string">
            <text:p>Freight transported / million tonnes</text:p>
          </table:table-cell>
          <table:table-cell table:style-name="ce4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YAXISTITLE2</text:p>
          </table:table-cell>
          <table:table-cell table:style-name="ce4" office:value-type="string" calcext:value-type="string">
            <text:p>Air freight transported / million tonnes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USEYAXIS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YMBOLS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LEGENDX</text:p>
          </table:table-cell>
          <table:table-cell table:style-name="Default" office:value-type="float" office:value="1992" calcext:value-type="float">
            <text:p>1992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LEGENDY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YMAX2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  <table:table-cell table:number-columns-repeated="3"/>
        </table:table-row>
      </table:table>
      <table:table table:name="S2 Index" table:style-name="ta1"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6" table:default-cell-style-name="ce19"/>
        <table:table-column table:style-name="co8" table:default-cell-style-name="ce19"/>
        <table:table-column table:style-name="co9" table:default-cell-style-name="ce19"/>
        <table:table-column table:style-name="co7" table:default-cell-style-name="ce19"/>
        <table:table-column table:style-name="co10" table:default-cell-style-name="ce19"/>
        <table:table-column table:style-name="co6" table:default-cell-style-name="ce19"/>
        <table:table-column table:style-name="co8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number-columns-repeated="1010" table:default-cell-style-name="ce19"/>
        <table:table-row table:style-name="ro2">
          <table:table-cell table:style-name="ce9" office:value-type="string" calcext:value-type="string">
            <text:p>Table S2<text:span text:style-name="T1">   Summary of Transport in Scotland - index numbers</text:span></text:p>
          </table:table-cell>
          <table:table-cell table:style-name="ce10" table:number-columns-repeated="5"/>
          <table:table-cell table:style-name="ce48"/>
          <table:table-cell table:style-name="ce10" table:number-columns-repeated="5"/>
          <table:table-cell table:style-name="ce51" office:value-type="string" calcext:value-type="string">
            <text:p>SUMMARY</text:p>
          </table:table-cell>
          <table:table-cell table:number-columns-repeated="1011"/>
        </table:table-row>
        <table:table-row table:style-name="ro3">
          <table:table-cell table:style-name="ce10" table:number-columns-repeated="14"/>
          <table:table-cell table:number-columns-repeated="1010"/>
        </table:table-row>
        <table:table-row table:style-name="ro4">
          <table:table-cell table:style-name="ce11" table:number-columns-repeated="2"/>
          <table:table-cell table:style-name="ce11" office:value-type="float" office:value="2002" calcext:value-type="float">
            <text:p>2002 </text:p>
          </table:table-cell>
          <table:table-cell table:style-name="ce11" office:value-type="float" office:value="2003" calcext:value-type="float">
            <text:p>2003 </text:p>
          </table:table-cell>
          <table:table-cell table:style-name="ce11" office:value-type="float" office:value="2005" calcext:value-type="float">
            <text:p>2005 </text:p>
          </table:table-cell>
          <table:table-cell table:style-name="ce11" office:value-type="float" office:value="2006" calcext:value-type="float">
            <text:p>2006 </text:p>
          </table:table-cell>
          <table:table-cell table:style-name="ce11" office:value-type="float" office:value="2007" calcext:value-type="float">
            <text:p>2007 </text:p>
          </table:table-cell>
          <table:table-cell table:style-name="ce11" office:value-type="float" office:value="2008" calcext:value-type="float">
            <text:p>2008 </text:p>
          </table:table-cell>
          <table:table-cell table:style-name="ce11" office:value-type="float" office:value="2009" calcext:value-type="float">
            <text:p>2009 </text:p>
          </table:table-cell>
          <table:table-cell table:style-name="ce11" office:value-type="float" office:value="2010" calcext:value-type="float">
            <text:p>2010 </text:p>
          </table:table-cell>
          <table:table-cell table:style-name="ce11" office:value-type="float" office:value="2011" calcext:value-type="float">
            <text:p>2011 </text:p>
          </table:table-cell>
          <table:table-cell table:style-name="ce11" office:value-type="float" office:value="2012" calcext:value-type="float">
            <text:p>2012 </text:p>
          </table:table-cell>
          <table:table-cell table:style-name="ce11" office:value-type="float" office:value="2013" calcext:value-type="float">
            <text:p>2013 </text:p>
          </table:table-cell>
          <table:table-cell table:style-name="ce11" office:value-type="float" office:value="2014" calcext:value-type="float">
            <text:p>2014 </text:p>
          </table:table-cell>
          <table:table-cell table:style-name="ce11" office:value-type="float" office:value="2015" calcext:value-type="float">
            <text:p>2015 </text:p>
          </table:table-cell>
          <table:table-cell table:style-name="ce11" office:value-type="float" office:value="2016" calcext:value-type="float">
            <text:p>2016 </text:p>
          </table:table-cell>
          <table:table-cell table:style-name="ce11" office:value-type="float" office:value="2017" calcext:value-type="float">
            <text:p>2017 </text:p>
          </table:table-cell>
          <table:table-cell table:style-name="ce11" office:value-type="float" office:value="2018" calcext:value-type="float">
            <text:p>2018 </text:p>
          </table:table-cell>
          <table:table-cell table:style-name="ce54" table:number-columns-repeated="1006"/>
        </table:table-row>
        <table:table-row table:style-name="ro5">
          <table:table-cell table:style-name="ce12" table:number-columns-repeated="5"/>
          <table:table-cell table:style-name="ce13" table:number-columns-repeated="8"/>
          <table:table-cell table:style-name="ce52"/>
          <table:table-cell table:style-name="ce54" table:number-columns-repeated="1010"/>
        </table:table-row>
        <table:table-row table:style-name="ro6">
          <table:table-cell table:style-name="ce9" office:value-type="string" calcext:value-type="string">
            <text:p>Vehicles Licensed</text:p>
          </table:table-cell>
          <table:table-cell table:style-name="ce13"/>
          <table:table-cell table:style-name="ce10" table:number-columns-repeated="9"/>
          <table:table-cell table:number-columns-repeated="4"/>
          <table:table-cell table:style-name="ce58" office:value-type="string" calcext:value-type="string">
            <text:p><text:s text:c="22"/>Index 2008=100</text:p>
          </table:table-cell>
          <table:table-cell table:number-columns-repeated="1008"/>
        </table:table-row>
        <table:table-row table:style-name="ro6">
          <table:table-cell table:style-name="ce10"/>
          <table:table-cell table:style-name="ce14" office:value-type="string" calcext:value-type="string">
            <text:p>Private and Light Goods <text:span text:style-name="T5">1</text:span></text:p>
          </table:table-cell>
          <table:table-cell table:style-name="ce28" table:formula="of:=IF(ISERR(['file:///tmp/mozilla_nalu0/chapter_summary-2019.xlsx'#$'S1 Numbers'.C6]/['file:///tmp/mozilla_nalu0/chapter_summary-2019.xlsx'#$'S1 Numbers'.$C6]*100);&quot;..&quot;;IF((['file:///tmp/mozilla_nalu0/chapter_summary-2019.xlsx'#$'S1 Numbers'.C6]/['file:///tmp/mozilla_nalu0/chapter_summary-2019.xlsx'#$'S1 Numbers'.$C6]*100)=0;&quot;..&quot;;(['file:///tmp/mozilla_nalu0/chapter_summary-2019.xlsx'#$'S1 Numbers'.C6]/['file:///tmp/mozilla_nalu0/chapter_summary-2019.xlsx'#$'S1 Numbers'.$C6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6]/['file:///tmp/mozilla_nalu0/chapter_summary-2019.xlsx'#$'S1 Numbers'.$D6]*100);&quot;..&quot;;IF((['file:///tmp/mozilla_nalu0/chapter_summary-2019.xlsx'#$'S1 Numbers'.D6]/['file:///tmp/mozilla_nalu0/chapter_summary-2019.xlsx'#$'S1 Numbers'.$D6]*100)=0;&quot;..&quot;;(['file:///tmp/mozilla_nalu0/chapter_summary-2019.xlsx'#$'S1 Numbers'.D6]/['file:///tmp/mozilla_nalu0/chapter_summary-2019.xlsx'#$'S1 Numbers'.$D6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6]/['file:///tmp/mozilla_nalu0/chapter_summary-2019.xlsx'#$'S1 Numbers'.$F6]*100);&quot;..&quot;;IF((['file:///tmp/mozilla_nalu0/chapter_summary-2019.xlsx'#$'S1 Numbers'.F6]/['file:///tmp/mozilla_nalu0/chapter_summary-2019.xlsx'#$'S1 Numbers'.$F6]*100)=0;&quot;..&quot;;(['file:///tmp/mozilla_nalu0/chapter_summary-2019.xlsx'#$'S1 Numbers'.F6]/['file:///tmp/mozilla_nalu0/chapter_summary-2019.xlsx'#$'S1 Numbers'.$F6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6]/['file:///tmp/mozilla_nalu0/chapter_summary-2019.xlsx'#$'S1 Numbers'.$G6]*100);&quot;..&quot;;IF((['file:///tmp/mozilla_nalu0/chapter_summary-2019.xlsx'#$'S1 Numbers'.G6]/['file:///tmp/mozilla_nalu0/chapter_summary-2019.xlsx'#$'S1 Numbers'.$G6]*100)=0;&quot;..&quot;;(['file:///tmp/mozilla_nalu0/chapter_summary-2019.xlsx'#$'S1 Numbers'.G6]/['file:///tmp/mozilla_nalu0/chapter_summary-2019.xlsx'#$'S1 Numbers'.$G6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6]/['file:///tmp/mozilla_nalu0/chapter_summary-2019.xlsx'#$'S1 Numbers'.$H6]*100);&quot;..&quot;;IF((['file:///tmp/mozilla_nalu0/chapter_summary-2019.xlsx'#$'S1 Numbers'.H6]/['file:///tmp/mozilla_nalu0/chapter_summary-2019.xlsx'#$'S1 Numbers'.$H6]*100)=0;&quot;..&quot;;(['file:///tmp/mozilla_nalu0/chapter_summary-2019.xlsx'#$'S1 Numbers'.H6]/['file:///tmp/mozilla_nalu0/chapter_summary-2019.xlsx'#$'S1 Numbers'.$H6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6]/['file:///tmp/mozilla_nalu0/chapter_summary-2019.xlsx'#$'S1 Numbers'.$I6]*100);&quot;..&quot;;IF((['file:///tmp/mozilla_nalu0/chapter_summary-2019.xlsx'#$'S1 Numbers'.I6]/['file:///tmp/mozilla_nalu0/chapter_summary-2019.xlsx'#$'S1 Numbers'.$I6]*100)=0;&quot;..&quot;;(['file:///tmp/mozilla_nalu0/chapter_summary-2019.xlsx'#$'S1 Numbers'.I6]/['file:///tmp/mozilla_nalu0/chapter_summary-2019.xlsx'#$'S1 Numbers'.$I6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6]/['file:///tmp/mozilla_nalu0/chapter_summary-2019.xlsx'#$'S1 Numbers'.$I6]*100);&quot;..&quot;;IF((['file:///tmp/mozilla_nalu0/chapter_summary-2019.xlsx'#$'S1 Numbers'.J6]/['file:///tmp/mozilla_nalu0/chapter_summary-2019.xlsx'#$'S1 Numbers'.$I6]*100)=0;&quot;..&quot;;(['file:///tmp/mozilla_nalu0/chapter_summary-2019.xlsx'#$'S1 Numbers'.J6]/['file:///tmp/mozilla_nalu0/chapter_summary-2019.xlsx'#$'S1 Numbers'.$I6])*100))" office:value-type="float" office:value="100.618221165725" calcext:value-type="float">
            <text:p>100.6</text:p>
          </table:table-cell>
          <table:table-cell table:style-name="ce42" table:formula="of:=IF(ISERR(['file:///tmp/mozilla_nalu0/chapter_summary-2019.xlsx'#$'S1 Numbers'.K6]/['file:///tmp/mozilla_nalu0/chapter_summary-2019.xlsx'#$'S1 Numbers'.$I6]*100);&quot;..&quot;;IF((['file:///tmp/mozilla_nalu0/chapter_summary-2019.xlsx'#$'S1 Numbers'.K6]/['file:///tmp/mozilla_nalu0/chapter_summary-2019.xlsx'#$'S1 Numbers'.$I6]*100)=0;&quot;..&quot;;(['file:///tmp/mozilla_nalu0/chapter_summary-2019.xlsx'#$'S1 Numbers'.K6]/['file:///tmp/mozilla_nalu0/chapter_summary-2019.xlsx'#$'S1 Numbers'.$I6])*100))" office:value-type="float" office:value="100.719312595319" calcext:value-type="float">
            <text:p>100.7</text:p>
          </table:table-cell>
          <table:table-cell table:style-name="ce42" table:formula="of:=IF(ISERR(['file:///tmp/mozilla_nalu0/chapter_summary-2019.xlsx'#$'S1 Numbers'.L6]/['file:///tmp/mozilla_nalu0/chapter_summary-2019.xlsx'#$'S1 Numbers'.$I6]*100);&quot;..&quot;;IF((['file:///tmp/mozilla_nalu0/chapter_summary-2019.xlsx'#$'S1 Numbers'.L6]/['file:///tmp/mozilla_nalu0/chapter_summary-2019.xlsx'#$'S1 Numbers'.$I6]*100)=0;&quot;..&quot;;(['file:///tmp/mozilla_nalu0/chapter_summary-2019.xlsx'#$'S1 Numbers'.L6]/['file:///tmp/mozilla_nalu0/chapter_summary-2019.xlsx'#$'S1 Numbers'.$I6])*100))" office:value-type="float" office:value="100.921026846953" calcext:value-type="float">
            <text:p>100.9</text:p>
          </table:table-cell>
          <table:table-cell table:style-name="ce42" table:formula="of:=IF(ISERR(['file:///tmp/mozilla_nalu0/chapter_summary-2019.xlsx'#$'S1 Numbers'.M6]/['file:///tmp/mozilla_nalu0/chapter_summary-2019.xlsx'#$'S1 Numbers'.$I6]*100);&quot;..&quot;;IF((['file:///tmp/mozilla_nalu0/chapter_summary-2019.xlsx'#$'S1 Numbers'.M6]/['file:///tmp/mozilla_nalu0/chapter_summary-2019.xlsx'#$'S1 Numbers'.$I6]*100)=0;&quot;..&quot;;(['file:///tmp/mozilla_nalu0/chapter_summary-2019.xlsx'#$'S1 Numbers'.M6]/['file:///tmp/mozilla_nalu0/chapter_summary-2019.xlsx'#$'S1 Numbers'.$I6])*100))" office:value-type="float" office:value="102.028644701753" calcext:value-type="float">
            <text:p>102.0</text:p>
          </table:table-cell>
          <table:table-cell table:style-name="ce42" table:formula="of:=IF(ISERR(['file:///tmp/mozilla_nalu0/chapter_summary-2019.xlsx'#$'S1 Numbers'.N6]/['file:///tmp/mozilla_nalu0/chapter_summary-2019.xlsx'#$'S1 Numbers'.$I6]*100);&quot;..&quot;;IF((['file:///tmp/mozilla_nalu0/chapter_summary-2019.xlsx'#$'S1 Numbers'.N6]/['file:///tmp/mozilla_nalu0/chapter_summary-2019.xlsx'#$'S1 Numbers'.$I6]*100)=0;&quot;..&quot;;(['file:///tmp/mozilla_nalu0/chapter_summary-2019.xlsx'#$'S1 Numbers'.N6]/['file:///tmp/mozilla_nalu0/chapter_summary-2019.xlsx'#$'S1 Numbers'.$I6])*100))" office:value-type="float" office:value="103.775272857398" calcext:value-type="float">
            <text:p>103.8</text:p>
          </table:table-cell>
          <table:table-cell table:style-name="ce42" table:formula="of:=IF(ISERR(['file:///tmp/mozilla_nalu0/chapter_summary-2019.xlsx'#$'S1 Numbers'.O6]/['file:///tmp/mozilla_nalu0/chapter_summary-2019.xlsx'#$'S1 Numbers'.$I6]*100);&quot;..&quot;;IF((['file:///tmp/mozilla_nalu0/chapter_summary-2019.xlsx'#$'S1 Numbers'.O6]/['file:///tmp/mozilla_nalu0/chapter_summary-2019.xlsx'#$'S1 Numbers'.$I6]*100)=0;&quot;..&quot;;(['file:///tmp/mozilla_nalu0/chapter_summary-2019.xlsx'#$'S1 Numbers'.O6]/['file:///tmp/mozilla_nalu0/chapter_summary-2019.xlsx'#$'S1 Numbers'.$I6])*100))" office:value-type="float" office:value="106.315679608755" calcext:value-type="float">
            <text:p>106.3</text:p>
          </table:table-cell>
          <table:table-cell table:style-name="ce42" table:formula="of:=IF(ISERR(['file:///tmp/mozilla_nalu0/chapter_summary-2019.xlsx'#$'S1 Numbers'.P6]/['file:///tmp/mozilla_nalu0/chapter_summary-2019.xlsx'#$'S1 Numbers'.$I6]*100);&quot;..&quot;;IF((['file:///tmp/mozilla_nalu0/chapter_summary-2019.xlsx'#$'S1 Numbers'.P6]/['file:///tmp/mozilla_nalu0/chapter_summary-2019.xlsx'#$'S1 Numbers'.$I6]*100)=0;&quot;..&quot;;(['file:///tmp/mozilla_nalu0/chapter_summary-2019.xlsx'#$'S1 Numbers'.P6]/['file:///tmp/mozilla_nalu0/chapter_summary-2019.xlsx'#$'S1 Numbers'.$I6])*100))" office:value-type="float" office:value="108.077942216429" calcext:value-type="float">
            <text:p>108.1</text:p>
          </table:table-cell>
          <table:table-cell table:style-name="ce42" table:formula="of:=IF(ISERR(['file:///tmp/mozilla_nalu0/chapter_summary-2019.xlsx'#$'S1 Numbers'.Q6]/['file:///tmp/mozilla_nalu0/chapter_summary-2019.xlsx'#$'S1 Numbers'.$I6]*100);&quot;..&quot;;IF((['file:///tmp/mozilla_nalu0/chapter_summary-2019.xlsx'#$'S1 Numbers'.Q6]/['file:///tmp/mozilla_nalu0/chapter_summary-2019.xlsx'#$'S1 Numbers'.$I6]*100)=0;&quot;..&quot;;(['file:///tmp/mozilla_nalu0/chapter_summary-2019.xlsx'#$'S1 Numbers'.Q6]/['file:///tmp/mozilla_nalu0/chapter_summary-2019.xlsx'#$'S1 Numbers'.$I6])*100))" office:value-type="float" office:value="110.51896156566" calcext:value-type="float">
            <text:p>110.5</text:p>
          </table:table-cell>
          <table:table-cell table:style-name="ce42" table:formula="of:=IF(ISERR(['file:///tmp/mozilla_nalu0/chapter_summary-2019.xlsx'#$'S1 Numbers'.R6]/['file:///tmp/mozilla_nalu0/chapter_summary-2019.xlsx'#$'S1 Numbers'.$I6]*100);&quot;..&quot;;IF((['file:///tmp/mozilla_nalu0/chapter_summary-2019.xlsx'#$'S1 Numbers'.R6]/['file:///tmp/mozilla_nalu0/chapter_summary-2019.xlsx'#$'S1 Numbers'.$I6]*100)=0;&quot;..&quot;;(['file:///tmp/mozilla_nalu0/chapter_summary-2019.xlsx'#$'S1 Numbers'.R6]/['file:///tmp/mozilla_nalu0/chapter_summary-2019.xlsx'#$'S1 Numbers'.$I6])*100))" office:value-type="float" office:value="112.382358203614" calcext:value-type="float">
            <text:p>112.4</text:p>
          </table:table-cell>
          <table:table-cell table:style-name="ce42" table:formula="of:=IF(ISERR(['file:///tmp/mozilla_nalu0/chapter_summary-2019.xlsx'#$'S1 Numbers'.S6]/['file:///tmp/mozilla_nalu0/chapter_summary-2019.xlsx'#$'S1 Numbers'.$I6]*100);&quot;..&quot;;IF((['file:///tmp/mozilla_nalu0/chapter_summary-2019.xlsx'#$'S1 Numbers'.S6]/['file:///tmp/mozilla_nalu0/chapter_summary-2019.xlsx'#$'S1 Numbers'.$I6]*100)=0;&quot;..&quot;;(['file:///tmp/mozilla_nalu0/chapter_summary-2019.xlsx'#$'S1 Numbers'.S6]/['file:///tmp/mozilla_nalu0/chapter_summary-2019.xlsx'#$'S1 Numbers'.$I6])*100))" office:value-type="float" office:value="113.525462430454" calcext:value-type="float">
            <text:p>113.5</text:p>
          </table:table-cell>
          <table:table-cell table:number-columns-repeated="1006"/>
        </table:table-row>
        <table:table-row table:style-name="ro6">
          <table:table-cell table:style-name="ce10"/>
          <table:table-cell table:style-name="ce14" office:value-type="string" calcext:value-type="string">
            <text:p>All Vehicles <text:span text:style-name="T6">1 </text:span><text:span text:style-name="T7"> </text:span></text:p>
          </table:table-cell>
          <table:table-cell table:style-name="ce28" table:formula="of:=IF(ISERR(['file:///tmp/mozilla_nalu0/chapter_summary-2019.xlsx'#$'S1 Numbers'.C7]/['file:///tmp/mozilla_nalu0/chapter_summary-2019.xlsx'#$'S1 Numbers'.$C7]*100);&quot;..&quot;;IF((['file:///tmp/mozilla_nalu0/chapter_summary-2019.xlsx'#$'S1 Numbers'.C7]/['file:///tmp/mozilla_nalu0/chapter_summary-2019.xlsx'#$'S1 Numbers'.$C7]*100)=0;&quot;..&quot;;(['file:///tmp/mozilla_nalu0/chapter_summary-2019.xlsx'#$'S1 Numbers'.C7]/['file:///tmp/mozilla_nalu0/chapter_summary-2019.xlsx'#$'S1 Numbers'.$C7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7]/['file:///tmp/mozilla_nalu0/chapter_summary-2019.xlsx'#$'S1 Numbers'.$D7]*100);&quot;..&quot;;IF((['file:///tmp/mozilla_nalu0/chapter_summary-2019.xlsx'#$'S1 Numbers'.D7]/['file:///tmp/mozilla_nalu0/chapter_summary-2019.xlsx'#$'S1 Numbers'.$D7]*100)=0;&quot;..&quot;;(['file:///tmp/mozilla_nalu0/chapter_summary-2019.xlsx'#$'S1 Numbers'.D7]/['file:///tmp/mozilla_nalu0/chapter_summary-2019.xlsx'#$'S1 Numbers'.$D7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7]/['file:///tmp/mozilla_nalu0/chapter_summary-2019.xlsx'#$'S1 Numbers'.$F7]*100);&quot;..&quot;;IF((['file:///tmp/mozilla_nalu0/chapter_summary-2019.xlsx'#$'S1 Numbers'.F7]/['file:///tmp/mozilla_nalu0/chapter_summary-2019.xlsx'#$'S1 Numbers'.$F7]*100)=0;&quot;..&quot;;(['file:///tmp/mozilla_nalu0/chapter_summary-2019.xlsx'#$'S1 Numbers'.F7]/['file:///tmp/mozilla_nalu0/chapter_summary-2019.xlsx'#$'S1 Numbers'.$F7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7]/['file:///tmp/mozilla_nalu0/chapter_summary-2019.xlsx'#$'S1 Numbers'.$G7]*100);&quot;..&quot;;IF((['file:///tmp/mozilla_nalu0/chapter_summary-2019.xlsx'#$'S1 Numbers'.G7]/['file:///tmp/mozilla_nalu0/chapter_summary-2019.xlsx'#$'S1 Numbers'.$G7]*100)=0;&quot;..&quot;;(['file:///tmp/mozilla_nalu0/chapter_summary-2019.xlsx'#$'S1 Numbers'.G7]/['file:///tmp/mozilla_nalu0/chapter_summary-2019.xlsx'#$'S1 Numbers'.$G7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7]/['file:///tmp/mozilla_nalu0/chapter_summary-2019.xlsx'#$'S1 Numbers'.$H7]*100);&quot;..&quot;;IF((['file:///tmp/mozilla_nalu0/chapter_summary-2019.xlsx'#$'S1 Numbers'.H7]/['file:///tmp/mozilla_nalu0/chapter_summary-2019.xlsx'#$'S1 Numbers'.$H7]*100)=0;&quot;..&quot;;(['file:///tmp/mozilla_nalu0/chapter_summary-2019.xlsx'#$'S1 Numbers'.H7]/['file:///tmp/mozilla_nalu0/chapter_summary-2019.xlsx'#$'S1 Numbers'.$H7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7]/['file:///tmp/mozilla_nalu0/chapter_summary-2019.xlsx'#$'S1 Numbers'.$I7]*100);&quot;..&quot;;IF((['file:///tmp/mozilla_nalu0/chapter_summary-2019.xlsx'#$'S1 Numbers'.I7]/['file:///tmp/mozilla_nalu0/chapter_summary-2019.xlsx'#$'S1 Numbers'.$I7]*100)=0;&quot;..&quot;;(['file:///tmp/mozilla_nalu0/chapter_summary-2019.xlsx'#$'S1 Numbers'.I7]/['file:///tmp/mozilla_nalu0/chapter_summary-2019.xlsx'#$'S1 Numbers'.$I7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7]/['file:///tmp/mozilla_nalu0/chapter_summary-2019.xlsx'#$'S1 Numbers'.$I7]*100);&quot;..&quot;;IF((['file:///tmp/mozilla_nalu0/chapter_summary-2019.xlsx'#$'S1 Numbers'.J7]/['file:///tmp/mozilla_nalu0/chapter_summary-2019.xlsx'#$'S1 Numbers'.$I7]*100)=0;&quot;..&quot;;(['file:///tmp/mozilla_nalu0/chapter_summary-2019.xlsx'#$'S1 Numbers'.J7]/['file:///tmp/mozilla_nalu0/chapter_summary-2019.xlsx'#$'S1 Numbers'.$I7])*100))" office:value-type="float" office:value="100.702052314548" calcext:value-type="float">
            <text:p>100.7</text:p>
          </table:table-cell>
          <table:table-cell table:style-name="ce42" table:formula="of:=IF(ISERR(['file:///tmp/mozilla_nalu0/chapter_summary-2019.xlsx'#$'S1 Numbers'.K7]/['file:///tmp/mozilla_nalu0/chapter_summary-2019.xlsx'#$'S1 Numbers'.$I7]*100);&quot;..&quot;;IF((['file:///tmp/mozilla_nalu0/chapter_summary-2019.xlsx'#$'S1 Numbers'.K7]/['file:///tmp/mozilla_nalu0/chapter_summary-2019.xlsx'#$'S1 Numbers'.$I7]*100)=0;&quot;..&quot;;(['file:///tmp/mozilla_nalu0/chapter_summary-2019.xlsx'#$'S1 Numbers'.K7]/['file:///tmp/mozilla_nalu0/chapter_summary-2019.xlsx'#$'S1 Numbers'.$I7])*100))" office:value-type="float" office:value="100.7315061688" calcext:value-type="float">
            <text:p>100.7</text:p>
          </table:table-cell>
          <table:table-cell table:style-name="ce42" table:formula="of:=IF(ISERR(['file:///tmp/mozilla_nalu0/chapter_summary-2019.xlsx'#$'S1 Numbers'.L7]/['file:///tmp/mozilla_nalu0/chapter_summary-2019.xlsx'#$'S1 Numbers'.$I7]*100);&quot;..&quot;;IF((['file:///tmp/mozilla_nalu0/chapter_summary-2019.xlsx'#$'S1 Numbers'.L7]/['file:///tmp/mozilla_nalu0/chapter_summary-2019.xlsx'#$'S1 Numbers'.$I7]*100)=0;&quot;..&quot;;(['file:///tmp/mozilla_nalu0/chapter_summary-2019.xlsx'#$'S1 Numbers'.L7]/['file:///tmp/mozilla_nalu0/chapter_summary-2019.xlsx'#$'S1 Numbers'.$I7])*100))" office:value-type="float" office:value="100.968562794492" calcext:value-type="float">
            <text:p>101.0</text:p>
          </table:table-cell>
          <table:table-cell table:style-name="ce42" table:formula="of:=IF(ISERR(['file:///tmp/mozilla_nalu0/chapter_summary-2019.xlsx'#$'S1 Numbers'.M7]/['file:///tmp/mozilla_nalu0/chapter_summary-2019.xlsx'#$'S1 Numbers'.$I7]*100);&quot;..&quot;;IF((['file:///tmp/mozilla_nalu0/chapter_summary-2019.xlsx'#$'S1 Numbers'.M7]/['file:///tmp/mozilla_nalu0/chapter_summary-2019.xlsx'#$'S1 Numbers'.$I7]*100)=0;&quot;..&quot;;(['file:///tmp/mozilla_nalu0/chapter_summary-2019.xlsx'#$'S1 Numbers'.M7]/['file:///tmp/mozilla_nalu0/chapter_summary-2019.xlsx'#$'S1 Numbers'.$I7])*100))" office:value-type="float" office:value="101.944104464004" calcext:value-type="float">
            <text:p>101.9</text:p>
          </table:table-cell>
          <table:table-cell table:style-name="ce42" table:formula="of:=IF(ISERR(['file:///tmp/mozilla_nalu0/chapter_summary-2019.xlsx'#$'S1 Numbers'.N7]/['file:///tmp/mozilla_nalu0/chapter_summary-2019.xlsx'#$'S1 Numbers'.$I7]*100);&quot;..&quot;;IF((['file:///tmp/mozilla_nalu0/chapter_summary-2019.xlsx'#$'S1 Numbers'.N7]/['file:///tmp/mozilla_nalu0/chapter_summary-2019.xlsx'#$'S1 Numbers'.$I7]*100)=0;&quot;..&quot;;(['file:///tmp/mozilla_nalu0/chapter_summary-2019.xlsx'#$'S1 Numbers'.N7]/['file:///tmp/mozilla_nalu0/chapter_summary-2019.xlsx'#$'S1 Numbers'.$I7])*100))" office:value-type="float" office:value="103.5199794686" calcext:value-type="float">
            <text:p>103.5</text:p>
          </table:table-cell>
          <table:table-cell table:style-name="ce42" table:formula="of:=IF(ISERR(['file:///tmp/mozilla_nalu0/chapter_summary-2019.xlsx'#$'S1 Numbers'.O7]/['file:///tmp/mozilla_nalu0/chapter_summary-2019.xlsx'#$'S1 Numbers'.$I7]*100);&quot;..&quot;;IF((['file:///tmp/mozilla_nalu0/chapter_summary-2019.xlsx'#$'S1 Numbers'.O7]/['file:///tmp/mozilla_nalu0/chapter_summary-2019.xlsx'#$'S1 Numbers'.$I7]*100)=0;&quot;..&quot;;(['file:///tmp/mozilla_nalu0/chapter_summary-2019.xlsx'#$'S1 Numbers'.O7]/['file:///tmp/mozilla_nalu0/chapter_summary-2019.xlsx'#$'S1 Numbers'.$I7])*100))" office:value-type="float" office:value="105.859778642091" calcext:value-type="float">
            <text:p>105.9</text:p>
          </table:table-cell>
          <table:table-cell table:style-name="ce42" table:formula="of:=IF(ISERR(['file:///tmp/mozilla_nalu0/chapter_summary-2019.xlsx'#$'S1 Numbers'.P7]/['file:///tmp/mozilla_nalu0/chapter_summary-2019.xlsx'#$'S1 Numbers'.$I7]*100);&quot;..&quot;;IF((['file:///tmp/mozilla_nalu0/chapter_summary-2019.xlsx'#$'S1 Numbers'.P7]/['file:///tmp/mozilla_nalu0/chapter_summary-2019.xlsx'#$'S1 Numbers'.$I7]*100)=0;&quot;..&quot;;(['file:///tmp/mozilla_nalu0/chapter_summary-2019.xlsx'#$'S1 Numbers'.P7]/['file:///tmp/mozilla_nalu0/chapter_summary-2019.xlsx'#$'S1 Numbers'.$I7])*100))" office:value-type="float" office:value="107.413028584121" calcext:value-type="float">
            <text:p>107.4</text:p>
          </table:table-cell>
          <table:table-cell table:style-name="ce42" table:formula="of:=IF(ISERR(['file:///tmp/mozilla_nalu0/chapter_summary-2019.xlsx'#$'S1 Numbers'.Q7]/['file:///tmp/mozilla_nalu0/chapter_summary-2019.xlsx'#$'S1 Numbers'.$I7]*100);&quot;..&quot;;IF((['file:///tmp/mozilla_nalu0/chapter_summary-2019.xlsx'#$'S1 Numbers'.Q7]/['file:///tmp/mozilla_nalu0/chapter_summary-2019.xlsx'#$'S1 Numbers'.$I7]*100)=0;&quot;..&quot;;(['file:///tmp/mozilla_nalu0/chapter_summary-2019.xlsx'#$'S1 Numbers'.Q7]/['file:///tmp/mozilla_nalu0/chapter_summary-2019.xlsx'#$'S1 Numbers'.$I7])*100))" office:value-type="float" office:value="109.517797256927" calcext:value-type="float">
            <text:p>109.5</text:p>
          </table:table-cell>
          <table:table-cell table:style-name="ce42" table:formula="of:=IF(ISERR(['file:///tmp/mozilla_nalu0/chapter_summary-2019.xlsx'#$'S1 Numbers'.R7]/['file:///tmp/mozilla_nalu0/chapter_summary-2019.xlsx'#$'S1 Numbers'.$I7]*100);&quot;..&quot;;IF((['file:///tmp/mozilla_nalu0/chapter_summary-2019.xlsx'#$'S1 Numbers'.R7]/['file:///tmp/mozilla_nalu0/chapter_summary-2019.xlsx'#$'S1 Numbers'.$I7]*100)=0;&quot;..&quot;;(['file:///tmp/mozilla_nalu0/chapter_summary-2019.xlsx'#$'S1 Numbers'.R7]/['file:///tmp/mozilla_nalu0/chapter_summary-2019.xlsx'#$'S1 Numbers'.$I7])*100))" office:value-type="float" office:value="111.121662803272" calcext:value-type="float">
            <text:p>111.1</text:p>
          </table:table-cell>
          <table:table-cell table:style-name="ce42" table:formula="of:=IF(ISERR(['file:///tmp/mozilla_nalu0/chapter_summary-2019.xlsx'#$'S1 Numbers'.S7]/['file:///tmp/mozilla_nalu0/chapter_summary-2019.xlsx'#$'S1 Numbers'.$I7]*100);&quot;..&quot;;IF((['file:///tmp/mozilla_nalu0/chapter_summary-2019.xlsx'#$'S1 Numbers'.S7]/['file:///tmp/mozilla_nalu0/chapter_summary-2019.xlsx'#$'S1 Numbers'.$I7]*100)=0;&quot;..&quot;;(['file:///tmp/mozilla_nalu0/chapter_summary-2019.xlsx'#$'S1 Numbers'.S7]/['file:///tmp/mozilla_nalu0/chapter_summary-2019.xlsx'#$'S1 Numbers'.$I7])*100))" office:value-type="float" office:value="112.214119389791" calcext:value-type="float">
            <text:p>112.2</text:p>
          </table:table-cell>
          <table:table-cell table:number-columns-repeated="1006"/>
        </table:table-row>
        <table:table-row table:style-name="ro6">
          <table:table-cell table:style-name="ce10"/>
          <table:table-cell table:style-name="ce14" office:value-type="string" calcext:value-type="string">
            <text:p>New Registrations</text:p>
          </table:table-cell>
          <table:table-cell table:style-name="ce28" table:formula="of:=IF(ISERR(['file:///tmp/mozilla_nalu0/chapter_summary-2019.xlsx'#$'S1 Numbers'.C8]/['file:///tmp/mozilla_nalu0/chapter_summary-2019.xlsx'#$'S1 Numbers'.$C8]*100);&quot;..&quot;;IF((['file:///tmp/mozilla_nalu0/chapter_summary-2019.xlsx'#$'S1 Numbers'.C8]/['file:///tmp/mozilla_nalu0/chapter_summary-2019.xlsx'#$'S1 Numbers'.$C8]*100)=0;&quot;..&quot;;(['file:///tmp/mozilla_nalu0/chapter_summary-2019.xlsx'#$'S1 Numbers'.C8]/['file:///tmp/mozilla_nalu0/chapter_summary-2019.xlsx'#$'S1 Numbers'.$C8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8]/['file:///tmp/mozilla_nalu0/chapter_summary-2019.xlsx'#$'S1 Numbers'.$D8]*100);&quot;..&quot;;IF((['file:///tmp/mozilla_nalu0/chapter_summary-2019.xlsx'#$'S1 Numbers'.D8]/['file:///tmp/mozilla_nalu0/chapter_summary-2019.xlsx'#$'S1 Numbers'.$D8]*100)=0;&quot;..&quot;;(['file:///tmp/mozilla_nalu0/chapter_summary-2019.xlsx'#$'S1 Numbers'.D8]/['file:///tmp/mozilla_nalu0/chapter_summary-2019.xlsx'#$'S1 Numbers'.$D8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8]/['file:///tmp/mozilla_nalu0/chapter_summary-2019.xlsx'#$'S1 Numbers'.$F8]*100);&quot;..&quot;;IF((['file:///tmp/mozilla_nalu0/chapter_summary-2019.xlsx'#$'S1 Numbers'.F8]/['file:///tmp/mozilla_nalu0/chapter_summary-2019.xlsx'#$'S1 Numbers'.$F8]*100)=0;&quot;..&quot;;(['file:///tmp/mozilla_nalu0/chapter_summary-2019.xlsx'#$'S1 Numbers'.F8]/['file:///tmp/mozilla_nalu0/chapter_summary-2019.xlsx'#$'S1 Numbers'.$F8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8]/['file:///tmp/mozilla_nalu0/chapter_summary-2019.xlsx'#$'S1 Numbers'.$G8]*100);&quot;..&quot;;IF((['file:///tmp/mozilla_nalu0/chapter_summary-2019.xlsx'#$'S1 Numbers'.G8]/['file:///tmp/mozilla_nalu0/chapter_summary-2019.xlsx'#$'S1 Numbers'.$G8]*100)=0;&quot;..&quot;;(['file:///tmp/mozilla_nalu0/chapter_summary-2019.xlsx'#$'S1 Numbers'.G8]/['file:///tmp/mozilla_nalu0/chapter_summary-2019.xlsx'#$'S1 Numbers'.$G8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8]/['file:///tmp/mozilla_nalu0/chapter_summary-2019.xlsx'#$'S1 Numbers'.$H8]*100);&quot;..&quot;;IF((['file:///tmp/mozilla_nalu0/chapter_summary-2019.xlsx'#$'S1 Numbers'.H8]/['file:///tmp/mozilla_nalu0/chapter_summary-2019.xlsx'#$'S1 Numbers'.$H8]*100)=0;&quot;..&quot;;(['file:///tmp/mozilla_nalu0/chapter_summary-2019.xlsx'#$'S1 Numbers'.H8]/['file:///tmp/mozilla_nalu0/chapter_summary-2019.xlsx'#$'S1 Numbers'.$H8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8]/['file:///tmp/mozilla_nalu0/chapter_summary-2019.xlsx'#$'S1 Numbers'.$I8]*100);&quot;..&quot;;IF((['file:///tmp/mozilla_nalu0/chapter_summary-2019.xlsx'#$'S1 Numbers'.I8]/['file:///tmp/mozilla_nalu0/chapter_summary-2019.xlsx'#$'S1 Numbers'.$I8]*100)=0;&quot;..&quot;;(['file:///tmp/mozilla_nalu0/chapter_summary-2019.xlsx'#$'S1 Numbers'.I8]/['file:///tmp/mozilla_nalu0/chapter_summary-2019.xlsx'#$'S1 Numbers'.$I8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8]/['file:///tmp/mozilla_nalu0/chapter_summary-2019.xlsx'#$'S1 Numbers'.$I8]*100);&quot;..&quot;;IF((['file:///tmp/mozilla_nalu0/chapter_summary-2019.xlsx'#$'S1 Numbers'.J8]/['file:///tmp/mozilla_nalu0/chapter_summary-2019.xlsx'#$'S1 Numbers'.$I8]*100)=0;&quot;..&quot;;(['file:///tmp/mozilla_nalu0/chapter_summary-2019.xlsx'#$'S1 Numbers'.J8]/['file:///tmp/mozilla_nalu0/chapter_summary-2019.xlsx'#$'S1 Numbers'.$I8])*100))" office:value-type="float" office:value="100.46511627907" calcext:value-type="float">
            <text:p>100.5</text:p>
          </table:table-cell>
          <table:table-cell table:style-name="ce42" table:formula="of:=IF(ISERR(['file:///tmp/mozilla_nalu0/chapter_summary-2019.xlsx'#$'S1 Numbers'.K8]/['file:///tmp/mozilla_nalu0/chapter_summary-2019.xlsx'#$'S1 Numbers'.$I8]*100);&quot;..&quot;;IF((['file:///tmp/mozilla_nalu0/chapter_summary-2019.xlsx'#$'S1 Numbers'.K8]/['file:///tmp/mozilla_nalu0/chapter_summary-2019.xlsx'#$'S1 Numbers'.$I8]*100)=0;&quot;..&quot;;(['file:///tmp/mozilla_nalu0/chapter_summary-2019.xlsx'#$'S1 Numbers'.K8]/['file:///tmp/mozilla_nalu0/chapter_summary-2019.xlsx'#$'S1 Numbers'.$I8])*100))" office:value-type="float" office:value="97.0697674418605" calcext:value-type="float">
            <text:p>97.1</text:p>
          </table:table-cell>
          <table:table-cell table:style-name="ce42" table:formula="of:=IF(ISERR(['file:///tmp/mozilla_nalu0/chapter_summary-2019.xlsx'#$'S1 Numbers'.L8]/['file:///tmp/mozilla_nalu0/chapter_summary-2019.xlsx'#$'S1 Numbers'.$I8]*100);&quot;..&quot;;IF((['file:///tmp/mozilla_nalu0/chapter_summary-2019.xlsx'#$'S1 Numbers'.L8]/['file:///tmp/mozilla_nalu0/chapter_summary-2019.xlsx'#$'S1 Numbers'.$I8]*100)=0;&quot;..&quot;;(['file:///tmp/mozilla_nalu0/chapter_summary-2019.xlsx'#$'S1 Numbers'.L8]/['file:///tmp/mozilla_nalu0/chapter_summary-2019.xlsx'#$'S1 Numbers'.$I8])*100))" office:value-type="float" office:value="94.093023255814" calcext:value-type="float">
            <text:p>94.1</text:p>
          </table:table-cell>
          <table:table-cell table:style-name="ce42" table:formula="of:=IF(ISERR(['file:///tmp/mozilla_nalu0/chapter_summary-2019.xlsx'#$'S1 Numbers'.M8]/['file:///tmp/mozilla_nalu0/chapter_summary-2019.xlsx'#$'S1 Numbers'.$I8]*100);&quot;..&quot;;IF((['file:///tmp/mozilla_nalu0/chapter_summary-2019.xlsx'#$'S1 Numbers'.M8]/['file:///tmp/mozilla_nalu0/chapter_summary-2019.xlsx'#$'S1 Numbers'.$I8]*100)=0;&quot;..&quot;;(['file:///tmp/mozilla_nalu0/chapter_summary-2019.xlsx'#$'S1 Numbers'.M8]/['file:///tmp/mozilla_nalu0/chapter_summary-2019.xlsx'#$'S1 Numbers'.$I8])*100))" office:value-type="float" office:value="100.651162790698" calcext:value-type="float">
            <text:p>100.7</text:p>
          </table:table-cell>
          <table:table-cell table:style-name="ce42" table:formula="of:=IF(ISERR(['file:///tmp/mozilla_nalu0/chapter_summary-2019.xlsx'#$'S1 Numbers'.N8]/['file:///tmp/mozilla_nalu0/chapter_summary-2019.xlsx'#$'S1 Numbers'.$I8]*100);&quot;..&quot;;IF((['file:///tmp/mozilla_nalu0/chapter_summary-2019.xlsx'#$'S1 Numbers'.N8]/['file:///tmp/mozilla_nalu0/chapter_summary-2019.xlsx'#$'S1 Numbers'.$I8]*100)=0;&quot;..&quot;;(['file:///tmp/mozilla_nalu0/chapter_summary-2019.xlsx'#$'S1 Numbers'.N8]/['file:///tmp/mozilla_nalu0/chapter_summary-2019.xlsx'#$'S1 Numbers'.$I8])*100))" office:value-type="float" office:value="112.279069767442" calcext:value-type="float">
            <text:p>112.3</text:p>
          </table:table-cell>
          <table:table-cell table:style-name="ce42" table:formula="of:=IF(ISERR(['file:///tmp/mozilla_nalu0/chapter_summary-2019.xlsx'#$'S1 Numbers'.O8]/['file:///tmp/mozilla_nalu0/chapter_summary-2019.xlsx'#$'S1 Numbers'.$I8]*100);&quot;..&quot;;IF((['file:///tmp/mozilla_nalu0/chapter_summary-2019.xlsx'#$'S1 Numbers'.O8]/['file:///tmp/mozilla_nalu0/chapter_summary-2019.xlsx'#$'S1 Numbers'.$I8]*100)=0;&quot;..&quot;;(['file:///tmp/mozilla_nalu0/chapter_summary-2019.xlsx'#$'S1 Numbers'.O8]/['file:///tmp/mozilla_nalu0/chapter_summary-2019.xlsx'#$'S1 Numbers'.$I8])*100))" office:value-type="float" office:value="121.936744186047" calcext:value-type="float">
            <text:p>121.9</text:p>
          </table:table-cell>
          <table:table-cell table:style-name="ce42" table:formula="of:=IF(ISERR(['file:///tmp/mozilla_nalu0/chapter_summary-2019.xlsx'#$'S1 Numbers'.P8]/['file:///tmp/mozilla_nalu0/chapter_summary-2019.xlsx'#$'S1 Numbers'.$I8]*100);&quot;..&quot;;IF((['file:///tmp/mozilla_nalu0/chapter_summary-2019.xlsx'#$'S1 Numbers'.P8]/['file:///tmp/mozilla_nalu0/chapter_summary-2019.xlsx'#$'S1 Numbers'.$I8]*100)=0;&quot;..&quot;;(['file:///tmp/mozilla_nalu0/chapter_summary-2019.xlsx'#$'S1 Numbers'.P8]/['file:///tmp/mozilla_nalu0/chapter_summary-2019.xlsx'#$'S1 Numbers'.$I8])*100))" office:value-type="float" office:value="124.45488372093" calcext:value-type="float">
            <text:p>124.5</text:p>
          </table:table-cell>
          <table:table-cell table:style-name="ce42" table:formula="of:=IF(ISERR(['file:///tmp/mozilla_nalu0/chapter_summary-2019.xlsx'#$'S1 Numbers'.Q8]/['file:///tmp/mozilla_nalu0/chapter_summary-2019.xlsx'#$'S1 Numbers'.$I8]*100);&quot;..&quot;;IF((['file:///tmp/mozilla_nalu0/chapter_summary-2019.xlsx'#$'S1 Numbers'.Q8]/['file:///tmp/mozilla_nalu0/chapter_summary-2019.xlsx'#$'S1 Numbers'.$I8]*100)=0;&quot;..&quot;;(['file:///tmp/mozilla_nalu0/chapter_summary-2019.xlsx'#$'S1 Numbers'.Q8]/['file:///tmp/mozilla_nalu0/chapter_summary-2019.xlsx'#$'S1 Numbers'.$I8])*100))" office:value-type="float" office:value="125.658139534884" calcext:value-type="float">
            <text:p>125.7</text:p>
          </table:table-cell>
          <table:table-cell table:style-name="ce42" table:formula="of:=IF(ISERR(['file:///tmp/mozilla_nalu0/chapter_summary-2019.xlsx'#$'S1 Numbers'.R8]/['file:///tmp/mozilla_nalu0/chapter_summary-2019.xlsx'#$'S1 Numbers'.$I8]*100);&quot;..&quot;;IF((['file:///tmp/mozilla_nalu0/chapter_summary-2019.xlsx'#$'S1 Numbers'.R8]/['file:///tmp/mozilla_nalu0/chapter_summary-2019.xlsx'#$'S1 Numbers'.$I8]*100)=0;&quot;..&quot;;(['file:///tmp/mozilla_nalu0/chapter_summary-2019.xlsx'#$'S1 Numbers'.R8]/['file:///tmp/mozilla_nalu0/chapter_summary-2019.xlsx'#$'S1 Numbers'.$I8])*100))" office:value-type="float" office:value="116.143720930233" calcext:value-type="float">
            <text:p>116.1</text:p>
          </table:table-cell>
          <table:table-cell table:style-name="ce42" table:formula="of:=IF(ISERR(['file:///tmp/mozilla_nalu0/chapter_summary-2019.xlsx'#$'S1 Numbers'.S8]/['file:///tmp/mozilla_nalu0/chapter_summary-2019.xlsx'#$'S1 Numbers'.$I8]*100);&quot;..&quot;;IF((['file:///tmp/mozilla_nalu0/chapter_summary-2019.xlsx'#$'S1 Numbers'.S8]/['file:///tmp/mozilla_nalu0/chapter_summary-2019.xlsx'#$'S1 Numbers'.$I8]*100)=0;&quot;..&quot;;(['file:///tmp/mozilla_nalu0/chapter_summary-2019.xlsx'#$'S1 Numbers'.S8]/['file:///tmp/mozilla_nalu0/chapter_summary-2019.xlsx'#$'S1 Numbers'.$I8])*100))" office:value-type="float" office:value="108.399069767442" calcext:value-type="float">
            <text:p>108.4</text:p>
          </table:table-cell>
          <table:table-cell table:number-columns-repeated="1006"/>
        </table:table-row>
        <table:table-row table:style-name="ro7">
          <table:table-cell table:style-name="ce10" table:number-columns-repeated="2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1007"/>
        </table:table-row>
        <table:table-row table:style-name="ro6">
          <table:table-cell table:style-name="ce9" office:value-type="string" calcext:value-type="string">
            <text:p>Local Bus Services<text:span text:style-name="T2">2</text:span></text:p>
          </table:table-cell>
          <table:table-cell table:style-name="ce13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1007"/>
        </table:table-row>
        <table:table-row table:style-name="ro8">
          <table:table-cell table:style-name="ce10"/>
          <table:table-cell table:style-name="ce20" office:value-type="string" calcext:value-type="string">
            <text:p>Passenger Journeys (boardings)<text:span text:style-name="T5">3</text:span></text:p>
          </table:table-cell>
          <table:table-cell table:style-name="ce30"/>
          <table:table-cell table:style-name="ce38" office:value-type="string" calcext:value-type="string">
            <text:p>..</text:p>
          </table:table-cell>
          <table:table-cell table:style-name="ce28" table:formula="of:=IF(ISERR(['file:///tmp/mozilla_nalu0/chapter_summary-2019.xlsx'#$'S1 Numbers'.F11]/['file:///tmp/mozilla_nalu0/chapter_summary-2019.xlsx'#$'S1 Numbers'.$F11]*100);&quot;..&quot;;IF((['file:///tmp/mozilla_nalu0/chapter_summary-2019.xlsx'#$'S1 Numbers'.F11]/['file:///tmp/mozilla_nalu0/chapter_summary-2019.xlsx'#$'S1 Numbers'.$F11]*100)=0;&quot;..&quot;;(['file:///tmp/mozilla_nalu0/chapter_summary-2019.xlsx'#$'S1 Numbers'.F11]/['file:///tmp/mozilla_nalu0/chapter_summary-2019.xlsx'#$'S1 Numbers'.$F11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11]/['file:///tmp/mozilla_nalu0/chapter_summary-2019.xlsx'#$'S1 Numbers'.$G11]*100);&quot;..&quot;;IF((['file:///tmp/mozilla_nalu0/chapter_summary-2019.xlsx'#$'S1 Numbers'.G11]/['file:///tmp/mozilla_nalu0/chapter_summary-2019.xlsx'#$'S1 Numbers'.$G11]*100)=0;&quot;..&quot;;(['file:///tmp/mozilla_nalu0/chapter_summary-2019.xlsx'#$'S1 Numbers'.G11]/['file:///tmp/mozilla_nalu0/chapter_summary-2019.xlsx'#$'S1 Numbers'.$G11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11]/['file:///tmp/mozilla_nalu0/chapter_summary-2019.xlsx'#$'S1 Numbers'.$H11]*100);&quot;..&quot;;IF((['file:///tmp/mozilla_nalu0/chapter_summary-2019.xlsx'#$'S1 Numbers'.H11]/['file:///tmp/mozilla_nalu0/chapter_summary-2019.xlsx'#$'S1 Numbers'.$H11]*100)=0;&quot;..&quot;;(['file:///tmp/mozilla_nalu0/chapter_summary-2019.xlsx'#$'S1 Numbers'.H11]/['file:///tmp/mozilla_nalu0/chapter_summary-2019.xlsx'#$'S1 Numbers'.$H11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11]/['file:///tmp/mozilla_nalu0/chapter_summary-2019.xlsx'#$'S1 Numbers'.$I11]*100);&quot;..&quot;;IF((['file:///tmp/mozilla_nalu0/chapter_summary-2019.xlsx'#$'S1 Numbers'.I11]/['file:///tmp/mozilla_nalu0/chapter_summary-2019.xlsx'#$'S1 Numbers'.$I11]*100)=0;&quot;..&quot;;(['file:///tmp/mozilla_nalu0/chapter_summary-2019.xlsx'#$'S1 Numbers'.I11]/['file:///tmp/mozilla_nalu0/chapter_summary-2019.xlsx'#$'S1 Numbers'.$I11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11]/['file:///tmp/mozilla_nalu0/chapter_summary-2019.xlsx'#$'S1 Numbers'.$I11]*100);&quot;..&quot;;IF((['file:///tmp/mozilla_nalu0/chapter_summary-2019.xlsx'#$'S1 Numbers'.J11]/['file:///tmp/mozilla_nalu0/chapter_summary-2019.xlsx'#$'S1 Numbers'.$I11]*100)=0;&quot;..&quot;;(['file:///tmp/mozilla_nalu0/chapter_summary-2019.xlsx'#$'S1 Numbers'.J11]/['file:///tmp/mozilla_nalu0/chapter_summary-2019.xlsx'#$'S1 Numbers'.$I11])*100))" office:value-type="float" office:value="94.6976377026992" calcext:value-type="float">
            <text:p>94.7</text:p>
          </table:table-cell>
          <table:table-cell table:style-name="ce42" table:formula="of:=IF(ISERR(['file:///tmp/mozilla_nalu0/chapter_summary-2019.xlsx'#$'S1 Numbers'.K11]/['file:///tmp/mozilla_nalu0/chapter_summary-2019.xlsx'#$'S1 Numbers'.$I11]*100);&quot;..&quot;;IF((['file:///tmp/mozilla_nalu0/chapter_summary-2019.xlsx'#$'S1 Numbers'.K11]/['file:///tmp/mozilla_nalu0/chapter_summary-2019.xlsx'#$'S1 Numbers'.$I11]*100)=0;&quot;..&quot;;(['file:///tmp/mozilla_nalu0/chapter_summary-2019.xlsx'#$'S1 Numbers'.K11]/['file:///tmp/mozilla_nalu0/chapter_summary-2019.xlsx'#$'S1 Numbers'.$I11])*100))" office:value-type="float" office:value="88.9530351668489" calcext:value-type="float">
            <text:p>89.0</text:p>
          </table:table-cell>
          <table:table-cell table:style-name="ce42" table:formula="of:=IF(ISERR(['file:///tmp/mozilla_nalu0/chapter_summary-2019.xlsx'#$'S1 Numbers'.L11]/['file:///tmp/mozilla_nalu0/chapter_summary-2019.xlsx'#$'S1 Numbers'.$I11]*100);&quot;..&quot;;IF((['file:///tmp/mozilla_nalu0/chapter_summary-2019.xlsx'#$'S1 Numbers'.L11]/['file:///tmp/mozilla_nalu0/chapter_summary-2019.xlsx'#$'S1 Numbers'.$I11]*100)=0;&quot;..&quot;;(['file:///tmp/mozilla_nalu0/chapter_summary-2019.xlsx'#$'S1 Numbers'.L11]/['file:///tmp/mozilla_nalu0/chapter_summary-2019.xlsx'#$'S1 Numbers'.$I11])*100))" office:value-type="float" office:value="90.0817631116867" calcext:value-type="float">
            <text:p>90.1</text:p>
          </table:table-cell>
          <table:table-cell table:style-name="ce42" table:formula="of:=IF(ISERR(['file:///tmp/mozilla_nalu0/chapter_summary-2019.xlsx'#$'S1 Numbers'.M11]/['file:///tmp/mozilla_nalu0/chapter_summary-2019.xlsx'#$'S1 Numbers'.$I11]*100);&quot;..&quot;;IF((['file:///tmp/mozilla_nalu0/chapter_summary-2019.xlsx'#$'S1 Numbers'.M11]/['file:///tmp/mozilla_nalu0/chapter_summary-2019.xlsx'#$'S1 Numbers'.$I11]*100)=0;&quot;..&quot;;(['file:///tmp/mozilla_nalu0/chapter_summary-2019.xlsx'#$'S1 Numbers'.M11]/['file:///tmp/mozilla_nalu0/chapter_summary-2019.xlsx'#$'S1 Numbers'.$I11])*100))" office:value-type="float" office:value="86.9128298896785" calcext:value-type="float">
            <text:p>86.9</text:p>
          </table:table-cell>
          <table:table-cell table:style-name="ce42" table:formula="of:=IF(ISERR(['file:///tmp/mozilla_nalu0/chapter_summary-2019.xlsx'#$'S1 Numbers'.N11]/['file:///tmp/mozilla_nalu0/chapter_summary-2019.xlsx'#$'S1 Numbers'.$I11]*100);&quot;..&quot;;IF((['file:///tmp/mozilla_nalu0/chapter_summary-2019.xlsx'#$'S1 Numbers'.N11]/['file:///tmp/mozilla_nalu0/chapter_summary-2019.xlsx'#$'S1 Numbers'.$I11]*100)=0;&quot;..&quot;;(['file:///tmp/mozilla_nalu0/chapter_summary-2019.xlsx'#$'S1 Numbers'.N11]/['file:///tmp/mozilla_nalu0/chapter_summary-2019.xlsx'#$'S1 Numbers'.$I11])*100))" office:value-type="float" office:value="87.0605470272987" calcext:value-type="float">
            <text:p>87.1</text:p>
          </table:table-cell>
          <table:table-cell table:style-name="ce42" table:formula="of:=IF(ISERR(['file:///tmp/mozilla_nalu0/chapter_summary-2019.xlsx'#$'S1 Numbers'.O11]/['file:///tmp/mozilla_nalu0/chapter_summary-2019.xlsx'#$'S1 Numbers'.$I11]*100);&quot;..&quot;;IF((['file:///tmp/mozilla_nalu0/chapter_summary-2019.xlsx'#$'S1 Numbers'.O11]/['file:///tmp/mozilla_nalu0/chapter_summary-2019.xlsx'#$'S1 Numbers'.$I11]*100)=0;&quot;..&quot;;(['file:///tmp/mozilla_nalu0/chapter_summary-2019.xlsx'#$'S1 Numbers'.O11]/['file:///tmp/mozilla_nalu0/chapter_summary-2019.xlsx'#$'S1 Numbers'.$I11])*100))" office:value-type="float" office:value="85.6548946288328" calcext:value-type="float">
            <text:p>85.7</text:p>
          </table:table-cell>
          <table:table-cell table:style-name="ce42" table:formula="of:=IF(ISERR(['file:///tmp/mozilla_nalu0/chapter_summary-2019.xlsx'#$'S1 Numbers'.P11]/['file:///tmp/mozilla_nalu0/chapter_summary-2019.xlsx'#$'S1 Numbers'.$I11]*100);&quot;..&quot;;IF((['file:///tmp/mozilla_nalu0/chapter_summary-2019.xlsx'#$'S1 Numbers'.P11]/['file:///tmp/mozilla_nalu0/chapter_summary-2019.xlsx'#$'S1 Numbers'.$I11]*100)=0;&quot;..&quot;;(['file:///tmp/mozilla_nalu0/chapter_summary-2019.xlsx'#$'S1 Numbers'.P11]/['file:///tmp/mozilla_nalu0/chapter_summary-2019.xlsx'#$'S1 Numbers'.$I11])*100))" office:value-type="float" office:value="84.1425866628772" calcext:value-type="float">
            <text:p>84.1</text:p>
          </table:table-cell>
          <table:table-cell table:style-name="ce42" table:formula="of:=IF(ISERR(['file:///tmp/mozilla_nalu0/chapter_summary-2019.xlsx'#$'S1 Numbers'.Q11]/['file:///tmp/mozilla_nalu0/chapter_summary-2019.xlsx'#$'S1 Numbers'.$I11]*100);&quot;..&quot;;IF((['file:///tmp/mozilla_nalu0/chapter_summary-2019.xlsx'#$'S1 Numbers'.Q11]/['file:///tmp/mozilla_nalu0/chapter_summary-2019.xlsx'#$'S1 Numbers'.$I11]*100)=0;&quot;..&quot;;(['file:///tmp/mozilla_nalu0/chapter_summary-2019.xlsx'#$'S1 Numbers'.Q11]/['file:///tmp/mozilla_nalu0/chapter_summary-2019.xlsx'#$'S1 Numbers'.$I11])*100))" office:value-type="float" office:value="81.2517182704831" calcext:value-type="float">
            <text:p>81.3</text:p>
          </table:table-cell>
          <table:table-cell table:style-name="ce42" table:formula="of:=IF(ISERR(['file:///tmp/mozilla_nalu0/chapter_summary-2019.xlsx'#$'S1 Numbers'.R11]/['file:///tmp/mozilla_nalu0/chapter_summary-2019.xlsx'#$'S1 Numbers'.$I11]*100);&quot;..&quot;;IF((['file:///tmp/mozilla_nalu0/chapter_summary-2019.xlsx'#$'S1 Numbers'.R11]/['file:///tmp/mozilla_nalu0/chapter_summary-2019.xlsx'#$'S1 Numbers'.$I11]*100)=0;&quot;..&quot;;(['file:///tmp/mozilla_nalu0/chapter_summary-2019.xlsx'#$'S1 Numbers'.R11]/['file:///tmp/mozilla_nalu0/chapter_summary-2019.xlsx'#$'S1 Numbers'.$I11])*100))" office:value-type="float" office:value="80.2803362628603" calcext:value-type="float">
            <text:p>80.3</text:p>
          </table:table-cell>
          <table:table-cell table:style-name="ce42" table:formula="of:=IF(ISERR(['file:///tmp/mozilla_nalu0/chapter_summary-2019.xlsx'#$'S1 Numbers'.S11]/['file:///tmp/mozilla_nalu0/chapter_summary-2019.xlsx'#$'S1 Numbers'.$I11]*100);&quot;..&quot;;IF((['file:///tmp/mozilla_nalu0/chapter_summary-2019.xlsx'#$'S1 Numbers'.S11]/['file:///tmp/mozilla_nalu0/chapter_summary-2019.xlsx'#$'S1 Numbers'.$I11]*100)=0;&quot;..&quot;;(['file:///tmp/mozilla_nalu0/chapter_summary-2019.xlsx'#$'S1 Numbers'.S11]/['file:///tmp/mozilla_nalu0/chapter_summary-2019.xlsx'#$'S1 Numbers'.$I11])*100))" office:value-type="float" office:value="78.5248471324565" calcext:value-type="float">
            <text:p>78.5</text:p>
          </table:table-cell>
          <table:table-cell table:number-columns-repeated="1006"/>
        </table:table-row>
        <table:table-row table:style-name="ro6">
          <table:table-cell table:style-name="ce10"/>
          <table:table-cell table:style-name="ce14" office:value-type="string" calcext:value-type="string">
            <text:p>Vehicle Kilometres<text:span text:style-name="T5">3</text:span></text:p>
          </table:table-cell>
          <table:table-cell table:style-name="ce30"/>
          <table:table-cell table:style-name="ce38" office:value-type="string" calcext:value-type="string">
            <text:p>..</text:p>
          </table:table-cell>
          <table:table-cell table:style-name="ce28" table:formula="of:=IF(ISERR(['file:///tmp/mozilla_nalu0/chapter_summary-2019.xlsx'#$'S1 Numbers'.F12]/['file:///tmp/mozilla_nalu0/chapter_summary-2019.xlsx'#$'S1 Numbers'.$F12]*100);&quot;..&quot;;IF((['file:///tmp/mozilla_nalu0/chapter_summary-2019.xlsx'#$'S1 Numbers'.F12]/['file:///tmp/mozilla_nalu0/chapter_summary-2019.xlsx'#$'S1 Numbers'.$F12]*100)=0;&quot;..&quot;;(['file:///tmp/mozilla_nalu0/chapter_summary-2019.xlsx'#$'S1 Numbers'.F12]/['file:///tmp/mozilla_nalu0/chapter_summary-2019.xlsx'#$'S1 Numbers'.$F1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12]/['file:///tmp/mozilla_nalu0/chapter_summary-2019.xlsx'#$'S1 Numbers'.$G12]*100);&quot;..&quot;;IF((['file:///tmp/mozilla_nalu0/chapter_summary-2019.xlsx'#$'S1 Numbers'.G12]/['file:///tmp/mozilla_nalu0/chapter_summary-2019.xlsx'#$'S1 Numbers'.$G12]*100)=0;&quot;..&quot;;(['file:///tmp/mozilla_nalu0/chapter_summary-2019.xlsx'#$'S1 Numbers'.G12]/['file:///tmp/mozilla_nalu0/chapter_summary-2019.xlsx'#$'S1 Numbers'.$G1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12]/['file:///tmp/mozilla_nalu0/chapter_summary-2019.xlsx'#$'S1 Numbers'.$H12]*100);&quot;..&quot;;IF((['file:///tmp/mozilla_nalu0/chapter_summary-2019.xlsx'#$'S1 Numbers'.H12]/['file:///tmp/mozilla_nalu0/chapter_summary-2019.xlsx'#$'S1 Numbers'.$H12]*100)=0;&quot;..&quot;;(['file:///tmp/mozilla_nalu0/chapter_summary-2019.xlsx'#$'S1 Numbers'.H12]/['file:///tmp/mozilla_nalu0/chapter_summary-2019.xlsx'#$'S1 Numbers'.$H1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12]/['file:///tmp/mozilla_nalu0/chapter_summary-2019.xlsx'#$'S1 Numbers'.$I12]*100);&quot;..&quot;;IF((['file:///tmp/mozilla_nalu0/chapter_summary-2019.xlsx'#$'S1 Numbers'.I12]/['file:///tmp/mozilla_nalu0/chapter_summary-2019.xlsx'#$'S1 Numbers'.$I12]*100)=0;&quot;..&quot;;(['file:///tmp/mozilla_nalu0/chapter_summary-2019.xlsx'#$'S1 Numbers'.I12]/['file:///tmp/mozilla_nalu0/chapter_summary-2019.xlsx'#$'S1 Numbers'.$I1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12]/['file:///tmp/mozilla_nalu0/chapter_summary-2019.xlsx'#$'S1 Numbers'.$I12]*100);&quot;..&quot;;IF((['file:///tmp/mozilla_nalu0/chapter_summary-2019.xlsx'#$'S1 Numbers'.J12]/['file:///tmp/mozilla_nalu0/chapter_summary-2019.xlsx'#$'S1 Numbers'.$I12]*100)=0;&quot;..&quot;;(['file:///tmp/mozilla_nalu0/chapter_summary-2019.xlsx'#$'S1 Numbers'.J12]/['file:///tmp/mozilla_nalu0/chapter_summary-2019.xlsx'#$'S1 Numbers'.$I12])*100))" office:value-type="float" office:value="97.6820365847544" calcext:value-type="float">
            <text:p>97.7</text:p>
          </table:table-cell>
          <table:table-cell table:style-name="ce42" table:formula="of:=IF(ISERR(['file:///tmp/mozilla_nalu0/chapter_summary-2019.xlsx'#$'S1 Numbers'.K12]/['file:///tmp/mozilla_nalu0/chapter_summary-2019.xlsx'#$'S1 Numbers'.$I12]*100);&quot;..&quot;;IF((['file:///tmp/mozilla_nalu0/chapter_summary-2019.xlsx'#$'S1 Numbers'.K12]/['file:///tmp/mozilla_nalu0/chapter_summary-2019.xlsx'#$'S1 Numbers'.$I12]*100)=0;&quot;..&quot;;(['file:///tmp/mozilla_nalu0/chapter_summary-2019.xlsx'#$'S1 Numbers'.K12]/['file:///tmp/mozilla_nalu0/chapter_summary-2019.xlsx'#$'S1 Numbers'.$I12])*100))" office:value-type="float" office:value="89.8102840837827" calcext:value-type="float">
            <text:p>89.8</text:p>
          </table:table-cell>
          <table:table-cell table:style-name="ce42" table:formula="of:=IF(ISERR(['file:///tmp/mozilla_nalu0/chapter_summary-2019.xlsx'#$'S1 Numbers'.L12]/['file:///tmp/mozilla_nalu0/chapter_summary-2019.xlsx'#$'S1 Numbers'.$I12]*100);&quot;..&quot;;IF((['file:///tmp/mozilla_nalu0/chapter_summary-2019.xlsx'#$'S1 Numbers'.L12]/['file:///tmp/mozilla_nalu0/chapter_summary-2019.xlsx'#$'S1 Numbers'.$I12]*100)=0;&quot;..&quot;;(['file:///tmp/mozilla_nalu0/chapter_summary-2019.xlsx'#$'S1 Numbers'.L12]/['file:///tmp/mozilla_nalu0/chapter_summary-2019.xlsx'#$'S1 Numbers'.$I12])*100))" office:value-type="float" office:value="87.6490496886677" calcext:value-type="float">
            <text:p>87.6</text:p>
          </table:table-cell>
          <table:table-cell table:style-name="ce42" table:formula="of:=IF(ISERR(['file:///tmp/mozilla_nalu0/chapter_summary-2019.xlsx'#$'S1 Numbers'.M12]/['file:///tmp/mozilla_nalu0/chapter_summary-2019.xlsx'#$'S1 Numbers'.$I12]*100);&quot;..&quot;;IF((['file:///tmp/mozilla_nalu0/chapter_summary-2019.xlsx'#$'S1 Numbers'.M12]/['file:///tmp/mozilla_nalu0/chapter_summary-2019.xlsx'#$'S1 Numbers'.$I12]*100)=0;&quot;..&quot;;(['file:///tmp/mozilla_nalu0/chapter_summary-2019.xlsx'#$'S1 Numbers'.M12]/['file:///tmp/mozilla_nalu0/chapter_summary-2019.xlsx'#$'S1 Numbers'.$I12])*100))" office:value-type="float" office:value="84.7701213772785" calcext:value-type="float">
            <text:p>84.8</text:p>
          </table:table-cell>
          <table:table-cell table:style-name="ce42" table:formula="of:=IF(ISERR(['file:///tmp/mozilla_nalu0/chapter_summary-2019.xlsx'#$'S1 Numbers'.N12]/['file:///tmp/mozilla_nalu0/chapter_summary-2019.xlsx'#$'S1 Numbers'.$I12]*100);&quot;..&quot;;IF((['file:///tmp/mozilla_nalu0/chapter_summary-2019.xlsx'#$'S1 Numbers'.N12]/['file:///tmp/mozilla_nalu0/chapter_summary-2019.xlsx'#$'S1 Numbers'.$I12]*100)=0;&quot;..&quot;;(['file:///tmp/mozilla_nalu0/chapter_summary-2019.xlsx'#$'S1 Numbers'.N12]/['file:///tmp/mozilla_nalu0/chapter_summary-2019.xlsx'#$'S1 Numbers'.$I12])*100))" office:value-type="float" office:value="85.9919046691561" calcext:value-type="float">
            <text:p>86.0</text:p>
          </table:table-cell>
          <table:table-cell table:style-name="ce42" table:formula="of:=IF(ISERR(['file:///tmp/mozilla_nalu0/chapter_summary-2019.xlsx'#$'S1 Numbers'.O12]/['file:///tmp/mozilla_nalu0/chapter_summary-2019.xlsx'#$'S1 Numbers'.$I12]*100);&quot;..&quot;;IF((['file:///tmp/mozilla_nalu0/chapter_summary-2019.xlsx'#$'S1 Numbers'.O12]/['file:///tmp/mozilla_nalu0/chapter_summary-2019.xlsx'#$'S1 Numbers'.$I12]*100)=0;&quot;..&quot;;(['file:///tmp/mozilla_nalu0/chapter_summary-2019.xlsx'#$'S1 Numbers'.O12]/['file:///tmp/mozilla_nalu0/chapter_summary-2019.xlsx'#$'S1 Numbers'.$I12])*100))" office:value-type="float" office:value="87.149211208174" calcext:value-type="float">
            <text:p>87.1</text:p>
          </table:table-cell>
          <table:table-cell table:style-name="ce42" table:formula="of:=IF(ISERR(['file:///tmp/mozilla_nalu0/chapter_summary-2019.xlsx'#$'S1 Numbers'.P12]/['file:///tmp/mozilla_nalu0/chapter_summary-2019.xlsx'#$'S1 Numbers'.$I12]*100);&quot;..&quot;;IF((['file:///tmp/mozilla_nalu0/chapter_summary-2019.xlsx'#$'S1 Numbers'.P12]/['file:///tmp/mozilla_nalu0/chapter_summary-2019.xlsx'#$'S1 Numbers'.$I12]*100)=0;&quot;..&quot;;(['file:///tmp/mozilla_nalu0/chapter_summary-2019.xlsx'#$'S1 Numbers'.P12]/['file:///tmp/mozilla_nalu0/chapter_summary-2019.xlsx'#$'S1 Numbers'.$I12])*100))" office:value-type="float" office:value="87.7475834496777" calcext:value-type="float">
            <text:p>87.7</text:p>
          </table:table-cell>
          <table:table-cell table:style-name="ce42" table:formula="of:=IF(ISERR(['file:///tmp/mozilla_nalu0/chapter_summary-2019.xlsx'#$'S1 Numbers'.Q12]/['file:///tmp/mozilla_nalu0/chapter_summary-2019.xlsx'#$'S1 Numbers'.$I12]*100);&quot;..&quot;;IF((['file:///tmp/mozilla_nalu0/chapter_summary-2019.xlsx'#$'S1 Numbers'.Q12]/['file:///tmp/mozilla_nalu0/chapter_summary-2019.xlsx'#$'S1 Numbers'.$I12]*100)=0;&quot;..&quot;;(['file:///tmp/mozilla_nalu0/chapter_summary-2019.xlsx'#$'S1 Numbers'.Q12]/['file:///tmp/mozilla_nalu0/chapter_summary-2019.xlsx'#$'S1 Numbers'.$I12])*100))" office:value-type="float" office:value="86.9160032221547" calcext:value-type="float">
            <text:p>86.9</text:p>
          </table:table-cell>
          <table:table-cell table:style-name="ce42" table:formula="of:=IF(ISERR(['file:///tmp/mozilla_nalu0/chapter_summary-2019.xlsx'#$'S1 Numbers'.R12]/['file:///tmp/mozilla_nalu0/chapter_summary-2019.xlsx'#$'S1 Numbers'.$I12]*100);&quot;..&quot;;IF((['file:///tmp/mozilla_nalu0/chapter_summary-2019.xlsx'#$'S1 Numbers'.R12]/['file:///tmp/mozilla_nalu0/chapter_summary-2019.xlsx'#$'S1 Numbers'.$I12]*100)=0;&quot;..&quot;;(['file:///tmp/mozilla_nalu0/chapter_summary-2019.xlsx'#$'S1 Numbers'.R12]/['file:///tmp/mozilla_nalu0/chapter_summary-2019.xlsx'#$'S1 Numbers'.$I12])*100))" office:value-type="float" office:value="86.3301907406985" calcext:value-type="float">
            <text:p>86.3</text:p>
          </table:table-cell>
          <table:table-cell table:style-name="ce42" table:formula="of:=IF(ISERR(['file:///tmp/mozilla_nalu0/chapter_summary-2019.xlsx'#$'S1 Numbers'.S12]/['file:///tmp/mozilla_nalu0/chapter_summary-2019.xlsx'#$'S1 Numbers'.$I12]*100);&quot;..&quot;;IF((['file:///tmp/mozilla_nalu0/chapter_summary-2019.xlsx'#$'S1 Numbers'.S12]/['file:///tmp/mozilla_nalu0/chapter_summary-2019.xlsx'#$'S1 Numbers'.$I12]*100)=0;&quot;..&quot;;(['file:///tmp/mozilla_nalu0/chapter_summary-2019.xlsx'#$'S1 Numbers'.S12]/['file:///tmp/mozilla_nalu0/chapter_summary-2019.xlsx'#$'S1 Numbers'.$I12])*100))" office:value-type="float" office:value="86.4908402313273" calcext:value-type="float">
            <text:p>86.5</text:p>
          </table:table-cell>
          <table:table-cell table:number-columns-repeated="1006"/>
        </table:table-row>
        <table:table-row table:style-name="ro6">
          <table:table-cell table:style-name="ce10"/>
          <table:table-cell table:style-name="ce14" office:value-type="string" calcext:value-type="string">
            <text:p>Passenger Revenue</text:p>
          </table:table-cell>
          <table:table-cell table:style-name="ce31"/>
          <table:table-cell table:style-name="ce37" table:number-columns-repeated="2"/>
          <table:table-cell table:style-name="ce44" table:number-columns-repeated="2"/>
          <table:table-cell table:style-name="ce42" table:formula="of:=IF(ISERR(['file:///tmp/mozilla_nalu0/chapter_summary-2019.xlsx'#$'S1 Numbers'.I13]/['file:///tmp/mozilla_nalu0/chapter_summary-2019.xlsx'#$'S1 Numbers'.$I13]*100);&quot;..&quot;;IF((['file:///tmp/mozilla_nalu0/chapter_summary-2019.xlsx'#$'S1 Numbers'.I13]/['file:///tmp/mozilla_nalu0/chapter_summary-2019.xlsx'#$'S1 Numbers'.$I13]*100)=0;&quot;..&quot;;(['file:///tmp/mozilla_nalu0/chapter_summary-2019.xlsx'#$'S1 Numbers'.I13]/['file:///tmp/mozilla_nalu0/chapter_summary-2019.xlsx'#$'S1 Numbers'.$I13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J13]/['file:///tmp/mozilla_nalu0/chapter_summary-2019.xlsx'#$'S1 Numbers'.$I13]*100);&quot;..&quot;;IF((['file:///tmp/mozilla_nalu0/chapter_summary-2019.xlsx'#$'S1 Numbers'.J13]/['file:///tmp/mozilla_nalu0/chapter_summary-2019.xlsx'#$'S1 Numbers'.$I13]*100)=0;&quot;..&quot;;(['file:///tmp/mozilla_nalu0/chapter_summary-2019.xlsx'#$'S1 Numbers'.J13]/['file:///tmp/mozilla_nalu0/chapter_summary-2019.xlsx'#$'S1 Numbers'.$I13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K13]/['file:///tmp/mozilla_nalu0/chapter_summary-2019.xlsx'#$'S1 Numbers'.$I13]*100);&quot;..&quot;;IF((['file:///tmp/mozilla_nalu0/chapter_summary-2019.xlsx'#$'S1 Numbers'.K13]/['file:///tmp/mozilla_nalu0/chapter_summary-2019.xlsx'#$'S1 Numbers'.$I13]*100)=0;&quot;..&quot;;(['file:///tmp/mozilla_nalu0/chapter_summary-2019.xlsx'#$'S1 Numbers'.K13]/['file:///tmp/mozilla_nalu0/chapter_summary-2019.xlsx'#$'S1 Numbers'.$I13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L13]/['file:///tmp/mozilla_nalu0/chapter_summary-2019.xlsx'#$'S1 Numbers'.$I13]*100);&quot;..&quot;;IF((['file:///tmp/mozilla_nalu0/chapter_summary-2019.xlsx'#$'S1 Numbers'.L13]/['file:///tmp/mozilla_nalu0/chapter_summary-2019.xlsx'#$'S1 Numbers'.$I13]*100)=0;&quot;..&quot;;(['file:///tmp/mozilla_nalu0/chapter_summary-2019.xlsx'#$'S1 Numbers'.L13]/['file:///tmp/mozilla_nalu0/chapter_summary-2019.xlsx'#$'S1 Numbers'.$I13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M13]/['file:///tmp/mozilla_nalu0/chapter_summary-2019.xlsx'#$'S1 Numbers'.$I13]*100);&quot;..&quot;;IF((['file:///tmp/mozilla_nalu0/chapter_summary-2019.xlsx'#$'S1 Numbers'.M13]/['file:///tmp/mozilla_nalu0/chapter_summary-2019.xlsx'#$'S1 Numbers'.$I13]*100)=0;&quot;..&quot;;(['file:///tmp/mozilla_nalu0/chapter_summary-2019.xlsx'#$'S1 Numbers'.M13]/['file:///tmp/mozilla_nalu0/chapter_summary-2019.xlsx'#$'S1 Numbers'.$I13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N13]/['file:///tmp/mozilla_nalu0/chapter_summary-2019.xlsx'#$'S1 Numbers'.$I13]*100);&quot;..&quot;;IF((['file:///tmp/mozilla_nalu0/chapter_summary-2019.xlsx'#$'S1 Numbers'.N13]/['file:///tmp/mozilla_nalu0/chapter_summary-2019.xlsx'#$'S1 Numbers'.$I13]*100)=0;&quot;..&quot;;(['file:///tmp/mozilla_nalu0/chapter_summary-2019.xlsx'#$'S1 Numbers'.N13]/['file:///tmp/mozilla_nalu0/chapter_summary-2019.xlsx'#$'S1 Numbers'.$I13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O13]/['file:///tmp/mozilla_nalu0/chapter_summary-2019.xlsx'#$'S1 Numbers'.$I13]*100);&quot;..&quot;;IF((['file:///tmp/mozilla_nalu0/chapter_summary-2019.xlsx'#$'S1 Numbers'.O13]/['file:///tmp/mozilla_nalu0/chapter_summary-2019.xlsx'#$'S1 Numbers'.$I13]*100)=0;&quot;..&quot;;(['file:///tmp/mozilla_nalu0/chapter_summary-2019.xlsx'#$'S1 Numbers'.O13]/['file:///tmp/mozilla_nalu0/chapter_summary-2019.xlsx'#$'S1 Numbers'.$I13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P13]/['file:///tmp/mozilla_nalu0/chapter_summary-2019.xlsx'#$'S1 Numbers'.$I13]*100);&quot;..&quot;;IF((['file:///tmp/mozilla_nalu0/chapter_summary-2019.xlsx'#$'S1 Numbers'.P13]/['file:///tmp/mozilla_nalu0/chapter_summary-2019.xlsx'#$'S1 Numbers'.$I13]*100)=0;&quot;..&quot;;(['file:///tmp/mozilla_nalu0/chapter_summary-2019.xlsx'#$'S1 Numbers'.P13]/['file:///tmp/mozilla_nalu0/chapter_summary-2019.xlsx'#$'S1 Numbers'.$I13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Q13]/['file:///tmp/mozilla_nalu0/chapter_summary-2019.xlsx'#$'S1 Numbers'.$I13]*100);&quot;..&quot;;IF((['file:///tmp/mozilla_nalu0/chapter_summary-2019.xlsx'#$'S1 Numbers'.Q13]/['file:///tmp/mozilla_nalu0/chapter_summary-2019.xlsx'#$'S1 Numbers'.$I13]*100)=0;&quot;..&quot;;(['file:///tmp/mozilla_nalu0/chapter_summary-2019.xlsx'#$'S1 Numbers'.Q13]/['file:///tmp/mozilla_nalu0/chapter_summary-2019.xlsx'#$'S1 Numbers'.$I13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R13]/['file:///tmp/mozilla_nalu0/chapter_summary-2019.xlsx'#$'S1 Numbers'.$I13]*100);&quot;..&quot;;IF((['file:///tmp/mozilla_nalu0/chapter_summary-2019.xlsx'#$'S1 Numbers'.R13]/['file:///tmp/mozilla_nalu0/chapter_summary-2019.xlsx'#$'S1 Numbers'.$I13]*100)=0;&quot;..&quot;;(['file:///tmp/mozilla_nalu0/chapter_summary-2019.xlsx'#$'S1 Numbers'.R13]/['file:///tmp/mozilla_nalu0/chapter_summary-2019.xlsx'#$'S1 Numbers'.$I13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S13]/['file:///tmp/mozilla_nalu0/chapter_summary-2019.xlsx'#$'S1 Numbers'.$I13]*100);&quot;..&quot;;IF((['file:///tmp/mozilla_nalu0/chapter_summary-2019.xlsx'#$'S1 Numbers'.S13]/['file:///tmp/mozilla_nalu0/chapter_summary-2019.xlsx'#$'S1 Numbers'.$I13]*100)=0;&quot;..&quot;;(['file:///tmp/mozilla_nalu0/chapter_summary-2019.xlsx'#$'S1 Numbers'.S13]/['file:///tmp/mozilla_nalu0/chapter_summary-2019.xlsx'#$'S1 Numbers'.$I13])*100))" office:value-type="string" office:string-value=".." calcext:value-type="string">
            <text:p>..</text:p>
          </table:table-cell>
          <table:table-cell table:number-columns-repeated="1006"/>
        </table:table-row>
        <table:table-row table:style-name="ro6">
          <table:table-cell table:style-name="ce10"/>
          <table:table-cell table:style-name="ce21" office:value-type="string" calcext:value-type="string">
            <text:p>at latest year's prices<text:span text:style-name="T6">3</text:span><text:span text:style-name="T7"> </text:span></text:p>
          </table:table-cell>
          <table:table-cell table:style-name="ce28"/>
          <table:table-cell table:style-name="ce28" office:value-type="string" calcext:value-type="string">
            <text:p>..</text:p>
          </table:table-cell>
          <table:table-cell table:style-name="ce41" office:value-type="string" calcext:value-type="string">
            <text:p>..</text:p>
          </table:table-cell>
          <table:table-cell table:style-name="ce42" table:formula="of:=IF(ISERR(['file:///tmp/mozilla_nalu0/chapter_summary-2019.xlsx'#$'S1 Numbers'.G14]/['file:///tmp/mozilla_nalu0/chapter_summary-2019.xlsx'#$'S1 Numbers'.$G14]*100);&quot;..&quot;;IF((['file:///tmp/mozilla_nalu0/chapter_summary-2019.xlsx'#$'S1 Numbers'.G14]/['file:///tmp/mozilla_nalu0/chapter_summary-2019.xlsx'#$'S1 Numbers'.$G14]*100)=0;&quot;..&quot;;(['file:///tmp/mozilla_nalu0/chapter_summary-2019.xlsx'#$'S1 Numbers'.G14]/['file:///tmp/mozilla_nalu0/chapter_summary-2019.xlsx'#$'S1 Numbers'.$G14])*100))" office:value-type="float" office:value="100" calcext:value-type="float">
            <text:p>100.0</text:p>
          </table:table-cell>
          <table:table-cell table:style-name="ce49" table:formula="of:=IF(ISERR(['file:///tmp/mozilla_nalu0/chapter_summary-2019.xlsx'#$'S1 Numbers'.H14]/['file:///tmp/mozilla_nalu0/chapter_summary-2019.xlsx'#$'S1 Numbers'.$H14]*100);&quot;..&quot;;IF((['file:///tmp/mozilla_nalu0/chapter_summary-2019.xlsx'#$'S1 Numbers'.H14]/['file:///tmp/mozilla_nalu0/chapter_summary-2019.xlsx'#$'S1 Numbers'.$H14]*100)=0;&quot;..&quot;;(['file:///tmp/mozilla_nalu0/chapter_summary-2019.xlsx'#$'S1 Numbers'.H14]/['file:///tmp/mozilla_nalu0/chapter_summary-2019.xlsx'#$'S1 Numbers'.$H14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14]/['file:///tmp/mozilla_nalu0/chapter_summary-2019.xlsx'#$'S1 Numbers'.$I14]*100);&quot;..&quot;;IF((['file:///tmp/mozilla_nalu0/chapter_summary-2019.xlsx'#$'S1 Numbers'.I14]/['file:///tmp/mozilla_nalu0/chapter_summary-2019.xlsx'#$'S1 Numbers'.$I14]*100)=0;&quot;..&quot;;(['file:///tmp/mozilla_nalu0/chapter_summary-2019.xlsx'#$'S1 Numbers'.I14]/['file:///tmp/mozilla_nalu0/chapter_summary-2019.xlsx'#$'S1 Numbers'.$I14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14]/['file:///tmp/mozilla_nalu0/chapter_summary-2019.xlsx'#$'S1 Numbers'.$I14]*100);&quot;..&quot;;IF((['file:///tmp/mozilla_nalu0/chapter_summary-2019.xlsx'#$'S1 Numbers'.J14]/['file:///tmp/mozilla_nalu0/chapter_summary-2019.xlsx'#$'S1 Numbers'.$I14]*100)=0;&quot;..&quot;;(['file:///tmp/mozilla_nalu0/chapter_summary-2019.xlsx'#$'S1 Numbers'.J14]/['file:///tmp/mozilla_nalu0/chapter_summary-2019.xlsx'#$'S1 Numbers'.$I14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K14]/['file:///tmp/mozilla_nalu0/chapter_summary-2019.xlsx'#$'S1 Numbers'.$I14]*100);&quot;..&quot;;IF((['file:///tmp/mozilla_nalu0/chapter_summary-2019.xlsx'#$'S1 Numbers'.K14]/['file:///tmp/mozilla_nalu0/chapter_summary-2019.xlsx'#$'S1 Numbers'.$I14]*100)=0;&quot;..&quot;;(['file:///tmp/mozilla_nalu0/chapter_summary-2019.xlsx'#$'S1 Numbers'.K14]/['file:///tmp/mozilla_nalu0/chapter_summary-2019.xlsx'#$'S1 Numbers'.$I14])*100))" office:value-type="float" office:value="95.2450914919193" calcext:value-type="float">
            <text:p>95.2</text:p>
          </table:table-cell>
          <table:table-cell table:style-name="ce42" table:formula="of:=IF(ISERR(['file:///tmp/mozilla_nalu0/chapter_summary-2019.xlsx'#$'S1 Numbers'.L14]/['file:///tmp/mozilla_nalu0/chapter_summary-2019.xlsx'#$'S1 Numbers'.$I14]*100);&quot;..&quot;;IF((['file:///tmp/mozilla_nalu0/chapter_summary-2019.xlsx'#$'S1 Numbers'.L14]/['file:///tmp/mozilla_nalu0/chapter_summary-2019.xlsx'#$'S1 Numbers'.$I14]*100)=0;&quot;..&quot;;(['file:///tmp/mozilla_nalu0/chapter_summary-2019.xlsx'#$'S1 Numbers'.L14]/['file:///tmp/mozilla_nalu0/chapter_summary-2019.xlsx'#$'S1 Numbers'.$I14])*100))" office:value-type="float" office:value="95.8060638439962" calcext:value-type="float">
            <text:p>95.8</text:p>
          </table:table-cell>
          <table:table-cell table:style-name="ce42" table:formula="of:=IF(ISERR(['file:///tmp/mozilla_nalu0/chapter_summary-2019.xlsx'#$'S1 Numbers'.M14]/['file:///tmp/mozilla_nalu0/chapter_summary-2019.xlsx'#$'S1 Numbers'.$I14]*100);&quot;..&quot;;IF((['file:///tmp/mozilla_nalu0/chapter_summary-2019.xlsx'#$'S1 Numbers'.M14]/['file:///tmp/mozilla_nalu0/chapter_summary-2019.xlsx'#$'S1 Numbers'.$I14]*100)=0;&quot;..&quot;;(['file:///tmp/mozilla_nalu0/chapter_summary-2019.xlsx'#$'S1 Numbers'.M14]/['file:///tmp/mozilla_nalu0/chapter_summary-2019.xlsx'#$'S1 Numbers'.$I14])*100))" office:value-type="float" office:value="97.7828235608388" calcext:value-type="float">
            <text:p>97.8</text:p>
          </table:table-cell>
          <table:table-cell table:style-name="ce42" table:formula="of:=IF(ISERR(['file:///tmp/mozilla_nalu0/chapter_summary-2019.xlsx'#$'S1 Numbers'.N14]/['file:///tmp/mozilla_nalu0/chapter_summary-2019.xlsx'#$'S1 Numbers'.$I14]*100);&quot;..&quot;;IF((['file:///tmp/mozilla_nalu0/chapter_summary-2019.xlsx'#$'S1 Numbers'.N14]/['file:///tmp/mozilla_nalu0/chapter_summary-2019.xlsx'#$'S1 Numbers'.$I14]*100)=0;&quot;..&quot;;(['file:///tmp/mozilla_nalu0/chapter_summary-2019.xlsx'#$'S1 Numbers'.N14]/['file:///tmp/mozilla_nalu0/chapter_summary-2019.xlsx'#$'S1 Numbers'.$I14])*100))" office:value-type="float" office:value="95.6992119674102" calcext:value-type="float">
            <text:p>95.7</text:p>
          </table:table-cell>
          <table:table-cell table:style-name="ce42" table:formula="of:=IF(ISERR(['file:///tmp/mozilla_nalu0/chapter_summary-2019.xlsx'#$'S1 Numbers'.O14]/['file:///tmp/mozilla_nalu0/chapter_summary-2019.xlsx'#$'S1 Numbers'.$I14]*100);&quot;..&quot;;IF((['file:///tmp/mozilla_nalu0/chapter_summary-2019.xlsx'#$'S1 Numbers'.O14]/['file:///tmp/mozilla_nalu0/chapter_summary-2019.xlsx'#$'S1 Numbers'.$I14]*100)=0;&quot;..&quot;;(['file:///tmp/mozilla_nalu0/chapter_summary-2019.xlsx'#$'S1 Numbers'.O14]/['file:///tmp/mozilla_nalu0/chapter_summary-2019.xlsx'#$'S1 Numbers'.$I14])*100))" office:value-type="float" office:value="93.5488179511153" calcext:value-type="float">
            <text:p>93.5</text:p>
          </table:table-cell>
          <table:table-cell table:style-name="ce42" table:formula="of:=IF(ISERR(['file:///tmp/mozilla_nalu0/chapter_summary-2019.xlsx'#$'S1 Numbers'.P14]/['file:///tmp/mozilla_nalu0/chapter_summary-2019.xlsx'#$'S1 Numbers'.$I14]*100);&quot;..&quot;;IF((['file:///tmp/mozilla_nalu0/chapter_summary-2019.xlsx'#$'S1 Numbers'.P14]/['file:///tmp/mozilla_nalu0/chapter_summary-2019.xlsx'#$'S1 Numbers'.$I14]*100)=0;&quot;..&quot;;(['file:///tmp/mozilla_nalu0/chapter_summary-2019.xlsx'#$'S1 Numbers'.P14]/['file:///tmp/mozilla_nalu0/chapter_summary-2019.xlsx'#$'S1 Numbers'.$I14])*100))" office:value-type="float" office:value="96.3670361960732" calcext:value-type="float">
            <text:p>96.4</text:p>
          </table:table-cell>
          <table:table-cell table:style-name="ce42" table:formula="of:=IF(ISERR(['file:///tmp/mozilla_nalu0/chapter_summary-2019.xlsx'#$'S1 Numbers'.Q14]/['file:///tmp/mozilla_nalu0/chapter_summary-2019.xlsx'#$'S1 Numbers'.$I14]*100);&quot;..&quot;;IF((['file:///tmp/mozilla_nalu0/chapter_summary-2019.xlsx'#$'S1 Numbers'.Q14]/['file:///tmp/mozilla_nalu0/chapter_summary-2019.xlsx'#$'S1 Numbers'.$I14]*100)=0;&quot;..&quot;;(['file:///tmp/mozilla_nalu0/chapter_summary-2019.xlsx'#$'S1 Numbers'.Q14]/['file:///tmp/mozilla_nalu0/chapter_summary-2019.xlsx'#$'S1 Numbers'.$I14])*100))" office:value-type="float" office:value="96.2868972886336" calcext:value-type="float">
            <text:p>96.3</text:p>
          </table:table-cell>
          <table:table-cell table:style-name="ce42" table:formula="of:=IF(ISERR(['file:///tmp/mozilla_nalu0/chapter_summary-2019.xlsx'#$'S1 Numbers'.R14]/['file:///tmp/mozilla_nalu0/chapter_summary-2019.xlsx'#$'S1 Numbers'.$I14]*100);&quot;..&quot;;IF((['file:///tmp/mozilla_nalu0/chapter_summary-2019.xlsx'#$'S1 Numbers'.R14]/['file:///tmp/mozilla_nalu0/chapter_summary-2019.xlsx'#$'S1 Numbers'.$I14]*100)=0;&quot;..&quot;;(['file:///tmp/mozilla_nalu0/chapter_summary-2019.xlsx'#$'S1 Numbers'.R14]/['file:///tmp/mozilla_nalu0/chapter_summary-2019.xlsx'#$'S1 Numbers'.$I14])*100))" office:value-type="float" office:value="93.6156003739816" calcext:value-type="float">
            <text:p>93.6</text:p>
          </table:table-cell>
          <table:table-cell table:style-name="ce42" table:formula="of:=IF(ISERR(['file:///tmp/mozilla_nalu0/chapter_summary-2019.xlsx'#$'S1 Numbers'.S14]/['file:///tmp/mozilla_nalu0/chapter_summary-2019.xlsx'#$'S1 Numbers'.$I14]*100);&quot;..&quot;;IF((['file:///tmp/mozilla_nalu0/chapter_summary-2019.xlsx'#$'S1 Numbers'.S14]/['file:///tmp/mozilla_nalu0/chapter_summary-2019.xlsx'#$'S1 Numbers'.$I14]*100)=0;&quot;..&quot;;(['file:///tmp/mozilla_nalu0/chapter_summary-2019.xlsx'#$'S1 Numbers'.S14]/['file:///tmp/mozilla_nalu0/chapter_summary-2019.xlsx'#$'S1 Numbers'.$I14])*100))" office:value-type="float" office:value="92.7207159075731" calcext:value-type="float">
            <text:p>92.7</text:p>
          </table:table-cell>
          <table:table-cell table:number-columns-repeated="1006"/>
        </table:table-row>
        <table:table-row table:style-name="ro7">
          <table:table-cell table:style-name="ce10" table:number-columns-repeated="2"/>
          <table:table-cell table:style-name="ce29" table:number-columns-repeated="3"/>
          <table:table-cell table:style-name="ce43" table:number-columns-repeated="2"/>
          <table:table-cell table:style-name="ce46"/>
          <table:table-cell table:style-name="ce43" table:number-columns-repeated="5"/>
          <table:table-cell table:style-name="ce42"/>
          <table:table-cell table:style-name="ce55" table:number-columns-repeated="3"/>
          <table:table-cell table:number-columns-repeated="1007"/>
        </table:table-row>
        <table:table-row table:style-name="ro6">
          <table:table-cell table:style-name="ce9" office:value-type="string" calcext:value-type="string">
            <text:p>Freight Lifted</text:p>
          </table:table-cell>
          <table:table-cell table:style-name="ce10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1007"/>
        </table:table-row>
        <table:table-row table:style-name="ro6">
          <table:table-cell table:style-name="ce10"/>
          <table:table-cell table:style-name="ce14" office:value-type="string" calcext:value-type="string">
            <text:p>Road <text:span text:style-name="T5">4, 9</text:span></text:p>
          </table:table-cell>
          <table:table-cell table:style-name="ce28" table:formula="of:=IF(ISERR(['file:///tmp/mozilla_nalu0/chapter_summary-2019.xlsx'#$'S1 Numbers'.C17]/['file:///tmp/mozilla_nalu0/chapter_summary-2019.xlsx'#$'S1 Numbers'.$C17]*100);&quot;..&quot;;IF((['file:///tmp/mozilla_nalu0/chapter_summary-2019.xlsx'#$'S1 Numbers'.C17]/['file:///tmp/mozilla_nalu0/chapter_summary-2019.xlsx'#$'S1 Numbers'.$C17]*100)=0;&quot;..&quot;;(['file:///tmp/mozilla_nalu0/chapter_summary-2019.xlsx'#$'S1 Numbers'.C17]/['file:///tmp/mozilla_nalu0/chapter_summary-2019.xlsx'#$'S1 Numbers'.$C17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17]/['file:///tmp/mozilla_nalu0/chapter_summary-2019.xlsx'#$'S1 Numbers'.$D17]*100);&quot;..&quot;;IF((['file:///tmp/mozilla_nalu0/chapter_summary-2019.xlsx'#$'S1 Numbers'.D17]/['file:///tmp/mozilla_nalu0/chapter_summary-2019.xlsx'#$'S1 Numbers'.$D17]*100)=0;&quot;..&quot;;(['file:///tmp/mozilla_nalu0/chapter_summary-2019.xlsx'#$'S1 Numbers'.D17]/['file:///tmp/mozilla_nalu0/chapter_summary-2019.xlsx'#$'S1 Numbers'.$D17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17]/['file:///tmp/mozilla_nalu0/chapter_summary-2019.xlsx'#$'S1 Numbers'.$F17]*100);&quot;..&quot;;IF((['file:///tmp/mozilla_nalu0/chapter_summary-2019.xlsx'#$'S1 Numbers'.F17]/['file:///tmp/mozilla_nalu0/chapter_summary-2019.xlsx'#$'S1 Numbers'.$F17]*100)=0;&quot;..&quot;;(['file:///tmp/mozilla_nalu0/chapter_summary-2019.xlsx'#$'S1 Numbers'.F17]/['file:///tmp/mozilla_nalu0/chapter_summary-2019.xlsx'#$'S1 Numbers'.$F17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17]/['file:///tmp/mozilla_nalu0/chapter_summary-2019.xlsx'#$'S1 Numbers'.$G17]*100);&quot;..&quot;;IF((['file:///tmp/mozilla_nalu0/chapter_summary-2019.xlsx'#$'S1 Numbers'.G17]/['file:///tmp/mozilla_nalu0/chapter_summary-2019.xlsx'#$'S1 Numbers'.$G17]*100)=0;&quot;..&quot;;(['file:///tmp/mozilla_nalu0/chapter_summary-2019.xlsx'#$'S1 Numbers'.G17]/['file:///tmp/mozilla_nalu0/chapter_summary-2019.xlsx'#$'S1 Numbers'.$G17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17]/['file:///tmp/mozilla_nalu0/chapter_summary-2019.xlsx'#$'S1 Numbers'.$H17]*100);&quot;..&quot;;IF((['file:///tmp/mozilla_nalu0/chapter_summary-2019.xlsx'#$'S1 Numbers'.H17]/['file:///tmp/mozilla_nalu0/chapter_summary-2019.xlsx'#$'S1 Numbers'.$H17]*100)=0;&quot;..&quot;;(['file:///tmp/mozilla_nalu0/chapter_summary-2019.xlsx'#$'S1 Numbers'.H17]/['file:///tmp/mozilla_nalu0/chapter_summary-2019.xlsx'#$'S1 Numbers'.$H17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17]/['file:///tmp/mozilla_nalu0/chapter_summary-2019.xlsx'#$'S1 Numbers'.$I17]*100);&quot;..&quot;;IF((['file:///tmp/mozilla_nalu0/chapter_summary-2019.xlsx'#$'S1 Numbers'.I17]/['file:///tmp/mozilla_nalu0/chapter_summary-2019.xlsx'#$'S1 Numbers'.$I17]*100)=0;&quot;..&quot;;(['file:///tmp/mozilla_nalu0/chapter_summary-2019.xlsx'#$'S1 Numbers'.I17]/['file:///tmp/mozilla_nalu0/chapter_summary-2019.xlsx'#$'S1 Numbers'.$I17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17]/['file:///tmp/mozilla_nalu0/chapter_summary-2019.xlsx'#$'S1 Numbers'.$I17]*100);&quot;..&quot;;IF((['file:///tmp/mozilla_nalu0/chapter_summary-2019.xlsx'#$'S1 Numbers'.J17]/['file:///tmp/mozilla_nalu0/chapter_summary-2019.xlsx'#$'S1 Numbers'.$I17]*100)=0;&quot;..&quot;;(['file:///tmp/mozilla_nalu0/chapter_summary-2019.xlsx'#$'S1 Numbers'.J17]/['file:///tmp/mozilla_nalu0/chapter_summary-2019.xlsx'#$'S1 Numbers'.$I17])*100))" office:value-type="float" office:value="84.0127388535032" calcext:value-type="float">
            <text:p>84.0</text:p>
          </table:table-cell>
          <table:table-cell table:style-name="ce42" table:formula="of:=IF(ISERR(['file:///tmp/mozilla_nalu0/chapter_summary-2019.xlsx'#$'S1 Numbers'.K17]/['file:///tmp/mozilla_nalu0/chapter_summary-2019.xlsx'#$'S1 Numbers'.$I17]*100);&quot;..&quot;;IF((['file:///tmp/mozilla_nalu0/chapter_summary-2019.xlsx'#$'S1 Numbers'.K17]/['file:///tmp/mozilla_nalu0/chapter_summary-2019.xlsx'#$'S1 Numbers'.$I17]*100)=0;&quot;..&quot;;(['file:///tmp/mozilla_nalu0/chapter_summary-2019.xlsx'#$'S1 Numbers'.K17]/['file:///tmp/mozilla_nalu0/chapter_summary-2019.xlsx'#$'S1 Numbers'.$I17])*100))" office:value-type="float" office:value="84.0127388535032" calcext:value-type="float">
            <text:p>84.0</text:p>
          </table:table-cell>
          <table:table-cell table:style-name="ce42" table:formula="of:=IF(ISERR(['file:///tmp/mozilla_nalu0/chapter_summary-2019.xlsx'#$'S1 Numbers'.L17]/['file:///tmp/mozilla_nalu0/chapter_summary-2019.xlsx'#$'S1 Numbers'.$I17]*100);&quot;..&quot;;IF((['file:///tmp/mozilla_nalu0/chapter_summary-2019.xlsx'#$'S1 Numbers'.L17]/['file:///tmp/mozilla_nalu0/chapter_summary-2019.xlsx'#$'S1 Numbers'.$I17]*100)=0;&quot;..&quot;;(['file:///tmp/mozilla_nalu0/chapter_summary-2019.xlsx'#$'S1 Numbers'.L17]/['file:///tmp/mozilla_nalu0/chapter_summary-2019.xlsx'#$'S1 Numbers'.$I17])*100))" office:value-type="float" office:value="85.859872611465" calcext:value-type="float">
            <text:p>85.9</text:p>
          </table:table-cell>
          <table:table-cell table:style-name="ce42" table:formula="of:=IF(ISERR(['file:///tmp/mozilla_nalu0/chapter_summary-2019.xlsx'#$'S1 Numbers'.M17]/['file:///tmp/mozilla_nalu0/chapter_summary-2019.xlsx'#$'S1 Numbers'.$I17]*100);&quot;..&quot;;IF((['file:///tmp/mozilla_nalu0/chapter_summary-2019.xlsx'#$'S1 Numbers'.M17]/['file:///tmp/mozilla_nalu0/chapter_summary-2019.xlsx'#$'S1 Numbers'.$I17]*100)=0;&quot;..&quot;;(['file:///tmp/mozilla_nalu0/chapter_summary-2019.xlsx'#$'S1 Numbers'.M17]/['file:///tmp/mozilla_nalu0/chapter_summary-2019.xlsx'#$'S1 Numbers'.$I17])*100))" office:value-type="float" office:value="87.3885350318471" calcext:value-type="float">
            <text:p>87.4</text:p>
          </table:table-cell>
          <table:table-cell table:style-name="ce42" table:formula="of:=IF(ISERR(['file:///tmp/mozilla_nalu0/chapter_summary-2019.xlsx'#$'S1 Numbers'.N17]/['file:///tmp/mozilla_nalu0/chapter_summary-2019.xlsx'#$'S1 Numbers'.$I17]*100);&quot;..&quot;;IF((['file:///tmp/mozilla_nalu0/chapter_summary-2019.xlsx'#$'S1 Numbers'.N17]/['file:///tmp/mozilla_nalu0/chapter_summary-2019.xlsx'#$'S1 Numbers'.$I17]*100)=0;&quot;..&quot;;(['file:///tmp/mozilla_nalu0/chapter_summary-2019.xlsx'#$'S1 Numbers'.N17]/['file:///tmp/mozilla_nalu0/chapter_summary-2019.xlsx'#$'S1 Numbers'.$I17])*100))" office:value-type="float" office:value="79.6178343949045" calcext:value-type="float">
            <text:p>79.6</text:p>
          </table:table-cell>
          <table:table-cell table:style-name="ce42" table:formula="of:=IF(ISERR(['file:///tmp/mozilla_nalu0/chapter_summary-2019.xlsx'#$'S1 Numbers'.O17]/['file:///tmp/mozilla_nalu0/chapter_summary-2019.xlsx'#$'S1 Numbers'.$I17]*100);&quot;..&quot;;IF((['file:///tmp/mozilla_nalu0/chapter_summary-2019.xlsx'#$'S1 Numbers'.O17]/['file:///tmp/mozilla_nalu0/chapter_summary-2019.xlsx'#$'S1 Numbers'.$I17]*100)=0;&quot;..&quot;;(['file:///tmp/mozilla_nalu0/chapter_summary-2019.xlsx'#$'S1 Numbers'.O17]/['file:///tmp/mozilla_nalu0/chapter_summary-2019.xlsx'#$'S1 Numbers'.$I17])*100))" office:value-type="float" office:value="78.2802547770701" calcext:value-type="float">
            <text:p>78.3</text:p>
          </table:table-cell>
          <table:table-cell table:style-name="ce42" table:formula="of:=IF(ISERR(['file:///tmp/mozilla_nalu0/chapter_summary-2019.xlsx'#$'S1 Numbers'.P17]/['file:///tmp/mozilla_nalu0/chapter_summary-2019.xlsx'#$'S1 Numbers'.$I17]*100);&quot;..&quot;;IF((['file:///tmp/mozilla_nalu0/chapter_summary-2019.xlsx'#$'S1 Numbers'.P17]/['file:///tmp/mozilla_nalu0/chapter_summary-2019.xlsx'#$'S1 Numbers'.$I17]*100)=0;&quot;..&quot;;(['file:///tmp/mozilla_nalu0/chapter_summary-2019.xlsx'#$'S1 Numbers'.P17]/['file:///tmp/mozilla_nalu0/chapter_summary-2019.xlsx'#$'S1 Numbers'.$I17])*100))" office:value-type="float" office:value="84.5222929936306" calcext:value-type="float">
            <text:p>84.5</text:p>
          </table:table-cell>
          <table:table-cell table:style-name="ce42" table:formula="of:=IF(ISERR(['file:///tmp/mozilla_nalu0/chapter_summary-2019.xlsx'#$'S1 Numbers'.Q17]/['file:///tmp/mozilla_nalu0/chapter_summary-2019.xlsx'#$'S1 Numbers'.$I17]*100);&quot;..&quot;;IF((['file:///tmp/mozilla_nalu0/chapter_summary-2019.xlsx'#$'S1 Numbers'.Q17]/['file:///tmp/mozilla_nalu0/chapter_summary-2019.xlsx'#$'S1 Numbers'.$I17]*100)=0;&quot;..&quot;;(['file:///tmp/mozilla_nalu0/chapter_summary-2019.xlsx'#$'S1 Numbers'.Q17]/['file:///tmp/mozilla_nalu0/chapter_summary-2019.xlsx'#$'S1 Numbers'.$I17])*100))" office:value-type="float" office:value="89.1082802547771" calcext:value-type="float">
            <text:p>89.1</text:p>
          </table:table-cell>
          <table:table-cell table:style-name="ce42" table:formula="of:=IF(ISERR(['file:///tmp/mozilla_nalu0/chapter_summary-2019.xlsx'#$'S1 Numbers'.R17]/['file:///tmp/mozilla_nalu0/chapter_summary-2019.xlsx'#$'S1 Numbers'.$I17]*100);&quot;..&quot;;IF((['file:///tmp/mozilla_nalu0/chapter_summary-2019.xlsx'#$'S1 Numbers'.R17]/['file:///tmp/mozilla_nalu0/chapter_summary-2019.xlsx'#$'S1 Numbers'.$I17]*100)=0;&quot;..&quot;;(['file:///tmp/mozilla_nalu0/chapter_summary-2019.xlsx'#$'S1 Numbers'.R17]/['file:///tmp/mozilla_nalu0/chapter_summary-2019.xlsx'#$'S1 Numbers'.$I17])*100))" office:value-type="float" office:value="78.0891719745223" calcext:value-type="float">
            <text:p>78.1</text:p>
          </table:table-cell>
          <table:table-cell table:style-name="ce42" table:formula="of:=IF(ISERR(['file:///tmp/mozilla_nalu0/chapter_summary-2019.xlsx'#$'S1 Numbers'.S17]/['file:///tmp/mozilla_nalu0/chapter_summary-2019.xlsx'#$'S1 Numbers'.$I17]*100);&quot;..&quot;;IF((['file:///tmp/mozilla_nalu0/chapter_summary-2019.xlsx'#$'S1 Numbers'.S17]/['file:///tmp/mozilla_nalu0/chapter_summary-2019.xlsx'#$'S1 Numbers'.$I17]*100)=0;&quot;..&quot;;(['file:///tmp/mozilla_nalu0/chapter_summary-2019.xlsx'#$'S1 Numbers'.S17]/['file:///tmp/mozilla_nalu0/chapter_summary-2019.xlsx'#$'S1 Numbers'.$I17])*100))" office:value-type="float" office:value="81.9108280254777" calcext:value-type="float">
            <text:p>81.9</text:p>
          </table:table-cell>
          <table:table-cell table:number-columns-repeated="1006"/>
        </table:table-row>
        <table:table-row table:style-name="ro6">
          <table:table-cell table:style-name="ce10"/>
          <table:table-cell table:style-name="ce14" office:value-type="string" calcext:value-type="string">
            <text:p>Rail <text:span text:style-name="T5">2</text:span></text:p>
          </table:table-cell>
          <table:table-cell table:style-name="ce28" table:formula="of:=IF(ISERR(['file:///tmp/mozilla_nalu0/chapter_summary-2019.xlsx'#$'S1 Numbers'.C18]/['file:///tmp/mozilla_nalu0/chapter_summary-2019.xlsx'#$'S1 Numbers'.$C18]*100);&quot;..&quot;;IF((['file:///tmp/mozilla_nalu0/chapter_summary-2019.xlsx'#$'S1 Numbers'.C18]/['file:///tmp/mozilla_nalu0/chapter_summary-2019.xlsx'#$'S1 Numbers'.$C18]*100)=0;&quot;..&quot;;(['file:///tmp/mozilla_nalu0/chapter_summary-2019.xlsx'#$'S1 Numbers'.C18]/['file:///tmp/mozilla_nalu0/chapter_summary-2019.xlsx'#$'S1 Numbers'.$C18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18]/['file:///tmp/mozilla_nalu0/chapter_summary-2019.xlsx'#$'S1 Numbers'.$D18]*100);&quot;..&quot;;IF((['file:///tmp/mozilla_nalu0/chapter_summary-2019.xlsx'#$'S1 Numbers'.D18]/['file:///tmp/mozilla_nalu0/chapter_summary-2019.xlsx'#$'S1 Numbers'.$D18]*100)=0;&quot;..&quot;;(['file:///tmp/mozilla_nalu0/chapter_summary-2019.xlsx'#$'S1 Numbers'.D18]/['file:///tmp/mozilla_nalu0/chapter_summary-2019.xlsx'#$'S1 Numbers'.$D18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18]/['file:///tmp/mozilla_nalu0/chapter_summary-2019.xlsx'#$'S1 Numbers'.$F18]*100);&quot;..&quot;;IF((['file:///tmp/mozilla_nalu0/chapter_summary-2019.xlsx'#$'S1 Numbers'.F18]/['file:///tmp/mozilla_nalu0/chapter_summary-2019.xlsx'#$'S1 Numbers'.$F18]*100)=0;&quot;..&quot;;(['file:///tmp/mozilla_nalu0/chapter_summary-2019.xlsx'#$'S1 Numbers'.F18]/['file:///tmp/mozilla_nalu0/chapter_summary-2019.xlsx'#$'S1 Numbers'.$F18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18]/['file:///tmp/mozilla_nalu0/chapter_summary-2019.xlsx'#$'S1 Numbers'.$G18]*100);&quot;..&quot;;IF((['file:///tmp/mozilla_nalu0/chapter_summary-2019.xlsx'#$'S1 Numbers'.G18]/['file:///tmp/mozilla_nalu0/chapter_summary-2019.xlsx'#$'S1 Numbers'.$G18]*100)=0;&quot;..&quot;;(['file:///tmp/mozilla_nalu0/chapter_summary-2019.xlsx'#$'S1 Numbers'.G18]/['file:///tmp/mozilla_nalu0/chapter_summary-2019.xlsx'#$'S1 Numbers'.$G18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18]/['file:///tmp/mozilla_nalu0/chapter_summary-2019.xlsx'#$'S1 Numbers'.$H18]*100);&quot;..&quot;;IF((['file:///tmp/mozilla_nalu0/chapter_summary-2019.xlsx'#$'S1 Numbers'.H18]/['file:///tmp/mozilla_nalu0/chapter_summary-2019.xlsx'#$'S1 Numbers'.$H18]*100)=0;&quot;..&quot;;(['file:///tmp/mozilla_nalu0/chapter_summary-2019.xlsx'#$'S1 Numbers'.H18]/['file:///tmp/mozilla_nalu0/chapter_summary-2019.xlsx'#$'S1 Numbers'.$H18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18]/['file:///tmp/mozilla_nalu0/chapter_summary-2019.xlsx'#$'S1 Numbers'.$I18]*100);&quot;..&quot;;IF((['file:///tmp/mozilla_nalu0/chapter_summary-2019.xlsx'#$'S1 Numbers'.I18]/['file:///tmp/mozilla_nalu0/chapter_summary-2019.xlsx'#$'S1 Numbers'.$I18]*100)=0;&quot;..&quot;;(['file:///tmp/mozilla_nalu0/chapter_summary-2019.xlsx'#$'S1 Numbers'.I18]/['file:///tmp/mozilla_nalu0/chapter_summary-2019.xlsx'#$'S1 Numbers'.$I18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18]/['file:///tmp/mozilla_nalu0/chapter_summary-2019.xlsx'#$'S1 Numbers'.$I18]*100);&quot;..&quot;;IF((['file:///tmp/mozilla_nalu0/chapter_summary-2019.xlsx'#$'S1 Numbers'.J18]/['file:///tmp/mozilla_nalu0/chapter_summary-2019.xlsx'#$'S1 Numbers'.$I18]*100)=0;&quot;..&quot;;(['file:///tmp/mozilla_nalu0/chapter_summary-2019.xlsx'#$'S1 Numbers'.J18]/['file:///tmp/mozilla_nalu0/chapter_summary-2019.xlsx'#$'S1 Numbers'.$I18])*100))" office:value-type="float" office:value="93.5328185328185" calcext:value-type="float">
            <text:p>93.5</text:p>
          </table:table-cell>
          <table:table-cell table:style-name="ce42" table:formula="of:=IF(ISERR(['file:///tmp/mozilla_nalu0/chapter_summary-2019.xlsx'#$'S1 Numbers'.K18]/['file:///tmp/mozilla_nalu0/chapter_summary-2019.xlsx'#$'S1 Numbers'.$I18]*100);&quot;..&quot;;IF((['file:///tmp/mozilla_nalu0/chapter_summary-2019.xlsx'#$'S1 Numbers'.K18]/['file:///tmp/mozilla_nalu0/chapter_summary-2019.xlsx'#$'S1 Numbers'.$I18]*100)=0;&quot;..&quot;;(['file:///tmp/mozilla_nalu0/chapter_summary-2019.xlsx'#$'S1 Numbers'.K18]/['file:///tmp/mozilla_nalu0/chapter_summary-2019.xlsx'#$'S1 Numbers'.$I18])*100))" office:value-type="float" office:value="80.4054054054054" calcext:value-type="float">
            <text:p>80.4</text:p>
          </table:table-cell>
          <table:table-cell table:style-name="ce42" table:formula="of:=IF(ISERR(['file:///tmp/mozilla_nalu0/chapter_summary-2019.xlsx'#$'S1 Numbers'.L18]/['file:///tmp/mozilla_nalu0/chapter_summary-2019.xlsx'#$'S1 Numbers'.$I18]*100);&quot;..&quot;;IF((['file:///tmp/mozilla_nalu0/chapter_summary-2019.xlsx'#$'S1 Numbers'.L18]/['file:///tmp/mozilla_nalu0/chapter_summary-2019.xlsx'#$'S1 Numbers'.$I18]*100)=0;&quot;..&quot;;(['file:///tmp/mozilla_nalu0/chapter_summary-2019.xlsx'#$'S1 Numbers'.L18]/['file:///tmp/mozilla_nalu0/chapter_summary-2019.xlsx'#$'S1 Numbers'.$I18])*100))" office:value-type="float" office:value="95.2702702702703" calcext:value-type="float">
            <text:p>95.3</text:p>
          </table:table-cell>
          <table:table-cell table:style-name="ce42" table:formula="of:=IF(ISERR(['file:///tmp/mozilla_nalu0/chapter_summary-2019.xlsx'#$'S1 Numbers'.M18]/['file:///tmp/mozilla_nalu0/chapter_summary-2019.xlsx'#$'S1 Numbers'.$I18]*100);&quot;..&quot;;IF((['file:///tmp/mozilla_nalu0/chapter_summary-2019.xlsx'#$'S1 Numbers'.M18]/['file:///tmp/mozilla_nalu0/chapter_summary-2019.xlsx'#$'S1 Numbers'.$I18]*100)=0;&quot;..&quot;;(['file:///tmp/mozilla_nalu0/chapter_summary-2019.xlsx'#$'S1 Numbers'.M18]/['file:///tmp/mozilla_nalu0/chapter_summary-2019.xlsx'#$'S1 Numbers'.$I18])*100))" office:value-type="float" office:value="81.3706563706564" calcext:value-type="float">
            <text:p>81.4</text:p>
          </table:table-cell>
          <table:table-cell table:style-name="ce42" table:formula="of:=IF(ISERR(['file:///tmp/mozilla_nalu0/chapter_summary-2019.xlsx'#$'S1 Numbers'.N18]/['file:///tmp/mozilla_nalu0/chapter_summary-2019.xlsx'#$'S1 Numbers'.$I18]*100);&quot;..&quot;;IF((['file:///tmp/mozilla_nalu0/chapter_summary-2019.xlsx'#$'S1 Numbers'.N18]/['file:///tmp/mozilla_nalu0/chapter_summary-2019.xlsx'#$'S1 Numbers'.$I18]*100)=0;&quot;..&quot;;(['file:///tmp/mozilla_nalu0/chapter_summary-2019.xlsx'#$'S1 Numbers'.N18]/['file:///tmp/mozilla_nalu0/chapter_summary-2019.xlsx'#$'S1 Numbers'.$I18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O18]/['file:///tmp/mozilla_nalu0/chapter_summary-2019.xlsx'#$'S1 Numbers'.$I18]*100);&quot;..&quot;;IF((['file:///tmp/mozilla_nalu0/chapter_summary-2019.xlsx'#$'S1 Numbers'.O18]/['file:///tmp/mozilla_nalu0/chapter_summary-2019.xlsx'#$'S1 Numbers'.$I18]*100)=0;&quot;..&quot;;(['file:///tmp/mozilla_nalu0/chapter_summary-2019.xlsx'#$'S1 Numbers'.O18]/['file:///tmp/mozilla_nalu0/chapter_summary-2019.xlsx'#$'S1 Numbers'.$I18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P18]/['file:///tmp/mozilla_nalu0/chapter_summary-2019.xlsx'#$'S1 Numbers'.$I18]*100);&quot;..&quot;;IF((['file:///tmp/mozilla_nalu0/chapter_summary-2019.xlsx'#$'S1 Numbers'.P18]/['file:///tmp/mozilla_nalu0/chapter_summary-2019.xlsx'#$'S1 Numbers'.$I18]*100)=0;&quot;..&quot;;(['file:///tmp/mozilla_nalu0/chapter_summary-2019.xlsx'#$'S1 Numbers'.P18]/['file:///tmp/mozilla_nalu0/chapter_summary-2019.xlsx'#$'S1 Numbers'.$I18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Q18]/['file:///tmp/mozilla_nalu0/chapter_summary-2019.xlsx'#$'S1 Numbers'.$I18]*100);&quot;..&quot;;IF((['file:///tmp/mozilla_nalu0/chapter_summary-2019.xlsx'#$'S1 Numbers'.Q18]/['file:///tmp/mozilla_nalu0/chapter_summary-2019.xlsx'#$'S1 Numbers'.$I18]*100)=0;&quot;..&quot;;(['file:///tmp/mozilla_nalu0/chapter_summary-2019.xlsx'#$'S1 Numbers'.Q18]/['file:///tmp/mozilla_nalu0/chapter_summary-2019.xlsx'#$'S1 Numbers'.$I18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R18]/['file:///tmp/mozilla_nalu0/chapter_summary-2019.xlsx'#$'S1 Numbers'.$I18]*100);&quot;..&quot;;IF((['file:///tmp/mozilla_nalu0/chapter_summary-2019.xlsx'#$'S1 Numbers'.R18]/['file:///tmp/mozilla_nalu0/chapter_summary-2019.xlsx'#$'S1 Numbers'.$I18]*100)=0;&quot;..&quot;;(['file:///tmp/mozilla_nalu0/chapter_summary-2019.xlsx'#$'S1 Numbers'.R18]/['file:///tmp/mozilla_nalu0/chapter_summary-2019.xlsx'#$'S1 Numbers'.$I18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S18]/['file:///tmp/mozilla_nalu0/chapter_summary-2019.xlsx'#$'S1 Numbers'.$I18]*100);&quot;..&quot;;IF((['file:///tmp/mozilla_nalu0/chapter_summary-2019.xlsx'#$'S1 Numbers'.S18]/['file:///tmp/mozilla_nalu0/chapter_summary-2019.xlsx'#$'S1 Numbers'.$I18]*100)=0;&quot;..&quot;;(['file:///tmp/mozilla_nalu0/chapter_summary-2019.xlsx'#$'S1 Numbers'.S18]/['file:///tmp/mozilla_nalu0/chapter_summary-2019.xlsx'#$'S1 Numbers'.$I18])*100))" office:value-type="string" office:string-value=".." calcext:value-type="string">
            <text:p>..</text:p>
          </table:table-cell>
          <table:table-cell table:number-columns-repeated="1006"/>
        </table:table-row>
        <table:table-row table:style-name="ro6">
          <table:table-cell table:style-name="ce10"/>
          <table:table-cell table:style-name="ce14" office:value-type="string" calcext:value-type="string">
            <text:p>Coastwise traffic</text:p>
          </table:table-cell>
          <table:table-cell table:style-name="ce28" table:formula="of:=IF(ISERR(['file:///tmp/mozilla_nalu0/chapter_summary-2019.xlsx'#$'S1 Numbers'.C19]/['file:///tmp/mozilla_nalu0/chapter_summary-2019.xlsx'#$'S1 Numbers'.$C19]*100);&quot;..&quot;;IF((['file:///tmp/mozilla_nalu0/chapter_summary-2019.xlsx'#$'S1 Numbers'.C19]/['file:///tmp/mozilla_nalu0/chapter_summary-2019.xlsx'#$'S1 Numbers'.$C19]*100)=0;&quot;..&quot;;(['file:///tmp/mozilla_nalu0/chapter_summary-2019.xlsx'#$'S1 Numbers'.C19]/['file:///tmp/mozilla_nalu0/chapter_summary-2019.xlsx'#$'S1 Numbers'.$C19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19]/['file:///tmp/mozilla_nalu0/chapter_summary-2019.xlsx'#$'S1 Numbers'.$D19]*100);&quot;..&quot;;IF((['file:///tmp/mozilla_nalu0/chapter_summary-2019.xlsx'#$'S1 Numbers'.D19]/['file:///tmp/mozilla_nalu0/chapter_summary-2019.xlsx'#$'S1 Numbers'.$D19]*100)=0;&quot;..&quot;;(['file:///tmp/mozilla_nalu0/chapter_summary-2019.xlsx'#$'S1 Numbers'.D19]/['file:///tmp/mozilla_nalu0/chapter_summary-2019.xlsx'#$'S1 Numbers'.$D19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19]/['file:///tmp/mozilla_nalu0/chapter_summary-2019.xlsx'#$'S1 Numbers'.$F19]*100);&quot;..&quot;;IF((['file:///tmp/mozilla_nalu0/chapter_summary-2019.xlsx'#$'S1 Numbers'.F19]/['file:///tmp/mozilla_nalu0/chapter_summary-2019.xlsx'#$'S1 Numbers'.$F19]*100)=0;&quot;..&quot;;(['file:///tmp/mozilla_nalu0/chapter_summary-2019.xlsx'#$'S1 Numbers'.F19]/['file:///tmp/mozilla_nalu0/chapter_summary-2019.xlsx'#$'S1 Numbers'.$F19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19]/['file:///tmp/mozilla_nalu0/chapter_summary-2019.xlsx'#$'S1 Numbers'.$G19]*100);&quot;..&quot;;IF((['file:///tmp/mozilla_nalu0/chapter_summary-2019.xlsx'#$'S1 Numbers'.G19]/['file:///tmp/mozilla_nalu0/chapter_summary-2019.xlsx'#$'S1 Numbers'.$G19]*100)=0;&quot;..&quot;;(['file:///tmp/mozilla_nalu0/chapter_summary-2019.xlsx'#$'S1 Numbers'.G19]/['file:///tmp/mozilla_nalu0/chapter_summary-2019.xlsx'#$'S1 Numbers'.$G19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19]/['file:///tmp/mozilla_nalu0/chapter_summary-2019.xlsx'#$'S1 Numbers'.$H19]*100);&quot;..&quot;;IF((['file:///tmp/mozilla_nalu0/chapter_summary-2019.xlsx'#$'S1 Numbers'.H19]/['file:///tmp/mozilla_nalu0/chapter_summary-2019.xlsx'#$'S1 Numbers'.$H19]*100)=0;&quot;..&quot;;(['file:///tmp/mozilla_nalu0/chapter_summary-2019.xlsx'#$'S1 Numbers'.H19]/['file:///tmp/mozilla_nalu0/chapter_summary-2019.xlsx'#$'S1 Numbers'.$H19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19]/['file:///tmp/mozilla_nalu0/chapter_summary-2019.xlsx'#$'S1 Numbers'.$I19]*100);&quot;..&quot;;IF((['file:///tmp/mozilla_nalu0/chapter_summary-2019.xlsx'#$'S1 Numbers'.I19]/['file:///tmp/mozilla_nalu0/chapter_summary-2019.xlsx'#$'S1 Numbers'.$I19]*100)=0;&quot;..&quot;;(['file:///tmp/mozilla_nalu0/chapter_summary-2019.xlsx'#$'S1 Numbers'.I19]/['file:///tmp/mozilla_nalu0/chapter_summary-2019.xlsx'#$'S1 Numbers'.$I19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19]/['file:///tmp/mozilla_nalu0/chapter_summary-2019.xlsx'#$'S1 Numbers'.$I19]*100);&quot;..&quot;;IF((['file:///tmp/mozilla_nalu0/chapter_summary-2019.xlsx'#$'S1 Numbers'.J19]/['file:///tmp/mozilla_nalu0/chapter_summary-2019.xlsx'#$'S1 Numbers'.$I19]*100)=0;&quot;..&quot;;(['file:///tmp/mozilla_nalu0/chapter_summary-2019.xlsx'#$'S1 Numbers'.J19]/['file:///tmp/mozilla_nalu0/chapter_summary-2019.xlsx'#$'S1 Numbers'.$I19])*100))" office:value-type="float" office:value="85.2233676975945" calcext:value-type="float">
            <text:p>85.2</text:p>
          </table:table-cell>
          <table:table-cell table:style-name="ce42" table:formula="of:=IF(ISERR(['file:///tmp/mozilla_nalu0/chapter_summary-2019.xlsx'#$'S1 Numbers'.K19]/['file:///tmp/mozilla_nalu0/chapter_summary-2019.xlsx'#$'S1 Numbers'.$I19]*100);&quot;..&quot;;IF((['file:///tmp/mozilla_nalu0/chapter_summary-2019.xlsx'#$'S1 Numbers'.K19]/['file:///tmp/mozilla_nalu0/chapter_summary-2019.xlsx'#$'S1 Numbers'.$I19]*100)=0;&quot;..&quot;;(['file:///tmp/mozilla_nalu0/chapter_summary-2019.xlsx'#$'S1 Numbers'.K19]/['file:///tmp/mozilla_nalu0/chapter_summary-2019.xlsx'#$'S1 Numbers'.$I19])*100))" office:value-type="float" office:value="77.1048109965636" calcext:value-type="float">
            <text:p>77.1</text:p>
          </table:table-cell>
          <table:table-cell table:style-name="ce42" table:formula="of:=IF(ISERR(['file:///tmp/mozilla_nalu0/chapter_summary-2019.xlsx'#$'S1 Numbers'.L19]/['file:///tmp/mozilla_nalu0/chapter_summary-2019.xlsx'#$'S1 Numbers'.$I19]*100);&quot;..&quot;;IF((['file:///tmp/mozilla_nalu0/chapter_summary-2019.xlsx'#$'S1 Numbers'.L19]/['file:///tmp/mozilla_nalu0/chapter_summary-2019.xlsx'#$'S1 Numbers'.$I19]*100)=0;&quot;..&quot;;(['file:///tmp/mozilla_nalu0/chapter_summary-2019.xlsx'#$'S1 Numbers'.L19]/['file:///tmp/mozilla_nalu0/chapter_summary-2019.xlsx'#$'S1 Numbers'.$I19])*100))" office:value-type="float" office:value="70.1460481099656" calcext:value-type="float">
            <text:p>70.1</text:p>
          </table:table-cell>
          <table:table-cell table:style-name="ce42" table:formula="of:=IF(ISERR(['file:///tmp/mozilla_nalu0/chapter_summary-2019.xlsx'#$'S1 Numbers'.M19]/['file:///tmp/mozilla_nalu0/chapter_summary-2019.xlsx'#$'S1 Numbers'.$I19]*100);&quot;..&quot;;IF((['file:///tmp/mozilla_nalu0/chapter_summary-2019.xlsx'#$'S1 Numbers'.M19]/['file:///tmp/mozilla_nalu0/chapter_summary-2019.xlsx'#$'S1 Numbers'.$I19]*100)=0;&quot;..&quot;;(['file:///tmp/mozilla_nalu0/chapter_summary-2019.xlsx'#$'S1 Numbers'.M19]/['file:///tmp/mozilla_nalu0/chapter_summary-2019.xlsx'#$'S1 Numbers'.$I19])*100))" office:value-type="float" office:value="53.8659793814433" calcext:value-type="float">
            <text:p>53.9</text:p>
          </table:table-cell>
          <table:table-cell table:style-name="ce42" table:formula="of:=IF(ISERR(['file:///tmp/mozilla_nalu0/chapter_summary-2019.xlsx'#$'S1 Numbers'.N19]/['file:///tmp/mozilla_nalu0/chapter_summary-2019.xlsx'#$'S1 Numbers'.$I19]*100);&quot;..&quot;;IF((['file:///tmp/mozilla_nalu0/chapter_summary-2019.xlsx'#$'S1 Numbers'.N19]/['file:///tmp/mozilla_nalu0/chapter_summary-2019.xlsx'#$'S1 Numbers'.$I19]*100)=0;&quot;..&quot;;(['file:///tmp/mozilla_nalu0/chapter_summary-2019.xlsx'#$'S1 Numbers'.N19]/['file:///tmp/mozilla_nalu0/chapter_summary-2019.xlsx'#$'S1 Numbers'.$I19])*100))" office:value-type="float" office:value="48.926116838488" calcext:value-type="float">
            <text:p>48.9</text:p>
          </table:table-cell>
          <table:table-cell table:style-name="ce42" table:formula="of:=IF(ISERR(['file:///tmp/mozilla_nalu0/chapter_summary-2019.xlsx'#$'S1 Numbers'.O19]/['file:///tmp/mozilla_nalu0/chapter_summary-2019.xlsx'#$'S1 Numbers'.$I19]*100);&quot;..&quot;;IF((['file:///tmp/mozilla_nalu0/chapter_summary-2019.xlsx'#$'S1 Numbers'.O19]/['file:///tmp/mozilla_nalu0/chapter_summary-2019.xlsx'#$'S1 Numbers'.$I19]*100)=0;&quot;..&quot;;(['file:///tmp/mozilla_nalu0/chapter_summary-2019.xlsx'#$'S1 Numbers'.O19]/['file:///tmp/mozilla_nalu0/chapter_summary-2019.xlsx'#$'S1 Numbers'.$I19])*100))" office:value-type="float" office:value="50.7302405498282" calcext:value-type="float">
            <text:p>50.7</text:p>
          </table:table-cell>
          <table:table-cell table:style-name="ce42" table:formula="of:=IF(ISERR(['file:///tmp/mozilla_nalu0/chapter_summary-2019.xlsx'#$'S1 Numbers'.P19]/['file:///tmp/mozilla_nalu0/chapter_summary-2019.xlsx'#$'S1 Numbers'.$I19]*100);&quot;..&quot;;IF((['file:///tmp/mozilla_nalu0/chapter_summary-2019.xlsx'#$'S1 Numbers'.P19]/['file:///tmp/mozilla_nalu0/chapter_summary-2019.xlsx'#$'S1 Numbers'.$I19]*100)=0;&quot;..&quot;;(['file:///tmp/mozilla_nalu0/chapter_summary-2019.xlsx'#$'S1 Numbers'.P19]/['file:///tmp/mozilla_nalu0/chapter_summary-2019.xlsx'#$'S1 Numbers'.$I19])*100))" office:value-type="float" office:value="60.9766733624045" calcext:value-type="float">
            <text:p>61.0</text:p>
          </table:table-cell>
          <table:table-cell table:style-name="ce42" table:formula="of:=IF(ISERR(['file:///tmp/mozilla_nalu0/chapter_summary-2019.xlsx'#$'S1 Numbers'.Q19]/['file:///tmp/mozilla_nalu0/chapter_summary-2019.xlsx'#$'S1 Numbers'.$I19]*100);&quot;..&quot;;IF((['file:///tmp/mozilla_nalu0/chapter_summary-2019.xlsx'#$'S1 Numbers'.Q19]/['file:///tmp/mozilla_nalu0/chapter_summary-2019.xlsx'#$'S1 Numbers'.$I19]*100)=0;&quot;..&quot;;(['file:///tmp/mozilla_nalu0/chapter_summary-2019.xlsx'#$'S1 Numbers'.Q19]/['file:///tmp/mozilla_nalu0/chapter_summary-2019.xlsx'#$'S1 Numbers'.$I19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R19]/['file:///tmp/mozilla_nalu0/chapter_summary-2019.xlsx'#$'S1 Numbers'.$I19]*100);&quot;..&quot;;IF((['file:///tmp/mozilla_nalu0/chapter_summary-2019.xlsx'#$'S1 Numbers'.R19]/['file:///tmp/mozilla_nalu0/chapter_summary-2019.xlsx'#$'S1 Numbers'.$I19]*100)=0;&quot;..&quot;;(['file:///tmp/mozilla_nalu0/chapter_summary-2019.xlsx'#$'S1 Numbers'.R19]/['file:///tmp/mozilla_nalu0/chapter_summary-2019.xlsx'#$'S1 Numbers'.$I19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S19]/['file:///tmp/mozilla_nalu0/chapter_summary-2019.xlsx'#$'S1 Numbers'.$I19]*100);&quot;..&quot;;IF((['file:///tmp/mozilla_nalu0/chapter_summary-2019.xlsx'#$'S1 Numbers'.S19]/['file:///tmp/mozilla_nalu0/chapter_summary-2019.xlsx'#$'S1 Numbers'.$I19]*100)=0;&quot;..&quot;;(['file:///tmp/mozilla_nalu0/chapter_summary-2019.xlsx'#$'S1 Numbers'.S19]/['file:///tmp/mozilla_nalu0/chapter_summary-2019.xlsx'#$'S1 Numbers'.$I19])*100))" office:value-type="string" office:string-value=".." calcext:value-type="string">
            <text:p>..</text:p>
          </table:table-cell>
          <table:table-cell table:number-columns-repeated="1006"/>
        </table:table-row>
        <table:table-row table:style-name="ro6">
          <table:table-cell table:style-name="ce10"/>
          <table:table-cell table:style-name="ce14" office:value-type="string" calcext:value-type="string">
            <text:p>One Port traffic</text:p>
          </table:table-cell>
          <table:table-cell table:style-name="ce28" table:formula="of:=IF(ISERR(['file:///tmp/mozilla_nalu0/chapter_summary-2019.xlsx'#$'S1 Numbers'.C20]/['file:///tmp/mozilla_nalu0/chapter_summary-2019.xlsx'#$'S1 Numbers'.$C20]*100);&quot;..&quot;;IF((['file:///tmp/mozilla_nalu0/chapter_summary-2019.xlsx'#$'S1 Numbers'.C20]/['file:///tmp/mozilla_nalu0/chapter_summary-2019.xlsx'#$'S1 Numbers'.$C20]*100)=0;&quot;..&quot;;(['file:///tmp/mozilla_nalu0/chapter_summary-2019.xlsx'#$'S1 Numbers'.C20]/['file:///tmp/mozilla_nalu0/chapter_summary-2019.xlsx'#$'S1 Numbers'.$C20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20]/['file:///tmp/mozilla_nalu0/chapter_summary-2019.xlsx'#$'S1 Numbers'.$D20]*100);&quot;..&quot;;IF((['file:///tmp/mozilla_nalu0/chapter_summary-2019.xlsx'#$'S1 Numbers'.D20]/['file:///tmp/mozilla_nalu0/chapter_summary-2019.xlsx'#$'S1 Numbers'.$D20]*100)=0;&quot;..&quot;;(['file:///tmp/mozilla_nalu0/chapter_summary-2019.xlsx'#$'S1 Numbers'.D20]/['file:///tmp/mozilla_nalu0/chapter_summary-2019.xlsx'#$'S1 Numbers'.$D20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20]/['file:///tmp/mozilla_nalu0/chapter_summary-2019.xlsx'#$'S1 Numbers'.$F20]*100);&quot;..&quot;;IF((['file:///tmp/mozilla_nalu0/chapter_summary-2019.xlsx'#$'S1 Numbers'.F20]/['file:///tmp/mozilla_nalu0/chapter_summary-2019.xlsx'#$'S1 Numbers'.$F20]*100)=0;&quot;..&quot;;(['file:///tmp/mozilla_nalu0/chapter_summary-2019.xlsx'#$'S1 Numbers'.F20]/['file:///tmp/mozilla_nalu0/chapter_summary-2019.xlsx'#$'S1 Numbers'.$F20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20]/['file:///tmp/mozilla_nalu0/chapter_summary-2019.xlsx'#$'S1 Numbers'.$G20]*100);&quot;..&quot;;IF((['file:///tmp/mozilla_nalu0/chapter_summary-2019.xlsx'#$'S1 Numbers'.G20]/['file:///tmp/mozilla_nalu0/chapter_summary-2019.xlsx'#$'S1 Numbers'.$G20]*100)=0;&quot;..&quot;;(['file:///tmp/mozilla_nalu0/chapter_summary-2019.xlsx'#$'S1 Numbers'.G20]/['file:///tmp/mozilla_nalu0/chapter_summary-2019.xlsx'#$'S1 Numbers'.$G20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20]/['file:///tmp/mozilla_nalu0/chapter_summary-2019.xlsx'#$'S1 Numbers'.$H20]*100);&quot;..&quot;;IF((['file:///tmp/mozilla_nalu0/chapter_summary-2019.xlsx'#$'S1 Numbers'.H20]/['file:///tmp/mozilla_nalu0/chapter_summary-2019.xlsx'#$'S1 Numbers'.$H20]*100)=0;&quot;..&quot;;(['file:///tmp/mozilla_nalu0/chapter_summary-2019.xlsx'#$'S1 Numbers'.H20]/['file:///tmp/mozilla_nalu0/chapter_summary-2019.xlsx'#$'S1 Numbers'.$H20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20]/['file:///tmp/mozilla_nalu0/chapter_summary-2019.xlsx'#$'S1 Numbers'.$I20]*100);&quot;..&quot;;IF((['file:///tmp/mozilla_nalu0/chapter_summary-2019.xlsx'#$'S1 Numbers'.I20]/['file:///tmp/mozilla_nalu0/chapter_summary-2019.xlsx'#$'S1 Numbers'.$I20]*100)=0;&quot;..&quot;;(['file:///tmp/mozilla_nalu0/chapter_summary-2019.xlsx'#$'S1 Numbers'.I20]/['file:///tmp/mozilla_nalu0/chapter_summary-2019.xlsx'#$'S1 Numbers'.$I20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20]/['file:///tmp/mozilla_nalu0/chapter_summary-2019.xlsx'#$'S1 Numbers'.$I20]*100);&quot;..&quot;;IF((['file:///tmp/mozilla_nalu0/chapter_summary-2019.xlsx'#$'S1 Numbers'.J20]/['file:///tmp/mozilla_nalu0/chapter_summary-2019.xlsx'#$'S1 Numbers'.$I20]*100)=0;&quot;..&quot;;(['file:///tmp/mozilla_nalu0/chapter_summary-2019.xlsx'#$'S1 Numbers'.J20]/['file:///tmp/mozilla_nalu0/chapter_summary-2019.xlsx'#$'S1 Numbers'.$I20])*100))" office:value-type="float" office:value="205.142857142857" calcext:value-type="float">
            <text:p>205.1</text:p>
          </table:table-cell>
          <table:table-cell table:style-name="ce42" table:formula="of:=IF(ISERR(['file:///tmp/mozilla_nalu0/chapter_summary-2019.xlsx'#$'S1 Numbers'.K20]/['file:///tmp/mozilla_nalu0/chapter_summary-2019.xlsx'#$'S1 Numbers'.$I20]*100);&quot;..&quot;;IF((['file:///tmp/mozilla_nalu0/chapter_summary-2019.xlsx'#$'S1 Numbers'.K20]/['file:///tmp/mozilla_nalu0/chapter_summary-2019.xlsx'#$'S1 Numbers'.$I20]*100)=0;&quot;..&quot;;(['file:///tmp/mozilla_nalu0/chapter_summary-2019.xlsx'#$'S1 Numbers'.K20]/['file:///tmp/mozilla_nalu0/chapter_summary-2019.xlsx'#$'S1 Numbers'.$I20])*100))" office:value-type="float" office:value="107.428571428571" calcext:value-type="float">
            <text:p>107.4</text:p>
          </table:table-cell>
          <table:table-cell table:style-name="ce42" table:formula="of:=IF(ISERR(['file:///tmp/mozilla_nalu0/chapter_summary-2019.xlsx'#$'S1 Numbers'.L20]/['file:///tmp/mozilla_nalu0/chapter_summary-2019.xlsx'#$'S1 Numbers'.$I20]*100);&quot;..&quot;;IF((['file:///tmp/mozilla_nalu0/chapter_summary-2019.xlsx'#$'S1 Numbers'.L20]/['file:///tmp/mozilla_nalu0/chapter_summary-2019.xlsx'#$'S1 Numbers'.$I20]*100)=0;&quot;..&quot;;(['file:///tmp/mozilla_nalu0/chapter_summary-2019.xlsx'#$'S1 Numbers'.L20]/['file:///tmp/mozilla_nalu0/chapter_summary-2019.xlsx'#$'S1 Numbers'.$I20])*100))" office:value-type="float" office:value="138.285714285714" calcext:value-type="float">
            <text:p>138.3</text:p>
          </table:table-cell>
          <table:table-cell table:style-name="ce42" table:formula="of:=IF(ISERR(['file:///tmp/mozilla_nalu0/chapter_summary-2019.xlsx'#$'S1 Numbers'.M20]/['file:///tmp/mozilla_nalu0/chapter_summary-2019.xlsx'#$'S1 Numbers'.$I20]*100);&quot;..&quot;;IF((['file:///tmp/mozilla_nalu0/chapter_summary-2019.xlsx'#$'S1 Numbers'.M20]/['file:///tmp/mozilla_nalu0/chapter_summary-2019.xlsx'#$'S1 Numbers'.$I20]*100)=0;&quot;..&quot;;(['file:///tmp/mozilla_nalu0/chapter_summary-2019.xlsx'#$'S1 Numbers'.M20]/['file:///tmp/mozilla_nalu0/chapter_summary-2019.xlsx'#$'S1 Numbers'.$I20])*100))" office:value-type="float" office:value="146.857142857143" calcext:value-type="float">
            <text:p>146.9</text:p>
          </table:table-cell>
          <table:table-cell table:style-name="ce42" table:formula="of:=IF(ISERR(['file:///tmp/mozilla_nalu0/chapter_summary-2019.xlsx'#$'S1 Numbers'.N20]/['file:///tmp/mozilla_nalu0/chapter_summary-2019.xlsx'#$'S1 Numbers'.$I20]*100);&quot;..&quot;;IF((['file:///tmp/mozilla_nalu0/chapter_summary-2019.xlsx'#$'S1 Numbers'.N20]/['file:///tmp/mozilla_nalu0/chapter_summary-2019.xlsx'#$'S1 Numbers'.$I20]*100)=0;&quot;..&quot;;(['file:///tmp/mozilla_nalu0/chapter_summary-2019.xlsx'#$'S1 Numbers'.N20]/['file:///tmp/mozilla_nalu0/chapter_summary-2019.xlsx'#$'S1 Numbers'.$I20])*100))" office:value-type="float" office:value="120" calcext:value-type="float">
            <text:p>120.0</text:p>
          </table:table-cell>
          <table:table-cell table:style-name="ce42" table:formula="of:=IF(ISERR(['file:///tmp/mozilla_nalu0/chapter_summary-2019.xlsx'#$'S1 Numbers'.O20]/['file:///tmp/mozilla_nalu0/chapter_summary-2019.xlsx'#$'S1 Numbers'.$I20]*100);&quot;..&quot;;IF((['file:///tmp/mozilla_nalu0/chapter_summary-2019.xlsx'#$'S1 Numbers'.O20]/['file:///tmp/mozilla_nalu0/chapter_summary-2019.xlsx'#$'S1 Numbers'.$I20]*100)=0;&quot;..&quot;;(['file:///tmp/mozilla_nalu0/chapter_summary-2019.xlsx'#$'S1 Numbers'.O20]/['file:///tmp/mozilla_nalu0/chapter_summary-2019.xlsx'#$'S1 Numbers'.$I20])*100))" office:value-type="float" office:value="125.142857142857" calcext:value-type="float">
            <text:p>125.1</text:p>
          </table:table-cell>
          <table:table-cell table:style-name="ce42" table:formula="of:=IF(ISERR(['file:///tmp/mozilla_nalu0/chapter_summary-2019.xlsx'#$'S1 Numbers'.P20]/['file:///tmp/mozilla_nalu0/chapter_summary-2019.xlsx'#$'S1 Numbers'.$I20]*100);&quot;..&quot;;IF((['file:///tmp/mozilla_nalu0/chapter_summary-2019.xlsx'#$'S1 Numbers'.P20]/['file:///tmp/mozilla_nalu0/chapter_summary-2019.xlsx'#$'S1 Numbers'.$I20]*100)=0;&quot;..&quot;;(['file:///tmp/mozilla_nalu0/chapter_summary-2019.xlsx'#$'S1 Numbers'.P20]/['file:///tmp/mozilla_nalu0/chapter_summary-2019.xlsx'#$'S1 Numbers'.$I20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Q20]/['file:///tmp/mozilla_nalu0/chapter_summary-2019.xlsx'#$'S1 Numbers'.$I20]*100);&quot;..&quot;;IF((['file:///tmp/mozilla_nalu0/chapter_summary-2019.xlsx'#$'S1 Numbers'.Q20]/['file:///tmp/mozilla_nalu0/chapter_summary-2019.xlsx'#$'S1 Numbers'.$I20]*100)=0;&quot;..&quot;;(['file:///tmp/mozilla_nalu0/chapter_summary-2019.xlsx'#$'S1 Numbers'.Q20]/['file:///tmp/mozilla_nalu0/chapter_summary-2019.xlsx'#$'S1 Numbers'.$I20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R20]/['file:///tmp/mozilla_nalu0/chapter_summary-2019.xlsx'#$'S1 Numbers'.$I20]*100);&quot;..&quot;;IF((['file:///tmp/mozilla_nalu0/chapter_summary-2019.xlsx'#$'S1 Numbers'.R20]/['file:///tmp/mozilla_nalu0/chapter_summary-2019.xlsx'#$'S1 Numbers'.$I20]*100)=0;&quot;..&quot;;(['file:///tmp/mozilla_nalu0/chapter_summary-2019.xlsx'#$'S1 Numbers'.R20]/['file:///tmp/mozilla_nalu0/chapter_summary-2019.xlsx'#$'S1 Numbers'.$I20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S20]/['file:///tmp/mozilla_nalu0/chapter_summary-2019.xlsx'#$'S1 Numbers'.$I20]*100);&quot;..&quot;;IF((['file:///tmp/mozilla_nalu0/chapter_summary-2019.xlsx'#$'S1 Numbers'.S20]/['file:///tmp/mozilla_nalu0/chapter_summary-2019.xlsx'#$'S1 Numbers'.$I20]*100)=0;&quot;..&quot;;(['file:///tmp/mozilla_nalu0/chapter_summary-2019.xlsx'#$'S1 Numbers'.S20]/['file:///tmp/mozilla_nalu0/chapter_summary-2019.xlsx'#$'S1 Numbers'.$I20])*100))" office:value-type="string" office:string-value=".." calcext:value-type="string">
            <text:p>..</text:p>
          </table:table-cell>
          <table:table-cell table:number-columns-repeated="1006"/>
        </table:table-row>
        <table:table-row table:style-name="ro6">
          <table:table-cell table:style-name="ce10"/>
          <table:table-cell table:style-name="ce14" office:value-type="string" calcext:value-type="string">
            <text:p>Inland waterway traffic</text:p>
          </table:table-cell>
          <table:table-cell table:style-name="ce28" table:formula="of:=IF(ISERR(['file:///tmp/mozilla_nalu0/chapter_summary-2019.xlsx'#$'S1 Numbers'.C21]/['file:///tmp/mozilla_nalu0/chapter_summary-2019.xlsx'#$'S1 Numbers'.$C21]*100);&quot;..&quot;;IF((['file:///tmp/mozilla_nalu0/chapter_summary-2019.xlsx'#$'S1 Numbers'.C21]/['file:///tmp/mozilla_nalu0/chapter_summary-2019.xlsx'#$'S1 Numbers'.$C21]*100)=0;&quot;..&quot;;(['file:///tmp/mozilla_nalu0/chapter_summary-2019.xlsx'#$'S1 Numbers'.C21]/['file:///tmp/mozilla_nalu0/chapter_summary-2019.xlsx'#$'S1 Numbers'.$C21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21]/['file:///tmp/mozilla_nalu0/chapter_summary-2019.xlsx'#$'S1 Numbers'.$D21]*100);&quot;..&quot;;IF((['file:///tmp/mozilla_nalu0/chapter_summary-2019.xlsx'#$'S1 Numbers'.D21]/['file:///tmp/mozilla_nalu0/chapter_summary-2019.xlsx'#$'S1 Numbers'.$D21]*100)=0;&quot;..&quot;;(['file:///tmp/mozilla_nalu0/chapter_summary-2019.xlsx'#$'S1 Numbers'.D21]/['file:///tmp/mozilla_nalu0/chapter_summary-2019.xlsx'#$'S1 Numbers'.$D21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21]/['file:///tmp/mozilla_nalu0/chapter_summary-2019.xlsx'#$'S1 Numbers'.$F21]*100);&quot;..&quot;;IF((['file:///tmp/mozilla_nalu0/chapter_summary-2019.xlsx'#$'S1 Numbers'.F21]/['file:///tmp/mozilla_nalu0/chapter_summary-2019.xlsx'#$'S1 Numbers'.$F21]*100)=0;&quot;..&quot;;(['file:///tmp/mozilla_nalu0/chapter_summary-2019.xlsx'#$'S1 Numbers'.F21]/['file:///tmp/mozilla_nalu0/chapter_summary-2019.xlsx'#$'S1 Numbers'.$F21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21]/['file:///tmp/mozilla_nalu0/chapter_summary-2019.xlsx'#$'S1 Numbers'.$G21]*100);&quot;..&quot;;IF((['file:///tmp/mozilla_nalu0/chapter_summary-2019.xlsx'#$'S1 Numbers'.G21]/['file:///tmp/mozilla_nalu0/chapter_summary-2019.xlsx'#$'S1 Numbers'.$G21]*100)=0;&quot;..&quot;;(['file:///tmp/mozilla_nalu0/chapter_summary-2019.xlsx'#$'S1 Numbers'.G21]/['file:///tmp/mozilla_nalu0/chapter_summary-2019.xlsx'#$'S1 Numbers'.$G21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21]/['file:///tmp/mozilla_nalu0/chapter_summary-2019.xlsx'#$'S1 Numbers'.$H21]*100);&quot;..&quot;;IF((['file:///tmp/mozilla_nalu0/chapter_summary-2019.xlsx'#$'S1 Numbers'.H21]/['file:///tmp/mozilla_nalu0/chapter_summary-2019.xlsx'#$'S1 Numbers'.$H21]*100)=0;&quot;..&quot;;(['file:///tmp/mozilla_nalu0/chapter_summary-2019.xlsx'#$'S1 Numbers'.H21]/['file:///tmp/mozilla_nalu0/chapter_summary-2019.xlsx'#$'S1 Numbers'.$H21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21]/['file:///tmp/mozilla_nalu0/chapter_summary-2019.xlsx'#$'S1 Numbers'.$I21]*100);&quot;..&quot;;IF((['file:///tmp/mozilla_nalu0/chapter_summary-2019.xlsx'#$'S1 Numbers'.I21]/['file:///tmp/mozilla_nalu0/chapter_summary-2019.xlsx'#$'S1 Numbers'.$I21]*100)=0;&quot;..&quot;;(['file:///tmp/mozilla_nalu0/chapter_summary-2019.xlsx'#$'S1 Numbers'.I21]/['file:///tmp/mozilla_nalu0/chapter_summary-2019.xlsx'#$'S1 Numbers'.$I21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21]/['file:///tmp/mozilla_nalu0/chapter_summary-2019.xlsx'#$'S1 Numbers'.$I21]*100);&quot;..&quot;;IF((['file:///tmp/mozilla_nalu0/chapter_summary-2019.xlsx'#$'S1 Numbers'.J21]/['file:///tmp/mozilla_nalu0/chapter_summary-2019.xlsx'#$'S1 Numbers'.$I21]*100)=0;&quot;..&quot;;(['file:///tmp/mozilla_nalu0/chapter_summary-2019.xlsx'#$'S1 Numbers'.J21]/['file:///tmp/mozilla_nalu0/chapter_summary-2019.xlsx'#$'S1 Numbers'.$I21])*100))" office:value-type="float" office:value="82.8547990155866" calcext:value-type="float">
            <text:p>82.9</text:p>
          </table:table-cell>
          <table:table-cell table:style-name="ce42" table:formula="of:=IF(ISERR(['file:///tmp/mozilla_nalu0/chapter_summary-2019.xlsx'#$'S1 Numbers'.K21]/['file:///tmp/mozilla_nalu0/chapter_summary-2019.xlsx'#$'S1 Numbers'.$I21]*100);&quot;..&quot;;IF((['file:///tmp/mozilla_nalu0/chapter_summary-2019.xlsx'#$'S1 Numbers'.K21]/['file:///tmp/mozilla_nalu0/chapter_summary-2019.xlsx'#$'S1 Numbers'.$I21]*100)=0;&quot;..&quot;;(['file:///tmp/mozilla_nalu0/chapter_summary-2019.xlsx'#$'S1 Numbers'.K21]/['file:///tmp/mozilla_nalu0/chapter_summary-2019.xlsx'#$'S1 Numbers'.$I21])*100))" office:value-type="float" office:value="89.3355209187859" calcext:value-type="float">
            <text:p>89.3</text:p>
          </table:table-cell>
          <table:table-cell table:style-name="ce42" table:formula="of:=IF(ISERR(['file:///tmp/mozilla_nalu0/chapter_summary-2019.xlsx'#$'S1 Numbers'.L21]/['file:///tmp/mozilla_nalu0/chapter_summary-2019.xlsx'#$'S1 Numbers'.$I21]*100);&quot;..&quot;;IF((['file:///tmp/mozilla_nalu0/chapter_summary-2019.xlsx'#$'S1 Numbers'.L21]/['file:///tmp/mozilla_nalu0/chapter_summary-2019.xlsx'#$'S1 Numbers'.$I21]*100)=0;&quot;..&quot;;(['file:///tmp/mozilla_nalu0/chapter_summary-2019.xlsx'#$'S1 Numbers'.L21]/['file:///tmp/mozilla_nalu0/chapter_summary-2019.xlsx'#$'S1 Numbers'.$I21])*100))" office:value-type="float" office:value="87.7768662838392" calcext:value-type="float">
            <text:p>87.8</text:p>
          </table:table-cell>
          <table:table-cell table:style-name="ce42" table:formula="of:=IF(ISERR(['file:///tmp/mozilla_nalu0/chapter_summary-2019.xlsx'#$'S1 Numbers'.M21]/['file:///tmp/mozilla_nalu0/chapter_summary-2019.xlsx'#$'S1 Numbers'.$I21]*100);&quot;..&quot;;IF((['file:///tmp/mozilla_nalu0/chapter_summary-2019.xlsx'#$'S1 Numbers'.M21]/['file:///tmp/mozilla_nalu0/chapter_summary-2019.xlsx'#$'S1 Numbers'.$I21]*100)=0;&quot;..&quot;;(['file:///tmp/mozilla_nalu0/chapter_summary-2019.xlsx'#$'S1 Numbers'.M21]/['file:///tmp/mozilla_nalu0/chapter_summary-2019.xlsx'#$'S1 Numbers'.$I21])*100))" office:value-type="float" office:value="88.5151763740771" calcext:value-type="float">
            <text:p>88.5</text:p>
          </table:table-cell>
          <table:table-cell table:style-name="ce42" table:formula="of:=IF(ISERR(['file:///tmp/mozilla_nalu0/chapter_summary-2019.xlsx'#$'S1 Numbers'.N21]/['file:///tmp/mozilla_nalu0/chapter_summary-2019.xlsx'#$'S1 Numbers'.$I21]*100);&quot;..&quot;;IF((['file:///tmp/mozilla_nalu0/chapter_summary-2019.xlsx'#$'S1 Numbers'.N21]/['file:///tmp/mozilla_nalu0/chapter_summary-2019.xlsx'#$'S1 Numbers'.$I21]*100)=0;&quot;..&quot;;(['file:///tmp/mozilla_nalu0/chapter_summary-2019.xlsx'#$'S1 Numbers'.N21]/['file:///tmp/mozilla_nalu0/chapter_summary-2019.xlsx'#$'S1 Numbers'.$I21])*100))" office:value-type="float" office:value="87.6948318293684" calcext:value-type="float">
            <text:p>87.7</text:p>
          </table:table-cell>
          <table:table-cell table:style-name="ce42" table:formula="of:=IF(ISERR(['file:///tmp/mozilla_nalu0/chapter_summary-2019.xlsx'#$'S1 Numbers'.O21]/['file:///tmp/mozilla_nalu0/chapter_summary-2019.xlsx'#$'S1 Numbers'.$I21]*100);&quot;..&quot;;IF((['file:///tmp/mozilla_nalu0/chapter_summary-2019.xlsx'#$'S1 Numbers'.O21]/['file:///tmp/mozilla_nalu0/chapter_summary-2019.xlsx'#$'S1 Numbers'.$I21]*100)=0;&quot;..&quot;;(['file:///tmp/mozilla_nalu0/chapter_summary-2019.xlsx'#$'S1 Numbers'.O21]/['file:///tmp/mozilla_nalu0/chapter_summary-2019.xlsx'#$'S1 Numbers'.$I21])*100))" office:value-type="float" office:value="77.194421657096" calcext:value-type="float">
            <text:p>77.2</text:p>
          </table:table-cell>
          <table:table-cell table:style-name="ce42" table:formula="of:=IF(ISERR(['file:///tmp/mozilla_nalu0/chapter_summary-2019.xlsx'#$'S1 Numbers'.P21]/['file:///tmp/mozilla_nalu0/chapter_summary-2019.xlsx'#$'S1 Numbers'.$I21]*100);&quot;..&quot;;IF((['file:///tmp/mozilla_nalu0/chapter_summary-2019.xlsx'#$'S1 Numbers'.P21]/['file:///tmp/mozilla_nalu0/chapter_summary-2019.xlsx'#$'S1 Numbers'.$I21]*100)=0;&quot;..&quot;;(['file:///tmp/mozilla_nalu0/chapter_summary-2019.xlsx'#$'S1 Numbers'.P21]/['file:///tmp/mozilla_nalu0/chapter_summary-2019.xlsx'#$'S1 Numbers'.$I21])*100))" office:value-type="float" office:value="83.222978708972" calcext:value-type="float">
            <text:p>83.2</text:p>
          </table:table-cell>
          <table:table-cell table:style-name="ce42" table:formula="of:=IF(ISERR(['file:///tmp/mozilla_nalu0/chapter_summary-2019.xlsx'#$'S1 Numbers'.Q21]/['file:///tmp/mozilla_nalu0/chapter_summary-2019.xlsx'#$'S1 Numbers'.$I21]*100);&quot;..&quot;;IF((['file:///tmp/mozilla_nalu0/chapter_summary-2019.xlsx'#$'S1 Numbers'.Q21]/['file:///tmp/mozilla_nalu0/chapter_summary-2019.xlsx'#$'S1 Numbers'.$I21]*100)=0;&quot;..&quot;;(['file:///tmp/mozilla_nalu0/chapter_summary-2019.xlsx'#$'S1 Numbers'.Q21]/['file:///tmp/mozilla_nalu0/chapter_summary-2019.xlsx'#$'S1 Numbers'.$I21])*100))" office:value-type="float" office:value="77.283511342523" calcext:value-type="float">
            <text:p>77.3</text:p>
          </table:table-cell>
          <table:table-cell table:style-name="ce42" table:formula="of:=IF(ISERR(['file:///tmp/mozilla_nalu0/chapter_summary-2019.xlsx'#$'S1 Numbers'.R21]/['file:///tmp/mozilla_nalu0/chapter_summary-2019.xlsx'#$'S1 Numbers'.$I21]*100);&quot;..&quot;;IF((['file:///tmp/mozilla_nalu0/chapter_summary-2019.xlsx'#$'S1 Numbers'.R21]/['file:///tmp/mozilla_nalu0/chapter_summary-2019.xlsx'#$'S1 Numbers'.$I21]*100)=0;&quot;..&quot;;(['file:///tmp/mozilla_nalu0/chapter_summary-2019.xlsx'#$'S1 Numbers'.R21]/['file:///tmp/mozilla_nalu0/chapter_summary-2019.xlsx'#$'S1 Numbers'.$I21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S21]/['file:///tmp/mozilla_nalu0/chapter_summary-2019.xlsx'#$'S1 Numbers'.$I21]*100);&quot;..&quot;;IF((['file:///tmp/mozilla_nalu0/chapter_summary-2019.xlsx'#$'S1 Numbers'.S21]/['file:///tmp/mozilla_nalu0/chapter_summary-2019.xlsx'#$'S1 Numbers'.$I21]*100)=0;&quot;..&quot;;(['file:///tmp/mozilla_nalu0/chapter_summary-2019.xlsx'#$'S1 Numbers'.S21]/['file:///tmp/mozilla_nalu0/chapter_summary-2019.xlsx'#$'S1 Numbers'.$I21])*100))" office:value-type="string" office:string-value=".." calcext:value-type="string">
            <text:p>..</text:p>
          </table:table-cell>
          <table:table-cell table:number-columns-repeated="1006"/>
        </table:table-row>
        <table:table-row table:style-name="ro6">
          <table:table-cell table:style-name="ce10"/>
          <table:table-cell table:style-name="ce14" office:value-type="string" calcext:value-type="string">
            <text:p>Pipelines <text:span text:style-name="T5">5</text:span></text:p>
          </table:table-cell>
          <table:table-cell table:style-name="ce28" table:formula="of:=IF(ISERR(['file:///tmp/mozilla_nalu0/chapter_summary-2019.xlsx'#$'S1 Numbers'.C22]/['file:///tmp/mozilla_nalu0/chapter_summary-2019.xlsx'#$'S1 Numbers'.$C22]*100);&quot;..&quot;;IF((['file:///tmp/mozilla_nalu0/chapter_summary-2019.xlsx'#$'S1 Numbers'.C22]/['file:///tmp/mozilla_nalu0/chapter_summary-2019.xlsx'#$'S1 Numbers'.$C22]*100)=0;&quot;..&quot;;(['file:///tmp/mozilla_nalu0/chapter_summary-2019.xlsx'#$'S1 Numbers'.C22]/['file:///tmp/mozilla_nalu0/chapter_summary-2019.xlsx'#$'S1 Numbers'.$C22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22]/['file:///tmp/mozilla_nalu0/chapter_summary-2019.xlsx'#$'S1 Numbers'.$D22]*100);&quot;..&quot;;IF((['file:///tmp/mozilla_nalu0/chapter_summary-2019.xlsx'#$'S1 Numbers'.D22]/['file:///tmp/mozilla_nalu0/chapter_summary-2019.xlsx'#$'S1 Numbers'.$D22]*100)=0;&quot;..&quot;;(['file:///tmp/mozilla_nalu0/chapter_summary-2019.xlsx'#$'S1 Numbers'.D22]/['file:///tmp/mozilla_nalu0/chapter_summary-2019.xlsx'#$'S1 Numbers'.$D22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22]/['file:///tmp/mozilla_nalu0/chapter_summary-2019.xlsx'#$'S1 Numbers'.$F22]*100);&quot;..&quot;;IF((['file:///tmp/mozilla_nalu0/chapter_summary-2019.xlsx'#$'S1 Numbers'.F22]/['file:///tmp/mozilla_nalu0/chapter_summary-2019.xlsx'#$'S1 Numbers'.$F22]*100)=0;&quot;..&quot;;(['file:///tmp/mozilla_nalu0/chapter_summary-2019.xlsx'#$'S1 Numbers'.F22]/['file:///tmp/mozilla_nalu0/chapter_summary-2019.xlsx'#$'S1 Numbers'.$F2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22]/['file:///tmp/mozilla_nalu0/chapter_summary-2019.xlsx'#$'S1 Numbers'.$G22]*100);&quot;..&quot;;IF((['file:///tmp/mozilla_nalu0/chapter_summary-2019.xlsx'#$'S1 Numbers'.G22]/['file:///tmp/mozilla_nalu0/chapter_summary-2019.xlsx'#$'S1 Numbers'.$G22]*100)=0;&quot;..&quot;;(['file:///tmp/mozilla_nalu0/chapter_summary-2019.xlsx'#$'S1 Numbers'.G22]/['file:///tmp/mozilla_nalu0/chapter_summary-2019.xlsx'#$'S1 Numbers'.$G2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22]/['file:///tmp/mozilla_nalu0/chapter_summary-2019.xlsx'#$'S1 Numbers'.$H22]*100);&quot;..&quot;;IF((['file:///tmp/mozilla_nalu0/chapter_summary-2019.xlsx'#$'S1 Numbers'.H22]/['file:///tmp/mozilla_nalu0/chapter_summary-2019.xlsx'#$'S1 Numbers'.$H22]*100)=0;&quot;..&quot;;(['file:///tmp/mozilla_nalu0/chapter_summary-2019.xlsx'#$'S1 Numbers'.H22]/['file:///tmp/mozilla_nalu0/chapter_summary-2019.xlsx'#$'S1 Numbers'.$H2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22]/['file:///tmp/mozilla_nalu0/chapter_summary-2019.xlsx'#$'S1 Numbers'.$I22]*100);&quot;..&quot;;IF((['file:///tmp/mozilla_nalu0/chapter_summary-2019.xlsx'#$'S1 Numbers'.I22]/['file:///tmp/mozilla_nalu0/chapter_summary-2019.xlsx'#$'S1 Numbers'.$I22]*100)=0;&quot;..&quot;;(['file:///tmp/mozilla_nalu0/chapter_summary-2019.xlsx'#$'S1 Numbers'.I22]/['file:///tmp/mozilla_nalu0/chapter_summary-2019.xlsx'#$'S1 Numbers'.$I2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22]/['file:///tmp/mozilla_nalu0/chapter_summary-2019.xlsx'#$'S1 Numbers'.$I22]*100);&quot;..&quot;;IF((['file:///tmp/mozilla_nalu0/chapter_summary-2019.xlsx'#$'S1 Numbers'.J22]/['file:///tmp/mozilla_nalu0/chapter_summary-2019.xlsx'#$'S1 Numbers'.$I22]*100)=0;&quot;..&quot;;(['file:///tmp/mozilla_nalu0/chapter_summary-2019.xlsx'#$'S1 Numbers'.J22]/['file:///tmp/mozilla_nalu0/chapter_summary-2019.xlsx'#$'S1 Numbers'.$I2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K22]/['file:///tmp/mozilla_nalu0/chapter_summary-2019.xlsx'#$'S1 Numbers'.$I22]*100);&quot;..&quot;;IF((['file:///tmp/mozilla_nalu0/chapter_summary-2019.xlsx'#$'S1 Numbers'.K22]/['file:///tmp/mozilla_nalu0/chapter_summary-2019.xlsx'#$'S1 Numbers'.$I22]*100)=0;&quot;..&quot;;(['file:///tmp/mozilla_nalu0/chapter_summary-2019.xlsx'#$'S1 Numbers'.K22]/['file:///tmp/mozilla_nalu0/chapter_summary-2019.xlsx'#$'S1 Numbers'.$I2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L22]/['file:///tmp/mozilla_nalu0/chapter_summary-2019.xlsx'#$'S1 Numbers'.$I22]*100);&quot;..&quot;;IF((['file:///tmp/mozilla_nalu0/chapter_summary-2019.xlsx'#$'S1 Numbers'.L22]/['file:///tmp/mozilla_nalu0/chapter_summary-2019.xlsx'#$'S1 Numbers'.$I22]*100)=0;&quot;..&quot;;(['file:///tmp/mozilla_nalu0/chapter_summary-2019.xlsx'#$'S1 Numbers'.L22]/['file:///tmp/mozilla_nalu0/chapter_summary-2019.xlsx'#$'S1 Numbers'.$I22])*100))" office:value-type="float" office:value="100.724637681159" calcext:value-type="float">
            <text:p>100.7</text:p>
          </table:table-cell>
          <table:table-cell table:style-name="ce42" table:formula="of:=IF(ISERR(['file:///tmp/mozilla_nalu0/chapter_summary-2019.xlsx'#$'S1 Numbers'.M22]/['file:///tmp/mozilla_nalu0/chapter_summary-2019.xlsx'#$'S1 Numbers'.$I22]*100);&quot;..&quot;;IF((['file:///tmp/mozilla_nalu0/chapter_summary-2019.xlsx'#$'S1 Numbers'.M22]/['file:///tmp/mozilla_nalu0/chapter_summary-2019.xlsx'#$'S1 Numbers'.$I22]*100)=0;&quot;..&quot;;(['file:///tmp/mozilla_nalu0/chapter_summary-2019.xlsx'#$'S1 Numbers'.M22]/['file:///tmp/mozilla_nalu0/chapter_summary-2019.xlsx'#$'S1 Numbers'.$I22])*100))" office:value-type="float" office:value="102.173913043478" calcext:value-type="float">
            <text:p>102.2</text:p>
          </table:table-cell>
          <table:table-cell table:style-name="ce42" table:formula="of:=IF(ISERR(['file:///tmp/mozilla_nalu0/chapter_summary-2019.xlsx'#$'S1 Numbers'.N22]/['file:///tmp/mozilla_nalu0/chapter_summary-2019.xlsx'#$'S1 Numbers'.$I22]*100);&quot;..&quot;;IF((['file:///tmp/mozilla_nalu0/chapter_summary-2019.xlsx'#$'S1 Numbers'.N22]/['file:///tmp/mozilla_nalu0/chapter_summary-2019.xlsx'#$'S1 Numbers'.$I22]*100)=0;&quot;..&quot;;(['file:///tmp/mozilla_nalu0/chapter_summary-2019.xlsx'#$'S1 Numbers'.N22]/['file:///tmp/mozilla_nalu0/chapter_summary-2019.xlsx'#$'S1 Numbers'.$I22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O22]/['file:///tmp/mozilla_nalu0/chapter_summary-2019.xlsx'#$'S1 Numbers'.$I22]*100);&quot;..&quot;;IF((['file:///tmp/mozilla_nalu0/chapter_summary-2019.xlsx'#$'S1 Numbers'.O22]/['file:///tmp/mozilla_nalu0/chapter_summary-2019.xlsx'#$'S1 Numbers'.$I22]*100)=0;&quot;..&quot;;(['file:///tmp/mozilla_nalu0/chapter_summary-2019.xlsx'#$'S1 Numbers'.O22]/['file:///tmp/mozilla_nalu0/chapter_summary-2019.xlsx'#$'S1 Numbers'.$I22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P22]/['file:///tmp/mozilla_nalu0/chapter_summary-2019.xlsx'#$'S1 Numbers'.$I22]*100);&quot;..&quot;;IF((['file:///tmp/mozilla_nalu0/chapter_summary-2019.xlsx'#$'S1 Numbers'.P22]/['file:///tmp/mozilla_nalu0/chapter_summary-2019.xlsx'#$'S1 Numbers'.$I22]*100)=0;&quot;..&quot;;(['file:///tmp/mozilla_nalu0/chapter_summary-2019.xlsx'#$'S1 Numbers'.P22]/['file:///tmp/mozilla_nalu0/chapter_summary-2019.xlsx'#$'S1 Numbers'.$I22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Q22]/['file:///tmp/mozilla_nalu0/chapter_summary-2019.xlsx'#$'S1 Numbers'.$I22]*100);&quot;..&quot;;IF((['file:///tmp/mozilla_nalu0/chapter_summary-2019.xlsx'#$'S1 Numbers'.Q22]/['file:///tmp/mozilla_nalu0/chapter_summary-2019.xlsx'#$'S1 Numbers'.$I22]*100)=0;&quot;..&quot;;(['file:///tmp/mozilla_nalu0/chapter_summary-2019.xlsx'#$'S1 Numbers'.Q22]/['file:///tmp/mozilla_nalu0/chapter_summary-2019.xlsx'#$'S1 Numbers'.$I22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R22]/['file:///tmp/mozilla_nalu0/chapter_summary-2019.xlsx'#$'S1 Numbers'.$I22]*100);&quot;..&quot;;IF((['file:///tmp/mozilla_nalu0/chapter_summary-2019.xlsx'#$'S1 Numbers'.R22]/['file:///tmp/mozilla_nalu0/chapter_summary-2019.xlsx'#$'S1 Numbers'.$I22]*100)=0;&quot;..&quot;;(['file:///tmp/mozilla_nalu0/chapter_summary-2019.xlsx'#$'S1 Numbers'.R22]/['file:///tmp/mozilla_nalu0/chapter_summary-2019.xlsx'#$'S1 Numbers'.$I22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S22]/['file:///tmp/mozilla_nalu0/chapter_summary-2019.xlsx'#$'S1 Numbers'.$I22]*100);&quot;..&quot;;IF((['file:///tmp/mozilla_nalu0/chapter_summary-2019.xlsx'#$'S1 Numbers'.S22]/['file:///tmp/mozilla_nalu0/chapter_summary-2019.xlsx'#$'S1 Numbers'.$I22]*100)=0;&quot;..&quot;;(['file:///tmp/mozilla_nalu0/chapter_summary-2019.xlsx'#$'S1 Numbers'.S22]/['file:///tmp/mozilla_nalu0/chapter_summary-2019.xlsx'#$'S1 Numbers'.$I22])*100))" office:value-type="string" office:string-value=".." calcext:value-type="string">
            <text:p>..</text:p>
          </table:table-cell>
          <table:table-cell table:number-columns-repeated="1006"/>
        </table:table-row>
        <table:table-row table:style-name="ro9">
          <table:table-cell table:style-name="ce10"/>
          <table:table-cell table:style-name="ce14" office:value-type="string" calcext:value-type="string">
            <text:p>Total</text:p>
          </table:table-cell>
          <table:table-cell table:style-name="ce28" table:formula="of:=IF(ISERR(['file:///tmp/mozilla_nalu0/chapter_summary-2019.xlsx'#$'S1 Numbers'.C23]/['file:///tmp/mozilla_nalu0/chapter_summary-2019.xlsx'#$'S1 Numbers'.$C23]*100);&quot;..&quot;;IF((['file:///tmp/mozilla_nalu0/chapter_summary-2019.xlsx'#$'S1 Numbers'.C23]/['file:///tmp/mozilla_nalu0/chapter_summary-2019.xlsx'#$'S1 Numbers'.$C23]*100)=0;&quot;..&quot;;(['file:///tmp/mozilla_nalu0/chapter_summary-2019.xlsx'#$'S1 Numbers'.C23]/['file:///tmp/mozilla_nalu0/chapter_summary-2019.xlsx'#$'S1 Numbers'.$C23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23]/['file:///tmp/mozilla_nalu0/chapter_summary-2019.xlsx'#$'S1 Numbers'.$D23]*100);&quot;..&quot;;IF((['file:///tmp/mozilla_nalu0/chapter_summary-2019.xlsx'#$'S1 Numbers'.D23]/['file:///tmp/mozilla_nalu0/chapter_summary-2019.xlsx'#$'S1 Numbers'.$D23]*100)=0;&quot;..&quot;;(['file:///tmp/mozilla_nalu0/chapter_summary-2019.xlsx'#$'S1 Numbers'.D23]/['file:///tmp/mozilla_nalu0/chapter_summary-2019.xlsx'#$'S1 Numbers'.$D23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23]/['file:///tmp/mozilla_nalu0/chapter_summary-2019.xlsx'#$'S1 Numbers'.$F23]*100);&quot;..&quot;;IF((['file:///tmp/mozilla_nalu0/chapter_summary-2019.xlsx'#$'S1 Numbers'.F23]/['file:///tmp/mozilla_nalu0/chapter_summary-2019.xlsx'#$'S1 Numbers'.$F23]*100)=0;&quot;..&quot;;(['file:///tmp/mozilla_nalu0/chapter_summary-2019.xlsx'#$'S1 Numbers'.F23]/['file:///tmp/mozilla_nalu0/chapter_summary-2019.xlsx'#$'S1 Numbers'.$F23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23]/['file:///tmp/mozilla_nalu0/chapter_summary-2019.xlsx'#$'S1 Numbers'.$G23]*100);&quot;..&quot;;IF((['file:///tmp/mozilla_nalu0/chapter_summary-2019.xlsx'#$'S1 Numbers'.G23]/['file:///tmp/mozilla_nalu0/chapter_summary-2019.xlsx'#$'S1 Numbers'.$G23]*100)=0;&quot;..&quot;;(['file:///tmp/mozilla_nalu0/chapter_summary-2019.xlsx'#$'S1 Numbers'.G23]/['file:///tmp/mozilla_nalu0/chapter_summary-2019.xlsx'#$'S1 Numbers'.$G23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23]/['file:///tmp/mozilla_nalu0/chapter_summary-2019.xlsx'#$'S1 Numbers'.$H23]*100);&quot;..&quot;;IF((['file:///tmp/mozilla_nalu0/chapter_summary-2019.xlsx'#$'S1 Numbers'.H23]/['file:///tmp/mozilla_nalu0/chapter_summary-2019.xlsx'#$'S1 Numbers'.$H23]*100)=0;&quot;..&quot;;(['file:///tmp/mozilla_nalu0/chapter_summary-2019.xlsx'#$'S1 Numbers'.H23]/['file:///tmp/mozilla_nalu0/chapter_summary-2019.xlsx'#$'S1 Numbers'.$H23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23]/['file:///tmp/mozilla_nalu0/chapter_summary-2019.xlsx'#$'S1 Numbers'.$I23]*100);&quot;..&quot;;IF((['file:///tmp/mozilla_nalu0/chapter_summary-2019.xlsx'#$'S1 Numbers'.I23]/['file:///tmp/mozilla_nalu0/chapter_summary-2019.xlsx'#$'S1 Numbers'.$I23]*100)=0;&quot;..&quot;;(['file:///tmp/mozilla_nalu0/chapter_summary-2019.xlsx'#$'S1 Numbers'.I23]/['file:///tmp/mozilla_nalu0/chapter_summary-2019.xlsx'#$'S1 Numbers'.$I23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23]/['file:///tmp/mozilla_nalu0/chapter_summary-2019.xlsx'#$'S1 Numbers'.$I23]*100);&quot;..&quot;;IF((['file:///tmp/mozilla_nalu0/chapter_summary-2019.xlsx'#$'S1 Numbers'.J23]/['file:///tmp/mozilla_nalu0/chapter_summary-2019.xlsx'#$'S1 Numbers'.$I23]*100)=0;&quot;..&quot;;(['file:///tmp/mozilla_nalu0/chapter_summary-2019.xlsx'#$'S1 Numbers'.J23]/['file:///tmp/mozilla_nalu0/chapter_summary-2019.xlsx'#$'S1 Numbers'.$I23])*100))" office:value-type="float" office:value="87.3115686105608" calcext:value-type="float">
            <text:p>87.3</text:p>
          </table:table-cell>
          <table:table-cell table:style-name="ce42" table:formula="of:=IF(ISERR(['file:///tmp/mozilla_nalu0/chapter_summary-2019.xlsx'#$'S1 Numbers'.K23]/['file:///tmp/mozilla_nalu0/chapter_summary-2019.xlsx'#$'S1 Numbers'.$I23]*100);&quot;..&quot;;IF((['file:///tmp/mozilla_nalu0/chapter_summary-2019.xlsx'#$'S1 Numbers'.K23]/['file:///tmp/mozilla_nalu0/chapter_summary-2019.xlsx'#$'S1 Numbers'.$I23]*100)=0;&quot;..&quot;;(['file:///tmp/mozilla_nalu0/chapter_summary-2019.xlsx'#$'S1 Numbers'.K23]/['file:///tmp/mozilla_nalu0/chapter_summary-2019.xlsx'#$'S1 Numbers'.$I23])*100))" office:value-type="float" office:value="85.5155482815057" calcext:value-type="float">
            <text:p>85.5</text:p>
          </table:table-cell>
          <table:table-cell table:style-name="ce42" table:formula="of:=IF(ISERR(['file:///tmp/mozilla_nalu0/chapter_summary-2019.xlsx'#$'S1 Numbers'.L23]/['file:///tmp/mozilla_nalu0/chapter_summary-2019.xlsx'#$'S1 Numbers'.$I23]*100);&quot;..&quot;;IF((['file:///tmp/mozilla_nalu0/chapter_summary-2019.xlsx'#$'S1 Numbers'.L23]/['file:///tmp/mozilla_nalu0/chapter_summary-2019.xlsx'#$'S1 Numbers'.$I23]*100)=0;&quot;..&quot;;(['file:///tmp/mozilla_nalu0/chapter_summary-2019.xlsx'#$'S1 Numbers'.L23]/['file:///tmp/mozilla_nalu0/chapter_summary-2019.xlsx'#$'S1 Numbers'.$I23])*100))" office:value-type="float" office:value="86.9670083555862" calcext:value-type="float">
            <text:p>87.0</text:p>
          </table:table-cell>
          <table:table-cell table:style-name="ce42" table:formula="of:=IF(ISERR(['file:///tmp/mozilla_nalu0/chapter_summary-2019.xlsx'#$'S1 Numbers'.M23]/['file:///tmp/mozilla_nalu0/chapter_summary-2019.xlsx'#$'S1 Numbers'.$I23]*100);&quot;..&quot;;IF((['file:///tmp/mozilla_nalu0/chapter_summary-2019.xlsx'#$'S1 Numbers'.M23]/['file:///tmp/mozilla_nalu0/chapter_summary-2019.xlsx'#$'S1 Numbers'.$I23]*100)=0;&quot;..&quot;;(['file:///tmp/mozilla_nalu0/chapter_summary-2019.xlsx'#$'S1 Numbers'.M23]/['file:///tmp/mozilla_nalu0/chapter_summary-2019.xlsx'#$'S1 Numbers'.$I23])*100))" office:value-type="float" office:value="86.0237746575933" calcext:value-type="float">
            <text:p>86.0</text:p>
          </table:table-cell>
          <table:table-cell table:style-name="ce42" table:formula="of:=IF(ISERR(['file:///tmp/mozilla_nalu0/chapter_summary-2019.xlsx'#$'S1 Numbers'.N23]/['file:///tmp/mozilla_nalu0/chapter_summary-2019.xlsx'#$'S1 Numbers'.$I23]*100);&quot;..&quot;;IF((['file:///tmp/mozilla_nalu0/chapter_summary-2019.xlsx'#$'S1 Numbers'.N23]/['file:///tmp/mozilla_nalu0/chapter_summary-2019.xlsx'#$'S1 Numbers'.$I23]*100)=0;&quot;..&quot;;(['file:///tmp/mozilla_nalu0/chapter_summary-2019.xlsx'#$'S1 Numbers'.N23]/['file:///tmp/mozilla_nalu0/chapter_summary-2019.xlsx'#$'S1 Numbers'.$I23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O23]/['file:///tmp/mozilla_nalu0/chapter_summary-2019.xlsx'#$'S1 Numbers'.$I23]*100);&quot;..&quot;;IF((['file:///tmp/mozilla_nalu0/chapter_summary-2019.xlsx'#$'S1 Numbers'.O23]/['file:///tmp/mozilla_nalu0/chapter_summary-2019.xlsx'#$'S1 Numbers'.$I23]*100)=0;&quot;..&quot;;(['file:///tmp/mozilla_nalu0/chapter_summary-2019.xlsx'#$'S1 Numbers'.O23]/['file:///tmp/mozilla_nalu0/chapter_summary-2019.xlsx'#$'S1 Numbers'.$I23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P23]/['file:///tmp/mozilla_nalu0/chapter_summary-2019.xlsx'#$'S1 Numbers'.$I23]*100);&quot;..&quot;;IF((['file:///tmp/mozilla_nalu0/chapter_summary-2019.xlsx'#$'S1 Numbers'.P23]/['file:///tmp/mozilla_nalu0/chapter_summary-2019.xlsx'#$'S1 Numbers'.$I23]*100)=0;&quot;..&quot;;(['file:///tmp/mozilla_nalu0/chapter_summary-2019.xlsx'#$'S1 Numbers'.P23]/['file:///tmp/mozilla_nalu0/chapter_summary-2019.xlsx'#$'S1 Numbers'.$I23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Q23]/['file:///tmp/mozilla_nalu0/chapter_summary-2019.xlsx'#$'S1 Numbers'.$I23]*100);&quot;..&quot;;IF((['file:///tmp/mozilla_nalu0/chapter_summary-2019.xlsx'#$'S1 Numbers'.Q23]/['file:///tmp/mozilla_nalu0/chapter_summary-2019.xlsx'#$'S1 Numbers'.$I23]*100)=0;&quot;..&quot;;(['file:///tmp/mozilla_nalu0/chapter_summary-2019.xlsx'#$'S1 Numbers'.Q23]/['file:///tmp/mozilla_nalu0/chapter_summary-2019.xlsx'#$'S1 Numbers'.$I23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R23]/['file:///tmp/mozilla_nalu0/chapter_summary-2019.xlsx'#$'S1 Numbers'.$I23]*100);&quot;..&quot;;IF((['file:///tmp/mozilla_nalu0/chapter_summary-2019.xlsx'#$'S1 Numbers'.R23]/['file:///tmp/mozilla_nalu0/chapter_summary-2019.xlsx'#$'S1 Numbers'.$I23]*100)=0;&quot;..&quot;;(['file:///tmp/mozilla_nalu0/chapter_summary-2019.xlsx'#$'S1 Numbers'.R23]/['file:///tmp/mozilla_nalu0/chapter_summary-2019.xlsx'#$'S1 Numbers'.$I23])*100))" office:value-type="string" office:string-value=".." calcext:value-type="string">
            <text:p>..</text:p>
          </table:table-cell>
          <table:table-cell table:style-name="ce42" table:formula="of:=IF(ISERR(['file:///tmp/mozilla_nalu0/chapter_summary-2019.xlsx'#$'S1 Numbers'.S23]/['file:///tmp/mozilla_nalu0/chapter_summary-2019.xlsx'#$'S1 Numbers'.$I23]*100);&quot;..&quot;;IF((['file:///tmp/mozilla_nalu0/chapter_summary-2019.xlsx'#$'S1 Numbers'.S23]/['file:///tmp/mozilla_nalu0/chapter_summary-2019.xlsx'#$'S1 Numbers'.$I23]*100)=0;&quot;..&quot;;(['file:///tmp/mozilla_nalu0/chapter_summary-2019.xlsx'#$'S1 Numbers'.S23]/['file:///tmp/mozilla_nalu0/chapter_summary-2019.xlsx'#$'S1 Numbers'.$I23])*100))" office:value-type="string" office:string-value=".." calcext:value-type="string">
            <text:p>..</text:p>
          </table:table-cell>
          <table:table-cell table:style-name="ce26" table:number-columns-repeated="1006"/>
        </table:table-row>
        <table:table-row table:style-name="ro10">
          <table:table-cell table:style-name="ce10" table:number-columns-repeated="2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1007"/>
        </table:table-row>
        <table:table-row table:style-name="ro6">
          <table:table-cell table:style-name="ce9" office:value-type="string" calcext:value-type="string">
            <text:p>Public Road Lengths </text:p>
          </table:table-cell>
          <table:table-cell table:style-name="ce10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1007"/>
        </table:table-row>
        <table:table-row table:style-name="ro6">
          <table:table-cell table:style-name="ce10"/>
          <table:table-cell table:style-name="ce14" office:value-type="string" calcext:value-type="string">
            <text:p>Trunk (A and M) <text:span text:style-name="T5">10</text:span></text:p>
          </table:table-cell>
          <table:table-cell table:style-name="ce28" table:formula="of:=IF(ISERR(['file:///tmp/mozilla_nalu0/chapter_summary-2019.xlsx'#$'S1 Numbers'.C26]/['file:///tmp/mozilla_nalu0/chapter_summary-2019.xlsx'#$'S1 Numbers'.$C26]*100);&quot;..&quot;;IF((['file:///tmp/mozilla_nalu0/chapter_summary-2019.xlsx'#$'S1 Numbers'.C26]/['file:///tmp/mozilla_nalu0/chapter_summary-2019.xlsx'#$'S1 Numbers'.$C26]*100)=0;&quot;..&quot;;(['file:///tmp/mozilla_nalu0/chapter_summary-2019.xlsx'#$'S1 Numbers'.C26]/['file:///tmp/mozilla_nalu0/chapter_summary-2019.xlsx'#$'S1 Numbers'.$C26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26]/['file:///tmp/mozilla_nalu0/chapter_summary-2019.xlsx'#$'S1 Numbers'.$D26]*100);&quot;..&quot;;IF((['file:///tmp/mozilla_nalu0/chapter_summary-2019.xlsx'#$'S1 Numbers'.D26]/['file:///tmp/mozilla_nalu0/chapter_summary-2019.xlsx'#$'S1 Numbers'.$D26]*100)=0;&quot;..&quot;;(['file:///tmp/mozilla_nalu0/chapter_summary-2019.xlsx'#$'S1 Numbers'.D26]/['file:///tmp/mozilla_nalu0/chapter_summary-2019.xlsx'#$'S1 Numbers'.$D26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26]/['file:///tmp/mozilla_nalu0/chapter_summary-2019.xlsx'#$'S1 Numbers'.$F26]*100);&quot;..&quot;;IF((['file:///tmp/mozilla_nalu0/chapter_summary-2019.xlsx'#$'S1 Numbers'.F26]/['file:///tmp/mozilla_nalu0/chapter_summary-2019.xlsx'#$'S1 Numbers'.$F26]*100)=0;&quot;..&quot;;(['file:///tmp/mozilla_nalu0/chapter_summary-2019.xlsx'#$'S1 Numbers'.F26]/['file:///tmp/mozilla_nalu0/chapter_summary-2019.xlsx'#$'S1 Numbers'.$F26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26]/['file:///tmp/mozilla_nalu0/chapter_summary-2019.xlsx'#$'S1 Numbers'.$G26]*100);&quot;..&quot;;IF((['file:///tmp/mozilla_nalu0/chapter_summary-2019.xlsx'#$'S1 Numbers'.G26]/['file:///tmp/mozilla_nalu0/chapter_summary-2019.xlsx'#$'S1 Numbers'.$G26]*100)=0;&quot;..&quot;;(['file:///tmp/mozilla_nalu0/chapter_summary-2019.xlsx'#$'S1 Numbers'.G26]/['file:///tmp/mozilla_nalu0/chapter_summary-2019.xlsx'#$'S1 Numbers'.$G26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26]/['file:///tmp/mozilla_nalu0/chapter_summary-2019.xlsx'#$'S1 Numbers'.$H26]*100);&quot;..&quot;;IF((['file:///tmp/mozilla_nalu0/chapter_summary-2019.xlsx'#$'S1 Numbers'.H26]/['file:///tmp/mozilla_nalu0/chapter_summary-2019.xlsx'#$'S1 Numbers'.$H26]*100)=0;&quot;..&quot;;(['file:///tmp/mozilla_nalu0/chapter_summary-2019.xlsx'#$'S1 Numbers'.H26]/['file:///tmp/mozilla_nalu0/chapter_summary-2019.xlsx'#$'S1 Numbers'.$H26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26]/['file:///tmp/mozilla_nalu0/chapter_summary-2019.xlsx'#$'S1 Numbers'.$I26]*100);&quot;..&quot;;IF((['file:///tmp/mozilla_nalu0/chapter_summary-2019.xlsx'#$'S1 Numbers'.I26]/['file:///tmp/mozilla_nalu0/chapter_summary-2019.xlsx'#$'S1 Numbers'.$I26]*100)=0;&quot;..&quot;;(['file:///tmp/mozilla_nalu0/chapter_summary-2019.xlsx'#$'S1 Numbers'.I26]/['file:///tmp/mozilla_nalu0/chapter_summary-2019.xlsx'#$'S1 Numbers'.$I26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26]/['file:///tmp/mozilla_nalu0/chapter_summary-2019.xlsx'#$'S1 Numbers'.$I26]*100);&quot;..&quot;;IF((['file:///tmp/mozilla_nalu0/chapter_summary-2019.xlsx'#$'S1 Numbers'.J26]/['file:///tmp/mozilla_nalu0/chapter_summary-2019.xlsx'#$'S1 Numbers'.$I26]*100)=0;&quot;..&quot;;(['file:///tmp/mozilla_nalu0/chapter_summary-2019.xlsx'#$'S1 Numbers'.J26]/['file:///tmp/mozilla_nalu0/chapter_summary-2019.xlsx'#$'S1 Numbers'.$I26])*100))" office:value-type="float" office:value="100.427960057061" calcext:value-type="float">
            <text:p>100.4</text:p>
          </table:table-cell>
          <table:table-cell table:style-name="ce42" table:formula="of:=IF(ISERR(['file:///tmp/mozilla_nalu0/chapter_summary-2019.xlsx'#$'S1 Numbers'.K26]/['file:///tmp/mozilla_nalu0/chapter_summary-2019.xlsx'#$'S1 Numbers'.$I26]*100);&quot;..&quot;;IF((['file:///tmp/mozilla_nalu0/chapter_summary-2019.xlsx'#$'S1 Numbers'.K26]/['file:///tmp/mozilla_nalu0/chapter_summary-2019.xlsx'#$'S1 Numbers'.$I26]*100)=0;&quot;..&quot;;(['file:///tmp/mozilla_nalu0/chapter_summary-2019.xlsx'#$'S1 Numbers'.K26]/['file:///tmp/mozilla_nalu0/chapter_summary-2019.xlsx'#$'S1 Numbers'.$I26])*100))" office:value-type="float" office:value="100.37089871612" calcext:value-type="float">
            <text:p>100.4</text:p>
          </table:table-cell>
          <table:table-cell table:style-name="ce42" table:formula="of:=IF(ISERR(['file:///tmp/mozilla_nalu0/chapter_summary-2019.xlsx'#$'S1 Numbers'.L26]/['file:///tmp/mozilla_nalu0/chapter_summary-2019.xlsx'#$'S1 Numbers'.$I26]*100);&quot;..&quot;;IF((['file:///tmp/mozilla_nalu0/chapter_summary-2019.xlsx'#$'S1 Numbers'.L26]/['file:///tmp/mozilla_nalu0/chapter_summary-2019.xlsx'#$'S1 Numbers'.$I26]*100)=0;&quot;..&quot;;(['file:///tmp/mozilla_nalu0/chapter_summary-2019.xlsx'#$'S1 Numbers'.L26]/['file:///tmp/mozilla_nalu0/chapter_summary-2019.xlsx'#$'S1 Numbers'.$I26])*100))" office:value-type="float" office:value="100.895634807418" calcext:value-type="float">
            <text:p>100.9</text:p>
          </table:table-cell>
          <table:table-cell table:style-name="ce42" table:formula="of:=IF(ISERR(['file:///tmp/mozilla_nalu0/chapter_summary-2019.xlsx'#$'S1 Numbers'.M26]/['file:///tmp/mozilla_nalu0/chapter_summary-2019.xlsx'#$'S1 Numbers'.$I26]*100);&quot;..&quot;;IF((['file:///tmp/mozilla_nalu0/chapter_summary-2019.xlsx'#$'S1 Numbers'.M26]/['file:///tmp/mozilla_nalu0/chapter_summary-2019.xlsx'#$'S1 Numbers'.$I26]*100)=0;&quot;..&quot;;(['file:///tmp/mozilla_nalu0/chapter_summary-2019.xlsx'#$'S1 Numbers'.M26]/['file:///tmp/mozilla_nalu0/chapter_summary-2019.xlsx'#$'S1 Numbers'.$I26])*100))" office:value-type="float" office:value="101.75209700428" calcext:value-type="float">
            <text:p>101.8</text:p>
          </table:table-cell>
          <table:table-cell table:style-name="ce42" table:formula="of:=IF(ISERR(['file:///tmp/mozilla_nalu0/chapter_summary-2019.xlsx'#$'S1 Numbers'.N26]/['file:///tmp/mozilla_nalu0/chapter_summary-2019.xlsx'#$'S1 Numbers'.$I26]*100);&quot;..&quot;;IF((['file:///tmp/mozilla_nalu0/chapter_summary-2019.xlsx'#$'S1 Numbers'.N26]/['file:///tmp/mozilla_nalu0/chapter_summary-2019.xlsx'#$'S1 Numbers'.$I26]*100)=0;&quot;..&quot;;(['file:///tmp/mozilla_nalu0/chapter_summary-2019.xlsx'#$'S1 Numbers'.N26]/['file:///tmp/mozilla_nalu0/chapter_summary-2019.xlsx'#$'S1 Numbers'.$I26])*100))" office:value-type="float" office:value="101.70604850214" calcext:value-type="float">
            <text:p>101.7</text:p>
          </table:table-cell>
          <table:table-cell table:style-name="ce42" table:formula="of:=IF(ISERR(['file:///tmp/mozilla_nalu0/chapter_summary-2019.xlsx'#$'S1 Numbers'.O26]/['file:///tmp/mozilla_nalu0/chapter_summary-2019.xlsx'#$'S1 Numbers'.$I26]*100);&quot;..&quot;;IF((['file:///tmp/mozilla_nalu0/chapter_summary-2019.xlsx'#$'S1 Numbers'.O26]/['file:///tmp/mozilla_nalu0/chapter_summary-2019.xlsx'#$'S1 Numbers'.$I26]*100)=0;&quot;..&quot;;(['file:///tmp/mozilla_nalu0/chapter_summary-2019.xlsx'#$'S1 Numbers'.O26]/['file:///tmp/mozilla_nalu0/chapter_summary-2019.xlsx'#$'S1 Numbers'.$I26])*100))" office:value-type="float" office:value="103.764336661912" calcext:value-type="float">
            <text:p>103.8</text:p>
          </table:table-cell>
          <table:table-cell table:style-name="ce42" table:formula="of:=IF(ISERR(['file:///tmp/mozilla_nalu0/chapter_summary-2019.xlsx'#$'S1 Numbers'.P26]/['file:///tmp/mozilla_nalu0/chapter_summary-2019.xlsx'#$'S1 Numbers'.$I26]*100);&quot;..&quot;;IF((['file:///tmp/mozilla_nalu0/chapter_summary-2019.xlsx'#$'S1 Numbers'.P26]/['file:///tmp/mozilla_nalu0/chapter_summary-2019.xlsx'#$'S1 Numbers'.$I26]*100)=0;&quot;..&quot;;(['file:///tmp/mozilla_nalu0/chapter_summary-2019.xlsx'#$'S1 Numbers'.P26]/['file:///tmp/mozilla_nalu0/chapter_summary-2019.xlsx'#$'S1 Numbers'.$I26])*100))" office:value-type="float" office:value="103.807731811698" calcext:value-type="float">
            <text:p>103.8</text:p>
          </table:table-cell>
          <table:table-cell table:style-name="ce42" table:formula="of:=IF(ISERR(['file:///tmp/mozilla_nalu0/chapter_summary-2019.xlsx'#$'S1 Numbers'.Q26]/['file:///tmp/mozilla_nalu0/chapter_summary-2019.xlsx'#$'S1 Numbers'.$I26]*100);&quot;..&quot;;IF((['file:///tmp/mozilla_nalu0/chapter_summary-2019.xlsx'#$'S1 Numbers'.Q26]/['file:///tmp/mozilla_nalu0/chapter_summary-2019.xlsx'#$'S1 Numbers'.$I26]*100)=0;&quot;..&quot;;(['file:///tmp/mozilla_nalu0/chapter_summary-2019.xlsx'#$'S1 Numbers'.Q26]/['file:///tmp/mozilla_nalu0/chapter_summary-2019.xlsx'#$'S1 Numbers'.$I26])*100))" office:value-type="float" office:value="104.675435092725" calcext:value-type="float">
            <text:p>104.7</text:p>
          </table:table-cell>
          <table:table-cell table:style-name="ce42" table:formula="of:=IF(ISERR(['file:///tmp/mozilla_nalu0/chapter_summary-2019.xlsx'#$'S1 Numbers'.R26]/['file:///tmp/mozilla_nalu0/chapter_summary-2019.xlsx'#$'S1 Numbers'.$I26]*100);&quot;..&quot;;IF((['file:///tmp/mozilla_nalu0/chapter_summary-2019.xlsx'#$'S1 Numbers'.R26]/['file:///tmp/mozilla_nalu0/chapter_summary-2019.xlsx'#$'S1 Numbers'.$I26]*100)=0;&quot;..&quot;;(['file:///tmp/mozilla_nalu0/chapter_summary-2019.xlsx'#$'S1 Numbers'.R26]/['file:///tmp/mozilla_nalu0/chapter_summary-2019.xlsx'#$'S1 Numbers'.$I26])*100))" office:value-type="float" office:value="105.017460770328" calcext:value-type="float">
            <text:p>105.0</text:p>
          </table:table-cell>
          <table:table-cell table:style-name="ce42" table:formula="of:=IF(ISERR(['file:///tmp/mozilla_nalu0/chapter_summary-2019.xlsx'#$'S1 Numbers'.S26]/['file:///tmp/mozilla_nalu0/chapter_summary-2019.xlsx'#$'S1 Numbers'.$I26]*100);&quot;..&quot;;IF((['file:///tmp/mozilla_nalu0/chapter_summary-2019.xlsx'#$'S1 Numbers'.S26]/['file:///tmp/mozilla_nalu0/chapter_summary-2019.xlsx'#$'S1 Numbers'.$I26]*100)=0;&quot;..&quot;;(['file:///tmp/mozilla_nalu0/chapter_summary-2019.xlsx'#$'S1 Numbers'.S26]/['file:///tmp/mozilla_nalu0/chapter_summary-2019.xlsx'#$'S1 Numbers'.$I26])*100))" office:value-type="float" office:value="106.563823109843" calcext:value-type="float">
            <text:p>106.6</text:p>
          </table:table-cell>
          <table:table-cell table:number-columns-repeated="1006"/>
        </table:table-row>
        <table:table-row table:style-name="ro6">
          <table:table-cell table:style-name="ce10"/>
          <table:table-cell table:style-name="ce14" office:value-type="string" calcext:value-type="string">
            <text:p>Other Major (A and M)</text:p>
          </table:table-cell>
          <table:table-cell table:style-name="ce28" table:formula="of:=IF(ISERR(['file:///tmp/mozilla_nalu0/chapter_summary-2019.xlsx'#$'S1 Numbers'.C27]/['file:///tmp/mozilla_nalu0/chapter_summary-2019.xlsx'#$'S1 Numbers'.$C27]*100);&quot;..&quot;;IF((['file:///tmp/mozilla_nalu0/chapter_summary-2019.xlsx'#$'S1 Numbers'.C27]/['file:///tmp/mozilla_nalu0/chapter_summary-2019.xlsx'#$'S1 Numbers'.$C27]*100)=0;&quot;..&quot;;(['file:///tmp/mozilla_nalu0/chapter_summary-2019.xlsx'#$'S1 Numbers'.C27]/['file:///tmp/mozilla_nalu0/chapter_summary-2019.xlsx'#$'S1 Numbers'.$C27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27]/['file:///tmp/mozilla_nalu0/chapter_summary-2019.xlsx'#$'S1 Numbers'.$D27]*100);&quot;..&quot;;IF((['file:///tmp/mozilla_nalu0/chapter_summary-2019.xlsx'#$'S1 Numbers'.D27]/['file:///tmp/mozilla_nalu0/chapter_summary-2019.xlsx'#$'S1 Numbers'.$D27]*100)=0;&quot;..&quot;;(['file:///tmp/mozilla_nalu0/chapter_summary-2019.xlsx'#$'S1 Numbers'.D27]/['file:///tmp/mozilla_nalu0/chapter_summary-2019.xlsx'#$'S1 Numbers'.$D27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27]/['file:///tmp/mozilla_nalu0/chapter_summary-2019.xlsx'#$'S1 Numbers'.$F27]*100);&quot;..&quot;;IF((['file:///tmp/mozilla_nalu0/chapter_summary-2019.xlsx'#$'S1 Numbers'.F27]/['file:///tmp/mozilla_nalu0/chapter_summary-2019.xlsx'#$'S1 Numbers'.$F27]*100)=0;&quot;..&quot;;(['file:///tmp/mozilla_nalu0/chapter_summary-2019.xlsx'#$'S1 Numbers'.F27]/['file:///tmp/mozilla_nalu0/chapter_summary-2019.xlsx'#$'S1 Numbers'.$F27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27]/['file:///tmp/mozilla_nalu0/chapter_summary-2019.xlsx'#$'S1 Numbers'.$G27]*100);&quot;..&quot;;IF((['file:///tmp/mozilla_nalu0/chapter_summary-2019.xlsx'#$'S1 Numbers'.G27]/['file:///tmp/mozilla_nalu0/chapter_summary-2019.xlsx'#$'S1 Numbers'.$G27]*100)=0;&quot;..&quot;;(['file:///tmp/mozilla_nalu0/chapter_summary-2019.xlsx'#$'S1 Numbers'.G27]/['file:///tmp/mozilla_nalu0/chapter_summary-2019.xlsx'#$'S1 Numbers'.$G27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27]/['file:///tmp/mozilla_nalu0/chapter_summary-2019.xlsx'#$'S1 Numbers'.$H27]*100);&quot;..&quot;;IF((['file:///tmp/mozilla_nalu0/chapter_summary-2019.xlsx'#$'S1 Numbers'.H27]/['file:///tmp/mozilla_nalu0/chapter_summary-2019.xlsx'#$'S1 Numbers'.$H27]*100)=0;&quot;..&quot;;(['file:///tmp/mozilla_nalu0/chapter_summary-2019.xlsx'#$'S1 Numbers'.H27]/['file:///tmp/mozilla_nalu0/chapter_summary-2019.xlsx'#$'S1 Numbers'.$H27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27]/['file:///tmp/mozilla_nalu0/chapter_summary-2019.xlsx'#$'S1 Numbers'.$I27]*100);&quot;..&quot;;IF((['file:///tmp/mozilla_nalu0/chapter_summary-2019.xlsx'#$'S1 Numbers'.I27]/['file:///tmp/mozilla_nalu0/chapter_summary-2019.xlsx'#$'S1 Numbers'.$I27]*100)=0;&quot;..&quot;;(['file:///tmp/mozilla_nalu0/chapter_summary-2019.xlsx'#$'S1 Numbers'.I27]/['file:///tmp/mozilla_nalu0/chapter_summary-2019.xlsx'#$'S1 Numbers'.$I27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27]/['file:///tmp/mozilla_nalu0/chapter_summary-2019.xlsx'#$'S1 Numbers'.$I27]*100);&quot;..&quot;;IF((['file:///tmp/mozilla_nalu0/chapter_summary-2019.xlsx'#$'S1 Numbers'.J27]/['file:///tmp/mozilla_nalu0/chapter_summary-2019.xlsx'#$'S1 Numbers'.$I27]*100)=0;&quot;..&quot;;(['file:///tmp/mozilla_nalu0/chapter_summary-2019.xlsx'#$'S1 Numbers'.J27]/['file:///tmp/mozilla_nalu0/chapter_summary-2019.xlsx'#$'S1 Numbers'.$I27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K27]/['file:///tmp/mozilla_nalu0/chapter_summary-2019.xlsx'#$'S1 Numbers'.$I27]*100);&quot;..&quot;;IF((['file:///tmp/mozilla_nalu0/chapter_summary-2019.xlsx'#$'S1 Numbers'.K27]/['file:///tmp/mozilla_nalu0/chapter_summary-2019.xlsx'#$'S1 Numbers'.$I27]*100)=0;&quot;..&quot;;(['file:///tmp/mozilla_nalu0/chapter_summary-2019.xlsx'#$'S1 Numbers'.K27]/['file:///tmp/mozilla_nalu0/chapter_summary-2019.xlsx'#$'S1 Numbers'.$I27])*100))" office:value-type="float" office:value="99.9056730898801" calcext:value-type="float">
            <text:p>99.9</text:p>
          </table:table-cell>
          <table:table-cell table:style-name="ce42" table:formula="of:=IF(ISERR(['file:///tmp/mozilla_nalu0/chapter_summary-2019.xlsx'#$'S1 Numbers'.L27]/['file:///tmp/mozilla_nalu0/chapter_summary-2019.xlsx'#$'S1 Numbers'.$I27]*100);&quot;..&quot;;IF((['file:///tmp/mozilla_nalu0/chapter_summary-2019.xlsx'#$'S1 Numbers'.L27]/['file:///tmp/mozilla_nalu0/chapter_summary-2019.xlsx'#$'S1 Numbers'.$I27]*100)=0;&quot;..&quot;;(['file:///tmp/mozilla_nalu0/chapter_summary-2019.xlsx'#$'S1 Numbers'.L27]/['file:///tmp/mozilla_nalu0/chapter_summary-2019.xlsx'#$'S1 Numbers'.$I27])*100))" office:value-type="float" office:value="100.619862552217" calcext:value-type="float">
            <text:p>100.6</text:p>
          </table:table-cell>
          <table:table-cell table:style-name="ce42" table:formula="of:=IF(ISERR(['file:///tmp/mozilla_nalu0/chapter_summary-2019.xlsx'#$'S1 Numbers'.M27]/['file:///tmp/mozilla_nalu0/chapter_summary-2019.xlsx'#$'S1 Numbers'.$I27]*100);&quot;..&quot;;IF((['file:///tmp/mozilla_nalu0/chapter_summary-2019.xlsx'#$'S1 Numbers'.M27]/['file:///tmp/mozilla_nalu0/chapter_summary-2019.xlsx'#$'S1 Numbers'.$I27]*100)=0;&quot;..&quot;;(['file:///tmp/mozilla_nalu0/chapter_summary-2019.xlsx'#$'S1 Numbers'.M27]/['file:///tmp/mozilla_nalu0/chapter_summary-2019.xlsx'#$'S1 Numbers'.$I27])*100))" office:value-type="float" office:value="100.693976553025" calcext:value-type="float">
            <text:p>100.7</text:p>
          </table:table-cell>
          <table:table-cell table:style-name="ce42" table:formula="of:=IF(ISERR(['file:///tmp/mozilla_nalu0/chapter_summary-2019.xlsx'#$'S1 Numbers'.N27]/['file:///tmp/mozilla_nalu0/chapter_summary-2019.xlsx'#$'S1 Numbers'.$I27]*100);&quot;..&quot;;IF((['file:///tmp/mozilla_nalu0/chapter_summary-2019.xlsx'#$'S1 Numbers'.N27]/['file:///tmp/mozilla_nalu0/chapter_summary-2019.xlsx'#$'S1 Numbers'.$I27]*100)=0;&quot;..&quot;;(['file:///tmp/mozilla_nalu0/chapter_summary-2019.xlsx'#$'S1 Numbers'.N27]/['file:///tmp/mozilla_nalu0/chapter_summary-2019.xlsx'#$'S1 Numbers'.$I27])*100))" office:value-type="float" office:value="100.6966716076" calcext:value-type="float">
            <text:p>100.7</text:p>
          </table:table-cell>
          <table:table-cell table:style-name="ce42" table:formula="of:=IF(ISERR(['file:///tmp/mozilla_nalu0/chapter_summary-2019.xlsx'#$'S1 Numbers'.O27]/['file:///tmp/mozilla_nalu0/chapter_summary-2019.xlsx'#$'S1 Numbers'.$I27]*100);&quot;..&quot;;IF((['file:///tmp/mozilla_nalu0/chapter_summary-2019.xlsx'#$'S1 Numbers'.O27]/['file:///tmp/mozilla_nalu0/chapter_summary-2019.xlsx'#$'S1 Numbers'.$I27]*100)=0;&quot;..&quot;;(['file:///tmp/mozilla_nalu0/chapter_summary-2019.xlsx'#$'S1 Numbers'.O27]/['file:///tmp/mozilla_nalu0/chapter_summary-2019.xlsx'#$'S1 Numbers'.$I27])*100))" office:value-type="float" office:value="99.7995957418138" calcext:value-type="float">
            <text:p>99.8</text:p>
          </table:table-cell>
          <table:table-cell table:style-name="ce42" table:formula="of:=IF(ISERR(['file:///tmp/mozilla_nalu0/chapter_summary-2019.xlsx'#$'S1 Numbers'.P27]/['file:///tmp/mozilla_nalu0/chapter_summary-2019.xlsx'#$'S1 Numbers'.$I27]*100);&quot;..&quot;;IF((['file:///tmp/mozilla_nalu0/chapter_summary-2019.xlsx'#$'S1 Numbers'.P27]/['file:///tmp/mozilla_nalu0/chapter_summary-2019.xlsx'#$'S1 Numbers'.$I27]*100)=0;&quot;..&quot;;(['file:///tmp/mozilla_nalu0/chapter_summary-2019.xlsx'#$'S1 Numbers'.P27]/['file:///tmp/mozilla_nalu0/chapter_summary-2019.xlsx'#$'S1 Numbers'.$I27])*100))" office:value-type="float" office:value="99.9056730898801" calcext:value-type="float">
            <text:p>99.9</text:p>
          </table:table-cell>
          <table:table-cell table:style-name="ce42" table:formula="of:=IF(ISERR(['file:///tmp/mozilla_nalu0/chapter_summary-2019.xlsx'#$'S1 Numbers'.Q27]/['file:///tmp/mozilla_nalu0/chapter_summary-2019.xlsx'#$'S1 Numbers'.$I27]*100);&quot;..&quot;;IF((['file:///tmp/mozilla_nalu0/chapter_summary-2019.xlsx'#$'S1 Numbers'.Q27]/['file:///tmp/mozilla_nalu0/chapter_summary-2019.xlsx'#$'S1 Numbers'.$I27]*100)=0;&quot;..&quot;;(['file:///tmp/mozilla_nalu0/chapter_summary-2019.xlsx'#$'S1 Numbers'.Q27]/['file:///tmp/mozilla_nalu0/chapter_summary-2019.xlsx'#$'S1 Numbers'.$I27])*100))" office:value-type="float" office:value="99.9595741813772" calcext:value-type="float">
            <text:p>100.0</text:p>
          </table:table-cell>
          <table:table-cell table:style-name="ce42" table:formula="of:=IF(ISERR(['file:///tmp/mozilla_nalu0/chapter_summary-2019.xlsx'#$'S1 Numbers'.R27]/['file:///tmp/mozilla_nalu0/chapter_summary-2019.xlsx'#$'S1 Numbers'.$I27]*100);&quot;..&quot;;IF((['file:///tmp/mozilla_nalu0/chapter_summary-2019.xlsx'#$'S1 Numbers'.R27]/['file:///tmp/mozilla_nalu0/chapter_summary-2019.xlsx'#$'S1 Numbers'.$I27]*100)=0;&quot;..&quot;;(['file:///tmp/mozilla_nalu0/chapter_summary-2019.xlsx'#$'S1 Numbers'.R27]/['file:///tmp/mozilla_nalu0/chapter_summary-2019.xlsx'#$'S1 Numbers'.$I27])*100))" office:value-type="float" office:value="100.080851637246" calcext:value-type="float">
            <text:p>100.1</text:p>
          </table:table-cell>
          <table:table-cell table:style-name="ce42" table:formula="of:=IF(ISERR(['file:///tmp/mozilla_nalu0/chapter_summary-2019.xlsx'#$'S1 Numbers'.S27]/['file:///tmp/mozilla_nalu0/chapter_summary-2019.xlsx'#$'S1 Numbers'.$I27]*100);&quot;..&quot;;IF((['file:///tmp/mozilla_nalu0/chapter_summary-2019.xlsx'#$'S1 Numbers'.S27]/['file:///tmp/mozilla_nalu0/chapter_summary-2019.xlsx'#$'S1 Numbers'.$I27]*100)=0;&quot;..&quot;;(['file:///tmp/mozilla_nalu0/chapter_summary-2019.xlsx'#$'S1 Numbers'.S27]/['file:///tmp/mozilla_nalu0/chapter_summary-2019.xlsx'#$'S1 Numbers'.$I27])*100))" office:value-type="float" office:value="101.070596954588" calcext:value-type="float">
            <text:p>101.1</text:p>
          </table:table-cell>
          <table:table-cell table:number-columns-repeated="1006"/>
        </table:table-row>
        <table:table-row table:style-name="ro6">
          <table:table-cell table:style-name="ce10"/>
          <table:table-cell table:style-name="ce14" office:value-type="string" calcext:value-type="string">
            <text:p>Minor Roads</text:p>
          </table:table-cell>
          <table:table-cell table:style-name="ce28" table:formula="of:=IF(ISERR(['file:///tmp/mozilla_nalu0/chapter_summary-2019.xlsx'#$'S1 Numbers'.C28]/['file:///tmp/mozilla_nalu0/chapter_summary-2019.xlsx'#$'S1 Numbers'.$C28]*100);&quot;..&quot;;IF((['file:///tmp/mozilla_nalu0/chapter_summary-2019.xlsx'#$'S1 Numbers'.C28]/['file:///tmp/mozilla_nalu0/chapter_summary-2019.xlsx'#$'S1 Numbers'.$C28]*100)=0;&quot;..&quot;;(['file:///tmp/mozilla_nalu0/chapter_summary-2019.xlsx'#$'S1 Numbers'.C28]/['file:///tmp/mozilla_nalu0/chapter_summary-2019.xlsx'#$'S1 Numbers'.$C28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28]/['file:///tmp/mozilla_nalu0/chapter_summary-2019.xlsx'#$'S1 Numbers'.$D28]*100);&quot;..&quot;;IF((['file:///tmp/mozilla_nalu0/chapter_summary-2019.xlsx'#$'S1 Numbers'.D28]/['file:///tmp/mozilla_nalu0/chapter_summary-2019.xlsx'#$'S1 Numbers'.$D28]*100)=0;&quot;..&quot;;(['file:///tmp/mozilla_nalu0/chapter_summary-2019.xlsx'#$'S1 Numbers'.D28]/['file:///tmp/mozilla_nalu0/chapter_summary-2019.xlsx'#$'S1 Numbers'.$D28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28]/['file:///tmp/mozilla_nalu0/chapter_summary-2019.xlsx'#$'S1 Numbers'.$F28]*100);&quot;..&quot;;IF((['file:///tmp/mozilla_nalu0/chapter_summary-2019.xlsx'#$'S1 Numbers'.F28]/['file:///tmp/mozilla_nalu0/chapter_summary-2019.xlsx'#$'S1 Numbers'.$F28]*100)=0;&quot;..&quot;;(['file:///tmp/mozilla_nalu0/chapter_summary-2019.xlsx'#$'S1 Numbers'.F28]/['file:///tmp/mozilla_nalu0/chapter_summary-2019.xlsx'#$'S1 Numbers'.$F28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28]/['file:///tmp/mozilla_nalu0/chapter_summary-2019.xlsx'#$'S1 Numbers'.$G28]*100);&quot;..&quot;;IF((['file:///tmp/mozilla_nalu0/chapter_summary-2019.xlsx'#$'S1 Numbers'.G28]/['file:///tmp/mozilla_nalu0/chapter_summary-2019.xlsx'#$'S1 Numbers'.$G28]*100)=0;&quot;..&quot;;(['file:///tmp/mozilla_nalu0/chapter_summary-2019.xlsx'#$'S1 Numbers'.G28]/['file:///tmp/mozilla_nalu0/chapter_summary-2019.xlsx'#$'S1 Numbers'.$G28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28]/['file:///tmp/mozilla_nalu0/chapter_summary-2019.xlsx'#$'S1 Numbers'.$H28]*100);&quot;..&quot;;IF((['file:///tmp/mozilla_nalu0/chapter_summary-2019.xlsx'#$'S1 Numbers'.H28]/['file:///tmp/mozilla_nalu0/chapter_summary-2019.xlsx'#$'S1 Numbers'.$H28]*100)=0;&quot;..&quot;;(['file:///tmp/mozilla_nalu0/chapter_summary-2019.xlsx'#$'S1 Numbers'.H28]/['file:///tmp/mozilla_nalu0/chapter_summary-2019.xlsx'#$'S1 Numbers'.$H28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28]/['file:///tmp/mozilla_nalu0/chapter_summary-2019.xlsx'#$'S1 Numbers'.$I28]*100);&quot;..&quot;;IF((['file:///tmp/mozilla_nalu0/chapter_summary-2019.xlsx'#$'S1 Numbers'.I28]/['file:///tmp/mozilla_nalu0/chapter_summary-2019.xlsx'#$'S1 Numbers'.$I28]*100)=0;&quot;..&quot;;(['file:///tmp/mozilla_nalu0/chapter_summary-2019.xlsx'#$'S1 Numbers'.I28]/['file:///tmp/mozilla_nalu0/chapter_summary-2019.xlsx'#$'S1 Numbers'.$I28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28]/['file:///tmp/mozilla_nalu0/chapter_summary-2019.xlsx'#$'S1 Numbers'.$I28]*100);&quot;..&quot;;IF((['file:///tmp/mozilla_nalu0/chapter_summary-2019.xlsx'#$'S1 Numbers'.J28]/['file:///tmp/mozilla_nalu0/chapter_summary-2019.xlsx'#$'S1 Numbers'.$I28]*100)=0;&quot;..&quot;;(['file:///tmp/mozilla_nalu0/chapter_summary-2019.xlsx'#$'S1 Numbers'.J28]/['file:///tmp/mozilla_nalu0/chapter_summary-2019.xlsx'#$'S1 Numbers'.$I28])*100))" office:value-type="float" office:value="100.391173768956" calcext:value-type="float">
            <text:p>100.4</text:p>
          </table:table-cell>
          <table:table-cell table:style-name="ce42" table:formula="of:=IF(ISERR(['file:///tmp/mozilla_nalu0/chapter_summary-2019.xlsx'#$'S1 Numbers'.K28]/['file:///tmp/mozilla_nalu0/chapter_summary-2019.xlsx'#$'S1 Numbers'.$I28]*100);&quot;..&quot;;IF((['file:///tmp/mozilla_nalu0/chapter_summary-2019.xlsx'#$'S1 Numbers'.K28]/['file:///tmp/mozilla_nalu0/chapter_summary-2019.xlsx'#$'S1 Numbers'.$I28]*100)=0;&quot;..&quot;;(['file:///tmp/mozilla_nalu0/chapter_summary-2019.xlsx'#$'S1 Numbers'.K28]/['file:///tmp/mozilla_nalu0/chapter_summary-2019.xlsx'#$'S1 Numbers'.$I28])*100))" office:value-type="float" office:value="100.621375310688" calcext:value-type="float">
            <text:p>100.6</text:p>
          </table:table-cell>
          <table:table-cell table:style-name="ce42" table:formula="of:=IF(ISERR(['file:///tmp/mozilla_nalu0/chapter_summary-2019.xlsx'#$'S1 Numbers'.L28]/['file:///tmp/mozilla_nalu0/chapter_summary-2019.xlsx'#$'S1 Numbers'.$I28]*100);&quot;..&quot;;IF((['file:///tmp/mozilla_nalu0/chapter_summary-2019.xlsx'#$'S1 Numbers'.L28]/['file:///tmp/mozilla_nalu0/chapter_summary-2019.xlsx'#$'S1 Numbers'.$I28]*100)=0;&quot;..&quot;;(['file:///tmp/mozilla_nalu0/chapter_summary-2019.xlsx'#$'S1 Numbers'.L28]/['file:///tmp/mozilla_nalu0/chapter_summary-2019.xlsx'#$'S1 Numbers'.$I28])*100))" office:value-type="float" office:value="100.790621285256" calcext:value-type="float">
            <text:p>100.8</text:p>
          </table:table-cell>
          <table:table-cell table:style-name="ce42" table:formula="of:=IF(ISERR(['file:///tmp/mozilla_nalu0/chapter_summary-2019.xlsx'#$'S1 Numbers'.M28]/['file:///tmp/mozilla_nalu0/chapter_summary-2019.xlsx'#$'S1 Numbers'.$I28]*100);&quot;..&quot;;IF((['file:///tmp/mozilla_nalu0/chapter_summary-2019.xlsx'#$'S1 Numbers'.M28]/['file:///tmp/mozilla_nalu0/chapter_summary-2019.xlsx'#$'S1 Numbers'.$I28]*100)=0;&quot;..&quot;;(['file:///tmp/mozilla_nalu0/chapter_summary-2019.xlsx'#$'S1 Numbers'.M28]/['file:///tmp/mozilla_nalu0/chapter_summary-2019.xlsx'#$'S1 Numbers'.$I28])*100))" office:value-type="float" office:value="101.025471885019" calcext:value-type="float">
            <text:p>101.0</text:p>
          </table:table-cell>
          <table:table-cell table:style-name="ce42" table:formula="of:=IF(ISERR(['file:///tmp/mozilla_nalu0/chapter_summary-2019.xlsx'#$'S1 Numbers'.N28]/['file:///tmp/mozilla_nalu0/chapter_summary-2019.xlsx'#$'S1 Numbers'.$I28]*100);&quot;..&quot;;IF((['file:///tmp/mozilla_nalu0/chapter_summary-2019.xlsx'#$'S1 Numbers'.N28]/['file:///tmp/mozilla_nalu0/chapter_summary-2019.xlsx'#$'S1 Numbers'.$I28]*100)=0;&quot;..&quot;;(['file:///tmp/mozilla_nalu0/chapter_summary-2019.xlsx'#$'S1 Numbers'.N28]/['file:///tmp/mozilla_nalu0/chapter_summary-2019.xlsx'#$'S1 Numbers'.$I28])*100))" office:value-type="float" office:value="101.171382515039" calcext:value-type="float">
            <text:p>101.2</text:p>
          </table:table-cell>
          <table:table-cell table:style-name="ce42" table:formula="of:=IF(ISERR(['file:///tmp/mozilla_nalu0/chapter_summary-2019.xlsx'#$'S1 Numbers'.O28]/['file:///tmp/mozilla_nalu0/chapter_summary-2019.xlsx'#$'S1 Numbers'.$I28]*100);&quot;..&quot;;IF((['file:///tmp/mozilla_nalu0/chapter_summary-2019.xlsx'#$'S1 Numbers'.O28]/['file:///tmp/mozilla_nalu0/chapter_summary-2019.xlsx'#$'S1 Numbers'.$I28]*100)=0;&quot;..&quot;;(['file:///tmp/mozilla_nalu0/chapter_summary-2019.xlsx'#$'S1 Numbers'.O28]/['file:///tmp/mozilla_nalu0/chapter_summary-2019.xlsx'#$'S1 Numbers'.$I28])*100))" office:value-type="float" office:value="101.33631713555" calcext:value-type="float">
            <text:p>101.3</text:p>
          </table:table-cell>
          <table:table-cell table:style-name="ce42" table:formula="of:=IF(ISERR(['file:///tmp/mozilla_nalu0/chapter_summary-2019.xlsx'#$'S1 Numbers'.P28]/['file:///tmp/mozilla_nalu0/chapter_summary-2019.xlsx'#$'S1 Numbers'.$I28]*100);&quot;..&quot;;IF((['file:///tmp/mozilla_nalu0/chapter_summary-2019.xlsx'#$'S1 Numbers'.P28]/['file:///tmp/mozilla_nalu0/chapter_summary-2019.xlsx'#$'S1 Numbers'.$I28]*100)=0;&quot;..&quot;;(['file:///tmp/mozilla_nalu0/chapter_summary-2019.xlsx'#$'S1 Numbers'.P28]/['file:///tmp/mozilla_nalu0/chapter_summary-2019.xlsx'#$'S1 Numbers'.$I28])*100))" office:value-type="float" office:value="101.536327942077" calcext:value-type="float">
            <text:p>101.5</text:p>
          </table:table-cell>
          <table:table-cell table:style-name="ce42" table:formula="of:=IF(ISERR(['file:///tmp/mozilla_nalu0/chapter_summary-2019.xlsx'#$'S1 Numbers'.Q28]/['file:///tmp/mozilla_nalu0/chapter_summary-2019.xlsx'#$'S1 Numbers'.$I28]*100);&quot;..&quot;;IF((['file:///tmp/mozilla_nalu0/chapter_summary-2019.xlsx'#$'S1 Numbers'.Q28]/['file:///tmp/mozilla_nalu0/chapter_summary-2019.xlsx'#$'S1 Numbers'.$I28]*100)=0;&quot;..&quot;;(['file:///tmp/mozilla_nalu0/chapter_summary-2019.xlsx'#$'S1 Numbers'.Q28]/['file:///tmp/mozilla_nalu0/chapter_summary-2019.xlsx'#$'S1 Numbers'.$I28])*100))" office:value-type="float" office:value="101.678163610821" calcext:value-type="float">
            <text:p>101.7</text:p>
          </table:table-cell>
          <table:table-cell table:style-name="ce42" table:formula="of:=IF(ISERR(['file:///tmp/mozilla_nalu0/chapter_summary-2019.xlsx'#$'S1 Numbers'.R28]/['file:///tmp/mozilla_nalu0/chapter_summary-2019.xlsx'#$'S1 Numbers'.$I28]*100);&quot;..&quot;;IF((['file:///tmp/mozilla_nalu0/chapter_summary-2019.xlsx'#$'S1 Numbers'.R28]/['file:///tmp/mozilla_nalu0/chapter_summary-2019.xlsx'#$'S1 Numbers'.$I28]*100)=0;&quot;..&quot;;(['file:///tmp/mozilla_nalu0/chapter_summary-2019.xlsx'#$'S1 Numbers'.R28]/['file:///tmp/mozilla_nalu0/chapter_summary-2019.xlsx'#$'S1 Numbers'.$I28])*100))" office:value-type="float" office:value="101.889791434026" calcext:value-type="float">
            <text:p>101.9</text:p>
          </table:table-cell>
          <table:table-cell table:style-name="ce42" table:formula="of:=IF(ISERR(['file:///tmp/mozilla_nalu0/chapter_summary-2019.xlsx'#$'S1 Numbers'.S28]/['file:///tmp/mozilla_nalu0/chapter_summary-2019.xlsx'#$'S1 Numbers'.$I28]*100);&quot;..&quot;;IF((['file:///tmp/mozilla_nalu0/chapter_summary-2019.xlsx'#$'S1 Numbers'.S28]/['file:///tmp/mozilla_nalu0/chapter_summary-2019.xlsx'#$'S1 Numbers'.$I28]*100)=0;&quot;..&quot;;(['file:///tmp/mozilla_nalu0/chapter_summary-2019.xlsx'#$'S1 Numbers'.S28]/['file:///tmp/mozilla_nalu0/chapter_summary-2019.xlsx'#$'S1 Numbers'.$I28])*100))" office:value-type="float" office:value="102.110539515868" calcext:value-type="float">
            <text:p>102.1</text:p>
          </table:table-cell>
          <table:table-cell table:number-columns-repeated="1006"/>
        </table:table-row>
        <table:table-row table:style-name="ro6">
          <table:table-cell table:style-name="ce10"/>
          <table:table-cell table:style-name="ce14" office:value-type="string" calcext:value-type="string">
            <text:p>All Roads <text:span text:style-name="T5">10</text:span></text:p>
          </table:table-cell>
          <table:table-cell table:style-name="ce28" table:formula="of:=IF(ISERR(['file:///tmp/mozilla_nalu0/chapter_summary-2019.xlsx'#$'S1 Numbers'.C29]/['file:///tmp/mozilla_nalu0/chapter_summary-2019.xlsx'#$'S1 Numbers'.$C29]*100);&quot;..&quot;;IF((['file:///tmp/mozilla_nalu0/chapter_summary-2019.xlsx'#$'S1 Numbers'.C29]/['file:///tmp/mozilla_nalu0/chapter_summary-2019.xlsx'#$'S1 Numbers'.$C29]*100)=0;&quot;..&quot;;(['file:///tmp/mozilla_nalu0/chapter_summary-2019.xlsx'#$'S1 Numbers'.C29]/['file:///tmp/mozilla_nalu0/chapter_summary-2019.xlsx'#$'S1 Numbers'.$C29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29]/['file:///tmp/mozilla_nalu0/chapter_summary-2019.xlsx'#$'S1 Numbers'.$D29]*100);&quot;..&quot;;IF((['file:///tmp/mozilla_nalu0/chapter_summary-2019.xlsx'#$'S1 Numbers'.D29]/['file:///tmp/mozilla_nalu0/chapter_summary-2019.xlsx'#$'S1 Numbers'.$D29]*100)=0;&quot;..&quot;;(['file:///tmp/mozilla_nalu0/chapter_summary-2019.xlsx'#$'S1 Numbers'.D29]/['file:///tmp/mozilla_nalu0/chapter_summary-2019.xlsx'#$'S1 Numbers'.$D29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29]/['file:///tmp/mozilla_nalu0/chapter_summary-2019.xlsx'#$'S1 Numbers'.$F29]*100);&quot;..&quot;;IF((['file:///tmp/mozilla_nalu0/chapter_summary-2019.xlsx'#$'S1 Numbers'.F29]/['file:///tmp/mozilla_nalu0/chapter_summary-2019.xlsx'#$'S1 Numbers'.$F29]*100)=0;&quot;..&quot;;(['file:///tmp/mozilla_nalu0/chapter_summary-2019.xlsx'#$'S1 Numbers'.F29]/['file:///tmp/mozilla_nalu0/chapter_summary-2019.xlsx'#$'S1 Numbers'.$F29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29]/['file:///tmp/mozilla_nalu0/chapter_summary-2019.xlsx'#$'S1 Numbers'.$G29]*100);&quot;..&quot;;IF((['file:///tmp/mozilla_nalu0/chapter_summary-2019.xlsx'#$'S1 Numbers'.G29]/['file:///tmp/mozilla_nalu0/chapter_summary-2019.xlsx'#$'S1 Numbers'.$G29]*100)=0;&quot;..&quot;;(['file:///tmp/mozilla_nalu0/chapter_summary-2019.xlsx'#$'S1 Numbers'.G29]/['file:///tmp/mozilla_nalu0/chapter_summary-2019.xlsx'#$'S1 Numbers'.$G29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29]/['file:///tmp/mozilla_nalu0/chapter_summary-2019.xlsx'#$'S1 Numbers'.$H29]*100);&quot;..&quot;;IF((['file:///tmp/mozilla_nalu0/chapter_summary-2019.xlsx'#$'S1 Numbers'.H29]/['file:///tmp/mozilla_nalu0/chapter_summary-2019.xlsx'#$'S1 Numbers'.$H29]*100)=0;&quot;..&quot;;(['file:///tmp/mozilla_nalu0/chapter_summary-2019.xlsx'#$'S1 Numbers'.H29]/['file:///tmp/mozilla_nalu0/chapter_summary-2019.xlsx'#$'S1 Numbers'.$H29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29]/['file:///tmp/mozilla_nalu0/chapter_summary-2019.xlsx'#$'S1 Numbers'.$I29]*100);&quot;..&quot;;IF((['file:///tmp/mozilla_nalu0/chapter_summary-2019.xlsx'#$'S1 Numbers'.I29]/['file:///tmp/mozilla_nalu0/chapter_summary-2019.xlsx'#$'S1 Numbers'.$I29]*100)=0;&quot;..&quot;;(['file:///tmp/mozilla_nalu0/chapter_summary-2019.xlsx'#$'S1 Numbers'.I29]/['file:///tmp/mozilla_nalu0/chapter_summary-2019.xlsx'#$'S1 Numbers'.$I29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29]/['file:///tmp/mozilla_nalu0/chapter_summary-2019.xlsx'#$'S1 Numbers'.$I29]*100);&quot;..&quot;;IF((['file:///tmp/mozilla_nalu0/chapter_summary-2019.xlsx'#$'S1 Numbers'.J29]/['file:///tmp/mozilla_nalu0/chapter_summary-2019.xlsx'#$'S1 Numbers'.$I29]*100)=0;&quot;..&quot;;(['file:///tmp/mozilla_nalu0/chapter_summary-2019.xlsx'#$'S1 Numbers'.J29]/['file:///tmp/mozilla_nalu0/chapter_summary-2019.xlsx'#$'S1 Numbers'.$I29])*100))" office:value-type="float" office:value="100.340906626963" calcext:value-type="float">
            <text:p>100.3</text:p>
          </table:table-cell>
          <table:table-cell table:style-name="ce42" table:formula="of:=IF(ISERR(['file:///tmp/mozilla_nalu0/chapter_summary-2019.xlsx'#$'S1 Numbers'.K29]/['file:///tmp/mozilla_nalu0/chapter_summary-2019.xlsx'#$'S1 Numbers'.$I29]*100);&quot;..&quot;;IF((['file:///tmp/mozilla_nalu0/chapter_summary-2019.xlsx'#$'S1 Numbers'.K29]/['file:///tmp/mozilla_nalu0/chapter_summary-2019.xlsx'#$'S1 Numbers'.$I29]*100)=0;&quot;..&quot;;(['file:///tmp/mozilla_nalu0/chapter_summary-2019.xlsx'#$'S1 Numbers'.K29]/['file:///tmp/mozilla_nalu0/chapter_summary-2019.xlsx'#$'S1 Numbers'.$I29])*100))" office:value-type="float" office:value="100.509544012316" calcext:value-type="float">
            <text:p>100.5</text:p>
          </table:table-cell>
          <table:table-cell table:style-name="ce42" table:formula="of:=IF(ISERR(['file:///tmp/mozilla_nalu0/chapter_summary-2019.xlsx'#$'S1 Numbers'.L29]/['file:///tmp/mozilla_nalu0/chapter_summary-2019.xlsx'#$'S1 Numbers'.$I29]*100);&quot;..&quot;;IF((['file:///tmp/mozilla_nalu0/chapter_summary-2019.xlsx'#$'S1 Numbers'.L29]/['file:///tmp/mozilla_nalu0/chapter_summary-2019.xlsx'#$'S1 Numbers'.$I29]*100)=0;&quot;..&quot;;(['file:///tmp/mozilla_nalu0/chapter_summary-2019.xlsx'#$'S1 Numbers'.L29]/['file:///tmp/mozilla_nalu0/chapter_summary-2019.xlsx'#$'S1 Numbers'.$I29])*100))" office:value-type="float" office:value="100.773652238019" calcext:value-type="float">
            <text:p>100.8</text:p>
          </table:table-cell>
          <table:table-cell table:style-name="ce42" table:formula="of:=IF(ISERR(['file:///tmp/mozilla_nalu0/chapter_summary-2019.xlsx'#$'S1 Numbers'.M29]/['file:///tmp/mozilla_nalu0/chapter_summary-2019.xlsx'#$'S1 Numbers'.$I29]*100);&quot;..&quot;;IF((['file:///tmp/mozilla_nalu0/chapter_summary-2019.xlsx'#$'S1 Numbers'.M29]/['file:///tmp/mozilla_nalu0/chapter_summary-2019.xlsx'#$'S1 Numbers'.$I29]*100)=0;&quot;..&quot;;(['file:///tmp/mozilla_nalu0/chapter_summary-2019.xlsx'#$'S1 Numbers'.M29]/['file:///tmp/mozilla_nalu0/chapter_summary-2019.xlsx'#$'S1 Numbers'.$I29])*100))" office:value-type="float" office:value="101.027040163632" calcext:value-type="float">
            <text:p>101.0</text:p>
          </table:table-cell>
          <table:table-cell table:style-name="ce42" table:formula="of:=IF(ISERR(['file:///tmp/mozilla_nalu0/chapter_summary-2019.xlsx'#$'S1 Numbers'.N29]/['file:///tmp/mozilla_nalu0/chapter_summary-2019.xlsx'#$'S1 Numbers'.$I29]*100);&quot;..&quot;;IF((['file:///tmp/mozilla_nalu0/chapter_summary-2019.xlsx'#$'S1 Numbers'.N29]/['file:///tmp/mozilla_nalu0/chapter_summary-2019.xlsx'#$'S1 Numbers'.$I29]*100)=0;&quot;..&quot;;(['file:///tmp/mozilla_nalu0/chapter_summary-2019.xlsx'#$'S1 Numbers'.N29]/['file:///tmp/mozilla_nalu0/chapter_summary-2019.xlsx'#$'S1 Numbers'.$I29])*100))" office:value-type="float" office:value="101.141589994146" calcext:value-type="float">
            <text:p>101.1</text:p>
          </table:table-cell>
          <table:table-cell table:style-name="ce42" table:formula="of:=IF(ISERR(['file:///tmp/mozilla_nalu0/chapter_summary-2019.xlsx'#$'S1 Numbers'.O29]/['file:///tmp/mozilla_nalu0/chapter_summary-2019.xlsx'#$'S1 Numbers'.$I29]*100);&quot;..&quot;;IF((['file:///tmp/mozilla_nalu0/chapter_summary-2019.xlsx'#$'S1 Numbers'.O29]/['file:///tmp/mozilla_nalu0/chapter_summary-2019.xlsx'#$'S1 Numbers'.$I29]*100)=0;&quot;..&quot;;(['file:///tmp/mozilla_nalu0/chapter_summary-2019.xlsx'#$'S1 Numbers'.O29]/['file:///tmp/mozilla_nalu0/chapter_summary-2019.xlsx'#$'S1 Numbers'.$I29])*100))" office:value-type="float" office:value="101.284029228312" calcext:value-type="float">
            <text:p>101.3</text:p>
          </table:table-cell>
          <table:table-cell table:style-name="ce42" table:formula="of:=IF(ISERR(['file:///tmp/mozilla_nalu0/chapter_summary-2019.xlsx'#$'S1 Numbers'.P29]/['file:///tmp/mozilla_nalu0/chapter_summary-2019.xlsx'#$'S1 Numbers'.$I29]*100);&quot;..&quot;;IF((['file:///tmp/mozilla_nalu0/chapter_summary-2019.xlsx'#$'S1 Numbers'.P29]/['file:///tmp/mozilla_nalu0/chapter_summary-2019.xlsx'#$'S1 Numbers'.$I29]*100)=0;&quot;..&quot;;(['file:///tmp/mozilla_nalu0/chapter_summary-2019.xlsx'#$'S1 Numbers'.P29]/['file:///tmp/mozilla_nalu0/chapter_summary-2019.xlsx'#$'S1 Numbers'.$I29])*100))" office:value-type="float" office:value="101.460978324504" calcext:value-type="float">
            <text:p>101.5</text:p>
          </table:table-cell>
          <table:table-cell table:style-name="ce42" table:formula="of:=IF(ISERR(['file:///tmp/mozilla_nalu0/chapter_summary-2019.xlsx'#$'S1 Numbers'.Q29]/['file:///tmp/mozilla_nalu0/chapter_summary-2019.xlsx'#$'S1 Numbers'.$I29]*100);&quot;..&quot;;IF((['file:///tmp/mozilla_nalu0/chapter_summary-2019.xlsx'#$'S1 Numbers'.Q29]/['file:///tmp/mozilla_nalu0/chapter_summary-2019.xlsx'#$'S1 Numbers'.$I29]*100)=0;&quot;..&quot;;(['file:///tmp/mozilla_nalu0/chapter_summary-2019.xlsx'#$'S1 Numbers'.Q29]/['file:///tmp/mozilla_nalu0/chapter_summary-2019.xlsx'#$'S1 Numbers'.$I29])*100))" office:value-type="float" office:value="101.637372704342" calcext:value-type="float">
            <text:p>101.6</text:p>
          </table:table-cell>
          <table:table-cell table:style-name="ce42" table:formula="of:=IF(ISERR(['file:///tmp/mozilla_nalu0/chapter_summary-2019.xlsx'#$'S1 Numbers'.R29]/['file:///tmp/mozilla_nalu0/chapter_summary-2019.xlsx'#$'S1 Numbers'.$I29]*100);&quot;..&quot;;IF((['file:///tmp/mozilla_nalu0/chapter_summary-2019.xlsx'#$'S1 Numbers'.R29]/['file:///tmp/mozilla_nalu0/chapter_summary-2019.xlsx'#$'S1 Numbers'.$I29]*100)=0;&quot;..&quot;;(['file:///tmp/mozilla_nalu0/chapter_summary-2019.xlsx'#$'S1 Numbers'.R29]/['file:///tmp/mozilla_nalu0/chapter_summary-2019.xlsx'#$'S1 Numbers'.$I29])*100))" office:value-type="float" office:value="101.843754291372" calcext:value-type="float">
            <text:p>101.8</text:p>
          </table:table-cell>
          <table:table-cell table:style-name="ce42" table:formula="of:=IF(ISERR(['file:///tmp/mozilla_nalu0/chapter_summary-2019.xlsx'#$'S1 Numbers'.S29]/['file:///tmp/mozilla_nalu0/chapter_summary-2019.xlsx'#$'S1 Numbers'.$I29]*100);&quot;..&quot;;IF((['file:///tmp/mozilla_nalu0/chapter_summary-2019.xlsx'#$'S1 Numbers'.S29]/['file:///tmp/mozilla_nalu0/chapter_summary-2019.xlsx'#$'S1 Numbers'.$I29]*100)=0;&quot;..&quot;;(['file:///tmp/mozilla_nalu0/chapter_summary-2019.xlsx'#$'S1 Numbers'.S29]/['file:///tmp/mozilla_nalu0/chapter_summary-2019.xlsx'#$'S1 Numbers'.$I29])*100))" office:value-type="float" office:value="102.253127732927" calcext:value-type="float">
            <text:p>102.3</text:p>
          </table:table-cell>
          <table:table-cell table:number-columns-repeated="1006"/>
        </table:table-row>
        <table:table-row table:style-name="ro10">
          <table:table-cell table:style-name="ce10" table:number-columns-repeated="2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1007"/>
        </table:table-row>
        <table:table-row table:style-name="ro6">
          <table:table-cell table:style-name="ce13" office:value-type="string" calcext:value-type="string">
            <text:p>Road Traffic</text:p>
          </table:table-cell>
          <table:table-cell table:style-name="ce10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1007"/>
        </table:table-row>
        <table:table-row table:style-name="ro6">
          <table:table-cell table:style-name="ce10"/>
          <table:table-cell table:style-name="ce10" office:value-type="string" calcext:value-type="string">
            <text:p>Motorways</text:p>
          </table:table-cell>
          <table:table-cell table:style-name="ce28" table:formula="of:=IF(ISERR(['file:///tmp/mozilla_nalu0/chapter_summary-2019.xlsx'#$'S1 Numbers'.C32]/['file:///tmp/mozilla_nalu0/chapter_summary-2019.xlsx'#$'S1 Numbers'.$C32]*100);&quot;..&quot;;IF((['file:///tmp/mozilla_nalu0/chapter_summary-2019.xlsx'#$'S1 Numbers'.C32]/['file:///tmp/mozilla_nalu0/chapter_summary-2019.xlsx'#$'S1 Numbers'.$C32]*100)=0;&quot;..&quot;;(['file:///tmp/mozilla_nalu0/chapter_summary-2019.xlsx'#$'S1 Numbers'.C32]/['file:///tmp/mozilla_nalu0/chapter_summary-2019.xlsx'#$'S1 Numbers'.$C32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32]/['file:///tmp/mozilla_nalu0/chapter_summary-2019.xlsx'#$'S1 Numbers'.$D32]*100);&quot;..&quot;;IF((['file:///tmp/mozilla_nalu0/chapter_summary-2019.xlsx'#$'S1 Numbers'.D32]/['file:///tmp/mozilla_nalu0/chapter_summary-2019.xlsx'#$'S1 Numbers'.$D32]*100)=0;&quot;..&quot;;(['file:///tmp/mozilla_nalu0/chapter_summary-2019.xlsx'#$'S1 Numbers'.D32]/['file:///tmp/mozilla_nalu0/chapter_summary-2019.xlsx'#$'S1 Numbers'.$D32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32]/['file:///tmp/mozilla_nalu0/chapter_summary-2019.xlsx'#$'S1 Numbers'.$F32]*100);&quot;..&quot;;IF((['file:///tmp/mozilla_nalu0/chapter_summary-2019.xlsx'#$'S1 Numbers'.F32]/['file:///tmp/mozilla_nalu0/chapter_summary-2019.xlsx'#$'S1 Numbers'.$F32]*100)=0;&quot;..&quot;;(['file:///tmp/mozilla_nalu0/chapter_summary-2019.xlsx'#$'S1 Numbers'.F32]/['file:///tmp/mozilla_nalu0/chapter_summary-2019.xlsx'#$'S1 Numbers'.$F3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32]/['file:///tmp/mozilla_nalu0/chapter_summary-2019.xlsx'#$'S1 Numbers'.$G32]*100);&quot;..&quot;;IF((['file:///tmp/mozilla_nalu0/chapter_summary-2019.xlsx'#$'S1 Numbers'.G32]/['file:///tmp/mozilla_nalu0/chapter_summary-2019.xlsx'#$'S1 Numbers'.$G32]*100)=0;&quot;..&quot;;(['file:///tmp/mozilla_nalu0/chapter_summary-2019.xlsx'#$'S1 Numbers'.G32]/['file:///tmp/mozilla_nalu0/chapter_summary-2019.xlsx'#$'S1 Numbers'.$G3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32]/['file:///tmp/mozilla_nalu0/chapter_summary-2019.xlsx'#$'S1 Numbers'.$H32]*100);&quot;..&quot;;IF((['file:///tmp/mozilla_nalu0/chapter_summary-2019.xlsx'#$'S1 Numbers'.H32]/['file:///tmp/mozilla_nalu0/chapter_summary-2019.xlsx'#$'S1 Numbers'.$H32]*100)=0;&quot;..&quot;;(['file:///tmp/mozilla_nalu0/chapter_summary-2019.xlsx'#$'S1 Numbers'.H32]/['file:///tmp/mozilla_nalu0/chapter_summary-2019.xlsx'#$'S1 Numbers'.$H3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32]/['file:///tmp/mozilla_nalu0/chapter_summary-2019.xlsx'#$'S1 Numbers'.$I32]*100);&quot;..&quot;;IF((['file:///tmp/mozilla_nalu0/chapter_summary-2019.xlsx'#$'S1 Numbers'.I32]/['file:///tmp/mozilla_nalu0/chapter_summary-2019.xlsx'#$'S1 Numbers'.$I32]*100)=0;&quot;..&quot;;(['file:///tmp/mozilla_nalu0/chapter_summary-2019.xlsx'#$'S1 Numbers'.I32]/['file:///tmp/mozilla_nalu0/chapter_summary-2019.xlsx'#$'S1 Numbers'.$I3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32]/['file:///tmp/mozilla_nalu0/chapter_summary-2019.xlsx'#$'S1 Numbers'.$I32]*100);&quot;..&quot;;IF((['file:///tmp/mozilla_nalu0/chapter_summary-2019.xlsx'#$'S1 Numbers'.J32]/['file:///tmp/mozilla_nalu0/chapter_summary-2019.xlsx'#$'S1 Numbers'.$I32]*100)=0;&quot;..&quot;;(['file:///tmp/mozilla_nalu0/chapter_summary-2019.xlsx'#$'S1 Numbers'.J32]/['file:///tmp/mozilla_nalu0/chapter_summary-2019.xlsx'#$'S1 Numbers'.$I32])*100))" office:value-type="float" office:value="99.2518330091276" calcext:value-type="float">
            <text:p>99.3</text:p>
          </table:table-cell>
          <table:table-cell table:style-name="ce42" table:formula="of:=IF(ISERR(['file:///tmp/mozilla_nalu0/chapter_summary-2019.xlsx'#$'S1 Numbers'.K32]/['file:///tmp/mozilla_nalu0/chapter_summary-2019.xlsx'#$'S1 Numbers'.$I32]*100);&quot;..&quot;;IF((['file:///tmp/mozilla_nalu0/chapter_summary-2019.xlsx'#$'S1 Numbers'.K32]/['file:///tmp/mozilla_nalu0/chapter_summary-2019.xlsx'#$'S1 Numbers'.$I32]*100)=0;&quot;..&quot;;(['file:///tmp/mozilla_nalu0/chapter_summary-2019.xlsx'#$'S1 Numbers'.K32]/['file:///tmp/mozilla_nalu0/chapter_summary-2019.xlsx'#$'S1 Numbers'.$I32])*100))" office:value-type="float" office:value="97.3065988328595" calcext:value-type="float">
            <text:p>97.3</text:p>
          </table:table-cell>
          <table:table-cell table:style-name="ce42" table:formula="of:=IF(ISERR(['file:///tmp/mozilla_nalu0/chapter_summary-2019.xlsx'#$'S1 Numbers'.L32]/['file:///tmp/mozilla_nalu0/chapter_summary-2019.xlsx'#$'S1 Numbers'.$I32]*100);&quot;..&quot;;IF((['file:///tmp/mozilla_nalu0/chapter_summary-2019.xlsx'#$'S1 Numbers'.L32]/['file:///tmp/mozilla_nalu0/chapter_summary-2019.xlsx'#$'S1 Numbers'.$I32]*100)=0;&quot;..&quot;;(['file:///tmp/mozilla_nalu0/chapter_summary-2019.xlsx'#$'S1 Numbers'.L32]/['file:///tmp/mozilla_nalu0/chapter_summary-2019.xlsx'#$'S1 Numbers'.$I32])*100))" office:value-type="float" office:value="98.3091426006285" calcext:value-type="float">
            <text:p>98.3</text:p>
          </table:table-cell>
          <table:table-cell table:style-name="ce42" table:formula="of:=IF(ISERR(['file:///tmp/mozilla_nalu0/chapter_summary-2019.xlsx'#$'S1 Numbers'.M32]/['file:///tmp/mozilla_nalu0/chapter_summary-2019.xlsx'#$'S1 Numbers'.$I32]*100);&quot;..&quot;;IF((['file:///tmp/mozilla_nalu0/chapter_summary-2019.xlsx'#$'S1 Numbers'.M32]/['file:///tmp/mozilla_nalu0/chapter_summary-2019.xlsx'#$'S1 Numbers'.$I32]*100)=0;&quot;..&quot;;(['file:///tmp/mozilla_nalu0/chapter_summary-2019.xlsx'#$'S1 Numbers'.M32]/['file:///tmp/mozilla_nalu0/chapter_summary-2019.xlsx'#$'S1 Numbers'.$I32])*100))" office:value-type="float" office:value="106.838246296573" calcext:value-type="float">
            <text:p>106.8</text:p>
          </table:table-cell>
          <table:table-cell table:style-name="ce42" table:formula="of:=IF(ISERR(['file:///tmp/mozilla_nalu0/chapter_summary-2019.xlsx'#$'S1 Numbers'.N32]/['file:///tmp/mozilla_nalu0/chapter_summary-2019.xlsx'#$'S1 Numbers'.$I32]*100);&quot;..&quot;;IF((['file:///tmp/mozilla_nalu0/chapter_summary-2019.xlsx'#$'S1 Numbers'.N32]/['file:///tmp/mozilla_nalu0/chapter_summary-2019.xlsx'#$'S1 Numbers'.$I32]*100)=0;&quot;..&quot;;(['file:///tmp/mozilla_nalu0/chapter_summary-2019.xlsx'#$'S1 Numbers'.N32]/['file:///tmp/mozilla_nalu0/chapter_summary-2019.xlsx'#$'S1 Numbers'.$I32])*100))" office:value-type="float" office:value="108.663773754302" calcext:value-type="float">
            <text:p>108.7</text:p>
          </table:table-cell>
          <table:table-cell table:style-name="ce42" table:formula="of:=IF(ISERR(['file:///tmp/mozilla_nalu0/chapter_summary-2019.xlsx'#$'S1 Numbers'.O32]/['file:///tmp/mozilla_nalu0/chapter_summary-2019.xlsx'#$'S1 Numbers'.$I32]*100);&quot;..&quot;;IF((['file:///tmp/mozilla_nalu0/chapter_summary-2019.xlsx'#$'S1 Numbers'.O32]/['file:///tmp/mozilla_nalu0/chapter_summary-2019.xlsx'#$'S1 Numbers'.$I32]*100)=0;&quot;..&quot;;(['file:///tmp/mozilla_nalu0/chapter_summary-2019.xlsx'#$'S1 Numbers'.O32]/['file:///tmp/mozilla_nalu0/chapter_summary-2019.xlsx'#$'S1 Numbers'.$I32])*100))" office:value-type="float" office:value="111.042944785276" calcext:value-type="float">
            <text:p>111.0</text:p>
          </table:table-cell>
          <table:table-cell table:style-name="ce42" table:formula="of:=IF(ISERR(['file:///tmp/mozilla_nalu0/chapter_summary-2019.xlsx'#$'S1 Numbers'.P32]/['file:///tmp/mozilla_nalu0/chapter_summary-2019.xlsx'#$'S1 Numbers'.$I32]*100);&quot;..&quot;;IF((['file:///tmp/mozilla_nalu0/chapter_summary-2019.xlsx'#$'S1 Numbers'.P32]/['file:///tmp/mozilla_nalu0/chapter_summary-2019.xlsx'#$'S1 Numbers'.$I32]*100)=0;&quot;..&quot;;(['file:///tmp/mozilla_nalu0/chapter_summary-2019.xlsx'#$'S1 Numbers'.P32]/['file:///tmp/mozilla_nalu0/chapter_summary-2019.xlsx'#$'S1 Numbers'.$I32])*100))" office:value-type="float" office:value="111.880891815053" calcext:value-type="float">
            <text:p>111.9</text:p>
          </table:table-cell>
          <table:table-cell table:style-name="ce42" table:formula="of:=IF(ISERR(['file:///tmp/mozilla_nalu0/chapter_summary-2019.xlsx'#$'S1 Numbers'.Q32]/['file:///tmp/mozilla_nalu0/chapter_summary-2019.xlsx'#$'S1 Numbers'.$I32]*100);&quot;..&quot;;IF((['file:///tmp/mozilla_nalu0/chapter_summary-2019.xlsx'#$'S1 Numbers'.Q32]/['file:///tmp/mozilla_nalu0/chapter_summary-2019.xlsx'#$'S1 Numbers'.$I32]*100)=0;&quot;..&quot;;(['file:///tmp/mozilla_nalu0/chapter_summary-2019.xlsx'#$'S1 Numbers'.Q32]/['file:///tmp/mozilla_nalu0/chapter_summary-2019.xlsx'#$'S1 Numbers'.$I32])*100))" office:value-type="float" office:value="117.147987430795" calcext:value-type="float">
            <text:p>117.1</text:p>
          </table:table-cell>
          <table:table-cell table:style-name="ce42" table:formula="of:=IF(ISERR(['file:///tmp/mozilla_nalu0/chapter_summary-2019.xlsx'#$'S1 Numbers'.R32]/['file:///tmp/mozilla_nalu0/chapter_summary-2019.xlsx'#$'S1 Numbers'.$I32]*100);&quot;..&quot;;IF((['file:///tmp/mozilla_nalu0/chapter_summary-2019.xlsx'#$'S1 Numbers'.R32]/['file:///tmp/mozilla_nalu0/chapter_summary-2019.xlsx'#$'S1 Numbers'.$I32]*100)=0;&quot;..&quot;;(['file:///tmp/mozilla_nalu0/chapter_summary-2019.xlsx'#$'S1 Numbers'.R32]/['file:///tmp/mozilla_nalu0/chapter_summary-2019.xlsx'#$'S1 Numbers'.$I32])*100))" office:value-type="float" office:value="120.51473888972" calcext:value-type="float">
            <text:p>120.5</text:p>
          </table:table-cell>
          <table:table-cell table:style-name="ce42" table:formula="of:=IF(ISERR(['file:///tmp/mozilla_nalu0/chapter_summary-2019.xlsx'#$'S1 Numbers'.S32]/['file:///tmp/mozilla_nalu0/chapter_summary-2019.xlsx'#$'S1 Numbers'.$I32]*100);&quot;..&quot;;IF((['file:///tmp/mozilla_nalu0/chapter_summary-2019.xlsx'#$'S1 Numbers'.S32]/['file:///tmp/mozilla_nalu0/chapter_summary-2019.xlsx'#$'S1 Numbers'.$I32]*100)=0;&quot;..&quot;;(['file:///tmp/mozilla_nalu0/chapter_summary-2019.xlsx'#$'S1 Numbers'.S32]/['file:///tmp/mozilla_nalu0/chapter_summary-2019.xlsx'#$'S1 Numbers'.$I32])*100))" office:value-type="float" office:value="127.457728565016" calcext:value-type="float">
            <text:p>127.5</text:p>
          </table:table-cell>
          <table:table-cell table:number-columns-repeated="1006"/>
        </table:table-row>
        <table:table-row table:style-name="ro6">
          <table:table-cell table:style-name="ce10"/>
          <table:table-cell table:style-name="ce10" office:value-type="string" calcext:value-type="string">
            <text:p>A roads </text:p>
          </table:table-cell>
          <table:table-cell table:style-name="ce28" table:formula="of:=IF(ISERR(['file:///tmp/mozilla_nalu0/chapter_summary-2019.xlsx'#$'S1 Numbers'.C33]/['file:///tmp/mozilla_nalu0/chapter_summary-2019.xlsx'#$'S1 Numbers'.$C33]*100);&quot;..&quot;;IF((['file:///tmp/mozilla_nalu0/chapter_summary-2019.xlsx'#$'S1 Numbers'.C33]/['file:///tmp/mozilla_nalu0/chapter_summary-2019.xlsx'#$'S1 Numbers'.$C33]*100)=0;&quot;..&quot;;(['file:///tmp/mozilla_nalu0/chapter_summary-2019.xlsx'#$'S1 Numbers'.C33]/['file:///tmp/mozilla_nalu0/chapter_summary-2019.xlsx'#$'S1 Numbers'.$C33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33]/['file:///tmp/mozilla_nalu0/chapter_summary-2019.xlsx'#$'S1 Numbers'.$D33]*100);&quot;..&quot;;IF((['file:///tmp/mozilla_nalu0/chapter_summary-2019.xlsx'#$'S1 Numbers'.D33]/['file:///tmp/mozilla_nalu0/chapter_summary-2019.xlsx'#$'S1 Numbers'.$D33]*100)=0;&quot;..&quot;;(['file:///tmp/mozilla_nalu0/chapter_summary-2019.xlsx'#$'S1 Numbers'.D33]/['file:///tmp/mozilla_nalu0/chapter_summary-2019.xlsx'#$'S1 Numbers'.$D33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33]/['file:///tmp/mozilla_nalu0/chapter_summary-2019.xlsx'#$'S1 Numbers'.$F33]*100);&quot;..&quot;;IF((['file:///tmp/mozilla_nalu0/chapter_summary-2019.xlsx'#$'S1 Numbers'.F33]/['file:///tmp/mozilla_nalu0/chapter_summary-2019.xlsx'#$'S1 Numbers'.$F33]*100)=0;&quot;..&quot;;(['file:///tmp/mozilla_nalu0/chapter_summary-2019.xlsx'#$'S1 Numbers'.F33]/['file:///tmp/mozilla_nalu0/chapter_summary-2019.xlsx'#$'S1 Numbers'.$F33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33]/['file:///tmp/mozilla_nalu0/chapter_summary-2019.xlsx'#$'S1 Numbers'.$G33]*100);&quot;..&quot;;IF((['file:///tmp/mozilla_nalu0/chapter_summary-2019.xlsx'#$'S1 Numbers'.G33]/['file:///tmp/mozilla_nalu0/chapter_summary-2019.xlsx'#$'S1 Numbers'.$G33]*100)=0;&quot;..&quot;;(['file:///tmp/mozilla_nalu0/chapter_summary-2019.xlsx'#$'S1 Numbers'.G33]/['file:///tmp/mozilla_nalu0/chapter_summary-2019.xlsx'#$'S1 Numbers'.$G33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33]/['file:///tmp/mozilla_nalu0/chapter_summary-2019.xlsx'#$'S1 Numbers'.$H33]*100);&quot;..&quot;;IF((['file:///tmp/mozilla_nalu0/chapter_summary-2019.xlsx'#$'S1 Numbers'.H33]/['file:///tmp/mozilla_nalu0/chapter_summary-2019.xlsx'#$'S1 Numbers'.$H33]*100)=0;&quot;..&quot;;(['file:///tmp/mozilla_nalu0/chapter_summary-2019.xlsx'#$'S1 Numbers'.H33]/['file:///tmp/mozilla_nalu0/chapter_summary-2019.xlsx'#$'S1 Numbers'.$H33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33]/['file:///tmp/mozilla_nalu0/chapter_summary-2019.xlsx'#$'S1 Numbers'.$I33]*100);&quot;..&quot;;IF((['file:///tmp/mozilla_nalu0/chapter_summary-2019.xlsx'#$'S1 Numbers'.I33]/['file:///tmp/mozilla_nalu0/chapter_summary-2019.xlsx'#$'S1 Numbers'.$I33]*100)=0;&quot;..&quot;;(['file:///tmp/mozilla_nalu0/chapter_summary-2019.xlsx'#$'S1 Numbers'.I33]/['file:///tmp/mozilla_nalu0/chapter_summary-2019.xlsx'#$'S1 Numbers'.$I33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33]/['file:///tmp/mozilla_nalu0/chapter_summary-2019.xlsx'#$'S1 Numbers'.$I33]*100);&quot;..&quot;;IF((['file:///tmp/mozilla_nalu0/chapter_summary-2019.xlsx'#$'S1 Numbers'.J33]/['file:///tmp/mozilla_nalu0/chapter_summary-2019.xlsx'#$'S1 Numbers'.$I33]*100)=0;&quot;..&quot;;(['file:///tmp/mozilla_nalu0/chapter_summary-2019.xlsx'#$'S1 Numbers'.J33]/['file:///tmp/mozilla_nalu0/chapter_summary-2019.xlsx'#$'S1 Numbers'.$I33])*100))" office:value-type="float" office:value="100.908433517129" calcext:value-type="float">
            <text:p>100.9</text:p>
          </table:table-cell>
          <table:table-cell table:style-name="ce42" table:formula="of:=IF(ISERR(['file:///tmp/mozilla_nalu0/chapter_summary-2019.xlsx'#$'S1 Numbers'.K33]/['file:///tmp/mozilla_nalu0/chapter_summary-2019.xlsx'#$'S1 Numbers'.$I33]*100);&quot;..&quot;;IF((['file:///tmp/mozilla_nalu0/chapter_summary-2019.xlsx'#$'S1 Numbers'.K33]/['file:///tmp/mozilla_nalu0/chapter_summary-2019.xlsx'#$'S1 Numbers'.$I33]*100)=0;&quot;..&quot;;(['file:///tmp/mozilla_nalu0/chapter_summary-2019.xlsx'#$'S1 Numbers'.K33]/['file:///tmp/mozilla_nalu0/chapter_summary-2019.xlsx'#$'S1 Numbers'.$I33])*100))" office:value-type="float" office:value="99.3943776552472" calcext:value-type="float">
            <text:p>99.4</text:p>
          </table:table-cell>
          <table:table-cell table:style-name="ce42" table:formula="of:=IF(ISERR(['file:///tmp/mozilla_nalu0/chapter_summary-2019.xlsx'#$'S1 Numbers'.L33]/['file:///tmp/mozilla_nalu0/chapter_summary-2019.xlsx'#$'S1 Numbers'.$I33]*100);&quot;..&quot;;IF((['file:///tmp/mozilla_nalu0/chapter_summary-2019.xlsx'#$'S1 Numbers'.L33]/['file:///tmp/mozilla_nalu0/chapter_summary-2019.xlsx'#$'S1 Numbers'.$I33]*100)=0;&quot;..&quot;;(['file:///tmp/mozilla_nalu0/chapter_summary-2019.xlsx'#$'S1 Numbers'.L33]/['file:///tmp/mozilla_nalu0/chapter_summary-2019.xlsx'#$'S1 Numbers'.$I33])*100))" office:value-type="float" office:value="99.4124559341951" calcext:value-type="float">
            <text:p>99.4</text:p>
          </table:table-cell>
          <table:table-cell table:style-name="ce42" table:formula="of:=IF(ISERR(['file:///tmp/mozilla_nalu0/chapter_summary-2019.xlsx'#$'S1 Numbers'.M33]/['file:///tmp/mozilla_nalu0/chapter_summary-2019.xlsx'#$'S1 Numbers'.$I33]*100);&quot;..&quot;;IF((['file:///tmp/mozilla_nalu0/chapter_summary-2019.xlsx'#$'S1 Numbers'.M33]/['file:///tmp/mozilla_nalu0/chapter_summary-2019.xlsx'#$'S1 Numbers'.$I33]*100)=0;&quot;..&quot;;(['file:///tmp/mozilla_nalu0/chapter_summary-2019.xlsx'#$'S1 Numbers'.M33]/['file:///tmp/mozilla_nalu0/chapter_summary-2019.xlsx'#$'S1 Numbers'.$I33])*100))" office:value-type="float" office:value="98.1288981288981" calcext:value-type="float">
            <text:p>98.1</text:p>
          </table:table-cell>
          <table:table-cell table:style-name="ce42" table:formula="of:=IF(ISERR(['file:///tmp/mozilla_nalu0/chapter_summary-2019.xlsx'#$'S1 Numbers'.N33]/['file:///tmp/mozilla_nalu0/chapter_summary-2019.xlsx'#$'S1 Numbers'.$I33]*100);&quot;..&quot;;IF((['file:///tmp/mozilla_nalu0/chapter_summary-2019.xlsx'#$'S1 Numbers'.N33]/['file:///tmp/mozilla_nalu0/chapter_summary-2019.xlsx'#$'S1 Numbers'.$I33]*100)=0;&quot;..&quot;;(['file:///tmp/mozilla_nalu0/chapter_summary-2019.xlsx'#$'S1 Numbers'.N33]/['file:///tmp/mozilla_nalu0/chapter_summary-2019.xlsx'#$'S1 Numbers'.$I33])*100))" office:value-type="float" office:value="98.4633462894333" calcext:value-type="float">
            <text:p>98.5</text:p>
          </table:table-cell>
          <table:table-cell table:style-name="ce42" table:formula="of:=IF(ISERR(['file:///tmp/mozilla_nalu0/chapter_summary-2019.xlsx'#$'S1 Numbers'.O33]/['file:///tmp/mozilla_nalu0/chapter_summary-2019.xlsx'#$'S1 Numbers'.$I33]*100);&quot;..&quot;;IF((['file:///tmp/mozilla_nalu0/chapter_summary-2019.xlsx'#$'S1 Numbers'.O33]/['file:///tmp/mozilla_nalu0/chapter_summary-2019.xlsx'#$'S1 Numbers'.$I33]*100)=0;&quot;..&quot;;(['file:///tmp/mozilla_nalu0/chapter_summary-2019.xlsx'#$'S1 Numbers'.O33]/['file:///tmp/mozilla_nalu0/chapter_summary-2019.xlsx'#$'S1 Numbers'.$I33])*100))" office:value-type="float" office:value="99.5435234565669" calcext:value-type="float">
            <text:p>99.5</text:p>
          </table:table-cell>
          <table:table-cell table:style-name="ce42" table:formula="of:=IF(ISERR(['file:///tmp/mozilla_nalu0/chapter_summary-2019.xlsx'#$'S1 Numbers'.P33]/['file:///tmp/mozilla_nalu0/chapter_summary-2019.xlsx'#$'S1 Numbers'.$I33]*100);&quot;..&quot;;IF((['file:///tmp/mozilla_nalu0/chapter_summary-2019.xlsx'#$'S1 Numbers'.P33]/['file:///tmp/mozilla_nalu0/chapter_summary-2019.xlsx'#$'S1 Numbers'.$I33]*100)=0;&quot;..&quot;;(['file:///tmp/mozilla_nalu0/chapter_summary-2019.xlsx'#$'S1 Numbers'.P33]/['file:///tmp/mozilla_nalu0/chapter_summary-2019.xlsx'#$'S1 Numbers'.$I33])*100))" office:value-type="float" office:value="101.215764259243" calcext:value-type="float">
            <text:p>101.2</text:p>
          </table:table-cell>
          <table:table-cell table:style-name="ce42" table:formula="of:=IF(ISERR(['file:///tmp/mozilla_nalu0/chapter_summary-2019.xlsx'#$'S1 Numbers'.Q33]/['file:///tmp/mozilla_nalu0/chapter_summary-2019.xlsx'#$'S1 Numbers'.$I33]*100);&quot;..&quot;;IF((['file:///tmp/mozilla_nalu0/chapter_summary-2019.xlsx'#$'S1 Numbers'.Q33]/['file:///tmp/mozilla_nalu0/chapter_summary-2019.xlsx'#$'S1 Numbers'.$I33]*100)=0;&quot;..&quot;;(['file:///tmp/mozilla_nalu0/chapter_summary-2019.xlsx'#$'S1 Numbers'.Q33]/['file:///tmp/mozilla_nalu0/chapter_summary-2019.xlsx'#$'S1 Numbers'.$I33])*100))" office:value-type="float" office:value="104.035975775106" calcext:value-type="float">
            <text:p>104.0</text:p>
          </table:table-cell>
          <table:table-cell table:style-name="ce42" table:formula="of:=IF(ISERR(['file:///tmp/mozilla_nalu0/chapter_summary-2019.xlsx'#$'S1 Numbers'.R33]/['file:///tmp/mozilla_nalu0/chapter_summary-2019.xlsx'#$'S1 Numbers'.$I33]*100);&quot;..&quot;;IF((['file:///tmp/mozilla_nalu0/chapter_summary-2019.xlsx'#$'S1 Numbers'.R33]/['file:///tmp/mozilla_nalu0/chapter_summary-2019.xlsx'#$'S1 Numbers'.$I33]*100)=0;&quot;..&quot;;(['file:///tmp/mozilla_nalu0/chapter_summary-2019.xlsx'#$'S1 Numbers'.R33]/['file:///tmp/mozilla_nalu0/chapter_summary-2019.xlsx'#$'S1 Numbers'.$I33])*100))" office:value-type="float" office:value="105.545512067251" calcext:value-type="float">
            <text:p>105.5</text:p>
          </table:table-cell>
          <table:table-cell table:style-name="ce42" table:formula="of:=IF(ISERR(['file:///tmp/mozilla_nalu0/chapter_summary-2019.xlsx'#$'S1 Numbers'.S33]/['file:///tmp/mozilla_nalu0/chapter_summary-2019.xlsx'#$'S1 Numbers'.$I33]*100);&quot;..&quot;;IF((['file:///tmp/mozilla_nalu0/chapter_summary-2019.xlsx'#$'S1 Numbers'.S33]/['file:///tmp/mozilla_nalu0/chapter_summary-2019.xlsx'#$'S1 Numbers'.$I33]*100)=0;&quot;..&quot;;(['file:///tmp/mozilla_nalu0/chapter_summary-2019.xlsx'#$'S1 Numbers'.S33]/['file:///tmp/mozilla_nalu0/chapter_summary-2019.xlsx'#$'S1 Numbers'.$I33])*100))" office:value-type="float" office:value="104.054054054054" calcext:value-type="float">
            <text:p>104.1</text:p>
          </table:table-cell>
          <table:table-cell table:number-columns-repeated="1006"/>
        </table:table-row>
        <table:table-row table:style-name="ro6">
          <table:table-cell table:style-name="ce10"/>
          <table:table-cell table:style-name="ce10" office:value-type="string" calcext:value-type="string">
            <text:p>All roads (incl. B, C, uncl.)</text:p>
          </table:table-cell>
          <table:table-cell table:style-name="ce28" table:formula="of:=IF(ISERR(['file:///tmp/mozilla_nalu0/chapter_summary-2019.xlsx'#$'S1 Numbers'.C34]/['file:///tmp/mozilla_nalu0/chapter_summary-2019.xlsx'#$'S1 Numbers'.$C34]*100);&quot;..&quot;;IF((['file:///tmp/mozilla_nalu0/chapter_summary-2019.xlsx'#$'S1 Numbers'.C34]/['file:///tmp/mozilla_nalu0/chapter_summary-2019.xlsx'#$'S1 Numbers'.$C34]*100)=0;&quot;..&quot;;(['file:///tmp/mozilla_nalu0/chapter_summary-2019.xlsx'#$'S1 Numbers'.C34]/['file:///tmp/mozilla_nalu0/chapter_summary-2019.xlsx'#$'S1 Numbers'.$C34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34]/['file:///tmp/mozilla_nalu0/chapter_summary-2019.xlsx'#$'S1 Numbers'.$D34]*100);&quot;..&quot;;IF((['file:///tmp/mozilla_nalu0/chapter_summary-2019.xlsx'#$'S1 Numbers'.D34]/['file:///tmp/mozilla_nalu0/chapter_summary-2019.xlsx'#$'S1 Numbers'.$D34]*100)=0;&quot;..&quot;;(['file:///tmp/mozilla_nalu0/chapter_summary-2019.xlsx'#$'S1 Numbers'.D34]/['file:///tmp/mozilla_nalu0/chapter_summary-2019.xlsx'#$'S1 Numbers'.$D34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34]/['file:///tmp/mozilla_nalu0/chapter_summary-2019.xlsx'#$'S1 Numbers'.$F34]*100);&quot;..&quot;;IF((['file:///tmp/mozilla_nalu0/chapter_summary-2019.xlsx'#$'S1 Numbers'.F34]/['file:///tmp/mozilla_nalu0/chapter_summary-2019.xlsx'#$'S1 Numbers'.$F34]*100)=0;&quot;..&quot;;(['file:///tmp/mozilla_nalu0/chapter_summary-2019.xlsx'#$'S1 Numbers'.F34]/['file:///tmp/mozilla_nalu0/chapter_summary-2019.xlsx'#$'S1 Numbers'.$F34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34]/['file:///tmp/mozilla_nalu0/chapter_summary-2019.xlsx'#$'S1 Numbers'.$G34]*100);&quot;..&quot;;IF((['file:///tmp/mozilla_nalu0/chapter_summary-2019.xlsx'#$'S1 Numbers'.G34]/['file:///tmp/mozilla_nalu0/chapter_summary-2019.xlsx'#$'S1 Numbers'.$G34]*100)=0;&quot;..&quot;;(['file:///tmp/mozilla_nalu0/chapter_summary-2019.xlsx'#$'S1 Numbers'.G34]/['file:///tmp/mozilla_nalu0/chapter_summary-2019.xlsx'#$'S1 Numbers'.$G34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34]/['file:///tmp/mozilla_nalu0/chapter_summary-2019.xlsx'#$'S1 Numbers'.$H34]*100);&quot;..&quot;;IF((['file:///tmp/mozilla_nalu0/chapter_summary-2019.xlsx'#$'S1 Numbers'.H34]/['file:///tmp/mozilla_nalu0/chapter_summary-2019.xlsx'#$'S1 Numbers'.$H34]*100)=0;&quot;..&quot;;(['file:///tmp/mozilla_nalu0/chapter_summary-2019.xlsx'#$'S1 Numbers'.H34]/['file:///tmp/mozilla_nalu0/chapter_summary-2019.xlsx'#$'S1 Numbers'.$H34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34]/['file:///tmp/mozilla_nalu0/chapter_summary-2019.xlsx'#$'S1 Numbers'.$I34]*100);&quot;..&quot;;IF((['file:///tmp/mozilla_nalu0/chapter_summary-2019.xlsx'#$'S1 Numbers'.I34]/['file:///tmp/mozilla_nalu0/chapter_summary-2019.xlsx'#$'S1 Numbers'.$I34]*100)=0;&quot;..&quot;;(['file:///tmp/mozilla_nalu0/chapter_summary-2019.xlsx'#$'S1 Numbers'.I34]/['file:///tmp/mozilla_nalu0/chapter_summary-2019.xlsx'#$'S1 Numbers'.$I34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34]/['file:///tmp/mozilla_nalu0/chapter_summary-2019.xlsx'#$'S1 Numbers'.$I34]*100);&quot;..&quot;;IF((['file:///tmp/mozilla_nalu0/chapter_summary-2019.xlsx'#$'S1 Numbers'.J34]/['file:///tmp/mozilla_nalu0/chapter_summary-2019.xlsx'#$'S1 Numbers'.$I34]*100)=0;&quot;..&quot;;(['file:///tmp/mozilla_nalu0/chapter_summary-2019.xlsx'#$'S1 Numbers'.J34]/['file:///tmp/mozilla_nalu0/chapter_summary-2019.xlsx'#$'S1 Numbers'.$I34])*100))" office:value-type="float" office:value="99.4355745446368" calcext:value-type="float">
            <text:p>99.4</text:p>
          </table:table-cell>
          <table:table-cell table:style-name="ce42" table:formula="of:=IF(ISERR(['file:///tmp/mozilla_nalu0/chapter_summary-2019.xlsx'#$'S1 Numbers'.K34]/['file:///tmp/mozilla_nalu0/chapter_summary-2019.xlsx'#$'S1 Numbers'.$I34]*100);&quot;..&quot;;IF((['file:///tmp/mozilla_nalu0/chapter_summary-2019.xlsx'#$'S1 Numbers'.K34]/['file:///tmp/mozilla_nalu0/chapter_summary-2019.xlsx'#$'S1 Numbers'.$I34]*100)=0;&quot;..&quot;;(['file:///tmp/mozilla_nalu0/chapter_summary-2019.xlsx'#$'S1 Numbers'.K34]/['file:///tmp/mozilla_nalu0/chapter_summary-2019.xlsx'#$'S1 Numbers'.$I34])*100))" office:value-type="float" office:value="97.7917697324039" calcext:value-type="float">
            <text:p>97.8</text:p>
          </table:table-cell>
          <table:table-cell table:style-name="ce42" table:formula="of:=IF(ISERR(['file:///tmp/mozilla_nalu0/chapter_summary-2019.xlsx'#$'S1 Numbers'.L34]/['file:///tmp/mozilla_nalu0/chapter_summary-2019.xlsx'#$'S1 Numbers'.$I34]*100);&quot;..&quot;;IF((['file:///tmp/mozilla_nalu0/chapter_summary-2019.xlsx'#$'S1 Numbers'.L34]/['file:///tmp/mozilla_nalu0/chapter_summary-2019.xlsx'#$'S1 Numbers'.$I34]*100)=0;&quot;..&quot;;(['file:///tmp/mozilla_nalu0/chapter_summary-2019.xlsx'#$'S1 Numbers'.L34]/['file:///tmp/mozilla_nalu0/chapter_summary-2019.xlsx'#$'S1 Numbers'.$I34])*100))" office:value-type="float" office:value="97.5713964470429" calcext:value-type="float">
            <text:p>97.6</text:p>
          </table:table-cell>
          <table:table-cell table:style-name="ce42" table:formula="of:=IF(ISERR(['file:///tmp/mozilla_nalu0/chapter_summary-2019.xlsx'#$'S1 Numbers'.M34]/['file:///tmp/mozilla_nalu0/chapter_summary-2019.xlsx'#$'S1 Numbers'.$I34]*100);&quot;..&quot;;IF((['file:///tmp/mozilla_nalu0/chapter_summary-2019.xlsx'#$'S1 Numbers'.M34]/['file:///tmp/mozilla_nalu0/chapter_summary-2019.xlsx'#$'S1 Numbers'.$I34]*100)=0;&quot;..&quot;;(['file:///tmp/mozilla_nalu0/chapter_summary-2019.xlsx'#$'S1 Numbers'.M34]/['file:///tmp/mozilla_nalu0/chapter_summary-2019.xlsx'#$'S1 Numbers'.$I34])*100))" office:value-type="float" office:value="97.9289408590061" calcext:value-type="float">
            <text:p>97.9</text:p>
          </table:table-cell>
          <table:table-cell table:style-name="ce42" table:formula="of:=IF(ISERR(['file:///tmp/mozilla_nalu0/chapter_summary-2019.xlsx'#$'S1 Numbers'.N34]/['file:///tmp/mozilla_nalu0/chapter_summary-2019.xlsx'#$'S1 Numbers'.$I34]*100);&quot;..&quot;;IF((['file:///tmp/mozilla_nalu0/chapter_summary-2019.xlsx'#$'S1 Numbers'.N34]/['file:///tmp/mozilla_nalu0/chapter_summary-2019.xlsx'#$'S1 Numbers'.$I34]*100)=0;&quot;..&quot;;(['file:///tmp/mozilla_nalu0/chapter_summary-2019.xlsx'#$'S1 Numbers'.N34]/['file:///tmp/mozilla_nalu0/chapter_summary-2019.xlsx'#$'S1 Numbers'.$I34])*100))" office:value-type="float" office:value="98.5833145941084" calcext:value-type="float">
            <text:p>98.6</text:p>
          </table:table-cell>
          <table:table-cell table:style-name="ce42" table:formula="of:=IF(ISERR(['file:///tmp/mozilla_nalu0/chapter_summary-2019.xlsx'#$'S1 Numbers'.O34]/['file:///tmp/mozilla_nalu0/chapter_summary-2019.xlsx'#$'S1 Numbers'.$I34]*100);&quot;..&quot;;IF((['file:///tmp/mozilla_nalu0/chapter_summary-2019.xlsx'#$'S1 Numbers'.O34]/['file:///tmp/mozilla_nalu0/chapter_summary-2019.xlsx'#$'S1 Numbers'.$I34]*100)=0;&quot;..&quot;;(['file:///tmp/mozilla_nalu0/chapter_summary-2019.xlsx'#$'S1 Numbers'.O34]/['file:///tmp/mozilla_nalu0/chapter_summary-2019.xlsx'#$'S1 Numbers'.$I34])*100))" office:value-type="float" office:value="100.829772880594" calcext:value-type="float">
            <text:p>100.8</text:p>
          </table:table-cell>
          <table:table-cell table:style-name="ce42" table:formula="of:=IF(ISERR(['file:///tmp/mozilla_nalu0/chapter_summary-2019.xlsx'#$'S1 Numbers'.P34]/['file:///tmp/mozilla_nalu0/chapter_summary-2019.xlsx'#$'S1 Numbers'.$I34]*100);&quot;..&quot;;IF((['file:///tmp/mozilla_nalu0/chapter_summary-2019.xlsx'#$'S1 Numbers'.P34]/['file:///tmp/mozilla_nalu0/chapter_summary-2019.xlsx'#$'S1 Numbers'.$I34]*100)=0;&quot;..&quot;;(['file:///tmp/mozilla_nalu0/chapter_summary-2019.xlsx'#$'S1 Numbers'.P34]/['file:///tmp/mozilla_nalu0/chapter_summary-2019.xlsx'#$'S1 Numbers'.$I34])*100))" office:value-type="float" office:value="102.032831122105" calcext:value-type="float">
            <text:p>102.0</text:p>
          </table:table-cell>
          <table:table-cell table:style-name="ce42" table:formula="of:=IF(ISERR(['file:///tmp/mozilla_nalu0/chapter_summary-2019.xlsx'#$'S1 Numbers'.Q34]/['file:///tmp/mozilla_nalu0/chapter_summary-2019.xlsx'#$'S1 Numbers'.$I34]*100);&quot;..&quot;;IF((['file:///tmp/mozilla_nalu0/chapter_summary-2019.xlsx'#$'S1 Numbers'.Q34]/['file:///tmp/mozilla_nalu0/chapter_summary-2019.xlsx'#$'S1 Numbers'.$I34]*100)=0;&quot;..&quot;;(['file:///tmp/mozilla_nalu0/chapter_summary-2019.xlsx'#$'S1 Numbers'.Q34]/['file:///tmp/mozilla_nalu0/chapter_summary-2019.xlsx'#$'S1 Numbers'.$I34])*100))" office:value-type="float" office:value="104.472678210029" calcext:value-type="float">
            <text:p>104.5</text:p>
          </table:table-cell>
          <table:table-cell table:style-name="ce42" table:formula="of:=IF(ISERR(['file:///tmp/mozilla_nalu0/chapter_summary-2019.xlsx'#$'S1 Numbers'.R34]/['file:///tmp/mozilla_nalu0/chapter_summary-2019.xlsx'#$'S1 Numbers'.$I34]*100);&quot;..&quot;;IF((['file:///tmp/mozilla_nalu0/chapter_summary-2019.xlsx'#$'S1 Numbers'.R34]/['file:///tmp/mozilla_nalu0/chapter_summary-2019.xlsx'#$'S1 Numbers'.$I34]*100)=0;&quot;..&quot;;(['file:///tmp/mozilla_nalu0/chapter_summary-2019.xlsx'#$'S1 Numbers'.R34]/['file:///tmp/mozilla_nalu0/chapter_summary-2019.xlsx'#$'S1 Numbers'.$I34])*100))" office:value-type="float" office:value="107.906453789071" calcext:value-type="float">
            <text:p>107.9</text:p>
          </table:table-cell>
          <table:table-cell table:style-name="ce42" table:formula="of:=IF(ISERR(['file:///tmp/mozilla_nalu0/chapter_summary-2019.xlsx'#$'S1 Numbers'.S34]/['file:///tmp/mozilla_nalu0/chapter_summary-2019.xlsx'#$'S1 Numbers'.$I34]*100);&quot;..&quot;;IF((['file:///tmp/mozilla_nalu0/chapter_summary-2019.xlsx'#$'S1 Numbers'.S34]/['file:///tmp/mozilla_nalu0/chapter_summary-2019.xlsx'#$'S1 Numbers'.$I34]*100)=0;&quot;..&quot;;(['file:///tmp/mozilla_nalu0/chapter_summary-2019.xlsx'#$'S1 Numbers'.S34]/['file:///tmp/mozilla_nalu0/chapter_summary-2019.xlsx'#$'S1 Numbers'.$I34])*100))" office:value-type="float" office:value="108.246008545087" calcext:value-type="float">
            <text:p>108.2</text:p>
          </table:table-cell>
          <table:table-cell table:number-columns-repeated="1006"/>
        </table:table-row>
        <table:table-row table:style-name="ro10">
          <table:table-cell table:style-name="ce10" table:number-columns-repeated="2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1007"/>
        </table:table-row>
        <table:table-row table:style-name="ro6">
          <table:table-cell table:style-name="ce9" office:value-type="string" calcext:value-type="string">
            <text:p>Reported Road Accident Casualties</text:p>
          </table:table-cell>
          <table:table-cell table:style-name="ce10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1007"/>
        </table:table-row>
        <table:table-row table:style-name="ro6">
          <table:table-cell table:style-name="ce10"/>
          <table:table-cell table:style-name="ce14" office:value-type="string" calcext:value-type="string">
            <text:p>Killed</text:p>
          </table:table-cell>
          <table:table-cell table:style-name="ce28" table:formula="of:=IF(ISERR(['file:///tmp/mozilla_nalu0/chapter_summary-2019.xlsx'#$'S1 Numbers'.C37]/['file:///tmp/mozilla_nalu0/chapter_summary-2019.xlsx'#$'S1 Numbers'.$C37]*100);&quot;..&quot;;IF((['file:///tmp/mozilla_nalu0/chapter_summary-2019.xlsx'#$'S1 Numbers'.C37]/['file:///tmp/mozilla_nalu0/chapter_summary-2019.xlsx'#$'S1 Numbers'.$C37]*100)=0;&quot;..&quot;;(['file:///tmp/mozilla_nalu0/chapter_summary-2019.xlsx'#$'S1 Numbers'.C37]/['file:///tmp/mozilla_nalu0/chapter_summary-2019.xlsx'#$'S1 Numbers'.$C37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37]/['file:///tmp/mozilla_nalu0/chapter_summary-2019.xlsx'#$'S1 Numbers'.$D37]*100);&quot;..&quot;;IF((['file:///tmp/mozilla_nalu0/chapter_summary-2019.xlsx'#$'S1 Numbers'.D37]/['file:///tmp/mozilla_nalu0/chapter_summary-2019.xlsx'#$'S1 Numbers'.$D37]*100)=0;&quot;..&quot;;(['file:///tmp/mozilla_nalu0/chapter_summary-2019.xlsx'#$'S1 Numbers'.D37]/['file:///tmp/mozilla_nalu0/chapter_summary-2019.xlsx'#$'S1 Numbers'.$D37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37]/['file:///tmp/mozilla_nalu0/chapter_summary-2019.xlsx'#$'S1 Numbers'.$F37]*100);&quot;..&quot;;IF((['file:///tmp/mozilla_nalu0/chapter_summary-2019.xlsx'#$'S1 Numbers'.F37]/['file:///tmp/mozilla_nalu0/chapter_summary-2019.xlsx'#$'S1 Numbers'.$F37]*100)=0;&quot;..&quot;;(['file:///tmp/mozilla_nalu0/chapter_summary-2019.xlsx'#$'S1 Numbers'.F37]/['file:///tmp/mozilla_nalu0/chapter_summary-2019.xlsx'#$'S1 Numbers'.$F37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37]/['file:///tmp/mozilla_nalu0/chapter_summary-2019.xlsx'#$'S1 Numbers'.$G37]*100);&quot;..&quot;;IF((['file:///tmp/mozilla_nalu0/chapter_summary-2019.xlsx'#$'S1 Numbers'.G37]/['file:///tmp/mozilla_nalu0/chapter_summary-2019.xlsx'#$'S1 Numbers'.$G37]*100)=0;&quot;..&quot;;(['file:///tmp/mozilla_nalu0/chapter_summary-2019.xlsx'#$'S1 Numbers'.G37]/['file:///tmp/mozilla_nalu0/chapter_summary-2019.xlsx'#$'S1 Numbers'.$G37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37]/['file:///tmp/mozilla_nalu0/chapter_summary-2019.xlsx'#$'S1 Numbers'.$H37]*100);&quot;..&quot;;IF((['file:///tmp/mozilla_nalu0/chapter_summary-2019.xlsx'#$'S1 Numbers'.H37]/['file:///tmp/mozilla_nalu0/chapter_summary-2019.xlsx'#$'S1 Numbers'.$H37]*100)=0;&quot;..&quot;;(['file:///tmp/mozilla_nalu0/chapter_summary-2019.xlsx'#$'S1 Numbers'.H37]/['file:///tmp/mozilla_nalu0/chapter_summary-2019.xlsx'#$'S1 Numbers'.$H37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37]/['file:///tmp/mozilla_nalu0/chapter_summary-2019.xlsx'#$'S1 Numbers'.$I37]*100);&quot;..&quot;;IF((['file:///tmp/mozilla_nalu0/chapter_summary-2019.xlsx'#$'S1 Numbers'.I37]/['file:///tmp/mozilla_nalu0/chapter_summary-2019.xlsx'#$'S1 Numbers'.$I37]*100)=0;&quot;..&quot;;(['file:///tmp/mozilla_nalu0/chapter_summary-2019.xlsx'#$'S1 Numbers'.I37]/['file:///tmp/mozilla_nalu0/chapter_summary-2019.xlsx'#$'S1 Numbers'.$I37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37]/['file:///tmp/mozilla_nalu0/chapter_summary-2019.xlsx'#$'S1 Numbers'.$I37]*100);&quot;..&quot;;IF((['file:///tmp/mozilla_nalu0/chapter_summary-2019.xlsx'#$'S1 Numbers'.J37]/['file:///tmp/mozilla_nalu0/chapter_summary-2019.xlsx'#$'S1 Numbers'.$I37]*100)=0;&quot;..&quot;;(['file:///tmp/mozilla_nalu0/chapter_summary-2019.xlsx'#$'S1 Numbers'.J37]/['file:///tmp/mozilla_nalu0/chapter_summary-2019.xlsx'#$'S1 Numbers'.$I37])*100))" office:value-type="float" office:value="80" calcext:value-type="float">
            <text:p>80.0</text:p>
          </table:table-cell>
          <table:table-cell table:style-name="ce42" table:formula="of:=IF(ISERR(['file:///tmp/mozilla_nalu0/chapter_summary-2019.xlsx'#$'S1 Numbers'.K37]/['file:///tmp/mozilla_nalu0/chapter_summary-2019.xlsx'#$'S1 Numbers'.$I37]*100);&quot;..&quot;;IF((['file:///tmp/mozilla_nalu0/chapter_summary-2019.xlsx'#$'S1 Numbers'.K37]/['file:///tmp/mozilla_nalu0/chapter_summary-2019.xlsx'#$'S1 Numbers'.$I37]*100)=0;&quot;..&quot;;(['file:///tmp/mozilla_nalu0/chapter_summary-2019.xlsx'#$'S1 Numbers'.K37]/['file:///tmp/mozilla_nalu0/chapter_summary-2019.xlsx'#$'S1 Numbers'.$I37])*100))" office:value-type="float" office:value="77.037037037037" calcext:value-type="float">
            <text:p>77.0</text:p>
          </table:table-cell>
          <table:table-cell table:style-name="ce42" table:formula="of:=IF(ISERR(['file:///tmp/mozilla_nalu0/chapter_summary-2019.xlsx'#$'S1 Numbers'.L37]/['file:///tmp/mozilla_nalu0/chapter_summary-2019.xlsx'#$'S1 Numbers'.$I37]*100);&quot;..&quot;;IF((['file:///tmp/mozilla_nalu0/chapter_summary-2019.xlsx'#$'S1 Numbers'.L37]/['file:///tmp/mozilla_nalu0/chapter_summary-2019.xlsx'#$'S1 Numbers'.$I37]*100)=0;&quot;..&quot;;(['file:///tmp/mozilla_nalu0/chapter_summary-2019.xlsx'#$'S1 Numbers'.L37]/['file:///tmp/mozilla_nalu0/chapter_summary-2019.xlsx'#$'S1 Numbers'.$I37])*100))" office:value-type="float" office:value="68.5185185185185" calcext:value-type="float">
            <text:p>68.5</text:p>
          </table:table-cell>
          <table:table-cell table:style-name="ce42" table:formula="of:=IF(ISERR(['file:///tmp/mozilla_nalu0/chapter_summary-2019.xlsx'#$'S1 Numbers'.M37]/['file:///tmp/mozilla_nalu0/chapter_summary-2019.xlsx'#$'S1 Numbers'.$I37]*100);&quot;..&quot;;IF((['file:///tmp/mozilla_nalu0/chapter_summary-2019.xlsx'#$'S1 Numbers'.M37]/['file:///tmp/mozilla_nalu0/chapter_summary-2019.xlsx'#$'S1 Numbers'.$I37]*100)=0;&quot;..&quot;;(['file:///tmp/mozilla_nalu0/chapter_summary-2019.xlsx'#$'S1 Numbers'.M37]/['file:///tmp/mozilla_nalu0/chapter_summary-2019.xlsx'#$'S1 Numbers'.$I37])*100))" office:value-type="float" office:value="65.1851851851852" calcext:value-type="float">
            <text:p>65.2</text:p>
          </table:table-cell>
          <table:table-cell table:style-name="ce42" table:formula="of:=IF(ISERR(['file:///tmp/mozilla_nalu0/chapter_summary-2019.xlsx'#$'S1 Numbers'.N37]/['file:///tmp/mozilla_nalu0/chapter_summary-2019.xlsx'#$'S1 Numbers'.$I37]*100);&quot;..&quot;;IF((['file:///tmp/mozilla_nalu0/chapter_summary-2019.xlsx'#$'S1 Numbers'.N37]/['file:///tmp/mozilla_nalu0/chapter_summary-2019.xlsx'#$'S1 Numbers'.$I37]*100)=0;&quot;..&quot;;(['file:///tmp/mozilla_nalu0/chapter_summary-2019.xlsx'#$'S1 Numbers'.N37]/['file:///tmp/mozilla_nalu0/chapter_summary-2019.xlsx'#$'S1 Numbers'.$I37])*100))" office:value-type="float" office:value="63.7037037037037" calcext:value-type="float">
            <text:p>63.7</text:p>
          </table:table-cell>
          <table:table-cell table:style-name="ce42" table:formula="of:=IF(ISERR(['file:///tmp/mozilla_nalu0/chapter_summary-2019.xlsx'#$'S1 Numbers'.O37]/['file:///tmp/mozilla_nalu0/chapter_summary-2019.xlsx'#$'S1 Numbers'.$I37]*100);&quot;..&quot;;IF((['file:///tmp/mozilla_nalu0/chapter_summary-2019.xlsx'#$'S1 Numbers'.O37]/['file:///tmp/mozilla_nalu0/chapter_summary-2019.xlsx'#$'S1 Numbers'.$I37]*100)=0;&quot;..&quot;;(['file:///tmp/mozilla_nalu0/chapter_summary-2019.xlsx'#$'S1 Numbers'.O37]/['file:///tmp/mozilla_nalu0/chapter_summary-2019.xlsx'#$'S1 Numbers'.$I37])*100))" office:value-type="float" office:value="75.1851851851852" calcext:value-type="float">
            <text:p>75.2</text:p>
          </table:table-cell>
          <table:table-cell table:style-name="ce42" table:formula="of:=IF(ISERR(['file:///tmp/mozilla_nalu0/chapter_summary-2019.xlsx'#$'S1 Numbers'.P37]/['file:///tmp/mozilla_nalu0/chapter_summary-2019.xlsx'#$'S1 Numbers'.$I37]*100);&quot;..&quot;;IF((['file:///tmp/mozilla_nalu0/chapter_summary-2019.xlsx'#$'S1 Numbers'.P37]/['file:///tmp/mozilla_nalu0/chapter_summary-2019.xlsx'#$'S1 Numbers'.$I37]*100)=0;&quot;..&quot;;(['file:///tmp/mozilla_nalu0/chapter_summary-2019.xlsx'#$'S1 Numbers'.P37]/['file:///tmp/mozilla_nalu0/chapter_summary-2019.xlsx'#$'S1 Numbers'.$I37])*100))" office:value-type="float" office:value="62.2222222222222" calcext:value-type="float">
            <text:p>62.2</text:p>
          </table:table-cell>
          <table:table-cell table:style-name="ce42" table:formula="of:=IF(ISERR(['file:///tmp/mozilla_nalu0/chapter_summary-2019.xlsx'#$'S1 Numbers'.Q37]/['file:///tmp/mozilla_nalu0/chapter_summary-2019.xlsx'#$'S1 Numbers'.$I37]*100);&quot;..&quot;;IF((['file:///tmp/mozilla_nalu0/chapter_summary-2019.xlsx'#$'S1 Numbers'.Q37]/['file:///tmp/mozilla_nalu0/chapter_summary-2019.xlsx'#$'S1 Numbers'.$I37]*100)=0;&quot;..&quot;;(['file:///tmp/mozilla_nalu0/chapter_summary-2019.xlsx'#$'S1 Numbers'.Q37]/['file:///tmp/mozilla_nalu0/chapter_summary-2019.xlsx'#$'S1 Numbers'.$I37])*100))" office:value-type="float" office:value="70.7407407407407" calcext:value-type="float">
            <text:p>70.7</text:p>
          </table:table-cell>
          <table:table-cell table:style-name="ce42" table:formula="of:=IF(ISERR(['file:///tmp/mozilla_nalu0/chapter_summary-2019.xlsx'#$'S1 Numbers'.R37]/['file:///tmp/mozilla_nalu0/chapter_summary-2019.xlsx'#$'S1 Numbers'.$I37]*100);&quot;..&quot;;IF((['file:///tmp/mozilla_nalu0/chapter_summary-2019.xlsx'#$'S1 Numbers'.R37]/['file:///tmp/mozilla_nalu0/chapter_summary-2019.xlsx'#$'S1 Numbers'.$I37]*100)=0;&quot;..&quot;;(['file:///tmp/mozilla_nalu0/chapter_summary-2019.xlsx'#$'S1 Numbers'.R37]/['file:///tmp/mozilla_nalu0/chapter_summary-2019.xlsx'#$'S1 Numbers'.$I37])*100))" office:value-type="float" office:value="53.7037037037037" calcext:value-type="float">
            <text:p>53.7</text:p>
          </table:table-cell>
          <table:table-cell table:style-name="ce42" table:formula="of:=IF(ISERR(['file:///tmp/mozilla_nalu0/chapter_summary-2019.xlsx'#$'S1 Numbers'.S37]/['file:///tmp/mozilla_nalu0/chapter_summary-2019.xlsx'#$'S1 Numbers'.$I37]*100);&quot;..&quot;;IF((['file:///tmp/mozilla_nalu0/chapter_summary-2019.xlsx'#$'S1 Numbers'.S37]/['file:///tmp/mozilla_nalu0/chapter_summary-2019.xlsx'#$'S1 Numbers'.$I37]*100)=0;&quot;..&quot;;(['file:///tmp/mozilla_nalu0/chapter_summary-2019.xlsx'#$'S1 Numbers'.S37]/['file:///tmp/mozilla_nalu0/chapter_summary-2019.xlsx'#$'S1 Numbers'.$I37])*100))" office:value-type="float" office:value="59.6296296296296" calcext:value-type="float">
            <text:p>59.6</text:p>
          </table:table-cell>
          <table:table-cell table:number-columns-repeated="1006"/>
        </table:table-row>
        <table:table-row table:style-name="ro6">
          <table:table-cell table:style-name="ce10"/>
          <table:table-cell table:style-name="ce14" office:value-type="string" calcext:value-type="string">
            <text:p>Killed and Serious</text:p>
          </table:table-cell>
          <table:table-cell table:style-name="ce28" table:formula="of:=IF(ISERR(['file:///tmp/mozilla_nalu0/chapter_summary-2019.xlsx'#$'S1 Numbers'.C38]/['file:///tmp/mozilla_nalu0/chapter_summary-2019.xlsx'#$'S1 Numbers'.$C38]*100);&quot;..&quot;;IF((['file:///tmp/mozilla_nalu0/chapter_summary-2019.xlsx'#$'S1 Numbers'.C38]/['file:///tmp/mozilla_nalu0/chapter_summary-2019.xlsx'#$'S1 Numbers'.$C38]*100)=0;&quot;..&quot;;(['file:///tmp/mozilla_nalu0/chapter_summary-2019.xlsx'#$'S1 Numbers'.C38]/['file:///tmp/mozilla_nalu0/chapter_summary-2019.xlsx'#$'S1 Numbers'.$C38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38]/['file:///tmp/mozilla_nalu0/chapter_summary-2019.xlsx'#$'S1 Numbers'.$D38]*100);&quot;..&quot;;IF((['file:///tmp/mozilla_nalu0/chapter_summary-2019.xlsx'#$'S1 Numbers'.D38]/['file:///tmp/mozilla_nalu0/chapter_summary-2019.xlsx'#$'S1 Numbers'.$D38]*100)=0;&quot;..&quot;;(['file:///tmp/mozilla_nalu0/chapter_summary-2019.xlsx'#$'S1 Numbers'.D38]/['file:///tmp/mozilla_nalu0/chapter_summary-2019.xlsx'#$'S1 Numbers'.$D38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38]/['file:///tmp/mozilla_nalu0/chapter_summary-2019.xlsx'#$'S1 Numbers'.$F38]*100);&quot;..&quot;;IF((['file:///tmp/mozilla_nalu0/chapter_summary-2019.xlsx'#$'S1 Numbers'.F38]/['file:///tmp/mozilla_nalu0/chapter_summary-2019.xlsx'#$'S1 Numbers'.$F38]*100)=0;&quot;..&quot;;(['file:///tmp/mozilla_nalu0/chapter_summary-2019.xlsx'#$'S1 Numbers'.F38]/['file:///tmp/mozilla_nalu0/chapter_summary-2019.xlsx'#$'S1 Numbers'.$F38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38]/['file:///tmp/mozilla_nalu0/chapter_summary-2019.xlsx'#$'S1 Numbers'.$G38]*100);&quot;..&quot;;IF((['file:///tmp/mozilla_nalu0/chapter_summary-2019.xlsx'#$'S1 Numbers'.G38]/['file:///tmp/mozilla_nalu0/chapter_summary-2019.xlsx'#$'S1 Numbers'.$G38]*100)=0;&quot;..&quot;;(['file:///tmp/mozilla_nalu0/chapter_summary-2019.xlsx'#$'S1 Numbers'.G38]/['file:///tmp/mozilla_nalu0/chapter_summary-2019.xlsx'#$'S1 Numbers'.$G38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38]/['file:///tmp/mozilla_nalu0/chapter_summary-2019.xlsx'#$'S1 Numbers'.$H38]*100);&quot;..&quot;;IF((['file:///tmp/mozilla_nalu0/chapter_summary-2019.xlsx'#$'S1 Numbers'.H38]/['file:///tmp/mozilla_nalu0/chapter_summary-2019.xlsx'#$'S1 Numbers'.$H38]*100)=0;&quot;..&quot;;(['file:///tmp/mozilla_nalu0/chapter_summary-2019.xlsx'#$'S1 Numbers'.H38]/['file:///tmp/mozilla_nalu0/chapter_summary-2019.xlsx'#$'S1 Numbers'.$H38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38]/['file:///tmp/mozilla_nalu0/chapter_summary-2019.xlsx'#$'S1 Numbers'.$I38]*100);&quot;..&quot;;IF((['file:///tmp/mozilla_nalu0/chapter_summary-2019.xlsx'#$'S1 Numbers'.I38]/['file:///tmp/mozilla_nalu0/chapter_summary-2019.xlsx'#$'S1 Numbers'.$I38]*100)=0;&quot;..&quot;;(['file:///tmp/mozilla_nalu0/chapter_summary-2019.xlsx'#$'S1 Numbers'.I38]/['file:///tmp/mozilla_nalu0/chapter_summary-2019.xlsx'#$'S1 Numbers'.$I38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38]/['file:///tmp/mozilla_nalu0/chapter_summary-2019.xlsx'#$'S1 Numbers'.$I38]*100);&quot;..&quot;;IF((['file:///tmp/mozilla_nalu0/chapter_summary-2019.xlsx'#$'S1 Numbers'.J38]/['file:///tmp/mozilla_nalu0/chapter_summary-2019.xlsx'#$'S1 Numbers'.$I38]*100)=0;&quot;..&quot;;(['file:///tmp/mozilla_nalu0/chapter_summary-2019.xlsx'#$'S1 Numbers'.J38]/['file:///tmp/mozilla_nalu0/chapter_summary-2019.xlsx'#$'S1 Numbers'.$I38])*100))" office:value-type="float" office:value="87.9789103690685" calcext:value-type="float">
            <text:p>88.0</text:p>
          </table:table-cell>
          <table:table-cell table:style-name="ce42" table:formula="of:=IF(ISERR(['file:///tmp/mozilla_nalu0/chapter_summary-2019.xlsx'#$'S1 Numbers'.K38]/['file:///tmp/mozilla_nalu0/chapter_summary-2019.xlsx'#$'S1 Numbers'.$I38]*100);&quot;..&quot;;IF((['file:///tmp/mozilla_nalu0/chapter_summary-2019.xlsx'#$'S1 Numbers'.K38]/['file:///tmp/mozilla_nalu0/chapter_summary-2019.xlsx'#$'S1 Numbers'.$I38]*100)=0;&quot;..&quot;;(['file:///tmp/mozilla_nalu0/chapter_summary-2019.xlsx'#$'S1 Numbers'.K38]/['file:///tmp/mozilla_nalu0/chapter_summary-2019.xlsx'#$'S1 Numbers'.$I38])*100))" office:value-type="float" office:value="76.5202108963093" calcext:value-type="float">
            <text:p>76.5</text:p>
          </table:table-cell>
          <table:table-cell table:style-name="ce42" table:formula="of:=IF(ISERR(['file:///tmp/mozilla_nalu0/chapter_summary-2019.xlsx'#$'S1 Numbers'.L38]/['file:///tmp/mozilla_nalu0/chapter_summary-2019.xlsx'#$'S1 Numbers'.$I38]*100);&quot;..&quot;;IF((['file:///tmp/mozilla_nalu0/chapter_summary-2019.xlsx'#$'S1 Numbers'.L38]/['file:///tmp/mozilla_nalu0/chapter_summary-2019.xlsx'#$'S1 Numbers'.$I38]*100)=0;&quot;..&quot;;(['file:///tmp/mozilla_nalu0/chapter_summary-2019.xlsx'#$'S1 Numbers'.L38]/['file:///tmp/mozilla_nalu0/chapter_summary-2019.xlsx'#$'S1 Numbers'.$I38])*100))" office:value-type="float" office:value="72.5131810193322" calcext:value-type="float">
            <text:p>72.5</text:p>
          </table:table-cell>
          <table:table-cell table:style-name="ce42" table:formula="of:=IF(ISERR(['file:///tmp/mozilla_nalu0/chapter_summary-2019.xlsx'#$'S1 Numbers'.M38]/['file:///tmp/mozilla_nalu0/chapter_summary-2019.xlsx'#$'S1 Numbers'.$I38]*100);&quot;..&quot;;IF((['file:///tmp/mozilla_nalu0/chapter_summary-2019.xlsx'#$'S1 Numbers'.M38]/['file:///tmp/mozilla_nalu0/chapter_summary-2019.xlsx'#$'S1 Numbers'.$I38]*100)=0;&quot;..&quot;;(['file:///tmp/mozilla_nalu0/chapter_summary-2019.xlsx'#$'S1 Numbers'.M38]/['file:///tmp/mozilla_nalu0/chapter_summary-2019.xlsx'#$'S1 Numbers'.$I38])*100))" office:value-type="float" office:value="75.817223198594" calcext:value-type="float">
            <text:p>75.8</text:p>
          </table:table-cell>
          <table:table-cell table:style-name="ce42" table:formula="of:=IF(ISERR(['file:///tmp/mozilla_nalu0/chapter_summary-2019.xlsx'#$'S1 Numbers'.N38]/['file:///tmp/mozilla_nalu0/chapter_summary-2019.xlsx'#$'S1 Numbers'.$I38]*100);&quot;..&quot;;IF((['file:///tmp/mozilla_nalu0/chapter_summary-2019.xlsx'#$'S1 Numbers'.N38]/['file:///tmp/mozilla_nalu0/chapter_summary-2019.xlsx'#$'S1 Numbers'.$I38]*100)=0;&quot;..&quot;;(['file:///tmp/mozilla_nalu0/chapter_summary-2019.xlsx'#$'S1 Numbers'.N38]/['file:///tmp/mozilla_nalu0/chapter_summary-2019.xlsx'#$'S1 Numbers'.$I38])*100))" office:value-type="float" office:value="64.6397188049209" calcext:value-type="float">
            <text:p>64.6</text:p>
          </table:table-cell>
          <table:table-cell table:style-name="ce42" table:formula="of:=IF(ISERR(['file:///tmp/mozilla_nalu0/chapter_summary-2019.xlsx'#$'S1 Numbers'.O38]/['file:///tmp/mozilla_nalu0/chapter_summary-2019.xlsx'#$'S1 Numbers'.$I38]*100);&quot;..&quot;;IF((['file:///tmp/mozilla_nalu0/chapter_summary-2019.xlsx'#$'S1 Numbers'.O38]/['file:///tmp/mozilla_nalu0/chapter_summary-2019.xlsx'#$'S1 Numbers'.$I38]*100)=0;&quot;..&quot;;(['file:///tmp/mozilla_nalu0/chapter_summary-2019.xlsx'#$'S1 Numbers'.O38]/['file:///tmp/mozilla_nalu0/chapter_summary-2019.xlsx'#$'S1 Numbers'.$I38])*100))" office:value-type="float" office:value="66.9244288224956" calcext:value-type="float">
            <text:p>66.9</text:p>
          </table:table-cell>
          <table:table-cell table:style-name="ce42" table:formula="of:=IF(ISERR(['file:///tmp/mozilla_nalu0/chapter_summary-2019.xlsx'#$'S1 Numbers'.P38]/['file:///tmp/mozilla_nalu0/chapter_summary-2019.xlsx'#$'S1 Numbers'.$I38]*100);&quot;..&quot;;IF((['file:///tmp/mozilla_nalu0/chapter_summary-2019.xlsx'#$'S1 Numbers'.P38]/['file:///tmp/mozilla_nalu0/chapter_summary-2019.xlsx'#$'S1 Numbers'.$I38]*100)=0;&quot;..&quot;;(['file:///tmp/mozilla_nalu0/chapter_summary-2019.xlsx'#$'S1 Numbers'.P38]/['file:///tmp/mozilla_nalu0/chapter_summary-2019.xlsx'#$'S1 Numbers'.$I38])*100))" office:value-type="float" office:value="62.2144112478032" calcext:value-type="float">
            <text:p>62.2</text:p>
          </table:table-cell>
          <table:table-cell table:style-name="ce42" table:formula="of:=IF(ISERR(['file:///tmp/mozilla_nalu0/chapter_summary-2019.xlsx'#$'S1 Numbers'.Q38]/['file:///tmp/mozilla_nalu0/chapter_summary-2019.xlsx'#$'S1 Numbers'.$I38]*100);&quot;..&quot;;IF((['file:///tmp/mozilla_nalu0/chapter_summary-2019.xlsx'#$'S1 Numbers'.Q38]/['file:///tmp/mozilla_nalu0/chapter_summary-2019.xlsx'#$'S1 Numbers'.$I38]*100)=0;&quot;..&quot;;(['file:///tmp/mozilla_nalu0/chapter_summary-2019.xlsx'#$'S1 Numbers'.Q38]/['file:///tmp/mozilla_nalu0/chapter_summary-2019.xlsx'#$'S1 Numbers'.$I38])*100))" office:value-type="float" office:value="66.3620386643234" calcext:value-type="float">
            <text:p>66.4</text:p>
          </table:table-cell>
          <table:table-cell table:style-name="ce42" table:formula="of:=IF(ISERR(['file:///tmp/mozilla_nalu0/chapter_summary-2019.xlsx'#$'S1 Numbers'.R38]/['file:///tmp/mozilla_nalu0/chapter_summary-2019.xlsx'#$'S1 Numbers'.$I38]*100);&quot;..&quot;;IF((['file:///tmp/mozilla_nalu0/chapter_summary-2019.xlsx'#$'S1 Numbers'.R38]/['file:///tmp/mozilla_nalu0/chapter_summary-2019.xlsx'#$'S1 Numbers'.$I38]*100)=0;&quot;..&quot;;(['file:///tmp/mozilla_nalu0/chapter_summary-2019.xlsx'#$'S1 Numbers'.R38]/['file:///tmp/mozilla_nalu0/chapter_summary-2019.xlsx'#$'S1 Numbers'.$I38])*100))" office:value-type="float" office:value="61.1247803163445" calcext:value-type="float">
            <text:p>61.1</text:p>
          </table:table-cell>
          <table:table-cell table:style-name="ce42" table:formula="of:=IF(ISERR(['file:///tmp/mozilla_nalu0/chapter_summary-2019.xlsx'#$'S1 Numbers'.S38]/['file:///tmp/mozilla_nalu0/chapter_summary-2019.xlsx'#$'S1 Numbers'.$I38]*100);&quot;..&quot;;IF((['file:///tmp/mozilla_nalu0/chapter_summary-2019.xlsx'#$'S1 Numbers'.S38]/['file:///tmp/mozilla_nalu0/chapter_summary-2019.xlsx'#$'S1 Numbers'.$I38]*100)=0;&quot;..&quot;;(['file:///tmp/mozilla_nalu0/chapter_summary-2019.xlsx'#$'S1 Numbers'.S38]/['file:///tmp/mozilla_nalu0/chapter_summary-2019.xlsx'#$'S1 Numbers'.$I38])*100))" office:value-type="float" office:value="61.2653778558875" calcext:value-type="float">
            <text:p>61.3</text:p>
          </table:table-cell>
          <table:table-cell table:number-columns-repeated="1006"/>
        </table:table-row>
        <table:table-row table:style-name="ro6">
          <table:table-cell table:style-name="ce10"/>
          <table:table-cell table:style-name="ce14" office:value-type="string" calcext:value-type="string">
            <text:p>All (Killed, Serious, Slight)</text:p>
          </table:table-cell>
          <table:table-cell table:style-name="ce28" table:formula="of:=IF(ISERR(['file:///tmp/mozilla_nalu0/chapter_summary-2019.xlsx'#$'S1 Numbers'.C39]/['file:///tmp/mozilla_nalu0/chapter_summary-2019.xlsx'#$'S1 Numbers'.$C39]*100);&quot;..&quot;;IF((['file:///tmp/mozilla_nalu0/chapter_summary-2019.xlsx'#$'S1 Numbers'.C39]/['file:///tmp/mozilla_nalu0/chapter_summary-2019.xlsx'#$'S1 Numbers'.$C39]*100)=0;&quot;..&quot;;(['file:///tmp/mozilla_nalu0/chapter_summary-2019.xlsx'#$'S1 Numbers'.C39]/['file:///tmp/mozilla_nalu0/chapter_summary-2019.xlsx'#$'S1 Numbers'.$C39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39]/['file:///tmp/mozilla_nalu0/chapter_summary-2019.xlsx'#$'S1 Numbers'.$D39]*100);&quot;..&quot;;IF((['file:///tmp/mozilla_nalu0/chapter_summary-2019.xlsx'#$'S1 Numbers'.D39]/['file:///tmp/mozilla_nalu0/chapter_summary-2019.xlsx'#$'S1 Numbers'.$D39]*100)=0;&quot;..&quot;;(['file:///tmp/mozilla_nalu0/chapter_summary-2019.xlsx'#$'S1 Numbers'.D39]/['file:///tmp/mozilla_nalu0/chapter_summary-2019.xlsx'#$'S1 Numbers'.$D39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39]/['file:///tmp/mozilla_nalu0/chapter_summary-2019.xlsx'#$'S1 Numbers'.$F39]*100);&quot;..&quot;;IF((['file:///tmp/mozilla_nalu0/chapter_summary-2019.xlsx'#$'S1 Numbers'.F39]/['file:///tmp/mozilla_nalu0/chapter_summary-2019.xlsx'#$'S1 Numbers'.$F39]*100)=0;&quot;..&quot;;(['file:///tmp/mozilla_nalu0/chapter_summary-2019.xlsx'#$'S1 Numbers'.F39]/['file:///tmp/mozilla_nalu0/chapter_summary-2019.xlsx'#$'S1 Numbers'.$F39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39]/['file:///tmp/mozilla_nalu0/chapter_summary-2019.xlsx'#$'S1 Numbers'.$G39]*100);&quot;..&quot;;IF((['file:///tmp/mozilla_nalu0/chapter_summary-2019.xlsx'#$'S1 Numbers'.G39]/['file:///tmp/mozilla_nalu0/chapter_summary-2019.xlsx'#$'S1 Numbers'.$G39]*100)=0;&quot;..&quot;;(['file:///tmp/mozilla_nalu0/chapter_summary-2019.xlsx'#$'S1 Numbers'.G39]/['file:///tmp/mozilla_nalu0/chapter_summary-2019.xlsx'#$'S1 Numbers'.$G39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39]/['file:///tmp/mozilla_nalu0/chapter_summary-2019.xlsx'#$'S1 Numbers'.$H39]*100);&quot;..&quot;;IF((['file:///tmp/mozilla_nalu0/chapter_summary-2019.xlsx'#$'S1 Numbers'.H39]/['file:///tmp/mozilla_nalu0/chapter_summary-2019.xlsx'#$'S1 Numbers'.$H39]*100)=0;&quot;..&quot;;(['file:///tmp/mozilla_nalu0/chapter_summary-2019.xlsx'#$'S1 Numbers'.H39]/['file:///tmp/mozilla_nalu0/chapter_summary-2019.xlsx'#$'S1 Numbers'.$H39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39]/['file:///tmp/mozilla_nalu0/chapter_summary-2019.xlsx'#$'S1 Numbers'.$I39]*100);&quot;..&quot;;IF((['file:///tmp/mozilla_nalu0/chapter_summary-2019.xlsx'#$'S1 Numbers'.I39]/['file:///tmp/mozilla_nalu0/chapter_summary-2019.xlsx'#$'S1 Numbers'.$I39]*100)=0;&quot;..&quot;;(['file:///tmp/mozilla_nalu0/chapter_summary-2019.xlsx'#$'S1 Numbers'.I39]/['file:///tmp/mozilla_nalu0/chapter_summary-2019.xlsx'#$'S1 Numbers'.$I39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39]/['file:///tmp/mozilla_nalu0/chapter_summary-2019.xlsx'#$'S1 Numbers'.$I39]*100);&quot;..&quot;;IF((['file:///tmp/mozilla_nalu0/chapter_summary-2019.xlsx'#$'S1 Numbers'.J39]/['file:///tmp/mozilla_nalu0/chapter_summary-2019.xlsx'#$'S1 Numbers'.$I39]*100)=0;&quot;..&quot;;(['file:///tmp/mozilla_nalu0/chapter_summary-2019.xlsx'#$'S1 Numbers'.J39]/['file:///tmp/mozilla_nalu0/chapter_summary-2019.xlsx'#$'S1 Numbers'.$I39])*100))" office:value-type="float" office:value="96.4789635710621" calcext:value-type="float">
            <text:p>96.5</text:p>
          </table:table-cell>
          <table:table-cell table:style-name="ce42" table:formula="of:=IF(ISERR(['file:///tmp/mozilla_nalu0/chapter_summary-2019.xlsx'#$'S1 Numbers'.K39]/['file:///tmp/mozilla_nalu0/chapter_summary-2019.xlsx'#$'S1 Numbers'.$I39]*100);&quot;..&quot;;IF((['file:///tmp/mozilla_nalu0/chapter_summary-2019.xlsx'#$'S1 Numbers'.K39]/['file:///tmp/mozilla_nalu0/chapter_summary-2019.xlsx'#$'S1 Numbers'.$I39]*100)=0;&quot;..&quot;;(['file:///tmp/mozilla_nalu0/chapter_summary-2019.xlsx'#$'S1 Numbers'.K39]/['file:///tmp/mozilla_nalu0/chapter_summary-2019.xlsx'#$'S1 Numbers'.$I39])*100))" office:value-type="float" office:value="85.5438686505901" calcext:value-type="float">
            <text:p>85.5</text:p>
          </table:table-cell>
          <table:table-cell table:style-name="ce42" table:formula="of:=IF(ISERR(['file:///tmp/mozilla_nalu0/chapter_summary-2019.xlsx'#$'S1 Numbers'.L39]/['file:///tmp/mozilla_nalu0/chapter_summary-2019.xlsx'#$'S1 Numbers'.$I39]*100);&quot;..&quot;;IF((['file:///tmp/mozilla_nalu0/chapter_summary-2019.xlsx'#$'S1 Numbers'.L39]/['file:///tmp/mozilla_nalu0/chapter_summary-2019.xlsx'#$'S1 Numbers'.$I39]*100)=0;&quot;..&quot;;(['file:///tmp/mozilla_nalu0/chapter_summary-2019.xlsx'#$'S1 Numbers'.L39]/['file:///tmp/mozilla_nalu0/chapter_summary-2019.xlsx'#$'S1 Numbers'.$I39])*100))" office:value-type="float" office:value="81.9971780400205" calcext:value-type="float">
            <text:p>82.0</text:p>
          </table:table-cell>
          <table:table-cell table:style-name="ce42" table:formula="of:=IF(ISERR(['file:///tmp/mozilla_nalu0/chapter_summary-2019.xlsx'#$'S1 Numbers'.M39]/['file:///tmp/mozilla_nalu0/chapter_summary-2019.xlsx'#$'S1 Numbers'.$I39]*100);&quot;..&quot;;IF((['file:///tmp/mozilla_nalu0/chapter_summary-2019.xlsx'#$'S1 Numbers'.M39]/['file:///tmp/mozilla_nalu0/chapter_summary-2019.xlsx'#$'S1 Numbers'.$I39]*100)=0;&quot;..&quot;;(['file:///tmp/mozilla_nalu0/chapter_summary-2019.xlsx'#$'S1 Numbers'.M39]/['file:///tmp/mozilla_nalu0/chapter_summary-2019.xlsx'#$'S1 Numbers'.$I39])*100))" office:value-type="float" office:value="81.5289892252437" calcext:value-type="float">
            <text:p>81.5</text:p>
          </table:table-cell>
          <table:table-cell table:style-name="ce42" table:formula="of:=IF(ISERR(['file:///tmp/mozilla_nalu0/chapter_summary-2019.xlsx'#$'S1 Numbers'.N39]/['file:///tmp/mozilla_nalu0/chapter_summary-2019.xlsx'#$'S1 Numbers'.$I39]*100);&quot;..&quot;;IF((['file:///tmp/mozilla_nalu0/chapter_summary-2019.xlsx'#$'S1 Numbers'.N39]/['file:///tmp/mozilla_nalu0/chapter_summary-2019.xlsx'#$'S1 Numbers'.$I39]*100)=0;&quot;..&quot;;(['file:///tmp/mozilla_nalu0/chapter_summary-2019.xlsx'#$'S1 Numbers'.N39]/['file:///tmp/mozilla_nalu0/chapter_summary-2019.xlsx'#$'S1 Numbers'.$I39])*100))" office:value-type="float" office:value="73.7044638276039" calcext:value-type="float">
            <text:p>73.7</text:p>
          </table:table-cell>
          <table:table-cell table:style-name="ce42" table:formula="of:=IF(ISERR(['file:///tmp/mozilla_nalu0/chapter_summary-2019.xlsx'#$'S1 Numbers'.O39]/['file:///tmp/mozilla_nalu0/chapter_summary-2019.xlsx'#$'S1 Numbers'.$I39]*100);&quot;..&quot;;IF((['file:///tmp/mozilla_nalu0/chapter_summary-2019.xlsx'#$'S1 Numbers'.O39]/['file:///tmp/mozilla_nalu0/chapter_summary-2019.xlsx'#$'S1 Numbers'.$I39]*100)=0;&quot;..&quot;;(['file:///tmp/mozilla_nalu0/chapter_summary-2019.xlsx'#$'S1 Numbers'.O39]/['file:///tmp/mozilla_nalu0/chapter_summary-2019.xlsx'#$'S1 Numbers'.$I39])*100))" office:value-type="float" office:value="72.4858902001026" calcext:value-type="float">
            <text:p>72.5</text:p>
          </table:table-cell>
          <table:table-cell table:style-name="ce42" table:formula="of:=IF(ISERR(['file:///tmp/mozilla_nalu0/chapter_summary-2019.xlsx'#$'S1 Numbers'.P39]/['file:///tmp/mozilla_nalu0/chapter_summary-2019.xlsx'#$'S1 Numbers'.$I39]*100);&quot;..&quot;;IF((['file:///tmp/mozilla_nalu0/chapter_summary-2019.xlsx'#$'S1 Numbers'.P39]/['file:///tmp/mozilla_nalu0/chapter_summary-2019.xlsx'#$'S1 Numbers'.$I39]*100)=0;&quot;..&quot;;(['file:///tmp/mozilla_nalu0/chapter_summary-2019.xlsx'#$'S1 Numbers'.P39]/['file:///tmp/mozilla_nalu0/chapter_summary-2019.xlsx'#$'S1 Numbers'.$I39])*100))" office:value-type="float" office:value="70.4014879425346" calcext:value-type="float">
            <text:p>70.4</text:p>
          </table:table-cell>
          <table:table-cell table:style-name="ce42" table:formula="of:=IF(ISERR(['file:///tmp/mozilla_nalu0/chapter_summary-2019.xlsx'#$'S1 Numbers'.Q39]/['file:///tmp/mozilla_nalu0/chapter_summary-2019.xlsx'#$'S1 Numbers'.$I39]*100);&quot;..&quot;;IF((['file:///tmp/mozilla_nalu0/chapter_summary-2019.xlsx'#$'S1 Numbers'.Q39]/['file:///tmp/mozilla_nalu0/chapter_summary-2019.xlsx'#$'S1 Numbers'.$I39]*100)=0;&quot;..&quot;;(['file:///tmp/mozilla_nalu0/chapter_summary-2019.xlsx'#$'S1 Numbers'.Q39]/['file:///tmp/mozilla_nalu0/chapter_summary-2019.xlsx'#$'S1 Numbers'.$I39])*100))" office:value-type="float" office:value="69.8884043099025" calcext:value-type="float">
            <text:p>69.9</text:p>
          </table:table-cell>
          <table:table-cell table:style-name="ce42" table:formula="of:=IF(ISERR(['file:///tmp/mozilla_nalu0/chapter_summary-2019.xlsx'#$'S1 Numbers'.R39]/['file:///tmp/mozilla_nalu0/chapter_summary-2019.xlsx'#$'S1 Numbers'.$I39]*100);&quot;..&quot;;IF((['file:///tmp/mozilla_nalu0/chapter_summary-2019.xlsx'#$'S1 Numbers'.R39]/['file:///tmp/mozilla_nalu0/chapter_summary-2019.xlsx'#$'S1 Numbers'.$I39]*100)=0;&quot;..&quot;;(['file:///tmp/mozilla_nalu0/chapter_summary-2019.xlsx'#$'S1 Numbers'.R39]/['file:///tmp/mozilla_nalu0/chapter_summary-2019.xlsx'#$'S1 Numbers'.$I39])*100))" office:value-type="float" office:value="60.4989738327347" calcext:value-type="float">
            <text:p>60.5</text:p>
          </table:table-cell>
          <table:table-cell table:style-name="ce42" table:formula="of:=IF(ISERR(['file:///tmp/mozilla_nalu0/chapter_summary-2019.xlsx'#$'S1 Numbers'.S39]/['file:///tmp/mozilla_nalu0/chapter_summary-2019.xlsx'#$'S1 Numbers'.$I39]*100);&quot;..&quot;;IF((['file:///tmp/mozilla_nalu0/chapter_summary-2019.xlsx'#$'S1 Numbers'.S39]/['file:///tmp/mozilla_nalu0/chapter_summary-2019.xlsx'#$'S1 Numbers'.$I39]*100)=0;&quot;..&quot;;(['file:///tmp/mozilla_nalu0/chapter_summary-2019.xlsx'#$'S1 Numbers'.S39]/['file:///tmp/mozilla_nalu0/chapter_summary-2019.xlsx'#$'S1 Numbers'.$I39])*100))" office:value-type="float" office:value="53.9443304258594" calcext:value-type="float">
            <text:p>53.9</text:p>
          </table:table-cell>
          <table:table-cell table:number-columns-repeated="1006"/>
        </table:table-row>
        <table:table-row table:style-name="ro11">
          <table:table-cell table:style-name="ce10" table:number-columns-repeated="2"/>
          <table:table-cell table:style-name="ce29" table:number-columns-repeated="2"/>
          <table:table-cell table:style-name="ce28"/>
          <table:table-cell table:style-name="ce42" table:number-columns-repeated="10"/>
          <table:table-cell table:style-name="ce55" table:number-columns-repeated="2"/>
          <table:table-cell table:number-columns-repeated="1007"/>
        </table:table-row>
        <table:table-row table:style-name="ro6">
          <table:table-cell table:style-name="ce9" office:value-type="string" calcext:value-type="string">
            <text:p>Passenger Rail <text:span text:style-name="T2">2,6</text:span></text:p>
          </table:table-cell>
          <table:table-cell table:style-name="ce10" table:number-columns-repeated="4"/>
          <table:table-cell table:style-name="ce45" table:number-columns-repeated="8"/>
          <table:table-cell table:style-name="ce42"/>
          <table:table-cell table:style-name="ce55" table:number-columns-repeated="3"/>
          <table:table-cell table:number-columns-repeated="1007"/>
        </table:table-row>
        <table:table-row table:style-name="ro6">
          <table:table-cell table:style-name="ce9" office:value-type="string" calcext:value-type="string">
            <text:p>  ScotRail<text:span text:style-name="T3"> passenger journeys </text:span><text:span text:style-name="T4">6</text:span></text:p>
          </table:table-cell>
          <table:table-cell table:style-name="ce15"/>
          <table:table-cell table:style-name="ce28" table:formula="of:=IF(ISERR(['file:///tmp/mozilla_nalu0/chapter_summary-2019.xlsx'#$'S1 Numbers'.C42]/['file:///tmp/mozilla_nalu0/chapter_summary-2019.xlsx'#$'S1 Numbers'.$C42]*100);&quot;..&quot;;IF((['file:///tmp/mozilla_nalu0/chapter_summary-2019.xlsx'#$'S1 Numbers'.C42]/['file:///tmp/mozilla_nalu0/chapter_summary-2019.xlsx'#$'S1 Numbers'.$C42]*100)=0;&quot;..&quot;;(['file:///tmp/mozilla_nalu0/chapter_summary-2019.xlsx'#$'S1 Numbers'.C42]/['file:///tmp/mozilla_nalu0/chapter_summary-2019.xlsx'#$'S1 Numbers'.$C42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42]/['file:///tmp/mozilla_nalu0/chapter_summary-2019.xlsx'#$'S1 Numbers'.$D42]*100);&quot;..&quot;;IF((['file:///tmp/mozilla_nalu0/chapter_summary-2019.xlsx'#$'S1 Numbers'.D42]/['file:///tmp/mozilla_nalu0/chapter_summary-2019.xlsx'#$'S1 Numbers'.$D42]*100)=0;&quot;..&quot;;(['file:///tmp/mozilla_nalu0/chapter_summary-2019.xlsx'#$'S1 Numbers'.D42]/['file:///tmp/mozilla_nalu0/chapter_summary-2019.xlsx'#$'S1 Numbers'.$D42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42]/['file:///tmp/mozilla_nalu0/chapter_summary-2019.xlsx'#$'S1 Numbers'.$F42]*100);&quot;..&quot;;IF((['file:///tmp/mozilla_nalu0/chapter_summary-2019.xlsx'#$'S1 Numbers'.F42]/['file:///tmp/mozilla_nalu0/chapter_summary-2019.xlsx'#$'S1 Numbers'.$F42]*100)=0;&quot;..&quot;;(['file:///tmp/mozilla_nalu0/chapter_summary-2019.xlsx'#$'S1 Numbers'.F42]/['file:///tmp/mozilla_nalu0/chapter_summary-2019.xlsx'#$'S1 Numbers'.$F4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42]/['file:///tmp/mozilla_nalu0/chapter_summary-2019.xlsx'#$'S1 Numbers'.$G42]*100);&quot;..&quot;;IF((['file:///tmp/mozilla_nalu0/chapter_summary-2019.xlsx'#$'S1 Numbers'.G42]/['file:///tmp/mozilla_nalu0/chapter_summary-2019.xlsx'#$'S1 Numbers'.$G42]*100)=0;&quot;..&quot;;(['file:///tmp/mozilla_nalu0/chapter_summary-2019.xlsx'#$'S1 Numbers'.G42]/['file:///tmp/mozilla_nalu0/chapter_summary-2019.xlsx'#$'S1 Numbers'.$G4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42]/['file:///tmp/mozilla_nalu0/chapter_summary-2019.xlsx'#$'S1 Numbers'.$H42]*100);&quot;..&quot;;IF((['file:///tmp/mozilla_nalu0/chapter_summary-2019.xlsx'#$'S1 Numbers'.H42]/['file:///tmp/mozilla_nalu0/chapter_summary-2019.xlsx'#$'S1 Numbers'.$H42]*100)=0;&quot;..&quot;;(['file:///tmp/mozilla_nalu0/chapter_summary-2019.xlsx'#$'S1 Numbers'.H42]/['file:///tmp/mozilla_nalu0/chapter_summary-2019.xlsx'#$'S1 Numbers'.$H4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42]/['file:///tmp/mozilla_nalu0/chapter_summary-2019.xlsx'#$'S1 Numbers'.$I42]*100);&quot;..&quot;;IF((['file:///tmp/mozilla_nalu0/chapter_summary-2019.xlsx'#$'S1 Numbers'.I42]/['file:///tmp/mozilla_nalu0/chapter_summary-2019.xlsx'#$'S1 Numbers'.$I42]*100)=0;&quot;..&quot;;(['file:///tmp/mozilla_nalu0/chapter_summary-2019.xlsx'#$'S1 Numbers'.I42]/['file:///tmp/mozilla_nalu0/chapter_summary-2019.xlsx'#$'S1 Numbers'.$I4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42]/['file:///tmp/mozilla_nalu0/chapter_summary-2019.xlsx'#$'S1 Numbers'.$I42]*100);&quot;..&quot;;IF((['file:///tmp/mozilla_nalu0/chapter_summary-2019.xlsx'#$'S1 Numbers'.J42]/['file:///tmp/mozilla_nalu0/chapter_summary-2019.xlsx'#$'S1 Numbers'.$I42]*100)=0;&quot;..&quot;;(['file:///tmp/mozilla_nalu0/chapter_summary-2019.xlsx'#$'S1 Numbers'.J42]/['file:///tmp/mozilla_nalu0/chapter_summary-2019.xlsx'#$'S1 Numbers'.$I42])*100))" office:value-type="float" office:value="100.654201939055" calcext:value-type="float">
            <text:p>100.7</text:p>
          </table:table-cell>
          <table:table-cell table:style-name="ce42" table:formula="of:=IF(ISERR(['file:///tmp/mozilla_nalu0/chapter_summary-2019.xlsx'#$'S1 Numbers'.K42]/['file:///tmp/mozilla_nalu0/chapter_summary-2019.xlsx'#$'S1 Numbers'.$I42]*100);&quot;..&quot;;IF((['file:///tmp/mozilla_nalu0/chapter_summary-2019.xlsx'#$'S1 Numbers'.K42]/['file:///tmp/mozilla_nalu0/chapter_summary-2019.xlsx'#$'S1 Numbers'.$I42]*100)=0;&quot;..&quot;;(['file:///tmp/mozilla_nalu0/chapter_summary-2019.xlsx'#$'S1 Numbers'.K42]/['file:///tmp/mozilla_nalu0/chapter_summary-2019.xlsx'#$'S1 Numbers'.$I42])*100))" office:value-type="float" office:value="102.434939617161" calcext:value-type="float">
            <text:p>102.4</text:p>
          </table:table-cell>
          <table:table-cell table:style-name="ce42" table:formula="of:=IF(ISERR(['file:///tmp/mozilla_nalu0/chapter_summary-2019.xlsx'#$'S1 Numbers'.L42]/['file:///tmp/mozilla_nalu0/chapter_summary-2019.xlsx'#$'S1 Numbers'.$I42]*100);&quot;..&quot;;IF((['file:///tmp/mozilla_nalu0/chapter_summary-2019.xlsx'#$'S1 Numbers'.L42]/['file:///tmp/mozilla_nalu0/chapter_summary-2019.xlsx'#$'S1 Numbers'.$I42]*100)=0;&quot;..&quot;;(['file:///tmp/mozilla_nalu0/chapter_summary-2019.xlsx'#$'S1 Numbers'.L42]/['file:///tmp/mozilla_nalu0/chapter_summary-2019.xlsx'#$'S1 Numbers'.$I42])*100))" office:value-type="float" office:value="106.111554514648" calcext:value-type="float">
            <text:p>106.1</text:p>
          </table:table-cell>
          <table:table-cell table:style-name="ce42" table:formula="of:=IF(ISERR(['file:///tmp/mozilla_nalu0/chapter_summary-2019.xlsx'#$'S1 Numbers'.M42]/['file:///tmp/mozilla_nalu0/chapter_summary-2019.xlsx'#$'S1 Numbers'.$I42]*100);&quot;..&quot;;IF((['file:///tmp/mozilla_nalu0/chapter_summary-2019.xlsx'#$'S1 Numbers'.M42]/['file:///tmp/mozilla_nalu0/chapter_summary-2019.xlsx'#$'S1 Numbers'.$I42]*100)=0;&quot;..&quot;;(['file:///tmp/mozilla_nalu0/chapter_summary-2019.xlsx'#$'S1 Numbers'.M42]/['file:///tmp/mozilla_nalu0/chapter_summary-2019.xlsx'#$'S1 Numbers'.$I42])*100))" office:value-type="float" office:value="108.924622852582" calcext:value-type="float">
            <text:p>108.9</text:p>
          </table:table-cell>
          <table:table-cell table:style-name="ce42" table:formula="of:=IF(ISERR(['file:///tmp/mozilla_nalu0/chapter_summary-2019.xlsx'#$'S1 Numbers'.N42]/['file:///tmp/mozilla_nalu0/chapter_summary-2019.xlsx'#$'S1 Numbers'.$I42]*100);&quot;..&quot;;IF((['file:///tmp/mozilla_nalu0/chapter_summary-2019.xlsx'#$'S1 Numbers'.N42]/['file:///tmp/mozilla_nalu0/chapter_summary-2019.xlsx'#$'S1 Numbers'.$I42]*100)=0;&quot;..&quot;;(['file:///tmp/mozilla_nalu0/chapter_summary-2019.xlsx'#$'S1 Numbers'.N42]/['file:///tmp/mozilla_nalu0/chapter_summary-2019.xlsx'#$'S1 Numbers'.$I42])*100))" office:value-type="float" office:value="112.967590835939" calcext:value-type="float">
            <text:p>113.0</text:p>
          </table:table-cell>
          <table:table-cell table:style-name="ce42" table:formula="of:=IF(ISERR(['file:///tmp/mozilla_nalu0/chapter_summary-2019.xlsx'#$'S1 Numbers'.O42]/['file:///tmp/mozilla_nalu0/chapter_summary-2019.xlsx'#$'S1 Numbers'.$I42]*100);&quot;..&quot;;IF((['file:///tmp/mozilla_nalu0/chapter_summary-2019.xlsx'#$'S1 Numbers'.O42]/['file:///tmp/mozilla_nalu0/chapter_summary-2019.xlsx'#$'S1 Numbers'.$I42]*100)=0;&quot;..&quot;;(['file:///tmp/mozilla_nalu0/chapter_summary-2019.xlsx'#$'S1 Numbers'.O42]/['file:///tmp/mozilla_nalu0/chapter_summary-2019.xlsx'#$'S1 Numbers'.$I42])*100))" office:value-type="float" office:value="121.262871423151" calcext:value-type="float">
            <text:p>121.3</text:p>
          </table:table-cell>
          <table:table-cell table:style-name="ce42" table:formula="of:=IF(ISERR(['file:///tmp/mozilla_nalu0/chapter_summary-2019.xlsx'#$'S1 Numbers'.P42]/['file:///tmp/mozilla_nalu0/chapter_summary-2019.xlsx'#$'S1 Numbers'.$I42]*100);&quot;..&quot;;IF((['file:///tmp/mozilla_nalu0/chapter_summary-2019.xlsx'#$'S1 Numbers'.P42]/['file:///tmp/mozilla_nalu0/chapter_summary-2019.xlsx'#$'S1 Numbers'.$I42]*100)=0;&quot;..&quot;;(['file:///tmp/mozilla_nalu0/chapter_summary-2019.xlsx'#$'S1 Numbers'.P42]/['file:///tmp/mozilla_nalu0/chapter_summary-2019.xlsx'#$'S1 Numbers'.$I42])*100))" office:value-type="float" office:value="121.956325478549" calcext:value-type="float">
            <text:p>122.0</text:p>
          </table:table-cell>
          <table:table-cell table:style-name="ce42" table:formula="of:=IF(ISERR(['file:///tmp/mozilla_nalu0/chapter_summary-2019.xlsx'#$'S1 Numbers'.Q42]/['file:///tmp/mozilla_nalu0/chapter_summary-2019.xlsx'#$'S1 Numbers'.$I42]*100);&quot;..&quot;;IF((['file:///tmp/mozilla_nalu0/chapter_summary-2019.xlsx'#$'S1 Numbers'.Q42]/['file:///tmp/mozilla_nalu0/chapter_summary-2019.xlsx'#$'S1 Numbers'.$I42]*100)=0;&quot;..&quot;;(['file:///tmp/mozilla_nalu0/chapter_summary-2019.xlsx'#$'S1 Numbers'.Q42]/['file:///tmp/mozilla_nalu0/chapter_summary-2019.xlsx'#$'S1 Numbers'.$I42])*100))" office:value-type="float" office:value="123.303981473001" calcext:value-type="float">
            <text:p>123.3</text:p>
          </table:table-cell>
          <table:table-cell table:style-name="ce42" table:formula="of:=IF(ISERR(['file:///tmp/mozilla_nalu0/chapter_summary-2019.xlsx'#$'S1 Numbers'.R42]/['file:///tmp/mozilla_nalu0/chapter_summary-2019.xlsx'#$'S1 Numbers'.$I42]*100);&quot;..&quot;;IF((['file:///tmp/mozilla_nalu0/chapter_summary-2019.xlsx'#$'S1 Numbers'.R42]/['file:///tmp/mozilla_nalu0/chapter_summary-2019.xlsx'#$'S1 Numbers'.$I42]*100)=0;&quot;..&quot;;(['file:///tmp/mozilla_nalu0/chapter_summary-2019.xlsx'#$'S1 Numbers'.R42]/['file:///tmp/mozilla_nalu0/chapter_summary-2019.xlsx'#$'S1 Numbers'.$I42])*100))" office:value-type="float" office:value="127.935731201507" calcext:value-type="float">
            <text:p>127.9</text:p>
          </table:table-cell>
          <table:table-cell table:style-name="ce42" table:formula="of:=IF(ISERR(['file:///tmp/mozilla_nalu0/chapter_summary-2019.xlsx'#$'S1 Numbers'.S42]/['file:///tmp/mozilla_nalu0/chapter_summary-2019.xlsx'#$'S1 Numbers'.$I42]*100);&quot;..&quot;;IF((['file:///tmp/mozilla_nalu0/chapter_summary-2019.xlsx'#$'S1 Numbers'.S42]/['file:///tmp/mozilla_nalu0/chapter_summary-2019.xlsx'#$'S1 Numbers'.$I42]*100)=0;&quot;..&quot;;(['file:///tmp/mozilla_nalu0/chapter_summary-2019.xlsx'#$'S1 Numbers'.S42]/['file:///tmp/mozilla_nalu0/chapter_summary-2019.xlsx'#$'S1 Numbers'.$I42])*100))" office:value-type="float" office:value="127.93283406822" calcext:value-type="float">
            <text:p>127.9</text:p>
          </table:table-cell>
          <table:table-cell table:number-columns-repeated="1006"/>
        </table:table-row>
        <table:table-row table:style-name="ro6">
          <table:table-cell table:style-name="ce9"/>
          <table:table-cell table:style-name="ce15"/>
          <table:table-cell table:style-name="ce28" table:number-columns-repeated="3"/>
          <table:table-cell table:style-name="ce42" table:number-columns-repeated="9"/>
          <table:table-cell table:style-name="ce55" table:number-columns-repeated="3"/>
          <table:table-cell table:number-columns-repeated="1007"/>
        </table:table-row>
        <table:table-row table:style-name="ro12">
          <table:table-cell table:style-name="ce9"/>
          <table:table-cell table:style-name="ce14"/>
          <table:table-cell table:style-name="ce29"/>
          <table:table-cell table:style-name="ce30"/>
          <table:table-cell table:style-name="ce29"/>
          <table:table-cell table:style-name="ce46"/>
          <table:table-cell table:style-name="ce43" table:number-columns-repeated="7"/>
          <table:table-cell table:style-name="ce42"/>
          <table:table-cell table:style-name="ce55" table:number-columns-repeated="3"/>
          <table:table-cell table:number-columns-repeated="1007"/>
        </table:table-row>
        <table:table-row table:style-name="ro6">
          <table:table-cell table:style-name="ce14" office:value-type="string" calcext:value-type="string">
            <text:p>  Rail journeys in/from Scotland <text:span text:style-name="T5">7</text:span></text:p>
          </table:table-cell>
          <table:table-cell table:style-name="ce15"/>
          <table:table-cell table:style-name="ce28" table:formula="of:=IF(ISERR(['file:///tmp/mozilla_nalu0/chapter_summary-2019.xlsx'#$'S1 Numbers'.C45]/['file:///tmp/mozilla_nalu0/chapter_summary-2019.xlsx'#$'S1 Numbers'.$C45]*100);&quot;..&quot;;IF((['file:///tmp/mozilla_nalu0/chapter_summary-2019.xlsx'#$'S1 Numbers'.C45]/['file:///tmp/mozilla_nalu0/chapter_summary-2019.xlsx'#$'S1 Numbers'.$C45]*100)=0;&quot;..&quot;;(['file:///tmp/mozilla_nalu0/chapter_summary-2019.xlsx'#$'S1 Numbers'.C45]/['file:///tmp/mozilla_nalu0/chapter_summary-2019.xlsx'#$'S1 Numbers'.$C45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45]/['file:///tmp/mozilla_nalu0/chapter_summary-2019.xlsx'#$'S1 Numbers'.$D45]*100);&quot;..&quot;;IF((['file:///tmp/mozilla_nalu0/chapter_summary-2019.xlsx'#$'S1 Numbers'.D45]/['file:///tmp/mozilla_nalu0/chapter_summary-2019.xlsx'#$'S1 Numbers'.$D45]*100)=0;&quot;..&quot;;(['file:///tmp/mozilla_nalu0/chapter_summary-2019.xlsx'#$'S1 Numbers'.D45]/['file:///tmp/mozilla_nalu0/chapter_summary-2019.xlsx'#$'S1 Numbers'.$D45])*100))" office:value-type="float" office:value="100" calcext:value-type="float">
            <text:p>100.0</text:p>
          </table:table-cell>
          <table:table-cell table:style-name="ce28" office:value-type="string" calcext:value-type="string">
            <text:p>..</text:p>
          </table:table-cell>
          <table:table-cell table:style-name="ce42" office:value-type="string" calcext:value-type="string">
            <text:p>..</text:p>
          </table:table-cell>
          <table:table-cell table:style-name="ce50" office:value-type="string" calcext:value-type="string">
            <text:p>..</text:p>
          </table:table-cell>
          <table:table-cell table:style-name="ce42" table:formula="of:=IF(ISERR(['file:///tmp/mozilla_nalu0/chapter_summary-2019.xlsx'#$'S1 Numbers'.I45]/['file:///tmp/mozilla_nalu0/chapter_summary-2019.xlsx'#$'S1 Numbers'.$I45]*100);&quot;..&quot;;IF((['file:///tmp/mozilla_nalu0/chapter_summary-2019.xlsx'#$'S1 Numbers'.I45]/['file:///tmp/mozilla_nalu0/chapter_summary-2019.xlsx'#$'S1 Numbers'.$I45]*100)=0;&quot;..&quot;;(['file:///tmp/mozilla_nalu0/chapter_summary-2019.xlsx'#$'S1 Numbers'.I45]/['file:///tmp/mozilla_nalu0/chapter_summary-2019.xlsx'#$'S1 Numbers'.$I45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45]/['file:///tmp/mozilla_nalu0/chapter_summary-2019.xlsx'#$'S1 Numbers'.$I45]*100);&quot;..&quot;;IF((['file:///tmp/mozilla_nalu0/chapter_summary-2019.xlsx'#$'S1 Numbers'.J45]/['file:///tmp/mozilla_nalu0/chapter_summary-2019.xlsx'#$'S1 Numbers'.$I45]*100)=0;&quot;..&quot;;(['file:///tmp/mozilla_nalu0/chapter_summary-2019.xlsx'#$'S1 Numbers'.J45]/['file:///tmp/mozilla_nalu0/chapter_summary-2019.xlsx'#$'S1 Numbers'.$I45])*100))" office:value-type="float" office:value="100.28563312962" calcext:value-type="float">
            <text:p>100.3</text:p>
          </table:table-cell>
          <table:table-cell table:style-name="ce42" table:formula="of:=IF(ISERR(['file:///tmp/mozilla_nalu0/chapter_summary-2019.xlsx'#$'S1 Numbers'.K45]/['file:///tmp/mozilla_nalu0/chapter_summary-2019.xlsx'#$'S1 Numbers'.$I45]*100);&quot;..&quot;;IF((['file:///tmp/mozilla_nalu0/chapter_summary-2019.xlsx'#$'S1 Numbers'.K45]/['file:///tmp/mozilla_nalu0/chapter_summary-2019.xlsx'#$'S1 Numbers'.$I45]*100)=0;&quot;..&quot;;(['file:///tmp/mozilla_nalu0/chapter_summary-2019.xlsx'#$'S1 Numbers'.K45]/['file:///tmp/mozilla_nalu0/chapter_summary-2019.xlsx'#$'S1 Numbers'.$I45])*100))" office:value-type="float" office:value="104.183546753816" calcext:value-type="float">
            <text:p>104.2</text:p>
          </table:table-cell>
          <table:table-cell table:style-name="ce42" table:formula="of:=IF(ISERR(['file:///tmp/mozilla_nalu0/chapter_summary-2019.xlsx'#$'S1 Numbers'.L45]/['file:///tmp/mozilla_nalu0/chapter_summary-2019.xlsx'#$'S1 Numbers'.$I45]*100);&quot;..&quot;;IF((['file:///tmp/mozilla_nalu0/chapter_summary-2019.xlsx'#$'S1 Numbers'.L45]/['file:///tmp/mozilla_nalu0/chapter_summary-2019.xlsx'#$'S1 Numbers'.$I45]*100)=0;&quot;..&quot;;(['file:///tmp/mozilla_nalu0/chapter_summary-2019.xlsx'#$'S1 Numbers'.L45]/['file:///tmp/mozilla_nalu0/chapter_summary-2019.xlsx'#$'S1 Numbers'.$I45])*100))" office:value-type="float" office:value="109.251357411464" calcext:value-type="float">
            <text:p>109.3</text:p>
          </table:table-cell>
          <table:table-cell table:style-name="ce42" table:formula="of:=IF(ISERR(['file:///tmp/mozilla_nalu0/chapter_summary-2019.xlsx'#$'S1 Numbers'.M45]/['file:///tmp/mozilla_nalu0/chapter_summary-2019.xlsx'#$'S1 Numbers'.$I45]*100);&quot;..&quot;;IF((['file:///tmp/mozilla_nalu0/chapter_summary-2019.xlsx'#$'S1 Numbers'.M45]/['file:///tmp/mozilla_nalu0/chapter_summary-2019.xlsx'#$'S1 Numbers'.$I45]*100)=0;&quot;..&quot;;(['file:///tmp/mozilla_nalu0/chapter_summary-2019.xlsx'#$'S1 Numbers'.M45]/['file:///tmp/mozilla_nalu0/chapter_summary-2019.xlsx'#$'S1 Numbers'.$I45])*100))" office:value-type="float" office:value="112.452817640623" calcext:value-type="float">
            <text:p>112.5</text:p>
          </table:table-cell>
          <table:table-cell table:style-name="ce42" table:formula="of:=IF(ISERR(['file:///tmp/mozilla_nalu0/chapter_summary-2019.xlsx'#$'S1 Numbers'.N45]/['file:///tmp/mozilla_nalu0/chapter_summary-2019.xlsx'#$'S1 Numbers'.$I45]*100);&quot;..&quot;;IF((['file:///tmp/mozilla_nalu0/chapter_summary-2019.xlsx'#$'S1 Numbers'.N45]/['file:///tmp/mozilla_nalu0/chapter_summary-2019.xlsx'#$'S1 Numbers'.$I45]*100)=0;&quot;..&quot;;(['file:///tmp/mozilla_nalu0/chapter_summary-2019.xlsx'#$'S1 Numbers'.N45]/['file:///tmp/mozilla_nalu0/chapter_summary-2019.xlsx'#$'S1 Numbers'.$I45])*100))" office:value-type="float" office:value="113.695855610244" calcext:value-type="float">
            <text:p>113.7</text:p>
          </table:table-cell>
          <table:table-cell table:style-name="ce42" table:formula="of:=IF(ISERR(['file:///tmp/mozilla_nalu0/chapter_summary-2019.xlsx'#$'S1 Numbers'.O45]/['file:///tmp/mozilla_nalu0/chapter_summary-2019.xlsx'#$'S1 Numbers'.$I45]*100);&quot;..&quot;;IF((['file:///tmp/mozilla_nalu0/chapter_summary-2019.xlsx'#$'S1 Numbers'.O45]/['file:///tmp/mozilla_nalu0/chapter_summary-2019.xlsx'#$'S1 Numbers'.$I45]*100)=0;&quot;..&quot;;(['file:///tmp/mozilla_nalu0/chapter_summary-2019.xlsx'#$'S1 Numbers'.O45]/['file:///tmp/mozilla_nalu0/chapter_summary-2019.xlsx'#$'S1 Numbers'.$I45])*100))" office:value-type="float" office:value="120.252710028366" calcext:value-type="float">
            <text:p>120.3</text:p>
          </table:table-cell>
          <table:table-cell table:style-name="ce42" table:formula="of:=IF(ISERR(['file:///tmp/mozilla_nalu0/chapter_summary-2019.xlsx'#$'S1 Numbers'.P45]/['file:///tmp/mozilla_nalu0/chapter_summary-2019.xlsx'#$'S1 Numbers'.$I45]*100);&quot;..&quot;;IF((['file:///tmp/mozilla_nalu0/chapter_summary-2019.xlsx'#$'S1 Numbers'.P45]/['file:///tmp/mozilla_nalu0/chapter_summary-2019.xlsx'#$'S1 Numbers'.$I45]*100)=0;&quot;..&quot;;(['file:///tmp/mozilla_nalu0/chapter_summary-2019.xlsx'#$'S1 Numbers'.P45]/['file:///tmp/mozilla_nalu0/chapter_summary-2019.xlsx'#$'S1 Numbers'.$I45])*100))" office:value-type="float" office:value="122.482040530528" calcext:value-type="float">
            <text:p>122.5</text:p>
          </table:table-cell>
          <table:table-cell table:style-name="ce42" table:formula="of:=IF(ISERR(['file:///tmp/mozilla_nalu0/chapter_summary-2019.xlsx'#$'S1 Numbers'.Q45]/['file:///tmp/mozilla_nalu0/chapter_summary-2019.xlsx'#$'S1 Numbers'.$I45]*100);&quot;..&quot;;IF((['file:///tmp/mozilla_nalu0/chapter_summary-2019.xlsx'#$'S1 Numbers'.Q45]/['file:///tmp/mozilla_nalu0/chapter_summary-2019.xlsx'#$'S1 Numbers'.$I45]*100)=0;&quot;..&quot;;(['file:///tmp/mozilla_nalu0/chapter_summary-2019.xlsx'#$'S1 Numbers'.Q45]/['file:///tmp/mozilla_nalu0/chapter_summary-2019.xlsx'#$'S1 Numbers'.$I45])*100))" office:value-type="float" office:value="123.531137237427" calcext:value-type="float">
            <text:p>123.5</text:p>
          </table:table-cell>
          <table:table-cell table:style-name="ce42" table:formula="of:=IF(ISERR(['file:///tmp/mozilla_nalu0/chapter_summary-2019.xlsx'#$'S1 Numbers'.R45]/['file:///tmp/mozilla_nalu0/chapter_summary-2019.xlsx'#$'S1 Numbers'.$I45]*100);&quot;..&quot;;IF((['file:///tmp/mozilla_nalu0/chapter_summary-2019.xlsx'#$'S1 Numbers'.R45]/['file:///tmp/mozilla_nalu0/chapter_summary-2019.xlsx'#$'S1 Numbers'.$I45]*100)=0;&quot;..&quot;;(['file:///tmp/mozilla_nalu0/chapter_summary-2019.xlsx'#$'S1 Numbers'.R45]/['file:///tmp/mozilla_nalu0/chapter_summary-2019.xlsx'#$'S1 Numbers'.$I45])*100))" office:value-type="float" office:value="127.388886139006" calcext:value-type="float">
            <text:p>127.4</text:p>
          </table:table-cell>
          <table:table-cell table:style-name="ce42" table:formula="of:=IF(ISERR(['file:///tmp/mozilla_nalu0/chapter_summary-2019.xlsx'#$'S1 Numbers'.S45]/['file:///tmp/mozilla_nalu0/chapter_summary-2019.xlsx'#$'S1 Numbers'.$I45]*100);&quot;..&quot;;IF((['file:///tmp/mozilla_nalu0/chapter_summary-2019.xlsx'#$'S1 Numbers'.S45]/['file:///tmp/mozilla_nalu0/chapter_summary-2019.xlsx'#$'S1 Numbers'.$I45]*100)=0;&quot;..&quot;;(['file:///tmp/mozilla_nalu0/chapter_summary-2019.xlsx'#$'S1 Numbers'.S45]/['file:///tmp/mozilla_nalu0/chapter_summary-2019.xlsx'#$'S1 Numbers'.$I45])*100))" office:value-type="string" office:string-value=".." calcext:value-type="string">
            <text:p>..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<text:s text:c="2"/>Passenger receipts (£2014 mill)</text:p>
          </table:table-cell>
          <table:table-cell table:style-name="ce15"/>
          <table:table-cell table:style-name="ce28" table:formula="of:=IF(ISERR(['file:///tmp/mozilla_nalu0/chapter_summary-2019.xlsx'#$'S1 Numbers'.C46]/['file:///tmp/mozilla_nalu0/chapter_summary-2019.xlsx'#$'S1 Numbers'.$C46]*100);&quot;..&quot;;IF((['file:///tmp/mozilla_nalu0/chapter_summary-2019.xlsx'#$'S1 Numbers'.C46]/['file:///tmp/mozilla_nalu0/chapter_summary-2019.xlsx'#$'S1 Numbers'.$C46]*100)=0;&quot;..&quot;;(['file:///tmp/mozilla_nalu0/chapter_summary-2019.xlsx'#$'S1 Numbers'.C46]/['file:///tmp/mozilla_nalu0/chapter_summary-2019.xlsx'#$'S1 Numbers'.$C46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46]/['file:///tmp/mozilla_nalu0/chapter_summary-2019.xlsx'#$'S1 Numbers'.$D46]*100);&quot;..&quot;;IF((['file:///tmp/mozilla_nalu0/chapter_summary-2019.xlsx'#$'S1 Numbers'.D46]/['file:///tmp/mozilla_nalu0/chapter_summary-2019.xlsx'#$'S1 Numbers'.$D46]*100)=0;&quot;..&quot;;(['file:///tmp/mozilla_nalu0/chapter_summary-2019.xlsx'#$'S1 Numbers'.D46]/['file:///tmp/mozilla_nalu0/chapter_summary-2019.xlsx'#$'S1 Numbers'.$D46])*100))" office:value-type="float" office:value="100" calcext:value-type="float">
            <text:p>100.0</text:p>
          </table:table-cell>
          <table:table-cell table:style-name="ce28" office:value-type="string" calcext:value-type="string">
            <text:p>..</text:p>
          </table:table-cell>
          <table:table-cell table:style-name="ce42" office:value-type="string" calcext:value-type="string">
            <text:p>..</text:p>
          </table:table-cell>
          <table:table-cell table:style-name="ce50" office:value-type="string" calcext:value-type="string">
            <text:p>..</text:p>
          </table:table-cell>
          <table:table-cell table:style-name="ce42" table:formula="of:=IF(ISERR(['file:///tmp/mozilla_nalu0/chapter_summary-2019.xlsx'#$'S1 Numbers'.I46]/['file:///tmp/mozilla_nalu0/chapter_summary-2019.xlsx'#$'S1 Numbers'.$I46]*100);&quot;..&quot;;IF((['file:///tmp/mozilla_nalu0/chapter_summary-2019.xlsx'#$'S1 Numbers'.I46]/['file:///tmp/mozilla_nalu0/chapter_summary-2019.xlsx'#$'S1 Numbers'.$I46]*100)=0;&quot;..&quot;;(['file:///tmp/mozilla_nalu0/chapter_summary-2019.xlsx'#$'S1 Numbers'.I46]/['file:///tmp/mozilla_nalu0/chapter_summary-2019.xlsx'#$'S1 Numbers'.$I46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46]/['file:///tmp/mozilla_nalu0/chapter_summary-2019.xlsx'#$'S1 Numbers'.$I46]*100);&quot;..&quot;;IF((['file:///tmp/mozilla_nalu0/chapter_summary-2019.xlsx'#$'S1 Numbers'.J46]/['file:///tmp/mozilla_nalu0/chapter_summary-2019.xlsx'#$'S1 Numbers'.$I46]*100)=0;&quot;..&quot;;(['file:///tmp/mozilla_nalu0/chapter_summary-2019.xlsx'#$'S1 Numbers'.J46]/['file:///tmp/mozilla_nalu0/chapter_summary-2019.xlsx'#$'S1 Numbers'.$I46])*100))" office:value-type="float" office:value="109.863155369459" calcext:value-type="float">
            <text:p>109.9</text:p>
          </table:table-cell>
          <table:table-cell table:style-name="ce42" table:formula="of:=IF(ISERR(['file:///tmp/mozilla_nalu0/chapter_summary-2019.xlsx'#$'S1 Numbers'.K46]/['file:///tmp/mozilla_nalu0/chapter_summary-2019.xlsx'#$'S1 Numbers'.$I46]*100);&quot;..&quot;;IF((['file:///tmp/mozilla_nalu0/chapter_summary-2019.xlsx'#$'S1 Numbers'.K46]/['file:///tmp/mozilla_nalu0/chapter_summary-2019.xlsx'#$'S1 Numbers'.$I46]*100)=0;&quot;..&quot;;(['file:///tmp/mozilla_nalu0/chapter_summary-2019.xlsx'#$'S1 Numbers'.K46]/['file:///tmp/mozilla_nalu0/chapter_summary-2019.xlsx'#$'S1 Numbers'.$I46])*100))" office:value-type="float" office:value="113.853135390803" calcext:value-type="float">
            <text:p>113.9</text:p>
          </table:table-cell>
          <table:table-cell table:style-name="ce42" table:formula="of:=IF(ISERR(['file:///tmp/mozilla_nalu0/chapter_summary-2019.xlsx'#$'S1 Numbers'.L46]/['file:///tmp/mozilla_nalu0/chapter_summary-2019.xlsx'#$'S1 Numbers'.$I46]*100);&quot;..&quot;;IF((['file:///tmp/mozilla_nalu0/chapter_summary-2019.xlsx'#$'S1 Numbers'.L46]/['file:///tmp/mozilla_nalu0/chapter_summary-2019.xlsx'#$'S1 Numbers'.$I46]*100)=0;&quot;..&quot;;(['file:///tmp/mozilla_nalu0/chapter_summary-2019.xlsx'#$'S1 Numbers'.L46]/['file:///tmp/mozilla_nalu0/chapter_summary-2019.xlsx'#$'S1 Numbers'.$I46])*100))" office:value-type="float" office:value="116.69217567378" calcext:value-type="float">
            <text:p>116.7</text:p>
          </table:table-cell>
          <table:table-cell table:style-name="ce42" table:formula="of:=IF(ISERR(['file:///tmp/mozilla_nalu0/chapter_summary-2019.xlsx'#$'S1 Numbers'.M46]/['file:///tmp/mozilla_nalu0/chapter_summary-2019.xlsx'#$'S1 Numbers'.$I46]*100);&quot;..&quot;;IF((['file:///tmp/mozilla_nalu0/chapter_summary-2019.xlsx'#$'S1 Numbers'.M46]/['file:///tmp/mozilla_nalu0/chapter_summary-2019.xlsx'#$'S1 Numbers'.$I46]*100)=0;&quot;..&quot;;(['file:///tmp/mozilla_nalu0/chapter_summary-2019.xlsx'#$'S1 Numbers'.M46]/['file:///tmp/mozilla_nalu0/chapter_summary-2019.xlsx'#$'S1 Numbers'.$I46])*100))" office:value-type="float" office:value="121.24833890533" calcext:value-type="float">
            <text:p>121.2</text:p>
          </table:table-cell>
          <table:table-cell table:style-name="ce42" table:formula="of:=IF(ISERR(['file:///tmp/mozilla_nalu0/chapter_summary-2019.xlsx'#$'S1 Numbers'.N46]/['file:///tmp/mozilla_nalu0/chapter_summary-2019.xlsx'#$'S1 Numbers'.$I46]*100);&quot;..&quot;;IF((['file:///tmp/mozilla_nalu0/chapter_summary-2019.xlsx'#$'S1 Numbers'.N46]/['file:///tmp/mozilla_nalu0/chapter_summary-2019.xlsx'#$'S1 Numbers'.$I46]*100)=0;&quot;..&quot;;(['file:///tmp/mozilla_nalu0/chapter_summary-2019.xlsx'#$'S1 Numbers'.N46]/['file:///tmp/mozilla_nalu0/chapter_summary-2019.xlsx'#$'S1 Numbers'.$I46])*100))" office:value-type="float" office:value="124.842897613585" calcext:value-type="float">
            <text:p>124.8</text:p>
          </table:table-cell>
          <table:table-cell table:style-name="ce42" table:formula="of:=IF(ISERR(['file:///tmp/mozilla_nalu0/chapter_summary-2019.xlsx'#$'S1 Numbers'.O46]/['file:///tmp/mozilla_nalu0/chapter_summary-2019.xlsx'#$'S1 Numbers'.$I46]*100);&quot;..&quot;;IF((['file:///tmp/mozilla_nalu0/chapter_summary-2019.xlsx'#$'S1 Numbers'.O46]/['file:///tmp/mozilla_nalu0/chapter_summary-2019.xlsx'#$'S1 Numbers'.$I46]*100)=0;&quot;..&quot;;(['file:///tmp/mozilla_nalu0/chapter_summary-2019.xlsx'#$'S1 Numbers'.O46]/['file:///tmp/mozilla_nalu0/chapter_summary-2019.xlsx'#$'S1 Numbers'.$I46])*100))" office:value-type="float" office:value="131.252048996572" calcext:value-type="float">
            <text:p>131.3</text:p>
          </table:table-cell>
          <table:table-cell table:style-name="ce42" table:formula="of:=IF(ISERR(['file:///tmp/mozilla_nalu0/chapter_summary-2019.xlsx'#$'S1 Numbers'.P46]/['file:///tmp/mozilla_nalu0/chapter_summary-2019.xlsx'#$'S1 Numbers'.$I46]*100);&quot;..&quot;;IF((['file:///tmp/mozilla_nalu0/chapter_summary-2019.xlsx'#$'S1 Numbers'.P46]/['file:///tmp/mozilla_nalu0/chapter_summary-2019.xlsx'#$'S1 Numbers'.$I46]*100)=0;&quot;..&quot;;(['file:///tmp/mozilla_nalu0/chapter_summary-2019.xlsx'#$'S1 Numbers'.P46]/['file:///tmp/mozilla_nalu0/chapter_summary-2019.xlsx'#$'S1 Numbers'.$I46])*100))" office:value-type="float" office:value="136.091389559374" calcext:value-type="float">
            <text:p>136.1</text:p>
          </table:table-cell>
          <table:table-cell table:style-name="ce42" table:formula="of:=IF(ISERR(['file:///tmp/mozilla_nalu0/chapter_summary-2019.xlsx'#$'S1 Numbers'.Q46]/['file:///tmp/mozilla_nalu0/chapter_summary-2019.xlsx'#$'S1 Numbers'.$I46]*100);&quot;..&quot;;IF((['file:///tmp/mozilla_nalu0/chapter_summary-2019.xlsx'#$'S1 Numbers'.Q46]/['file:///tmp/mozilla_nalu0/chapter_summary-2019.xlsx'#$'S1 Numbers'.$I46]*100)=0;&quot;..&quot;;(['file:///tmp/mozilla_nalu0/chapter_summary-2019.xlsx'#$'S1 Numbers'.Q46]/['file:///tmp/mozilla_nalu0/chapter_summary-2019.xlsx'#$'S1 Numbers'.$I46])*100))" office:value-type="float" office:value="137.589734702795" calcext:value-type="float">
            <text:p>137.6</text:p>
          </table:table-cell>
          <table:table-cell table:style-name="ce42" table:formula="of:=IF(ISERR(['file:///tmp/mozilla_nalu0/chapter_summary-2019.xlsx'#$'S1 Numbers'.R46]/['file:///tmp/mozilla_nalu0/chapter_summary-2019.xlsx'#$'S1 Numbers'.$I46]*100);&quot;..&quot;;IF((['file:///tmp/mozilla_nalu0/chapter_summary-2019.xlsx'#$'S1 Numbers'.R46]/['file:///tmp/mozilla_nalu0/chapter_summary-2019.xlsx'#$'S1 Numbers'.$I46]*100)=0;&quot;..&quot;;(['file:///tmp/mozilla_nalu0/chapter_summary-2019.xlsx'#$'S1 Numbers'.R46]/['file:///tmp/mozilla_nalu0/chapter_summary-2019.xlsx'#$'S1 Numbers'.$I46])*100))" office:value-type="float" office:value="156.34984750419" calcext:value-type="float">
            <text:p>156.3</text:p>
          </table:table-cell>
          <table:table-cell table:style-name="ce42" table:formula="of:=IF(ISERR(['file:///tmp/mozilla_nalu0/chapter_summary-2019.xlsx'#$'S1 Numbers'.S46]/['file:///tmp/mozilla_nalu0/chapter_summary-2019.xlsx'#$'S1 Numbers'.$I46]*100);&quot;..&quot;;IF((['file:///tmp/mozilla_nalu0/chapter_summary-2019.xlsx'#$'S1 Numbers'.S46]/['file:///tmp/mozilla_nalu0/chapter_summary-2019.xlsx'#$'S1 Numbers'.$I46]*100)=0;&quot;..&quot;;(['file:///tmp/mozilla_nalu0/chapter_summary-2019.xlsx'#$'S1 Numbers'.S46]/['file:///tmp/mozilla_nalu0/chapter_summary-2019.xlsx'#$'S1 Numbers'.$I46])*100))" office:value-type="string" office:string-value=".." calcext:value-type="string">
            <text:p>..</text:p>
          </table:table-cell>
          <table:table-cell table:number-columns-repeated="1006"/>
        </table:table-row>
        <table:table-row table:style-name="ro11">
          <table:table-cell table:style-name="ce10" table:number-columns-repeated="2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1007"/>
        </table:table-row>
        <table:table-row table:style-name="ro6">
          <table:table-cell table:style-name="ce9" office:value-type="string" calcext:value-type="string">
            <text:p>Air Transport</text:p>
          </table:table-cell>
          <table:table-cell table:style-name="ce10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1007"/>
        </table:table-row>
        <table:table-row table:style-name="ro6">
          <table:table-cell table:style-name="ce10"/>
          <table:table-cell table:style-name="ce14" office:value-type="string" calcext:value-type="string">
            <text:p>Terminal Passengers</text:p>
          </table:table-cell>
          <table:table-cell table:style-name="ce28" table:formula="of:=IF(ISERR(['file:///tmp/mozilla_nalu0/chapter_summary-2019.xlsx'#$'S1 Numbers'.C49]/['file:///tmp/mozilla_nalu0/chapter_summary-2019.xlsx'#$'S1 Numbers'.$C49]*100);&quot;..&quot;;IF((['file:///tmp/mozilla_nalu0/chapter_summary-2019.xlsx'#$'S1 Numbers'.C49]/['file:///tmp/mozilla_nalu0/chapter_summary-2019.xlsx'#$'S1 Numbers'.$C49]*100)=0;&quot;..&quot;;(['file:///tmp/mozilla_nalu0/chapter_summary-2019.xlsx'#$'S1 Numbers'.C49]/['file:///tmp/mozilla_nalu0/chapter_summary-2019.xlsx'#$'S1 Numbers'.$C49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49]/['file:///tmp/mozilla_nalu0/chapter_summary-2019.xlsx'#$'S1 Numbers'.$D49]*100);&quot;..&quot;;IF((['file:///tmp/mozilla_nalu0/chapter_summary-2019.xlsx'#$'S1 Numbers'.D49]/['file:///tmp/mozilla_nalu0/chapter_summary-2019.xlsx'#$'S1 Numbers'.$D49]*100)=0;&quot;..&quot;;(['file:///tmp/mozilla_nalu0/chapter_summary-2019.xlsx'#$'S1 Numbers'.D49]/['file:///tmp/mozilla_nalu0/chapter_summary-2019.xlsx'#$'S1 Numbers'.$D49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49]/['file:///tmp/mozilla_nalu0/chapter_summary-2019.xlsx'#$'S1 Numbers'.$F49]*100);&quot;..&quot;;IF((['file:///tmp/mozilla_nalu0/chapter_summary-2019.xlsx'#$'S1 Numbers'.F49]/['file:///tmp/mozilla_nalu0/chapter_summary-2019.xlsx'#$'S1 Numbers'.$F49]*100)=0;&quot;..&quot;;(['file:///tmp/mozilla_nalu0/chapter_summary-2019.xlsx'#$'S1 Numbers'.F49]/['file:///tmp/mozilla_nalu0/chapter_summary-2019.xlsx'#$'S1 Numbers'.$F49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49]/['file:///tmp/mozilla_nalu0/chapter_summary-2019.xlsx'#$'S1 Numbers'.$G49]*100);&quot;..&quot;;IF((['file:///tmp/mozilla_nalu0/chapter_summary-2019.xlsx'#$'S1 Numbers'.G49]/['file:///tmp/mozilla_nalu0/chapter_summary-2019.xlsx'#$'S1 Numbers'.$G49]*100)=0;&quot;..&quot;;(['file:///tmp/mozilla_nalu0/chapter_summary-2019.xlsx'#$'S1 Numbers'.G49]/['file:///tmp/mozilla_nalu0/chapter_summary-2019.xlsx'#$'S1 Numbers'.$G49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49]/['file:///tmp/mozilla_nalu0/chapter_summary-2019.xlsx'#$'S1 Numbers'.$H49]*100);&quot;..&quot;;IF((['file:///tmp/mozilla_nalu0/chapter_summary-2019.xlsx'#$'S1 Numbers'.H49]/['file:///tmp/mozilla_nalu0/chapter_summary-2019.xlsx'#$'S1 Numbers'.$H49]*100)=0;&quot;..&quot;;(['file:///tmp/mozilla_nalu0/chapter_summary-2019.xlsx'#$'S1 Numbers'.H49]/['file:///tmp/mozilla_nalu0/chapter_summary-2019.xlsx'#$'S1 Numbers'.$H49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49]/['file:///tmp/mozilla_nalu0/chapter_summary-2019.xlsx'#$'S1 Numbers'.$I49]*100);&quot;..&quot;;IF((['file:///tmp/mozilla_nalu0/chapter_summary-2019.xlsx'#$'S1 Numbers'.I49]/['file:///tmp/mozilla_nalu0/chapter_summary-2019.xlsx'#$'S1 Numbers'.$I49]*100)=0;&quot;..&quot;;(['file:///tmp/mozilla_nalu0/chapter_summary-2019.xlsx'#$'S1 Numbers'.I49]/['file:///tmp/mozilla_nalu0/chapter_summary-2019.xlsx'#$'S1 Numbers'.$I49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49]/['file:///tmp/mozilla_nalu0/chapter_summary-2019.xlsx'#$'S1 Numbers'.$I49]*100);&quot;..&quot;;IF((['file:///tmp/mozilla_nalu0/chapter_summary-2019.xlsx'#$'S1 Numbers'.J49]/['file:///tmp/mozilla_nalu0/chapter_summary-2019.xlsx'#$'S1 Numbers'.$I49]*100)=0;&quot;..&quot;;(['file:///tmp/mozilla_nalu0/chapter_summary-2019.xlsx'#$'S1 Numbers'.J49]/['file:///tmp/mozilla_nalu0/chapter_summary-2019.xlsx'#$'S1 Numbers'.$I49])*100))" office:value-type="float" office:value="92.393625759816" calcext:value-type="float">
            <text:p>92.4</text:p>
          </table:table-cell>
          <table:table-cell table:style-name="ce42" table:formula="of:=IF(ISERR(['file:///tmp/mozilla_nalu0/chapter_summary-2019.xlsx'#$'S1 Numbers'.K49]/['file:///tmp/mozilla_nalu0/chapter_summary-2019.xlsx'#$'S1 Numbers'.$I49]*100);&quot;..&quot;;IF((['file:///tmp/mozilla_nalu0/chapter_summary-2019.xlsx'#$'S1 Numbers'.K49]/['file:///tmp/mozilla_nalu0/chapter_summary-2019.xlsx'#$'S1 Numbers'.$I49]*100)=0;&quot;..&quot;;(['file:///tmp/mozilla_nalu0/chapter_summary-2019.xlsx'#$'S1 Numbers'.K49]/['file:///tmp/mozilla_nalu0/chapter_summary-2019.xlsx'#$'S1 Numbers'.$I49])*100))" office:value-type="float" office:value="85.8674223755545" calcext:value-type="float">
            <text:p>85.9</text:p>
          </table:table-cell>
          <table:table-cell table:style-name="ce42" table:formula="of:=IF(ISERR(['file:///tmp/mozilla_nalu0/chapter_summary-2019.xlsx'#$'S1 Numbers'.L49]/['file:///tmp/mozilla_nalu0/chapter_summary-2019.xlsx'#$'S1 Numbers'.$I49]*100);&quot;..&quot;;IF((['file:///tmp/mozilla_nalu0/chapter_summary-2019.xlsx'#$'S1 Numbers'.L49]/['file:///tmp/mozilla_nalu0/chapter_summary-2019.xlsx'#$'S1 Numbers'.$I49]*100)=0;&quot;..&quot;;(['file:///tmp/mozilla_nalu0/chapter_summary-2019.xlsx'#$'S1 Numbers'.L49]/['file:///tmp/mozilla_nalu0/chapter_summary-2019.xlsx'#$'S1 Numbers'.$I49])*100))" office:value-type="float" office:value="90.6234598324298" calcext:value-type="float">
            <text:p>90.6</text:p>
          </table:table-cell>
          <table:table-cell table:style-name="ce42" table:formula="of:=IF(ISERR(['file:///tmp/mozilla_nalu0/chapter_summary-2019.xlsx'#$'S1 Numbers'.M49]/['file:///tmp/mozilla_nalu0/chapter_summary-2019.xlsx'#$'S1 Numbers'.$I49]*100);&quot;..&quot;;IF((['file:///tmp/mozilla_nalu0/chapter_summary-2019.xlsx'#$'S1 Numbers'.M49]/['file:///tmp/mozilla_nalu0/chapter_summary-2019.xlsx'#$'S1 Numbers'.$I49]*100)=0;&quot;..&quot;;(['file:///tmp/mozilla_nalu0/chapter_summary-2019.xlsx'#$'S1 Numbers'.M49]/['file:///tmp/mozilla_nalu0/chapter_summary-2019.xlsx'#$'S1 Numbers'.$I49])*100))" office:value-type="float" office:value="91.2066699523575" calcext:value-type="float">
            <text:p>91.2</text:p>
          </table:table-cell>
          <table:table-cell table:style-name="ce42" table:formula="of:=IF(ISERR(['file:///tmp/mozilla_nalu0/chapter_summary-2019.xlsx'#$'S1 Numbers'.N49]/['file:///tmp/mozilla_nalu0/chapter_summary-2019.xlsx'#$'S1 Numbers'.$I49]*100);&quot;..&quot;;IF((['file:///tmp/mozilla_nalu0/chapter_summary-2019.xlsx'#$'S1 Numbers'.N49]/['file:///tmp/mozilla_nalu0/chapter_summary-2019.xlsx'#$'S1 Numbers'.$I49]*100)=0;&quot;..&quot;;(['file:///tmp/mozilla_nalu0/chapter_summary-2019.xlsx'#$'S1 Numbers'.N49]/['file:///tmp/mozilla_nalu0/chapter_summary-2019.xlsx'#$'S1 Numbers'.$I49])*100))" office:value-type="float" office:value="95.4903893543618" calcext:value-type="float">
            <text:p>95.5</text:p>
          </table:table-cell>
          <table:table-cell table:style-name="ce42" table:formula="of:=IF(ISERR(['file:///tmp/mozilla_nalu0/chapter_summary-2019.xlsx'#$'S1 Numbers'.O49]/['file:///tmp/mozilla_nalu0/chapter_summary-2019.xlsx'#$'S1 Numbers'.$I49]*100);&quot;..&quot;;IF((['file:///tmp/mozilla_nalu0/chapter_summary-2019.xlsx'#$'S1 Numbers'.O49]/['file:///tmp/mozilla_nalu0/chapter_summary-2019.xlsx'#$'S1 Numbers'.$I49]*100)=0;&quot;..&quot;;(['file:///tmp/mozilla_nalu0/chapter_summary-2019.xlsx'#$'S1 Numbers'.O49]/['file:///tmp/mozilla_nalu0/chapter_summary-2019.xlsx'#$'S1 Numbers'.$I49])*100))" office:value-type="float" office:value="98.882865122392" calcext:value-type="float">
            <text:p>98.9</text:p>
          </table:table-cell>
          <table:table-cell table:style-name="ce42" table:formula="of:=IF(ISERR(['file:///tmp/mozilla_nalu0/chapter_summary-2019.xlsx'#$'S1 Numbers'.P49]/['file:///tmp/mozilla_nalu0/chapter_summary-2019.xlsx'#$'S1 Numbers'.$I49]*100);&quot;..&quot;;IF((['file:///tmp/mozilla_nalu0/chapter_summary-2019.xlsx'#$'S1 Numbers'.P49]/['file:///tmp/mozilla_nalu0/chapter_summary-2019.xlsx'#$'S1 Numbers'.$I49]*100)=0;&quot;..&quot;;(['file:///tmp/mozilla_nalu0/chapter_summary-2019.xlsx'#$'S1 Numbers'.P49]/['file:///tmp/mozilla_nalu0/chapter_summary-2019.xlsx'#$'S1 Numbers'.$I49])*100))" office:value-type="float" office:value="104.760144570396" calcext:value-type="float">
            <text:p>104.8</text:p>
          </table:table-cell>
          <table:table-cell table:style-name="ce42" table:formula="of:=IF(ISERR(['file:///tmp/mozilla_nalu0/chapter_summary-2019.xlsx'#$'S1 Numbers'.Q49]/['file:///tmp/mozilla_nalu0/chapter_summary-2019.xlsx'#$'S1 Numbers'.$I49]*100);&quot;..&quot;;IF((['file:///tmp/mozilla_nalu0/chapter_summary-2019.xlsx'#$'S1 Numbers'.Q49]/['file:///tmp/mozilla_nalu0/chapter_summary-2019.xlsx'#$'S1 Numbers'.$I49]*100)=0;&quot;..&quot;;(['file:///tmp/mozilla_nalu0/chapter_summary-2019.xlsx'#$'S1 Numbers'.Q49]/['file:///tmp/mozilla_nalu0/chapter_summary-2019.xlsx'#$'S1 Numbers'.$I49])*100))" office:value-type="float" office:value="110.579924429111" calcext:value-type="float">
            <text:p>110.6</text:p>
          </table:table-cell>
          <table:table-cell table:style-name="ce42" table:formula="of:=IF(ISERR(['file:///tmp/mozilla_nalu0/chapter_summary-2019.xlsx'#$'S1 Numbers'.R49]/['file:///tmp/mozilla_nalu0/chapter_summary-2019.xlsx'#$'S1 Numbers'.$I49]*100);&quot;..&quot;;IF((['file:///tmp/mozilla_nalu0/chapter_summary-2019.xlsx'#$'S1 Numbers'.R49]/['file:///tmp/mozilla_nalu0/chapter_summary-2019.xlsx'#$'S1 Numbers'.$I49]*100)=0;&quot;..&quot;;(['file:///tmp/mozilla_nalu0/chapter_summary-2019.xlsx'#$'S1 Numbers'.R49]/['file:///tmp/mozilla_nalu0/chapter_summary-2019.xlsx'#$'S1 Numbers'.$I49])*100))" office:value-type="float" office:value="118.42040413997" calcext:value-type="float">
            <text:p>118.4</text:p>
          </table:table-cell>
          <table:table-cell table:style-name="ce42" table:formula="of:=IF(ISERR(['file:///tmp/mozilla_nalu0/chapter_summary-2019.xlsx'#$'S1 Numbers'.S49]/['file:///tmp/mozilla_nalu0/chapter_summary-2019.xlsx'#$'S1 Numbers'.$I49]*100);&quot;..&quot;;IF((['file:///tmp/mozilla_nalu0/chapter_summary-2019.xlsx'#$'S1 Numbers'.S49]/['file:///tmp/mozilla_nalu0/chapter_summary-2019.xlsx'#$'S1 Numbers'.$I49]*100)=0;&quot;..&quot;;(['file:///tmp/mozilla_nalu0/chapter_summary-2019.xlsx'#$'S1 Numbers'.S49]/['file:///tmp/mozilla_nalu0/chapter_summary-2019.xlsx'#$'S1 Numbers'.$I49])*100))" office:value-type="float" office:value="120.925743387547" calcext:value-type="float">
            <text:p>120.9</text:p>
          </table:table-cell>
          <table:table-cell table:number-columns-repeated="1006"/>
        </table:table-row>
        <table:table-row table:style-name="ro6">
          <table:table-cell table:style-name="ce10"/>
          <table:table-cell table:style-name="ce14" office:value-type="string" calcext:value-type="string">
            <text:p>Transport Movements</text:p>
          </table:table-cell>
          <table:table-cell table:style-name="ce28" table:formula="of:=IF(ISERR(['file:///tmp/mozilla_nalu0/chapter_summary-2019.xlsx'#$'S1 Numbers'.C50]/['file:///tmp/mozilla_nalu0/chapter_summary-2019.xlsx'#$'S1 Numbers'.$C50]*100);&quot;..&quot;;IF((['file:///tmp/mozilla_nalu0/chapter_summary-2019.xlsx'#$'S1 Numbers'.C50]/['file:///tmp/mozilla_nalu0/chapter_summary-2019.xlsx'#$'S1 Numbers'.$C50]*100)=0;&quot;..&quot;;(['file:///tmp/mozilla_nalu0/chapter_summary-2019.xlsx'#$'S1 Numbers'.C50]/['file:///tmp/mozilla_nalu0/chapter_summary-2019.xlsx'#$'S1 Numbers'.$C50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50]/['file:///tmp/mozilla_nalu0/chapter_summary-2019.xlsx'#$'S1 Numbers'.$D50]*100);&quot;..&quot;;IF((['file:///tmp/mozilla_nalu0/chapter_summary-2019.xlsx'#$'S1 Numbers'.D50]/['file:///tmp/mozilla_nalu0/chapter_summary-2019.xlsx'#$'S1 Numbers'.$D50]*100)=0;&quot;..&quot;;(['file:///tmp/mozilla_nalu0/chapter_summary-2019.xlsx'#$'S1 Numbers'.D50]/['file:///tmp/mozilla_nalu0/chapter_summary-2019.xlsx'#$'S1 Numbers'.$D50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50]/['file:///tmp/mozilla_nalu0/chapter_summary-2019.xlsx'#$'S1 Numbers'.$F50]*100);&quot;..&quot;;IF((['file:///tmp/mozilla_nalu0/chapter_summary-2019.xlsx'#$'S1 Numbers'.F50]/['file:///tmp/mozilla_nalu0/chapter_summary-2019.xlsx'#$'S1 Numbers'.$F50]*100)=0;&quot;..&quot;;(['file:///tmp/mozilla_nalu0/chapter_summary-2019.xlsx'#$'S1 Numbers'.F50]/['file:///tmp/mozilla_nalu0/chapter_summary-2019.xlsx'#$'S1 Numbers'.$F50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50]/['file:///tmp/mozilla_nalu0/chapter_summary-2019.xlsx'#$'S1 Numbers'.$G50]*100);&quot;..&quot;;IF((['file:///tmp/mozilla_nalu0/chapter_summary-2019.xlsx'#$'S1 Numbers'.G50]/['file:///tmp/mozilla_nalu0/chapter_summary-2019.xlsx'#$'S1 Numbers'.$G50]*100)=0;&quot;..&quot;;(['file:///tmp/mozilla_nalu0/chapter_summary-2019.xlsx'#$'S1 Numbers'.G50]/['file:///tmp/mozilla_nalu0/chapter_summary-2019.xlsx'#$'S1 Numbers'.$G50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50]/['file:///tmp/mozilla_nalu0/chapter_summary-2019.xlsx'#$'S1 Numbers'.$H50]*100);&quot;..&quot;;IF((['file:///tmp/mozilla_nalu0/chapter_summary-2019.xlsx'#$'S1 Numbers'.H50]/['file:///tmp/mozilla_nalu0/chapter_summary-2019.xlsx'#$'S1 Numbers'.$H50]*100)=0;&quot;..&quot;;(['file:///tmp/mozilla_nalu0/chapter_summary-2019.xlsx'#$'S1 Numbers'.H50]/['file:///tmp/mozilla_nalu0/chapter_summary-2019.xlsx'#$'S1 Numbers'.$H50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50]/['file:///tmp/mozilla_nalu0/chapter_summary-2019.xlsx'#$'S1 Numbers'.$I50]*100);&quot;..&quot;;IF((['file:///tmp/mozilla_nalu0/chapter_summary-2019.xlsx'#$'S1 Numbers'.I50]/['file:///tmp/mozilla_nalu0/chapter_summary-2019.xlsx'#$'S1 Numbers'.$I50]*100)=0;&quot;..&quot;;(['file:///tmp/mozilla_nalu0/chapter_summary-2019.xlsx'#$'S1 Numbers'.I50]/['file:///tmp/mozilla_nalu0/chapter_summary-2019.xlsx'#$'S1 Numbers'.$I50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50]/['file:///tmp/mozilla_nalu0/chapter_summary-2019.xlsx'#$'S1 Numbers'.$I50]*100);&quot;..&quot;;IF((['file:///tmp/mozilla_nalu0/chapter_summary-2019.xlsx'#$'S1 Numbers'.J50]/['file:///tmp/mozilla_nalu0/chapter_summary-2019.xlsx'#$'S1 Numbers'.$I50]*100)=0;&quot;..&quot;;(['file:///tmp/mozilla_nalu0/chapter_summary-2019.xlsx'#$'S1 Numbers'.J50]/['file:///tmp/mozilla_nalu0/chapter_summary-2019.xlsx'#$'S1 Numbers'.$I50])*100))" office:value-type="float" office:value="91.7548587567912" calcext:value-type="float">
            <text:p>91.8</text:p>
          </table:table-cell>
          <table:table-cell table:style-name="ce42" table:formula="of:=IF(ISERR(['file:///tmp/mozilla_nalu0/chapter_summary-2019.xlsx'#$'S1 Numbers'.K50]/['file:///tmp/mozilla_nalu0/chapter_summary-2019.xlsx'#$'S1 Numbers'.$I50]*100);&quot;..&quot;;IF((['file:///tmp/mozilla_nalu0/chapter_summary-2019.xlsx'#$'S1 Numbers'.K50]/['file:///tmp/mozilla_nalu0/chapter_summary-2019.xlsx'#$'S1 Numbers'.$I50]*100)=0;&quot;..&quot;;(['file:///tmp/mozilla_nalu0/chapter_summary-2019.xlsx'#$'S1 Numbers'.K50]/['file:///tmp/mozilla_nalu0/chapter_summary-2019.xlsx'#$'S1 Numbers'.$I50])*100))" office:value-type="float" office:value="84.9777741547226" calcext:value-type="float">
            <text:p>85.0</text:p>
          </table:table-cell>
          <table:table-cell table:style-name="ce42" table:formula="of:=IF(ISERR(['file:///tmp/mozilla_nalu0/chapter_summary-2019.xlsx'#$'S1 Numbers'.L50]/['file:///tmp/mozilla_nalu0/chapter_summary-2019.xlsx'#$'S1 Numbers'.$I50]*100);&quot;..&quot;;IF((['file:///tmp/mozilla_nalu0/chapter_summary-2019.xlsx'#$'S1 Numbers'.L50]/['file:///tmp/mozilla_nalu0/chapter_summary-2019.xlsx'#$'S1 Numbers'.$I50]*100)=0;&quot;..&quot;;(['file:///tmp/mozilla_nalu0/chapter_summary-2019.xlsx'#$'S1 Numbers'.L50]/['file:///tmp/mozilla_nalu0/chapter_summary-2019.xlsx'#$'S1 Numbers'.$I50])*100))" office:value-type="float" office:value="87.8273337137541" calcext:value-type="float">
            <text:p>87.8</text:p>
          </table:table-cell>
          <table:table-cell table:style-name="ce42" table:formula="of:=IF(ISERR(['file:///tmp/mozilla_nalu0/chapter_summary-2019.xlsx'#$'S1 Numbers'.M50]/['file:///tmp/mozilla_nalu0/chapter_summary-2019.xlsx'#$'S1 Numbers'.$I50]*100);&quot;..&quot;;IF((['file:///tmp/mozilla_nalu0/chapter_summary-2019.xlsx'#$'S1 Numbers'.M50]/['file:///tmp/mozilla_nalu0/chapter_summary-2019.xlsx'#$'S1 Numbers'.$I50]*100)=0;&quot;..&quot;;(['file:///tmp/mozilla_nalu0/chapter_summary-2019.xlsx'#$'S1 Numbers'.M50]/['file:///tmp/mozilla_nalu0/chapter_summary-2019.xlsx'#$'S1 Numbers'.$I50])*100))" office:value-type="float" office:value="89.2054799775584" calcext:value-type="float">
            <text:p>89.2</text:p>
          </table:table-cell>
          <table:table-cell table:style-name="ce42" table:formula="of:=IF(ISERR(['file:///tmp/mozilla_nalu0/chapter_summary-2019.xlsx'#$'S1 Numbers'.N50]/['file:///tmp/mozilla_nalu0/chapter_summary-2019.xlsx'#$'S1 Numbers'.$I50]*100);&quot;..&quot;;IF((['file:///tmp/mozilla_nalu0/chapter_summary-2019.xlsx'#$'S1 Numbers'.N50]/['file:///tmp/mozilla_nalu0/chapter_summary-2019.xlsx'#$'S1 Numbers'.$I50]*100)=0;&quot;..&quot;;(['file:///tmp/mozilla_nalu0/chapter_summary-2019.xlsx'#$'S1 Numbers'.N50]/['file:///tmp/mozilla_nalu0/chapter_summary-2019.xlsx'#$'S1 Numbers'.$I50])*100))" office:value-type="float" office:value="90.2417270464801" calcext:value-type="float">
            <text:p>90.2</text:p>
          </table:table-cell>
          <table:table-cell table:style-name="ce42" table:formula="of:=IF(ISERR(['file:///tmp/mozilla_nalu0/chapter_summary-2019.xlsx'#$'S1 Numbers'.O50]/['file:///tmp/mozilla_nalu0/chapter_summary-2019.xlsx'#$'S1 Numbers'.$I50]*100);&quot;..&quot;;IF((['file:///tmp/mozilla_nalu0/chapter_summary-2019.xlsx'#$'S1 Numbers'.O50]/['file:///tmp/mozilla_nalu0/chapter_summary-2019.xlsx'#$'S1 Numbers'.$I50]*100)=0;&quot;..&quot;;(['file:///tmp/mozilla_nalu0/chapter_summary-2019.xlsx'#$'S1 Numbers'.O50]/['file:///tmp/mozilla_nalu0/chapter_summary-2019.xlsx'#$'S1 Numbers'.$I50])*100))" office:value-type="float" office:value="90.1942543672467" calcext:value-type="float">
            <text:p>90.2</text:p>
          </table:table-cell>
          <table:table-cell table:style-name="ce42" table:formula="of:=IF(ISERR(['file:///tmp/mozilla_nalu0/chapter_summary-2019.xlsx'#$'S1 Numbers'.P50]/['file:///tmp/mozilla_nalu0/chapter_summary-2019.xlsx'#$'S1 Numbers'.$I50]*100);&quot;..&quot;;IF((['file:///tmp/mozilla_nalu0/chapter_summary-2019.xlsx'#$'S1 Numbers'.P50]/['file:///tmp/mozilla_nalu0/chapter_summary-2019.xlsx'#$'S1 Numbers'.$I50]*100)=0;&quot;..&quot;;(['file:///tmp/mozilla_nalu0/chapter_summary-2019.xlsx'#$'S1 Numbers'.P50]/['file:///tmp/mozilla_nalu0/chapter_summary-2019.xlsx'#$'S1 Numbers'.$I50])*100))" office:value-type="float" office:value="90.2417270464801" calcext:value-type="float">
            <text:p>90.2</text:p>
          </table:table-cell>
          <table:table-cell table:style-name="ce42" table:formula="of:=IF(ISERR(['file:///tmp/mozilla_nalu0/chapter_summary-2019.xlsx'#$'S1 Numbers'.Q50]/['file:///tmp/mozilla_nalu0/chapter_summary-2019.xlsx'#$'S1 Numbers'.$I50]*100);&quot;..&quot;;IF((['file:///tmp/mozilla_nalu0/chapter_summary-2019.xlsx'#$'S1 Numbers'.Q50]/['file:///tmp/mozilla_nalu0/chapter_summary-2019.xlsx'#$'S1 Numbers'.$I50]*100)=0;&quot;..&quot;;(['file:///tmp/mozilla_nalu0/chapter_summary-2019.xlsx'#$'S1 Numbers'.Q50]/['file:///tmp/mozilla_nalu0/chapter_summary-2019.xlsx'#$'S1 Numbers'.$I50])*100))" office:value-type="float" office:value="0.0901386298138016" calcext:value-type="float">
            <text:p>0.1</text:p>
          </table:table-cell>
          <table:table-cell table:style-name="ce42" table:formula="of:=IF(ISERR(['file:///tmp/mozilla_nalu0/chapter_summary-2019.xlsx'#$'S1 Numbers'.R50]/['file:///tmp/mozilla_nalu0/chapter_summary-2019.xlsx'#$'S1 Numbers'.$I50]*100);&quot;..&quot;;IF((['file:///tmp/mozilla_nalu0/chapter_summary-2019.xlsx'#$'S1 Numbers'.R50]/['file:///tmp/mozilla_nalu0/chapter_summary-2019.xlsx'#$'S1 Numbers'.$I50]*100)=0;&quot;..&quot;;(['file:///tmp/mozilla_nalu0/chapter_summary-2019.xlsx'#$'S1 Numbers'.R50]/['file:///tmp/mozilla_nalu0/chapter_summary-2019.xlsx'#$'S1 Numbers'.$I50])*100))" office:value-type="float" office:value="0.0920337008070355" calcext:value-type="float">
            <text:p>0.1</text:p>
          </table:table-cell>
          <table:table-cell table:style-name="ce42" table:formula="of:=IF(ISERR(['file:///tmp/mozilla_nalu0/chapter_summary-2019.xlsx'#$'S1 Numbers'.S50]/['file:///tmp/mozilla_nalu0/chapter_summary-2019.xlsx'#$'S1 Numbers'.$I50]*100);&quot;..&quot;;IF((['file:///tmp/mozilla_nalu0/chapter_summary-2019.xlsx'#$'S1 Numbers'.S50]/['file:///tmp/mozilla_nalu0/chapter_summary-2019.xlsx'#$'S1 Numbers'.$I50]*100)=0;&quot;..&quot;;(['file:///tmp/mozilla_nalu0/chapter_summary-2019.xlsx'#$'S1 Numbers'.S50]/['file:///tmp/mozilla_nalu0/chapter_summary-2019.xlsx'#$'S1 Numbers'.$I50])*100))" office:value-type="float" office:value="0.0902853635496138" calcext:value-type="float">
            <text:p>0.1</text:p>
          </table:table-cell>
          <table:table-cell table:number-columns-repeated="1006"/>
        </table:table-row>
        <table:table-row table:style-name="ro7">
          <table:table-cell table:style-name="ce10"/>
          <table:table-cell table:style-name="ce15"/>
          <table:table-cell table:style-name="ce29" table:number-columns-repeated="3"/>
          <table:table-cell table:style-name="ce42" table:number-columns-repeated="12"/>
          <table:table-cell table:number-columns-repeated="1007"/>
        </table:table-row>
        <table:table-row table:style-name="ro6">
          <table:table-cell table:style-name="ce15"/>
          <table:table-cell table:style-name="ce14" office:value-type="string" calcext:value-type="string">
            <text:p>Freight</text:p>
          </table:table-cell>
          <table:table-cell table:style-name="ce28" table:formula="of:=IF(ISERR(['file:///tmp/mozilla_nalu0/chapter_summary-2019.xlsx'#$'S1 Numbers'.C52]/['file:///tmp/mozilla_nalu0/chapter_summary-2019.xlsx'#$'S1 Numbers'.$C52]*100);&quot;..&quot;;IF((['file:///tmp/mozilla_nalu0/chapter_summary-2019.xlsx'#$'S1 Numbers'.C52]/['file:///tmp/mozilla_nalu0/chapter_summary-2019.xlsx'#$'S1 Numbers'.$C52]*100)=0;&quot;..&quot;;(['file:///tmp/mozilla_nalu0/chapter_summary-2019.xlsx'#$'S1 Numbers'.C52]/['file:///tmp/mozilla_nalu0/chapter_summary-2019.xlsx'#$'S1 Numbers'.$C52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52]/['file:///tmp/mozilla_nalu0/chapter_summary-2019.xlsx'#$'S1 Numbers'.$D52]*100);&quot;..&quot;;IF((['file:///tmp/mozilla_nalu0/chapter_summary-2019.xlsx'#$'S1 Numbers'.D52]/['file:///tmp/mozilla_nalu0/chapter_summary-2019.xlsx'#$'S1 Numbers'.$D52]*100)=0;&quot;..&quot;;(['file:///tmp/mozilla_nalu0/chapter_summary-2019.xlsx'#$'S1 Numbers'.D52]/['file:///tmp/mozilla_nalu0/chapter_summary-2019.xlsx'#$'S1 Numbers'.$D52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52]/['file:///tmp/mozilla_nalu0/chapter_summary-2019.xlsx'#$'S1 Numbers'.$F52]*100);&quot;..&quot;;IF((['file:///tmp/mozilla_nalu0/chapter_summary-2019.xlsx'#$'S1 Numbers'.F52]/['file:///tmp/mozilla_nalu0/chapter_summary-2019.xlsx'#$'S1 Numbers'.$F52]*100)=0;&quot;..&quot;;(['file:///tmp/mozilla_nalu0/chapter_summary-2019.xlsx'#$'S1 Numbers'.F52]/['file:///tmp/mozilla_nalu0/chapter_summary-2019.xlsx'#$'S1 Numbers'.$F5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52]/['file:///tmp/mozilla_nalu0/chapter_summary-2019.xlsx'#$'S1 Numbers'.$G52]*100);&quot;..&quot;;IF((['file:///tmp/mozilla_nalu0/chapter_summary-2019.xlsx'#$'S1 Numbers'.G52]/['file:///tmp/mozilla_nalu0/chapter_summary-2019.xlsx'#$'S1 Numbers'.$G52]*100)=0;&quot;..&quot;;(['file:///tmp/mozilla_nalu0/chapter_summary-2019.xlsx'#$'S1 Numbers'.G52]/['file:///tmp/mozilla_nalu0/chapter_summary-2019.xlsx'#$'S1 Numbers'.$G5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52]/['file:///tmp/mozilla_nalu0/chapter_summary-2019.xlsx'#$'S1 Numbers'.$H52]*100);&quot;..&quot;;IF((['file:///tmp/mozilla_nalu0/chapter_summary-2019.xlsx'#$'S1 Numbers'.H52]/['file:///tmp/mozilla_nalu0/chapter_summary-2019.xlsx'#$'S1 Numbers'.$H52]*100)=0;&quot;..&quot;;(['file:///tmp/mozilla_nalu0/chapter_summary-2019.xlsx'#$'S1 Numbers'.H52]/['file:///tmp/mozilla_nalu0/chapter_summary-2019.xlsx'#$'S1 Numbers'.$H5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52]/['file:///tmp/mozilla_nalu0/chapter_summary-2019.xlsx'#$'S1 Numbers'.$I52]*100);&quot;..&quot;;IF((['file:///tmp/mozilla_nalu0/chapter_summary-2019.xlsx'#$'S1 Numbers'.I52]/['file:///tmp/mozilla_nalu0/chapter_summary-2019.xlsx'#$'S1 Numbers'.$I52]*100)=0;&quot;..&quot;;(['file:///tmp/mozilla_nalu0/chapter_summary-2019.xlsx'#$'S1 Numbers'.I52]/['file:///tmp/mozilla_nalu0/chapter_summary-2019.xlsx'#$'S1 Numbers'.$I52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52]/['file:///tmp/mozilla_nalu0/chapter_summary-2019.xlsx'#$'S1 Numbers'.$I52]*100);&quot;..&quot;;IF((['file:///tmp/mozilla_nalu0/chapter_summary-2019.xlsx'#$'S1 Numbers'.J52]/['file:///tmp/mozilla_nalu0/chapter_summary-2019.xlsx'#$'S1 Numbers'.$I52]*100)=0;&quot;..&quot;;(['file:///tmp/mozilla_nalu0/chapter_summary-2019.xlsx'#$'S1 Numbers'.J52]/['file:///tmp/mozilla_nalu0/chapter_summary-2019.xlsx'#$'S1 Numbers'.$I52])*100))" office:value-type="float" office:value="101.310233849296" calcext:value-type="float">
            <text:p>101.3</text:p>
          </table:table-cell>
          <table:table-cell table:style-name="ce42" table:formula="of:=IF(ISERR(['file:///tmp/mozilla_nalu0/chapter_summary-2019.xlsx'#$'S1 Numbers'.K52]/['file:///tmp/mozilla_nalu0/chapter_summary-2019.xlsx'#$'S1 Numbers'.$I52]*100);&quot;..&quot;;IF((['file:///tmp/mozilla_nalu0/chapter_summary-2019.xlsx'#$'S1 Numbers'.K52]/['file:///tmp/mozilla_nalu0/chapter_summary-2019.xlsx'#$'S1 Numbers'.$I52]*100)=0;&quot;..&quot;;(['file:///tmp/mozilla_nalu0/chapter_summary-2019.xlsx'#$'S1 Numbers'.K52]/['file:///tmp/mozilla_nalu0/chapter_summary-2019.xlsx'#$'S1 Numbers'.$I52])*100))" office:value-type="float" office:value="94.6321789577364" calcext:value-type="float">
            <text:p>94.6</text:p>
          </table:table-cell>
          <table:table-cell table:style-name="ce42" table:formula="of:=IF(ISERR(['file:///tmp/mozilla_nalu0/chapter_summary-2019.xlsx'#$'S1 Numbers'.L52]/['file:///tmp/mozilla_nalu0/chapter_summary-2019.xlsx'#$'S1 Numbers'.$I52]*100);&quot;..&quot;;IF((['file:///tmp/mozilla_nalu0/chapter_summary-2019.xlsx'#$'S1 Numbers'.L52]/['file:///tmp/mozilla_nalu0/chapter_summary-2019.xlsx'#$'S1 Numbers'.$I52]*100)=0;&quot;..&quot;;(['file:///tmp/mozilla_nalu0/chapter_summary-2019.xlsx'#$'S1 Numbers'.L52]/['file:///tmp/mozilla_nalu0/chapter_summary-2019.xlsx'#$'S1 Numbers'.$I52])*100))" office:value-type="float" office:value="89.9141043193839" calcext:value-type="float">
            <text:p>89.9</text:p>
          </table:table-cell>
          <table:table-cell table:style-name="ce42" table:formula="of:=IF(ISERR(['file:///tmp/mozilla_nalu0/chapter_summary-2019.xlsx'#$'S1 Numbers'.M52]/['file:///tmp/mozilla_nalu0/chapter_summary-2019.xlsx'#$'S1 Numbers'.$I52]*100);&quot;..&quot;;IF((['file:///tmp/mozilla_nalu0/chapter_summary-2019.xlsx'#$'S1 Numbers'.M52]/['file:///tmp/mozilla_nalu0/chapter_summary-2019.xlsx'#$'S1 Numbers'.$I52]*100)=0;&quot;..&quot;;(['file:///tmp/mozilla_nalu0/chapter_summary-2019.xlsx'#$'S1 Numbers'.M52]/['file:///tmp/mozilla_nalu0/chapter_summary-2019.xlsx'#$'S1 Numbers'.$I52])*100))" office:value-type="float" office:value="103.927131818998" calcext:value-type="float">
            <text:p>103.9</text:p>
          </table:table-cell>
          <table:table-cell table:style-name="ce42" table:formula="of:=IF(ISERR(['file:///tmp/mozilla_nalu0/chapter_summary-2019.xlsx'#$'S1 Numbers'.N52]/['file:///tmp/mozilla_nalu0/chapter_summary-2019.xlsx'#$'S1 Numbers'.$I52]*100);&quot;..&quot;;IF((['file:///tmp/mozilla_nalu0/chapter_summary-2019.xlsx'#$'S1 Numbers'.N52]/['file:///tmp/mozilla_nalu0/chapter_summary-2019.xlsx'#$'S1 Numbers'.$I52]*100)=0;&quot;..&quot;;(['file:///tmp/mozilla_nalu0/chapter_summary-2019.xlsx'#$'S1 Numbers'.N52]/['file:///tmp/mozilla_nalu0/chapter_summary-2019.xlsx'#$'S1 Numbers'.$I52])*100))" office:value-type="float" office:value="107.957666320299" calcext:value-type="float">
            <text:p>108.0</text:p>
          </table:table-cell>
          <table:table-cell table:style-name="ce42" table:formula="of:=IF(ISERR(['file:///tmp/mozilla_nalu0/chapter_summary-2019.xlsx'#$'S1 Numbers'.O52]/['file:///tmp/mozilla_nalu0/chapter_summary-2019.xlsx'#$'S1 Numbers'.$I52]*100);&quot;..&quot;;IF((['file:///tmp/mozilla_nalu0/chapter_summary-2019.xlsx'#$'S1 Numbers'.O52]/['file:///tmp/mozilla_nalu0/chapter_summary-2019.xlsx'#$'S1 Numbers'.$I52]*100)=0;&quot;..&quot;;(['file:///tmp/mozilla_nalu0/chapter_summary-2019.xlsx'#$'S1 Numbers'.O52]/['file:///tmp/mozilla_nalu0/chapter_summary-2019.xlsx'#$'S1 Numbers'.$I52])*100))" office:value-type="float" office:value="119.21261934402" calcext:value-type="float">
            <text:p>119.2</text:p>
          </table:table-cell>
          <table:table-cell table:style-name="ce42" table:formula="of:=IF(ISERR(['file:///tmp/mozilla_nalu0/chapter_summary-2019.xlsx'#$'S1 Numbers'.P52]/['file:///tmp/mozilla_nalu0/chapter_summary-2019.xlsx'#$'S1 Numbers'.$I52]*100);&quot;..&quot;;IF((['file:///tmp/mozilla_nalu0/chapter_summary-2019.xlsx'#$'S1 Numbers'.P52]/['file:///tmp/mozilla_nalu0/chapter_summary-2019.xlsx'#$'S1 Numbers'.$I52]*100)=0;&quot;..&quot;;(['file:///tmp/mozilla_nalu0/chapter_summary-2019.xlsx'#$'S1 Numbers'.P52]/['file:///tmp/mozilla_nalu0/chapter_summary-2019.xlsx'#$'S1 Numbers'.$I52])*100))" office:value-type="float" office:value="112.369319651483" calcext:value-type="float">
            <text:p>112.4</text:p>
          </table:table-cell>
          <table:table-cell table:style-name="ce42" table:formula="of:=IF(ISERR(['file:///tmp/mozilla_nalu0/chapter_summary-2019.xlsx'#$'S1 Numbers'.Q52]/['file:///tmp/mozilla_nalu0/chapter_summary-2019.xlsx'#$'S1 Numbers'.$I52]*100);&quot;..&quot;;IF((['file:///tmp/mozilla_nalu0/chapter_summary-2019.xlsx'#$'S1 Numbers'.Q52]/['file:///tmp/mozilla_nalu0/chapter_summary-2019.xlsx'#$'S1 Numbers'.$I52]*100)=0;&quot;..&quot;;(['file:///tmp/mozilla_nalu0/chapter_summary-2019.xlsx'#$'S1 Numbers'.Q52]/['file:///tmp/mozilla_nalu0/chapter_summary-2019.xlsx'#$'S1 Numbers'.$I52])*100))" office:value-type="float" office:value="111.253433947791" calcext:value-type="float">
            <text:p>111.3</text:p>
          </table:table-cell>
          <table:table-cell table:style-name="ce42" table:formula="of:=IF(ISERR(['file:///tmp/mozilla_nalu0/chapter_summary-2019.xlsx'#$'S1 Numbers'.R52]/['file:///tmp/mozilla_nalu0/chapter_summary-2019.xlsx'#$'S1 Numbers'.$I52]*100);&quot;..&quot;;IF((['file:///tmp/mozilla_nalu0/chapter_summary-2019.xlsx'#$'S1 Numbers'.R52]/['file:///tmp/mozilla_nalu0/chapter_summary-2019.xlsx'#$'S1 Numbers'.$I52]*100)=0;&quot;..&quot;;(['file:///tmp/mozilla_nalu0/chapter_summary-2019.xlsx'#$'S1 Numbers'.R52]/['file:///tmp/mozilla_nalu0/chapter_summary-2019.xlsx'#$'S1 Numbers'.$I52])*100))" office:value-type="float" office:value="119.978255513111" calcext:value-type="float">
            <text:p>120.0</text:p>
          </table:table-cell>
          <table:table-cell table:style-name="ce42" table:formula="of:=IF(ISERR(['file:///tmp/mozilla_nalu0/chapter_summary-2019.xlsx'#$'S1 Numbers'.S52]/['file:///tmp/mozilla_nalu0/chapter_summary-2019.xlsx'#$'S1 Numbers'.$I52]*100);&quot;..&quot;;IF((['file:///tmp/mozilla_nalu0/chapter_summary-2019.xlsx'#$'S1 Numbers'.S52]/['file:///tmp/mozilla_nalu0/chapter_summary-2019.xlsx'#$'S1 Numbers'.$I52]*100)=0;&quot;..&quot;;(['file:///tmp/mozilla_nalu0/chapter_summary-2019.xlsx'#$'S1 Numbers'.S52]/['file:///tmp/mozilla_nalu0/chapter_summary-2019.xlsx'#$'S1 Numbers'.$I52])*100))" office:value-type="float" office:value="124.050195285871" calcext:value-type="float">
            <text:p>124.1</text:p>
          </table:table-cell>
          <table:table-cell table:number-columns-repeated="1006"/>
        </table:table-row>
        <table:table-row table:style-name="ro11">
          <table:table-cell table:style-name="ce9"/>
          <table:table-cell table:style-name="ce10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1007"/>
        </table:table-row>
        <table:table-row table:style-name="ro9">
          <table:table-cell table:style-name="ce9" office:value-type="string" calcext:value-type="string">
            <text:p>Ferries  <text:span text:style-name="T5">8</text:span></text:p>
          </table:table-cell>
          <table:table-cell table:style-name="ce10"/>
          <table:table-cell table:style-name="ce32" table:number-columns-repeated="3"/>
          <table:table-cell table:style-name="ce47" table:number-columns-repeated="8"/>
          <table:table-cell table:style-name="ce42"/>
          <table:table-cell table:style-name="ce56" table:number-columns-repeated="3"/>
          <table:table-cell table:style-name="ce26" table:number-columns-repeated="1007"/>
        </table:table-row>
        <table:table-row table:style-name="ro9">
          <table:table-cell table:style-name="ce10"/>
          <table:table-cell table:style-name="ce22" office:value-type="string" calcext:value-type="string">
            <text:p>Passengers</text:p>
          </table:table-cell>
          <table:table-cell table:style-name="ce28" table:formula="of:=IF(ISERR(['file:///tmp/mozilla_nalu0/chapter_summary-2019.xlsx'#$'S1 Numbers'.C55]/['file:///tmp/mozilla_nalu0/chapter_summary-2019.xlsx'#$'S1 Numbers'.$C55]*100);&quot;..&quot;;IF((['file:///tmp/mozilla_nalu0/chapter_summary-2019.xlsx'#$'S1 Numbers'.C55]/['file:///tmp/mozilla_nalu0/chapter_summary-2019.xlsx'#$'S1 Numbers'.$C55]*100)=0;&quot;..&quot;;(['file:///tmp/mozilla_nalu0/chapter_summary-2019.xlsx'#$'S1 Numbers'.C55]/['file:///tmp/mozilla_nalu0/chapter_summary-2019.xlsx'#$'S1 Numbers'.$C55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55]/['file:///tmp/mozilla_nalu0/chapter_summary-2019.xlsx'#$'S1 Numbers'.$D55]*100);&quot;..&quot;;IF((['file:///tmp/mozilla_nalu0/chapter_summary-2019.xlsx'#$'S1 Numbers'.D55]/['file:///tmp/mozilla_nalu0/chapter_summary-2019.xlsx'#$'S1 Numbers'.$D55]*100)=0;&quot;..&quot;;(['file:///tmp/mozilla_nalu0/chapter_summary-2019.xlsx'#$'S1 Numbers'.D55]/['file:///tmp/mozilla_nalu0/chapter_summary-2019.xlsx'#$'S1 Numbers'.$D55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55]/['file:///tmp/mozilla_nalu0/chapter_summary-2019.xlsx'#$'S1 Numbers'.$F55]*100);&quot;..&quot;;IF((['file:///tmp/mozilla_nalu0/chapter_summary-2019.xlsx'#$'S1 Numbers'.F55]/['file:///tmp/mozilla_nalu0/chapter_summary-2019.xlsx'#$'S1 Numbers'.$F55]*100)=0;&quot;..&quot;;(['file:///tmp/mozilla_nalu0/chapter_summary-2019.xlsx'#$'S1 Numbers'.F55]/['file:///tmp/mozilla_nalu0/chapter_summary-2019.xlsx'#$'S1 Numbers'.$F55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55]/['file:///tmp/mozilla_nalu0/chapter_summary-2019.xlsx'#$'S1 Numbers'.$G55]*100);&quot;..&quot;;IF((['file:///tmp/mozilla_nalu0/chapter_summary-2019.xlsx'#$'S1 Numbers'.G55]/['file:///tmp/mozilla_nalu0/chapter_summary-2019.xlsx'#$'S1 Numbers'.$G55]*100)=0;&quot;..&quot;;(['file:///tmp/mozilla_nalu0/chapter_summary-2019.xlsx'#$'S1 Numbers'.G55]/['file:///tmp/mozilla_nalu0/chapter_summary-2019.xlsx'#$'S1 Numbers'.$G55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55]/['file:///tmp/mozilla_nalu0/chapter_summary-2019.xlsx'#$'S1 Numbers'.$H55]*100);&quot;..&quot;;IF((['file:///tmp/mozilla_nalu0/chapter_summary-2019.xlsx'#$'S1 Numbers'.H55]/['file:///tmp/mozilla_nalu0/chapter_summary-2019.xlsx'#$'S1 Numbers'.$H55]*100)=0;&quot;..&quot;;(['file:///tmp/mozilla_nalu0/chapter_summary-2019.xlsx'#$'S1 Numbers'.H55]/['file:///tmp/mozilla_nalu0/chapter_summary-2019.xlsx'#$'S1 Numbers'.$H55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55]/['file:///tmp/mozilla_nalu0/chapter_summary-2019.xlsx'#$'S1 Numbers'.$I55]*100);&quot;..&quot;;IF((['file:///tmp/mozilla_nalu0/chapter_summary-2019.xlsx'#$'S1 Numbers'.I55]/['file:///tmp/mozilla_nalu0/chapter_summary-2019.xlsx'#$'S1 Numbers'.$I55]*100)=0;&quot;..&quot;;(['file:///tmp/mozilla_nalu0/chapter_summary-2019.xlsx'#$'S1 Numbers'.I55]/['file:///tmp/mozilla_nalu0/chapter_summary-2019.xlsx'#$'S1 Numbers'.$I55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55]/['file:///tmp/mozilla_nalu0/chapter_summary-2019.xlsx'#$'S1 Numbers'.$I55]*100);&quot;..&quot;;IF((['file:///tmp/mozilla_nalu0/chapter_summary-2019.xlsx'#$'S1 Numbers'.J55]/['file:///tmp/mozilla_nalu0/chapter_summary-2019.xlsx'#$'S1 Numbers'.$I55]*100)=0;&quot;..&quot;;(['file:///tmp/mozilla_nalu0/chapter_summary-2019.xlsx'#$'S1 Numbers'.J55]/['file:///tmp/mozilla_nalu0/chapter_summary-2019.xlsx'#$'S1 Numbers'.$I55])*100))" office:value-type="float" office:value="102.047369435459" calcext:value-type="float">
            <text:p>102.0</text:p>
          </table:table-cell>
          <table:table-cell table:style-name="ce42" table:formula="of:=IF(ISERR(['file:///tmp/mozilla_nalu0/chapter_summary-2019.xlsx'#$'S1 Numbers'.K55]/['file:///tmp/mozilla_nalu0/chapter_summary-2019.xlsx'#$'S1 Numbers'.$I55]*100);&quot;..&quot;;IF((['file:///tmp/mozilla_nalu0/chapter_summary-2019.xlsx'#$'S1 Numbers'.K55]/['file:///tmp/mozilla_nalu0/chapter_summary-2019.xlsx'#$'S1 Numbers'.$I55]*100)=0;&quot;..&quot;;(['file:///tmp/mozilla_nalu0/chapter_summary-2019.xlsx'#$'S1 Numbers'.K55]/['file:///tmp/mozilla_nalu0/chapter_summary-2019.xlsx'#$'S1 Numbers'.$I55])*100))" office:value-type="float" office:value="99.7684356222469" calcext:value-type="float">
            <text:p>99.8</text:p>
          </table:table-cell>
          <table:table-cell table:style-name="ce42" table:formula="of:=IF(ISERR(['file:///tmp/mozilla_nalu0/chapter_summary-2019.xlsx'#$'S1 Numbers'.L55]/['file:///tmp/mozilla_nalu0/chapter_summary-2019.xlsx'#$'S1 Numbers'.$I55]*100);&quot;..&quot;;IF((['file:///tmp/mozilla_nalu0/chapter_summary-2019.xlsx'#$'S1 Numbers'.L55]/['file:///tmp/mozilla_nalu0/chapter_summary-2019.xlsx'#$'S1 Numbers'.$I55]*100)=0;&quot;..&quot;;(['file:///tmp/mozilla_nalu0/chapter_summary-2019.xlsx'#$'S1 Numbers'.L55]/['file:///tmp/mozilla_nalu0/chapter_summary-2019.xlsx'#$'S1 Numbers'.$I55])*100))" office:value-type="float" office:value="96.1829426491692" calcext:value-type="float">
            <text:p>96.2</text:p>
          </table:table-cell>
          <table:table-cell table:style-name="ce42" table:formula="of:=IF(ISERR(['file:///tmp/mozilla_nalu0/chapter_summary-2019.xlsx'#$'S1 Numbers'.M55]/['file:///tmp/mozilla_nalu0/chapter_summary-2019.xlsx'#$'S1 Numbers'.$I55]*100);&quot;..&quot;;IF((['file:///tmp/mozilla_nalu0/chapter_summary-2019.xlsx'#$'S1 Numbers'.M55]/['file:///tmp/mozilla_nalu0/chapter_summary-2019.xlsx'#$'S1 Numbers'.$I55]*100)=0;&quot;..&quot;;(['file:///tmp/mozilla_nalu0/chapter_summary-2019.xlsx'#$'S1 Numbers'.M55]/['file:///tmp/mozilla_nalu0/chapter_summary-2019.xlsx'#$'S1 Numbers'.$I55])*100))" office:value-type="float" office:value="96.8506725333371" calcext:value-type="float">
            <text:p>96.9</text:p>
          </table:table-cell>
          <table:table-cell table:style-name="ce42" table:formula="of:=IF(ISERR(['file:///tmp/mozilla_nalu0/chapter_summary-2019.xlsx'#$'S1 Numbers'.N55]/['file:///tmp/mozilla_nalu0/chapter_summary-2019.xlsx'#$'S1 Numbers'.$I55]*100);&quot;..&quot;;IF((['file:///tmp/mozilla_nalu0/chapter_summary-2019.xlsx'#$'S1 Numbers'.N55]/['file:///tmp/mozilla_nalu0/chapter_summary-2019.xlsx'#$'S1 Numbers'.$I55]*100)=0;&quot;..&quot;;(['file:///tmp/mozilla_nalu0/chapter_summary-2019.xlsx'#$'S1 Numbers'.N55]/['file:///tmp/mozilla_nalu0/chapter_summary-2019.xlsx'#$'S1 Numbers'.$I55])*100))" office:value-type="float" office:value="96.490773076297" calcext:value-type="float">
            <text:p>96.5</text:p>
          </table:table-cell>
          <table:table-cell table:style-name="ce42" table:formula="of:=IF(ISERR(['file:///tmp/mozilla_nalu0/chapter_summary-2019.xlsx'#$'S1 Numbers'.O55]/['file:///tmp/mozilla_nalu0/chapter_summary-2019.xlsx'#$'S1 Numbers'.$I55]*100);&quot;..&quot;;IF((['file:///tmp/mozilla_nalu0/chapter_summary-2019.xlsx'#$'S1 Numbers'.O55]/['file:///tmp/mozilla_nalu0/chapter_summary-2019.xlsx'#$'S1 Numbers'.$I55]*100)=0;&quot;..&quot;;(['file:///tmp/mozilla_nalu0/chapter_summary-2019.xlsx'#$'S1 Numbers'.O55]/['file:///tmp/mozilla_nalu0/chapter_summary-2019.xlsx'#$'S1 Numbers'.$I55])*100))" office:value-type="float" office:value="96.6597028250495" calcext:value-type="float">
            <text:p>96.7</text:p>
          </table:table-cell>
          <table:table-cell table:style-name="ce42" table:formula="of:=IF(ISERR(['file:///tmp/mozilla_nalu0/chapter_summary-2019.xlsx'#$'S1 Numbers'.P55]/['file:///tmp/mozilla_nalu0/chapter_summary-2019.xlsx'#$'S1 Numbers'.$I55]*100);&quot;..&quot;;IF((['file:///tmp/mozilla_nalu0/chapter_summary-2019.xlsx'#$'S1 Numbers'.P55]/['file:///tmp/mozilla_nalu0/chapter_summary-2019.xlsx'#$'S1 Numbers'.$I55]*100)=0;&quot;..&quot;;(['file:///tmp/mozilla_nalu0/chapter_summary-2019.xlsx'#$'S1 Numbers'.P55]/['file:///tmp/mozilla_nalu0/chapter_summary-2019.xlsx'#$'S1 Numbers'.$I55])*100))" office:value-type="float" office:value="95.4119035754267" calcext:value-type="float">
            <text:p>95.4</text:p>
          </table:table-cell>
          <table:table-cell table:style-name="ce42" table:formula="of:=IF(ISERR(['file:///tmp/mozilla_nalu0/chapter_summary-2019.xlsx'#$'S1 Numbers'.Q55]/['file:///tmp/mozilla_nalu0/chapter_summary-2019.xlsx'#$'S1 Numbers'.$I55]*100);&quot;..&quot;;IF((['file:///tmp/mozilla_nalu0/chapter_summary-2019.xlsx'#$'S1 Numbers'.Q55]/['file:///tmp/mozilla_nalu0/chapter_summary-2019.xlsx'#$'S1 Numbers'.$I55]*100)=0;&quot;..&quot;;(['file:///tmp/mozilla_nalu0/chapter_summary-2019.xlsx'#$'S1 Numbers'.Q55]/['file:///tmp/mozilla_nalu0/chapter_summary-2019.xlsx'#$'S1 Numbers'.$I55])*100))" office:value-type="float" office:value="100.596856484611" calcext:value-type="float">
            <text:p>100.6</text:p>
          </table:table-cell>
          <table:table-cell table:style-name="ce42" table:formula="of:=IF(ISERR(['file:///tmp/mozilla_nalu0/chapter_summary-2019.xlsx'#$'S1 Numbers'.R55]/['file:///tmp/mozilla_nalu0/chapter_summary-2019.xlsx'#$'S1 Numbers'.$I55]*100);&quot;..&quot;;IF((['file:///tmp/mozilla_nalu0/chapter_summary-2019.xlsx'#$'S1 Numbers'.R55]/['file:///tmp/mozilla_nalu0/chapter_summary-2019.xlsx'#$'S1 Numbers'.$I55]*100)=0;&quot;..&quot;;(['file:///tmp/mozilla_nalu0/chapter_summary-2019.xlsx'#$'S1 Numbers'.R55]/['file:///tmp/mozilla_nalu0/chapter_summary-2019.xlsx'#$'S1 Numbers'.$I55])*100))" office:value-type="float" office:value="102.408686959674" calcext:value-type="float">
            <text:p>102.4</text:p>
          </table:table-cell>
          <table:table-cell table:style-name="ce42" table:formula="of:=IF(ISERR(['file:///tmp/mozilla_nalu0/chapter_summary-2019.xlsx'#$'S1 Numbers'.S55]/['file:///tmp/mozilla_nalu0/chapter_summary-2019.xlsx'#$'S1 Numbers'.$I55]*100);&quot;..&quot;;IF((['file:///tmp/mozilla_nalu0/chapter_summary-2019.xlsx'#$'S1 Numbers'.S55]/['file:///tmp/mozilla_nalu0/chapter_summary-2019.xlsx'#$'S1 Numbers'.$I55]*100)=0;&quot;..&quot;;(['file:///tmp/mozilla_nalu0/chapter_summary-2019.xlsx'#$'S1 Numbers'.S55]/['file:///tmp/mozilla_nalu0/chapter_summary-2019.xlsx'#$'S1 Numbers'.$I55])*100))" office:value-type="float" office:value="102.651915439256" calcext:value-type="float">
            <text:p>102.7</text:p>
          </table:table-cell>
          <table:table-cell table:style-name="ce26" table:number-columns-repeated="1006"/>
        </table:table-row>
        <table:table-row table:style-name="ro9">
          <table:table-cell table:style-name="ce10"/>
          <table:table-cell table:style-name="ce22" office:value-type="string" calcext:value-type="string">
            <text:p>Vehicles</text:p>
          </table:table-cell>
          <table:table-cell table:style-name="ce28" table:formula="of:=IF(ISERR(['file:///tmp/mozilla_nalu0/chapter_summary-2019.xlsx'#$'S1 Numbers'.C56]/['file:///tmp/mozilla_nalu0/chapter_summary-2019.xlsx'#$'S1 Numbers'.$C56]*100);&quot;..&quot;;IF((['file:///tmp/mozilla_nalu0/chapter_summary-2019.xlsx'#$'S1 Numbers'.C56]/['file:///tmp/mozilla_nalu0/chapter_summary-2019.xlsx'#$'S1 Numbers'.$C56]*100)=0;&quot;..&quot;;(['file:///tmp/mozilla_nalu0/chapter_summary-2019.xlsx'#$'S1 Numbers'.C56]/['file:///tmp/mozilla_nalu0/chapter_summary-2019.xlsx'#$'S1 Numbers'.$C56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56]/['file:///tmp/mozilla_nalu0/chapter_summary-2019.xlsx'#$'S1 Numbers'.$D56]*100);&quot;..&quot;;IF((['file:///tmp/mozilla_nalu0/chapter_summary-2019.xlsx'#$'S1 Numbers'.D56]/['file:///tmp/mozilla_nalu0/chapter_summary-2019.xlsx'#$'S1 Numbers'.$D56]*100)=0;&quot;..&quot;;(['file:///tmp/mozilla_nalu0/chapter_summary-2019.xlsx'#$'S1 Numbers'.D56]/['file:///tmp/mozilla_nalu0/chapter_summary-2019.xlsx'#$'S1 Numbers'.$D56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56]/['file:///tmp/mozilla_nalu0/chapter_summary-2019.xlsx'#$'S1 Numbers'.$F56]*100);&quot;..&quot;;IF((['file:///tmp/mozilla_nalu0/chapter_summary-2019.xlsx'#$'S1 Numbers'.F56]/['file:///tmp/mozilla_nalu0/chapter_summary-2019.xlsx'#$'S1 Numbers'.$F56]*100)=0;&quot;..&quot;;(['file:///tmp/mozilla_nalu0/chapter_summary-2019.xlsx'#$'S1 Numbers'.F56]/['file:///tmp/mozilla_nalu0/chapter_summary-2019.xlsx'#$'S1 Numbers'.$F56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56]/['file:///tmp/mozilla_nalu0/chapter_summary-2019.xlsx'#$'S1 Numbers'.$G56]*100);&quot;..&quot;;IF((['file:///tmp/mozilla_nalu0/chapter_summary-2019.xlsx'#$'S1 Numbers'.G56]/['file:///tmp/mozilla_nalu0/chapter_summary-2019.xlsx'#$'S1 Numbers'.$G56]*100)=0;&quot;..&quot;;(['file:///tmp/mozilla_nalu0/chapter_summary-2019.xlsx'#$'S1 Numbers'.G56]/['file:///tmp/mozilla_nalu0/chapter_summary-2019.xlsx'#$'S1 Numbers'.$G56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56]/['file:///tmp/mozilla_nalu0/chapter_summary-2019.xlsx'#$'S1 Numbers'.$H56]*100);&quot;..&quot;;IF((['file:///tmp/mozilla_nalu0/chapter_summary-2019.xlsx'#$'S1 Numbers'.H56]/['file:///tmp/mozilla_nalu0/chapter_summary-2019.xlsx'#$'S1 Numbers'.$H56]*100)=0;&quot;..&quot;;(['file:///tmp/mozilla_nalu0/chapter_summary-2019.xlsx'#$'S1 Numbers'.H56]/['file:///tmp/mozilla_nalu0/chapter_summary-2019.xlsx'#$'S1 Numbers'.$H56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56]/['file:///tmp/mozilla_nalu0/chapter_summary-2019.xlsx'#$'S1 Numbers'.$I56]*100);&quot;..&quot;;IF((['file:///tmp/mozilla_nalu0/chapter_summary-2019.xlsx'#$'S1 Numbers'.I56]/['file:///tmp/mozilla_nalu0/chapter_summary-2019.xlsx'#$'S1 Numbers'.$I56]*100)=0;&quot;..&quot;;(['file:///tmp/mozilla_nalu0/chapter_summary-2019.xlsx'#$'S1 Numbers'.I56]/['file:///tmp/mozilla_nalu0/chapter_summary-2019.xlsx'#$'S1 Numbers'.$I56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56]/['file:///tmp/mozilla_nalu0/chapter_summary-2019.xlsx'#$'S1 Numbers'.$I56]*100);&quot;..&quot;;IF((['file:///tmp/mozilla_nalu0/chapter_summary-2019.xlsx'#$'S1 Numbers'.J56]/['file:///tmp/mozilla_nalu0/chapter_summary-2019.xlsx'#$'S1 Numbers'.$I56]*100)=0;&quot;..&quot;;(['file:///tmp/mozilla_nalu0/chapter_summary-2019.xlsx'#$'S1 Numbers'.J56]/['file:///tmp/mozilla_nalu0/chapter_summary-2019.xlsx'#$'S1 Numbers'.$I56])*100))" office:value-type="float" office:value="102.584563107654" calcext:value-type="float">
            <text:p>102.6</text:p>
          </table:table-cell>
          <table:table-cell table:style-name="ce42" table:formula="of:=IF(ISERR(['file:///tmp/mozilla_nalu0/chapter_summary-2019.xlsx'#$'S1 Numbers'.K56]/['file:///tmp/mozilla_nalu0/chapter_summary-2019.xlsx'#$'S1 Numbers'.$I56]*100);&quot;..&quot;;IF((['file:///tmp/mozilla_nalu0/chapter_summary-2019.xlsx'#$'S1 Numbers'.K56]/['file:///tmp/mozilla_nalu0/chapter_summary-2019.xlsx'#$'S1 Numbers'.$I56]*100)=0;&quot;..&quot;;(['file:///tmp/mozilla_nalu0/chapter_summary-2019.xlsx'#$'S1 Numbers'.K56]/['file:///tmp/mozilla_nalu0/chapter_summary-2019.xlsx'#$'S1 Numbers'.$I56])*100))" office:value-type="float" office:value="100.511303823113" calcext:value-type="float">
            <text:p>100.5</text:p>
          </table:table-cell>
          <table:table-cell table:style-name="ce42" table:formula="of:=IF(ISERR(['file:///tmp/mozilla_nalu0/chapter_summary-2019.xlsx'#$'S1 Numbers'.L56]/['file:///tmp/mozilla_nalu0/chapter_summary-2019.xlsx'#$'S1 Numbers'.$I56]*100);&quot;..&quot;;IF((['file:///tmp/mozilla_nalu0/chapter_summary-2019.xlsx'#$'S1 Numbers'.L56]/['file:///tmp/mozilla_nalu0/chapter_summary-2019.xlsx'#$'S1 Numbers'.$I56]*100)=0;&quot;..&quot;;(['file:///tmp/mozilla_nalu0/chapter_summary-2019.xlsx'#$'S1 Numbers'.L56]/['file:///tmp/mozilla_nalu0/chapter_summary-2019.xlsx'#$'S1 Numbers'.$I56])*100))" office:value-type="float" office:value="100.508522330315" calcext:value-type="float">
            <text:p>100.5</text:p>
          </table:table-cell>
          <table:table-cell table:style-name="ce42" table:formula="of:=IF(ISERR(['file:///tmp/mozilla_nalu0/chapter_summary-2019.xlsx'#$'S1 Numbers'.M56]/['file:///tmp/mozilla_nalu0/chapter_summary-2019.xlsx'#$'S1 Numbers'.$I56]*100);&quot;..&quot;;IF((['file:///tmp/mozilla_nalu0/chapter_summary-2019.xlsx'#$'S1 Numbers'.M56]/['file:///tmp/mozilla_nalu0/chapter_summary-2019.xlsx'#$'S1 Numbers'.$I56]*100)=0;&quot;..&quot;;(['file:///tmp/mozilla_nalu0/chapter_summary-2019.xlsx'#$'S1 Numbers'.M56]/['file:///tmp/mozilla_nalu0/chapter_summary-2019.xlsx'#$'S1 Numbers'.$I56])*100))" office:value-type="float" office:value="100.663304223648" calcext:value-type="float">
            <text:p>100.7</text:p>
          </table:table-cell>
          <table:table-cell table:style-name="ce42" table:formula="of:=IF(ISERR(['file:///tmp/mozilla_nalu0/chapter_summary-2019.xlsx'#$'S1 Numbers'.N56]/['file:///tmp/mozilla_nalu0/chapter_summary-2019.xlsx'#$'S1 Numbers'.$I56]*100);&quot;..&quot;;IF((['file:///tmp/mozilla_nalu0/chapter_summary-2019.xlsx'#$'S1 Numbers'.N56]/['file:///tmp/mozilla_nalu0/chapter_summary-2019.xlsx'#$'S1 Numbers'.$I56]*100)=0;&quot;..&quot;;(['file:///tmp/mozilla_nalu0/chapter_summary-2019.xlsx'#$'S1 Numbers'.N56]/['file:///tmp/mozilla_nalu0/chapter_summary-2019.xlsx'#$'S1 Numbers'.$I56])*100))" office:value-type="float" office:value="97.2609167865708" calcext:value-type="float">
            <text:p>97.3</text:p>
          </table:table-cell>
          <table:table-cell table:style-name="ce42" table:formula="of:=IF(ISERR(['file:///tmp/mozilla_nalu0/chapter_summary-2019.xlsx'#$'S1 Numbers'.O56]/['file:///tmp/mozilla_nalu0/chapter_summary-2019.xlsx'#$'S1 Numbers'.$I56]*100);&quot;..&quot;;IF((['file:///tmp/mozilla_nalu0/chapter_summary-2019.xlsx'#$'S1 Numbers'.O56]/['file:///tmp/mozilla_nalu0/chapter_summary-2019.xlsx'#$'S1 Numbers'.$I56]*100)=0;&quot;..&quot;;(['file:///tmp/mozilla_nalu0/chapter_summary-2019.xlsx'#$'S1 Numbers'.O56]/['file:///tmp/mozilla_nalu0/chapter_summary-2019.xlsx'#$'S1 Numbers'.$I56])*100))" office:value-type="float" office:value="100.583884423411" calcext:value-type="float">
            <text:p>100.6</text:p>
          </table:table-cell>
          <table:table-cell table:style-name="ce42" table:formula="of:=IF(ISERR(['file:///tmp/mozilla_nalu0/chapter_summary-2019.xlsx'#$'S1 Numbers'.P56]/['file:///tmp/mozilla_nalu0/chapter_summary-2019.xlsx'#$'S1 Numbers'.$I56]*100);&quot;..&quot;;IF((['file:///tmp/mozilla_nalu0/chapter_summary-2019.xlsx'#$'S1 Numbers'.P56]/['file:///tmp/mozilla_nalu0/chapter_summary-2019.xlsx'#$'S1 Numbers'.$I56]*100)=0;&quot;..&quot;;(['file:///tmp/mozilla_nalu0/chapter_summary-2019.xlsx'#$'S1 Numbers'.P56]/['file:///tmp/mozilla_nalu0/chapter_summary-2019.xlsx'#$'S1 Numbers'.$I56])*100))" office:value-type="float" office:value="102.941674059438" calcext:value-type="float">
            <text:p>102.9</text:p>
          </table:table-cell>
          <table:table-cell table:style-name="ce42" table:formula="of:=IF(ISERR(['file:///tmp/mozilla_nalu0/chapter_summary-2019.xlsx'#$'S1 Numbers'.Q56]/['file:///tmp/mozilla_nalu0/chapter_summary-2019.xlsx'#$'S1 Numbers'.$I56]*100);&quot;..&quot;;IF((['file:///tmp/mozilla_nalu0/chapter_summary-2019.xlsx'#$'S1 Numbers'.Q56]/['file:///tmp/mozilla_nalu0/chapter_summary-2019.xlsx'#$'S1 Numbers'.$I56]*100)=0;&quot;..&quot;;(['file:///tmp/mozilla_nalu0/chapter_summary-2019.xlsx'#$'S1 Numbers'.Q56]/['file:///tmp/mozilla_nalu0/chapter_summary-2019.xlsx'#$'S1 Numbers'.$I56])*100))" office:value-type="float" office:value="110.341262987526" calcext:value-type="float">
            <text:p>110.3</text:p>
          </table:table-cell>
          <table:table-cell table:style-name="ce42" table:formula="of:=IF(ISERR(['file:///tmp/mozilla_nalu0/chapter_summary-2019.xlsx'#$'S1 Numbers'.R56]/['file:///tmp/mozilla_nalu0/chapter_summary-2019.xlsx'#$'S1 Numbers'.$I56]*100);&quot;..&quot;;IF((['file:///tmp/mozilla_nalu0/chapter_summary-2019.xlsx'#$'S1 Numbers'.R56]/['file:///tmp/mozilla_nalu0/chapter_summary-2019.xlsx'#$'S1 Numbers'.$I56]*100)=0;&quot;..&quot;;(['file:///tmp/mozilla_nalu0/chapter_summary-2019.xlsx'#$'S1 Numbers'.R56]/['file:///tmp/mozilla_nalu0/chapter_summary-2019.xlsx'#$'S1 Numbers'.$I56])*100))" office:value-type="float" office:value="113.441154901988" calcext:value-type="float">
            <text:p>113.4</text:p>
          </table:table-cell>
          <table:table-cell table:style-name="ce42" table:formula="of:=IF(ISERR(['file:///tmp/mozilla_nalu0/chapter_summary-2019.xlsx'#$'S1 Numbers'.S56]/['file:///tmp/mozilla_nalu0/chapter_summary-2019.xlsx'#$'S1 Numbers'.$I56]*100);&quot;..&quot;;IF((['file:///tmp/mozilla_nalu0/chapter_summary-2019.xlsx'#$'S1 Numbers'.S56]/['file:///tmp/mozilla_nalu0/chapter_summary-2019.xlsx'#$'S1 Numbers'.$I56]*100)=0;&quot;..&quot;;(['file:///tmp/mozilla_nalu0/chapter_summary-2019.xlsx'#$'S1 Numbers'.S56]/['file:///tmp/mozilla_nalu0/chapter_summary-2019.xlsx'#$'S1 Numbers'.$I56])*100))" office:value-type="float" office:value="113.10744121315" calcext:value-type="float">
            <text:p>113.1</text:p>
          </table:table-cell>
          <table:table-cell table:style-name="ce26" table:number-columns-repeated="1006"/>
        </table:table-row>
        <table:table-row table:style-name="ro9">
          <table:table-cell table:style-name="ce9" office:value-type="string" calcext:value-type="string">
            <text:p><text:s text:c="3"/>of which on routes within Scotland</text:p>
          </table:table-cell>
          <table:table-cell table:style-name="ce10"/>
          <table:table-cell table:style-name="ce28" table:number-columns-repeated="3"/>
          <table:table-cell table:style-name="ce42" table:number-columns-repeated="9"/>
          <table:table-cell table:style-name="ce56" table:number-columns-repeated="3"/>
          <table:table-cell table:style-name="ce26" table:number-columns-repeated="1007"/>
        </table:table-row>
        <table:table-row table:style-name="ro9">
          <table:table-cell table:style-name="ce10"/>
          <table:table-cell table:style-name="ce22" office:value-type="string" calcext:value-type="string">
            <text:p>Passengers</text:p>
          </table:table-cell>
          <table:table-cell table:style-name="ce28" table:formula="of:=IF(ISERR(['file:///tmp/mozilla_nalu0/chapter_summary-2019.xlsx'#$'S1 Numbers'.C58]/['file:///tmp/mozilla_nalu0/chapter_summary-2019.xlsx'#$'S1 Numbers'.$C58]*100);&quot;..&quot;;IF((['file:///tmp/mozilla_nalu0/chapter_summary-2019.xlsx'#$'S1 Numbers'.C58]/['file:///tmp/mozilla_nalu0/chapter_summary-2019.xlsx'#$'S1 Numbers'.$C58]*100)=0;&quot;..&quot;;(['file:///tmp/mozilla_nalu0/chapter_summary-2019.xlsx'#$'S1 Numbers'.C58]/['file:///tmp/mozilla_nalu0/chapter_summary-2019.xlsx'#$'S1 Numbers'.$C58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58]/['file:///tmp/mozilla_nalu0/chapter_summary-2019.xlsx'#$'S1 Numbers'.$D58]*100);&quot;..&quot;;IF((['file:///tmp/mozilla_nalu0/chapter_summary-2019.xlsx'#$'S1 Numbers'.D58]/['file:///tmp/mozilla_nalu0/chapter_summary-2019.xlsx'#$'S1 Numbers'.$D58]*100)=0;&quot;..&quot;;(['file:///tmp/mozilla_nalu0/chapter_summary-2019.xlsx'#$'S1 Numbers'.D58]/['file:///tmp/mozilla_nalu0/chapter_summary-2019.xlsx'#$'S1 Numbers'.$D58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58]/['file:///tmp/mozilla_nalu0/chapter_summary-2019.xlsx'#$'S1 Numbers'.$F58]*100);&quot;..&quot;;IF((['file:///tmp/mozilla_nalu0/chapter_summary-2019.xlsx'#$'S1 Numbers'.F58]/['file:///tmp/mozilla_nalu0/chapter_summary-2019.xlsx'#$'S1 Numbers'.$F58]*100)=0;&quot;..&quot;;(['file:///tmp/mozilla_nalu0/chapter_summary-2019.xlsx'#$'S1 Numbers'.F58]/['file:///tmp/mozilla_nalu0/chapter_summary-2019.xlsx'#$'S1 Numbers'.$F58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58]/['file:///tmp/mozilla_nalu0/chapter_summary-2019.xlsx'#$'S1 Numbers'.$G58]*100);&quot;..&quot;;IF((['file:///tmp/mozilla_nalu0/chapter_summary-2019.xlsx'#$'S1 Numbers'.G58]/['file:///tmp/mozilla_nalu0/chapter_summary-2019.xlsx'#$'S1 Numbers'.$G58]*100)=0;&quot;..&quot;;(['file:///tmp/mozilla_nalu0/chapter_summary-2019.xlsx'#$'S1 Numbers'.G58]/['file:///tmp/mozilla_nalu0/chapter_summary-2019.xlsx'#$'S1 Numbers'.$G58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58]/['file:///tmp/mozilla_nalu0/chapter_summary-2019.xlsx'#$'S1 Numbers'.$H58]*100);&quot;..&quot;;IF((['file:///tmp/mozilla_nalu0/chapter_summary-2019.xlsx'#$'S1 Numbers'.H58]/['file:///tmp/mozilla_nalu0/chapter_summary-2019.xlsx'#$'S1 Numbers'.$H58]*100)=0;&quot;..&quot;;(['file:///tmp/mozilla_nalu0/chapter_summary-2019.xlsx'#$'S1 Numbers'.H58]/['file:///tmp/mozilla_nalu0/chapter_summary-2019.xlsx'#$'S1 Numbers'.$H58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58]/['file:///tmp/mozilla_nalu0/chapter_summary-2019.xlsx'#$'S1 Numbers'.$I58]*100);&quot;..&quot;;IF((['file:///tmp/mozilla_nalu0/chapter_summary-2019.xlsx'#$'S1 Numbers'.I58]/['file:///tmp/mozilla_nalu0/chapter_summary-2019.xlsx'#$'S1 Numbers'.$I58]*100)=0;&quot;..&quot;;(['file:///tmp/mozilla_nalu0/chapter_summary-2019.xlsx'#$'S1 Numbers'.I58]/['file:///tmp/mozilla_nalu0/chapter_summary-2019.xlsx'#$'S1 Numbers'.$I58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58]/['file:///tmp/mozilla_nalu0/chapter_summary-2019.xlsx'#$'S1 Numbers'.$I58]*100);&quot;..&quot;;IF((['file:///tmp/mozilla_nalu0/chapter_summary-2019.xlsx'#$'S1 Numbers'.J58]/['file:///tmp/mozilla_nalu0/chapter_summary-2019.xlsx'#$'S1 Numbers'.$I58]*100)=0;&quot;..&quot;;(['file:///tmp/mozilla_nalu0/chapter_summary-2019.xlsx'#$'S1 Numbers'.J58]/['file:///tmp/mozilla_nalu0/chapter_summary-2019.xlsx'#$'S1 Numbers'.$I58])*100))" office:value-type="float" office:value="103.387433239632" calcext:value-type="float">
            <text:p>103.4</text:p>
          </table:table-cell>
          <table:table-cell table:style-name="ce42" table:formula="of:=IF(ISERR(['file:///tmp/mozilla_nalu0/chapter_summary-2019.xlsx'#$'S1 Numbers'.K58]/['file:///tmp/mozilla_nalu0/chapter_summary-2019.xlsx'#$'S1 Numbers'.$I58]*100);&quot;..&quot;;IF((['file:///tmp/mozilla_nalu0/chapter_summary-2019.xlsx'#$'S1 Numbers'.K58]/['file:///tmp/mozilla_nalu0/chapter_summary-2019.xlsx'#$'S1 Numbers'.$I58]*100)=0;&quot;..&quot;;(['file:///tmp/mozilla_nalu0/chapter_summary-2019.xlsx'#$'S1 Numbers'.K58]/['file:///tmp/mozilla_nalu0/chapter_summary-2019.xlsx'#$'S1 Numbers'.$I58])*100))" office:value-type="float" office:value="100.197434452037" calcext:value-type="float">
            <text:p>100.2</text:p>
          </table:table-cell>
          <table:table-cell table:style-name="ce42" table:formula="of:=IF(ISERR(['file:///tmp/mozilla_nalu0/chapter_summary-2019.xlsx'#$'S1 Numbers'.L58]/['file:///tmp/mozilla_nalu0/chapter_summary-2019.xlsx'#$'S1 Numbers'.$I58]*100);&quot;..&quot;;IF((['file:///tmp/mozilla_nalu0/chapter_summary-2019.xlsx'#$'S1 Numbers'.L58]/['file:///tmp/mozilla_nalu0/chapter_summary-2019.xlsx'#$'S1 Numbers'.$I58]*100)=0;&quot;..&quot;;(['file:///tmp/mozilla_nalu0/chapter_summary-2019.xlsx'#$'S1 Numbers'.L58]/['file:///tmp/mozilla_nalu0/chapter_summary-2019.xlsx'#$'S1 Numbers'.$I58])*100))" office:value-type="float" office:value="97.1560489611443" calcext:value-type="float">
            <text:p>97.2</text:p>
          </table:table-cell>
          <table:table-cell table:style-name="ce42" table:formula="of:=IF(ISERR(['file:///tmp/mozilla_nalu0/chapter_summary-2019.xlsx'#$'S1 Numbers'.M58]/['file:///tmp/mozilla_nalu0/chapter_summary-2019.xlsx'#$'S1 Numbers'.$I58]*100);&quot;..&quot;;IF((['file:///tmp/mozilla_nalu0/chapter_summary-2019.xlsx'#$'S1 Numbers'.M58]/['file:///tmp/mozilla_nalu0/chapter_summary-2019.xlsx'#$'S1 Numbers'.$I58]*100)=0;&quot;..&quot;;(['file:///tmp/mozilla_nalu0/chapter_summary-2019.xlsx'#$'S1 Numbers'.M58]/['file:///tmp/mozilla_nalu0/chapter_summary-2019.xlsx'#$'S1 Numbers'.$I58])*100))" office:value-type="float" office:value="98.5940732167342" calcext:value-type="float">
            <text:p>98.6</text:p>
          </table:table-cell>
          <table:table-cell table:style-name="ce42" table:formula="of:=IF(ISERR(['file:///tmp/mozilla_nalu0/chapter_summary-2019.xlsx'#$'S1 Numbers'.N58]/['file:///tmp/mozilla_nalu0/chapter_summary-2019.xlsx'#$'S1 Numbers'.$I58]*100);&quot;..&quot;;IF((['file:///tmp/mozilla_nalu0/chapter_summary-2019.xlsx'#$'S1 Numbers'.N58]/['file:///tmp/mozilla_nalu0/chapter_summary-2019.xlsx'#$'S1 Numbers'.$I58]*100)=0;&quot;..&quot;;(['file:///tmp/mozilla_nalu0/chapter_summary-2019.xlsx'#$'S1 Numbers'.N58]/['file:///tmp/mozilla_nalu0/chapter_summary-2019.xlsx'#$'S1 Numbers'.$I58])*100))" office:value-type="float" office:value="97.8740799162066" calcext:value-type="float">
            <text:p>97.9</text:p>
          </table:table-cell>
          <table:table-cell table:style-name="ce42" table:formula="of:=IF(ISERR(['file:///tmp/mozilla_nalu0/chapter_summary-2019.xlsx'#$'S1 Numbers'.O58]/['file:///tmp/mozilla_nalu0/chapter_summary-2019.xlsx'#$'S1 Numbers'.$I58]*100);&quot;..&quot;;IF((['file:///tmp/mozilla_nalu0/chapter_summary-2019.xlsx'#$'S1 Numbers'.O58]/['file:///tmp/mozilla_nalu0/chapter_summary-2019.xlsx'#$'S1 Numbers'.$I58]*100)=0;&quot;..&quot;;(['file:///tmp/mozilla_nalu0/chapter_summary-2019.xlsx'#$'S1 Numbers'.O58]/['file:///tmp/mozilla_nalu0/chapter_summary-2019.xlsx'#$'S1 Numbers'.$I58])*100))" office:value-type="float" office:value="98.546139491515" calcext:value-type="float">
            <text:p>98.5</text:p>
          </table:table-cell>
          <table:table-cell table:style-name="ce42" table:formula="of:=IF(ISERR(['file:///tmp/mozilla_nalu0/chapter_summary-2019.xlsx'#$'S1 Numbers'.P58]/['file:///tmp/mozilla_nalu0/chapter_summary-2019.xlsx'#$'S1 Numbers'.$I58]*100);&quot;..&quot;;IF((['file:///tmp/mozilla_nalu0/chapter_summary-2019.xlsx'#$'S1 Numbers'.P58]/['file:///tmp/mozilla_nalu0/chapter_summary-2019.xlsx'#$'S1 Numbers'.$I58]*100)=0;&quot;..&quot;;(['file:///tmp/mozilla_nalu0/chapter_summary-2019.xlsx'#$'S1 Numbers'.P58]/['file:///tmp/mozilla_nalu0/chapter_summary-2019.xlsx'#$'S1 Numbers'.$I58])*100))" office:value-type="float" office:value="97.797048482432" calcext:value-type="float">
            <text:p>97.8</text:p>
          </table:table-cell>
          <table:table-cell table:style-name="ce42" table:formula="of:=IF(ISERR(['file:///tmp/mozilla_nalu0/chapter_summary-2019.xlsx'#$'S1 Numbers'.Q58]/['file:///tmp/mozilla_nalu0/chapter_summary-2019.xlsx'#$'S1 Numbers'.$I58]*100);&quot;..&quot;;IF((['file:///tmp/mozilla_nalu0/chapter_summary-2019.xlsx'#$'S1 Numbers'.Q58]/['file:///tmp/mozilla_nalu0/chapter_summary-2019.xlsx'#$'S1 Numbers'.$I58]*100)=0;&quot;..&quot;;(['file:///tmp/mozilla_nalu0/chapter_summary-2019.xlsx'#$'S1 Numbers'.Q58]/['file:///tmp/mozilla_nalu0/chapter_summary-2019.xlsx'#$'S1 Numbers'.$I58])*100))" office:value-type="float" office:value="103.991235690189" calcext:value-type="float">
            <text:p>104.0</text:p>
          </table:table-cell>
          <table:table-cell table:style-name="ce42" table:formula="of:=IF(ISERR(['file:///tmp/mozilla_nalu0/chapter_summary-2019.xlsx'#$'S1 Numbers'.R58]/['file:///tmp/mozilla_nalu0/chapter_summary-2019.xlsx'#$'S1 Numbers'.$I58]*100);&quot;..&quot;;IF((['file:///tmp/mozilla_nalu0/chapter_summary-2019.xlsx'#$'S1 Numbers'.R58]/['file:///tmp/mozilla_nalu0/chapter_summary-2019.xlsx'#$'S1 Numbers'.$I58]*100)=0;&quot;..&quot;;(['file:///tmp/mozilla_nalu0/chapter_summary-2019.xlsx'#$'S1 Numbers'.R58]/['file:///tmp/mozilla_nalu0/chapter_summary-2019.xlsx'#$'S1 Numbers'.$I58])*100))" office:value-type="float" office:value="106.258582136657" calcext:value-type="float">
            <text:p>106.3</text:p>
          </table:table-cell>
          <table:table-cell table:style-name="ce42" table:formula="of:=IF(ISERR(['file:///tmp/mozilla_nalu0/chapter_summary-2019.xlsx'#$'S1 Numbers'.S58]/['file:///tmp/mozilla_nalu0/chapter_summary-2019.xlsx'#$'S1 Numbers'.$I58]*100);&quot;..&quot;;IF((['file:///tmp/mozilla_nalu0/chapter_summary-2019.xlsx'#$'S1 Numbers'.S58]/['file:///tmp/mozilla_nalu0/chapter_summary-2019.xlsx'#$'S1 Numbers'.$I58]*100)=0;&quot;..&quot;;(['file:///tmp/mozilla_nalu0/chapter_summary-2019.xlsx'#$'S1 Numbers'.S58]/['file:///tmp/mozilla_nalu0/chapter_summary-2019.xlsx'#$'S1 Numbers'.$I58])*100))" office:value-type="float" office:value="106.605829790904" calcext:value-type="float">
            <text:p>106.6</text:p>
          </table:table-cell>
          <table:table-cell table:style-name="ce26" table:number-columns-repeated="1006"/>
        </table:table-row>
        <table:table-row table:style-name="ro9">
          <table:table-cell table:style-name="ce10"/>
          <table:table-cell table:style-name="ce22" office:value-type="string" calcext:value-type="string">
            <text:p>Vehicles</text:p>
          </table:table-cell>
          <table:table-cell table:style-name="ce28" table:formula="of:=IF(ISERR(['file:///tmp/mozilla_nalu0/chapter_summary-2019.xlsx'#$'S1 Numbers'.C59]/['file:///tmp/mozilla_nalu0/chapter_summary-2019.xlsx'#$'S1 Numbers'.$C59]*100);&quot;..&quot;;IF((['file:///tmp/mozilla_nalu0/chapter_summary-2019.xlsx'#$'S1 Numbers'.C59]/['file:///tmp/mozilla_nalu0/chapter_summary-2019.xlsx'#$'S1 Numbers'.$C59]*100)=0;&quot;..&quot;;(['file:///tmp/mozilla_nalu0/chapter_summary-2019.xlsx'#$'S1 Numbers'.C59]/['file:///tmp/mozilla_nalu0/chapter_summary-2019.xlsx'#$'S1 Numbers'.$C59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D59]/['file:///tmp/mozilla_nalu0/chapter_summary-2019.xlsx'#$'S1 Numbers'.$D59]*100);&quot;..&quot;;IF((['file:///tmp/mozilla_nalu0/chapter_summary-2019.xlsx'#$'S1 Numbers'.D59]/['file:///tmp/mozilla_nalu0/chapter_summary-2019.xlsx'#$'S1 Numbers'.$D59]*100)=0;&quot;..&quot;;(['file:///tmp/mozilla_nalu0/chapter_summary-2019.xlsx'#$'S1 Numbers'.D59]/['file:///tmp/mozilla_nalu0/chapter_summary-2019.xlsx'#$'S1 Numbers'.$D59])*100))" office:value-type="float" office:value="100" calcext:value-type="float">
            <text:p>100.0</text:p>
          </table:table-cell>
          <table:table-cell table:style-name="ce28" table:formula="of:=IF(ISERR(['file:///tmp/mozilla_nalu0/chapter_summary-2019.xlsx'#$'S1 Numbers'.F59]/['file:///tmp/mozilla_nalu0/chapter_summary-2019.xlsx'#$'S1 Numbers'.$F59]*100);&quot;..&quot;;IF((['file:///tmp/mozilla_nalu0/chapter_summary-2019.xlsx'#$'S1 Numbers'.F59]/['file:///tmp/mozilla_nalu0/chapter_summary-2019.xlsx'#$'S1 Numbers'.$F59]*100)=0;&quot;..&quot;;(['file:///tmp/mozilla_nalu0/chapter_summary-2019.xlsx'#$'S1 Numbers'.F59]/['file:///tmp/mozilla_nalu0/chapter_summary-2019.xlsx'#$'S1 Numbers'.$F59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G59]/['file:///tmp/mozilla_nalu0/chapter_summary-2019.xlsx'#$'S1 Numbers'.$G59]*100);&quot;..&quot;;IF((['file:///tmp/mozilla_nalu0/chapter_summary-2019.xlsx'#$'S1 Numbers'.G59]/['file:///tmp/mozilla_nalu0/chapter_summary-2019.xlsx'#$'S1 Numbers'.$G59]*100)=0;&quot;..&quot;;(['file:///tmp/mozilla_nalu0/chapter_summary-2019.xlsx'#$'S1 Numbers'.G59]/['file:///tmp/mozilla_nalu0/chapter_summary-2019.xlsx'#$'S1 Numbers'.$G59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H59]/['file:///tmp/mozilla_nalu0/chapter_summary-2019.xlsx'#$'S1 Numbers'.$H59]*100);&quot;..&quot;;IF((['file:///tmp/mozilla_nalu0/chapter_summary-2019.xlsx'#$'S1 Numbers'.H59]/['file:///tmp/mozilla_nalu0/chapter_summary-2019.xlsx'#$'S1 Numbers'.$H59]*100)=0;&quot;..&quot;;(['file:///tmp/mozilla_nalu0/chapter_summary-2019.xlsx'#$'S1 Numbers'.H59]/['file:///tmp/mozilla_nalu0/chapter_summary-2019.xlsx'#$'S1 Numbers'.$H59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I59]/['file:///tmp/mozilla_nalu0/chapter_summary-2019.xlsx'#$'S1 Numbers'.$I59]*100);&quot;..&quot;;IF((['file:///tmp/mozilla_nalu0/chapter_summary-2019.xlsx'#$'S1 Numbers'.I59]/['file:///tmp/mozilla_nalu0/chapter_summary-2019.xlsx'#$'S1 Numbers'.$I59]*100)=0;&quot;..&quot;;(['file:///tmp/mozilla_nalu0/chapter_summary-2019.xlsx'#$'S1 Numbers'.I59]/['file:///tmp/mozilla_nalu0/chapter_summary-2019.xlsx'#$'S1 Numbers'.$I59])*100))" office:value-type="float" office:value="100" calcext:value-type="float">
            <text:p>100.0</text:p>
          </table:table-cell>
          <table:table-cell table:style-name="ce42" table:formula="of:=IF(ISERR(['file:///tmp/mozilla_nalu0/chapter_summary-2019.xlsx'#$'S1 Numbers'.J59]/['file:///tmp/mozilla_nalu0/chapter_summary-2019.xlsx'#$'S1 Numbers'.$I59]*100);&quot;..&quot;;IF((['file:///tmp/mozilla_nalu0/chapter_summary-2019.xlsx'#$'S1 Numbers'.J59]/['file:///tmp/mozilla_nalu0/chapter_summary-2019.xlsx'#$'S1 Numbers'.$I59]*100)=0;&quot;..&quot;;(['file:///tmp/mozilla_nalu0/chapter_summary-2019.xlsx'#$'S1 Numbers'.J59]/['file:///tmp/mozilla_nalu0/chapter_summary-2019.xlsx'#$'S1 Numbers'.$I59])*100))" office:value-type="float" office:value="103.060204841503" calcext:value-type="float">
            <text:p>103.1</text:p>
          </table:table-cell>
          <table:table-cell table:style-name="ce42" table:formula="of:=IF(ISERR(['file:///tmp/mozilla_nalu0/chapter_summary-2019.xlsx'#$'S1 Numbers'.K59]/['file:///tmp/mozilla_nalu0/chapter_summary-2019.xlsx'#$'S1 Numbers'.$I59]*100);&quot;..&quot;;IF((['file:///tmp/mozilla_nalu0/chapter_summary-2019.xlsx'#$'S1 Numbers'.K59]/['file:///tmp/mozilla_nalu0/chapter_summary-2019.xlsx'#$'S1 Numbers'.$I59]*100)=0;&quot;..&quot;;(['file:///tmp/mozilla_nalu0/chapter_summary-2019.xlsx'#$'S1 Numbers'.K59]/['file:///tmp/mozilla_nalu0/chapter_summary-2019.xlsx'#$'S1 Numbers'.$I59])*100))" office:value-type="float" office:value="99.4188203337365" calcext:value-type="float">
            <text:p>99.4</text:p>
          </table:table-cell>
          <table:table-cell table:style-name="ce42" table:formula="of:=IF(ISERR(['file:///tmp/mozilla_nalu0/chapter_summary-2019.xlsx'#$'S1 Numbers'.L59]/['file:///tmp/mozilla_nalu0/chapter_summary-2019.xlsx'#$'S1 Numbers'.$I59]*100);&quot;..&quot;;IF((['file:///tmp/mozilla_nalu0/chapter_summary-2019.xlsx'#$'S1 Numbers'.L59]/['file:///tmp/mozilla_nalu0/chapter_summary-2019.xlsx'#$'S1 Numbers'.$I59]*100)=0;&quot;..&quot;;(['file:///tmp/mozilla_nalu0/chapter_summary-2019.xlsx'#$'S1 Numbers'.L59]/['file:///tmp/mozilla_nalu0/chapter_summary-2019.xlsx'#$'S1 Numbers'.$I59])*100))" office:value-type="float" office:value="99.3166759637247" calcext:value-type="float">
            <text:p>99.3</text:p>
          </table:table-cell>
          <table:table-cell table:style-name="ce42" table:formula="of:=IF(ISERR(['file:///tmp/mozilla_nalu0/chapter_summary-2019.xlsx'#$'S1 Numbers'.M59]/['file:///tmp/mozilla_nalu0/chapter_summary-2019.xlsx'#$'S1 Numbers'.$I59]*100);&quot;..&quot;;IF((['file:///tmp/mozilla_nalu0/chapter_summary-2019.xlsx'#$'S1 Numbers'.M59]/['file:///tmp/mozilla_nalu0/chapter_summary-2019.xlsx'#$'S1 Numbers'.$I59]*100)=0;&quot;..&quot;;(['file:///tmp/mozilla_nalu0/chapter_summary-2019.xlsx'#$'S1 Numbers'.M59]/['file:///tmp/mozilla_nalu0/chapter_summary-2019.xlsx'#$'S1 Numbers'.$I59])*100))" office:value-type="float" office:value="102.302685999876" calcext:value-type="float">
            <text:p>102.3</text:p>
          </table:table-cell>
          <table:table-cell table:style-name="ce42" table:formula="of:=IF(ISERR(['file:///tmp/mozilla_nalu0/chapter_summary-2019.xlsx'#$'S1 Numbers'.N59]/['file:///tmp/mozilla_nalu0/chapter_summary-2019.xlsx'#$'S1 Numbers'.$I59]*100);&quot;..&quot;;IF((['file:///tmp/mozilla_nalu0/chapter_summary-2019.xlsx'#$'S1 Numbers'.N59]/['file:///tmp/mozilla_nalu0/chapter_summary-2019.xlsx'#$'S1 Numbers'.$I59]*100)=0;&quot;..&quot;;(['file:///tmp/mozilla_nalu0/chapter_summary-2019.xlsx'#$'S1 Numbers'.N59]/['file:///tmp/mozilla_nalu0/chapter_summary-2019.xlsx'#$'S1 Numbers'.$I59])*100))" office:value-type="float" office:value="100.322548875731" calcext:value-type="float">
            <text:p>100.3</text:p>
          </table:table-cell>
          <table:table-cell table:style-name="ce42" table:formula="of:=IF(ISERR(['file:///tmp/mozilla_nalu0/chapter_summary-2019.xlsx'#$'S1 Numbers'.O59]/['file:///tmp/mozilla_nalu0/chapter_summary-2019.xlsx'#$'S1 Numbers'.$I59]*100);&quot;..&quot;;IF((['file:///tmp/mozilla_nalu0/chapter_summary-2019.xlsx'#$'S1 Numbers'.O59]/['file:///tmp/mozilla_nalu0/chapter_summary-2019.xlsx'#$'S1 Numbers'.$I59]*100)=0;&quot;..&quot;;(['file:///tmp/mozilla_nalu0/chapter_summary-2019.xlsx'#$'S1 Numbers'.O59]/['file:///tmp/mozilla_nalu0/chapter_summary-2019.xlsx'#$'S1 Numbers'.$I59])*100))" office:value-type="float" office:value="102.221795755637" calcext:value-type="float">
            <text:p>102.2</text:p>
          </table:table-cell>
          <table:table-cell table:style-name="ce42" table:formula="of:=IF(ISERR(['file:///tmp/mozilla_nalu0/chapter_summary-2019.xlsx'#$'S1 Numbers'.P59]/['file:///tmp/mozilla_nalu0/chapter_summary-2019.xlsx'#$'S1 Numbers'.$I59]*100);&quot;..&quot;;IF((['file:///tmp/mozilla_nalu0/chapter_summary-2019.xlsx'#$'S1 Numbers'.P59]/['file:///tmp/mozilla_nalu0/chapter_summary-2019.xlsx'#$'S1 Numbers'.$I59]*100)=0;&quot;..&quot;;(['file:///tmp/mozilla_nalu0/chapter_summary-2019.xlsx'#$'S1 Numbers'.P59]/['file:///tmp/mozilla_nalu0/chapter_summary-2019.xlsx'#$'S1 Numbers'.$I59])*100))" office:value-type="float" office:value="105.34626902507" calcext:value-type="float">
            <text:p>105.3</text:p>
          </table:table-cell>
          <table:table-cell table:style-name="ce42" table:formula="of:=IF(ISERR(['file:///tmp/mozilla_nalu0/chapter_summary-2019.xlsx'#$'S1 Numbers'.Q59]/['file:///tmp/mozilla_nalu0/chapter_summary-2019.xlsx'#$'S1 Numbers'.$I59]*100);&quot;..&quot;;IF((['file:///tmp/mozilla_nalu0/chapter_summary-2019.xlsx'#$'S1 Numbers'.Q59]/['file:///tmp/mozilla_nalu0/chapter_summary-2019.xlsx'#$'S1 Numbers'.$I59]*100)=0;&quot;..&quot;;(['file:///tmp/mozilla_nalu0/chapter_summary-2019.xlsx'#$'S1 Numbers'.Q59]/['file:///tmp/mozilla_nalu0/chapter_summary-2019.xlsx'#$'S1 Numbers'.$I59])*100))" office:value-type="float" office:value="114.063068698706" calcext:value-type="float">
            <text:p>114.1</text:p>
          </table:table-cell>
          <table:table-cell table:style-name="ce42" table:formula="of:=IF(ISERR(['file:///tmp/mozilla_nalu0/chapter_summary-2019.xlsx'#$'S1 Numbers'.R59]/['file:///tmp/mozilla_nalu0/chapter_summary-2019.xlsx'#$'S1 Numbers'.$I59]*100);&quot;..&quot;;IF((['file:///tmp/mozilla_nalu0/chapter_summary-2019.xlsx'#$'S1 Numbers'.R59]/['file:///tmp/mozilla_nalu0/chapter_summary-2019.xlsx'#$'S1 Numbers'.$I59]*100)=0;&quot;..&quot;;(['file:///tmp/mozilla_nalu0/chapter_summary-2019.xlsx'#$'S1 Numbers'.R59]/['file:///tmp/mozilla_nalu0/chapter_summary-2019.xlsx'#$'S1 Numbers'.$I59])*100))" office:value-type="float" office:value="119.118163986091" calcext:value-type="float">
            <text:p>119.1</text:p>
          </table:table-cell>
          <table:table-cell table:style-name="ce42" table:formula="of:=IF(ISERR(['file:///tmp/mozilla_nalu0/chapter_summary-2019.xlsx'#$'S1 Numbers'.S59]/['file:///tmp/mozilla_nalu0/chapter_summary-2019.xlsx'#$'S1 Numbers'.$I59]*100);&quot;..&quot;;IF((['file:///tmp/mozilla_nalu0/chapter_summary-2019.xlsx'#$'S1 Numbers'.S59]/['file:///tmp/mozilla_nalu0/chapter_summary-2019.xlsx'#$'S1 Numbers'.$I59]*100)=0;&quot;..&quot;;(['file:///tmp/mozilla_nalu0/chapter_summary-2019.xlsx'#$'S1 Numbers'.S59]/['file:///tmp/mozilla_nalu0/chapter_summary-2019.xlsx'#$'S1 Numbers'.$I59])*100))" office:value-type="float" office:value="118.470964178234" calcext:value-type="float">
            <text:p>118.5</text:p>
          </table:table-cell>
          <table:table-cell table:style-name="ce26" table:number-columns-repeated="1006"/>
        </table:table-row>
        <table:table-row table:style-name="ro10">
          <table:table-cell table:style-name="ce16" table:number-columns-repeated="2"/>
          <table:table-cell table:style-name="ce33" table:number-columns-repeated="2"/>
          <table:table-cell table:style-name="ce16" table:number-columns-repeated="9"/>
          <table:table-cell table:style-name="ce53"/>
          <table:table-cell table:style-name="ce57" table:number-columns-repeated="4"/>
          <table:table-cell table:style-name="ce26" table:number-columns-repeated="1006"/>
        </table:table-row>
        <table:table-row table:style-name="ro13">
          <table:table-cell table:style-name="ce17" office:value-type="float" office:value="1" calcext:value-type="float">
            <text:p>1 </text:p>
          </table:table-cell>
          <table:table-cell table:style-name="ce23" office:value-type="string" calcext:value-type="string">
            <text:p>DfT has revised the figures for the light goods and goods body types back to 2001. DfT does not have the underlying data to revise earlier years' figures.</text:p>
          </table:table-cell>
          <table:table-cell table:style-name="ce23" table:number-columns-repeated="11"/>
          <table:table-cell table:number-columns-repeated="1011"/>
        </table:table-row>
        <table:table-row table:style-name="ro13">
          <table:table-cell table:style-name="ce17" office:value-type="float" office:value="2" calcext:value-type="float">
            <text:p>2 </text:p>
          </table:table-cell>
          <table:table-cell table:style-name="ce17" office:value-type="string" calcext:value-type="string">
            <text:p>Financial years</text:p>
          </table:table-cell>
          <table:table-cell table:style-name="ce34"/>
          <table:table-cell table:style-name="ce39" table:number-columns-repeated="4"/>
          <table:table-cell table:style-name="ce23" table:number-columns-repeated="6"/>
          <table:table-cell table:number-columns-repeated="1011"/>
        </table:table-row>
        <table:table-row table:style-name="ro13">
          <table:table-cell table:style-name="ce17" office:value-type="float" office:value="3" calcext:value-type="float">
            <text:p>3 </text:p>
          </table:table-cell>
          <table:table-cell table:style-name="ce17" office:value-type="string" calcext:value-type="string">
            <text:p>The DfT have revised figures from 2004/05 onwards as a result of methodological improvements. Figures prior to this period are not directly comparable.</text:p>
          </table:table-cell>
          <table:table-cell table:style-name="ce34"/>
          <table:table-cell table:style-name="ce39" table:number-columns-repeated="4"/>
          <table:table-cell table:style-name="ce23" table:number-columns-repeated="6"/>
          <table:table-cell table:number-columns-repeated="1011"/>
        </table:table-row>
        <table:table-row table:style-name="ro13">
          <table:table-cell table:style-name="ce17"/>
          <table:table-cell table:style-name="ce17" office:value-type="string" calcext:value-type="string">
            <text:p>See Chapter 2 of Scottish Transport Statistics for more detail. <text:s/>Figures from 2006 include Government support for buses which is not available for the two previous years.</text:p>
          </table:table-cell>
          <table:table-cell table:style-name="ce34"/>
          <table:table-cell table:style-name="ce39" table:number-columns-repeated="4"/>
          <table:table-cell table:style-name="ce23" table:number-columns-repeated="6"/>
          <table:table-cell table:number-columns-repeated="1011"/>
        </table:table-row>
        <table:table-row table:style-name="ro13">
          <table:table-cell table:style-name="ce17" office:value-type="float" office:value="4" calcext:value-type="float">
            <text:p>4 </text:p>
          </table:table-cell>
          <table:table-cell table:style-name="ce17" office:value-type="string" calcext:value-type="string">
            <text:p>Freight lifted in Scotland by UK-registered hauliers, regardless of whether the destination is in Scotland, elsewhere in the UK or outwith the UK.</text:p>
          </table:table-cell>
          <table:table-cell table:style-name="ce34"/>
          <table:table-cell table:style-name="ce39" table:number-columns-repeated="4"/>
          <table:table-cell table:style-name="ce23" table:number-columns-repeated="6"/>
          <table:table-cell table:number-columns-repeated="1011"/>
        </table:table-row>
        <table:table-row table:style-name="ro13">
          <table:table-cell table:style-name="ce17"/>
          <table:table-cell table:style-name="ce17" office:value-type="string" calcext:value-type="string">
            <text:p>The figures for 2004 onwards are not compatible with those for earlier years due to changes in methodology and processing system for the survey.</text:p>
          </table:table-cell>
          <table:table-cell table:style-name="ce34"/>
          <table:table-cell table:style-name="ce39" table:number-columns-repeated="4"/>
          <table:table-cell table:style-name="ce23" table:number-columns-repeated="6"/>
          <table:table-cell table:number-columns-repeated="1011"/>
        </table:table-row>
        <table:table-row table:style-name="ro13">
          <table:table-cell table:style-name="ce17" office:value-type="float" office:value="5" calcext:value-type="float">
            <text:p>5 </text:p>
          </table:table-cell>
          <table:table-cell table:style-name="ce24" office:value-type="string" calcext:value-type="string">
            <text:p>The estimated amounts of crude oil and products carried by pipelines over 50km in length. 2012 figures are provisional. </text:p>
          </table:table-cell>
          <table:table-cell table:style-name="ce35" table:number-columns-repeated="5"/>
          <table:table-cell table:style-name="ce24" table:number-columns-repeated="4"/>
          <table:table-cell table:style-name="ce23" table:number-columns-repeated="2"/>
          <table:table-cell table:number-columns-repeated="1011"/>
        </table:table-row>
        <table:table-row table:style-name="ro13">
          <table:table-cell table:style-name="ce17" office:value-type="float" office:value="6" calcext:value-type="float">
            <text:p>6 </text:p>
          </table:table-cell>
          <table:table-cell table:style-name="ce23" office:value-type="string" calcext:value-type="string">
            <text:p>ScotRail introduced a new methodology which better estimates Strathclyde Zonecard journeys from 2009/10. Figures from 2003/04 onwards </text:p>
          </table:table-cell>
          <table:table-cell table:style-name="ce23"/>
          <table:table-cell table:style-name="ce34" table:number-columns-repeated="4"/>
          <table:table-cell table:style-name="ce23" table:number-columns-repeated="6"/>
          <table:table-cell table:style-name="ce26" table:number-columns-repeated="1011"/>
        </table:table-row>
        <table:table-row table:style-name="ro13">
          <table:table-cell table:style-name="ce17"/>
          <table:table-cell table:style-name="ce23" office:value-type="string" calcext:value-type="string">
            <text:p>present the impact of this on previously reported data to provide a more meaningful year on year comparison. Note that this has no impact on actual</text:p>
          </table:table-cell>
          <table:table-cell table:style-name="ce23"/>
          <table:table-cell table:style-name="ce34" table:number-columns-repeated="4"/>
          <table:table-cell table:style-name="ce23" table:number-columns-repeated="6"/>
          <table:table-cell table:style-name="ce26" table:number-columns-repeated="1011"/>
        </table:table-row>
        <table:table-row table:style-name="ro13">
          <table:table-cell table:style-name="ce17"/>
          <table:table-cell table:style-name="ce23" office:value-type="string" calcext:value-type="string">
            <text:p><text:s/>journeys undertaken. </text:p>
          </table:table-cell>
          <table:table-cell table:style-name="ce23"/>
          <table:table-cell table:style-name="ce40" table:number-columns-repeated="4"/>
          <table:table-cell table:style-name="ce26" table:number-columns-repeated="1017"/>
        </table:table-row>
        <table:table-row table:style-name="ro13">
          <table:table-cell table:style-name="ce17" office:value-type="float" office:value="7" calcext:value-type="float">
            <text:p>7 </text:p>
          </table:table-cell>
          <table:table-cell table:style-name="ce23" office:value-type="string" calcext:value-type="string">
            <text:p>The Office of Rail and Road (ORR) produce total passenger figures. These are not adjusted to reflect ScotRail's revised methdology and are therefore </text:p>
          </table:table-cell>
          <table:table-cell table:style-name="ce23"/>
          <table:table-cell table:style-name="ce40" table:number-columns-repeated="4"/>
          <table:table-cell table:style-name="ce26" table:number-columns-repeated="1017"/>
        </table:table-row>
        <table:table-row table:style-name="ro13">
          <table:table-cell table:style-name="ce17"/>
          <table:table-cell table:style-name="ce23" office:value-type="string" calcext:value-type="string">
            <text:p>not comparable with ScotRail figures.</text:p>
          </table:table-cell>
          <table:table-cell table:style-name="ce23"/>
          <table:table-cell table:style-name="ce40" table:number-columns-repeated="4"/>
          <table:table-cell table:style-name="ce26" table:number-columns-repeated="1017"/>
        </table:table-row>
        <table:table-row table:style-name="ro13">
          <table:table-cell table:style-name="ce17" office:value-type="float" office:value="8" calcext:value-type="float">
            <text:p>8 </text:p>
          </table:table-cell>
          <table:table-cell table:style-name="ce25" office:value-type="string" calcext:value-type="string">
            <text:p>Services to Europe, Northern Ireland and within Scotland (Previous versions of STS only included services where data is availabla back to 1975, this can still be </text:p>
          </table:table-cell>
          <table:table-cell table:style-name="ce36"/>
          <table:table-cell table:style-name="ce40" table:number-columns-repeated="4"/>
          <table:table-cell table:style-name="ce26" table:number-columns-repeated="1017"/>
        </table:table-row>
        <table:table-row table:style-name="ro13">
          <table:table-cell table:style-name="ce17"/>
          <table:table-cell table:style-name="ce25" office:value-type="string" calcext:value-type="string">
            <text:p>found in Table H1). </text:p>
          </table:table-cell>
          <table:table-cell table:style-name="ce36"/>
          <table:table-cell table:style-name="ce40" table:number-columns-repeated="4"/>
          <table:table-cell table:style-name="ce26" table:number-columns-repeated="1017"/>
        </table:table-row>
        <table:table-row table:style-name="ro13">
          <table:table-cell table:style-name="ce18" office:value-type="string" calcext:value-type="string">
            <text:p>9 <text:s text:c="3"/>Domestic freight estimates for 2006 to 2009 were revised on 27 October 2011.</text:p>
          </table:table-cell>
          <table:table-cell table:style-name="ce26"/>
          <table:table-cell table:style-name="ce23" table:number-columns-repeated="11"/>
          <table:table-cell table:number-columns-repeated="1011"/>
        </table:table-row>
        <table:table-row table:style-name="ro3">
          <table:table-cell table:style-name="ce17" office:value-type="string" calcext:value-type="string">
            <text:p>10 <text:s text:c="3"/>Totals have been revised in <text:s/>2012 to include slip roads on Trunk A roads which had previously excluded. <text:s/></text:p>
          </table:table-cell>
          <table:table-cell table:style-name="ce27"/>
          <table:table-cell table:style-name="ce37" table:number-columns-repeated="4"/>
          <table:table-cell table:number-columns-repeated="1018"/>
        </table:table-row>
        <table:table-row table:style-name="ro3">
          <table:table-cell table:style-name="ce17"/>
          <table:table-cell table:style-name="ce27" office:value-type="string" calcext:value-type="string">
            <text:p><text:s text:c="2"/>See Road Network chapter for more information. </text:p>
          </table:table-cell>
          <table:table-cell table:style-name="ce37" table:number-columns-repeated="4"/>
          <table:table-cell table:number-columns-repeated="1018"/>
        </table:table-row>
        <table:table-row table:style-name="ro13" table:number-rows-repeated="1048498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Print_Area" table:base-cell-address="$'S2 Index'.$A$1" table:cell-range-address="$'S2 Index'.$A$1:.$R$77" table:range-usable-as="print-range"/>
        </table:named-expressions>
      </table:table>
      <table:table table:name="CSV modes_domestic" table:style-name="ta1">
        <table:table-column table:style-name="co2" table:default-cell-style-name="ce59"/>
        <table:table-column table:style-name="co14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2" table:number-columns-repeated="59" table:default-cell-style-name="ce59"/>
        <table:table-row table:style-name="ro1">
          <table:table-cell/>
          <table:table-cell table:style-name="ce60" office:value-type="string" calcext:value-type="string">
            <text:p>Bus passengers</text:p>
          </table:table-cell>
          <table:table-cell office:value-type="string" calcext:value-type="string">
            <text:p>Road vehicle.km</text:p>
          </table:table-cell>
          <table:table-cell office:value-type="string" calcext:value-type="string">
            <text:p>Scotrail passengers</text:p>
          </table:table-cell>
          <table:table-cell office:value-type="string" calcext:value-type="string">
            <text:p>Ferry passengers</text:p>
          </table:table-cell>
          <table:table-cell office:value-type="string" calcext:value-type="string">
            <text:p>Road casualties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61" table:number-matrix-columns-spanned="1" table:number-matrix-rows-spanned="11" table:formula="of:=TRANSPOSE([$'S2 Index'.H11:.R11])" office:value-type="float" office:value="100" calcext:value-type="float">
            <text:p>100.00</text:p>
          </table:table-cell>
          <table:table-cell table:style-name="ce63" table:number-matrix-columns-spanned="1" table:number-matrix-rows-spanned="11" table:formula="of:=TRANSPOSE([$'S2 Index'.H34:.R34])" office:value-type="float" office:value="100" calcext:value-type="float">
            <text:p>100.00</text:p>
          </table:table-cell>
          <table:table-cell table:style-name="ce63" table:number-matrix-columns-spanned="1" table:number-matrix-rows-spanned="11" table:formula="of:=TRANSPOSE([$'S2 Index'.H42:.R42])" office:value-type="float" office:value="100" calcext:value-type="float">
            <text:p>100.00</text:p>
          </table:table-cell>
          <table:table-cell table:style-name="ce61" table:number-matrix-columns-spanned="1" table:number-matrix-rows-spanned="11" table:formula="of:=TRANSPOSE([$'S2 Index'.H58:.R58])" office:value-type="float" office:value="100" calcext:value-type="float">
            <text:p>100.00</text:p>
          </table:table-cell>
          <table:table-cell table:style-name="ce64" table:number-matrix-columns-spanned="1" table:number-matrix-rows-spanned="11" table:formula="of:=TRANSPOSE([$'S2 Index'.H39:.R39])" office:value-type="float" office:value="100" calcext:value-type="float">
            <text:p>100.00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61" office:value-type="float" office:value="94.6976377026992" calcext:value-type="float">
            <text:p>94.70</text:p>
          </table:table-cell>
          <table:table-cell table:style-name="ce63" office:value-type="float" office:value="99.4355745446368" calcext:value-type="float">
            <text:p>99.44</text:p>
          </table:table-cell>
          <table:table-cell table:style-name="ce63" office:value-type="float" office:value="100.654201939055" calcext:value-type="float">
            <text:p>100.65</text:p>
          </table:table-cell>
          <table:table-cell table:style-name="ce61" office:value-type="float" office:value="103.387433239632" calcext:value-type="float">
            <text:p>103.39</text:p>
          </table:table-cell>
          <table:table-cell table:style-name="ce64" office:value-type="float" office:value="96.4789635710621" calcext:value-type="float">
            <text:p>96.48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61" office:value-type="float" office:value="88.9530351668489" calcext:value-type="float">
            <text:p>88.95</text:p>
          </table:table-cell>
          <table:table-cell table:style-name="ce63" office:value-type="float" office:value="97.7917697324039" calcext:value-type="float">
            <text:p>97.79</text:p>
          </table:table-cell>
          <table:table-cell table:style-name="ce63" office:value-type="float" office:value="102.434939617161" calcext:value-type="float">
            <text:p>102.43</text:p>
          </table:table-cell>
          <table:table-cell table:style-name="ce61" office:value-type="float" office:value="100.197434452037" calcext:value-type="float">
            <text:p>100.20</text:p>
          </table:table-cell>
          <table:table-cell table:style-name="ce64" office:value-type="float" office:value="85.5438686505901" calcext:value-type="float">
            <text:p>85.54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61" office:value-type="float" office:value="90.0817631116867" calcext:value-type="float">
            <text:p>90.08</text:p>
          </table:table-cell>
          <table:table-cell table:style-name="ce63" office:value-type="float" office:value="97.5713964470429" calcext:value-type="float">
            <text:p>97.57</text:p>
          </table:table-cell>
          <table:table-cell table:style-name="ce63" office:value-type="float" office:value="106.111554514648" calcext:value-type="float">
            <text:p>106.11</text:p>
          </table:table-cell>
          <table:table-cell table:style-name="ce61" office:value-type="float" office:value="97.1560489611443" calcext:value-type="float">
            <text:p>97.16</text:p>
          </table:table-cell>
          <table:table-cell table:style-name="ce64" office:value-type="float" office:value="81.9971780400205" calcext:value-type="float">
            <text:p>82.00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61" office:value-type="float" office:value="86.9128298896785" calcext:value-type="float">
            <text:p>86.91</text:p>
          </table:table-cell>
          <table:table-cell table:style-name="ce63" office:value-type="float" office:value="97.9289408590061" calcext:value-type="float">
            <text:p>97.93</text:p>
          </table:table-cell>
          <table:table-cell table:style-name="ce63" office:value-type="float" office:value="108.924622852582" calcext:value-type="float">
            <text:p>108.92</text:p>
          </table:table-cell>
          <table:table-cell table:style-name="ce61" office:value-type="float" office:value="98.5940732167342" calcext:value-type="float">
            <text:p>98.59</text:p>
          </table:table-cell>
          <table:table-cell table:style-name="ce64" office:value-type="float" office:value="81.5289892252437" calcext:value-type="float">
            <text:p>81.53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61" office:value-type="float" office:value="87.0605470272987" calcext:value-type="float">
            <text:p>87.06</text:p>
          </table:table-cell>
          <table:table-cell table:style-name="ce63" office:value-type="float" office:value="98.5833145941084" calcext:value-type="float">
            <text:p>98.58</text:p>
          </table:table-cell>
          <table:table-cell table:style-name="ce63" office:value-type="float" office:value="112.967590835939" calcext:value-type="float">
            <text:p>112.97</text:p>
          </table:table-cell>
          <table:table-cell table:style-name="ce61" office:value-type="float" office:value="97.8740799162066" calcext:value-type="float">
            <text:p>97.87</text:p>
          </table:table-cell>
          <table:table-cell table:style-name="ce64" office:value-type="float" office:value="73.7044638276039" calcext:value-type="float">
            <text:p>73.70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61" office:value-type="float" office:value="85.6548946288328" calcext:value-type="float">
            <text:p>85.65</text:p>
          </table:table-cell>
          <table:table-cell table:style-name="ce63" office:value-type="float" office:value="100.829772880594" calcext:value-type="float">
            <text:p>100.83</text:p>
          </table:table-cell>
          <table:table-cell table:style-name="ce63" office:value-type="float" office:value="121.262871423151" calcext:value-type="float">
            <text:p>121.26</text:p>
          </table:table-cell>
          <table:table-cell table:style-name="ce61" office:value-type="float" office:value="98.546139491515" calcext:value-type="float">
            <text:p>98.55</text:p>
          </table:table-cell>
          <table:table-cell table:style-name="ce64" office:value-type="float" office:value="72.4858902001026" calcext:value-type="float">
            <text:p>72.49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61" office:value-type="float" office:value="84.1425866628772" calcext:value-type="float">
            <text:p>84.14</text:p>
          </table:table-cell>
          <table:table-cell table:style-name="ce63" office:value-type="float" office:value="102.032831122105" calcext:value-type="float">
            <text:p>102.03</text:p>
          </table:table-cell>
          <table:table-cell table:style-name="ce63" office:value-type="float" office:value="121.956325478549" calcext:value-type="float">
            <text:p>121.96</text:p>
          </table:table-cell>
          <table:table-cell table:style-name="ce61" office:value-type="float" office:value="97.797048482432" calcext:value-type="float">
            <text:p>97.80</text:p>
          </table:table-cell>
          <table:table-cell table:style-name="ce64" office:value-type="float" office:value="70.4014879425346" calcext:value-type="float">
            <text:p>70.40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1" office:value-type="float" office:value="81.2517182704831" calcext:value-type="float">
            <text:p>81.25</text:p>
          </table:table-cell>
          <table:table-cell table:style-name="ce63" office:value-type="float" office:value="104.472678210029" calcext:value-type="float">
            <text:p>104.47</text:p>
          </table:table-cell>
          <table:table-cell table:style-name="ce63" office:value-type="float" office:value="123.303981473001" calcext:value-type="float">
            <text:p>123.30</text:p>
          </table:table-cell>
          <table:table-cell table:style-name="ce61" office:value-type="float" office:value="103.991235690189" calcext:value-type="float">
            <text:p>103.99</text:p>
          </table:table-cell>
          <table:table-cell table:style-name="ce64" office:value-type="float" office:value="69.8884043099025" calcext:value-type="float">
            <text:p>69.89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1" office:value-type="float" office:value="80.2803362628603" calcext:value-type="float">
            <text:p>80.28</text:p>
          </table:table-cell>
          <table:table-cell table:style-name="ce63" office:value-type="float" office:value="107.906453789071" calcext:value-type="float">
            <text:p>107.91</text:p>
          </table:table-cell>
          <table:table-cell table:style-name="ce63" office:value-type="float" office:value="127.935731201507" calcext:value-type="float">
            <text:p>127.94</text:p>
          </table:table-cell>
          <table:table-cell table:style-name="ce61" office:value-type="float" office:value="106.258582136657" calcext:value-type="float">
            <text:p>106.26</text:p>
          </table:table-cell>
          <table:table-cell table:style-name="ce64" office:value-type="float" office:value="60.4989738327347" calcext:value-type="float">
            <text:p>60.50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1" office:value-type="float" office:value="78.5248471324565" calcext:value-type="float">
            <text:p>78.52</text:p>
          </table:table-cell>
          <table:table-cell table:style-name="ce63" office:value-type="float" office:value="108.246008545087" calcext:value-type="float">
            <text:p>108.25</text:p>
          </table:table-cell>
          <table:table-cell table:style-name="ce63" office:value-type="float" office:value="127.93283406822" calcext:value-type="float">
            <text:p>127.93</text:p>
          </table:table-cell>
          <table:table-cell table:style-name="ce61" office:value-type="float" office:value="106.605829790904" calcext:value-type="float">
            <text:p>106.61</text:p>
          </table:table-cell>
          <table:table-cell table:style-name="ce64" office:value-type="float" office:value="53.9443304258594" calcext:value-type="float">
            <text:p>53.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Index (2008 = 100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YMBOLS</text:p>
          </table:table-cell>
          <table:table-cell table:style-name="ce62" table:formula="of:=TRUE()" office:value-type="boolean" office:boolean-value="true" calcext:value-type="boolean">
            <text:p>TR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EGENDX</text:p>
          </table:table-cell>
          <table:table-cell office:value-type="float" office:value="2008" calcext:value-type="float">
            <text:p>2008</text:p>
          </table:table-cell>
          <table:table-cell table:number-columns-repeated="62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GB1" table:style-name="ta1">
        <table:table-column table:style-name="co18" table:number-columns-repeated="2" table:default-cell-style-name="ce67"/>
        <table:table-column table:style-name="co19" table:default-cell-style-name="ce67"/>
        <table:table-column table:style-name="co18" table:number-columns-repeated="13" table:default-cell-style-name="ce67"/>
        <table:table-column table:style-name="co12" table:number-columns-repeated="11" table:default-cell-style-name="ce67"/>
        <table:table-column table:style-name="co20" table:number-columns-repeated="2" table:default-cell-style-name="ce67"/>
        <table:table-column table:style-name="co21" table:default-cell-style-name="ce67"/>
        <table:table-column table:style-name="co7" table:default-cell-style-name="ce67"/>
        <table:table-column table:style-name="co22" table:default-cell-style-name="ce67"/>
        <table:table-column table:style-name="co18" table:number-columns-repeated="992" table:default-cell-style-name="ce67"/>
        <table:table-row table:style-name="ro14">
          <table:table-cell table:style-name="ce9" office:value-type="string" calcext:value-type="string">
            <text:p>Table SGB1   <text:span text:style-name="T1">Comparisons of Scotland and Great Britain (or the UK) - numbers</text:span></text:p>
          </table:table-cell>
          <table:table-cell table:style-name="ce10" table:number-columns-repeated="24"/>
          <table:table-cell/>
          <table:table-cell table:style-name="ce10" table:number-columns-repeated="2"/>
          <table:table-cell table:number-columns-repeated="2"/>
          <table:table-cell table:style-name="ce51" office:value-type="string" calcext:value-type="string">
            <text:p><text:s text:c="4"/>SUMMARY</text:p>
          </table:table-cell>
          <table:table-cell table:number-columns-repeated="993"/>
        </table:table-row>
        <table:table-row table:style-name="ro3">
          <table:table-cell table:style-name="ce22" office:value-type="string" calcext:value-type="string">
            <text:p>Numbers</text:p>
          </table:table-cell>
          <table:table-cell table:style-name="ce31" table:number-columns-repeated="24"/>
          <table:table-cell table:style-name="ce10" table:number-columns-repeated="3"/>
          <table:table-cell/>
          <table:table-cell table:style-name="ce10"/>
          <table:table-cell table:number-columns-repeated="994"/>
        </table:table-row>
        <table:table-row table:style-name="ro3">
          <table:table-cell table:style-name="ce11" table:number-columns-repeated="3"/>
          <table:table-cell table:style-name="ce72" office:value-type="float" office:value="1990" calcext:value-type="float">
            <text:p>1990 </text:p>
          </table:table-cell>
          <table:table-cell table:style-name="ce72" office:value-type="string" calcext:value-type="string">
            <text:p>1991</text:p>
          </table:table-cell>
          <table:table-cell table:style-name="ce72" office:value-type="string" calcext:value-type="string">
            <text:p>1992</text:p>
          </table:table-cell>
          <table:table-cell table:style-name="ce11" office:value-type="float" office:value="1993" calcext:value-type="float">
            <text:p>1993 </text:p>
          </table:table-cell>
          <table:table-cell table:style-name="ce11" office:value-type="float" office:value="1994" calcext:value-type="float">
            <text:p>1994 </text:p>
          </table:table-cell>
          <table:table-cell table:style-name="ce11" office:value-type="float" office:value="1995" calcext:value-type="float">
            <text:p>1995 </text:p>
          </table:table-cell>
          <table:table-cell table:style-name="ce11" office:value-type="float" office:value="1996" calcext:value-type="float">
            <text:p>1996 </text:p>
          </table:table-cell>
          <table:table-cell table:style-name="ce11" office:value-type="float" office:value="1997" calcext:value-type="float">
            <text:p>1997 </text:p>
          </table:table-cell>
          <table:table-cell table:style-name="ce11" office:value-type="float" office:value="1998" calcext:value-type="float">
            <text:p>1998 </text:p>
          </table:table-cell>
          <table:table-cell table:style-name="ce11" office:value-type="float" office:value="1999" calcext:value-type="float">
            <text:p>1999 </text:p>
          </table:table-cell>
          <table:table-cell table:style-name="ce11" office:value-type="float" office:value="2000" calcext:value-type="float">
            <text:p>2000 </text:p>
          </table:table-cell>
          <table:table-cell table:style-name="ce11" office:value-type="float" office:value="2001" calcext:value-type="float">
            <text:p>2001 </text:p>
          </table:table-cell>
          <table:table-cell table:style-name="ce11" office:value-type="float" office:value="2002" calcext:value-type="float">
            <text:p>2002 </text:p>
          </table:table-cell>
          <table:table-cell table:style-name="ce11" office:value-type="float" office:value="2003" calcext:value-type="float">
            <text:p>2003 </text:p>
          </table:table-cell>
          <table:table-cell table:style-name="ce11" office:value-type="float" office:value="2004" calcext:value-type="float">
            <text:p>2004 </text:p>
          </table:table-cell>
          <table:table-cell table:style-name="ce11" office:value-type="float" office:value="2005" calcext:value-type="float">
            <text:p>2005 </text:p>
          </table:table-cell>
          <table:table-cell table:style-name="ce11" office:value-type="float" office:value="2006" calcext:value-type="float">
            <text:p>2006 </text:p>
          </table:table-cell>
          <table:table-cell table:style-name="ce11" office:value-type="float" office:value="2007" calcext:value-type="float">
            <text:p>2007 </text:p>
          </table:table-cell>
          <table:table-cell table:style-name="ce11" office:value-type="float" office:value="2008" calcext:value-type="float">
            <text:p>2008 </text:p>
          </table:table-cell>
          <table:table-cell table:style-name="ce11" office:value-type="float" office:value="2009" calcext:value-type="float">
            <text:p>2009 </text:p>
          </table:table-cell>
          <table:table-cell table:style-name="ce11" office:value-type="float" office:value="2010" calcext:value-type="float">
            <text:p>2010 </text:p>
          </table:table-cell>
          <table:table-cell table:style-name="ce11" office:value-type="float" office:value="2011" calcext:value-type="float">
            <text:p>2011 </text:p>
          </table:table-cell>
          <table:table-cell table:style-name="ce11" office:value-type="float" office:value="2012" calcext:value-type="float">
            <text:p>2012 </text:p>
          </table:table-cell>
          <table:table-cell table:style-name="ce11" office:value-type="float" office:value="2013" calcext:value-type="float">
            <text:p>2013 </text:p>
          </table:table-cell>
          <table:table-cell table:style-name="ce11" office:value-type="float" office:value="2014" calcext:value-type="float">
            <text:p>2014 </text:p>
          </table:table-cell>
          <table:table-cell table:style-name="ce11" office:value-type="float" office:value="2015" calcext:value-type="float">
            <text:p>2015 </text:p>
          </table:table-cell>
          <table:table-cell table:style-name="ce11" office:value-type="float" office:value="2016" calcext:value-type="float">
            <text:p>2016 </text:p>
          </table:table-cell>
          <table:table-cell table:style-name="ce11" office:value-type="float" office:value="2017" calcext:value-type="float">
            <text:p>2017 </text:p>
          </table:table-cell>
          <table:table-cell table:style-name="ce11" office:value-type="float" office:value="2018" calcext:value-type="float">
            <text:p>2018 </text:p>
          </table:table-cell>
          <table:table-cell table:number-columns-repeated="992"/>
        </table:table-row>
        <table:table-row table:style-name="ro3">
          <table:table-cell table:style-name="ce12" table:number-columns-repeated="10"/>
          <table:table-cell table:style-name="ce97"/>
          <table:table-cell table:style-name="ce12" table:number-columns-repeated="4"/>
          <table:table-cell table:style-name="ce13" table:number-columns-repeated="12"/>
          <table:table-cell/>
          <table:table-cell table:style-name="ce13"/>
          <table:table-cell table:number-columns-repeated="995"/>
        </table:table-row>
        <table:table-row table:style-name="ro15">
          <table:table-cell table:style-name="ce9" office:value-type="string" calcext:value-type="string">
            <text:p>Vehicles Licensed  <text:span text:style-name="T1">(all vehicles)</text:span></text:p>
          </table:table-cell>
          <table:table-cell table:style-name="ce13"/>
          <table:table-cell table:style-name="ce14" table:number-columns-repeated="8"/>
          <table:table-cell table:style-name="ce73"/>
          <table:table-cell table:style-name="ce14" table:number-columns-repeated="4"/>
          <table:table-cell table:style-name="ce32" table:number-columns-repeated="11"/>
          <table:table-cell/>
          <table:table-cell table:style-name="ce10" table:number-columns-repeated="2"/>
          <table:table-cell table:style-name="ce32"/>
          <table:table-cell/>
          <table:table-cell table:style-name="ce32" office:value-type="string" calcext:value-type="string">
            <text:p>thousand</text:p>
          </table:table-cell>
          <table:table-cell table:number-columns-repeated="992"/>
        </table:table-row>
        <table:table-row table:style-name="ro3">
          <table:table-cell table:style-name="ce10"/>
          <table:table-cell table:style-name="ce14"/>
          <table:table-cell table:style-name="ce31" office:value-type="string" calcext:value-type="string">
            <text:p>Scotland</text:p>
          </table:table-cell>
          <table:table-cell table:style-name="ce73" office:value-type="float" office:value="1788" calcext:value-type="float">
            <text:p>1,788</text:p>
          </table:table-cell>
          <table:table-cell table:style-name="ce73" office:value-type="float" office:value="1829.5" calcext:value-type="float">
            <text:p>1,830</text:p>
          </table:table-cell>
          <table:table-cell table:style-name="ce73" office:value-type="float" office:value="1884" calcext:value-type="float">
            <text:p>1,884</text:p>
          </table:table-cell>
          <table:table-cell table:style-name="ce73" office:value-type="float" office:value="1873.8" calcext:value-type="float">
            <text:p>1,874</text:p>
          </table:table-cell>
          <table:table-cell table:style-name="ce73" office:value-type="float" office:value="1900" calcext:value-type="float">
            <text:p>1,900</text:p>
          </table:table-cell>
          <table:table-cell table:style-name="ce73" office:value-type="float" office:value="1909.9" calcext:value-type="float">
            <text:p>1,910</text:p>
          </table:table-cell>
          <table:table-cell table:style-name="ce73" office:value-type="float" office:value="1966.4" calcext:value-type="float">
            <text:p>1,966</text:p>
          </table:table-cell>
          <table:table-cell table:style-name="ce73" office:value-type="float" office:value="2022.6" calcext:value-type="float">
            <text:p>2,023</text:p>
          </table:table-cell>
          <table:table-cell table:style-name="ce73" office:value-type="float" office:value="2073" calcext:value-type="float">
            <text:p>2,073</text:p>
          </table:table-cell>
          <table:table-cell table:style-name="ce73" office:value-type="float" office:value="2131" calcext:value-type="float">
            <text:p>2,131</text:p>
          </table:table-cell>
          <table:table-cell table:style-name="ce73" office:value-type="float" office:value="2188.357" calcext:value-type="float">
            <text:p>2,188</text:p>
          </table:table-cell>
          <table:table-cell table:style-name="ce73" office:value-type="float" office:value="2262.248" calcext:value-type="float">
            <text:p>2,262</text:p>
          </table:table-cell>
          <table:table-cell table:style-name="ce73" table:formula="of:=['file:///tmp/mozilla_nalu0/chapter_summary-2019.xlsx'#$'S1 Numbers'.C7]" office:value-type="float" office:value="2330" calcext:value-type="float">
            <text:p>2,330</text:p>
          </table:table-cell>
          <table:table-cell table:style-name="ce73" table:formula="of:=['file:///tmp/mozilla_nalu0/chapter_summary-2019.xlsx'#$'S1 Numbers'.D7]" office:value-type="float" office:value="2382.99" calcext:value-type="float">
            <text:p>2,383</text:p>
          </table:table-cell>
          <table:table-cell table:style-name="ce73" table:formula="of:=['file:///tmp/mozilla_nalu0/chapter_summary-2019.xlsx'#$'S1 Numbers'.E7]" office:value-type="float" office:value="2448.184" calcext:value-type="float">
            <text:p>2,448</text:p>
          </table:table-cell>
          <table:table-cell table:style-name="ce73" table:formula="of:=['file:///tmp/mozilla_nalu0/chapter_summary-2019.xlsx'#$'S1 Numbers'.F7]" office:value-type="float" office:value="2531.334" calcext:value-type="float">
            <text:p>2,531</text:p>
          </table:table-cell>
          <table:table-cell table:style-name="ce101" table:formula="of:=['file:///tmp/mozilla_nalu0/chapter_summary-2019.xlsx'#$'S1 Numbers'.G7]" office:value-type="float" office:value="2564.293" calcext:value-type="float">
            <text:p>2,564</text:p>
          </table:table-cell>
          <table:table-cell table:style-name="ce101" table:formula="of:=['file:///tmp/mozilla_nalu0/chapter_summary-2019.xlsx'#$'S1 Numbers'.H7]" office:value-type="float" office:value="2626.983" calcext:value-type="float">
            <text:p>2,627</text:p>
          </table:table-cell>
          <table:table-cell table:style-name="ce101" table:formula="of:=['file:///tmp/mozilla_nalu0/chapter_summary-2019.xlsx'#$'S1 Numbers'.I7]" office:value-type="float" office:value="2665.186" calcext:value-type="float">
            <text:p>2,665</text:p>
          </table:table-cell>
          <table:table-cell table:style-name="ce101" table:formula="of:=['file:///tmp/mozilla_nalu0/chapter_summary-2019.xlsx'#$'S1 Numbers'.J7]" office:value-type="float" office:value="2683.897" calcext:value-type="float">
            <text:p>2,684</text:p>
          </table:table-cell>
          <table:table-cell table:style-name="ce101" table:formula="of:=['file:///tmp/mozilla_nalu0/chapter_summary-2019.xlsx'#$'S1 Numbers'.K7]" office:value-type="float" office:value="2684.682" calcext:value-type="float">
            <text:p>2,685</text:p>
          </table:table-cell>
          <table:table-cell table:style-name="ce101" table:formula="of:=['file:///tmp/mozilla_nalu0/chapter_summary-2019.xlsx'#$'S1 Numbers'.L7]" office:value-type="float" office:value="2691" calcext:value-type="float">
            <text:p>2,691</text:p>
          </table:table-cell>
          <table:table-cell table:style-name="ce101" table:formula="of:=['file:///tmp/mozilla_nalu0/chapter_summary-2019.xlsx'#$'S1 Numbers'.M7]" office:value-type="float" office:value="2717" calcext:value-type="float">
            <text:p>2,717</text:p>
          </table:table-cell>
          <table:table-cell table:style-name="ce101" table:formula="of:=['file:///tmp/mozilla_nalu0/chapter_summary-2019.xlsx'#$'S1 Numbers'.N7]" office:value-type="float" office:value="2759" calcext:value-type="float">
            <text:p>2,759</text:p>
          </table:table-cell>
          <table:table-cell table:style-name="ce101" table:formula="of:=['file:///tmp/mozilla_nalu0/chapter_summary-2019.xlsx'#$'S1 Numbers'.O7]" office:value-type="float" office:value="2821.36" calcext:value-type="float">
            <text:p>2,821</text:p>
          </table:table-cell>
          <table:table-cell table:style-name="ce101" table:formula="of:=['file:///tmp/mozilla_nalu0/chapter_summary-2019.xlsx'#$'S1 Numbers'.P7]" office:value-type="float" office:value="2862.757" calcext:value-type="float">
            <text:p>2,863</text:p>
          </table:table-cell>
          <table:table-cell table:style-name="ce101" table:formula="of:=['file:///tmp/mozilla_nalu0/chapter_summary-2019.xlsx'#$'S1 Numbers'.Q7]" office:value-type="float" office:value="2918.853" calcext:value-type="float">
            <text:p>2,919</text:p>
          </table:table-cell>
          <table:table-cell table:style-name="ce101" table:formula="of:=['file:///tmp/mozilla_nalu0/chapter_summary-2019.xlsx'#$'S1 Numbers'.R7]" office:value-type="float" office:value="2961.599" calcext:value-type="float">
            <text:p>2,962</text:p>
          </table:table-cell>
          <table:table-cell table:style-name="ce101" table:formula="of:=['file:///tmp/mozilla_nalu0/chapter_summary-2019.xlsx'#$'S1 Numbers'.S7]" office:value-type="float" office:value="2990.715" calcext:value-type="float">
            <text:p>2,991</text:p>
          </table:table-cell>
          <table:table-cell table:number-columns-repeated="992"/>
        </table:table-row>
        <table:table-row table:style-name="ro3">
          <table:table-cell table:style-name="ce10"/>
          <table:table-cell table:style-name="ce14"/>
          <table:table-cell table:style-name="ce31" office:value-type="string" calcext:value-type="string">
            <text:p>GB</text:p>
          </table:table-cell>
          <table:table-cell table:style-name="ce74" office:value-type="float" office:value="24673" calcext:value-type="float">
            <text:p>24,673</text:p>
          </table:table-cell>
          <table:table-cell table:style-name="ce74" office:value-type="float" office:value="24511" calcext:value-type="float">
            <text:p>24,511</text:p>
          </table:table-cell>
          <table:table-cell table:style-name="ce74" office:value-type="float" office:value="24851" calcext:value-type="float">
            <text:p>24,851</text:p>
          </table:table-cell>
          <table:table-cell table:style-name="ce74" office:value-type="float" office:value="24826" calcext:value-type="float">
            <text:p>24,826</text:p>
          </table:table-cell>
          <table:table-cell table:style-name="ce74" office:value-type="float" office:value="25231" calcext:value-type="float">
            <text:p>25,231</text:p>
          </table:table-cell>
          <table:table-cell table:style-name="ce74" office:value-type="float" office:value="25369" calcext:value-type="float">
            <text:p>25,369</text:p>
          </table:table-cell>
          <table:table-cell table:style-name="ce74" office:value-type="float" office:value="26302" calcext:value-type="float">
            <text:p>26,302</text:p>
          </table:table-cell>
          <table:table-cell table:style-name="ce74" office:value-type="float" office:value="26974" calcext:value-type="float">
            <text:p>26,974</text:p>
          </table:table-cell>
          <table:table-cell table:style-name="ce74" office:value-type="float" office:value="27538" calcext:value-type="float">
            <text:p>27,538</text:p>
          </table:table-cell>
          <table:table-cell table:style-name="ce74" office:value-type="float" office:value="28368" calcext:value-type="float">
            <text:p>28,368</text:p>
          </table:table-cell>
          <table:table-cell table:style-name="ce74" office:value-type="float" office:value="28898" calcext:value-type="float">
            <text:p>28,898</text:p>
          </table:table-cell>
          <table:table-cell table:style-name="ce74" office:value-type="float" office:value="29747" calcext:value-type="float">
            <text:p>29,747</text:p>
          </table:table-cell>
          <table:table-cell table:style-name="ce74" office:value-type="float" office:value="30557" calcext:value-type="float">
            <text:p>30,557</text:p>
          </table:table-cell>
          <table:table-cell table:style-name="ce74" office:value-type="float" office:value="31207" calcext:value-type="float">
            <text:p>31,207</text:p>
          </table:table-cell>
          <table:table-cell table:style-name="ce74" office:value-type="float" office:value="32259" calcext:value-type="float">
            <text:p>32,259</text:p>
          </table:table-cell>
          <table:table-cell table:style-name="ce74" office:value-type="float" office:value="32897" calcext:value-type="float">
            <text:p>32,897</text:p>
          </table:table-cell>
          <table:table-cell table:style-name="ce74" office:value-type="float" office:value="33070.484" calcext:value-type="float">
            <text:p>33,070</text:p>
          </table:table-cell>
          <table:table-cell table:style-name="ce74" office:value-type="float" office:value="33650.981" calcext:value-type="float">
            <text:p>33,651</text:p>
          </table:table-cell>
          <table:table-cell table:style-name="ce74" office:value-type="float" office:value="33883.382" calcext:value-type="float">
            <text:p>33,883</text:p>
          </table:table-cell>
          <table:table-cell table:style-name="ce74" office:value-type="float" office:value="33958.429" calcext:value-type="float">
            <text:p>33,958</text:p>
          </table:table-cell>
          <table:table-cell table:style-name="ce74" office:value-type="float" office:value="34120.148" calcext:value-type="float">
            <text:p>34,120</text:p>
          </table:table-cell>
          <table:table-cell table:style-name="ce74" office:value-type="float" office:value="34228.594" calcext:value-type="float">
            <text:p>34,229</text:p>
          </table:table-cell>
          <table:table-cell table:style-name="ce74" office:value-type="float" office:value="34522.322" calcext:value-type="float">
            <text:p>34,522</text:p>
          </table:table-cell>
          <table:table-cell table:style-name="ce74" office:value-type="float" office:value="35034.487" calcext:value-type="float">
            <text:p>35,034</text:p>
          </table:table-cell>
          <table:table-cell table:style-name="ce74" office:value-type="float" office:value="35633.107" calcext:value-type="float">
            <text:p>35,633</text:p>
          </table:table-cell>
          <table:table-cell table:style-name="ce74" office:value-type="float" office:value="36467.487" calcext:value-type="float">
            <text:p>36,467</text:p>
          </table:table-cell>
          <table:table-cell table:style-name="ce74" office:value-type="float" office:value="37256.803" calcext:value-type="float">
            <text:p>37,257</text:p>
          </table:table-cell>
          <table:table-cell table:style-name="ce74" office:value-type="float" office:value="37734.992" calcext:value-type="float">
            <text:p>37,735</text:p>
          </table:table-cell>
          <table:table-cell table:style-name="ce74" office:value-type="float" office:value="38184.027" calcext:value-type="float">
            <text:p>38,184</text:p>
          </table:table-cell>
          <table:table-cell table:number-columns-repeated="992"/>
        </table:table-row>
        <table:table-row table:style-name="ro3">
          <table:table-cell table:style-name="ce10" table:number-columns-repeated="29"/>
          <table:table-cell table:number-columns-repeated="995"/>
        </table:table-row>
        <table:table-row table:style-name="ro16">
          <table:table-cell table:style-name="ce13" office:value-type="string" calcext:value-type="string">
            <text:p>Households with a Car <text:span text:style-name="T8">1</text:span><text:span text:style-name="T9">  </text:span><text:span text:style-name="T10">(National Travel Survey)</text:span></text:p>
          </table:table-cell>
          <table:table-cell table:style-name="ce10" table:number-columns-repeated="2"/>
          <table:table-cell table:style-name="ce75" table:number-columns-repeated="23"/>
          <table:table-cell/>
          <table:table-cell table:style-name="ce10" table:number-columns-repeated="2"/>
          <table:table-cell table:style-name="ce75"/>
          <table:table-cell/>
          <table:table-cell table:style-name="ce75" office:value-type="string" calcext:value-type="string">
            <text:p>percent</text:p>
          </table:table-cell>
          <table:table-cell table:number-columns-repeated="992"/>
        </table:table-row>
        <table:table-row table:style-name="ro3">
          <table:table-cell table:style-name="ce10" table:number-columns-repeated="2"/>
          <table:table-cell table:style-name="ce10" office:value-type="string" calcext:value-type="string">
            <text:p>Scotland</text:p>
          </table:table-cell>
          <table:table-cell table:style-name="ce37" office:value-type="float" office:value="57" calcext:value-type="float">
            <text:p>57 </text:p>
          </table:table-cell>
          <table:table-cell table:style-name="ce37" office:value-type="float" office:value="58" calcext:value-type="float">
            <text:p>58 </text:p>
          </table:table-cell>
          <table:table-cell table:style-name="ce37" office:value-type="float" office:value="57" calcext:value-type="float">
            <text:p>57 </text:p>
          </table:table-cell>
          <table:table-cell table:style-name="ce37" office:value-type="float" office:value="59" calcext:value-type="float">
            <text:p>59 </text:p>
          </table:table-cell>
          <table:table-cell table:style-name="ce37" office:value-type="float" office:value="62" calcext:value-type="float">
            <text:p>62 </text:p>
          </table:table-cell>
          <table:table-cell table:style-name="ce37" office:value-type="float" office:value="64" calcext:value-type="float">
            <text:p>64 </text:p>
          </table:table-cell>
          <table:table-cell table:style-name="ce96" office:value-type="float" office:value="61.3034623217923" calcext:value-type="float">
            <text:p>61</text:p>
          </table:table-cell>
          <table:table-cell table:style-name="ce96" office:value-type="float" office:value="64.5735707591378" calcext:value-type="float">
            <text:p>65</text:p>
          </table:table-cell>
          <table:table-cell table:style-name="ce96" office:value-type="float" office:value="62.3209169054441" calcext:value-type="float">
            <text:p>62</text:p>
          </table:table-cell>
          <table:table-cell table:style-name="ce96" office:value-type="float" office:value="66.4912280701754" calcext:value-type="float">
            <text:p>66</text:p>
          </table:table-cell>
          <table:table-cell table:number-columns-repeated="3" table:style-name="ce37" office:value-type="string" calcext:value-type="string">
            <text:p>..</text:p>
          </table:table-cell>
          <table:table-cell table:style-name="ce96" office:value-type="float" office:value="68.5477312374673" calcext:value-type="float">
            <text:p>69</text:p>
          </table:table-cell>
          <table:table-cell table:style-name="ce37" office:value-type="string" calcext:value-type="string">
            <text:p>..</text:p>
          </table:table-cell>
          <table:table-cell table:style-name="ce96" office:value-type="float" office:value="69.146954684757" calcext:value-type="float">
            <text:p>69</text:p>
          </table:table-cell>
          <table:table-cell table:style-name="ce37" office:value-type="string" calcext:value-type="string">
            <text:p>..</text:p>
          </table:table-cell>
          <table:table-cell table:style-name="ce96" office:value-type="float" office:value="70.3778093079536" calcext:value-type="float">
            <text:p>70</text:p>
          </table:table-cell>
          <table:table-cell table:style-name="ce37" office:value-type="string" calcext:value-type="string">
            <text:p>..</text:p>
          </table:table-cell>
          <table:table-cell table:style-name="ce96" office:value-type="float" office:value="69.8778492877527" calcext:value-type="float">
            <text:p>70</text:p>
          </table:table-cell>
          <table:table-cell table:style-name="ce37" office:value-type="string" calcext:value-type="string">
            <text:p>..</text:p>
          </table:table-cell>
          <table:table-cell table:style-name="ce37" office:value-type="float" office:value="70" calcext:value-type="float">
            <text:p>70 </text:p>
          </table:table-cell>
          <table:table-cell table:number-columns-repeated="7" table:style-name="ce37" office:value-type="string" calcext:value-type="string">
            <text:p>..</text:p>
          </table:table-cell>
          <table:table-cell table:number-columns-repeated="992"/>
        </table:table-row>
        <table:table-row table:style-name="ro3">
          <table:table-cell table:style-name="ce10" table:number-columns-repeated="2"/>
          <table:table-cell table:style-name="ce10" office:value-type="string" calcext:value-type="string">
            <text:p>GB</text:p>
          </table:table-cell>
          <table:table-cell table:style-name="ce37" office:value-type="float" office:value="67" calcext:value-type="float">
            <text:p>67 </text:p>
          </table:table-cell>
          <table:table-cell table:number-columns-repeated="2" table:style-name="ce37" office:value-type="float" office:value="68" calcext:value-type="float">
            <text:p>68 </text:p>
          </table:table-cell>
          <table:table-cell table:style-name="ce37" office:value-type="float" office:value="69" calcext:value-type="float">
            <text:p>69 </text:p>
          </table:table-cell>
          <table:table-cell table:style-name="ce37" office:value-type="float" office:value="68" calcext:value-type="float">
            <text:p>68 </text:p>
          </table:table-cell>
          <table:table-cell table:style-name="ce37" office:value-type="float" office:value="70" calcext:value-type="float">
            <text:p>70 </text:p>
          </table:table-cell>
          <table:table-cell table:style-name="ce96" office:value-type="float" office:value="69.5438639572718" calcext:value-type="float">
            <text:p>70</text:p>
          </table:table-cell>
          <table:table-cell table:style-name="ce96" office:value-type="float" office:value="70.1156311304816" calcext:value-type="float">
            <text:p>70</text:p>
          </table:table-cell>
          <table:table-cell table:style-name="ce96" office:value-type="float" office:value="72.164845620363" calcext:value-type="float">
            <text:p>72</text:p>
          </table:table-cell>
          <table:table-cell table:style-name="ce96" office:value-type="float" office:value="71.5521649898812" calcext:value-type="float">
            <text:p>72</text:p>
          </table:table-cell>
          <table:table-cell table:number-columns-repeated="3" table:style-name="ce37" office:value-type="string" calcext:value-type="string">
            <text:p>..</text:p>
          </table:table-cell>
          <table:table-cell table:style-name="ce96" office:value-type="float" office:value="73.631000164953" calcext:value-type="float">
            <text:p>74</text:p>
          </table:table-cell>
          <table:table-cell table:style-name="ce37" office:value-type="string" calcext:value-type="string">
            <text:p>..</text:p>
          </table:table-cell>
          <table:table-cell table:style-name="ce96" office:value-type="float" office:value="75.1892166292615" calcext:value-type="float">
            <text:p>75</text:p>
          </table:table-cell>
          <table:table-cell table:style-name="ce37" office:value-type="string" calcext:value-type="string">
            <text:p>..</text:p>
          </table:table-cell>
          <table:table-cell table:style-name="ce96" office:value-type="float" office:value="74.8310075815845" calcext:value-type="float">
            <text:p>75</text:p>
          </table:table-cell>
          <table:table-cell table:style-name="ce37" office:value-type="string" calcext:value-type="string">
            <text:p>..</text:p>
          </table:table-cell>
          <table:table-cell table:style-name="ce96" office:value-type="float" office:value="74.7930962057955" calcext:value-type="float">
            <text:p>75</text:p>
          </table:table-cell>
          <table:table-cell table:style-name="ce37" office:value-type="string" calcext:value-type="string">
            <text:p>..</text:p>
          </table:table-cell>
          <table:table-cell table:style-name="ce37" office:value-type="float" office:value="72" calcext:value-type="float">
            <text:p>72 </text:p>
          </table:table-cell>
          <table:table-cell table:number-columns-repeated="7" table:style-name="ce37" office:value-type="string" calcext:value-type="string">
            <text:p>..</text:p>
          </table:table-cell>
          <table:table-cell table:number-columns-repeated="992"/>
        </table:table-row>
        <table:table-row table:style-name="ro3">
          <table:table-cell table:style-name="ce10" table:number-columns-repeated="31"/>
          <table:table-cell table:number-columns-repeated="993"/>
        </table:table-row>
        <table:table-row table:style-name="ro15">
          <table:table-cell table:style-name="ce9" office:value-type="string" calcext:value-type="string">
            <text:p>Public Road Lengths  <text:span text:style-name="T1">(all roads)</text:span></text:p>
          </table:table-cell>
          <table:table-cell table:style-name="ce10"/>
          <table:table-cell table:style-name="ce14"/>
          <table:table-cell table:style-name="ce75" table:number-columns-repeated="23"/>
          <table:table-cell table:style-name="ce10"/>
          <table:table-cell table:number-columns-repeated="2"/>
          <table:table-cell table:style-name="ce75"/>
          <table:table-cell/>
          <table:table-cell table:style-name="ce75" office:value-type="string" calcext:value-type="string">
            <text:p>thousand kilometres</text:p>
          </table:table-cell>
          <table:table-cell table:number-columns-repeated="992"/>
        </table:table-row>
        <table:table-row table:style-name="ro3">
          <table:table-cell table:style-name="ce10"/>
          <table:table-cell table:style-name="ce14"/>
          <table:table-cell table:style-name="ce10" office:value-type="string" calcext:value-type="string">
            <text:p>Scotland</text:p>
          </table:table-cell>
          <table:table-cell table:style-name="ce76" office:value-type="float" office:value="51.7" calcext:value-type="float">
            <text:p>51.7</text:p>
          </table:table-cell>
          <table:table-cell table:style-name="ce76" office:value-type="float" office:value="51.923" calcext:value-type="float">
            <text:p>51.9</text:p>
          </table:table-cell>
          <table:table-cell table:style-name="ce76" office:value-type="float" office:value="52.049" calcext:value-type="float">
            <text:p>52.0</text:p>
          </table:table-cell>
          <table:table-cell table:style-name="ce76" office:value-type="float" office:value="52.135" calcext:value-type="float">
            <text:p>52.1</text:p>
          </table:table-cell>
          <table:table-cell table:style-name="ce76" office:value-type="float" office:value="52.346" calcext:value-type="float">
            <text:p>52.3</text:p>
          </table:table-cell>
          <table:table-cell table:style-name="ce76" office:value-type="float" office:value="52.802" calcext:value-type="float">
            <text:p>52.8</text:p>
          </table:table-cell>
          <table:table-cell table:style-name="ce76" office:value-type="float" office:value="53.078" calcext:value-type="float">
            <text:p>53.1</text:p>
          </table:table-cell>
          <table:table-cell table:style-name="ce76" office:value-type="float" office:value="53.149" calcext:value-type="float">
            <text:p>53.1</text:p>
          </table:table-cell>
          <table:table-cell table:style-name="ce76" office:value-type="float" office:value="53.325" calcext:value-type="float">
            <text:p>53.3</text:p>
          </table:table-cell>
          <table:table-cell table:style-name="ce76" office:value-type="float" office:value="53.523" calcext:value-type="float">
            <text:p>53.5</text:p>
          </table:table-cell>
          <table:table-cell table:style-name="ce76" office:value-type="float" office:value="53.886" calcext:value-type="float">
            <text:p>53.9</text:p>
          </table:table-cell>
          <table:table-cell table:style-name="ce76" office:value-type="float" office:value="54.05367" calcext:value-type="float">
            <text:p>54.1</text:p>
          </table:table-cell>
          <table:table-cell table:style-name="ce76" table:formula="of:=['file:///tmp/mozilla_nalu0/chapter_summary-2019.xlsx'#$'S1 Numbers'.C29]/1000" office:value-type="float" office:value="54.58947" calcext:value-type="float">
            <text:p>54.6</text:p>
          </table:table-cell>
          <table:table-cell table:style-name="ce76" table:formula="of:=['file:///tmp/mozilla_nalu0/chapter_summary-2019.xlsx'#$'S1 Numbers'.D29]/1000" office:value-type="float" office:value="54.55929" calcext:value-type="float">
            <text:p>54.6</text:p>
          </table:table-cell>
          <table:table-cell table:style-name="ce76" table:formula="of:=['file:///tmp/mozilla_nalu0/chapter_summary-2019.xlsx'#$'S1 Numbers'.E29]/1000" office:value-type="float" office:value="54.59049" calcext:value-type="float">
            <text:p>54.6</text:p>
          </table:table-cell>
          <table:table-cell table:style-name="ce76" table:formula="of:=['file:///tmp/mozilla_nalu0/chapter_summary-2019.xlsx'#$'S1 Numbers'.F29]/1000" office:value-type="float" office:value="54.84656" calcext:value-type="float">
            <text:p>54.8</text:p>
          </table:table-cell>
          <table:table-cell table:style-name="ce111" table:formula="of:=['file:///tmp/mozilla_nalu0/chapter_summary-2019.xlsx'#$'S1 Numbers'.G29]/1000" office:value-type="float" office:value="54.96839" calcext:value-type="float">
            <text:p>55.0</text:p>
          </table:table-cell>
          <table:table-cell table:style-name="ce111" table:formula="of:=['file:///tmp/mozilla_nalu0/chapter_summary-2019.xlsx'#$'S1 Numbers'.H29]/1000" office:value-type="float" office:value="55.18589" calcext:value-type="float">
            <text:p>55.2</text:p>
          </table:table-cell>
          <table:table-cell table:style-name="ce111" table:formula="of:=['file:///tmp/mozilla_nalu0/chapter_summary-2019.xlsx'#$'S1 Numbers'.I29]/1000" office:value-type="float" office:value="55.3436" calcext:value-type="float">
            <text:p>55.3</text:p>
          </table:table-cell>
          <table:table-cell table:style-name="ce111" table:formula="of:=['file:///tmp/mozilla_nalu0/chapter_summary-2019.xlsx'#$'S1 Numbers'.J29]/1000" office:value-type="float" office:value="55.53227" calcext:value-type="float">
            <text:p>55.5</text:p>
          </table:table-cell>
          <table:table-cell table:style-name="ce111" table:formula="of:=['file:///tmp/mozilla_nalu0/chapter_summary-2019.xlsx'#$'S1 Numbers'.K29]/1000" office:value-type="float" office:value="55.6256" calcext:value-type="float">
            <text:p>55.6</text:p>
          </table:table-cell>
          <table:table-cell table:style-name="ce111" table:formula="of:=['file:///tmp/mozilla_nalu0/chapter_summary-2019.xlsx'#$'S1 Numbers'.L29]/1000" office:value-type="float" office:value="55.771767" calcext:value-type="float">
            <text:p>55.8</text:p>
          </table:table-cell>
          <table:table-cell table:style-name="ce111" table:formula="of:=['file:///tmp/mozilla_nalu0/chapter_summary-2019.xlsx'#$'S1 Numbers'.M29]/1000" office:value-type="float" office:value="55.912001" calcext:value-type="float">
            <text:p>55.9</text:p>
          </table:table-cell>
          <table:table-cell table:style-name="ce111" table:formula="of:=['file:///tmp/mozilla_nalu0/chapter_summary-2019.xlsx'#$'S1 Numbers'.N29]/1000" office:value-type="float" office:value="55.975397" calcext:value-type="float">
            <text:p>56.0</text:p>
          </table:table-cell>
          <table:table-cell table:style-name="ce111" table:formula="of:=['file:///tmp/mozilla_nalu0/chapter_summary-2019.xlsx'#$'S1 Numbers'.O29]/1000" office:value-type="float" office:value="56.054228" calcext:value-type="float">
            <text:p>56.1</text:p>
          </table:table-cell>
          <table:table-cell table:style-name="ce111" table:formula="of:=['file:///tmp/mozilla_nalu0/chapter_summary-2019.xlsx'#$'S1 Numbers'.P29]/1000" office:value-type="float" office:value="56.152158" calcext:value-type="float">
            <text:p>56.2</text:p>
          </table:table-cell>
          <table:table-cell table:style-name="ce111" table:formula="of:=['file:///tmp/mozilla_nalu0/chapter_summary-2019.xlsx'#$'S1 Numbers'.Q29]/1000" office:value-type="float" office:value="56.249781" calcext:value-type="float">
            <text:p>56.2</text:p>
          </table:table-cell>
          <table:table-cell table:style-name="ce111" table:formula="of:=['file:///tmp/mozilla_nalu0/chapter_summary-2019.xlsx'#$'S1 Numbers'.R29]/1000" office:value-type="float" office:value="56.364" calcext:value-type="float">
            <text:p>56.4</text:p>
          </table:table-cell>
          <table:table-cell table:style-name="ce111" table:formula="of:=['file:///tmp/mozilla_nalu0/chapter_summary-2019.xlsx'#$'S1 Numbers'.S29]/1000" office:value-type="float" office:value="56.590562" calcext:value-type="float">
            <text:p>56.6</text:p>
          </table:table-cell>
          <table:table-cell table:number-columns-repeated="992"/>
        </table:table-row>
        <table:table-row table:style-name="ro17">
          <table:table-cell table:style-name="ce10" table:number-columns-repeated="2"/>
          <table:table-cell table:style-name="ce10" office:value-type="string" calcext:value-type="string">
            <text:p>GB<text:span text:style-name="T5"> 2</text:span></text:p>
          </table:table-cell>
          <table:table-cell table:style-name="ce77" office:value-type="float" office:value="358" calcext:value-type="float">
            <text:p>358.0</text:p>
          </table:table-cell>
          <table:table-cell table:style-name="ce77" office:value-type="float" office:value="359.966" calcext:value-type="float">
            <text:p>360.0</text:p>
          </table:table-cell>
          <table:table-cell table:style-name="ce77" office:value-type="float" office:value="362.31" calcext:value-type="float">
            <text:p>362.3</text:p>
          </table:table-cell>
          <table:table-cell table:style-name="ce77" office:value-type="float" office:value="384.8" calcext:value-type="float">
            <text:p>384.8</text:p>
          </table:table-cell>
          <table:table-cell table:style-name="ce77" office:value-type="float" office:value="385.6" calcext:value-type="float">
            <text:p>385.6</text:p>
          </table:table-cell>
          <table:table-cell table:style-name="ce77" office:value-type="float" office:value="386.4" calcext:value-type="float">
            <text:p>386.4</text:p>
          </table:table-cell>
          <table:table-cell table:style-name="ce77" office:value-type="float" office:value="387" calcext:value-type="float">
            <text:p>387.0</text:p>
          </table:table-cell>
          <table:table-cell table:style-name="ce77" office:value-type="float" office:value="387.9" calcext:value-type="float">
            <text:p>387.9</text:p>
          </table:table-cell>
          <table:table-cell table:style-name="ce77" office:value-type="float" office:value="388.6" calcext:value-type="float">
            <text:p>388.6</text:p>
          </table:table-cell>
          <table:table-cell table:style-name="ce77" office:value-type="float" office:value="389.5" calcext:value-type="float">
            <text:p>389.5</text:p>
          </table:table-cell>
          <table:table-cell table:style-name="ce77" office:value-type="float" office:value="390.2" calcext:value-type="float">
            <text:p>390.2</text:p>
          </table:table-cell>
          <table:table-cell table:style-name="ce77" office:value-type="float" office:value="391" calcext:value-type="float">
            <text:p>391.0</text:p>
          </table:table-cell>
          <table:table-cell table:style-name="ce77" office:value-type="float" office:value="391.6" calcext:value-type="float">
            <text:p>391.6</text:p>
          </table:table-cell>
          <table:table-cell table:style-name="ce41" office:value-type="float" office:value="392.3" calcext:value-type="float">
            <text:p>392.3</text:p>
          </table:table-cell>
          <table:table-cell table:style-name="ce77" office:value-type="float" office:value="387.7" calcext:value-type="float">
            <text:p>387.7</text:p>
          </table:table-cell>
          <table:table-cell table:style-name="ce77" office:value-type="float" office:value="388" calcext:value-type="float">
            <text:p>388.0</text:p>
          </table:table-cell>
          <table:table-cell table:style-name="ce77" office:value-type="float" office:value="398.4" calcext:value-type="float">
            <text:p>398.4</text:p>
          </table:table-cell>
          <table:table-cell table:style-name="ce77" office:value-type="float" office:value="398.9" calcext:value-type="float">
            <text:p>398.9</text:p>
          </table:table-cell>
          <table:table-cell table:style-name="ce77" office:value-type="float" office:value="394.5" calcext:value-type="float">
            <text:p>394.5</text:p>
          </table:table-cell>
          <table:table-cell table:style-name="ce77" office:value-type="float" office:value="394.428" calcext:value-type="float">
            <text:p>394.4</text:p>
          </table:table-cell>
          <table:table-cell table:style-name="ce77" office:value-type="float" office:value="394.253" calcext:value-type="float">
            <text:p>394.3</text:p>
          </table:table-cell>
          <table:table-cell table:style-name="ce77" office:value-type="float" office:value="394.295" calcext:value-type="float">
            <text:p>394.3</text:p>
          </table:table-cell>
          <table:table-cell table:style-name="ce77" office:value-type="float" office:value="394.89" calcext:value-type="float">
            <text:p>394.9</text:p>
          </table:table-cell>
          <table:table-cell table:style-name="ce77" office:value-type="float" office:value="395.4609" calcext:value-type="float">
            <text:p>395.5</text:p>
          </table:table-cell>
          <table:table-cell table:style-name="ce77" office:value-type="float" office:value="395.6199" calcext:value-type="float">
            <text:p>395.6</text:p>
          </table:table-cell>
          <table:table-cell table:style-name="ce77" office:value-type="float" office:value="395.7031" calcext:value-type="float">
            <text:p>395.7</text:p>
          </table:table-cell>
          <table:table-cell table:style-name="ce77" office:value-type="float" office:value="396.71897" calcext:value-type="float">
            <text:p>396.7</text:p>
          </table:table-cell>
          <table:table-cell table:style-name="ce77" office:value-type="float" office:value="397.03909" calcext:value-type="float">
            <text:p>397.0</text:p>
          </table:table-cell>
          <table:table-cell table:style-name="ce77" office:value-type="float" office:value="397.0206" calcext:value-type="float">
            <text:p>397.0</text:p>
          </table:table-cell>
          <table:table-cell table:number-columns-repeated="992"/>
        </table:table-row>
        <table:table-row table:style-name="ro3">
          <table:table-cell table:style-name="ce10" table:number-columns-repeated="27"/>
          <table:table-cell table:number-columns-repeated="997"/>
        </table:table-row>
        <table:table-row table:style-name="ro15">
          <table:table-cell table:style-name="ce13" office:value-type="string" calcext:value-type="string">
            <text:p>Road Traffic</text:p>
          </table:table-cell>
          <table:table-cell table:style-name="ce10"/>
          <table:table-cell table:style-name="ce14"/>
          <table:table-cell table:style-name="ce78" table:number-columns-repeated="23"/>
          <table:table-cell table:number-columns-repeated="3"/>
          <table:table-cell table:style-name="ce78"/>
          <table:table-cell/>
          <table:table-cell table:style-name="ce78" office:value-type="string" calcext:value-type="string">
            <text:p>billion vehicle kilometres</text:p>
          </table:table-cell>
          <table:table-cell table:number-columns-repeated="992"/>
        </table:table-row>
        <table:table-row table:style-name="ro3">
          <table:table-cell table:style-name="ce13"/>
          <table:table-cell table:style-name="ce10" office:value-type="string" calcext:value-type="string">
            <text:p>Motorway </text:p>
          </table:table-cell>
          <table:table-cell table:style-name="ce14"/>
          <table:table-cell table:style-name="ce10" table:number-columns-repeated="24"/>
          <table:table-cell table:number-columns-repeated="997"/>
        </table:table-row>
        <table:table-row table:style-name="ro3">
          <table:table-cell table:style-name="ce10" table:number-columns-repeated="2"/>
          <table:table-cell table:style-name="ce10" office:value-type="string" calcext:value-type="string">
            <text:p>Scotland</text:p>
          </table:table-cell>
          <table:table-cell table:style-name="ce79" office:value-type="float" office:value="3.3" calcext:value-type="float">
            <text:p>3.30</text:p>
          </table:table-cell>
          <table:table-cell table:style-name="ce79" office:value-type="float" office:value="3.2" calcext:value-type="float">
            <text:p>3.20</text:p>
          </table:table-cell>
          <table:table-cell table:style-name="ce79" office:value-type="float" office:value="3.516" calcext:value-type="float">
            <text:p>3.52</text:p>
          </table:table-cell>
          <table:table-cell table:style-name="ce79" office:value-type="float" office:value="4.338" calcext:value-type="float">
            <text:p>4.34</text:p>
          </table:table-cell>
          <table:table-cell table:style-name="ce79" office:value-type="float" office:value="4.454" calcext:value-type="float">
            <text:p>4.45</text:p>
          </table:table-cell>
          <table:table-cell table:style-name="ce79" office:value-type="float" office:value="4.318" calcext:value-type="float">
            <text:p>4.32</text:p>
          </table:table-cell>
          <table:table-cell table:style-name="ce79" office:value-type="float" office:value="4.586" calcext:value-type="float">
            <text:p>4.59</text:p>
          </table:table-cell>
          <table:table-cell table:style-name="ce79" office:value-type="float" office:value="4.852" calcext:value-type="float">
            <text:p>4.85</text:p>
          </table:table-cell>
          <table:table-cell table:style-name="ce79" office:value-type="float" office:value="5.072" calcext:value-type="float">
            <text:p>5.07</text:p>
          </table:table-cell>
          <table:table-cell table:style-name="ce79" office:value-type="float" office:value="5.164" calcext:value-type="float">
            <text:p>5.16</text:p>
          </table:table-cell>
          <table:table-cell table:style-name="ce79" office:value-type="float" office:value="5.405" calcext:value-type="float">
            <text:p>5.41</text:p>
          </table:table-cell>
          <table:table-cell table:style-name="ce79" office:value-type="float" office:value="5.567" calcext:value-type="float">
            <text:p>5.57</text:p>
          </table:table-cell>
          <table:table-cell table:style-name="ce79" table:formula="of:=['file:///tmp/mozilla_nalu0/chapter_summary-2019.xlsx'#$'S1 Numbers'.C32]/1000" office:value-type="float" office:value="5.73" calcext:value-type="float">
            <text:p>5.73</text:p>
          </table:table-cell>
          <table:table-cell table:style-name="ce79" table:formula="of:=['file:///tmp/mozilla_nalu0/chapter_summary-2019.xlsx'#$'S1 Numbers'.D32]/1000" office:value-type="float" office:value="5.856" calcext:value-type="float">
            <text:p>5.86</text:p>
          </table:table-cell>
          <table:table-cell table:style-name="ce79" table:formula="of:=['file:///tmp/mozilla_nalu0/chapter_summary-2019.xlsx'#$'S1 Numbers'.E32]/1000" office:value-type="float" office:value="6.094203" calcext:value-type="float">
            <text:p>6.09</text:p>
          </table:table-cell>
          <table:table-cell table:style-name="ce79" table:formula="of:=['file:///tmp/mozilla_nalu0/chapter_summary-2019.xlsx'#$'S1 Numbers'.F32]/1000" office:value-type="float" office:value="6.15079" calcext:value-type="float">
            <text:p>6.15</text:p>
          </table:table-cell>
          <table:table-cell table:style-name="ce112" table:formula="of:=['file:///tmp/mozilla_nalu0/chapter_summary-2019.xlsx'#$'S1 Numbers'.G32]/1000" office:value-type="float" office:value="6.433" calcext:value-type="float">
            <text:p>6.43</text:p>
          </table:table-cell>
          <table:table-cell table:style-name="ce112" table:formula="of:=['file:///tmp/mozilla_nalu0/chapter_summary-2019.xlsx'#$'S1 Numbers'.H32]/1000" office:value-type="float" office:value="6.577" calcext:value-type="float">
            <text:p>6.58</text:p>
          </table:table-cell>
          <table:table-cell table:style-name="ce112" table:formula="of:=['file:///tmp/mozilla_nalu0/chapter_summary-2019.xlsx'#$'S1 Numbers'.I32]/1000" office:value-type="float" office:value="6.683" calcext:value-type="float">
            <text:p>6.68</text:p>
          </table:table-cell>
          <table:table-cell table:style-name="ce112" table:formula="of:=['file:///tmp/mozilla_nalu0/chapter_summary-2019.xlsx'#$'S1 Numbers'.J32]/1000" office:value-type="float" office:value="6.633" calcext:value-type="float">
            <text:p>6.63</text:p>
          </table:table-cell>
          <table:table-cell table:style-name="ce112" table:formula="of:=['file:///tmp/mozilla_nalu0/chapter_summary-2019.xlsx'#$'S1 Numbers'.K32]/1000" office:value-type="float" office:value="6.503" calcext:value-type="float">
            <text:p>6.50</text:p>
          </table:table-cell>
          <table:table-cell table:style-name="ce112" table:formula="of:=['file:///tmp/mozilla_nalu0/chapter_summary-2019.xlsx'#$'S1 Numbers'.L32]/1000" office:value-type="float" office:value="6.57" calcext:value-type="float">
            <text:p>6.57</text:p>
          </table:table-cell>
          <table:table-cell table:style-name="ce112" table:formula="of:=['file:///tmp/mozilla_nalu0/chapter_summary-2019.xlsx'#$'S1 Numbers'.M32]/1000" office:value-type="float" office:value="7.14" calcext:value-type="float">
            <text:p>7.14</text:p>
          </table:table-cell>
          <table:table-cell table:style-name="ce112" table:formula="of:=['file:///tmp/mozilla_nalu0/chapter_summary-2019.xlsx'#$'S1 Numbers'.N32]/1000" office:value-type="float" office:value="7.262" calcext:value-type="float">
            <text:p>7.26</text:p>
          </table:table-cell>
          <table:table-cell table:style-name="ce112" table:formula="of:=['file:///tmp/mozilla_nalu0/chapter_summary-2019.xlsx'#$'S1 Numbers'.O32]/1000" office:value-type="float" office:value="7.421" calcext:value-type="float">
            <text:p>7.42</text:p>
          </table:table-cell>
          <table:table-cell table:style-name="ce112" table:formula="of:=['file:///tmp/mozilla_nalu0/chapter_summary-2019.xlsx'#$'S1 Numbers'.P32]/1000" office:value-type="float" office:value="7.477" calcext:value-type="float">
            <text:p>7.48</text:p>
          </table:table-cell>
          <table:table-cell table:style-name="ce112" table:formula="of:=['file:///tmp/mozilla_nalu0/chapter_summary-2019.xlsx'#$'S1 Numbers'.Q32]/1000" office:value-type="float" office:value="7.829" calcext:value-type="float">
            <text:p>7.83</text:p>
          </table:table-cell>
          <table:table-cell table:style-name="ce112" table:formula="of:=['file:///tmp/mozilla_nalu0/chapter_summary-2019.xlsx'#$'S1 Numbers'.R32]/1000" office:value-type="float" office:value="8.054" calcext:value-type="float">
            <text:p>8.05</text:p>
          </table:table-cell>
          <table:table-cell table:style-name="ce112" table:formula="of:=['file:///tmp/mozilla_nalu0/chapter_summary-2019.xlsx'#$'S1 Numbers'.S32]/1000" office:value-type="float" office:value="8.518" calcext:value-type="float">
            <text:p>8.52</text:p>
          </table:table-cell>
          <table:table-cell table:number-columns-repeated="992"/>
        </table:table-row>
        <table:table-row table:style-name="ro3">
          <table:table-cell table:style-name="ce10" table:number-columns-repeated="2"/>
          <table:table-cell table:style-name="ce10" office:value-type="string" calcext:value-type="string">
            <text:p>GB </text:p>
          </table:table-cell>
          <table:table-cell table:style-name="ce80" office:value-type="float" office:value="61.6" calcext:value-type="float">
            <text:p>61.6</text:p>
          </table:table-cell>
          <table:table-cell table:style-name="ce80" office:value-type="float" office:value="61" calcext:value-type="float">
            <text:p>61.0</text:p>
          </table:table-cell>
          <table:table-cell table:style-name="ce80" office:value-type="float" office:value="61.5" calcext:value-type="float">
            <text:p>61.5</text:p>
          </table:table-cell>
          <table:table-cell table:style-name="ce80" office:value-type="float" office:value="68.2" calcext:value-type="float">
            <text:p>68.2</text:p>
          </table:table-cell>
          <table:table-cell table:style-name="ce80" office:value-type="float" office:value="70.7" calcext:value-type="float">
            <text:p>70.7</text:p>
          </table:table-cell>
          <table:table-cell table:style-name="ce80" office:value-type="float" office:value="73.9" calcext:value-type="float">
            <text:p>73.9</text:p>
          </table:table-cell>
          <table:table-cell table:style-name="ce80" office:value-type="float" office:value="78.3" calcext:value-type="float">
            <text:p>78.3</text:p>
          </table:table-cell>
          <table:table-cell table:style-name="ce80" office:value-type="float" office:value="82.1" calcext:value-type="float">
            <text:p>82.1</text:p>
          </table:table-cell>
          <table:table-cell table:style-name="ce80" office:value-type="float" office:value="85.7" calcext:value-type="float">
            <text:p>85.7</text:p>
          </table:table-cell>
          <table:table-cell table:style-name="ce80" office:value-type="float" office:value="87.8" calcext:value-type="float">
            <text:p>87.8</text:p>
          </table:table-cell>
          <table:table-cell table:style-name="ce80" office:value-type="float" office:value="88.3" calcext:value-type="float">
            <text:p>88.3</text:p>
          </table:table-cell>
          <table:table-cell table:style-name="ce80" office:value-type="float" office:value="90.8" calcext:value-type="float">
            <text:p>90.8</text:p>
          </table:table-cell>
          <table:table-cell table:style-name="ce80" office:value-type="float" office:value="92.6" calcext:value-type="float">
            <text:p>92.6</text:p>
          </table:table-cell>
          <table:table-cell table:style-name="ce80" office:value-type="float" office:value="93" calcext:value-type="float">
            <text:p>93.0</text:p>
          </table:table-cell>
          <table:table-cell table:style-name="ce80" office:value-type="float" office:value="96.6" calcext:value-type="float">
            <text:p>96.6</text:p>
          </table:table-cell>
          <table:table-cell table:style-name="ce80" office:value-type="float" office:value="97" calcext:value-type="float">
            <text:p>97.0</text:p>
          </table:table-cell>
          <table:table-cell table:style-name="ce80" office:value-type="float" office:value="99.5" calcext:value-type="float">
            <text:p>99.5</text:p>
          </table:table-cell>
          <table:table-cell table:style-name="ce80" office:value-type="float" office:value="100.6" calcext:value-type="float">
            <text:p>100.6</text:p>
          </table:table-cell>
          <table:table-cell table:style-name="ce80" office:value-type="float" office:value="100.1" calcext:value-type="float">
            <text:p>100.1</text:p>
          </table:table-cell>
          <table:table-cell table:style-name="ce80" office:value-type="float" office:value="99.5" calcext:value-type="float">
            <text:p>99.5</text:p>
          </table:table-cell>
          <table:table-cell table:style-name="ce80" office:value-type="float" office:value="98.2" calcext:value-type="float">
            <text:p>98.2</text:p>
          </table:table-cell>
          <table:table-cell table:style-name="ce80" office:value-type="float" office:value="99.5" calcext:value-type="float">
            <text:p>99.5</text:p>
          </table:table-cell>
          <table:table-cell table:style-name="ce80" office:value-type="float" office:value="100.4" calcext:value-type="float">
            <text:p>100.4</text:p>
          </table:table-cell>
          <table:table-cell table:style-name="ce80" office:value-type="float" office:value="101.9" calcext:value-type="float">
            <text:p>101.9</text:p>
          </table:table-cell>
          <table:table-cell table:style-name="ce80" office:value-type="float" office:value="104.3" calcext:value-type="float">
            <text:p>104.3</text:p>
          </table:table-cell>
          <table:table-cell table:style-name="ce80" office:value-type="float" office:value="107" calcext:value-type="float">
            <text:p>107.0</text:p>
          </table:table-cell>
          <table:table-cell table:style-name="ce80" office:value-type="float" office:value="108.9" calcext:value-type="float">
            <text:p>108.9</text:p>
          </table:table-cell>
          <table:table-cell table:style-name="ce80" office:value-type="float" office:value="110.5" calcext:value-type="float">
            <text:p>110.5</text:p>
          </table:table-cell>
          <table:table-cell table:style-name="ce80" office:value-type="float" office:value="111.1" calcext:value-type="float">
            <text:p>111.1</text:p>
          </table:table-cell>
          <table:table-cell table:number-columns-repeated="992"/>
        </table:table-row>
        <table:table-row table:style-name="ro3">
          <table:table-cell table:style-name="ce10"/>
          <table:table-cell table:style-name="ce10" office:value-type="string" calcext:value-type="string">
            <text:p>A roads </text:p>
          </table:table-cell>
          <table:table-cell table:style-name="ce10" table:number-columns-repeated="24"/>
          <table:table-cell table:style-name="ce124"/>
          <table:table-cell table:number-columns-repeated="997"/>
        </table:table-row>
        <table:table-row table:style-name="ro3">
          <table:table-cell table:style-name="ce10" table:number-columns-repeated="2"/>
          <table:table-cell table:style-name="ce10" office:value-type="string" calcext:value-type="string">
            <text:p>Scotland</text:p>
          </table:table-cell>
          <table:table-cell table:style-name="ce81" office:value-type="float" office:value="18.5" calcext:value-type="float">
            <text:p>18.5</text:p>
          </table:table-cell>
          <table:table-cell table:style-name="ce81" office:value-type="float" office:value="18.747" calcext:value-type="float">
            <text:p>18.7</text:p>
          </table:table-cell>
          <table:table-cell table:style-name="ce81" office:value-type="float" office:value="19.06" calcext:value-type="float">
            <text:p>19.1</text:p>
          </table:table-cell>
          <table:table-cell table:style-name="ce81" office:value-type="float" office:value="18.807" calcext:value-type="float">
            <text:p>18.8</text:p>
          </table:table-cell>
          <table:table-cell table:style-name="ce81" office:value-type="float" office:value="19.305" calcext:value-type="float">
            <text:p>19.3</text:p>
          </table:table-cell>
          <table:table-cell table:style-name="ce81" office:value-type="float" office:value="19.67" calcext:value-type="float">
            <text:p>19.7</text:p>
          </table:table-cell>
          <table:table-cell table:style-name="ce81" office:value-type="float" office:value="20.253" calcext:value-type="float">
            <text:p>20.3</text:p>
          </table:table-cell>
          <table:table-cell table:style-name="ce81" office:value-type="float" office:value="20.6" calcext:value-type="float">
            <text:p>20.6</text:p>
          </table:table-cell>
          <table:table-cell table:style-name="ce81" office:value-type="float" office:value="20.812" calcext:value-type="float">
            <text:p>20.8</text:p>
          </table:table-cell>
          <table:table-cell table:style-name="ce81" office:value-type="float" office:value="21.021" calcext:value-type="float">
            <text:p>21.0</text:p>
          </table:table-cell>
          <table:table-cell table:style-name="ce81" office:value-type="float" office:value="20.531" calcext:value-type="float">
            <text:p>20.5</text:p>
          </table:table-cell>
          <table:table-cell table:style-name="ce81" office:value-type="float" office:value="20.775" calcext:value-type="float">
            <text:p>20.8</text:p>
          </table:table-cell>
          <table:table-cell table:style-name="ce81" table:formula="of:=['file:///tmp/mozilla_nalu0/chapter_summary-2019.xlsx'#$'S1 Numbers'.C33]/1000" office:value-type="float" office:value="21.533" calcext:value-type="float">
            <text:p>21.5</text:p>
          </table:table-cell>
          <table:table-cell table:style-name="ce81" table:formula="of:=['file:///tmp/mozilla_nalu0/chapter_summary-2019.xlsx'#$'S1 Numbers'.D33]/1000" office:value-type="float" office:value="21.826" calcext:value-type="float">
            <text:p>21.8</text:p>
          </table:table-cell>
          <table:table-cell table:style-name="ce81" table:formula="of:=['file:///tmp/mozilla_nalu0/chapter_summary-2019.xlsx'#$'S1 Numbers'.E33]/1000" office:value-type="float" office:value="22.114" calcext:value-type="float">
            <text:p>22.1</text:p>
          </table:table-cell>
          <table:table-cell table:style-name="ce81" table:formula="of:=['file:///tmp/mozilla_nalu0/chapter_summary-2019.xlsx'#$'S1 Numbers'.F33]/1000" office:value-type="float" office:value="21.904106" calcext:value-type="float">
            <text:p>21.9</text:p>
          </table:table-cell>
          <table:table-cell table:style-name="ce113" table:formula="of:=['file:///tmp/mozilla_nalu0/chapter_summary-2019.xlsx'#$'S1 Numbers'.G33]/1000" office:value-type="float" office:value="22.465" calcext:value-type="float">
            <text:p>22.5</text:p>
          </table:table-cell>
          <table:table-cell table:style-name="ce113" table:formula="of:=['file:///tmp/mozilla_nalu0/chapter_summary-2019.xlsx'#$'S1 Numbers'.H33]/1000" office:value-type="float" office:value="22.408" calcext:value-type="float">
            <text:p>22.4</text:p>
          </table:table-cell>
          <table:table-cell table:style-name="ce113" table:formula="of:=['file:///tmp/mozilla_nalu0/chapter_summary-2019.xlsx'#$'S1 Numbers'.I33]/1000" office:value-type="float" office:value="22.126" calcext:value-type="float">
            <text:p>22.1</text:p>
          </table:table-cell>
          <table:table-cell table:style-name="ce113" table:formula="of:=['file:///tmp/mozilla_nalu0/chapter_summary-2019.xlsx'#$'S1 Numbers'.J33]/1000" office:value-type="float" office:value="22.327" calcext:value-type="float">
            <text:p>22.3</text:p>
          </table:table-cell>
          <table:table-cell table:style-name="ce113" table:formula="of:=['file:///tmp/mozilla_nalu0/chapter_summary-2019.xlsx'#$'S1 Numbers'.K33]/1000" office:value-type="float" office:value="21.992" calcext:value-type="float">
            <text:p>22.0</text:p>
          </table:table-cell>
          <table:table-cell table:style-name="ce113" table:formula="of:=['file:///tmp/mozilla_nalu0/chapter_summary-2019.xlsx'#$'S1 Numbers'.L33]/1000" office:value-type="float" office:value="21.996" calcext:value-type="float">
            <text:p>22.0</text:p>
          </table:table-cell>
          <table:table-cell table:style-name="ce113" table:formula="of:=['file:///tmp/mozilla_nalu0/chapter_summary-2019.xlsx'#$'S1 Numbers'.M33]/1000" office:value-type="float" office:value="21.712" calcext:value-type="float">
            <text:p>21.7</text:p>
          </table:table-cell>
          <table:table-cell table:style-name="ce113" table:formula="of:=['file:///tmp/mozilla_nalu0/chapter_summary-2019.xlsx'#$'S1 Numbers'.N33]/1000" office:value-type="float" office:value="21.786" calcext:value-type="float">
            <text:p>21.8</text:p>
          </table:table-cell>
          <table:table-cell table:style-name="ce113" table:formula="of:=['file:///tmp/mozilla_nalu0/chapter_summary-2019.xlsx'#$'S1 Numbers'.O33]/1000" office:value-type="float" office:value="22.025" calcext:value-type="float">
            <text:p>22.0</text:p>
          </table:table-cell>
          <table:table-cell table:style-name="ce113" table:formula="of:=['file:///tmp/mozilla_nalu0/chapter_summary-2019.xlsx'#$'S1 Numbers'.P33]/1000" office:value-type="float" office:value="22.395" calcext:value-type="float">
            <text:p>22.4</text:p>
          </table:table-cell>
          <table:table-cell table:style-name="ce113" table:formula="of:=['file:///tmp/mozilla_nalu0/chapter_summary-2019.xlsx'#$'S1 Numbers'.Q33]/1000" office:value-type="float" office:value="23.019" calcext:value-type="float">
            <text:p>23.0</text:p>
          </table:table-cell>
          <table:table-cell table:style-name="ce113" table:formula="of:=['file:///tmp/mozilla_nalu0/chapter_summary-2019.xlsx'#$'S1 Numbers'.R33]/1000" office:value-type="float" office:value="23.353" calcext:value-type="float">
            <text:p>23.4</text:p>
          </table:table-cell>
          <table:table-cell table:style-name="ce113" table:formula="of:=['file:///tmp/mozilla_nalu0/chapter_summary-2019.xlsx'#$'S1 Numbers'.S33]/1000" office:value-type="float" office:value="23.023" calcext:value-type="float">
            <text:p>23.0</text:p>
          </table:table-cell>
          <table:table-cell table:number-columns-repeated="992"/>
        </table:table-row>
        <table:table-row table:style-name="ro17">
          <table:table-cell table:style-name="ce10" table:number-columns-repeated="2"/>
          <table:table-cell table:style-name="ce10" office:value-type="string" calcext:value-type="string">
            <text:p>GB <text:span text:style-name="T5">3</text:span></text:p>
          </table:table-cell>
          <table:table-cell table:style-name="ce80" office:value-type="float" office:value="193.1" calcext:value-type="float">
            <text:p>193.1</text:p>
          </table:table-cell>
          <table:table-cell table:number-columns-repeated="2" table:style-name="ce80" office:value-type="float" office:value="196.5" calcext:value-type="float">
            <text:p>196.5</text:p>
          </table:table-cell>
          <table:table-cell table:style-name="ce80" office:value-type="float" office:value="190.6" calcext:value-type="float">
            <text:p>190.6</text:p>
          </table:table-cell>
          <table:table-cell table:style-name="ce80" office:value-type="float" office:value="195.1" calcext:value-type="float">
            <text:p>195.1</text:p>
          </table:table-cell>
          <table:table-cell table:style-name="ce80" office:value-type="float" office:value="199.6" calcext:value-type="float">
            <text:p>199.6</text:p>
          </table:table-cell>
          <table:table-cell table:style-name="ce80" office:value-type="float" office:value="204.4" calcext:value-type="float">
            <text:p>204.4</text:p>
          </table:table-cell>
          <table:table-cell table:style-name="ce80" office:value-type="float" office:value="207.5" calcext:value-type="float">
            <text:p>207.5</text:p>
          </table:table-cell>
          <table:table-cell table:style-name="ce80" office:value-type="float" office:value="210" calcext:value-type="float">
            <text:p>210.0</text:p>
          </table:table-cell>
          <table:table-cell table:style-name="ce80" office:value-type="float" office:value="212.6" calcext:value-type="float">
            <text:p>212.6</text:p>
          </table:table-cell>
          <table:table-cell table:style-name="ce80" office:value-type="float" office:value="211.7" calcext:value-type="float">
            <text:p>211.7</text:p>
          </table:table-cell>
          <table:table-cell table:style-name="ce80" office:value-type="float" office:value="215.1" calcext:value-type="float">
            <text:p>215.1</text:p>
          </table:table-cell>
          <table:table-cell table:style-name="ce80" office:value-type="float" office:value="218.6" calcext:value-type="float">
            <text:p>218.6</text:p>
          </table:table-cell>
          <table:table-cell table:style-name="ce104" office:value-type="float" office:value="221" calcext:value-type="float">
            <text:p>221.0</text:p>
          </table:table-cell>
          <table:table-cell table:style-name="ce80" office:value-type="float" office:value="224.1" calcext:value-type="float">
            <text:p>224.1</text:p>
          </table:table-cell>
          <table:table-cell table:style-name="ce80" office:value-type="float" office:value="223.1" calcext:value-type="float">
            <text:p>223.1</text:p>
          </table:table-cell>
          <table:table-cell table:style-name="ce80" office:value-type="float" office:value="226.1" calcext:value-type="float">
            <text:p>226.1</text:p>
          </table:table-cell>
          <table:table-cell table:style-name="ce80" office:value-type="float" office:value="224.9" calcext:value-type="float">
            <text:p>224.9</text:p>
          </table:table-cell>
          <table:table-cell table:style-name="ce80" office:value-type="float" office:value="222.8" calcext:value-type="float">
            <text:p>222.8</text:p>
          </table:table-cell>
          <table:table-cell table:style-name="ce80" office:value-type="float" office:value="222.4" calcext:value-type="float">
            <text:p>222.4</text:p>
          </table:table-cell>
          <table:table-cell table:style-name="ce80" office:value-type="float" office:value="219.5" calcext:value-type="float">
            <text:p>219.5</text:p>
          </table:table-cell>
          <table:table-cell table:style-name="ce80" office:value-type="float" office:value="220.4" calcext:value-type="float">
            <text:p>220.4</text:p>
          </table:table-cell>
          <table:table-cell table:style-name="ce80" office:value-type="float" office:value="218.5" calcext:value-type="float">
            <text:p>218.5</text:p>
          </table:table-cell>
          <table:table-cell table:style-name="ce80" office:value-type="float" office:value="218.6" calcext:value-type="float">
            <text:p>218.6</text:p>
          </table:table-cell>
          <table:table-cell table:style-name="ce80" office:value-type="float" office:value="222.9" calcext:value-type="float">
            <text:p>222.9</text:p>
          </table:table-cell>
          <table:table-cell table:style-name="ce80" office:value-type="float" office:value="226.9" calcext:value-type="float">
            <text:p>226.9</text:p>
          </table:table-cell>
          <table:table-cell table:style-name="ce80" office:value-type="float" office:value="233.1" calcext:value-type="float">
            <text:p>233.1</text:p>
          </table:table-cell>
          <table:table-cell table:style-name="ce80" office:value-type="float" office:value="235.7" calcext:value-type="float">
            <text:p>235.7</text:p>
          </table:table-cell>
          <table:table-cell table:style-name="ce80" office:value-type="float" office:value="239.1" calcext:value-type="float">
            <text:p>239.1</text:p>
          </table:table-cell>
          <table:table-cell table:number-columns-repeated="992"/>
        </table:table-row>
        <table:table-row table:style-name="ro3">
          <table:table-cell table:style-name="ce10"/>
          <table:table-cell table:style-name="ce10" office:value-type="string" calcext:value-type="string">
            <text:p>All roads (incl. B, C, unclassified)</text:p>
          </table:table-cell>
          <table:table-cell table:style-name="ce10"/>
          <table:table-cell table:style-name="ce80" table:number-columns-repeated="23"/>
          <table:table-cell table:style-name="ce10"/>
          <table:table-cell table:number-columns-repeated="997"/>
        </table:table-row>
        <table:table-row table:style-name="ro3">
          <table:table-cell table:style-name="ce10" table:number-columns-repeated="2"/>
          <table:table-cell table:style-name="ce10" office:value-type="string" calcext:value-type="string">
            <text:p>Scotland</text:p>
          </table:table-cell>
          <table:table-cell table:number-columns-repeated="3" table:style-name="ce37" office:value-type="string" calcext:value-type="string">
            <text:p>..</text:p>
          </table:table-cell>
          <table:table-cell table:style-name="ce80" office:value-type="float" office:value="35.654" calcext:value-type="float">
            <text:p>35.7</text:p>
          </table:table-cell>
          <table:table-cell table:style-name="ce80" office:value-type="float" office:value="36.459" calcext:value-type="float">
            <text:p>36.5</text:p>
          </table:table-cell>
          <table:table-cell table:style-name="ce80" office:value-type="float" office:value="36.736" calcext:value-type="float">
            <text:p>36.7</text:p>
          </table:table-cell>
          <table:table-cell table:style-name="ce80" office:value-type="float" office:value="37.777" calcext:value-type="float">
            <text:p>37.8</text:p>
          </table:table-cell>
          <table:table-cell table:style-name="ce80" office:value-type="float" office:value="38.582" calcext:value-type="float">
            <text:p>38.6</text:p>
          </table:table-cell>
          <table:table-cell table:style-name="ce80" office:value-type="float" office:value="39.169" calcext:value-type="float">
            <text:p>39.2</text:p>
          </table:table-cell>
          <table:table-cell table:style-name="ce80" office:value-type="float" office:value="39.77" calcext:value-type="float">
            <text:p>39.8</text:p>
          </table:table-cell>
          <table:table-cell table:style-name="ce80" office:value-type="float" office:value="39.561" calcext:value-type="float">
            <text:p>39.6</text:p>
          </table:table-cell>
          <table:table-cell table:style-name="ce80" office:value-type="float" office:value="40.065" calcext:value-type="float">
            <text:p>40.1</text:p>
          </table:table-cell>
          <table:table-cell table:style-name="ce80" table:formula="of:=['file:///tmp/mozilla_nalu0/chapter_summary-2019.xlsx'#$'S1 Numbers'.C34]/1000" office:value-type="float" office:value="41.535" calcext:value-type="float">
            <text:p>41.5</text:p>
          </table:table-cell>
          <table:table-cell table:style-name="ce80" table:formula="of:=['file:///tmp/mozilla_nalu0/chapter_summary-2019.xlsx'#$'S1 Numbers'.D34]/1000" office:value-type="float" office:value="42.038" calcext:value-type="float">
            <text:p>42.0</text:p>
          </table:table-cell>
          <table:table-cell table:style-name="ce80" table:formula="of:=['file:///tmp/mozilla_nalu0/chapter_summary-2019.xlsx'#$'S1 Numbers'.E34]/1000" office:value-type="float" office:value="42.705288" calcext:value-type="float">
            <text:p>42.7</text:p>
          </table:table-cell>
          <table:table-cell table:style-name="ce80" table:formula="of:=['file:///tmp/mozilla_nalu0/chapter_summary-2019.xlsx'#$'S1 Numbers'.F34]/1000" office:value-type="float" office:value="42.717842" calcext:value-type="float">
            <text:p>42.7</text:p>
          </table:table-cell>
          <table:table-cell table:style-name="ce114" table:formula="of:=['file:///tmp/mozilla_nalu0/chapter_summary-2019.xlsx'#$'S1 Numbers'.G34]/1000" office:value-type="float" office:value="44.119" calcext:value-type="float">
            <text:p>44.1</text:p>
          </table:table-cell>
          <table:table-cell table:style-name="ce114" table:formula="of:=['file:///tmp/mozilla_nalu0/chapter_summary-2019.xlsx'#$'S1 Numbers'.H34]/1000" office:value-type="float" office:value="44.666" calcext:value-type="float">
            <text:p>44.7</text:p>
          </table:table-cell>
          <table:table-cell table:style-name="ce114" table:formula="of:=['file:///tmp/mozilla_nalu0/chapter_summary-2019.xlsx'#$'S1 Numbers'.I34]/1000" office:value-type="float" office:value="44.47" calcext:value-type="float">
            <text:p>44.5</text:p>
          </table:table-cell>
          <table:table-cell table:style-name="ce114" table:formula="of:=['file:///tmp/mozilla_nalu0/chapter_summary-2019.xlsx'#$'S1 Numbers'.J34]/1000" office:value-type="float" office:value="44.219" calcext:value-type="float">
            <text:p>44.2</text:p>
          </table:table-cell>
          <table:table-cell table:style-name="ce114" table:formula="of:=['file:///tmp/mozilla_nalu0/chapter_summary-2019.xlsx'#$'S1 Numbers'.K34]/1000" office:value-type="float" office:value="43.488" calcext:value-type="float">
            <text:p>43.5</text:p>
          </table:table-cell>
          <table:table-cell table:style-name="ce114" table:formula="of:=['file:///tmp/mozilla_nalu0/chapter_summary-2019.xlsx'#$'S1 Numbers'.L34]/1000" office:value-type="float" office:value="43.39" calcext:value-type="float">
            <text:p>43.4</text:p>
          </table:table-cell>
          <table:table-cell table:style-name="ce114" table:formula="of:=['file:///tmp/mozilla_nalu0/chapter_summary-2019.xlsx'#$'S1 Numbers'.M34]/1000" office:value-type="float" office:value="43.549" calcext:value-type="float">
            <text:p>43.5</text:p>
          </table:table-cell>
          <table:table-cell table:style-name="ce114" table:formula="of:=['file:///tmp/mozilla_nalu0/chapter_summary-2019.xlsx'#$'S1 Numbers'.N34]/1000" office:value-type="float" office:value="43.84" calcext:value-type="float">
            <text:p>43.8</text:p>
          </table:table-cell>
          <table:table-cell table:style-name="ce114" table:formula="of:=['file:///tmp/mozilla_nalu0/chapter_summary-2019.xlsx'#$'S1 Numbers'.O34]/1000" office:value-type="float" office:value="44.839" calcext:value-type="float">
            <text:p>44.8</text:p>
          </table:table-cell>
          <table:table-cell table:style-name="ce114" table:formula="of:=['file:///tmp/mozilla_nalu0/chapter_summary-2019.xlsx'#$'S1 Numbers'.P34]/1000" office:value-type="float" office:value="45.374" calcext:value-type="float">
            <text:p>45.4</text:p>
          </table:table-cell>
          <table:table-cell table:style-name="ce114" table:formula="of:=['file:///tmp/mozilla_nalu0/chapter_summary-2019.xlsx'#$'S1 Numbers'.Q34]/1000" office:value-type="float" office:value="46.459" calcext:value-type="float">
            <text:p>46.5</text:p>
          </table:table-cell>
          <table:table-cell table:style-name="ce114" table:formula="of:=['file:///tmp/mozilla_nalu0/chapter_summary-2019.xlsx'#$'S1 Numbers'.R34]/1000" office:value-type="float" office:value="47.986" calcext:value-type="float">
            <text:p>48.0</text:p>
          </table:table-cell>
          <table:table-cell table:style-name="ce114" table:formula="of:=['file:///tmp/mozilla_nalu0/chapter_summary-2019.xlsx'#$'S1 Numbers'.S34]/1000" office:value-type="float" office:value="48.137" calcext:value-type="float">
            <text:p>48.1</text:p>
          </table:table-cell>
          <table:table-cell table:number-columns-repeated="992"/>
        </table:table-row>
        <table:table-row table:style-name="ro17">
          <table:table-cell table:style-name="ce10" table:number-columns-repeated="2"/>
          <table:table-cell table:style-name="ce10" office:value-type="string" calcext:value-type="string">
            <text:p>GB <text:span text:style-name="T5">3</text:span></text:p>
          </table:table-cell>
          <table:table-cell table:number-columns-repeated="3" table:style-name="ce37" office:value-type="string" calcext:value-type="string">
            <text:p>..</text:p>
          </table:table-cell>
          <table:table-cell table:style-name="ce80" office:value-type="float" office:value="412.3" calcext:value-type="float">
            <text:p>412.3</text:p>
          </table:table-cell>
          <table:table-cell table:style-name="ce80" office:value-type="float" office:value="421.5" calcext:value-type="float">
            <text:p>421.5</text:p>
          </table:table-cell>
          <table:table-cell table:style-name="ce80" office:value-type="float" office:value="429.7" calcext:value-type="float">
            <text:p>429.7</text:p>
          </table:table-cell>
          <table:table-cell table:style-name="ce80" office:value-type="float" office:value="441.1" calcext:value-type="float">
            <text:p>441.1</text:p>
          </table:table-cell>
          <table:table-cell table:style-name="ce80" office:value-type="float" office:value="450.3" calcext:value-type="float">
            <text:p>450.3</text:p>
          </table:table-cell>
          <table:table-cell table:style-name="ce80" office:value-type="float" office:value="458.5" calcext:value-type="float">
            <text:p>458.5</text:p>
          </table:table-cell>
          <table:table-cell table:style-name="ce80" office:value-type="float" office:value="467" calcext:value-type="float">
            <text:p>467.0</text:p>
          </table:table-cell>
          <table:table-cell table:style-name="ce80" office:value-type="float" office:value="466.2" calcext:value-type="float">
            <text:p>466.2</text:p>
          </table:table-cell>
          <table:table-cell table:style-name="ce80" office:value-type="float" office:value="472.6" calcext:value-type="float">
            <text:p>472.6</text:p>
          </table:table-cell>
          <table:table-cell table:style-name="ce80" office:value-type="float" office:value="483.7" calcext:value-type="float">
            <text:p>483.7</text:p>
          </table:table-cell>
          <table:table-cell table:style-name="ce80" office:value-type="float" office:value="486.7" calcext:value-type="float">
            <text:p>486.7</text:p>
          </table:table-cell>
          <table:table-cell table:number-columns-repeated="2" table:style-name="ce80" office:value-type="float" office:value="493.9" calcext:value-type="float">
            <text:p>493.9</text:p>
          </table:table-cell>
          <table:table-cell table:style-name="ce80" office:value-type="float" office:value="501.1" calcext:value-type="float">
            <text:p>501.1</text:p>
          </table:table-cell>
          <table:table-cell table:style-name="ce80" office:value-type="float" office:value="505.4" calcext:value-type="float">
            <text:p>505.4</text:p>
          </table:table-cell>
          <table:table-cell table:style-name="ce80" office:value-type="float" office:value="500.6" calcext:value-type="float">
            <text:p>500.6</text:p>
          </table:table-cell>
          <table:table-cell table:style-name="ce80" office:value-type="float" office:value="495.8" calcext:value-type="float">
            <text:p>495.8</text:p>
          </table:table-cell>
          <table:table-cell table:style-name="ce80" office:value-type="float" office:value="487.9" calcext:value-type="float">
            <text:p>487.9</text:p>
          </table:table-cell>
          <table:table-cell table:style-name="ce80" office:value-type="float" office:value="488.9" calcext:value-type="float">
            <text:p>488.9</text:p>
          </table:table-cell>
          <table:table-cell table:style-name="ce80" office:value-type="float" office:value="487.1" calcext:value-type="float">
            <text:p>487.1</text:p>
          </table:table-cell>
          <table:table-cell table:style-name="ce80" office:value-type="float" office:value="488.8" calcext:value-type="float">
            <text:p>488.8</text:p>
          </table:table-cell>
          <table:table-cell table:style-name="ce80" office:value-type="float" office:value="501.5" calcext:value-type="float">
            <text:p>501.5</text:p>
          </table:table-cell>
          <table:table-cell table:style-name="ce80" office:value-type="float" office:value="509.7" calcext:value-type="float">
            <text:p>509.7</text:p>
          </table:table-cell>
          <table:table-cell table:style-name="ce80" office:value-type="float" office:value="519.7" calcext:value-type="float">
            <text:p>519.7</text:p>
          </table:table-cell>
          <table:table-cell table:style-name="ce80" office:value-type="float" office:value="526.4" calcext:value-type="float">
            <text:p>526.4</text:p>
          </table:table-cell>
          <table:table-cell table:style-name="ce80" office:value-type="float" office:value="528" calcext:value-type="float">
            <text:p>528.0</text:p>
          </table:table-cell>
          <table:table-cell table:number-columns-repeated="992"/>
        </table:table-row>
        <table:table-row table:style-name="ro3">
          <table:table-cell table:style-name="ce10" table:number-columns-repeated="6"/>
          <table:table-cell table:style-name="ce85" table:number-columns-repeated="10"/>
          <table:table-cell table:style-name="ce10" table:number-columns-repeated="11"/>
          <table:table-cell table:number-columns-repeated="997"/>
        </table:table-row>
        <table:table-row table:style-name="ro15">
          <table:table-cell table:style-name="ce9" office:value-type="string" calcext:value-type="string">
            <text:p>Reported Road Accident Casualties: Killed or Seriously Injured</text:p>
          </table:table-cell>
          <table:table-cell table:style-name="ce10" table:number-columns-repeated="2"/>
          <table:table-cell table:style-name="ce78" table:number-columns-repeated="23"/>
          <table:table-cell table:number-columns-repeated="3"/>
          <table:table-cell table:style-name="ce78"/>
          <table:table-cell/>
          <table:table-cell table:style-name="ce78" office:value-type="string" calcext:value-type="string">
            <text:p>thousand</text:p>
          </table:table-cell>
          <table:table-cell table:number-columns-repeated="992"/>
        </table:table-row>
        <table:table-row table:style-name="ro17">
          <table:table-cell table:style-name="ce10"/>
          <table:table-cell table:style-name="ce14"/>
          <table:table-cell table:style-name="ce10" office:value-type="string" calcext:value-type="string">
            <text:p>Scotland <text:span text:style-name="T5">12</text:span></text:p>
          </table:table-cell>
          <table:table-cell table:style-name="ce82" office:value-type="float" office:value="6.798" calcext:value-type="float">
            <text:p>6.80</text:p>
          </table:table-cell>
          <table:table-cell table:style-name="ce82" office:value-type="float" office:value="6.129" calcext:value-type="float">
            <text:p>6.13</text:p>
          </table:table-cell>
          <table:table-cell table:style-name="ce82" office:value-type="float" office:value="5.639" calcext:value-type="float">
            <text:p>5.64</text:p>
          </table:table-cell>
          <table:table-cell table:style-name="ce82" office:value-type="float" office:value="4.853" calcext:value-type="float">
            <text:p>4.85</text:p>
          </table:table-cell>
          <table:table-cell table:style-name="ce82" office:value-type="float" office:value="5.571" calcext:value-type="float">
            <text:p>5.57</text:p>
          </table:table-cell>
          <table:table-cell table:style-name="ce82" office:value-type="float" office:value="5.339" calcext:value-type="float">
            <text:p>5.34</text:p>
          </table:table-cell>
          <table:table-cell table:style-name="ce82" office:value-type="float" office:value="4.398" calcext:value-type="float">
            <text:p>4.40</text:p>
          </table:table-cell>
          <table:table-cell table:style-name="ce82" office:value-type="float" office:value="4.424" calcext:value-type="float">
            <text:p>4.42</text:p>
          </table:table-cell>
          <table:table-cell table:style-name="ce82" office:value-type="float" office:value="4.457" calcext:value-type="float">
            <text:p>4.46</text:p>
          </table:table-cell>
          <table:table-cell table:style-name="ce82" office:value-type="float" office:value="4.075" calcext:value-type="float">
            <text:p>4.08</text:p>
          </table:table-cell>
          <table:table-cell table:style-name="ce82" office:value-type="float" office:value="3.894" calcext:value-type="float">
            <text:p>3.89</text:p>
          </table:table-cell>
          <table:table-cell table:style-name="ce82" office:value-type="float" office:value="3.758" calcext:value-type="float">
            <text:p>3.76</text:p>
          </table:table-cell>
          <table:table-cell table:style-name="ce82" table:formula="of:=['file:///tmp/mozilla_nalu0/chapter_summary-2019.xlsx'#$'S1 Numbers'.C38]/1000" office:value-type="float" office:value="3.533" calcext:value-type="float">
            <text:p>3.53</text:p>
          </table:table-cell>
          <table:table-cell table:style-name="ce82" table:formula="of:=['file:///tmp/mozilla_nalu0/chapter_summary-2019.xlsx'#$'S1 Numbers'.D38]/1000" office:value-type="float" office:value="3.293" calcext:value-type="float">
            <text:p>3.29</text:p>
          </table:table-cell>
          <table:table-cell table:style-name="ce82" table:formula="of:=['file:///tmp/mozilla_nalu0/chapter_summary-2019.xlsx'#$'S1 Numbers'.E38]/1000" office:value-type="float" office:value="3.074" calcext:value-type="float">
            <text:p>3.07</text:p>
          </table:table-cell>
          <table:table-cell table:style-name="ce82" table:formula="of:=['file:///tmp/mozilla_nalu0/chapter_summary-2019.xlsx'#$'S1 Numbers'.F38]/1000" office:value-type="float" office:value="2.952" calcext:value-type="float">
            <text:p>2.95</text:p>
          </table:table-cell>
          <table:table-cell table:style-name="ce115" table:formula="of:=['file:///tmp/mozilla_nalu0/chapter_summary-2019.xlsx'#$'S1 Numbers'.G38]/1000" office:value-type="float" office:value="2.949" calcext:value-type="float">
            <text:p>2.95</text:p>
          </table:table-cell>
          <table:table-cell table:style-name="ce115" table:formula="of:=['file:///tmp/mozilla_nalu0/chapter_summary-2019.xlsx'#$'S1 Numbers'.H38]/1000" office:value-type="float" office:value="2.666" calcext:value-type="float">
            <text:p>2.67</text:p>
          </table:table-cell>
          <table:table-cell table:style-name="ce115" table:formula="of:=['file:///tmp/mozilla_nalu0/chapter_summary-2019.xlsx'#$'S1 Numbers'.I38]/1000" office:value-type="float" office:value="2.845" calcext:value-type="float">
            <text:p>2.85</text:p>
          </table:table-cell>
          <table:table-cell table:style-name="ce115" table:formula="of:=['file:///tmp/mozilla_nalu0/chapter_summary-2019.xlsx'#$'S1 Numbers'.J38]/1000" office:value-type="float" office:value="2.503" calcext:value-type="float">
            <text:p>2.50</text:p>
          </table:table-cell>
          <table:table-cell table:style-name="ce115" table:formula="of:=['file:///tmp/mozilla_nalu0/chapter_summary-2019.xlsx'#$'S1 Numbers'.K38]/1000" office:value-type="float" office:value="2.177" calcext:value-type="float">
            <text:p>2.18</text:p>
          </table:table-cell>
          <table:table-cell table:style-name="ce115" table:formula="of:=['file:///tmp/mozilla_nalu0/chapter_summary-2019.xlsx'#$'S1 Numbers'.L38]/1000" office:value-type="float" office:value="2.063" calcext:value-type="float">
            <text:p>2.06</text:p>
          </table:table-cell>
          <table:table-cell table:style-name="ce115" table:formula="of:=['file:///tmp/mozilla_nalu0/chapter_summary-2019.xlsx'#$'S1 Numbers'.M38]/1000" office:value-type="float" office:value="2.157" calcext:value-type="float">
            <text:p>2.16</text:p>
          </table:table-cell>
          <table:table-cell table:style-name="ce115" table:formula="of:=['file:///tmp/mozilla_nalu0/chapter_summary-2019.xlsx'#$'S1 Numbers'.N38]/1000" office:value-type="float" office:value="1.839" calcext:value-type="float">
            <text:p>1.84</text:p>
          </table:table-cell>
          <table:table-cell table:style-name="ce115" table:formula="of:=['file:///tmp/mozilla_nalu0/chapter_summary-2019.xlsx'#$'S1 Numbers'.O38]/1000" office:value-type="float" office:value="1.904" calcext:value-type="float">
            <text:p>1.90</text:p>
          </table:table-cell>
          <table:table-cell table:style-name="ce115" table:formula="of:=['file:///tmp/mozilla_nalu0/chapter_summary-2019.xlsx'#$'S1 Numbers'.P38]/1000" office:value-type="float" office:value="1.77" calcext:value-type="float">
            <text:p>1.77</text:p>
          </table:table-cell>
          <table:table-cell table:style-name="ce115" table:formula="of:=['file:///tmp/mozilla_nalu0/chapter_summary-2019.xlsx'#$'S1 Numbers'.Q38]/1000" office:value-type="float" office:value="1.888" calcext:value-type="float">
            <text:p>1.89</text:p>
          </table:table-cell>
          <table:table-cell table:style-name="ce115" table:formula="of:=['file:///tmp/mozilla_nalu0/chapter_summary-2019.xlsx'#$'S1 Numbers'.R38]/1000" office:value-type="float" office:value="1.739" calcext:value-type="float">
            <text:p>1.74</text:p>
          </table:table-cell>
          <table:table-cell table:style-name="ce115" table:formula="of:=['file:///tmp/mozilla_nalu0/chapter_summary-2019.xlsx'#$'S1 Numbers'.S38]/1000" office:value-type="float" office:value="1.743" calcext:value-type="float">
            <text:p>1.74</text:p>
          </table:table-cell>
          <table:table-cell table:number-columns-repeated="992"/>
        </table:table-row>
        <table:table-row table:style-name="ro3">
          <table:table-cell table:style-name="ce10" table:number-columns-repeated="2"/>
          <table:table-cell table:style-name="ce10" office:value-type="string" calcext:value-type="string">
            <text:p>GB</text:p>
          </table:table-cell>
          <table:table-cell table:style-name="ce80" office:value-type="float" office:value="65.658" calcext:value-type="float">
            <text:p>65.7</text:p>
          </table:table-cell>
          <table:table-cell table:style-name="ce80" office:value-type="float" office:value="56.186" calcext:value-type="float">
            <text:p>56.2</text:p>
          </table:table-cell>
          <table:table-cell table:style-name="ce80" office:value-type="float" office:value="53.485" calcext:value-type="float">
            <text:p>53.5</text:p>
          </table:table-cell>
          <table:table-cell table:style-name="ce80" office:value-type="float" office:value="48.834" calcext:value-type="float">
            <text:p>48.8</text:p>
          </table:table-cell>
          <table:table-cell table:style-name="ce80" office:value-type="float" office:value="50.19" calcext:value-type="float">
            <text:p>50.2</text:p>
          </table:table-cell>
          <table:table-cell table:style-name="ce80" office:value-type="float" office:value="49.154" calcext:value-type="float">
            <text:p>49.2</text:p>
          </table:table-cell>
          <table:table-cell table:style-name="ce80" office:value-type="float" office:value="48.097" calcext:value-type="float">
            <text:p>48.1</text:p>
          </table:table-cell>
          <table:table-cell table:style-name="ce80" office:value-type="float" office:value="46.583" calcext:value-type="float">
            <text:p>46.6</text:p>
          </table:table-cell>
          <table:table-cell table:style-name="ce80" office:value-type="float" office:value="44.255" calcext:value-type="float">
            <text:p>44.3</text:p>
          </table:table-cell>
          <table:table-cell table:style-name="ce80" office:value-type="float" office:value="42.545" calcext:value-type="float">
            <text:p>42.5</text:p>
          </table:table-cell>
          <table:table-cell table:style-name="ce80" office:value-type="float" office:value="41.564" calcext:value-type="float">
            <text:p>41.6</text:p>
          </table:table-cell>
          <table:table-cell table:style-name="ce80" office:value-type="float" office:value="40.56" calcext:value-type="float">
            <text:p>40.6</text:p>
          </table:table-cell>
          <table:table-cell table:style-name="ce80" office:value-type="float" office:value="39.407" calcext:value-type="float">
            <text:p>39.4</text:p>
          </table:table-cell>
          <table:table-cell table:style-name="ce80" office:value-type="float" office:value="37.215" calcext:value-type="float">
            <text:p>37.2</text:p>
          </table:table-cell>
          <table:table-cell table:style-name="ce80" office:value-type="float" office:value="34.351" calcext:value-type="float">
            <text:p>34.4</text:p>
          </table:table-cell>
          <table:table-cell table:style-name="ce80" office:value-type="float" office:value="32.155" calcext:value-type="float">
            <text:p>32.2</text:p>
          </table:table-cell>
          <table:table-cell table:style-name="ce80" office:value-type="float" office:value="31.845" calcext:value-type="float">
            <text:p>31.8</text:p>
          </table:table-cell>
          <table:table-cell table:style-name="ce80" office:value-type="float" office:value="30.7" calcext:value-type="float">
            <text:p>30.7</text:p>
          </table:table-cell>
          <table:table-cell table:style-name="ce80" office:value-type="float" office:value="28.572" calcext:value-type="float">
            <text:p>28.6</text:p>
          </table:table-cell>
          <table:table-cell table:style-name="ce80" office:value-type="float" office:value="26.912" calcext:value-type="float">
            <text:p>26.9</text:p>
          </table:table-cell>
          <table:table-cell table:style-name="ce80" office:value-type="float" office:value="24.517" calcext:value-type="float">
            <text:p>24.5</text:p>
          </table:table-cell>
          <table:table-cell table:style-name="ce80" office:value-type="float" office:value="25.023" calcext:value-type="float">
            <text:p>25.0</text:p>
          </table:table-cell>
          <table:table-cell table:style-name="ce80" office:value-type="float" office:value="24.793" calcext:value-type="float">
            <text:p>24.8</text:p>
          </table:table-cell>
          <table:table-cell table:style-name="ce80" office:value-type="float" office:value="23.37" calcext:value-type="float">
            <text:p>23.4</text:p>
          </table:table-cell>
          <table:table-cell table:style-name="ce80" office:value-type="float" office:value="24.582" calcext:value-type="float">
            <text:p>24.6</text:p>
          </table:table-cell>
          <table:table-cell table:style-name="ce80" office:value-type="float" office:value="23.874" calcext:value-type="float">
            <text:p>23.9</text:p>
          </table:table-cell>
          <table:table-cell table:style-name="ce80" office:value-type="float" office:value="25.893" calcext:value-type="float">
            <text:p>25.9</text:p>
          </table:table-cell>
          <table:table-cell table:style-name="ce80" office:value-type="float" office:value="26.6" calcext:value-type="float">
            <text:p>26.6</text:p>
          </table:table-cell>
          <table:table-cell table:style-name="ce80" office:value-type="float" office:value="27.295" calcext:value-type="float">
            <text:p>27.3</text:p>
          </table:table-cell>
          <table:table-cell table:number-columns-repeated="992"/>
        </table:table-row>
        <table:table-row table:style-name="ro3">
          <table:table-cell table:style-name="ce10" table:number-columns-repeated="27"/>
          <table:table-cell table:number-columns-repeated="997"/>
        </table:table-row>
        <table:table-row table:style-name="ro16">
          <table:table-cell table:style-name="ce9" office:value-type="string" calcext:value-type="string">
            <text:p>Local bus passenger journeys <text:span text:style-name="T2">2, 4</text:span></text:p>
          </table:table-cell>
          <table:table-cell table:style-name="ce13" table:number-columns-repeated="2"/>
          <table:table-cell table:style-name="ce75" table:number-columns-repeated="23"/>
          <table:table-cell table:number-columns-repeated="3"/>
          <table:table-cell table:style-name="ce75"/>
          <table:table-cell/>
          <table:table-cell table:style-name="ce75" office:value-type="string" calcext:value-type="string">
            <text:p>million</text:p>
          </table:table-cell>
          <table:table-cell table:number-columns-repeated="992"/>
        </table:table-row>
        <table:table-row table:style-name="ro3">
          <table:table-cell table:style-name="ce10"/>
          <table:table-cell table:style-name="ce14"/>
          <table:table-cell table:style-name="ce10" office:value-type="string" calcext:value-type="string">
            <text:p>Scotland</text:p>
          </table:table-cell>
          <table:table-cell table:style-name="ce73" office:value-type="float" office:value="585" calcext:value-type="float">
            <text:p>585</text:p>
          </table:table-cell>
          <table:table-cell table:style-name="ce73" office:value-type="float" office:value="571" calcext:value-type="float">
            <text:p>571</text:p>
          </table:table-cell>
          <table:table-cell table:style-name="ce73" office:value-type="float" office:value="532" calcext:value-type="float">
            <text:p>532</text:p>
          </table:table-cell>
          <table:table-cell table:style-name="ce73" office:value-type="float" office:value="525" calcext:value-type="float">
            <text:p>525</text:p>
          </table:table-cell>
          <table:table-cell table:style-name="ce73" office:value-type="float" office:value="513" calcext:value-type="float">
            <text:p>513</text:p>
          </table:table-cell>
          <table:table-cell table:style-name="ce73" office:value-type="float" office:value="494" calcext:value-type="float">
            <text:p>494</text:p>
          </table:table-cell>
          <table:table-cell table:style-name="ce73" office:value-type="float" office:value="477.898" calcext:value-type="float">
            <text:p>478</text:p>
          </table:table-cell>
          <table:table-cell table:style-name="ce73" office:value-type="float" office:value="448.455" calcext:value-type="float">
            <text:p>448</text:p>
          </table:table-cell>
          <table:table-cell table:style-name="ce98" office:value-type="float" office:value="423.798" calcext:value-type="float">
            <text:p>424</text:p>
          </table:table-cell>
          <table:table-cell table:style-name="ce73" office:value-type="float" office:value="454.784" calcext:value-type="float">
            <text:p>455</text:p>
          </table:table-cell>
          <table:table-cell table:style-name="ce73" office:value-type="float" office:value="457.949" calcext:value-type="float">
            <text:p>458</text:p>
          </table:table-cell>
          <table:table-cell table:style-name="ce73" office:value-type="float" office:value="465.849" calcext:value-type="float">
            <text:p>466</text:p>
          </table:table-cell>
          <table:table-cell table:style-name="ce101" table:formula="of:=['file:///tmp/mozilla_nalu0/chapter_summary-2019.xlsx'#$'S1 Numbers'.C11]" office:value-type="float" office:value="470.74" calcext:value-type="float">
            <text:p>471</text:p>
          </table:table-cell>
          <table:table-cell table:style-name="ce101" table:formula="of:=['file:///tmp/mozilla_nalu0/chapter_summary-2019.xlsx'#$'S1 Numbers'.D11]" office:value-type="float" office:value="477.582" calcext:value-type="float">
            <text:p>478</text:p>
          </table:table-cell>
          <table:table-cell table:style-name="ce106" table:formula="of:=['file:///tmp/mozilla_nalu0/chapter_summary-2019.xlsx'#$'S1 Numbers'.E11]" office:value-type="float" office:value="459.268173536673" calcext:value-type="float">
            <text:p>459</text:p>
          </table:table-cell>
          <table:table-cell table:style-name="ce101" table:formula="of:=['file:///tmp/mozilla_nalu0/chapter_summary-2019.xlsx'#$'S1 Numbers'.F11]" office:value-type="float" office:value="465.391119683515" calcext:value-type="float">
            <text:p>465</text:p>
          </table:table-cell>
          <table:table-cell table:style-name="ce101" table:formula="of:=['file:///tmp/mozilla_nalu0/chapter_summary-2019.xlsx'#$'S1 Numbers'.G11]" office:value-type="float" office:value="475.872198740522" calcext:value-type="float">
            <text:p>476</text:p>
          </table:table-cell>
          <table:table-cell table:style-name="ce101" table:formula="of:=['file:///tmp/mozilla_nalu0/chapter_summary-2019.xlsx'#$'S1 Numbers'.H11]" office:value-type="float" office:value="487.271881894458" calcext:value-type="float">
            <text:p>487</text:p>
          </table:table-cell>
          <table:table-cell table:style-name="ce101" table:formula="of:=['file:///tmp/mozilla_nalu0/chapter_summary-2019.xlsx'#$'S1 Numbers'.I11]" office:value-type="float" office:value="483.62759932549" calcext:value-type="float">
            <text:p>484</text:p>
          </table:table-cell>
          <table:table-cell table:style-name="ce101" table:formula="of:=['file:///tmp/mozilla_nalu0/chapter_summary-2019.xlsx'#$'S1 Numbers'.J11]" office:value-type="float" office:value="457.983911839514" calcext:value-type="float">
            <text:p>458</text:p>
          </table:table-cell>
          <table:table-cell table:style-name="ce101" table:formula="of:=['file:///tmp/mozilla_nalu0/chapter_summary-2019.xlsx'#$'S1 Numbers'.K11]" office:value-type="float" office:value="430.20142850459" calcext:value-type="float">
            <text:p>430</text:p>
          </table:table-cell>
          <table:table-cell table:style-name="ce101" table:formula="of:=['file:///tmp/mozilla_nalu0/chapter_summary-2019.xlsx'#$'S1 Numbers'.L11]" office:value-type="float" office:value="435.660268367125" calcext:value-type="float">
            <text:p>436</text:p>
          </table:table-cell>
          <table:table-cell table:style-name="ce101" table:formula="of:=['file:///tmp/mozilla_nalu0/chapter_summary-2019.xlsx'#$'S1 Numbers'.M11]" office:value-type="float" office:value="420.334432701299" calcext:value-type="float">
            <text:p>420</text:p>
          </table:table-cell>
          <table:table-cell table:style-name="ce101" table:formula="of:=['file:///tmp/mozilla_nalu0/chapter_summary-2019.xlsx'#$'S1 Numbers'.N11]" office:value-type="float" office:value="421.048833547764" calcext:value-type="float">
            <text:p>421</text:p>
          </table:table-cell>
          <table:table-cell table:style-name="ce101" table:formula="of:=['file:///tmp/mozilla_nalu0/chapter_summary-2019.xlsx'#$'S1 Numbers'.O11]" office:value-type="float" office:value="414.250710598202" calcext:value-type="float">
            <text:p>414</text:p>
          </table:table-cell>
          <table:table-cell table:style-name="ce101" table:formula="of:=['file:///tmp/mozilla_nalu0/chapter_summary-2019.xlsx'#$'S1 Numbers'.P11]" office:value-type="float" office:value="406.936771888043" calcext:value-type="float">
            <text:p>407</text:p>
          </table:table-cell>
          <table:table-cell table:style-name="ce101" table:formula="of:=['file:///tmp/mozilla_nalu0/chapter_summary-2019.xlsx'#$'S1 Numbers'.Q11]" office:value-type="float" office:value="392.955734482248" calcext:value-type="float">
            <text:p>393</text:p>
          </table:table-cell>
          <table:table-cell table:style-name="ce101" table:formula="of:=['file:///tmp/mozilla_nalu0/chapter_summary-2019.xlsx'#$'S1 Numbers'.R11]" office:value-type="float" office:value="388.257862998502" calcext:value-type="float">
            <text:p>388</text:p>
          </table:table-cell>
          <table:table-cell table:style-name="ce101" table:formula="of:=['file:///tmp/mozilla_nalu0/chapter_summary-2019.xlsx'#$'S1 Numbers'.S11]" office:value-type="float" office:value="379.76783306071" calcext:value-type="float">
            <text:p>380</text:p>
          </table:table-cell>
          <table:table-cell table:number-columns-repeated="992"/>
        </table:table-row>
        <table:table-row table:style-name="ro3">
          <table:table-cell table:style-name="ce10"/>
          <table:table-cell table:style-name="ce14"/>
          <table:table-cell table:style-name="ce10" office:value-type="string" calcext:value-type="string">
            <text:p>GB</text:p>
          </table:table-cell>
          <table:table-cell table:style-name="ce83" office:value-type="float" office:value="4850" calcext:value-type="float">
            <text:p>4,850</text:p>
          </table:table-cell>
          <table:table-cell table:style-name="ce83" office:value-type="float" office:value="4665" calcext:value-type="float">
            <text:p>4,665</text:p>
          </table:table-cell>
          <table:table-cell table:style-name="ce83" office:value-type="float" office:value="4480" calcext:value-type="float">
            <text:p>4,480</text:p>
          </table:table-cell>
          <table:table-cell table:style-name="ce83" office:value-type="float" office:value="4381" calcext:value-type="float">
            <text:p>4,381</text:p>
          </table:table-cell>
          <table:table-cell table:style-name="ce83" office:value-type="float" office:value="4414" calcext:value-type="float">
            <text:p>4,414</text:p>
          </table:table-cell>
          <table:table-cell table:style-name="ce83" office:value-type="float" office:value="4366" calcext:value-type="float">
            <text:p>4,366</text:p>
          </table:table-cell>
          <table:table-cell table:style-name="ce83" office:value-type="float" office:value="4455" calcext:value-type="float">
            <text:p>4,455</text:p>
          </table:table-cell>
          <table:table-cell table:style-name="ce83" office:value-type="float" office:value="4430" calcext:value-type="float">
            <text:p>4,430</text:p>
          </table:table-cell>
          <table:table-cell table:style-name="ce83" office:value-type="float" office:value="4350" calcext:value-type="float">
            <text:p>4,350</text:p>
          </table:table-cell>
          <table:table-cell table:style-name="ce83" office:value-type="float" office:value="4376" calcext:value-type="float">
            <text:p>4,376</text:p>
          </table:table-cell>
          <table:table-cell table:style-name="ce83" office:value-type="float" office:value="4420" calcext:value-type="float">
            <text:p>4,420</text:p>
          </table:table-cell>
          <table:table-cell table:style-name="ce83" office:value-type="float" office:value="4455" calcext:value-type="float">
            <text:p>4,455</text:p>
          </table:table-cell>
          <table:table-cell table:style-name="ce83" office:value-type="float" office:value="4550" calcext:value-type="float">
            <text:p>4,550</text:p>
          </table:table-cell>
          <table:table-cell table:style-name="ce86" office:value-type="float" office:value="4681" calcext:value-type="float">
            <text:p>4,681</text:p>
          </table:table-cell>
          <table:table-cell table:style-name="ce107" office:value-type="float" office:value="4608.50699570008" calcext:value-type="float">
            <text:p>4,609</text:p>
          </table:table-cell>
          <table:table-cell table:style-name="ce86" office:value-type="float" office:value="4699.41527846029" calcext:value-type="float">
            <text:p>4,699</text:p>
          </table:table-cell>
          <table:table-cell table:style-name="ce86" office:value-type="float" office:value="4892.55389849586" calcext:value-type="float">
            <text:p>4,893</text:p>
          </table:table-cell>
          <table:table-cell table:style-name="ce117" office:value-type="float" office:value="5142.78877932312" calcext:value-type="float">
            <text:p>5,143</text:p>
          </table:table-cell>
          <table:table-cell table:style-name="ce86" office:value-type="float" office:value="5249.91043762664" calcext:value-type="float">
            <text:p>5,250</text:p>
          </table:table-cell>
          <table:table-cell table:style-name="ce86" office:value-type="float" office:value="5188.23895685357" calcext:value-type="float">
            <text:p>5,188</text:p>
          </table:table-cell>
          <table:table-cell table:style-name="ce86" office:value-type="float" office:value="5164.31764741075" calcext:value-type="float">
            <text:p>5,164</text:p>
          </table:table-cell>
          <table:table-cell table:style-name="ce86" office:value-type="float" office:value="5190.91551466093" calcext:value-type="float">
            <text:p>5,191</text:p>
          </table:table-cell>
          <table:table-cell table:style-name="ce86" office:value-type="float" office:value="5099.23981784033" calcext:value-type="float">
            <text:p>5,099</text:p>
          </table:table-cell>
          <table:table-cell table:style-name="ce86" office:value-type="float" office:value="5200.66167588482" calcext:value-type="float">
            <text:p>5,201</text:p>
          </table:table-cell>
          <table:table-cell table:style-name="ce86" office:value-type="float" office:value="5142.45976642523" calcext:value-type="float">
            <text:p>5,142</text:p>
          </table:table-cell>
          <table:table-cell table:style-name="ce86" office:value-type="float" office:value="5015.84513940463" calcext:value-type="float">
            <text:p>5,016</text:p>
          </table:table-cell>
          <table:table-cell table:style-name="ce86" office:value-type="float" office:value="4930.48050561752" calcext:value-type="float">
            <text:p>4,930</text:p>
          </table:table-cell>
          <table:table-cell table:style-name="ce86" office:value-type="float" office:value="4836.07248143859" calcext:value-type="float">
            <text:p>4,836</text:p>
          </table:table-cell>
          <table:table-cell table:style-name="ce86" office:value-type="float" office:value="4799.97920349376" calcext:value-type="float">
            <text:p>4,800</text:p>
          </table:table-cell>
          <table:table-cell table:number-columns-repeated="992"/>
        </table:table-row>
        <table:table-row table:style-name="ro3">
          <table:table-cell table:style-name="ce10"/>
          <table:table-cell table:style-name="ce14"/>
          <table:table-cell table:style-name="ce10" table:number-columns-repeated="25"/>
          <table:table-cell table:number-columns-repeated="997"/>
        </table:table-row>
        <table:table-row table:style-name="ro16">
          <table:table-cell table:style-name="ce9" office:value-type="string" calcext:value-type="string">
            <text:p>Rail passenger journeys <text:span text:style-name="T2">4, 5, 6</text:span></text:p>
          </table:table-cell>
          <table:table-cell table:style-name="ce10"/>
          <table:table-cell table:style-name="ce14"/>
          <table:table-cell table:style-name="ce75" table:number-columns-repeated="23"/>
          <table:table-cell table:number-columns-repeated="3"/>
          <table:table-cell table:style-name="ce75"/>
          <table:table-cell/>
          <table:table-cell table:style-name="ce75" office:value-type="string" calcext:value-type="string">
            <text:p>million</text:p>
          </table:table-cell>
          <table:table-cell table:number-columns-repeated="992"/>
        </table:table-row>
        <table:table-row table:style-name="ro3">
          <table:table-cell table:style-name="ce10"/>
          <table:table-cell table:style-name="ce14"/>
          <table:table-cell table:style-name="ce10" office:value-type="string" calcext:value-type="string">
            <text:p>Scotland</text:p>
          </table:table-cell>
          <table:table-cell table:style-name="ce30" office:value-type="float" office:value="54.8" calcext:value-type="float">
            <text:p>54.8</text:p>
          </table:table-cell>
          <table:table-cell table:style-name="ce30" office:value-type="float" office:value="54.8070993101591" calcext:value-type="float">
            <text:p>54.8</text:p>
          </table:table-cell>
          <table:table-cell table:style-name="ce30" office:value-type="float" office:value="60.2030973725324" calcext:value-type="float">
            <text:p>60.2</text:p>
          </table:table-cell>
          <table:table-cell table:style-name="ce30" office:value-type="float" office:value="59.6424940717865" calcext:value-type="float">
            <text:p>59.6</text:p>
          </table:table-cell>
          <table:table-cell table:style-name="ce30" office:value-type="float" office:value="55.26535644948" calcext:value-type="float">
            <text:p>55.3</text:p>
          </table:table-cell>
          <table:table-cell table:style-name="ce30" office:value-type="float" office:value="56.66" calcext:value-type="float">
            <text:p>56.7</text:p>
          </table:table-cell>
          <table:table-cell table:style-name="ce30" office:value-type="float" office:value="57.49" calcext:value-type="float">
            <text:p>57.5</text:p>
          </table:table-cell>
          <table:table-cell table:style-name="ce30" office:value-type="float" office:value="60.71" calcext:value-type="float">
            <text:p>60.7</text:p>
          </table:table-cell>
          <table:table-cell table:style-name="ce30" office:value-type="float" office:value="62.46" calcext:value-type="float">
            <text:p>62.5</text:p>
          </table:table-cell>
          <table:table-cell table:style-name="ce30" office:value-type="float" office:value="64.88" calcext:value-type="float">
            <text:p>64.9</text:p>
          </table:table-cell>
          <table:table-cell table:style-name="ce30" office:value-type="float" office:value="64.787857" calcext:value-type="float">
            <text:p>64.8</text:p>
          </table:table-cell>
          <table:table-cell table:style-name="ce30" office:value-type="float" office:value="64.568997" calcext:value-type="float">
            <text:p>64.6</text:p>
          </table:table-cell>
          <table:table-cell table:style-name="ce30" table:formula="of:=['file:///tmp/mozilla_nalu0/chapter_summary-2019.xlsx'#$'S1 Numbers'.C45]" office:value-type="float" office:value="52.37623" calcext:value-type="float">
            <text:p>52.4</text:p>
          </table:table-cell>
          <table:table-cell table:style-name="ce30" table:formula="of:=['file:///tmp/mozilla_nalu0/chapter_summary-2019.xlsx'#$'S1 Numbers'.D45]" office:value-type="float" office:value="55.892939" calcext:value-type="float">
            <text:p>55.9</text:p>
          </table:table-cell>
          <table:table-cell table:style-name="ce30" table:formula="of:=['file:///tmp/mozilla_nalu0/chapter_summary-2019.xlsx'#$'S1 Numbers'.E45]" office:value-type="float" office:value="61.256431" calcext:value-type="float">
            <text:p>61.3</text:p>
          </table:table-cell>
          <table:table-cell table:style-name="ce30" table:formula="of:=['file:///tmp/mozilla_nalu0/chapter_summary-2019.xlsx'#$'S1 Numbers'.F45]" office:value-type="float" office:value="66.735899" calcext:value-type="float">
            <text:p>66.7</text:p>
          </table:table-cell>
          <table:table-cell table:style-name="ce46" table:formula="of:=['file:///tmp/mozilla_nalu0/chapter_summary-2019.xlsx'#$'S1 Numbers'.G45]" office:value-type="float" office:value="69.785304" calcext:value-type="float">
            <text:p>69.8</text:p>
          </table:table-cell>
          <table:table-cell table:style-name="ce46" table:formula="of:=['file:///tmp/mozilla_nalu0/chapter_summary-2019.xlsx'#$'S1 Numbers'.H45]" office:value-type="float" office:value="72.74429" calcext:value-type="float">
            <text:p>72.7</text:p>
          </table:table-cell>
          <table:table-cell table:style-name="ce46" table:formula="of:=['file:///tmp/mozilla_nalu0/chapter_summary-2019.xlsx'#$'S1 Numbers'.I45]" office:value-type="float" office:value="76.2560777036701" calcext:value-type="float">
            <text:p>76.3</text:p>
          </table:table-cell>
          <table:table-cell table:style-name="ce46" table:formula="of:=['file:///tmp/mozilla_nalu0/chapter_summary-2019.xlsx'#$'S1 Numbers'.J45]" office:value-type="float" office:value="76.4738903249403" calcext:value-type="float">
            <text:p>76.5</text:p>
          </table:table-cell>
          <table:table-cell table:style-name="ce46" table:formula="of:=['file:///tmp/mozilla_nalu0/chapter_summary-2019.xlsx'#$'S1 Numbers'.K45]" office:value-type="float" office:value="79.4462863670296" calcext:value-type="float">
            <text:p>79.4</text:p>
          </table:table-cell>
          <table:table-cell table:style-name="ce46" table:formula="of:=['file:///tmp/mozilla_nalu0/chapter_summary-2019.xlsx'#$'S1 Numbers'.L45]" office:value-type="float" office:value="83.3108" calcext:value-type="float">
            <text:p>83.3</text:p>
          </table:table-cell>
          <table:table-cell table:style-name="ce121" table:formula="of:=['file:///tmp/mozilla_nalu0/chapter_summary-2019.xlsx'#$'S1 Numbers'.M45]" office:value-type="float" office:value="85.752108" calcext:value-type="float">
            <text:p>85.8</text:p>
          </table:table-cell>
          <table:table-cell table:style-name="ce121" table:formula="of:=['file:///tmp/mozilla_nalu0/chapter_summary-2019.xlsx'#$'S1 Numbers'.N45]" office:value-type="float" office:value="86.7" calcext:value-type="float">
            <text:p>86.7</text:p>
          </table:table-cell>
          <table:table-cell table:style-name="ce121" table:formula="of:=['file:///tmp/mozilla_nalu0/chapter_summary-2019.xlsx'#$'S1 Numbers'.O45]" office:value-type="float" office:value="91.7" calcext:value-type="float">
            <text:p>91.7</text:p>
          </table:table-cell>
          <table:table-cell table:style-name="ce121" table:formula="of:=['file:///tmp/mozilla_nalu0/chapter_summary-2019.xlsx'#$'S1 Numbers'.P45]" office:value-type="float" office:value="93.4" calcext:value-type="float">
            <text:p>93.4</text:p>
          </table:table-cell>
          <table:table-cell table:style-name="ce121" table:formula="of:=['file:///tmp/mozilla_nalu0/chapter_summary-2019.xlsx'#$'S1 Numbers'.Q45]" office:value-type="float" office:value="94.2" calcext:value-type="float">
            <text:p>94.2</text:p>
          </table:table-cell>
          <table:table-cell table:style-name="ce121" table:formula="of:=['file:///tmp/mozilla_nalu0/chapter_summary-2019.xlsx'#$'S1 Numbers'.R45]" office:value-type="float" office:value="97.141768" calcext:value-type="float">
            <text:p>97.1</text:p>
          </table:table-cell>
          <table:table-cell table:style-name="ce131" office:value-type="string" calcext:value-type="string">
            <text:p>..</text:p>
          </table:table-cell>
          <table:table-cell table:number-columns-repeated="992"/>
        </table:table-row>
        <table:table-row table:style-name="ro17">
          <table:table-cell table:style-name="ce10" table:number-columns-repeated="2"/>
          <table:table-cell table:style-name="ce31" office:value-type="string" calcext:value-type="string">
            <text:p>GB <text:span text:style-name="T5">10, 11</text:span></text:p>
          </table:table-cell>
          <table:table-cell table:style-name="ce84" office:value-type="float" office:value="810" calcext:value-type="float">
            <text:p>810</text:p>
          </table:table-cell>
          <table:table-cell table:style-name="ce84" office:value-type="float" office:value="792" calcext:value-type="float">
            <text:p>792</text:p>
          </table:table-cell>
          <table:table-cell table:style-name="ce84" office:value-type="float" office:value="770" calcext:value-type="float">
            <text:p>770</text:p>
          </table:table-cell>
          <table:table-cell table:style-name="ce84" office:value-type="float" office:value="740" calcext:value-type="float">
            <text:p>740</text:p>
          </table:table-cell>
          <table:table-cell table:style-name="ce84" office:value-type="float" office:value="735" calcext:value-type="float">
            <text:p>735</text:p>
          </table:table-cell>
          <table:table-cell table:style-name="ce84" office:value-type="float" office:value="761" calcext:value-type="float">
            <text:p>761</text:p>
          </table:table-cell>
          <table:table-cell table:style-name="ce84" office:value-type="float" office:value="801" calcext:value-type="float">
            <text:p>801</text:p>
          </table:table-cell>
          <table:table-cell table:style-name="ce84" office:value-type="float" office:value="846" calcext:value-type="float">
            <text:p>846</text:p>
          </table:table-cell>
          <table:table-cell table:style-name="ce99" office:value-type="float" office:value="892" calcext:value-type="float">
            <text:p>892</text:p>
          </table:table-cell>
          <table:table-cell table:style-name="ce84" office:value-type="float" office:value="931" calcext:value-type="float">
            <text:p>931</text:p>
          </table:table-cell>
          <table:table-cell table:style-name="ce84" office:value-type="float" office:value="755.077288" calcext:value-type="float">
            <text:p>755</text:p>
          </table:table-cell>
          <table:table-cell table:style-name="ce84" office:value-type="float" office:value="758.628005" calcext:value-type="float">
            <text:p>759</text:p>
          </table:table-cell>
          <table:table-cell table:style-name="ce84" office:value-type="float" office:value="775.315152" calcext:value-type="float">
            <text:p>775</text:p>
          </table:table-cell>
          <table:table-cell table:style-name="ce83" office:value-type="float" office:value="791.394982" calcext:value-type="float">
            <text:p>791</text:p>
          </table:table-cell>
          <table:table-cell table:style-name="ce83" office:value-type="float" office:value="808.484154" calcext:value-type="float">
            <text:p>808</text:p>
          </table:table-cell>
          <table:table-cell table:style-name="ce83" office:value-type="float" office:value="827.394793" calcext:value-type="float">
            <text:p>827</text:p>
          </table:table-cell>
          <table:table-cell table:style-name="ce83" office:value-type="float" office:value="984.035472" calcext:value-type="float">
            <text:p>984</text:p>
          </table:table-cell>
          <table:table-cell table:style-name="ce83" office:value-type="float" office:value="1018.053317" calcext:value-type="float">
            <text:p>1,018</text:p>
          </table:table-cell>
          <table:table-cell table:style-name="ce83" office:value-type="float" office:value="1074.1627" calcext:value-type="float">
            <text:p>1,074</text:p>
          </table:table-cell>
          <table:table-cell table:style-name="ce83" office:value-type="float" office:value="1065.3918" calcext:value-type="float">
            <text:p>1,065</text:p>
          </table:table-cell>
          <table:table-cell table:style-name="ce83" office:value-type="float" office:value="1160.4289" calcext:value-type="float">
            <text:p>1,160</text:p>
          </table:table-cell>
          <table:table-cell table:style-name="ce83" office:value-type="float" office:value="1228.018" calcext:value-type="float">
            <text:p>1,228</text:p>
          </table:table-cell>
          <table:table-cell table:style-name="ce83" office:value-type="float" office:value="1269.023724" calcext:value-type="float">
            <text:p>1,269</text:p>
          </table:table-cell>
          <table:table-cell table:style-name="ce83" office:value-type="float" office:value="1332.634" calcext:value-type="float">
            <text:p>1,333</text:p>
          </table:table-cell>
          <table:table-cell table:style-name="ce83" office:value-type="float" office:value="1392.601" calcext:value-type="float">
            <text:p>1,393</text:p>
          </table:table-cell>
          <table:table-cell table:style-name="ce83" office:value-type="float" office:value="1463.777" calcext:value-type="float">
            <text:p>1,464</text:p>
          </table:table-cell>
          <table:table-cell table:style-name="ce83" office:value-type="float" office:value="1469.675" calcext:value-type="float">
            <text:p>1,470</text:p>
          </table:table-cell>
          <table:table-cell table:style-name="ce83" office:value-type="float" office:value="1474.89" calcext:value-type="float">
            <text:p>1,475</text:p>
          </table:table-cell>
          <table:table-cell table:style-name="ce131" office:value-type="string" calcext:value-type="string">
            <text:p>..</text:p>
          </table:table-cell>
          <table:table-cell table:number-columns-repeated="992"/>
        </table:table-row>
        <table:table-row table:style-name="ro3">
          <table:table-cell table:style-name="ce10" table:number-columns-repeated="21"/>
          <table:table-cell table:style-name="ce88" table:number-columns-repeated="5"/>
          <table:table-cell table:style-name="ce125"/>
          <table:table-cell table:style-name="ce128" table:number-columns-repeated="4"/>
          <table:table-cell table:number-columns-repeated="993"/>
        </table:table-row>
        <table:table-row table:style-name="ro15">
          <table:table-cell table:style-name="ce9" office:value-type="string" calcext:value-type="string">
            <text:p>Air terminal passengers </text:p>
          </table:table-cell>
          <table:table-cell table:style-name="ce10"/>
          <table:table-cell table:style-name="ce14"/>
          <table:table-cell table:style-name="ce75" table:number-columns-repeated="13"/>
          <table:table-cell table:style-name="ce83" table:number-columns-repeated="5"/>
          <table:table-cell table:style-name="ce86" table:number-columns-repeated="5"/>
          <table:table-cell table:style-name="ce10"/>
          <table:table-cell table:number-columns-repeated="997"/>
        </table:table-row>
        <table:table-row table:style-name="ro3">
          <table:table-cell table:style-name="ce10"/>
          <table:table-cell table:style-name="ce14"/>
          <table:table-cell table:style-name="ce10" office:value-type="string" calcext:value-type="string">
            <text:p>Scotland</text:p>
          </table:table-cell>
          <table:table-cell table:style-name="ce29" office:value-type="float" office:value="9.9" calcext:value-type="float">
            <text:p>9.9</text:p>
          </table:table-cell>
          <table:table-cell table:style-name="ce29" office:value-type="float" office:value="9.5705" calcext:value-type="float">
            <text:p>9.6</text:p>
          </table:table-cell>
          <table:table-cell table:style-name="ce29" office:value-type="float" office:value="10.3828" calcext:value-type="float">
            <text:p>10.4</text:p>
          </table:table-cell>
          <table:table-cell table:style-name="ce29" office:value-type="float" office:value="11.1208" calcext:value-type="float">
            <text:p>11.1</text:p>
          </table:table-cell>
          <table:table-cell table:style-name="ce29" office:value-type="float" office:value="11.787" calcext:value-type="float">
            <text:p>11.8</text:p>
          </table:table-cell>
          <table:table-cell table:style-name="ce29" office:value-type="float" office:value="12.313" calcext:value-type="float">
            <text:p>12.3</text:p>
          </table:table-cell>
          <table:table-cell table:style-name="ce29" office:value-type="float" office:value="13.214" calcext:value-type="float">
            <text:p>13.2</text:p>
          </table:table-cell>
          <table:table-cell table:style-name="ce29" office:value-type="float" office:value="14.391" calcext:value-type="float">
            <text:p>14.4</text:p>
          </table:table-cell>
          <table:table-cell table:style-name="ce29" office:value-type="float" office:value="15.193" calcext:value-type="float">
            <text:p>15.2</text:p>
          </table:table-cell>
          <table:table-cell table:style-name="ce29" office:value-type="float" office:value="15.941" calcext:value-type="float">
            <text:p>15.9</text:p>
          </table:table-cell>
          <table:table-cell table:style-name="ce29" office:value-type="float" office:value="16.787" calcext:value-type="float">
            <text:p>16.8</text:p>
          </table:table-cell>
          <table:table-cell table:style-name="ce29" office:value-type="float" office:value="18.081" calcext:value-type="float">
            <text:p>18.1</text:p>
          </table:table-cell>
          <table:table-cell table:style-name="ce29" table:formula="of:=['file:///tmp/mozilla_nalu0/chapter_summary-2019.xlsx'#$'S1 Numbers'.C49]/1000" office:value-type="float" office:value="19.783" calcext:value-type="float">
            <text:p>19.8</text:p>
          </table:table-cell>
          <table:table-cell table:style-name="ce29" table:formula="of:=['file:///tmp/mozilla_nalu0/chapter_summary-2019.xlsx'#$'S1 Numbers'.D49]/1000" office:value-type="float" office:value="21.084" calcext:value-type="float">
            <text:p>21.1</text:p>
          </table:table-cell>
          <table:table-cell table:style-name="ce29" table:formula="of:=['file:///tmp/mozilla_nalu0/chapter_summary-2019.xlsx'#$'S1 Numbers'.E49]/1000" office:value-type="float" office:value="22.555" calcext:value-type="float">
            <text:p>22.6</text:p>
          </table:table-cell>
          <table:table-cell table:style-name="ce29" table:formula="of:=['file:///tmp/mozilla_nalu0/chapter_summary-2019.xlsx'#$'S1 Numbers'.F49]/1000" office:value-type="float" office:value="23.795" calcext:value-type="float">
            <text:p>23.8</text:p>
          </table:table-cell>
          <table:table-cell table:style-name="ce43" table:formula="of:=['file:///tmp/mozilla_nalu0/chapter_summary-2019.xlsx'#$'S1 Numbers'.G49]/1000" office:value-type="float" office:value="24.437" calcext:value-type="float">
            <text:p>24.4</text:p>
          </table:table-cell>
          <table:table-cell table:style-name="ce43" table:formula="of:=['file:///tmp/mozilla_nalu0/chapter_summary-2019.xlsx'#$'S1 Numbers'.H49]/1000" office:value-type="float" office:value="25.132" calcext:value-type="float">
            <text:p>25.1</text:p>
          </table:table-cell>
          <table:table-cell table:style-name="ce43" table:formula="of:=['file:///tmp/mozilla_nalu0/chapter_summary-2019.xlsx'#$'S1 Numbers'.I49]/1000" office:value-type="float" office:value="24.348" calcext:value-type="float">
            <text:p>24.3</text:p>
          </table:table-cell>
          <table:table-cell table:style-name="ce43" table:formula="of:=['file:///tmp/mozilla_nalu0/chapter_summary-2019.xlsx'#$'S1 Numbers'.J49]/1000" office:value-type="float" office:value="22.496" calcext:value-type="float">
            <text:p>22.5</text:p>
          </table:table-cell>
          <table:table-cell table:style-name="ce43" table:formula="of:=['file:///tmp/mozilla_nalu0/chapter_summary-2019.xlsx'#$'S1 Numbers'.K49]/1000" office:value-type="float" office:value="20.907" calcext:value-type="float">
            <text:p>20.9</text:p>
          </table:table-cell>
          <table:table-cell table:style-name="ce43" table:formula="of:=['file:///tmp/mozilla_nalu0/chapter_summary-2019.xlsx'#$'S1 Numbers'.L49]/1000" office:value-type="float" office:value="22.065" calcext:value-type="float">
            <text:p>22.1</text:p>
          </table:table-cell>
          <table:table-cell table:style-name="ce43" table:formula="of:=['file:///tmp/mozilla_nalu0/chapter_summary-2019.xlsx'#$'S1 Numbers'.M49]/1000" office:value-type="float" office:value="22.207" calcext:value-type="float">
            <text:p>22.2</text:p>
          </table:table-cell>
          <table:table-cell table:style-name="ce43" table:formula="of:=['file:///tmp/mozilla_nalu0/chapter_summary-2019.xlsx'#$'S1 Numbers'.N49]/1000" office:value-type="float" office:value="23.25" calcext:value-type="float">
            <text:p>23.3</text:p>
          </table:table-cell>
          <table:table-cell table:style-name="ce43" table:formula="of:=['file:///tmp/mozilla_nalu0/chapter_summary-2019.xlsx'#$'S1 Numbers'.O49]/1000" office:value-type="float" office:value="24.076" calcext:value-type="float">
            <text:p>24.1</text:p>
          </table:table-cell>
          <table:table-cell table:style-name="ce43" table:formula="of:=['file:///tmp/mozilla_nalu0/chapter_summary-2019.xlsx'#$'S1 Numbers'.P49]/1000" office:value-type="float" office:value="25.507" calcext:value-type="float">
            <text:p>25.5</text:p>
          </table:table-cell>
          <table:table-cell table:style-name="ce43" table:formula="of:=['file:///tmp/mozilla_nalu0/chapter_summary-2019.xlsx'#$'S1 Numbers'.Q49]/1000" office:value-type="float" office:value="26.924" calcext:value-type="float">
            <text:p>26.9</text:p>
          </table:table-cell>
          <table:table-cell table:style-name="ce43" table:formula="of:=['file:///tmp/mozilla_nalu0/chapter_summary-2019.xlsx'#$'S1 Numbers'.R49]/1000" office:value-type="float" office:value="28.833" calcext:value-type="float">
            <text:p>28.8</text:p>
          </table:table-cell>
          <table:table-cell table:style-name="ce43" table:formula="of:=['file:///tmp/mozilla_nalu0/chapter_summary-2019.xlsx'#$'S1 Numbers'.S49]/1000" office:value-type="float" office:value="29.443" calcext:value-type="float">
            <text:p>29.4</text:p>
          </table:table-cell>
          <table:table-cell table:number-columns-repeated="992"/>
        </table:table-row>
        <table:table-row table:style-name="ro3">
          <table:table-cell table:style-name="ce10" table:number-columns-repeated="2"/>
          <table:table-cell table:style-name="ce10" office:value-type="string" calcext:value-type="string">
            <text:p>UK</text:p>
          </table:table-cell>
          <table:table-cell table:style-name="ce85" office:value-type="float" office:value="102.4" calcext:value-type="float">
            <text:p>102.4</text:p>
          </table:table-cell>
          <table:table-cell table:style-name="ce85" office:value-type="float" office:value="95.8" calcext:value-type="float">
            <text:p>95.8</text:p>
          </table:table-cell>
          <table:table-cell table:style-name="ce85" office:value-type="float" office:value="106.1" calcext:value-type="float">
            <text:p>106.1</text:p>
          </table:table-cell>
          <table:table-cell table:style-name="ce85" office:value-type="float" office:value="112.3" calcext:value-type="float">
            <text:p>112.3</text:p>
          </table:table-cell>
          <table:table-cell table:style-name="ce85" office:value-type="float" office:value="122.2" calcext:value-type="float">
            <text:p>122.2</text:p>
          </table:table-cell>
          <table:table-cell table:style-name="ce85" office:value-type="float" office:value="129.4" calcext:value-type="float">
            <text:p>129.4</text:p>
          </table:table-cell>
          <table:table-cell table:style-name="ce85" office:value-type="float" office:value="135.8" calcext:value-type="float">
            <text:p>135.8</text:p>
          </table:table-cell>
          <table:table-cell table:style-name="ce85" office:value-type="float" office:value="146.7" calcext:value-type="float">
            <text:p>146.7</text:p>
          </table:table-cell>
          <table:table-cell table:style-name="ce85" office:value-type="float" office:value="158.9" calcext:value-type="float">
            <text:p>158.9</text:p>
          </table:table-cell>
          <table:table-cell table:style-name="ce85" office:value-type="float" office:value="168.4" calcext:value-type="float">
            <text:p>168.4</text:p>
          </table:table-cell>
          <table:table-cell table:style-name="ce85" office:value-type="float" office:value="179.885213" calcext:value-type="float">
            <text:p>179.9</text:p>
          </table:table-cell>
          <table:table-cell table:style-name="ce85" office:value-type="float" office:value="181.230875" calcext:value-type="float">
            <text:p>181.2</text:p>
          </table:table-cell>
          <table:table-cell table:style-name="ce85" office:value-type="float" office:value="188.8" calcext:value-type="float">
            <text:p>188.8</text:p>
          </table:table-cell>
          <table:table-cell table:style-name="ce85" office:value-type="float" office:value="200" calcext:value-type="float">
            <text:p>200.0</text:p>
          </table:table-cell>
          <table:table-cell table:style-name="ce108" office:value-type="float" office:value="215.7" calcext:value-type="float">
            <text:p>215.7</text:p>
          </table:table-cell>
          <table:table-cell table:style-name="ce108" office:value-type="float" office:value="228.217" calcext:value-type="float">
            <text:p>228.2</text:p>
          </table:table-cell>
          <table:table-cell table:style-name="ce108" office:value-type="float" office:value="235.199" calcext:value-type="float">
            <text:p>235.2</text:p>
          </table:table-cell>
          <table:table-cell table:style-name="ce108" office:value-type="float" office:value="240.722" calcext:value-type="float">
            <text:p>240.7</text:p>
          </table:table-cell>
          <table:table-cell table:style-name="ce108" office:value-type="float" office:value="235.4" calcext:value-type="float">
            <text:p>235.4</text:p>
          </table:table-cell>
          <table:table-cell table:style-name="ce108" office:value-type="float" office:value="218.1" calcext:value-type="float">
            <text:p>218.1</text:p>
          </table:table-cell>
          <table:table-cell table:style-name="ce108" office:value-type="float" office:value="210.655" calcext:value-type="float">
            <text:p>210.7</text:p>
          </table:table-cell>
          <table:table-cell table:style-name="ce108" office:value-type="float" office:value="219.289" calcext:value-type="float">
            <text:p>219.3</text:p>
          </table:table-cell>
          <table:table-cell table:style-name="ce108" office:value-type="float" office:value="220.643" calcext:value-type="float">
            <text:p>220.6</text:p>
          </table:table-cell>
          <table:table-cell table:style-name="ce108" office:value-type="float" office:value="228.382" calcext:value-type="float">
            <text:p>228.4</text:p>
          </table:table-cell>
          <table:table-cell table:style-name="ce108" office:value-type="float" office:value="238.385" calcext:value-type="float">
            <text:p>238.4</text:p>
          </table:table-cell>
          <table:table-cell table:style-name="ce108" office:value-type="float" office:value="251.478" calcext:value-type="float">
            <text:p>251.5</text:p>
          </table:table-cell>
          <table:table-cell table:style-name="ce108" office:value-type="float" office:value="268.355" calcext:value-type="float">
            <text:p>268.4</text:p>
          </table:table-cell>
          <table:table-cell table:style-name="ce108" office:value-type="float" office:value="284.57" calcext:value-type="float">
            <text:p>284.6</text:p>
          </table:table-cell>
          <table:table-cell table:style-name="ce108" office:value-type="float" office:value="292.244" calcext:value-type="float">
            <text:p>292.2</text:p>
          </table:table-cell>
          <table:table-cell table:number-columns-repeated="992"/>
        </table:table-row>
        <table:table-row table:style-name="ro3">
          <table:table-cell table:style-name="ce65" table:number-columns-repeated="26"/>
          <table:table-cell table:style-name="ce10"/>
          <table:table-cell table:number-columns-repeated="997"/>
        </table:table-row>
        <table:table-row table:style-name="ro15">
          <table:table-cell table:style-name="ce9" office:value-type="string" calcext:value-type="string">
            <text:p>Freight Lifted </text:p>
          </table:table-cell>
          <table:table-cell table:style-name="ce10"/>
          <table:table-cell table:style-name="ce14"/>
          <table:table-cell table:style-name="ce75" table:number-columns-repeated="23"/>
          <table:table-cell table:number-columns-repeated="3"/>
          <table:table-cell table:style-name="ce75"/>
          <table:table-cell/>
          <table:table-cell table:style-name="ce75" office:value-type="string" calcext:value-type="string">
            <text:p>million tonnes</text:p>
          </table:table-cell>
          <table:table-cell table:number-columns-repeated="992"/>
        </table:table-row>
        <table:table-row table:style-name="ro17">
          <table:table-cell table:style-name="ce9"/>
          <table:table-cell table:style-name="ce14" office:value-type="string" calcext:value-type="string">
            <text:p>Road <text:span text:style-name="T5">8, 9</text:span></text:p>
          </table:table-cell>
          <table:table-cell table:style-name="ce14"/>
          <table:table-cell table:style-name="ce10" table:number-columns-repeated="24"/>
          <table:table-cell table:number-columns-repeated="997"/>
        </table:table-row>
        <table:table-row table:style-name="ro3">
          <table:table-cell table:style-name="ce10" table:number-columns-repeated="2"/>
          <table:table-cell table:style-name="ce10" office:value-type="string" calcext:value-type="string">
            <text:p>Scotland</text:p>
          </table:table-cell>
          <table:table-cell table:style-name="ce73" office:value-type="float" office:value="161" calcext:value-type="float">
            <text:p>161</text:p>
          </table:table-cell>
          <table:table-cell table:style-name="ce73" office:value-type="float" office:value="148.8" calcext:value-type="float">
            <text:p>149</text:p>
          </table:table-cell>
          <table:table-cell table:style-name="ce73" office:value-type="float" office:value="157.1" calcext:value-type="float">
            <text:p>157</text:p>
          </table:table-cell>
          <table:table-cell table:style-name="ce73" office:value-type="float" office:value="158.9" calcext:value-type="float">
            <text:p>159</text:p>
          </table:table-cell>
          <table:table-cell table:style-name="ce73" office:value-type="float" office:value="155.8" calcext:value-type="float">
            <text:p>156</text:p>
          </table:table-cell>
          <table:table-cell table:style-name="ce73" office:value-type="float" office:value="157.7" calcext:value-type="float">
            <text:p>158</text:p>
          </table:table-cell>
          <table:table-cell table:style-name="ce73" office:value-type="float" office:value="162.4" calcext:value-type="float">
            <text:p>162</text:p>
          </table:table-cell>
          <table:table-cell table:style-name="ce73" office:value-type="float" office:value="157.4" calcext:value-type="float">
            <text:p>157</text:p>
          </table:table-cell>
          <table:table-cell table:style-name="ce73" office:value-type="float" office:value="155.6" calcext:value-type="float">
            <text:p>156</text:p>
          </table:table-cell>
          <table:table-cell table:style-name="ce73" office:value-type="float" office:value="155.8" calcext:value-type="float">
            <text:p>156</text:p>
          </table:table-cell>
          <table:table-cell table:style-name="ce73" office:value-type="float" office:value="158.5" calcext:value-type="float">
            <text:p>159</text:p>
          </table:table-cell>
          <table:table-cell table:style-name="ce73" office:value-type="float" office:value="150.8" calcext:value-type="float">
            <text:p>151</text:p>
          </table:table-cell>
          <table:table-cell table:style-name="ce73" table:formula="of:=['file:///tmp/mozilla_nalu0/chapter_summary-2019.xlsx'#$'S1 Numbers'.C17]" office:value-type="float" office:value="154.4" calcext:value-type="float">
            <text:p>154</text:p>
          </table:table-cell>
          <table:table-cell table:style-name="ce73" table:formula="of:=['file:///tmp/mozilla_nalu0/chapter_summary-2019.xlsx'#$'S1 Numbers'.D17]" office:value-type="float" office:value="153.393" calcext:value-type="float">
            <text:p>153</text:p>
          </table:table-cell>
          <table:table-cell table:style-name="ce73" table:formula="of:=['file:///tmp/mozilla_nalu0/chapter_summary-2019.xlsx'#$'S1 Numbers'.E17]" office:value-type="float" office:value="173.7" calcext:value-type="float">
            <text:p>174</text:p>
          </table:table-cell>
          <table:table-cell table:style-name="ce73" table:formula="of:=['file:///tmp/mozilla_nalu0/chapter_summary-2019.xlsx'#$'S1 Numbers'.F17]" office:value-type="float" office:value="165.6" calcext:value-type="float">
            <text:p>166</text:p>
          </table:table-cell>
          <table:table-cell table:style-name="ce101" table:formula="of:=['file:///tmp/mozilla_nalu0/chapter_summary-2019.xlsx'#$'S1 Numbers'.G17]" office:value-type="float" office:value="170" calcext:value-type="float">
            <text:p>170</text:p>
          </table:table-cell>
          <table:table-cell table:style-name="ce101" table:formula="of:=['file:///tmp/mozilla_nalu0/chapter_summary-2019.xlsx'#$'S1 Numbers'.H17]" office:value-type="float" office:value="176.8" calcext:value-type="float">
            <text:p>177</text:p>
          </table:table-cell>
          <table:table-cell table:style-name="ce101" table:formula="of:=['file:///tmp/mozilla_nalu0/chapter_summary-2019.xlsx'#$'S1 Numbers'.I17]" office:value-type="float" office:value="157" calcext:value-type="float">
            <text:p>157</text:p>
          </table:table-cell>
          <table:table-cell table:style-name="ce101" table:formula="of:=['file:///tmp/mozilla_nalu0/chapter_summary-2019.xlsx'#$'S1 Numbers'.J17]" office:value-type="float" office:value="131.9" calcext:value-type="float">
            <text:p>132</text:p>
          </table:table-cell>
          <table:table-cell table:style-name="ce101" table:formula="of:=['file:///tmp/mozilla_nalu0/chapter_summary-2019.xlsx'#$'S1 Numbers'.K17]" office:value-type="float" office:value="131.9" calcext:value-type="float">
            <text:p>132</text:p>
          </table:table-cell>
          <table:table-cell table:style-name="ce101" table:formula="of:=['file:///tmp/mozilla_nalu0/chapter_summary-2019.xlsx'#$'S1 Numbers'.L17]" office:value-type="float" office:value="134.8" calcext:value-type="float">
            <text:p>135</text:p>
          </table:table-cell>
          <table:table-cell table:style-name="ce101" table:formula="of:=['file:///tmp/mozilla_nalu0/chapter_summary-2019.xlsx'#$'S1 Numbers'.M17]" office:value-type="float" office:value="137.2" calcext:value-type="float">
            <text:p>137</text:p>
          </table:table-cell>
          <table:table-cell table:style-name="ce101" table:formula="of:=['file:///tmp/mozilla_nalu0/chapter_summary-2019.xlsx'#$'S1 Numbers'.N17]" office:value-type="float" office:value="125" calcext:value-type="float">
            <text:p>125</text:p>
          </table:table-cell>
          <table:table-cell table:style-name="ce101" table:formula="of:=['file:///tmp/mozilla_nalu0/chapter_summary-2019.xlsx'#$'S1 Numbers'.O17]" office:value-type="float" office:value="122.9" calcext:value-type="float">
            <text:p>123</text:p>
          </table:table-cell>
          <table:table-cell table:style-name="ce101" table:formula="of:=['file:///tmp/mozilla_nalu0/chapter_summary-2019.xlsx'#$'S1 Numbers'.P17]" office:value-type="float" office:value="132.7" calcext:value-type="float">
            <text:p>133</text:p>
          </table:table-cell>
          <table:table-cell table:style-name="ce101" table:formula="of:=['file:///tmp/mozilla_nalu0/chapter_summary-2019.xlsx'#$'S1 Numbers'.Q17]" office:value-type="float" office:value="139.9" calcext:value-type="float">
            <text:p>140</text:p>
          </table:table-cell>
          <table:table-cell table:style-name="ce101" table:formula="of:=['file:///tmp/mozilla_nalu0/chapter_summary-2019.xlsx'#$'S1 Numbers'.R17]" office:value-type="float" office:value="122.6" calcext:value-type="float">
            <text:p>123</text:p>
          </table:table-cell>
          <table:table-cell table:style-name="ce101" table:formula="of:=['file:///tmp/mozilla_nalu0/chapter_summary-2019.xlsx'#$'S1 Numbers'.S17]" office:value-type="float" office:value="128.6" calcext:value-type="float">
            <text:p>129</text:p>
          </table:table-cell>
          <table:table-cell table:number-columns-repeated="992"/>
        </table:table-row>
        <table:table-row table:style-name="ro3">
          <table:table-cell table:style-name="ce10"/>
          <table:table-cell table:style-name="ce14"/>
          <table:table-cell table:style-name="ce10" office:value-type="string" calcext:value-type="string">
            <text:p>UK</text:p>
          </table:table-cell>
          <table:table-cell table:style-name="ce86" office:value-type="float" office:value="1645" calcext:value-type="float">
            <text:p>1,645</text:p>
          </table:table-cell>
          <table:table-cell table:style-name="ce86" office:value-type="float" office:value="1505" calcext:value-type="float">
            <text:p>1,505</text:p>
          </table:table-cell>
          <table:table-cell table:style-name="ce86" office:value-type="float" office:value="1463" calcext:value-type="float">
            <text:p>1,463</text:p>
          </table:table-cell>
          <table:table-cell table:style-name="ce86" office:value-type="float" office:value="1523" calcext:value-type="float">
            <text:p>1,523</text:p>
          </table:table-cell>
          <table:table-cell table:style-name="ce86" office:value-type="float" office:value="1597" calcext:value-type="float">
            <text:p>1,597</text:p>
          </table:table-cell>
          <table:table-cell table:style-name="ce86" office:value-type="float" office:value="1609" calcext:value-type="float">
            <text:p>1,609</text:p>
          </table:table-cell>
          <table:table-cell table:style-name="ce86" office:value-type="float" office:value="1628" calcext:value-type="float">
            <text:p>1,628</text:p>
          </table:table-cell>
          <table:table-cell table:style-name="ce86" office:value-type="float" office:value="1643" calcext:value-type="float">
            <text:p>1,643</text:p>
          </table:table-cell>
          <table:table-cell table:style-name="ce86" office:value-type="float" office:value="1630" calcext:value-type="float">
            <text:p>1,630</text:p>
          </table:table-cell>
          <table:table-cell table:style-name="ce86" office:value-type="float" office:value="1567" calcext:value-type="float">
            <text:p>1,567</text:p>
          </table:table-cell>
          <table:table-cell table:style-name="ce86" office:value-type="float" office:value="1593" calcext:value-type="float">
            <text:p>1,593</text:p>
          </table:table-cell>
          <table:table-cell table:style-name="ce86" office:value-type="float" office:value="1581" calcext:value-type="float">
            <text:p>1,581</text:p>
          </table:table-cell>
          <table:table-cell table:style-name="ce86" office:value-type="float" office:value="1627" calcext:value-type="float">
            <text:p>1,627</text:p>
          </table:table-cell>
          <table:table-cell table:style-name="ce105" office:value-type="float" office:value="1643" calcext:value-type="float">
            <text:p>1,643</text:p>
          </table:table-cell>
          <table:table-cell table:style-name="ce86" office:value-type="float" office:value="1744" calcext:value-type="float">
            <text:p>1,744</text:p>
          </table:table-cell>
          <table:table-cell table:style-name="ce86" office:value-type="float" office:value="1746" calcext:value-type="float">
            <text:p>1,746</text:p>
          </table:table-cell>
          <table:table-cell table:style-name="ce86" office:value-type="float" office:value="1776" calcext:value-type="float">
            <text:p>1,776</text:p>
          </table:table-cell>
          <table:table-cell table:style-name="ce86" office:value-type="float" office:value="1822" calcext:value-type="float">
            <text:p>1,822</text:p>
          </table:table-cell>
          <table:table-cell table:style-name="ce86" office:value-type="float" office:value="1668" calcext:value-type="float">
            <text:p>1,668</text:p>
          </table:table-cell>
          <table:table-cell table:style-name="ce86" office:value-type="float" office:value="1356" calcext:value-type="float">
            <text:p>1,356</text:p>
          </table:table-cell>
          <table:table-cell table:style-name="ce86" office:value-type="float" office:value="1489" calcext:value-type="float">
            <text:p>1,489</text:p>
          </table:table-cell>
          <table:table-cell table:style-name="ce86" office:value-type="float" office:value="1456.6" calcext:value-type="float">
            <text:p>1,457</text:p>
          </table:table-cell>
          <table:table-cell table:style-name="ce86" office:value-type="float" office:value="1426.7" calcext:value-type="float">
            <text:p>1,427</text:p>
          </table:table-cell>
          <table:table-cell table:style-name="ce86" office:value-type="float" office:value="1316.1" calcext:value-type="float">
            <text:p>1,316</text:p>
          </table:table-cell>
          <table:table-cell table:style-name="ce86" office:value-type="float" office:value="1321.7" calcext:value-type="float">
            <text:p>1,322</text:p>
          </table:table-cell>
          <table:table-cell table:style-name="ce86" office:value-type="float" office:value="1445.2" calcext:value-type="float">
            <text:p>1,445</text:p>
          </table:table-cell>
          <table:table-cell table:style-name="ce86" office:value-type="float" office:value="1433.5" calcext:value-type="float">
            <text:p>1,434</text:p>
          </table:table-cell>
          <table:table-cell table:style-name="ce86" office:value-type="float" office:value="1396.6" calcext:value-type="float">
            <text:p>1,397</text:p>
          </table:table-cell>
          <table:table-cell table:style-name="ce86" office:value-type="float" office:value="1406" calcext:value-type="float">
            <text:p>1,406</text:p>
          </table:table-cell>
          <table:table-cell table:number-columns-repeated="992"/>
        </table:table-row>
        <table:table-row table:style-name="ro17">
          <table:table-cell table:style-name="ce10"/>
          <table:table-cell table:style-name="ce14" office:value-type="string" calcext:value-type="string">
            <text:p>Rail <text:span text:style-name="T5">4</text:span></text:p>
          </table:table-cell>
          <table:table-cell table:style-name="ce10" table:number-columns-repeated="25"/>
          <table:table-cell table:number-columns-repeated="997"/>
        </table:table-row>
        <table:table-row table:style-name="ro3">
          <table:table-cell table:style-name="ce10" table:number-columns-repeated="2"/>
          <table:table-cell table:style-name="ce10" office:value-type="string" calcext:value-type="string">
            <text:p>Scotland</text:p>
          </table:table-cell>
          <table:table-cell table:style-name="ce87" office:value-type="float" office:value="9.8" calcext:value-type="float">
            <text:p>9.80</text:p>
          </table:table-cell>
          <table:table-cell table:style-name="ce87" office:value-type="float" office:value="9" calcext:value-type="float">
            <text:p>9.00</text:p>
          </table:table-cell>
          <table:table-cell table:style-name="ce87" office:value-type="float" office:value="6.96" calcext:value-type="float">
            <text:p>6.96</text:p>
          </table:table-cell>
          <table:table-cell table:style-name="ce87" office:value-type="float" office:value="5.01" calcext:value-type="float">
            <text:p>5.01</text:p>
          </table:table-cell>
          <table:table-cell table:style-name="ce87" office:value-type="float" office:value="5.4" calcext:value-type="float">
            <text:p>5.40</text:p>
          </table:table-cell>
          <table:table-cell table:style-name="ce94" office:value-type="string" calcext:value-type="string">
            <text:p>..</text:p>
          </table:table-cell>
          <table:table-cell table:style-name="ce87" office:value-type="float" office:value="5.43" calcext:value-type="float">
            <text:p>5.43</text:p>
          </table:table-cell>
          <table:table-cell table:style-name="ce87" office:value-type="float" office:value="7.04" calcext:value-type="float">
            <text:p>7.04</text:p>
          </table:table-cell>
          <table:table-cell table:style-name="ce87" office:value-type="float" office:value="7.69" calcext:value-type="float">
            <text:p>7.69</text:p>
          </table:table-cell>
          <table:table-cell table:style-name="ce87" office:value-type="float" office:value="8.24" calcext:value-type="float">
            <text:p>8.24</text:p>
          </table:table-cell>
          <table:table-cell table:style-name="ce87" office:value-type="float" office:value="8.25" calcext:value-type="float">
            <text:p>8.25</text:p>
          </table:table-cell>
          <table:table-cell table:style-name="ce87" office:value-type="float" office:value="9.570161" calcext:value-type="float">
            <text:p>9.57</text:p>
          </table:table-cell>
          <table:table-cell table:style-name="ce87" table:formula="of:=['file:///tmp/mozilla_nalu0/chapter_summary-2019.xlsx'#$'S1 Numbers'.C18]" office:value-type="float" office:value="9.119996" calcext:value-type="float">
            <text:p>9.12</text:p>
          </table:table-cell>
          <table:table-cell table:style-name="ce87" table:formula="of:=['file:///tmp/mozilla_nalu0/chapter_summary-2019.xlsx'#$'S1 Numbers'.D18]" office:value-type="float" office:value="8.318532" calcext:value-type="float">
            <text:p>8.32</text:p>
          </table:table-cell>
          <table:table-cell table:style-name="ce87" table:formula="of:=['file:///tmp/mozilla_nalu0/chapter_summary-2019.xlsx'#$'S1 Numbers'.E18]" office:value-type="float" office:value="11.25" calcext:value-type="float">
            <text:p>11.25</text:p>
          </table:table-cell>
          <table:table-cell table:style-name="ce87" table:formula="of:=['file:///tmp/mozilla_nalu0/chapter_summary-2019.xlsx'#$'S1 Numbers'.F18]" office:value-type="float" office:value="14.32" calcext:value-type="float">
            <text:p>14.32</text:p>
          </table:table-cell>
          <table:table-cell table:style-name="ce116" table:formula="of:=['file:///tmp/mozilla_nalu0/chapter_summary-2019.xlsx'#$'S1 Numbers'.G18]" office:value-type="float" office:value="12.96" calcext:value-type="float">
            <text:p>12.96</text:p>
          </table:table-cell>
          <table:table-cell table:style-name="ce116" table:formula="of:=['file:///tmp/mozilla_nalu0/chapter_summary-2019.xlsx'#$'S1 Numbers'.H18]" office:value-type="float" office:value="11.35" calcext:value-type="float">
            <text:p>11.35</text:p>
          </table:table-cell>
          <table:table-cell table:style-name="ce116" table:formula="of:=['file:///tmp/mozilla_nalu0/chapter_summary-2019.xlsx'#$'S1 Numbers'.I18]" office:value-type="float" office:value="10.36" calcext:value-type="float">
            <text:p>10.36</text:p>
          </table:table-cell>
          <table:table-cell table:style-name="ce116" table:formula="of:=['file:///tmp/mozilla_nalu0/chapter_summary-2019.xlsx'#$'S1 Numbers'.J18]" office:value-type="float" office:value="9.69" calcext:value-type="float">
            <text:p>9.69</text:p>
          </table:table-cell>
          <table:table-cell table:style-name="ce116" table:formula="of:=['file:///tmp/mozilla_nalu0/chapter_summary-2019.xlsx'#$'S1 Numbers'.K18]" office:value-type="float" office:value="8.33" calcext:value-type="float">
            <text:p>8.33</text:p>
          </table:table-cell>
          <table:table-cell table:style-name="ce116" table:formula="of:=['file:///tmp/mozilla_nalu0/chapter_summary-2019.xlsx'#$'S1 Numbers'.L18]" office:value-type="float" office:value="9.87" calcext:value-type="float">
            <text:p>9.87</text:p>
          </table:table-cell>
          <table:table-cell table:style-name="ce122" table:formula="of:=['file:///tmp/mozilla_nalu0/chapter_summary-2019.xlsx'#$'S1 Numbers'.M18]" office:value-type="float" office:value="8.43" calcext:value-type="float">
            <text:p>8.43</text:p>
          </table:table-cell>
          <table:table-cell table:style-name="ce126" table:formula="of:=['file:///tmp/mozilla_nalu0/chapter_summary-2019.xlsx'#$'S1 Numbers'.N18]" office:value-type="string" office:string-value=".." calcext:value-type="string">
            <text:p>..</text:p>
          </table:table-cell>
          <table:table-cell table:number-columns-repeated="5" table:style-name="ce129" office:value-type="string" calcext:value-type="string">
            <text:p>..</text:p>
          </table:table-cell>
          <table:table-cell table:number-columns-repeated="992"/>
        </table:table-row>
        <table:table-row table:style-name="ro3">
          <table:table-cell table:style-name="ce10"/>
          <table:table-cell table:style-name="ce14"/>
          <table:table-cell table:style-name="ce31" office:value-type="string" calcext:value-type="string">
            <text:p>GB</text:p>
          </table:table-cell>
          <table:table-cell table:style-name="ce88" office:value-type="float" office:value="138" calcext:value-type="float">
            <text:p>138</text:p>
          </table:table-cell>
          <table:table-cell table:style-name="ce88" office:value-type="float" office:value="135.8" calcext:value-type="float">
            <text:p>136</text:p>
          </table:table-cell>
          <table:table-cell table:style-name="ce88" office:value-type="float" office:value="122.4" calcext:value-type="float">
            <text:p>122</text:p>
          </table:table-cell>
          <table:table-cell table:style-name="ce88" office:value-type="float" office:value="103.2" calcext:value-type="float">
            <text:p>103</text:p>
          </table:table-cell>
          <table:table-cell table:style-name="ce88" office:value-type="float" office:value="97.3" calcext:value-type="float">
            <text:p>97</text:p>
          </table:table-cell>
          <table:table-cell table:style-name="ce95" office:value-type="float" office:value="100.7" calcext:value-type="float">
            <text:p>101</text:p>
          </table:table-cell>
          <table:table-cell table:style-name="ce88" office:value-type="float" office:value="101.7" calcext:value-type="float">
            <text:p>102</text:p>
          </table:table-cell>
          <table:table-cell table:style-name="ce88" office:value-type="float" office:value="105.4" calcext:value-type="float">
            <text:p>105</text:p>
          </table:table-cell>
          <table:table-cell table:style-name="ce95" office:value-type="float" office:value="102.1" calcext:value-type="float">
            <text:p>102</text:p>
          </table:table-cell>
          <table:table-cell table:style-name="ce88" office:value-type="float" office:value="91.9" calcext:value-type="float">
            <text:p>92</text:p>
          </table:table-cell>
          <table:table-cell table:style-name="ce88" office:value-type="float" office:value="95.4" calcext:value-type="float">
            <text:p>95</text:p>
          </table:table-cell>
          <table:table-cell table:style-name="ce88" office:value-type="float" office:value="94.4" calcext:value-type="float">
            <text:p>94</text:p>
          </table:table-cell>
          <table:table-cell table:style-name="ce88" office:value-type="float" office:value="87" calcext:value-type="float">
            <text:p>87</text:p>
          </table:table-cell>
          <table:table-cell table:style-name="ce95" office:value-type="float" office:value="88.9" calcext:value-type="float">
            <text:p>89</text:p>
          </table:table-cell>
          <table:table-cell table:style-name="ce109" office:value-type="float" office:value="100.1" calcext:value-type="float">
            <text:p>100</text:p>
          </table:table-cell>
          <table:table-cell table:style-name="ce109" office:value-type="float" office:value="105.3" calcext:value-type="float">
            <text:p>105</text:p>
          </table:table-cell>
          <table:table-cell table:style-name="ce88" office:value-type="float" office:value="108.4" calcext:value-type="float">
            <text:p>108</text:p>
          </table:table-cell>
          <table:table-cell table:style-name="ce96" office:value-type="float" office:value="102.4" calcext:value-type="float">
            <text:p>102</text:p>
          </table:table-cell>
          <table:table-cell table:style-name="ce96" office:value-type="float" office:value="102.7" calcext:value-type="float">
            <text:p>103</text:p>
          </table:table-cell>
          <table:table-cell table:style-name="ce119" office:value-type="float" office:value="87.2" calcext:value-type="float">
            <text:p>87</text:p>
          </table:table-cell>
          <table:table-cell table:style-name="ce119" office:value-type="float" office:value="89.9" calcext:value-type="float">
            <text:p>90</text:p>
          </table:table-cell>
          <table:table-cell table:style-name="ce120" office:value-type="float" office:value="101.7" calcext:value-type="float">
            <text:p>102</text:p>
          </table:table-cell>
          <table:table-cell table:style-name="ce119" office:value-type="float" office:value="113.1" calcext:value-type="float">
            <text:p>113</text:p>
          </table:table-cell>
          <table:table-cell table:style-name="ce86" office:value-type="float" office:value="116.552048736722" calcext:value-type="float">
            <text:p>117</text:p>
          </table:table-cell>
          <table:table-cell table:style-name="ce86" office:value-type="float" office:value="110.5" calcext:value-type="float">
            <text:p>111</text:p>
          </table:table-cell>
          <table:table-cell table:style-name="ce86" office:value-type="float" office:value="86.1" calcext:value-type="float">
            <text:p>86</text:p>
          </table:table-cell>
          <table:table-cell table:style-name="ce86" office:value-type="float" office:value="79.4" calcext:value-type="float">
            <text:p>79</text:p>
          </table:table-cell>
          <table:table-cell table:style-name="ce86" office:value-type="float" office:value="74.9716221790573" calcext:value-type="float">
            <text:p>75</text:p>
          </table:table-cell>
          <table:table-cell table:style-name="ce86" office:value-type="float" office:value="75.4" calcext:value-type="float">
            <text:p>75</text:p>
          </table:table-cell>
          <table:table-cell table:number-columns-repeated="992"/>
        </table:table-row>
        <table:table-row table:style-name="ro3">
          <table:table-cell table:style-name="ce10"/>
          <table:table-cell table:style-name="ce14" office:value-type="string" calcext:value-type="string">
            <text:p>Coastwise traffic</text:p>
          </table:table-cell>
          <table:table-cell table:style-name="ce10" table:number-columns-repeated="25"/>
          <table:table-cell table:number-columns-repeated="997"/>
        </table:table-row>
        <table:table-row table:style-name="ro3">
          <table:table-cell table:style-name="ce10" table:number-columns-repeated="2"/>
          <table:table-cell table:style-name="ce10" office:value-type="string" calcext:value-type="string">
            <text:p>Scotland</text:p>
          </table:table-cell>
          <table:table-cell table:style-name="ce29" office:value-type="float" office:value="29.9" calcext:value-type="float">
            <text:p>29.9</text:p>
          </table:table-cell>
          <table:table-cell table:style-name="ce29" office:value-type="float" office:value="31.6" calcext:value-type="float">
            <text:p>31.6</text:p>
          </table:table-cell>
          <table:table-cell table:style-name="ce29" office:value-type="float" office:value="30.1" calcext:value-type="float">
            <text:p>30.1</text:p>
          </table:table-cell>
          <table:table-cell table:style-name="ce29" office:value-type="float" office:value="24.5" calcext:value-type="float">
            <text:p>24.5</text:p>
          </table:table-cell>
          <table:table-cell table:style-name="ce29" office:value-type="float" office:value="27.5" calcext:value-type="float">
            <text:p>27.5</text:p>
          </table:table-cell>
          <table:table-cell table:style-name="ce29" office:value-type="float" office:value="31.9" calcext:value-type="float">
            <text:p>31.9</text:p>
          </table:table-cell>
          <table:table-cell table:style-name="ce29" office:value-type="float" office:value="36.2" calcext:value-type="float">
            <text:p>36.2</text:p>
          </table:table-cell>
          <table:table-cell table:style-name="ce29" office:value-type="float" office:value="34.5" calcext:value-type="float">
            <text:p>34.5</text:p>
          </table:table-cell>
          <table:table-cell table:style-name="ce29" office:value-type="float" office:value="39.7" calcext:value-type="float">
            <text:p>39.7</text:p>
          </table:table-cell>
          <table:table-cell table:style-name="ce100" office:value-type="float" office:value="35.3" calcext:value-type="float">
            <text:p>35.3</text:p>
          </table:table-cell>
          <table:table-cell table:style-name="ce29" office:value-type="float" office:value="24.7" calcext:value-type="float">
            <text:p>24.7</text:p>
          </table:table-cell>
          <table:table-cell table:style-name="ce29" office:value-type="float" office:value="20.6" calcext:value-type="float">
            <text:p>20.6</text:p>
          </table:table-cell>
          <table:table-cell table:style-name="ce29" table:formula="of:=['file:///tmp/mozilla_nalu0/chapter_summary-2019.xlsx'#$'S1 Numbers'.C19]" office:value-type="float" office:value="19.2" calcext:value-type="float">
            <text:p>19.2</text:p>
          </table:table-cell>
          <table:table-cell table:style-name="ce29" table:formula="of:=['file:///tmp/mozilla_nalu0/chapter_summary-2019.xlsx'#$'S1 Numbers'.D19]" office:value-type="float" office:value="19.51" calcext:value-type="float">
            <text:p>19.5</text:p>
          </table:table-cell>
          <table:table-cell table:style-name="ce29" table:formula="of:=['file:///tmp/mozilla_nalu0/chapter_summary-2019.xlsx'#$'S1 Numbers'.E19]" office:value-type="float" office:value="20.49" calcext:value-type="float">
            <text:p>20.5</text:p>
          </table:table-cell>
          <table:table-cell table:style-name="ce29" table:formula="of:=['file:///tmp/mozilla_nalu0/chapter_summary-2019.xlsx'#$'S1 Numbers'.F19]" office:value-type="float" office:value="25.53" calcext:value-type="float">
            <text:p>25.5</text:p>
          </table:table-cell>
          <table:table-cell table:style-name="ce43" table:formula="of:=['file:///tmp/mozilla_nalu0/chapter_summary-2019.xlsx'#$'S1 Numbers'.G19]" office:value-type="float" office:value="20.58" calcext:value-type="float">
            <text:p>20.6</text:p>
          </table:table-cell>
          <table:table-cell table:style-name="ce43" table:formula="of:=['file:///tmp/mozilla_nalu0/chapter_summary-2019.xlsx'#$'S1 Numbers'.H19]" office:value-type="float" office:value="22.79" calcext:value-type="float">
            <text:p>22.8</text:p>
          </table:table-cell>
          <table:table-cell table:style-name="ce43" table:formula="of:=['file:///tmp/mozilla_nalu0/chapter_summary-2019.xlsx'#$'S1 Numbers'.I19]" office:value-type="float" office:value="23.28" calcext:value-type="float">
            <text:p>23.3</text:p>
          </table:table-cell>
          <table:table-cell table:style-name="ce43" table:formula="of:=['file:///tmp/mozilla_nalu0/chapter_summary-2019.xlsx'#$'S1 Numbers'.J19]" office:value-type="float" office:value="19.84" calcext:value-type="float">
            <text:p>19.8</text:p>
          </table:table-cell>
          <table:table-cell table:style-name="ce43" table:formula="of:=['file:///tmp/mozilla_nalu0/chapter_summary-2019.xlsx'#$'S1 Numbers'.K19]" office:value-type="float" office:value="17.95" calcext:value-type="float">
            <text:p>18.0</text:p>
          </table:table-cell>
          <table:table-cell table:style-name="ce43" table:formula="of:=['file:///tmp/mozilla_nalu0/chapter_summary-2019.xlsx'#$'S1 Numbers'.L19]" office:value-type="float" office:value="16.33" calcext:value-type="float">
            <text:p>16.3</text:p>
          </table:table-cell>
          <table:table-cell table:style-name="ce123" table:formula="of:=['file:///tmp/mozilla_nalu0/chapter_summary-2019.xlsx'#$'S1 Numbers'.M19]" office:value-type="float" office:value="12.54" calcext:value-type="float">
            <text:p>12.5</text:p>
          </table:table-cell>
          <table:table-cell table:style-name="ce123" table:formula="of:=['file:///tmp/mozilla_nalu0/chapter_summary-2019.xlsx'#$'S1 Numbers'.N19]" office:value-type="float" office:value="11.39" calcext:value-type="float">
            <text:p>11.4</text:p>
          </table:table-cell>
          <table:table-cell table:style-name="ce123" table:formula="of:=['file:///tmp/mozilla_nalu0/chapter_summary-2019.xlsx'#$'S1 Numbers'.O19]" office:value-type="float" office:value="11.81" calcext:value-type="float">
            <text:p>11.8</text:p>
          </table:table-cell>
          <table:table-cell table:style-name="ce132" table:formula="of:=['file:///tmp/mozilla_nalu0/chapter_summary-2019.xlsx'#$'S1 Numbers'.P19]" office:value-type="float" office:value="14.1953695587678" calcext:value-type="float">
            <text:p>14.2</text:p>
          </table:table-cell>
          <table:table-cell table:style-name="ce132" table:formula="of:=['file:///tmp/mozilla_nalu0/chapter_summary-2019.xlsx'#$'S1 Numbers'.Q19]" office:value-type="string" office:string-value=".." calcext:value-type="string">
            <text:p>..</text:p>
          </table:table-cell>
          <table:table-cell table:style-name="ce132" table:formula="of:=['file:///tmp/mozilla_nalu0/chapter_summary-2019.xlsx'#$'S1 Numbers'.R19]" office:value-type="string" office:string-value=".." calcext:value-type="string">
            <text:p>..</text:p>
          </table:table-cell>
          <table:table-cell table:style-name="ce132" table:formula="of:=['file:///tmp/mozilla_nalu0/chapter_summary-2019.xlsx'#$'S1 Numbers'.S19]" office:value-type="string" office:string-value=".." calcext:value-type="string">
            <text:p>..</text:p>
          </table:table-cell>
          <table:table-cell table:number-columns-repeated="992"/>
        </table:table-row>
        <table:table-row table:style-name="ro3">
          <table:table-cell table:style-name="ce10"/>
          <table:table-cell table:style-name="ce14"/>
          <table:table-cell table:style-name="ce10" office:value-type="string" calcext:value-type="string">
            <text:p>UK</text:p>
          </table:table-cell>
          <table:table-cell table:style-name="ce77" office:value-type="float" office:value="61.4" calcext:value-type="float">
            <text:p>61.4</text:p>
          </table:table-cell>
          <table:table-cell table:style-name="ce77" office:value-type="float" office:value="63.1" calcext:value-type="float">
            <text:p>63.1</text:p>
          </table:table-cell>
          <table:table-cell table:style-name="ce77" office:value-type="float" office:value="62" calcext:value-type="float">
            <text:p>62.0</text:p>
          </table:table-cell>
          <table:table-cell table:style-name="ce77" office:value-type="float" office:value="60.2" calcext:value-type="float">
            <text:p>60.2</text:p>
          </table:table-cell>
          <table:table-cell table:style-name="ce77" office:value-type="float" office:value="61.2" calcext:value-type="float">
            <text:p>61.2</text:p>
          </table:table-cell>
          <table:table-cell table:style-name="ce77" office:value-type="float" office:value="67.7" calcext:value-type="float">
            <text:p>67.7</text:p>
          </table:table-cell>
          <table:table-cell table:style-name="ce77" office:value-type="float" office:value="70.9" calcext:value-type="float">
            <text:p>70.9</text:p>
          </table:table-cell>
          <table:table-cell table:style-name="ce77" office:value-type="float" office:value="71.1" calcext:value-type="float">
            <text:p>71.1</text:p>
          </table:table-cell>
          <table:table-cell table:style-name="ce77" office:value-type="float" office:value="77.3" calcext:value-type="float">
            <text:p>77.3</text:p>
          </table:table-cell>
          <table:table-cell table:style-name="ce41" office:value-type="float" office:value="73" calcext:value-type="float">
            <text:p>73.0</text:p>
          </table:table-cell>
          <table:table-cell table:style-name="ce77" office:value-type="float" office:value="63.1" calcext:value-type="float">
            <text:p>63.1</text:p>
          </table:table-cell>
          <table:table-cell table:style-name="ce77" office:value-type="float" office:value="55.45478676688" calcext:value-type="float">
            <text:p>55.5</text:p>
          </table:table-cell>
          <table:table-cell table:style-name="ce77" office:value-type="float" office:value="57.918275755014" calcext:value-type="float">
            <text:p>57.9</text:p>
          </table:table-cell>
          <table:table-cell table:style-name="ce77" office:value-type="float" office:value="56.4564910903664" calcext:value-type="float">
            <text:p>56.5</text:p>
          </table:table-cell>
          <table:table-cell table:style-name="ce110" office:value-type="float" office:value="59.7905590223061" calcext:value-type="float">
            <text:p>59.8</text:p>
          </table:table-cell>
          <table:table-cell table:style-name="ce110" office:value-type="float" office:value="65.0803672301645" calcext:value-type="float">
            <text:p>65.1</text:p>
          </table:table-cell>
          <table:table-cell table:style-name="ce110" office:value-type="float" office:value="56.6758507729486" calcext:value-type="float">
            <text:p>56.7</text:p>
          </table:table-cell>
          <table:table-cell table:style-name="ce110" office:value-type="float" office:value="57.5650458214378" calcext:value-type="float">
            <text:p>57.6</text:p>
          </table:table-cell>
          <table:table-cell table:style-name="ce110" office:value-type="float" office:value="58.1426888187112" calcext:value-type="float">
            <text:p>58.1</text:p>
          </table:table-cell>
          <table:table-cell table:style-name="ce110" office:value-type="float" office:value="54.5836705975519" calcext:value-type="float">
            <text:p>54.6</text:p>
          </table:table-cell>
          <table:table-cell table:style-name="ce110" office:value-type="float" office:value="50.5" calcext:value-type="float">
            <text:p>50.5</text:p>
          </table:table-cell>
          <table:table-cell table:style-name="ce110" office:value-type="float" office:value="49.3026391343246" calcext:value-type="float">
            <text:p>49.3</text:p>
          </table:table-cell>
          <table:table-cell table:style-name="ce110" office:value-type="float" office:value="42.8402" calcext:value-type="float">
            <text:p>42.8</text:p>
          </table:table-cell>
          <table:table-cell table:style-name="ce80" office:value-type="float" office:value="37.9167006314305" calcext:value-type="float">
            <text:p>37.9</text:p>
          </table:table-cell>
          <table:table-cell table:style-name="ce80" office:value-type="float" office:value="39.5" calcext:value-type="float">
            <text:p>39.5</text:p>
          </table:table-cell>
          <table:table-cell table:style-name="ce80" office:value-type="float" office:value="42.6101479482382" calcext:value-type="float">
            <text:p>42.6</text:p>
          </table:table-cell>
          <table:table-cell table:style-name="ce80" office:value-type="float" office:value="39.7" calcext:value-type="float">
            <text:p>39.7</text:p>
          </table:table-cell>
          <table:table-cell table:style-name="ce80" office:value-type="float" office:value="34.6" calcext:value-type="float">
            <text:p>34.6</text:p>
          </table:table-cell>
          <table:table-cell table:style-name="ce132" table:formula="of:=['file:///tmp/mozilla_nalu0/chapter_summary-2019.xlsx'#$'S1 Numbers'.S20]" office:value-type="string" office:string-value=".." calcext:value-type="string">
            <text:p>..</text:p>
          </table:table-cell>
          <table:table-cell table:number-columns-repeated="992"/>
        </table:table-row>
        <table:table-row table:style-name="ro17">
          <table:table-cell table:style-name="ce10"/>
          <table:table-cell table:style-name="ce14" office:value-type="string" calcext:value-type="string">
            <text:p>Pipelines <text:span text:style-name="T5">7</text:span></text:p>
          </table:table-cell>
          <table:table-cell table:style-name="ce10" table:number-columns-repeated="25"/>
          <table:table-cell table:number-columns-repeated="997"/>
        </table:table-row>
        <table:table-row table:style-name="ro3">
          <table:table-cell table:style-name="ce10" table:number-columns-repeated="2"/>
          <table:table-cell table:style-name="ce10" office:value-type="string" calcext:value-type="string">
            <text:p>Scotland</text:p>
          </table:table-cell>
          <table:table-cell table:style-name="ce29" office:value-type="float" office:value="26.9" calcext:value-type="float">
            <text:p>26.9</text:p>
          </table:table-cell>
          <table:table-cell table:style-name="ce29" office:value-type="float" office:value="21.4" calcext:value-type="float">
            <text:p>21.4</text:p>
          </table:table-cell>
          <table:table-cell table:style-name="ce29" office:value-type="float" office:value="24" calcext:value-type="float">
            <text:p>24.0</text:p>
          </table:table-cell>
          <table:table-cell table:style-name="ce29" office:value-type="float" office:value="26.9" calcext:value-type="float">
            <text:p>26.9</text:p>
          </table:table-cell>
          <table:table-cell table:style-name="ce29" office:value-type="float" office:value="24.084" calcext:value-type="float">
            <text:p>24.1</text:p>
          </table:table-cell>
          <table:table-cell table:style-name="ce29" office:value-type="float" office:value="25.622" calcext:value-type="float">
            <text:p>25.6</text:p>
          </table:table-cell>
          <table:table-cell table:style-name="ce29" office:value-type="float" office:value="25.602" calcext:value-type="float">
            <text:p>25.6</text:p>
          </table:table-cell>
          <table:table-cell table:style-name="ce29" office:value-type="float" office:value="25.715" calcext:value-type="float">
            <text:p>25.7</text:p>
          </table:table-cell>
          <table:table-cell table:style-name="ce29" office:value-type="float" office:value="28.061" calcext:value-type="float">
            <text:p>28.1</text:p>
          </table:table-cell>
          <table:table-cell table:style-name="ce29" office:value-type="float" office:value="28.025" calcext:value-type="float">
            <text:p>28.0</text:p>
          </table:table-cell>
          <table:table-cell table:style-name="ce29" office:value-type="float" office:value="28.149" calcext:value-type="float">
            <text:p>28.1</text:p>
          </table:table-cell>
          <table:table-cell table:style-name="ce29" office:value-type="float" office:value="28.132" calcext:value-type="float">
            <text:p>28.1</text:p>
          </table:table-cell>
          <table:table-cell table:style-name="ce29" table:formula="of:=['file:///tmp/mozilla_nalu0/chapter_summary-2019.xlsx'#$'S1 Numbers'.C22]" office:value-type="float" office:value="28.042" calcext:value-type="float">
            <text:p>28.0</text:p>
          </table:table-cell>
          <table:table-cell table:style-name="ce29" table:formula="of:=['file:///tmp/mozilla_nalu0/chapter_summary-2019.xlsx'#$'S1 Numbers'.D22]" office:value-type="float" office:value="27.701" calcext:value-type="float">
            <text:p>27.7</text:p>
          </table:table-cell>
          <table:table-cell table:style-name="ce29" table:formula="of:=['file:///tmp/mozilla_nalu0/chapter_summary-2019.xlsx'#$'S1 Numbers'.E22]" office:value-type="float" office:value="27.649039" calcext:value-type="float">
            <text:p>27.6</text:p>
          </table:table-cell>
          <table:table-cell table:style-name="ce29" table:formula="of:=['file:///tmp/mozilla_nalu0/chapter_summary-2019.xlsx'#$'S1 Numbers'.F22]" office:value-type="float" office:value="27.6" calcext:value-type="float">
            <text:p>27.6</text:p>
          </table:table-cell>
          <table:table-cell table:style-name="ce43" table:formula="of:=['file:///tmp/mozilla_nalu0/chapter_summary-2019.xlsx'#$'S1 Numbers'.G22]" office:value-type="float" office:value="27.8" calcext:value-type="float">
            <text:p>27.8</text:p>
          </table:table-cell>
          <table:table-cell table:style-name="ce43" table:formula="of:=['file:///tmp/mozilla_nalu0/chapter_summary-2019.xlsx'#$'S1 Numbers'.H22]" office:value-type="float" office:value="27.5" calcext:value-type="float">
            <text:p>27.5</text:p>
          </table:table-cell>
          <table:table-cell table:style-name="ce43" table:formula="of:=['file:///tmp/mozilla_nalu0/chapter_summary-2019.xlsx'#$'S1 Numbers'.I22]" office:value-type="float" office:value="27.6" calcext:value-type="float">
            <text:p>27.6</text:p>
          </table:table-cell>
          <table:table-cell table:style-name="ce43" table:formula="of:=['file:///tmp/mozilla_nalu0/chapter_summary-2019.xlsx'#$'S1 Numbers'.J22]" office:value-type="float" office:value="27.6" calcext:value-type="float">
            <text:p>27.6</text:p>
          </table:table-cell>
          <table:table-cell table:style-name="ce43" table:formula="of:=['file:///tmp/mozilla_nalu0/chapter_summary-2019.xlsx'#$'S1 Numbers'.K22]" office:value-type="float" office:value="27.6" calcext:value-type="float">
            <text:p>27.6</text:p>
          </table:table-cell>
          <table:table-cell table:style-name="ce43" table:formula="of:=['file:///tmp/mozilla_nalu0/chapter_summary-2019.xlsx'#$'S1 Numbers'.L22]" office:value-type="float" office:value="27.8" calcext:value-type="float">
            <text:p>27.8</text:p>
          </table:table-cell>
          <table:table-cell table:style-name="ce43" table:formula="of:=['file:///tmp/mozilla_nalu0/chapter_summary-2019.xlsx'#$'S1 Numbers'.M22]" office:value-type="float" office:value="28.2" calcext:value-type="float">
            <text:p>28.2</text:p>
          </table:table-cell>
          <table:table-cell table:style-name="ce127" office:value-type="string" calcext:value-type="string">
            <text:p>..</text:p>
          </table:table-cell>
          <table:table-cell table:number-columns-repeated="5" table:style-name="ce130" office:value-type="string" calcext:value-type="string">
            <text:p>..</text:p>
          </table:table-cell>
          <table:table-cell table:number-columns-repeated="992"/>
        </table:table-row>
        <table:table-row table:style-name="ro3">
          <table:table-cell table:style-name="ce10" table:number-columns-repeated="2"/>
          <table:table-cell table:style-name="ce31" office:value-type="string" calcext:value-type="string">
            <text:p>GB</text:p>
          </table:table-cell>
          <table:table-cell table:style-name="ce77" office:value-type="float" office:value="121" calcext:value-type="float">
            <text:p>121.0</text:p>
          </table:table-cell>
          <table:table-cell table:style-name="ce77" office:value-type="float" office:value="105" calcext:value-type="float">
            <text:p>105.0</text:p>
          </table:table-cell>
          <table:table-cell table:style-name="ce77" office:value-type="float" office:value="106" calcext:value-type="float">
            <text:p>106.0</text:p>
          </table:table-cell>
          <table:table-cell table:style-name="ce77" office:value-type="float" office:value="125" calcext:value-type="float">
            <text:p>125.0</text:p>
          </table:table-cell>
          <table:table-cell table:style-name="ce93" office:value-type="float" office:value="73.192947" calcext:value-type="float">
            <text:p>73.2</text:p>
          </table:table-cell>
          <table:table-cell table:style-name="ce77" office:value-type="float" office:value="60.019482" calcext:value-type="float">
            <text:p>60.0</text:p>
          </table:table-cell>
          <table:table-cell table:style-name="ce77" office:value-type="float" office:value="67.789332" calcext:value-type="float">
            <text:p>67.8</text:p>
          </table:table-cell>
          <table:table-cell table:style-name="ce77" office:value-type="float" office:value="61.400659" calcext:value-type="float">
            <text:p>61.4</text:p>
          </table:table-cell>
          <table:table-cell table:style-name="ce77" office:value-type="float" office:value="64.992938" calcext:value-type="float">
            <text:p>65.0</text:p>
          </table:table-cell>
          <table:table-cell table:style-name="ce77" office:value-type="float" office:value="64.776427" calcext:value-type="float">
            <text:p>64.8</text:p>
          </table:table-cell>
          <table:table-cell table:style-name="ce77" office:value-type="float" office:value="63.584265" calcext:value-type="float">
            <text:p>63.6</text:p>
          </table:table-cell>
          <table:table-cell table:style-name="ce77" office:value-type="float" office:value="62.975619" calcext:value-type="float">
            <text:p>63.0</text:p>
          </table:table-cell>
          <table:table-cell table:style-name="ce77" office:value-type="float" office:value="58.407" calcext:value-type="float">
            <text:p>58.4</text:p>
          </table:table-cell>
          <table:table-cell table:style-name="ce77" office:value-type="float" office:value="54.898" calcext:value-type="float">
            <text:p>54.9</text:p>
          </table:table-cell>
          <table:table-cell table:style-name="ce77" office:value-type="float" office:value="56.0877" calcext:value-type="float">
            <text:p>56.1</text:p>
          </table:table-cell>
          <table:table-cell table:style-name="ce77" office:value-type="float" office:value="55.4" calcext:value-type="float">
            <text:p>55.4</text:p>
          </table:table-cell>
          <table:table-cell table:style-name="ce77" office:value-type="float" office:value="54.5" calcext:value-type="float">
            <text:p>54.5</text:p>
          </table:table-cell>
          <table:table-cell table:style-name="ce118" office:value-type="float" office:value="53.1" calcext:value-type="float">
            <text:p>53.1</text:p>
          </table:table-cell>
          <table:table-cell table:style-name="ce118" office:value-type="float" office:value="53.3" calcext:value-type="float">
            <text:p>53.3</text:p>
          </table:table-cell>
          <table:table-cell table:style-name="ce118" office:value-type="float" office:value="53.6" calcext:value-type="float">
            <text:p>53.6</text:p>
          </table:table-cell>
          <table:table-cell table:style-name="ce118" office:value-type="float" office:value="53.5" calcext:value-type="float">
            <text:p>53.5</text:p>
          </table:table-cell>
          <table:table-cell table:style-name="ce118" office:value-type="float" office:value="53.7" calcext:value-type="float">
            <text:p>53.7</text:p>
          </table:table-cell>
          <table:table-cell table:style-name="ce118" office:value-type="float" office:value="54.3" calcext:value-type="float">
            <text:p>54.3</text:p>
          </table:table-cell>
          <table:table-cell table:style-name="ce86" office:value-type="string" calcext:value-type="string">
            <text:p>..</text:p>
          </table:table-cell>
          <table:table-cell table:number-columns-repeated="5" table:style-name="ce131" office:value-type="string" calcext:value-type="string">
            <text:p>..</text:p>
          </table:table-cell>
          <table:table-cell table:number-columns-repeated="992"/>
        </table:table-row>
        <table:table-row table:style-name="ro3">
          <table:table-cell table:style-name="ce10" table:number-columns-repeated="27"/>
          <table:table-cell table:number-columns-repeated="997"/>
        </table:table-row>
        <table:table-row table:style-name="ro15">
          <table:table-cell table:style-name="ce12" office:value-type="string" calcext:value-type="string">
            <text:p>Travel to Work   <text:span text:style-name="T1">(Autumn: Labour Force Survey)</text:span></text:p>
          </table:table-cell>
          <table:table-cell table:style-name="ce31" table:number-columns-repeated="3"/>
          <table:table-cell table:style-name="ce75" table:number-columns-repeated="22"/>
          <table:table-cell table:number-columns-repeated="3"/>
          <table:table-cell table:style-name="ce75"/>
          <table:table-cell/>
          <table:table-cell table:style-name="ce75" office:value-type="string" calcext:value-type="string">
            <text:p>percent</text:p>
          </table:table-cell>
          <table:table-cell table:number-columns-repeated="992"/>
        </table:table-row>
        <table:table-row table:style-name="ro3">
          <table:table-cell table:style-name="ce12"/>
          <table:table-cell table:style-name="ce31" office:value-type="string" calcext:value-type="string">
            <text:p>Car (or van, minibus, works van)</text:p>
          </table:table-cell>
          <table:table-cell table:style-name="ce31" table:number-columns-repeated="2"/>
          <table:table-cell table:style-name="ce10" table:number-columns-repeated="23"/>
          <table:table-cell table:number-columns-repeated="997"/>
        </table:table-row>
        <table:table-row table:style-name="ro3">
          <table:table-cell table:style-name="ce31" table:number-columns-repeated="2"/>
          <table:table-cell table:style-name="ce10" office:value-type="string" calcext:value-type="string">
            <text:p>Scotland</text:p>
          </table:table-cell>
          <table:table-cell table:number-columns-repeated="2" table:style-name="ce89" office:value-type="string" office:string-value=".." calcext:value-type="string">
            <text:p><text:s/>.. </text:p>
          </table:table-cell>
          <table:table-cell table:style-name="ce91" office:value-type="float" office:value="64.4157063531069" calcext:value-type="float">
            <text:p><text:s/>64 </text:p>
          </table:table-cell>
          <table:table-cell table:style-name="ce91" office:value-type="float" office:value="65.3589147161575" calcext:value-type="float">
            <text:p><text:s/>65 </text:p>
          </table:table-cell>
          <table:table-cell table:style-name="ce91" office:value-type="float" office:value="66.3344428659459" calcext:value-type="float">
            <text:p><text:s/>66 </text:p>
          </table:table-cell>
          <table:table-cell table:style-name="ce91" office:value-type="float" office:value="65.638785315168" calcext:value-type="float">
            <text:p><text:s/>66 </text:p>
          </table:table-cell>
          <table:table-cell table:style-name="ce91" office:value-type="float" office:value="68.4306283699073" calcext:value-type="float">
            <text:p><text:s/>68 </text:p>
          </table:table-cell>
          <table:table-cell table:style-name="ce91" office:value-type="float" office:value="68.620795515529" calcext:value-type="float">
            <text:p><text:s/>69 </text:p>
          </table:table-cell>
          <table:table-cell table:style-name="ce91" office:value-type="float" office:value="69.6261260842483" calcext:value-type="float">
            <text:p><text:s/>70 </text:p>
          </table:table-cell>
          <table:table-cell table:style-name="ce91" office:value-type="float" office:value="69.4" calcext:value-type="float">
            <text:p><text:s/>69 </text:p>
          </table:table-cell>
          <table:table-cell table:style-name="ce91" office:value-type="float" office:value="67.2" calcext:value-type="float">
            <text:p><text:s/>67 </text:p>
          </table:table-cell>
          <table:table-cell table:style-name="ce91" office:value-type="float" office:value="69" calcext:value-type="float">
            <text:p><text:s/>69 </text:p>
          </table:table-cell>
          <table:table-cell table:style-name="ce91" office:value-type="float" office:value="69.6" calcext:value-type="float">
            <text:p><text:s/>70 </text:p>
          </table:table-cell>
          <table:table-cell table:style-name="ce91" office:value-type="float" office:value="70.0139970036939" calcext:value-type="float">
            <text:p><text:s/>70 </text:p>
          </table:table-cell>
          <table:table-cell table:style-name="ce91" office:value-type="float" office:value="69" calcext:value-type="float">
            <text:p><text:s/>69 </text:p>
          </table:table-cell>
          <table:table-cell table:style-name="ce91" office:value-type="float" office:value="68" calcext:value-type="float">
            <text:p><text:s/>68 </text:p>
          </table:table-cell>
          <table:table-cell table:number-columns-repeated="2" table:style-name="ce91" office:value-type="float" office:value="69" calcext:value-type="float">
            <text:p><text:s/>69 </text:p>
          </table:table-cell>
          <table:table-cell table:style-name="ce91" office:value-type="float" office:value="68.8" calcext:value-type="float">
            <text:p><text:s/>69 </text:p>
          </table:table-cell>
          <table:table-cell table:style-name="ce91" office:value-type="float" office:value="69.5" calcext:value-type="float">
            <text:p><text:s/>70 </text:p>
          </table:table-cell>
          <table:table-cell table:style-name="ce91" office:value-type="float" office:value="71.2" calcext:value-type="float">
            <text:p><text:s/>71 </text:p>
          </table:table-cell>
          <table:table-cell table:number-columns-repeated="2" table:style-name="ce91" office:value-type="float" office:value="68" calcext:value-type="float">
            <text:p><text:s/>68 </text:p>
          </table:table-cell>
          <table:table-cell table:number-columns-repeated="2" table:style-name="ce91" office:value-type="float" office:value="69" calcext:value-type="float">
            <text:p><text:s/>69 </text:p>
          </table:table-cell>
          <table:table-cell table:style-name="ce91" office:value-type="float" office:value="70" calcext:value-type="float">
            <text:p><text:s/>70 </text:p>
          </table:table-cell>
          <table:table-cell table:style-name="ce91" office:value-type="float" office:value="71" calcext:value-type="float">
            <text:p><text:s/>71 </text:p>
          </table:table-cell>
          <table:table-cell table:number-columns-repeated="2" table:style-name="ce91" office:value-type="float" office:value="70" calcext:value-type="float">
            <text:p><text:s/>70 </text:p>
          </table:table-cell>
          <table:table-cell table:number-columns-repeated="992"/>
        </table:table-row>
        <table:table-row table:style-name="ro3">
          <table:table-cell table:style-name="ce31"/>
          <table:table-cell table:style-name="ce10"/>
          <table:table-cell table:style-name="ce31" office:value-type="string" calcext:value-type="string">
            <text:p>GB</text:p>
          </table:table-cell>
          <table:table-cell table:number-columns-repeated="2" table:style-name="ce89" office:value-type="string" office:string-value=".." calcext:value-type="string">
            <text:p><text:s/>.. </text:p>
          </table:table-cell>
          <table:table-cell table:number-columns-repeated="4" table:style-name="ce91" office:value-type="float" office:value="68" calcext:value-type="float">
            <text:p><text:s/>68 </text:p>
          </table:table-cell>
          <table:table-cell table:style-name="ce91" office:value-type="float" office:value="70" calcext:value-type="float">
            <text:p><text:s/>70 </text:p>
          </table:table-cell>
          <table:table-cell table:number-columns-repeated="2" table:style-name="ce91" office:value-type="float" office:value="71" calcext:value-type="float">
            <text:p><text:s/>71 </text:p>
          </table:table-cell>
          <table:table-cell table:number-columns-repeated="3" table:style-name="ce91" office:value-type="float" office:value="70" calcext:value-type="float">
            <text:p><text:s/>70 </text:p>
          </table:table-cell>
          <table:table-cell table:style-name="ce91" office:value-type="float" office:value="71" calcext:value-type="float">
            <text:p><text:s/>71 </text:p>
          </table:table-cell>
          <table:table-cell table:style-name="ce91" office:value-type="float" office:value="71.0713238541008" calcext:value-type="float">
            <text:p><text:s/>71 </text:p>
          </table:table-cell>
          <table:table-cell table:style-name="ce91" office:value-type="float" office:value="71" calcext:value-type="float">
            <text:p><text:s/>71 </text:p>
          </table:table-cell>
          <table:table-cell table:style-name="ce91" office:value-type="float" office:value="70.8" calcext:value-type="float">
            <text:p><text:s/>71 </text:p>
          </table:table-cell>
          <table:table-cell table:style-name="ce91" office:value-type="float" office:value="70" calcext:value-type="float">
            <text:p><text:s/>70 </text:p>
          </table:table-cell>
          <table:table-cell table:style-name="ce91" office:value-type="float" office:value="69" calcext:value-type="float">
            <text:p><text:s/>69 </text:p>
          </table:table-cell>
          <table:table-cell table:style-name="ce91" office:value-type="float" office:value="69.6" calcext:value-type="float">
            <text:p><text:s/>70 </text:p>
          </table:table-cell>
          <table:table-cell table:style-name="ce91" office:value-type="float" office:value="70.3" calcext:value-type="float">
            <text:p><text:s/>70 </text:p>
          </table:table-cell>
          <table:table-cell table:style-name="ce91" office:value-type="float" office:value="69.9" calcext:value-type="float">
            <text:p><text:s/>70 </text:p>
          </table:table-cell>
          <table:table-cell table:style-name="ce91" office:value-type="float" office:value="68" calcext:value-type="float">
            <text:p><text:s/>68 </text:p>
          </table:table-cell>
          <table:table-cell table:style-name="ce91" office:value-type="float" office:value="69" calcext:value-type="float">
            <text:p><text:s/>69 </text:p>
          </table:table-cell>
          <table:table-cell table:style-name="ce91" office:value-type="float" office:value="68" calcext:value-type="float">
            <text:p><text:s/>68 </text:p>
          </table:table-cell>
          <table:table-cell table:style-name="ce91" office:value-type="float" office:value="69" calcext:value-type="float">
            <text:p><text:s/>69 </text:p>
          </table:table-cell>
          <table:table-cell table:number-columns-repeated="4" table:style-name="ce91" office:value-type="float" office:value="68" calcext:value-type="float">
            <text:p><text:s/>68 </text:p>
          </table:table-cell>
          <table:table-cell table:number-columns-repeated="992"/>
        </table:table-row>
        <table:table-row table:style-name="ro3">
          <table:table-cell table:style-name="ce31"/>
          <table:table-cell table:style-name="ce10" office:value-type="string" calcext:value-type="string">
            <text:p>Public transport (bus, rail, underground)</text:p>
          </table:table-cell>
          <table:table-cell table:style-name="ce31"/>
          <table:table-cell table:style-name="ce89" table:number-columns-repeated="2"/>
          <table:table-cell table:style-name="ce91" table:number-columns-repeated="22"/>
          <table:table-cell table:number-columns-repeated="997"/>
        </table:table-row>
        <table:table-row table:style-name="ro3">
          <table:table-cell table:style-name="ce31" table:number-columns-repeated="2"/>
          <table:table-cell table:style-name="ce31" office:value-type="string" calcext:value-type="string">
            <text:p>Scotland</text:p>
          </table:table-cell>
          <table:table-cell table:number-columns-repeated="2" table:style-name="ce89" office:value-type="string" office:string-value=".." calcext:value-type="string">
            <text:p><text:s/>.. </text:p>
          </table:table-cell>
          <table:table-cell table:style-name="ce91" office:value-type="float" office:value="17.1948434908083" calcext:value-type="float">
            <text:p><text:s/>17 </text:p>
          </table:table-cell>
          <table:table-cell table:style-name="ce91" office:value-type="float" office:value="16.8018024826353" calcext:value-type="float">
            <text:p><text:s/>17 </text:p>
          </table:table-cell>
          <table:table-cell table:style-name="ce91" office:value-type="float" office:value="16.9479516618495" calcext:value-type="float">
            <text:p><text:s/>17 </text:p>
          </table:table-cell>
          <table:table-cell table:style-name="ce91" office:value-type="float" office:value="15.7826541656953" calcext:value-type="float">
            <text:p><text:s/>16 </text:p>
          </table:table-cell>
          <table:table-cell table:style-name="ce91" office:value-type="float" office:value="14.6900038865024" calcext:value-type="float">
            <text:p><text:s/>15 </text:p>
          </table:table-cell>
          <table:table-cell table:style-name="ce91" office:value-type="float" office:value="15.3298321838596" calcext:value-type="float">
            <text:p><text:s/>15 </text:p>
          </table:table-cell>
          <table:table-cell table:style-name="ce91" office:value-type="float" office:value="14.1222818255348" calcext:value-type="float">
            <text:p><text:s/>14 </text:p>
          </table:table-cell>
          <table:table-cell table:style-name="ce91" office:value-type="float" office:value="14.8" calcext:value-type="float">
            <text:p><text:s/>15 </text:p>
          </table:table-cell>
          <table:table-cell table:style-name="ce91" office:value-type="float" office:value="16.2" calcext:value-type="float">
            <text:p><text:s/>16 </text:p>
          </table:table-cell>
          <table:table-cell table:style-name="ce91" office:value-type="float" office:value="16" calcext:value-type="float">
            <text:p><text:s/>16 </text:p>
          </table:table-cell>
          <table:table-cell table:style-name="ce91" office:value-type="float" office:value="14" calcext:value-type="float">
            <text:p><text:s/>14 </text:p>
          </table:table-cell>
          <table:table-cell table:style-name="ce91" office:value-type="float" office:value="15.02002955439" calcext:value-type="float">
            <text:p><text:s/>15 </text:p>
          </table:table-cell>
          <table:table-cell table:style-name="ce91" office:value-type="float" office:value="15" calcext:value-type="float">
            <text:p><text:s/>15 </text:p>
          </table:table-cell>
          <table:table-cell table:style-name="ce91" office:value-type="float" office:value="16" calcext:value-type="float">
            <text:p><text:s/>16 </text:p>
          </table:table-cell>
          <table:table-cell table:style-name="ce91" office:value-type="float" office:value="17" calcext:value-type="float">
            <text:p><text:s/>17 </text:p>
          </table:table-cell>
          <table:table-cell table:style-name="ce91" office:value-type="float" office:value="16" calcext:value-type="float">
            <text:p><text:s/>16 </text:p>
          </table:table-cell>
          <table:table-cell table:style-name="ce91" office:value-type="float" office:value="17" calcext:value-type="float">
            <text:p><text:s/>17 </text:p>
          </table:table-cell>
          <table:table-cell table:style-name="ce91" office:value-type="float" office:value="15" calcext:value-type="float">
            <text:p><text:s/>15 </text:p>
          </table:table-cell>
          <table:table-cell table:style-name="ce91" office:value-type="float" office:value="14" calcext:value-type="float">
            <text:p><text:s/>14 </text:p>
          </table:table-cell>
          <table:table-cell table:style-name="ce91" office:value-type="float" office:value="16" calcext:value-type="float">
            <text:p><text:s/>16 </text:p>
          </table:table-cell>
          <table:table-cell table:style-name="ce91" office:value-type="float" office:value="15" calcext:value-type="float">
            <text:p><text:s/>15 </text:p>
          </table:table-cell>
          <table:table-cell table:style-name="ce91" office:value-type="float" office:value="16" calcext:value-type="float">
            <text:p><text:s/>16 </text:p>
          </table:table-cell>
          <table:table-cell table:number-columns-repeated="2" table:style-name="ce91" office:value-type="float" office:value="15" calcext:value-type="float">
            <text:p><text:s/>15 </text:p>
          </table:table-cell>
          <table:table-cell table:number-columns-repeated="3" table:style-name="ce91" office:value-type="float" office:value="14" calcext:value-type="float">
            <text:p><text:s/>14 </text:p>
          </table:table-cell>
          <table:table-cell table:number-columns-repeated="992"/>
        </table:table-row>
        <table:table-row table:style-name="ro3">
          <table:table-cell table:style-name="ce16" table:number-columns-repeated="2"/>
          <table:table-cell table:style-name="ce16" office:value-type="string" calcext:value-type="string">
            <text:p>GB</text:p>
          </table:table-cell>
          <table:table-cell table:number-columns-repeated="2" table:style-name="ce90" office:value-type="string" office:string-value=".." calcext:value-type="string">
            <text:p><text:s/>.. </text:p>
          </table:table-cell>
          <table:table-cell table:style-name="ce92" office:value-type="float" office:value="14" calcext:value-type="float">
            <text:p><text:s/>14 </text:p>
          </table:table-cell>
          <table:table-cell table:style-name="ce92" office:value-type="float" office:value="15" calcext:value-type="float">
            <text:p><text:s/>15 </text:p>
          </table:table-cell>
          <table:table-cell table:number-columns-repeated="2" table:style-name="ce92" office:value-type="float" office:value="14" calcext:value-type="float">
            <text:p><text:s/>14 </text:p>
          </table:table-cell>
          <table:table-cell table:style-name="ce92" office:value-type="float" office:value="13" calcext:value-type="float">
            <text:p><text:s/>13 </text:p>
          </table:table-cell>
          <table:table-cell table:style-name="ce16" office:value-type="float" office:value="13" calcext:value-type="float">
            <text:p>13 </text:p>
          </table:table-cell>
          <table:table-cell table:style-name="ce92" office:value-type="float" office:value="13" calcext:value-type="float">
            <text:p><text:s/>13 </text:p>
          </table:table-cell>
          <table:table-cell table:style-name="ce92" office:value-type="float" office:value="14" calcext:value-type="float">
            <text:p><text:s/>14 </text:p>
          </table:table-cell>
          <table:table-cell table:style-name="ce92" office:value-type="float" office:value="13.99" calcext:value-type="float">
            <text:p><text:s/>14 </text:p>
          </table:table-cell>
          <table:table-cell table:style-name="ce92" office:value-type="float" office:value="15" calcext:value-type="float">
            <text:p><text:s/>15 </text:p>
          </table:table-cell>
          <table:table-cell table:style-name="ce92" office:value-type="float" office:value="14" calcext:value-type="float">
            <text:p><text:s/>14 </text:p>
          </table:table-cell>
          <table:table-cell table:style-name="ce92" office:value-type="float" office:value="13.7335119446158" calcext:value-type="float">
            <text:p><text:s/>14 </text:p>
          </table:table-cell>
          <table:table-cell table:style-name="ce92" office:value-type="float" office:value="14" calcext:value-type="float">
            <text:p><text:s/>14 </text:p>
          </table:table-cell>
          <table:table-cell table:style-name="ce92" office:value-type="float" office:value="14.12" calcext:value-type="float">
            <text:p><text:s/>14 </text:p>
          </table:table-cell>
          <table:table-cell table:style-name="ce92" office:value-type="float" office:value="15" calcext:value-type="float">
            <text:p><text:s/>15 </text:p>
          </table:table-cell>
          <table:table-cell table:style-name="ce92" office:value-type="float" office:value="16" calcext:value-type="float">
            <text:p><text:s/>16 </text:p>
          </table:table-cell>
          <table:table-cell table:style-name="ce92" office:value-type="float" office:value="15.2" calcext:value-type="float">
            <text:p><text:s/>15 </text:p>
          </table:table-cell>
          <table:table-cell table:style-name="ce92" office:value-type="float" office:value="14.6" calcext:value-type="float">
            <text:p><text:s/>15 </text:p>
          </table:table-cell>
          <table:table-cell table:style-name="ce92" office:value-type="float" office:value="14.9" calcext:value-type="float">
            <text:p><text:s/>15 </text:p>
          </table:table-cell>
          <table:table-cell table:number-columns-repeated="4" table:style-name="ce92" office:value-type="float" office:value="16" calcext:value-type="float">
            <text:p><text:s/>16 </text:p>
          </table:table-cell>
          <table:table-cell table:number-columns-repeated="2" table:style-name="ce92" office:value-type="float" office:value="17" calcext:value-type="float">
            <text:p><text:s/>17 </text:p>
          </table:table-cell>
          <table:table-cell table:style-name="ce92" office:value-type="float" office:value="18" calcext:value-type="float">
            <text:p><text:s/>18 </text:p>
          </table:table-cell>
          <table:table-cell table:style-name="ce92" office:value-type="float" office:value="17" calcext:value-type="float">
            <text:p><text:s/>17 </text:p>
          </table:table-cell>
          <table:table-cell table:number-columns-repeated="992"/>
        </table:table-row>
        <table:table-row table:style-name="ro13">
          <table:table-cell table:style-name="ce66" office:value-type="float" office:value="1" calcext:value-type="float">
            <text:p>1 </text:p>
          </table:table-cell>
          <table:table-cell table:style-name="ce26" office:value-type="string" calcext:value-type="string">
            <text:p>Figures are for combined years e.g. 2011 covers 2011/12. </text:p>
          </table:table-cell>
          <table:table-cell table:style-name="ce19"/>
          <table:table-cell table:style-name="ce23" table:number-columns-repeated="12"/>
          <table:table-cell table:style-name="ce102" table:number-columns-repeated="4"/>
          <table:table-cell table:style-name="ce23" table:number-columns-repeated="3"/>
          <table:table-cell table:style-name="ce19"/>
          <table:table-cell table:style-name="ce23" table:number-columns-repeated="3"/>
          <table:table-cell table:style-name="ce19"/>
          <table:table-cell table:number-columns-repeated="997"/>
        </table:table-row>
        <table:table-row table:style-name="ro13">
          <table:table-cell table:style-name="ce66" office:value-type="float" office:value="2" calcext:value-type="float">
            <text:p>2 </text:p>
          </table:table-cell>
          <table:table-cell table:style-name="ce68" office:value-type="string" calcext:value-type="string">
            <text:p>DfT <text:s/>revised its methodlogy from 2004, causing a break in the series.</text:p>
          </table:table-cell>
          <table:table-cell table:style-name="ce19"/>
          <table:table-cell table:style-name="ce39" table:number-columns-repeated="12"/>
          <table:table-cell table:style-name="ce102" table:number-columns-repeated="4"/>
          <table:table-cell table:style-name="ce23" table:number-columns-repeated="3"/>
          <table:table-cell table:style-name="ce19"/>
          <table:table-cell table:style-name="ce23" table:number-columns-repeated="3"/>
          <table:table-cell table:style-name="ce19"/>
          <table:table-cell table:number-columns-repeated="997"/>
        </table:table-row>
        <table:table-row table:style-name="ro13">
          <table:table-cell table:style-name="ce66" office:value-type="float" office:value="3" calcext:value-type="float">
            <text:p>3 </text:p>
          </table:table-cell>
          <table:table-cell table:style-name="ce19" office:value-type="string" calcext:value-type="string">
            <text:p>The GB figures relate to motor vehicle traffic only, and therefore exclude a small amount of pedal cycle traffic.</text:p>
          </table:table-cell>
          <table:table-cell table:style-name="ce19"/>
          <table:table-cell table:style-name="ce39" table:number-columns-repeated="12"/>
          <table:table-cell table:style-name="ce103" table:number-columns-repeated="4"/>
          <table:table-cell table:style-name="ce23" table:number-columns-repeated="8"/>
          <table:table-cell table:number-columns-repeated="997"/>
        </table:table-row>
        <table:table-row table:style-name="ro13">
          <table:table-cell table:style-name="ce66" office:value-type="float" office:value="4" calcext:value-type="float">
            <text:p>4 </text:p>
          </table:table-cell>
          <table:table-cell table:style-name="ce68" office:value-type="string" calcext:value-type="string">
            <text:p>Financial years</text:p>
          </table:table-cell>
          <table:table-cell table:style-name="ce23"/>
          <table:table-cell table:style-name="ce39" table:number-columns-repeated="12"/>
          <table:table-cell table:style-name="ce103" table:number-columns-repeated="4"/>
          <table:table-cell table:style-name="ce23" table:number-columns-repeated="7"/>
          <table:table-cell table:style-name="ce19"/>
          <table:table-cell table:number-columns-repeated="997"/>
        </table:table-row>
        <table:table-row table:style-name="ro13">
          <table:table-cell table:style-name="ce66" office:value-type="float" office:value="5" calcext:value-type="float">
            <text:p>5 </text:p>
          </table:table-cell>
          <table:table-cell table:style-name="ce68" office:value-type="string" calcext:value-type="string">
            <text:p>Total passenger figures are produced by the ORR and have not been adjusted to reflect ScotRail's revised zonecard methdology. </text:p>
          </table:table-cell>
          <table:table-cell table:style-name="ce23"/>
          <table:table-cell table:style-name="ce19" table:number-columns-repeated="24"/>
          <table:table-cell table:number-columns-repeated="997"/>
        </table:table-row>
        <table:table-row table:style-name="ro13">
          <table:table-cell table:style-name="ce66" office:value-type="float" office:value="6" calcext:value-type="float">
            <text:p>6 </text:p>
          </table:table-cell>
          <table:table-cell table:style-name="ce68" office:value-type="string" calcext:value-type="string">
            <text:p>Figures are based on the origin and destination of trips and do not count stages of these trips separately. </text:p>
          </table:table-cell>
          <table:table-cell table:style-name="ce19" table:number-columns-repeated="25"/>
          <table:table-cell table:number-columns-repeated="997"/>
        </table:table-row>
        <table:table-row table:style-name="ro13">
          <table:table-cell table:style-name="ce66" office:value-type="float" office:value="7" calcext:value-type="float">
            <text:p>7 </text:p>
          </table:table-cell>
          <table:table-cell table:style-name="ce69" office:value-type="string" calcext:value-type="string">
            <text:p>The estimated amounts of crude oil and products carried by pipelines over 50km in length. 2012 figures are provisional. </text:p>
          </table:table-cell>
          <table:table-cell table:style-name="ce19"/>
          <table:table-cell table:style-name="ce35" table:number-columns-repeated="16"/>
          <table:table-cell table:style-name="ce24" table:number-columns-repeated="7"/>
          <table:table-cell table:style-name="ce69"/>
          <table:table-cell table:number-columns-repeated="997"/>
        </table:table-row>
        <table:table-row table:style-name="ro13">
          <table:table-cell table:style-name="ce66" office:value-type="float" office:value="8" calcext:value-type="float">
            <text:p>8 </text:p>
          </table:table-cell>
          <table:table-cell table:style-name="ce68" office:value-type="string" calcext:value-type="string">
            <text:p>These figures are for freight lifted by Heavy Goods Vehicles. <text:s/>The GB figures are for freight transported within GB; the Scottish</text:p>
          </table:table-cell>
          <table:table-cell table:style-name="ce19" table:number-columns-repeated="25"/>
          <table:table-cell table:number-columns-repeated="997"/>
        </table:table-row>
        <table:table-row table:style-name="ro13">
          <table:table-cell table:style-name="ce19"/>
          <table:table-cell table:style-name="ce70" office:value-type="string" calcext:value-type="string">
            <text:p>figures include small amounts of freight destined for Northern Ireland and outside the UK. </text:p>
          </table:table-cell>
          <table:table-cell table:style-name="ce19" table:number-columns-repeated="25"/>
          <table:table-cell table:number-columns-repeated="997"/>
        </table:table-row>
        <table:table-row table:style-name="ro13">
          <table:table-cell table:style-name="ce66" office:value-type="float" office:value="9" calcext:value-type="float">
            <text:p>9 </text:p>
          </table:table-cell>
          <table:table-cell table:style-name="ce19" office:value-type="string" calcext:value-type="string">
            <text:p><text:s/>Domestic freight estimates for 2006 to 2009 were revised on 27 October 2011.</text:p>
          </table:table-cell>
          <table:table-cell table:style-name="ce19"/>
          <table:table-cell table:style-name="ce23" table:number-columns-repeated="18"/>
          <table:table-cell table:style-name="ce19" table:number-columns-repeated="6"/>
          <table:table-cell table:number-columns-repeated="997"/>
        </table:table-row>
        <table:table-row table:style-name="ro13">
          <table:table-cell table:style-name="ce66" office:value-type="float" office:value="10" calcext:value-type="float">
            <text:p>10 </text:p>
          </table:table-cell>
          <table:table-cell table:style-name="ce19" office:value-type="string" calcext:value-type="string">
            <text:p>Figs for 2008-09 onwards have been revised due to an error in the LENNON calculation of journeys between Edinburgh and Glasgow. </text:p>
          </table:table-cell>
          <table:table-cell table:style-name="ce19" table:number-columns-repeated="19"/>
          <table:table-cell table:style-name="ce23"/>
          <table:table-cell table:style-name="ce19"/>
          <table:table-cell table:style-name="ce23" table:number-columns-repeated="3"/>
          <table:table-cell table:style-name="ce19"/>
          <table:table-cell table:number-columns-repeated="997"/>
        </table:table-row>
        <table:table-row table:style-name="ro13">
          <table:table-cell table:style-name="ce66" office:value-type="float" office:value="11" calcext:value-type="float">
            <text:p>11 </text:p>
          </table:table-cell>
          <table:table-cell table:style-name="ce71" office:value-type="string" calcext:value-type="string">
            <text:p>Figures are based on the origin and destination of trips and do not count stages of these trips separately</text:p>
          </table:table-cell>
          <table:table-cell table:number-columns-repeated="1022"/>
        </table:table-row>
        <table:table-row table:style-name="ro18" table:number-rows-repeated="1048499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_xlnm.Print_Area" table:base-cell-address="$SGB1.$A$1" table:cell-range-address="$SGB1.$A$1:.$AF$76" table:range-usable-as="print-range"/>
        </table:named-expressions>
      </table:table>
      <table:table table:name="CSV air" table:style-name="ta1">
        <table:table-column table:style-name="co2" table:default-cell-style-name="ce133"/>
        <table:table-column table:style-name="co2" table:number-columns-repeated="2" table:default-cell-style-name="ce3"/>
        <table:table-row table:style-name="ro1">
          <table:table-cell table:style-name="Default"/>
          <table:table-cell table:style-name="Default" office:value-type="string" calcext:value-type="string">
            <text:p>Scotland</text:p>
          </table:table-cell>
          <table:table-cell table:style-name="Default" office:value-type="string" calcext:value-type="string">
            <text:p>UK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matrix-columns-spanned="2" table:number-matrix-rows-spanned="29" table:formula="of:=TRANSPOSE([$SGB1.D41:.AF42])" office:value-type="float" office:value="9.9" calcext:value-type="float">
            <text:p>9.90</text:p>
          </table:table-cell>
          <table:table-cell office:value-type="float" office:value="102.4" calcext:value-type="float">
            <text:p>102.40</text:p>
          </table:table-cell>
        </table:table-row>
        <table:table-row table:style-name="ro1">
          <table:table-cell office:value-type="string" calcext:value-type="string">
            <text:p>1991</text:p>
          </table:table-cell>
          <table:table-cell office:value-type="float" office:value="9.5705" calcext:value-type="float">
            <text:p>9.57</text:p>
          </table:table-cell>
          <table:table-cell office:value-type="float" office:value="95.8" calcext:value-type="float">
            <text:p>95.80</text:p>
          </table:table-cell>
        </table:table-row>
        <table:table-row table:style-name="ro1">
          <table:table-cell office:value-type="string" calcext:value-type="string">
            <text:p>1992</text:p>
          </table:table-cell>
          <table:table-cell office:value-type="float" office:value="10.3828" calcext:value-type="float">
            <text:p>10.38</text:p>
          </table:table-cell>
          <table:table-cell office:value-type="float" office:value="106.1" calcext:value-type="float">
            <text:p>106.1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1.1208" calcext:value-type="float">
            <text:p>11.12</text:p>
          </table:table-cell>
          <table:table-cell office:value-type="float" office:value="112.3" calcext:value-type="float">
            <text:p>112.3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1.787" calcext:value-type="float">
            <text:p>11.79</text:p>
          </table:table-cell>
          <table:table-cell office:value-type="float" office:value="122.2" calcext:value-type="float">
            <text:p>122.2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2.313" calcext:value-type="float">
            <text:p>12.31</text:p>
          </table:table-cell>
          <table:table-cell office:value-type="float" office:value="129.4" calcext:value-type="float">
            <text:p>129.4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3.214" calcext:value-type="float">
            <text:p>13.21</text:p>
          </table:table-cell>
          <table:table-cell office:value-type="float" office:value="135.8" calcext:value-type="float">
            <text:p>135.8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4.391" calcext:value-type="float">
            <text:p>14.39</text:p>
          </table:table-cell>
          <table:table-cell office:value-type="float" office:value="146.7" calcext:value-type="float">
            <text:p>146.7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5.193" calcext:value-type="float">
            <text:p>15.19</text:p>
          </table:table-cell>
          <table:table-cell office:value-type="float" office:value="158.9" calcext:value-type="float">
            <text:p>158.9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.941" calcext:value-type="float">
            <text:p>15.94</text:p>
          </table:table-cell>
          <table:table-cell office:value-type="float" office:value="168.4" calcext:value-type="float">
            <text:p>168.4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787" calcext:value-type="float">
            <text:p>16.79</text:p>
          </table:table-cell>
          <table:table-cell office:value-type="float" office:value="179.885213" calcext:value-type="float">
            <text:p>179.8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8.081" calcext:value-type="float">
            <text:p>18.08</text:p>
          </table:table-cell>
          <table:table-cell office:value-type="float" office:value="181.230875" calcext:value-type="float">
            <text:p>181.2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9.783" calcext:value-type="float">
            <text:p>19.78</text:p>
          </table:table-cell>
          <table:table-cell office:value-type="float" office:value="188.8" calcext:value-type="float">
            <text:p>188.8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1.084" calcext:value-type="float">
            <text:p>21.08</text:p>
          </table:table-cell>
          <table:table-cell office:value-type="float" office:value="200" calcext:value-type="float">
            <text:p>200.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2.555" calcext:value-type="float">
            <text:p>22.56</text:p>
          </table:table-cell>
          <table:table-cell office:value-type="float" office:value="215.7" calcext:value-type="float">
            <text:p>215.7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3.795" calcext:value-type="float">
            <text:p>23.80</text:p>
          </table:table-cell>
          <table:table-cell office:value-type="float" office:value="228.217" calcext:value-type="float">
            <text:p>228.2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4.437" calcext:value-type="float">
            <text:p>24.44</text:p>
          </table:table-cell>
          <table:table-cell office:value-type="float" office:value="235.199" calcext:value-type="float">
            <text:p>235.2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5.132" calcext:value-type="float">
            <text:p>25.13</text:p>
          </table:table-cell>
          <table:table-cell office:value-type="float" office:value="240.722" calcext:value-type="float">
            <text:p>240.7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4.348" calcext:value-type="float">
            <text:p>24.35</text:p>
          </table:table-cell>
          <table:table-cell office:value-type="float" office:value="235.4" calcext:value-type="float">
            <text:p>235.4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.496" calcext:value-type="float">
            <text:p>22.50</text:p>
          </table:table-cell>
          <table:table-cell office:value-type="float" office:value="218.1" calcext:value-type="float">
            <text:p>218.1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.907" calcext:value-type="float">
            <text:p>20.91</text:p>
          </table:table-cell>
          <table:table-cell office:value-type="float" office:value="210.655" calcext:value-type="float">
            <text:p>210.6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.065" calcext:value-type="float">
            <text:p>22.07</text:p>
          </table:table-cell>
          <table:table-cell office:value-type="float" office:value="219.289" calcext:value-type="float">
            <text:p>219.2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.207" calcext:value-type="float">
            <text:p>22.21</text:p>
          </table:table-cell>
          <table:table-cell office:value-type="float" office:value="220.643" calcext:value-type="float">
            <text:p>220.6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.25" calcext:value-type="float">
            <text:p>23.25</text:p>
          </table:table-cell>
          <table:table-cell office:value-type="float" office:value="228.382" calcext:value-type="float">
            <text:p>228.3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.076" calcext:value-type="float">
            <text:p>24.08</text:p>
          </table:table-cell>
          <table:table-cell office:value-type="float" office:value="238.385" calcext:value-type="float">
            <text:p>238.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.507" calcext:value-type="float">
            <text:p>25.51</text:p>
          </table:table-cell>
          <table:table-cell office:value-type="float" office:value="251.478" calcext:value-type="float">
            <text:p>251.4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.924" calcext:value-type="float">
            <text:p>26.92</text:p>
          </table:table-cell>
          <table:table-cell office:value-type="float" office:value="268.355" calcext:value-type="float">
            <text:p>268.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.833" calcext:value-type="float">
            <text:p>28.83</text:p>
          </table:table-cell>
          <table:table-cell office:value-type="float" office:value="284.57" calcext:value-type="float">
            <text:p>284.5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9.443" calcext:value-type="float">
            <text:p>29.44</text:p>
          </table:table-cell>
          <table:table-cell office:value-type="float" office:value="292.244" calcext:value-type="float">
            <text:p>292.24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Terminal passengers in Scotland / million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USEYAXIS2</text:p>
          </table:table-cell>
          <table:table-cell table:style-name="ce134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YAXISTITLE2</text:p>
          </table:table-cell>
          <table:table-cell table:style-name="Default" office:value-type="string" calcext:value-type="string">
            <text:p>Terminal passengers in UK / million</text:p>
          </table:table-cell>
          <table:table-cell table:style-name="Default"/>
        </table:table-row>
      </table:table>
      <table:table table:name="H2 a freight tonnes" table:style-name="ta1">
        <table:table-column table:style-name="co23" table:default-cell-style-name="ce26"/>
        <table:table-column table:style-name="co24" table:default-cell-style-name="ce26"/>
        <table:table-column table:style-name="co25" table:default-cell-style-name="ce26"/>
        <table:table-column table:style-name="co5" table:number-columns-repeated="5" table:default-cell-style-name="ce26"/>
        <table:table-column table:style-name="co11" table:default-cell-style-name="ce26"/>
        <table:table-column table:style-name="co6" table:default-cell-style-name="ce26"/>
        <table:table-column table:style-name="co26" table:default-cell-style-name="ce26"/>
        <table:table-column table:style-name="co27" table:default-cell-style-name="ce26"/>
        <table:table-column table:style-name="co5" table:number-columns-repeated="5" table:default-cell-style-name="ce26"/>
        <table:table-column table:style-name="co12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number-columns-repeated="1004" table:default-cell-style-name="ce26"/>
        <table:table-row table:style-name="ro14">
          <table:table-cell table:style-name="ce135" office:value-type="string" calcext:value-type="string">
            <text:p>Table H2<text:span text:style-name="T11">  Summary of freight traffic</text:span><text:span text:style-name="T12">1</text:span></text:p>
          </table:table-cell>
          <table:table-cell table:number-columns-repeated="15"/>
          <table:table-cell table:style-name="ce196" office:value-type="string" calcext:value-type="string">
            <text:p><text:s text:c="6"/>SUMMARY</text:p>
          </table:table-cell>
          <table:table-cell table:number-columns-repeated="1007"/>
        </table:table-row>
        <table:table-row table:style-name="ro3">
          <table:table-cell table:style-name="ce22"/>
          <table:table-cell table:number-columns-repeated="1023"/>
        </table:table-row>
        <table:table-row table:style-name="ro15">
          <table:table-cell table:style-name="ce22"/>
          <table:table-cell table:style-name="ce145" office:value-type="string" calcext:value-type="string">
            <text:p>(a) <text:s/>freight lifted - millions of tonnes</text:p>
          </table:table-cell>
          <table:table-cell table:style-name="ce145"/>
          <table:table-cell table:style-name="ce153" table:number-columns-repeated="5"/>
          <table:table-cell table:number-columns-repeated="1016"/>
        </table:table-row>
        <table:table-row table:style-name="ro4">
          <table:table-cell table:style-name="ce136" table:number-columns-repeated="18"/>
          <table:table-cell table:number-columns-repeated="1006"/>
        </table:table-row>
        <table:table-row table:style-name="ro19">
          <table:table-cell table:style-name="ce137" office:value-type="string" calcext:value-type="string">
            <text:p>Year <text:span text:style-name="T13">2</text:span></text:p>
          </table:table-cell>
          <table:table-cell table:style-name="ce146"/>
          <table:table-cell table:style-name="ce149" office:value-type="string" calcext:value-type="string">
            <text:p>Air</text:p>
          </table:table-cell>
          <table:table-cell table:style-name="ce137" office:value-type="string" calcext:value-type="string">
            <text:p>Road</text:p>
          </table:table-cell>
          <table:table-cell table:style-name="ce137" office:value-type="string" calcext:value-type="string">
            <text:p>Rail</text:p>
          </table:table-cell>
          <table:table-cell table:style-name="ce137" office:value-type="string" calcext:value-type="string">
            <text:p>Coastal</text:p>
          </table:table-cell>
          <table:table-cell table:style-name="ce137" office:value-type="string" calcext:value-type="string">
            <text:p>Coast-</text:p>
          </table:table-cell>
          <table:table-cell table:style-name="ce137" office:value-type="string" calcext:value-type="string">
            <text:p>Inland</text:p>
          </table:table-cell>
          <table:table-cell table:style-name="ce167" office:value-type="string" calcext:value-type="string">
            <text:p>Pipeline <text:span text:style-name="T13">3</text:span></text:p>
          </table:table-cell>
          <table:table-cell table:style-name="ce169" office:value-type="string" calcext:value-type="string">
            <text:p>Total</text:p>
          </table:table-cell>
          <table:table-cell table:style-name="ce178"/>
          <table:table-cell table:style-name="ce149" office:value-type="string" calcext:value-type="string">
            <text:p>Air</text:p>
          </table:table-cell>
          <table:table-cell table:style-name="ce137" office:value-type="string" calcext:value-type="string">
            <text:p>Road</text:p>
          </table:table-cell>
          <table:table-cell table:style-name="ce137" office:value-type="string" calcext:value-type="string">
            <text:p>Rail</text:p>
          </table:table-cell>
          <table:table-cell table:style-name="ce137" office:value-type="string" calcext:value-type="string">
            <text:p>Coastal</text:p>
          </table:table-cell>
          <table:table-cell table:style-name="ce137" office:value-type="string" calcext:value-type="string">
            <text:p>Coast-</text:p>
          </table:table-cell>
          <table:table-cell table:style-name="ce137" office:value-type="string" calcext:value-type="string">
            <text:p>Inland</text:p>
          </table:table-cell>
          <table:table-cell table:style-name="ce167" office:value-type="string" calcext:value-type="string">
            <text:p>Pipeline <text:span text:style-name="T13">3</text:span></text:p>
          </table:table-cell>
          <table:table-cell table:number-columns-repeated="1006"/>
        </table:table-row>
        <table:table-row table:style-name="ro13">
          <table:table-cell table:style-name="ce138" table:number-columns-repeated="3"/>
          <table:table-cell table:style-name="ce154" table:number-columns-repeated="2"/>
          <table:table-cell table:style-name="ce164" office:value-type="string" calcext:value-type="string">
            <text:p>ship-</text:p>
          </table:table-cell>
          <table:table-cell table:style-name="ce164" office:value-type="string" calcext:value-type="string">
            <text:p>wise</text:p>
          </table:table-cell>
          <table:table-cell table:style-name="ce164" office:value-type="string" calcext:value-type="string">
            <text:p>water-</text:p>
          </table:table-cell>
          <table:table-cell table:style-name="ce154"/>
          <table:table-cell table:style-name="ce170"/>
          <table:table-cell table:style-name="ce157" table:number-columns-repeated="2"/>
          <table:table-cell table:style-name="ce154" table:number-columns-repeated="2"/>
          <table:table-cell table:style-name="ce164" office:value-type="string" calcext:value-type="string">
            <text:p>ship-</text:p>
          </table:table-cell>
          <table:table-cell table:style-name="ce164" office:value-type="string" calcext:value-type="string">
            <text:p>wise</text:p>
          </table:table-cell>
          <table:table-cell table:style-name="ce164" office:value-type="string" calcext:value-type="string">
            <text:p>water-</text:p>
          </table:table-cell>
          <table:table-cell table:style-name="ce154"/>
          <table:table-cell table:number-columns-repeated="1006"/>
        </table:table-row>
        <table:table-row table:style-name="ro13">
          <table:table-cell table:style-name="ce138" table:number-columns-repeated="3"/>
          <table:table-cell table:style-name="ce154" table:number-columns-repeated="2"/>
          <table:table-cell table:style-name="ce164" office:value-type="string" calcext:value-type="string">
            <text:p>ping</text:p>
          </table:table-cell>
          <table:table-cell table:style-name="ce164" office:value-type="string" calcext:value-type="string">
            <text:p>ship-</text:p>
          </table:table-cell>
          <table:table-cell table:style-name="ce164" office:value-type="string" calcext:value-type="string">
            <text:p>way</text:p>
          </table:table-cell>
          <table:table-cell table:style-name="ce154"/>
          <table:table-cell table:style-name="ce170"/>
          <table:table-cell table:style-name="ce157" table:number-columns-repeated="2"/>
          <table:table-cell table:style-name="ce154" table:number-columns-repeated="2"/>
          <table:table-cell table:style-name="ce164" office:value-type="string" calcext:value-type="string">
            <text:p>ping</text:p>
          </table:table-cell>
          <table:table-cell table:style-name="ce164" office:value-type="string" calcext:value-type="string">
            <text:p>ship-</text:p>
          </table:table-cell>
          <table:table-cell table:style-name="ce164" office:value-type="string" calcext:value-type="string">
            <text:p>way</text:p>
          </table:table-cell>
          <table:table-cell table:style-name="ce154"/>
          <table:table-cell table:number-columns-repeated="1006"/>
        </table:table-row>
        <table:table-row table:style-name="ro13">
          <table:table-cell table:style-name="ce138" table:number-columns-repeated="3"/>
          <table:table-cell table:style-name="ce154" table:number-columns-repeated="2"/>
          <table:table-cell table:style-name="ce164"/>
          <table:table-cell table:style-name="ce164" office:value-type="string" calcext:value-type="string">
            <text:p>ping</text:p>
          </table:table-cell>
          <table:table-cell table:style-name="ce164"/>
          <table:table-cell table:style-name="ce154"/>
          <table:table-cell table:style-name="ce170"/>
          <table:table-cell table:style-name="ce157" table:number-columns-repeated="2"/>
          <table:table-cell table:style-name="ce154" table:number-columns-repeated="2"/>
          <table:table-cell table:style-name="ce164" table:number-columns-repeated="3"/>
          <table:table-cell table:style-name="ce154"/>
          <table:table-cell table:number-columns-repeated="1006"/>
        </table:table-row>
        <table:table-row table:style-name="ro13">
          <table:table-cell table:style-name="ce138" table:number-columns-repeated="3"/>
          <table:table-cell table:number-columns-repeated="2" table:style-name="ce155" office:value-type="string" calcext:value-type="string">
            <text:p>lifted in</text:p>
          </table:table-cell>
          <table:table-cell table:style-name="ce155" office:value-type="string" calcext:value-type="string">
            <text:p>see</text:p>
          </table:table-cell>
          <table:table-cell table:number-columns-repeated="2" table:style-name="ce155" office:value-type="string" calcext:value-type="string">
            <text:p>lifted in</text:p>
          </table:table-cell>
          <table:table-cell table:style-name="ce155" office:value-type="string" calcext:value-type="string">
            <text:p>see</text:p>
          </table:table-cell>
          <table:table-cell table:style-name="ce171"/>
          <table:table-cell table:style-name="ce157" table:number-columns-repeated="2"/>
          <table:table-cell table:number-columns-repeated="2" table:style-name="ce155" office:value-type="string" calcext:value-type="string">
            <text:p>lifted in</text:p>
          </table:table-cell>
          <table:table-cell table:style-name="ce155" office:value-type="string" calcext:value-type="string">
            <text:p>see</text:p>
          </table:table-cell>
          <table:table-cell table:number-columns-repeated="2" table:style-name="ce155" office:value-type="string" calcext:value-type="string">
            <text:p>lifted in</text:p>
          </table:table-cell>
          <table:table-cell table:style-name="ce155" office:value-type="string" calcext:value-type="string">
            <text:p>see</text:p>
          </table:table-cell>
          <table:table-cell table:number-columns-repeated="1006"/>
        </table:table-row>
        <table:table-row table:style-name="ro13">
          <table:table-cell table:style-name="ce139" table:number-columns-repeated="3"/>
          <table:table-cell table:number-columns-repeated="2" table:style-name="ce156" office:value-type="string" calcext:value-type="string">
            <text:p>Scotland</text:p>
          </table:table-cell>
          <table:table-cell table:style-name="ce156" office:value-type="string" calcext:value-type="string">
            <text:p>notes</text:p>
          </table:table-cell>
          <table:table-cell table:number-columns-repeated="2" table:style-name="ce156" office:value-type="string" calcext:value-type="string">
            <text:p>Scotland</text:p>
          </table:table-cell>
          <table:table-cell table:style-name="ce156" office:value-type="string" calcext:value-type="string">
            <text:p>notes</text:p>
          </table:table-cell>
          <table:table-cell table:style-name="ce172"/>
          <table:table-cell table:style-name="ce179" table:number-columns-repeated="2"/>
          <table:table-cell table:number-columns-repeated="2" table:style-name="ce156" office:value-type="string" calcext:value-type="string">
            <text:p>Scotland</text:p>
          </table:table-cell>
          <table:table-cell table:style-name="ce156" office:value-type="string" calcext:value-type="string">
            <text:p>notes</text:p>
          </table:table-cell>
          <table:table-cell table:number-columns-repeated="2" table:style-name="ce156" office:value-type="string" calcext:value-type="string">
            <text:p>Scotland</text:p>
          </table:table-cell>
          <table:table-cell table:style-name="ce156" office:value-type="string" calcext:value-type="string">
            <text:p>notes</text:p>
          </table:table-cell>
          <table:table-cell table:number-columns-repeated="1006"/>
        </table:table-row>
        <table:table-row table:style-name="ro13">
          <table:table-cell table:style-name="ce138" table:number-columns-repeated="3"/>
          <table:table-cell table:style-name="ce157" table:number-columns-repeated="6"/>
          <table:table-cell table:style-name="ce173"/>
          <table:table-cell table:style-name="ce157" table:number-columns-repeated="8"/>
          <table:table-cell table:number-columns-repeated="1006"/>
        </table:table-row>
        <table:table-row table:style-name="ro13">
          <table:table-cell table:number-columns-repeated="3"/>
          <table:table-cell table:style-name="ce40" table:number-columns-repeated="5"/>
          <table:table-cell/>
          <table:table-cell table:style-name="ce174" office:value-type="string" calcext:value-type="string">
            <text:p>millions of tonnes lifted</text:p>
          </table:table-cell>
          <table:table-cell table:style-name="ce40" table:number-columns-repeated="6"/>
          <table:table-cell table:style-name="ce197"/>
          <table:table-cell table:style-name="ce197" office:value-type="string" calcext:value-type="string">
            <text:p>Index, 1985 = 100</text:p>
          </table:table-cell>
          <table:table-cell table:number-columns-repeated="1006"/>
        </table:table-row>
        <table:table-row table:style-name="ro13">
          <table:table-cell table:style-name="ce66" office:value-type="float" office:value="1960" calcext:value-type="float">
            <text:p>1960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9.8" calcext:value-type="float">
            <text:p>29.8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40" office:value-type="string" calcext:value-type="string">
            <text:p>..</text:p>
          </table:table-cell>
          <table:table-cell table:style-name="ce191" table:formula="of:=([.E13]/[.E$38])*100" office:value-type="float" office:value="248.333333333333" calcext:value-type="float">
            <text:p>248</text:p>
          </table:table-cell>
          <table:table-cell table:style-name="ce40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number-columns-repeated="2" table:style-name="ce40" office:value-type="string" calcext:value-type="string">
            <text:p>..</text:p>
          </table:table-cell>
          <table:table-cell table:number-columns-repeated="1006"/>
        </table:table-row>
        <table:table-row table:style-name="ro13">
          <table:table-cell table:style-name="ce66" office:value-type="float" office:value="1961" calcext:value-type="float">
            <text:p>1961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8.1" calcext:value-type="float">
            <text:p>28.1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14]/[.E$38])*100" office:value-type="float" office:value="234.166666666667" calcext:value-type="float">
            <text:p>234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1006"/>
        </table:table-row>
        <table:table-row table:style-name="ro13">
          <table:table-cell table:style-name="ce66" office:value-type="float" office:value="1962" calcext:value-type="float">
            <text:p>1962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4.7" calcext:value-type="float">
            <text:p>24.7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15]/[.E$38])*100" office:value-type="float" office:value="205.833333333333" calcext:value-type="float">
            <text:p>206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1006"/>
        </table:table-row>
        <table:table-row table:style-name="ro13">
          <table:table-cell table:style-name="ce66" office:value-type="float" office:value="1963" calcext:value-type="float">
            <text:p>1963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4.6" calcext:value-type="float">
            <text:p>24.6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16]/[.E$38])*100" office:value-type="float" office:value="205" calcext:value-type="float">
            <text:p>205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1006"/>
        </table:table-row>
        <table:table-row table:style-name="ro13">
          <table:table-cell table:style-name="ce66" office:value-type="float" office:value="1964" calcext:value-type="float">
            <text:p>1964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5.4" calcext:value-type="float">
            <text:p>25.4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17]/[.E$38])*100" office:value-type="float" office:value="211.666666666667" calcext:value-type="float">
            <text:p>212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1006"/>
        </table:table-row>
        <table:table-row table:style-name="ro13">
          <table:table-cell table:style-name="ce66" office:value-type="float" office:value="1965" calcext:value-type="float">
            <text:p>1965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4.3" calcext:value-type="float">
            <text:p>24.3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18]/[.E$38])*100" office:value-type="float" office:value="202.5" calcext:value-type="float">
            <text:p>203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1006"/>
        </table:table-row>
        <table:table-row table:style-name="ro13">
          <table:table-cell table:style-name="ce66" office:value-type="float" office:value="1966" calcext:value-type="float">
            <text:p>1966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1.4" calcext:value-type="float">
            <text:p>21.4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19]/[.E$38])*100" office:value-type="float" office:value="178.333333333333" calcext:value-type="float">
            <text:p>178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1006"/>
        </table:table-row>
        <table:table-row table:style-name="ro13">
          <table:table-cell table:style-name="ce66" office:value-type="float" office:value="1967" calcext:value-type="float">
            <text:p>1967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0" calcext:value-type="float">
            <text:p>20.0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20]/[.E$38])*100" office:value-type="float" office:value="166.666666666667" calcext:value-type="float">
            <text:p>167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1006"/>
        </table:table-row>
        <table:table-row table:style-name="ro13">
          <table:table-cell table:style-name="ce66" office:value-type="float" office:value="1968" calcext:value-type="float">
            <text:p>1968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0.9" calcext:value-type="float">
            <text:p>20.9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21]/[.E$38])*100" office:value-type="float" office:value="174.166666666667" calcext:value-type="float">
            <text:p>174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1006"/>
        </table:table-row>
        <table:table-row table:style-name="ro13">
          <table:table-cell table:style-name="ce66" office:value-type="float" office:value="1969" calcext:value-type="float">
            <text:p>1969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1.1" calcext:value-type="float">
            <text:p>21.1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22]/[.E$38])*100" office:value-type="float" office:value="175.833333333333" calcext:value-type="float">
            <text:p>176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1006"/>
        </table:table-row>
        <table:table-row table:style-name="ro13">
          <table:table-cell table:style-name="ce66" office:value-type="float" office:value="1970" calcext:value-type="float">
            <text:p>1970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0.8" calcext:value-type="float">
            <text:p>20.8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23]/[.E$38])*100" office:value-type="float" office:value="173.333333333333" calcext:value-type="float">
            <text:p>173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1006"/>
        </table:table-row>
        <table:table-row table:style-name="ro13">
          <table:table-cell table:style-name="ce66" office:value-type="float" office:value="1971" calcext:value-type="float">
            <text:p>1971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0" calcext:value-type="float">
            <text:p>20.0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24]/[.E$38])*100" office:value-type="float" office:value="166.666666666667" calcext:value-type="float">
            <text:p>167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1006"/>
        </table:table-row>
        <table:table-row table:style-name="ro13">
          <table:table-cell table:style-name="ce66" office:value-type="float" office:value="1972" calcext:value-type="float">
            <text:p>1972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18.1" calcext:value-type="float">
            <text:p>18.1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25]/[.E$38])*100" office:value-type="float" office:value="150.833333333333" calcext:value-type="float">
            <text:p>151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1006"/>
        </table:table-row>
        <table:table-row table:style-name="ro13">
          <table:table-cell table:style-name="ce66" office:value-type="float" office:value="1973" calcext:value-type="float">
            <text:p>1973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19.3" calcext:value-type="float">
            <text:p>19.3</text:p>
          </table:table-cell>
          <table:table-cell table:style-name="ce158" office:value-type="float" office:value="5.7" calcext:value-type="float">
            <text:p>5.7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59" office:value-type="float" office:value="8" calcext:value-type="float">
            <text:p>8.0</text:p>
          </table:table-cell>
          <table:table-cell table:style-name="ce176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26]/[.E$38])*100" office:value-type="float" office:value="160.833333333333" calcext:value-type="float">
            <text:p>161</text:p>
          </table:table-cell>
          <table:table-cell table:style-name="ce188" table:formula="of:=[.F26]/[.F$38]*100" office:value-type="float" office:value="16.6180758017493" calcext:value-type="float">
            <text:p>17</text:p>
          </table:table-cell>
          <table:table-cell table:style-name="ce195" office:value-type="string" calcext:value-type="string">
            <text:p>..</text:p>
          </table:table-cell>
          <table:table-cell table:style-name="ce186" office:value-type="string" calcext:value-type="string">
            <text:p>..</text:p>
          </table:table-cell>
          <table:table-cell table:style-name="ce188" table:formula="of:=[.I26]/[.I$38]*100" office:value-type="float" office:value="26.8456375838926" calcext:value-type="float">
            <text:p>27</text:p>
          </table:table-cell>
          <table:table-cell table:number-columns-repeated="1006"/>
        </table:table-row>
        <table:table-row table:style-name="ro13">
          <table:table-cell table:style-name="ce66" office:value-type="float" office:value="1974" calcext:value-type="float">
            <text:p>1974 </text:p>
          </table:table-cell>
          <table:table-cell table:style-name="ce147" table:number-columns-repeated="2"/>
          <table:table-cell table:style-name="ce158" office:value-type="float" office:value="160.7" calcext:value-type="float">
            <text:p>160.7</text:p>
          </table:table-cell>
          <table:table-cell table:style-name="ce158" office:value-type="float" office:value="17.9" calcext:value-type="float">
            <text:p>17.9</text:p>
          </table:table-cell>
          <table:table-cell table:style-name="ce158" office:value-type="float" office:value="5.7" calcext:value-type="float">
            <text:p>5.7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59" office:value-type="float" office:value="7.5" calcext:value-type="float">
            <text:p>7.5</text:p>
          </table:table-cell>
          <table:table-cell table:style-name="ce176"/>
          <table:table-cell table:style-name="ce40" table:number-columns-repeated="2"/>
          <table:table-cell table:style-name="ce187" table:formula="of:=[.D27]/[.D$38]*100" office:value-type="float" office:value="123.141762452107" calcext:value-type="float">
            <text:p>123</text:p>
          </table:table-cell>
          <table:table-cell table:style-name="ce187" table:formula="of:=([.E27]/[.E$38])*100" office:value-type="float" office:value="149.166666666667" calcext:value-type="float">
            <text:p>149</text:p>
          </table:table-cell>
          <table:table-cell table:style-name="ce188" table:formula="of:=[.F27]/[.F$38]*100" office:value-type="float" office:value="16.6180758017493" calcext:value-type="float">
            <text:p>17</text:p>
          </table:table-cell>
          <table:table-cell table:style-name="ce195" office:value-type="string" calcext:value-type="string">
            <text:p>..</text:p>
          </table:table-cell>
          <table:table-cell table:style-name="ce186" office:value-type="string" calcext:value-type="string">
            <text:p>..</text:p>
          </table:table-cell>
          <table:table-cell table:style-name="ce188" table:formula="of:=[.I27]/[.I$38]*100" office:value-type="float" office:value="25.1677852348993" calcext:value-type="float">
            <text:p>25</text:p>
          </table:table-cell>
          <table:table-cell table:number-columns-repeated="1006"/>
        </table:table-row>
        <table:table-row table:style-name="ro13">
          <table:table-cell table:style-name="ce66" office:value-type="float" office:value="1975" calcext:value-type="float">
            <text:p>1975 </text:p>
          </table:table-cell>
          <table:table-cell table:style-name="ce147" table:number-columns-repeated="2"/>
          <table:table-cell table:style-name="ce158" office:value-type="float" office:value="164.6" calcext:value-type="float">
            <text:p>164.6</text:p>
          </table:table-cell>
          <table:table-cell table:style-name="ce158" office:value-type="float" office:value="16.1" calcext:value-type="float">
            <text:p>16.1</text:p>
          </table:table-cell>
          <table:table-cell table:style-name="ce158" office:value-type="float" office:value="4.9" calcext:value-type="float">
            <text:p>4.9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string" calcext:value-type="string">
            <text:p>..</text:p>
          </table:table-cell>
          <table:table-cell table:style-name="ce159" office:value-type="float" office:value="6.3" calcext:value-type="float">
            <text:p>6.3</text:p>
          </table:table-cell>
          <table:table-cell table:style-name="ce176"/>
          <table:table-cell table:style-name="ce180" table:number-columns-repeated="2"/>
          <table:table-cell table:style-name="ce187" table:formula="of:=[.D28]/[.D$38]*100" office:value-type="float" office:value="126.130268199234" calcext:value-type="float">
            <text:p>126</text:p>
          </table:table-cell>
          <table:table-cell table:style-name="ce188" table:formula="of:=[.E28]/[.E$38]*100" office:value-type="float" office:value="134.166666666667" calcext:value-type="float">
            <text:p>134</text:p>
          </table:table-cell>
          <table:table-cell table:style-name="ce188" table:formula="of:=[.F28]/[.F$38]*100" office:value-type="float" office:value="14.2857142857143" calcext:value-type="float">
            <text:p>14</text:p>
          </table:table-cell>
          <table:table-cell table:style-name="ce195" office:value-type="string" calcext:value-type="string">
            <text:p>..</text:p>
          </table:table-cell>
          <table:table-cell table:style-name="ce187" office:value-type="string" calcext:value-type="string">
            <text:p>..</text:p>
          </table:table-cell>
          <table:table-cell table:style-name="ce188" table:formula="of:=[.I28]/[.I$38]*100" office:value-type="float" office:value="21.1409395973154" calcext:value-type="float">
            <text:p>21</text:p>
          </table:table-cell>
          <table:table-cell table:number-columns-repeated="1006"/>
        </table:table-row>
        <table:table-row table:style-name="ro13">
          <table:table-cell table:style-name="ce66" office:value-type="float" office:value="1976" calcext:value-type="float">
            <text:p>1976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72" calcext:value-type="float">
            <text:p>172.0</text:p>
          </table:table-cell>
          <table:table-cell table:style-name="ce158" office:value-type="float" office:value="16.2" calcext:value-type="float">
            <text:p>16.2</text:p>
          </table:table-cell>
          <table:table-cell table:style-name="ce158" office:value-type="float" office:value="7" calcext:value-type="float">
            <text:p>7.0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string" calcext:value-type="string">
            <text:p>..</text:p>
          </table:table-cell>
          <table:table-cell table:style-name="ce159" office:value-type="float" office:value="11.9" calcext:value-type="float">
            <text:p>11.9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29]/[.D$38]*100" office:value-type="float" office:value="131.800766283525" calcext:value-type="float">
            <text:p>132</text:p>
          </table:table-cell>
          <table:table-cell table:style-name="ce188" table:formula="of:=[.E29]/[.E$38]*100" office:value-type="float" office:value="135" calcext:value-type="float">
            <text:p>135</text:p>
          </table:table-cell>
          <table:table-cell table:style-name="ce188" table:formula="of:=[.F29]/[.F$38]*100" office:value-type="float" office:value="20.4081632653061" calcext:value-type="float">
            <text:p>20</text:p>
          </table:table-cell>
          <table:table-cell table:style-name="ce195" office:value-type="string" calcext:value-type="string">
            <text:p>..</text:p>
          </table:table-cell>
          <table:table-cell table:style-name="ce187" office:value-type="string" calcext:value-type="string">
            <text:p>..</text:p>
          </table:table-cell>
          <table:table-cell table:style-name="ce188" table:formula="of:=[.I29]/[.I$38]*100" office:value-type="float" office:value="39.9328859060403" calcext:value-type="float">
            <text:p>40</text:p>
          </table:table-cell>
          <table:table-cell table:number-columns-repeated="1006"/>
        </table:table-row>
        <table:table-row table:style-name="ro13">
          <table:table-cell table:style-name="ce66" office:value-type="float" office:value="1977" calcext:value-type="float">
            <text:p>1977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44.7" calcext:value-type="float">
            <text:p>144.7</text:p>
          </table:table-cell>
          <table:table-cell table:style-name="ce158" office:value-type="float" office:value="14" calcext:value-type="float">
            <text:p>14.0</text:p>
          </table:table-cell>
          <table:table-cell table:style-name="ce158" office:value-type="float" office:value="13.6" calcext:value-type="float">
            <text:p>13.6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string" calcext:value-type="string">
            <text:p>..</text:p>
          </table:table-cell>
          <table:table-cell table:style-name="ce159" office:value-type="float" office:value="23.2" calcext:value-type="float">
            <text:p>23.2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30]/[.D$38]*100" office:value-type="float" office:value="110.88122605364" calcext:value-type="float">
            <text:p>111</text:p>
          </table:table-cell>
          <table:table-cell table:style-name="ce188" table:formula="of:=[.E30]/[.E$38]*100" office:value-type="float" office:value="116.666666666667" calcext:value-type="float">
            <text:p>117</text:p>
          </table:table-cell>
          <table:table-cell table:style-name="ce188" table:formula="of:=[.F30]/[.F$38]*100" office:value-type="float" office:value="39.6501457725948" calcext:value-type="float">
            <text:p>40</text:p>
          </table:table-cell>
          <table:table-cell table:style-name="ce195" office:value-type="string" calcext:value-type="string">
            <text:p>..</text:p>
          </table:table-cell>
          <table:table-cell table:style-name="ce187" office:value-type="string" calcext:value-type="string">
            <text:p>..</text:p>
          </table:table-cell>
          <table:table-cell table:style-name="ce188" table:formula="of:=[.I30]/[.I$38]*100" office:value-type="float" office:value="77.8523489932886" calcext:value-type="float">
            <text:p>78</text:p>
          </table:table-cell>
          <table:table-cell table:number-columns-repeated="1006"/>
        </table:table-row>
        <table:table-row table:style-name="ro13">
          <table:table-cell table:style-name="ce66" office:value-type="float" office:value="1978" calcext:value-type="float">
            <text:p>1978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49.5" calcext:value-type="float">
            <text:p>149.5</text:p>
          </table:table-cell>
          <table:table-cell table:style-name="ce158" office:value-type="float" office:value="13.8" calcext:value-type="float">
            <text:p>13.8</text:p>
          </table:table-cell>
          <table:table-cell table:style-name="ce158" office:value-type="float" office:value="18.6" calcext:value-type="float">
            <text:p>18.6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string" calcext:value-type="string">
            <text:p>..</text:p>
          </table:table-cell>
          <table:table-cell table:style-name="ce159" office:value-type="float" office:value="26.4" calcext:value-type="float">
            <text:p>26.4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31]/[.D$38]*100" office:value-type="float" office:value="114.55938697318" calcext:value-type="float">
            <text:p>115</text:p>
          </table:table-cell>
          <table:table-cell table:style-name="ce188" table:formula="of:=[.E31]/[.E$38]*100" office:value-type="float" office:value="115" calcext:value-type="float">
            <text:p>115</text:p>
          </table:table-cell>
          <table:table-cell table:style-name="ce188" table:formula="of:=[.F31]/[.F$38]*100" office:value-type="float" office:value="54.2274052478134" calcext:value-type="float">
            <text:p>54</text:p>
          </table:table-cell>
          <table:table-cell table:style-name="ce195" office:value-type="string" calcext:value-type="string">
            <text:p>..</text:p>
          </table:table-cell>
          <table:table-cell table:style-name="ce187" office:value-type="string" calcext:value-type="string">
            <text:p>..</text:p>
          </table:table-cell>
          <table:table-cell table:style-name="ce188" table:formula="of:=[.I31]/[.I$38]*100" office:value-type="float" office:value="88.5906040268456" calcext:value-type="float">
            <text:p>89</text:p>
          </table:table-cell>
          <table:table-cell table:number-columns-repeated="1006"/>
        </table:table-row>
        <table:table-row table:style-name="ro13">
          <table:table-cell table:style-name="ce66" office:value-type="float" office:value="1979" calcext:value-type="float">
            <text:p>1979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56.9" calcext:value-type="float">
            <text:p>156.9</text:p>
          </table:table-cell>
          <table:table-cell table:style-name="ce158" office:value-type="float" office:value="12" calcext:value-type="float">
            <text:p>12.0</text:p>
          </table:table-cell>
          <table:table-cell table:style-name="ce158" office:value-type="float" office:value="23.8" calcext:value-type="float">
            <text:p>23.8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string" calcext:value-type="string">
            <text:p>..</text:p>
          </table:table-cell>
          <table:table-cell table:style-name="ce159" office:value-type="float" office:value="27.9" calcext:value-type="float">
            <text:p>27.9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32]/[.D$38]*100" office:value-type="float" office:value="120.229885057471" calcext:value-type="float">
            <text:p>120</text:p>
          </table:table-cell>
          <table:table-cell table:style-name="ce188" table:formula="of:=[.E32]/[.E$38]*100" office:value-type="float" office:value="100" calcext:value-type="float">
            <text:p>100</text:p>
          </table:table-cell>
          <table:table-cell table:style-name="ce188" table:formula="of:=[.F32]/[.F$38]*100" office:value-type="float" office:value="69.3877551020408" calcext:value-type="float">
            <text:p>69</text:p>
          </table:table-cell>
          <table:table-cell table:style-name="ce195" office:value-type="string" calcext:value-type="string">
            <text:p>..</text:p>
          </table:table-cell>
          <table:table-cell table:style-name="ce187" office:value-type="string" calcext:value-type="string">
            <text:p>..</text:p>
          </table:table-cell>
          <table:table-cell table:style-name="ce188" table:formula="of:=[.I32]/[.I$38]*100" office:value-type="float" office:value="93.6241610738255" calcext:value-type="float">
            <text:p>94</text:p>
          </table:table-cell>
          <table:table-cell table:number-columns-repeated="1006"/>
        </table:table-row>
        <table:table-row table:style-name="ro13">
          <table:table-cell table:style-name="ce66" office:value-type="float" office:value="1980" calcext:value-type="float">
            <text:p>1980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34.7" calcext:value-type="float">
            <text:p>134.7</text:p>
          </table:table-cell>
          <table:table-cell table:style-name="ce158" office:value-type="float" office:value="11.7" calcext:value-type="float">
            <text:p>11.7</text:p>
          </table:table-cell>
          <table:table-cell table:style-name="ce158" office:value-type="float" office:value="33.5" calcext:value-type="float">
            <text:p>33.5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float" office:value="8.12" calcext:value-type="float">
            <text:p>8.1</text:p>
          </table:table-cell>
          <table:table-cell table:style-name="ce159" office:value-type="float" office:value="26.7" calcext:value-type="float">
            <text:p>26.7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33]/[.D$38]*100" office:value-type="float" office:value="103.218390804598" calcext:value-type="float">
            <text:p>103</text:p>
          </table:table-cell>
          <table:table-cell table:style-name="ce188" table:formula="of:=[.E33]/[.E$38]*100" office:value-type="float" office:value="97.5" calcext:value-type="float">
            <text:p>98</text:p>
          </table:table-cell>
          <table:table-cell table:style-name="ce188" table:formula="of:=[.F33]/[.F$38]*100" office:value-type="float" office:value="97.667638483965" calcext:value-type="float">
            <text:p>98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33]/[.H$38]*100" office:value-type="float" office:value="76.2441314553991" calcext:value-type="float">
            <text:p>76</text:p>
          </table:table-cell>
          <table:table-cell table:style-name="ce188" table:formula="of:=[.I33]/[.I$38]*100" office:value-type="float" office:value="89.5973154362416" calcext:value-type="float">
            <text:p>90</text:p>
          </table:table-cell>
          <table:table-cell table:number-columns-repeated="1006"/>
        </table:table-row>
        <table:table-row table:style-name="ro13">
          <table:table-cell table:style-name="ce66" office:value-type="float" office:value="1981" calcext:value-type="float">
            <text:p>1981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44.1" calcext:value-type="float">
            <text:p>144.1</text:p>
          </table:table-cell>
          <table:table-cell table:style-name="ce158" office:value-type="float" office:value="12.2" calcext:value-type="float">
            <text:p>12.2</text:p>
          </table:table-cell>
          <table:table-cell table:style-name="ce160" office:value-type="float" office:value="33.2" calcext:value-type="float">
            <text:p>33.2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float" office:value="7.31" calcext:value-type="float">
            <text:p>7.3</text:p>
          </table:table-cell>
          <table:table-cell table:style-name="ce159" office:value-type="float" office:value="24.1" calcext:value-type="float">
            <text:p>24.1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34]/[.D$38]*100" office:value-type="float" office:value="110.421455938697" calcext:value-type="float">
            <text:p>110</text:p>
          </table:table-cell>
          <table:table-cell table:style-name="ce188" table:formula="of:=[.E34]/[.E$38]*100" office:value-type="float" office:value="101.666666666667" calcext:value-type="float">
            <text:p>102</text:p>
          </table:table-cell>
          <table:table-cell table:style-name="ce189" table:formula="of:=[.F34]/[.F$38]*100" office:value-type="float" office:value="96.7930029154519" calcext:value-type="float">
            <text:p>97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34]/[.H$38]*100" office:value-type="float" office:value="68.6384976525822" calcext:value-type="float">
            <text:p>69</text:p>
          </table:table-cell>
          <table:table-cell table:style-name="ce188" table:formula="of:=[.I34]/[.I$38]*100" office:value-type="float" office:value="80.8724832214765" calcext:value-type="float">
            <text:p>81</text:p>
          </table:table-cell>
          <table:table-cell table:number-columns-repeated="1006"/>
        </table:table-row>
        <table:table-row table:style-name="ro13">
          <table:table-cell table:style-name="ce66" office:value-type="float" office:value="1982" calcext:value-type="float">
            <text:p>1982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35.4" calcext:value-type="float">
            <text:p>135.4</text:p>
          </table:table-cell>
          <table:table-cell table:style-name="ce158" office:value-type="float" office:value="10.4" calcext:value-type="float">
            <text:p>10.4</text:p>
          </table:table-cell>
          <table:table-cell table:style-name="ce158" office:value-type="float" office:value="34.5" calcext:value-type="float">
            <text:p>34.5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float" office:value="10.4" calcext:value-type="float">
            <text:p>10.4</text:p>
          </table:table-cell>
          <table:table-cell table:style-name="ce159" office:value-type="float" office:value="22.4" calcext:value-type="float">
            <text:p>22.4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35]/[.D$38]*100" office:value-type="float" office:value="103.754789272031" calcext:value-type="float">
            <text:p>104</text:p>
          </table:table-cell>
          <table:table-cell table:style-name="ce188" table:formula="of:=[.E35]/[.E$38]*100" office:value-type="float" office:value="86.6666666666667" calcext:value-type="float">
            <text:p>87</text:p>
          </table:table-cell>
          <table:table-cell table:style-name="ce188" table:formula="of:=[.F35]/[.F$38]*100" office:value-type="float" office:value="100.583090379009" calcext:value-type="float">
            <text:p>101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35]/[.H$38]*100" office:value-type="float" office:value="97.6525821596244" calcext:value-type="float">
            <text:p>98</text:p>
          </table:table-cell>
          <table:table-cell table:style-name="ce188" table:formula="of:=[.I35]/[.I$38]*100" office:value-type="float" office:value="75.1677852348993" calcext:value-type="float">
            <text:p>75</text:p>
          </table:table-cell>
          <table:table-cell table:number-columns-repeated="1006"/>
        </table:table-row>
        <table:table-row table:style-name="ro13">
          <table:table-cell table:style-name="ce66" office:value-type="float" office:value="1983" calcext:value-type="float">
            <text:p>1983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29.1" calcext:value-type="float">
            <text:p>129.1</text:p>
          </table:table-cell>
          <table:table-cell table:style-name="ce158" office:value-type="float" office:value="10.3" calcext:value-type="float">
            <text:p>10.3</text:p>
          </table:table-cell>
          <table:table-cell table:style-name="ce158" office:value-type="float" office:value="37.3" calcext:value-type="float">
            <text:p>37.3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float" office:value="12.1" calcext:value-type="float">
            <text:p>12.1</text:p>
          </table:table-cell>
          <table:table-cell table:style-name="ce159" office:value-type="float" office:value="26.5" calcext:value-type="float">
            <text:p>26.5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36]/[.D$38]*100" office:value-type="float" office:value="98.9272030651341" calcext:value-type="float">
            <text:p>99</text:p>
          </table:table-cell>
          <table:table-cell table:style-name="ce188" table:formula="of:=[.E36]/[.E$38]*100" office:value-type="float" office:value="85.8333333333333" calcext:value-type="float">
            <text:p>86</text:p>
          </table:table-cell>
          <table:table-cell table:style-name="ce188" table:formula="of:=[.F36]/[.F$38]*100" office:value-type="float" office:value="108.746355685131" calcext:value-type="float">
            <text:p>109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36]/[.H$38]*100" office:value-type="float" office:value="113.615023474178" calcext:value-type="float">
            <text:p>114</text:p>
          </table:table-cell>
          <table:table-cell table:style-name="ce188" table:formula="of:=[.I36]/[.I$38]*100" office:value-type="float" office:value="88.9261744966443" calcext:value-type="float">
            <text:p>89</text:p>
          </table:table-cell>
          <table:table-cell table:number-columns-repeated="1006"/>
        </table:table-row>
        <table:table-row table:style-name="ro13">
          <table:table-cell table:style-name="ce66" office:value-type="float" office:value="1984" calcext:value-type="float">
            <text:p>1984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28.3" calcext:value-type="float">
            <text:p>128.3</text:p>
          </table:table-cell>
          <table:table-cell table:style-name="ce158" office:value-type="float" office:value="6.4" calcext:value-type="float">
            <text:p>6.4</text:p>
          </table:table-cell>
          <table:table-cell table:style-name="ce158" office:value-type="float" office:value="35.6" calcext:value-type="float">
            <text:p>35.6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float" office:value="10.02" calcext:value-type="float">
            <text:p>10.0</text:p>
          </table:table-cell>
          <table:table-cell table:style-name="ce159" office:value-type="float" office:value="26.9" calcext:value-type="float">
            <text:p>26.9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37]/[.D$38]*100" office:value-type="float" office:value="98.3141762452107" calcext:value-type="float">
            <text:p>98</text:p>
          </table:table-cell>
          <table:table-cell table:style-name="ce188" table:formula="of:=[.E37]/[.E$38]*100" office:value-type="float" office:value="53.3333333333333" calcext:value-type="float">
            <text:p>53</text:p>
          </table:table-cell>
          <table:table-cell table:style-name="ce188" table:formula="of:=[.F37]/[.F$38]*100" office:value-type="float" office:value="103.790087463557" calcext:value-type="float">
            <text:p>104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37]/[.H$38]*100" office:value-type="float" office:value="94.0845070422535" calcext:value-type="float">
            <text:p>94</text:p>
          </table:table-cell>
          <table:table-cell table:style-name="ce188" table:formula="of:=[.I37]/[.I$38]*100" office:value-type="float" office:value="90.2684563758389" calcext:value-type="float">
            <text:p>90</text:p>
          </table:table-cell>
          <table:table-cell table:number-columns-repeated="1006"/>
        </table:table-row>
        <table:table-row table:style-name="ro13">
          <table:table-cell table:style-name="ce66" office:value-type="float" office:value="1985" calcext:value-type="float">
            <text:p>1985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30.5" calcext:value-type="float">
            <text:p>130.5</text:p>
          </table:table-cell>
          <table:table-cell table:style-name="ce158" office:value-type="float" office:value="12" calcext:value-type="float">
            <text:p>12.0</text:p>
          </table:table-cell>
          <table:table-cell table:style-name="ce158" office:value-type="float" office:value="34.3" calcext:value-type="float">
            <text:p>34.3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float" office:value="10.65" calcext:value-type="float">
            <text:p>10.7</text:p>
          </table:table-cell>
          <table:table-cell table:style-name="ce159" office:value-type="float" office:value="29.8" calcext:value-type="float">
            <text:p>29.8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38]/[.D$38]*100" office:value-type="float" office:value="100" calcext:value-type="float">
            <text:p>100</text:p>
          </table:table-cell>
          <table:table-cell table:style-name="ce188" table:formula="of:=[.E38]/[.E$38]*100" office:value-type="float" office:value="100" calcext:value-type="float">
            <text:p>100</text:p>
          </table:table-cell>
          <table:table-cell table:style-name="ce188" table:formula="of:=[.F38]/[.F$38]*100" office:value-type="float" office:value="100" calcext:value-type="float">
            <text:p>100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38]/[.H$38]*100" office:value-type="float" office:value="100" calcext:value-type="float">
            <text:p>100</text:p>
          </table:table-cell>
          <table:table-cell table:style-name="ce188" table:formula="of:=[.I38]/[.I$38]*100" office:value-type="float" office:value="100" calcext:value-type="float">
            <text:p>100</text:p>
          </table:table-cell>
          <table:table-cell table:number-columns-repeated="1006"/>
        </table:table-row>
        <table:table-row table:style-name="ro13">
          <table:table-cell table:style-name="ce66" office:value-type="float" office:value="1986" calcext:value-type="float">
            <text:p>1986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28" calcext:value-type="float">
            <text:p>128.0</text:p>
          </table:table-cell>
          <table:table-cell table:style-name="ce158" office:value-type="float" office:value="9.7" calcext:value-type="float">
            <text:p>9.7</text:p>
          </table:table-cell>
          <table:table-cell table:style-name="ce158" office:value-type="float" office:value="32.3" calcext:value-type="float">
            <text:p>32.3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float" office:value="11.02" calcext:value-type="float">
            <text:p>11.0</text:p>
          </table:table-cell>
          <table:table-cell table:style-name="ce159" office:value-type="float" office:value="28.2" calcext:value-type="float">
            <text:p>28.2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39]/[.D$38]*100" office:value-type="float" office:value="98.0842911877395" calcext:value-type="float">
            <text:p>98</text:p>
          </table:table-cell>
          <table:table-cell table:style-name="ce188" table:formula="of:=[.E39]/[.E$38]*100" office:value-type="float" office:value="80.8333333333333" calcext:value-type="float">
            <text:p>81</text:p>
          </table:table-cell>
          <table:table-cell table:style-name="ce188" table:formula="of:=[.F39]/[.F$38]*100" office:value-type="float" office:value="94.1690962099125" calcext:value-type="float">
            <text:p>94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39]/[.H$38]*100" office:value-type="float" office:value="103.474178403756" calcext:value-type="float">
            <text:p>103</text:p>
          </table:table-cell>
          <table:table-cell table:style-name="ce188" table:formula="of:=[.I39]/[.I$38]*100" office:value-type="float" office:value="94.6308724832215" calcext:value-type="float">
            <text:p>95</text:p>
          </table:table-cell>
          <table:table-cell table:number-columns-repeated="1006"/>
        </table:table-row>
        <table:table-row table:style-name="ro13">
          <table:table-cell table:style-name="ce66" office:value-type="float" office:value="1987" calcext:value-type="float">
            <text:p>1987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34.9" calcext:value-type="float">
            <text:p>134.9</text:p>
          </table:table-cell>
          <table:table-cell table:style-name="ce158" office:value-type="float" office:value="10.5" calcext:value-type="float">
            <text:p>10.5</text:p>
          </table:table-cell>
          <table:table-cell table:style-name="ce158" office:value-type="float" office:value="28.6" calcext:value-type="float">
            <text:p>28.6</text:p>
          </table:table-cell>
          <table:table-cell table:style-name="ce158" office:value-type="float" office:value="24.1" calcext:value-type="float">
            <text:p>24.1</text:p>
          </table:table-cell>
          <table:table-cell table:style-name="ce158" office:value-type="float" office:value="10.28" calcext:value-type="float">
            <text:p>10.3</text:p>
          </table:table-cell>
          <table:table-cell table:style-name="ce159" office:value-type="float" office:value="28.5" calcext:value-type="float">
            <text:p>28.5</text:p>
          </table:table-cell>
          <table:table-cell table:style-name="ce176" table:formula="of:=SUM([.C40:.I40])" office:value-type="float" office:value="236.88" calcext:value-type="float">
            <text:p>236.9</text:p>
          </table:table-cell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40]/[.D$38]*100" office:value-type="float" office:value="103.371647509579" calcext:value-type="float">
            <text:p>103</text:p>
          </table:table-cell>
          <table:table-cell table:style-name="ce188" table:formula="of:=[.E40]/[.E$38]*100" office:value-type="float" office:value="87.5" calcext:value-type="float">
            <text:p>88</text:p>
          </table:table-cell>
          <table:table-cell table:style-name="ce188" table:formula="of:=[.F40]/[.F$38]*100" office:value-type="float" office:value="83.3819241982507" calcext:value-type="float">
            <text:p>83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40]/[.H$38]*100" office:value-type="float" office:value="96.5258215962441" calcext:value-type="float">
            <text:p>97</text:p>
          </table:table-cell>
          <table:table-cell table:style-name="ce188" table:formula="of:=[.I40]/[.I$38]*100" office:value-type="float" office:value="95.6375838926175" calcext:value-type="float">
            <text:p>96</text:p>
          </table:table-cell>
          <table:table-cell table:number-columns-repeated="1006"/>
        </table:table-row>
        <table:table-row table:style-name="ro13">
          <table:table-cell table:style-name="ce66" office:value-type="float" office:value="1988" calcext:value-type="float">
            <text:p>1988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55.7" calcext:value-type="float">
            <text:p>155.7</text:p>
          </table:table-cell>
          <table:table-cell table:style-name="ce158" office:value-type="float" office:value="9.7" calcext:value-type="float">
            <text:p>9.7</text:p>
          </table:table-cell>
          <table:table-cell table:style-name="ce158" office:value-type="float" office:value="31.9" calcext:value-type="float">
            <text:p>31.9</text:p>
          </table:table-cell>
          <table:table-cell table:style-name="ce158" office:value-type="float" office:value="28.3" calcext:value-type="float">
            <text:p>28.3</text:p>
          </table:table-cell>
          <table:table-cell table:style-name="ce158" office:value-type="float" office:value="10.22" calcext:value-type="float">
            <text:p>10.2</text:p>
          </table:table-cell>
          <table:table-cell table:style-name="ce159" office:value-type="float" office:value="25.2" calcext:value-type="float">
            <text:p>25.2</text:p>
          </table:table-cell>
          <table:table-cell table:style-name="ce176" table:formula="of:=SUM([.C41:.I41])" office:value-type="float" office:value="261.02" calcext:value-type="float">
            <text:p>261.0</text:p>
          </table:table-cell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41]/[.D$38]*100" office:value-type="float" office:value="119.310344827586" calcext:value-type="float">
            <text:p>119</text:p>
          </table:table-cell>
          <table:table-cell table:style-name="ce188" table:formula="of:=[.E41]/[.E$38]*100" office:value-type="float" office:value="80.8333333333333" calcext:value-type="float">
            <text:p>81</text:p>
          </table:table-cell>
          <table:table-cell table:style-name="ce188" table:formula="of:=[.F41]/[.F$38]*100" office:value-type="float" office:value="93.0029154518951" calcext:value-type="float">
            <text:p>93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41]/[.H$38]*100" office:value-type="float" office:value="95.962441314554" calcext:value-type="float">
            <text:p>96</text:p>
          </table:table-cell>
          <table:table-cell table:style-name="ce188" table:formula="of:=[.I41]/[.I$38]*100" office:value-type="float" office:value="84.5637583892617" calcext:value-type="float">
            <text:p>85</text:p>
          </table:table-cell>
          <table:table-cell/>
          <table:table-cell table:style-name="ce199"/>
          <table:table-cell table:number-columns-repeated="1004"/>
        </table:table-row>
        <table:table-row table:style-name="ro13">
          <table:table-cell table:style-name="ce66" office:value-type="float" office:value="1989" calcext:value-type="float">
            <text:p>1989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54.8" calcext:value-type="float">
            <text:p>154.8</text:p>
          </table:table-cell>
          <table:table-cell table:style-name="ce158" office:value-type="float" office:value="9.4" calcext:value-type="float">
            <text:p>9.4</text:p>
          </table:table-cell>
          <table:table-cell table:style-name="ce158" office:value-type="float" office:value="32.5" calcext:value-type="float">
            <text:p>32.5</text:p>
          </table:table-cell>
          <table:table-cell table:style-name="ce158" office:value-type="float" office:value="28.3" calcext:value-type="float">
            <text:p>28.3</text:p>
          </table:table-cell>
          <table:table-cell table:style-name="ce158" office:value-type="float" office:value="10.37" calcext:value-type="float">
            <text:p>10.4</text:p>
          </table:table-cell>
          <table:table-cell table:style-name="ce160" office:value-type="float" office:value="21.3" calcext:value-type="float">
            <text:p>21.3</text:p>
          </table:table-cell>
          <table:table-cell table:style-name="ce176" table:formula="of:=SUM([.C42:.I42])" office:value-type="float" office:value="256.67" calcext:value-type="float">
            <text:p>256.7</text:p>
          </table:table-cell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42]/[.D$38]*100" office:value-type="float" office:value="118.620689655172" calcext:value-type="float">
            <text:p>119</text:p>
          </table:table-cell>
          <table:table-cell table:style-name="ce188" table:formula="of:=[.E42]/[.E$38]*100" office:value-type="float" office:value="78.3333333333333" calcext:value-type="float">
            <text:p>78</text:p>
          </table:table-cell>
          <table:table-cell table:style-name="ce188" table:formula="of:=[.F42]/[.F$38]*100" office:value-type="float" office:value="94.7521865889213" calcext:value-type="float">
            <text:p>95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42]/[.H$38]*100" office:value-type="float" office:value="97.3708920187793" calcext:value-type="float">
            <text:p>97</text:p>
          </table:table-cell>
          <table:table-cell table:style-name="ce189" table:formula="of:=[.I42]/[.I$38]*100" office:value-type="float" office:value="71.4765100671141" calcext:value-type="float">
            <text:p>71</text:p>
          </table:table-cell>
          <table:table-cell table:number-columns-repeated="1006"/>
        </table:table-row>
        <table:table-row table:style-name="ro13">
          <table:table-cell table:style-name="ce66" office:value-type="float" office:value="1990" calcext:value-type="float">
            <text:p>1990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60.6" calcext:value-type="float">
            <text:p>160.6</text:p>
          </table:table-cell>
          <table:table-cell table:style-name="ce158" office:value-type="float" office:value="9.8" calcext:value-type="float">
            <text:p>9.8</text:p>
          </table:table-cell>
          <table:table-cell table:style-name="ce158" office:value-type="float" office:value="29.9" calcext:value-type="float">
            <text:p>29.9</text:p>
          </table:table-cell>
          <table:table-cell table:style-name="ce158" office:value-type="float" office:value="25.2" calcext:value-type="float">
            <text:p>25.2</text:p>
          </table:table-cell>
          <table:table-cell table:style-name="ce158" office:value-type="float" office:value="11.92" calcext:value-type="float">
            <text:p>11.9</text:p>
          </table:table-cell>
          <table:table-cell table:style-name="ce159" office:value-type="float" office:value="26.9" calcext:value-type="float">
            <text:p>26.9</text:p>
          </table:table-cell>
          <table:table-cell table:style-name="ce176" table:formula="of:=SUM([.C43:.I43])" office:value-type="float" office:value="264.32" calcext:value-type="float">
            <text:p>264.3</text:p>
          </table:table-cell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43]/[.D$38]*100" office:value-type="float" office:value="123.065134099617" calcext:value-type="float">
            <text:p>123</text:p>
          </table:table-cell>
          <table:table-cell table:style-name="ce188" table:formula="of:=[.E43]/[.E$38]*100" office:value-type="float" office:value="81.6666666666667" calcext:value-type="float">
            <text:p>82</text:p>
          </table:table-cell>
          <table:table-cell table:style-name="ce188" table:formula="of:=[.F43]/[.F$38]*100" office:value-type="float" office:value="87.1720116618076" calcext:value-type="float">
            <text:p>87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43]/[.H$38]*100" office:value-type="float" office:value="111.924882629108" calcext:value-type="float">
            <text:p>112</text:p>
          </table:table-cell>
          <table:table-cell table:style-name="ce188" table:formula="of:=[.I43]/[.I$38]*100" office:value-type="float" office:value="90.2684563758389" calcext:value-type="float">
            <text:p>90</text:p>
          </table:table-cell>
          <table:table-cell table:number-columns-repeated="1006"/>
        </table:table-row>
        <table:table-row table:style-name="ro13">
          <table:table-cell table:style-name="ce66" office:value-type="float" office:value="1991" calcext:value-type="float">
            <text:p>1991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48.8" calcext:value-type="float">
            <text:p>148.8</text:p>
          </table:table-cell>
          <table:table-cell table:style-name="ce158" office:value-type="float" office:value="9" calcext:value-type="float">
            <text:p>9.0</text:p>
          </table:table-cell>
          <table:table-cell table:style-name="ce158" office:value-type="float" office:value="31.6" calcext:value-type="float">
            <text:p>31.6</text:p>
          </table:table-cell>
          <table:table-cell table:style-name="ce158" office:value-type="float" office:value="26.7" calcext:value-type="float">
            <text:p>26.7</text:p>
          </table:table-cell>
          <table:table-cell table:style-name="ce158" office:value-type="float" office:value="11.34" calcext:value-type="float">
            <text:p>11.3</text:p>
          </table:table-cell>
          <table:table-cell table:style-name="ce159" office:value-type="float" office:value="21.4" calcext:value-type="float">
            <text:p>21.4</text:p>
          </table:table-cell>
          <table:table-cell table:style-name="ce176" table:formula="of:=SUM([.C44:.I44])" office:value-type="float" office:value="248.84" calcext:value-type="float">
            <text:p>248.8</text:p>
          </table:table-cell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44]/[.D$38]*100" office:value-type="float" office:value="114.022988505747" calcext:value-type="float">
            <text:p>114</text:p>
          </table:table-cell>
          <table:table-cell table:style-name="ce188" table:formula="of:=[.E44]/[.E$38]*100" office:value-type="float" office:value="75" calcext:value-type="float">
            <text:p>75</text:p>
          </table:table-cell>
          <table:table-cell table:style-name="ce188" table:formula="of:=[.F44]/[.F$38]*100" office:value-type="float" office:value="92.1282798833819" calcext:value-type="float">
            <text:p>92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44]/[.H$38]*100" office:value-type="float" office:value="106.478873239437" calcext:value-type="float">
            <text:p>106</text:p>
          </table:table-cell>
          <table:table-cell table:style-name="ce188" table:formula="of:=[.I44]/[.I$38]*100" office:value-type="float" office:value="71.8120805369127" calcext:value-type="float">
            <text:p>72</text:p>
          </table:table-cell>
          <table:table-cell table:number-columns-repeated="1006"/>
        </table:table-row>
        <table:table-row table:style-name="ro13">
          <table:table-cell table:style-name="ce66" office:value-type="float" office:value="1992" calcext:value-type="float">
            <text:p>1992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57.1" calcext:value-type="float">
            <text:p>157.1</text:p>
          </table:table-cell>
          <table:table-cell table:style-name="ce158" office:value-type="float" office:value="6.96" calcext:value-type="float">
            <text:p>7.0</text:p>
          </table:table-cell>
          <table:table-cell table:style-name="ce158" office:value-type="float" office:value="30.1" calcext:value-type="float">
            <text:p>30.1</text:p>
          </table:table-cell>
          <table:table-cell table:style-name="ce158" office:value-type="float" office:value="25.7" calcext:value-type="float">
            <text:p>25.7</text:p>
          </table:table-cell>
          <table:table-cell table:style-name="ce158" office:value-type="float" office:value="10.66" calcext:value-type="float">
            <text:p>10.7</text:p>
          </table:table-cell>
          <table:table-cell table:style-name="ce159" office:value-type="float" office:value="24" calcext:value-type="float">
            <text:p>24.0</text:p>
          </table:table-cell>
          <table:table-cell table:style-name="ce176" table:formula="of:=SUM([.C45:.I45])" office:value-type="float" office:value="254.52" calcext:value-type="float">
            <text:p>254.5</text:p>
          </table:table-cell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45]/[.D$38]*100" office:value-type="float" office:value="120.383141762452" calcext:value-type="float">
            <text:p>120</text:p>
          </table:table-cell>
          <table:table-cell table:style-name="ce188" table:formula="of:=[.E45]/[.E$38]*100" office:value-type="float" office:value="58" calcext:value-type="float">
            <text:p>58</text:p>
          </table:table-cell>
          <table:table-cell table:style-name="ce188" table:formula="of:=[.F45]/[.F$38]*100" office:value-type="float" office:value="87.7551020408163" calcext:value-type="float">
            <text:p>88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45]/[.H$38]*100" office:value-type="float" office:value="100.093896713615" calcext:value-type="float">
            <text:p>100</text:p>
          </table:table-cell>
          <table:table-cell table:style-name="ce188" table:formula="of:=[.I45]/[.I$38]*100" office:value-type="float" office:value="80.5369127516778" calcext:value-type="float">
            <text:p>81</text:p>
          </table:table-cell>
          <table:table-cell table:number-columns-repeated="1006"/>
        </table:table-row>
        <table:table-row table:style-name="ro13">
          <table:table-cell table:style-name="ce66" office:value-type="float" office:value="1993" calcext:value-type="float">
            <text:p>1993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58.9" calcext:value-type="float">
            <text:p>158.9</text:p>
          </table:table-cell>
          <table:table-cell table:style-name="ce158" office:value-type="float" office:value="5.01" calcext:value-type="float">
            <text:p>5.0</text:p>
          </table:table-cell>
          <table:table-cell table:style-name="ce158" office:value-type="float" office:value="29" calcext:value-type="float">
            <text:p>29.0</text:p>
          </table:table-cell>
          <table:table-cell table:style-name="ce158" office:value-type="float" office:value="24.5" calcext:value-type="float">
            <text:p>24.5</text:p>
          </table:table-cell>
          <table:table-cell table:style-name="ce158" office:value-type="float" office:value="11.35" calcext:value-type="float">
            <text:p>11.4</text:p>
          </table:table-cell>
          <table:table-cell table:style-name="ce159" office:value-type="float" office:value="26.9" calcext:value-type="float">
            <text:p>26.9</text:p>
          </table:table-cell>
          <table:table-cell table:style-name="ce176" table:formula="of:=SUM([.C46:.I46])" office:value-type="float" office:value="255.66" calcext:value-type="float">
            <text:p>255.7</text:p>
          </table:table-cell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46]/[.D$38]*100" office:value-type="float" office:value="121.76245210728" calcext:value-type="float">
            <text:p>122</text:p>
          </table:table-cell>
          <table:table-cell table:style-name="ce188" table:formula="of:=[.E46]/[.E$38]*100" office:value-type="float" office:value="41.75" calcext:value-type="float">
            <text:p>42</text:p>
          </table:table-cell>
          <table:table-cell table:style-name="ce188" table:formula="of:=[.F46]/[.F$38]*100" office:value-type="float" office:value="84.5481049562682" calcext:value-type="float">
            <text:p>85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46]/[.H$38]*100" office:value-type="float" office:value="106.572769953052" calcext:value-type="float">
            <text:p>107</text:p>
          </table:table-cell>
          <table:table-cell table:style-name="ce188" table:formula="of:=[.I46]/[.I$38]*100" office:value-type="float" office:value="90.2684563758389" calcext:value-type="float">
            <text:p>90</text:p>
          </table:table-cell>
          <table:table-cell table:number-columns-repeated="1006"/>
        </table:table-row>
        <table:table-row table:style-name="ro13">
          <table:table-cell table:style-name="ce66" office:value-type="float" office:value="1994" calcext:value-type="float">
            <text:p>1994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55.8" calcext:value-type="float">
            <text:p>155.8</text:p>
          </table:table-cell>
          <table:table-cell table:style-name="ce158" office:value-type="float" office:value="5.4" calcext:value-type="float">
            <text:p>5.4</text:p>
          </table:table-cell>
          <table:table-cell table:style-name="ce158" office:value-type="float" office:value="32" calcext:value-type="float">
            <text:p>32.0</text:p>
          </table:table-cell>
          <table:table-cell table:style-name="ce158" office:value-type="float" office:value="27.5" calcext:value-type="float">
            <text:p>27.5</text:p>
          </table:table-cell>
          <table:table-cell table:style-name="ce158" office:value-type="float" office:value="11.16" calcext:value-type="float">
            <text:p>11.2</text:p>
          </table:table-cell>
          <table:table-cell table:style-name="ce159" office:value-type="float" office:value="24.084" calcext:value-type="float">
            <text:p>24.1</text:p>
          </table:table-cell>
          <table:table-cell table:style-name="ce176" table:formula="of:=SUM([.C47:.I47])" office:value-type="float" office:value="255.944" calcext:value-type="float">
            <text:p>255.9</text:p>
          </table:table-cell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47]/[.D$38]*100" office:value-type="float" office:value="119.386973180077" calcext:value-type="float">
            <text:p>119</text:p>
          </table:table-cell>
          <table:table-cell table:style-name="ce188" table:formula="of:=[.E47]/[.E$38]*100" office:value-type="float" office:value="45" calcext:value-type="float">
            <text:p>45</text:p>
          </table:table-cell>
          <table:table-cell table:style-name="ce188" table:formula="of:=[.F47]/[.F$38]*100" office:value-type="float" office:value="93.2944606413994" calcext:value-type="float">
            <text:p>93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47]/[.H$38]*100" office:value-type="float" office:value="104.788732394366" calcext:value-type="float">
            <text:p>105</text:p>
          </table:table-cell>
          <table:table-cell table:style-name="ce188" table:formula="of:=[.I47]/[.I$38]*100" office:value-type="float" office:value="80.8187919463087" calcext:value-type="float">
            <text:p>81</text:p>
          </table:table-cell>
          <table:table-cell table:number-columns-repeated="1006"/>
        </table:table-row>
        <table:table-row table:style-name="ro13">
          <table:table-cell table:style-name="ce66" office:value-type="float" office:value="1995" calcext:value-type="float">
            <text:p>1995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57.7" calcext:value-type="float">
            <text:p>157.7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float" office:value="35.9" calcext:value-type="float">
            <text:p>35.9</text:p>
          </table:table-cell>
          <table:table-cell table:style-name="ce158" office:value-type="float" office:value="31.9" calcext:value-type="float">
            <text:p>31.9</text:p>
          </table:table-cell>
          <table:table-cell table:style-name="ce158" office:value-type="float" office:value="11.22" calcext:value-type="float">
            <text:p>11.2</text:p>
          </table:table-cell>
          <table:table-cell table:style-name="ce159" office:value-type="float" office:value="25.622" calcext:value-type="float">
            <text:p>25.6</text:p>
          </table:table-cell>
          <table:table-cell table:style-name="ce176" table:formula="of:=SUM([.C48:.I48])" office:value-type="float" office:value="262.342" calcext:value-type="float">
            <text:p>262.3</text:p>
          </table:table-cell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48]/[.D$38]*100" office:value-type="float" office:value="120.842911877395" calcext:value-type="float">
            <text:p>121</text:p>
          </table:table-cell>
          <table:table-cell table:style-name="ce192" office:value-type="string" calcext:value-type="string">
            <text:p>..</text:p>
          </table:table-cell>
          <table:table-cell table:style-name="ce188" table:formula="of:=[.F48]/[.F$38]*100" office:value-type="float" office:value="104.66472303207" calcext:value-type="float">
            <text:p>105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48]/[.H$38]*100" office:value-type="float" office:value="105.352112676056" calcext:value-type="float">
            <text:p>105</text:p>
          </table:table-cell>
          <table:table-cell table:style-name="ce188" table:formula="of:=[.I48]/[.I$38]*100" office:value-type="float" office:value="85.9798657718121" calcext:value-type="float">
            <text:p>86</text:p>
          </table:table-cell>
          <table:table-cell table:number-columns-repeated="1006"/>
        </table:table-row>
        <table:table-row table:style-name="ro13">
          <table:table-cell table:style-name="ce66" office:value-type="float" office:value="1996" calcext:value-type="float">
            <text:p>1996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62.4" calcext:value-type="float">
            <text:p>162.4</text:p>
          </table:table-cell>
          <table:table-cell table:style-name="ce158" office:value-type="float" office:value="5.43" calcext:value-type="float">
            <text:p>5.4</text:p>
          </table:table-cell>
          <table:table-cell table:style-name="ce158" office:value-type="float" office:value="40.3" calcext:value-type="float">
            <text:p>40.3</text:p>
          </table:table-cell>
          <table:table-cell table:style-name="ce158" office:value-type="float" office:value="36.2" calcext:value-type="float">
            <text:p>36.2</text:p>
          </table:table-cell>
          <table:table-cell table:style-name="ce158" office:value-type="float" office:value="11.08" calcext:value-type="float">
            <text:p>11.1</text:p>
          </table:table-cell>
          <table:table-cell table:style-name="ce159" office:value-type="float" office:value="25.602" calcext:value-type="float">
            <text:p>25.6</text:p>
          </table:table-cell>
          <table:table-cell table:style-name="ce176" table:formula="of:=SUM([.C49:.I49])" office:value-type="float" office:value="281.012" calcext:value-type="float">
            <text:p>281.0</text:p>
          </table:table-cell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49]/[.D$38]*100" office:value-type="float" office:value="124.444444444444" calcext:value-type="float">
            <text:p>124</text:p>
          </table:table-cell>
          <table:table-cell table:style-name="ce188" table:formula="of:=[.E49]/[.E$38]*100" office:value-type="float" office:value="45.25" calcext:value-type="float">
            <text:p>45</text:p>
          </table:table-cell>
          <table:table-cell table:style-name="ce188" table:formula="of:=[.F49]/[.F$38]*100" office:value-type="float" office:value="117.492711370262" calcext:value-type="float">
            <text:p>117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49]/[.H$38]*100" office:value-type="float" office:value="104.037558685446" calcext:value-type="float">
            <text:p>104</text:p>
          </table:table-cell>
          <table:table-cell table:style-name="ce188" table:formula="of:=[.I49]/[.I$38]*100" office:value-type="float" office:value="85.9127516778524" calcext:value-type="float">
            <text:p>86</text:p>
          </table:table-cell>
          <table:table-cell table:number-columns-repeated="1006"/>
        </table:table-row>
        <table:table-row table:style-name="ro13">
          <table:table-cell table:style-name="ce140" office:value-type="float" office:value="1997" calcext:value-type="float">
            <text:p>1997 </text:p>
          </table:table-cell>
          <table:table-cell table:style-name="ce138"/>
          <table:table-cell table:style-name="ce150" office:value-type="string" calcext:value-type="string">
            <text:p>..</text:p>
          </table:table-cell>
          <table:table-cell table:style-name="ce159" office:value-type="float" office:value="157.4" calcext:value-type="float">
            <text:p>157.4</text:p>
          </table:table-cell>
          <table:table-cell table:style-name="ce159" office:value-type="float" office:value="7.04" calcext:value-type="float">
            <text:p>7.0</text:p>
          </table:table-cell>
          <table:table-cell table:style-name="ce159" office:value-type="float" office:value="39.4" calcext:value-type="float">
            <text:p>39.4</text:p>
          </table:table-cell>
          <table:table-cell table:style-name="ce159" office:value-type="float" office:value="34.5" calcext:value-type="float">
            <text:p>34.5</text:p>
          </table:table-cell>
          <table:table-cell table:style-name="ce159" office:value-type="float" office:value="11.62" calcext:value-type="float">
            <text:p>11.6</text:p>
          </table:table-cell>
          <table:table-cell table:style-name="ce159" office:value-type="float" office:value="25.715" calcext:value-type="float">
            <text:p>25.7</text:p>
          </table:table-cell>
          <table:table-cell table:style-name="ce176" table:formula="of:=SUM([.C50:.I50])" office:value-type="float" office:value="275.675" calcext:value-type="float">
            <text:p>275.7</text:p>
          </table:table-cell>
          <table:table-cell table:style-name="ce181"/>
          <table:table-cell table:style-name="ce150" office:value-type="string" calcext:value-type="string">
            <text:p>..</text:p>
          </table:table-cell>
          <table:table-cell table:style-name="ce188" table:formula="of:=[.D50]/[.D$38]*100" office:value-type="float" office:value="120.613026819923" calcext:value-type="float">
            <text:p>121</text:p>
          </table:table-cell>
          <table:table-cell table:style-name="ce188" table:formula="of:=[.E50]/[.E$38]*100" office:value-type="float" office:value="58.6666666666667" calcext:value-type="float">
            <text:p>59</text:p>
          </table:table-cell>
          <table:table-cell table:style-name="ce188" table:formula="of:=[.F50]/[.F$38]*100" office:value-type="float" office:value="114.868804664723" calcext:value-type="float">
            <text:p>115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50]/[.H$38]*100" office:value-type="float" office:value="109.107981220657" calcext:value-type="float">
            <text:p>109</text:p>
          </table:table-cell>
          <table:table-cell table:style-name="ce188" table:formula="of:=[.I50]/[.I$38]*100" office:value-type="float" office:value="86.2919463087248" calcext:value-type="float">
            <text:p>86</text:p>
          </table:table-cell>
          <table:table-cell table:number-columns-repeated="1006"/>
        </table:table-row>
        <table:table-row table:style-name="ro13">
          <table:table-cell table:style-name="ce66" office:value-type="float" office:value="1998" calcext:value-type="float">
            <text:p>1998 </text:p>
          </table:table-cell>
          <table:table-cell table:style-name="ce138"/>
          <table:table-cell table:style-name="ce150" office:value-type="string" calcext:value-type="string">
            <text:p>..</text:p>
          </table:table-cell>
          <table:table-cell table:style-name="ce159" office:value-type="float" office:value="155.6" calcext:value-type="float">
            <text:p>155.6</text:p>
          </table:table-cell>
          <table:table-cell table:style-name="ce159" office:value-type="float" office:value="7.69" calcext:value-type="float">
            <text:p>7.7</text:p>
          </table:table-cell>
          <table:table-cell table:style-name="ce159" office:value-type="float" office:value="45.7" calcext:value-type="float">
            <text:p>45.7</text:p>
          </table:table-cell>
          <table:table-cell table:style-name="ce159" office:value-type="float" office:value="39.7" calcext:value-type="float">
            <text:p>39.7</text:p>
          </table:table-cell>
          <table:table-cell table:style-name="ce159" office:value-type="float" office:value="10.37" calcext:value-type="float">
            <text:p>10.4</text:p>
          </table:table-cell>
          <table:table-cell table:style-name="ce159" office:value-type="float" office:value="28.061" calcext:value-type="float">
            <text:p>28.1</text:p>
          </table:table-cell>
          <table:table-cell table:style-name="ce176" table:formula="of:=SUM([.C51:.I51])" office:value-type="float" office:value="287.121" calcext:value-type="float">
            <text:p>287.1</text:p>
          </table:table-cell>
          <table:table-cell table:style-name="ce181"/>
          <table:table-cell table:style-name="ce150" office:value-type="string" calcext:value-type="string">
            <text:p>..</text:p>
          </table:table-cell>
          <table:table-cell table:style-name="ce188" table:formula="of:=[.D51]/[.D$38]*100" office:value-type="float" office:value="119.233716475096" calcext:value-type="float">
            <text:p>119</text:p>
          </table:table-cell>
          <table:table-cell table:style-name="ce188" table:formula="of:=[.E51]/[.E$38]*100" office:value-type="float" office:value="64.0833333333333" calcext:value-type="float">
            <text:p>64</text:p>
          </table:table-cell>
          <table:table-cell table:style-name="ce188" table:formula="of:=[.F51]/[.F$38]*100" office:value-type="float" office:value="133.236151603499" calcext:value-type="float">
            <text:p>133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51]/[.H$38]*100" office:value-type="float" office:value="97.3708920187793" calcext:value-type="float">
            <text:p>97</text:p>
          </table:table-cell>
          <table:table-cell table:style-name="ce188" table:formula="of:=[.I51]/[.I$38]*100" office:value-type="float" office:value="94.1644295302013" calcext:value-type="float">
            <text:p>94</text:p>
          </table:table-cell>
          <table:table-cell table:style-name="ce184"/>
          <table:table-cell table:number-columns-repeated="1005"/>
        </table:table-row>
        <table:table-row table:style-name="ro3">
          <table:table-cell table:style-name="ce140" office:value-type="string" calcext:value-type="string">
            <text:p>1999<text:span text:style-name="T14">4</text:span></text:p>
          </table:table-cell>
          <table:table-cell table:style-name="ce138"/>
          <table:table-cell table:style-name="ce150" office:value-type="string" calcext:value-type="string">
            <text:p>..</text:p>
          </table:table-cell>
          <table:table-cell table:style-name="ce159" office:value-type="float" office:value="155.8" calcext:value-type="float">
            <text:p>155.8</text:p>
          </table:table-cell>
          <table:table-cell table:style-name="ce159" office:value-type="float" office:value="8.24" calcext:value-type="float">
            <text:p>8.2</text:p>
          </table:table-cell>
          <table:table-cell table:style-name="ce160" office:value-type="float" office:value="41.3" calcext:value-type="float">
            <text:p>41.3</text:p>
          </table:table-cell>
          <table:table-cell table:style-name="ce160" office:value-type="float" office:value="35.3" calcext:value-type="float">
            <text:p>35.3</text:p>
          </table:table-cell>
          <table:table-cell table:style-name="ce159" office:value-type="float" office:value="9.47" calcext:value-type="float">
            <text:p>9.5</text:p>
          </table:table-cell>
          <table:table-cell table:style-name="ce159" office:value-type="float" office:value="28.025" calcext:value-type="float">
            <text:p>28.0</text:p>
          </table:table-cell>
          <table:table-cell table:style-name="ce176" table:formula="of:=SUM([.C52:.I52])" office:value-type="float" office:value="278.135" calcext:value-type="float">
            <text:p>278.1</text:p>
          </table:table-cell>
          <table:table-cell table:style-name="ce181"/>
          <table:table-cell table:style-name="ce150" office:value-type="string" calcext:value-type="string">
            <text:p>..</text:p>
          </table:table-cell>
          <table:table-cell table:style-name="ce188" table:formula="of:=[.D52]/[.D$38]*100" office:value-type="float" office:value="119.386973180077" calcext:value-type="float">
            <text:p>119</text:p>
          </table:table-cell>
          <table:table-cell table:style-name="ce188" table:formula="of:=[.E52]/[.E$38]*100" office:value-type="float" office:value="68.6666666666667" calcext:value-type="float">
            <text:p>69</text:p>
          </table:table-cell>
          <table:table-cell table:style-name="ce189" table:formula="of:=[.F52]/[.F$38]*100" office:value-type="float" office:value="120.408163265306" calcext:value-type="float">
            <text:p>120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52]/[.H$38]*100" office:value-type="float" office:value="88.9201877934272" calcext:value-type="float">
            <text:p>89</text:p>
          </table:table-cell>
          <table:table-cell table:style-name="ce188" table:formula="of:=[.I52]/[.I$38]*100" office:value-type="float" office:value="94.0436241610738" calcext:value-type="float">
            <text:p>94</text:p>
          </table:table-cell>
          <table:table-cell table:number-columns-repeated="1006"/>
        </table:table-row>
        <table:table-row table:style-name="ro13">
          <table:table-cell table:style-name="ce140" office:value-type="float" office:value="2000" calcext:value-type="float">
            <text:p>2000 </text:p>
          </table:table-cell>
          <table:table-cell table:style-name="ce138"/>
          <table:table-cell table:style-name="ce151" office:value-type="float" office:value="0.079061366" calcext:value-type="float">
            <text:p><text:s/>0.08 </text:p>
          </table:table-cell>
          <table:table-cell table:style-name="ce159" office:value-type="float" office:value="158.5" calcext:value-type="float">
            <text:p>158.5</text:p>
          </table:table-cell>
          <table:table-cell table:style-name="ce159" office:value-type="float" office:value="8.25" calcext:value-type="float">
            <text:p>8.3</text:p>
          </table:table-cell>
          <table:table-cell table:style-name="ce159" office:value-type="float" office:value="30.91" calcext:value-type="float">
            <text:p>30.9</text:p>
          </table:table-cell>
          <table:table-cell table:style-name="ce159" office:value-type="float" office:value="24.68" calcext:value-type="float">
            <text:p>24.7</text:p>
          </table:table-cell>
          <table:table-cell table:style-name="ce159" office:value-type="float" office:value="12.24" calcext:value-type="float">
            <text:p>12.2</text:p>
          </table:table-cell>
          <table:table-cell table:style-name="ce159" office:value-type="float" office:value="28.149" calcext:value-type="float">
            <text:p>28.1</text:p>
          </table:table-cell>
          <table:table-cell table:style-name="ce176" table:formula="of:=SUM([.C53:.I53])" office:value-type="float" office:value="262.808061366" calcext:value-type="float">
            <text:p>262.8</text:p>
          </table:table-cell>
          <table:table-cell table:style-name="ce181"/>
          <table:table-cell table:style-name="ce150" office:value-type="string" calcext:value-type="string">
            <text:p>..</text:p>
          </table:table-cell>
          <table:table-cell table:style-name="ce188" table:formula="of:=[.D53]/[.D$38]*100" office:value-type="float" office:value="121.455938697318" calcext:value-type="float">
            <text:p>121</text:p>
          </table:table-cell>
          <table:table-cell table:style-name="ce188" table:formula="of:=[.E53]/[.E$38]*100" office:value-type="float" office:value="68.75" calcext:value-type="float">
            <text:p>69</text:p>
          </table:table-cell>
          <table:table-cell table:style-name="ce188" table:formula="of:=[.F53]/[.F$38]*100" office:value-type="float" office:value="90.1166180758018" calcext:value-type="float">
            <text:p>90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53]/[.H$38]*100" office:value-type="float" office:value="114.929577464789" calcext:value-type="float">
            <text:p>115</text:p>
          </table:table-cell>
          <table:table-cell table:style-name="ce188" table:formula="of:=[.I53]/[.I$38]*100" office:value-type="float" office:value="94.4597315436242" calcext:value-type="float">
            <text:p>94</text:p>
          </table:table-cell>
          <table:table-cell table:number-columns-repeated="1006"/>
        </table:table-row>
        <table:table-row table:style-name="ro13">
          <table:table-cell table:style-name="ce140" office:value-type="float" office:value="2001" calcext:value-type="float">
            <text:p>2001 </text:p>
          </table:table-cell>
          <table:table-cell table:style-name="ce138"/>
          <table:table-cell table:style-name="ce151" office:value-type="float" office:value="0.077057126" calcext:value-type="float">
            <text:p><text:s/>0.08 </text:p>
          </table:table-cell>
          <table:table-cell table:style-name="ce159" office:value-type="float" office:value="150.8" calcext:value-type="float">
            <text:p>150.8</text:p>
          </table:table-cell>
          <table:table-cell table:style-name="ce159" office:value-type="float" office:value="9.570161" calcext:value-type="float">
            <text:p>9.6</text:p>
          </table:table-cell>
          <table:table-cell table:style-name="ce159" office:value-type="float" office:value="27.37" calcext:value-type="float">
            <text:p>27.4</text:p>
          </table:table-cell>
          <table:table-cell table:style-name="ce159" office:value-type="float" office:value="20.6" calcext:value-type="float">
            <text:p>20.6</text:p>
          </table:table-cell>
          <table:table-cell table:style-name="ce159" office:value-type="float" office:value="11.41" calcext:value-type="float">
            <text:p>11.4</text:p>
          </table:table-cell>
          <table:table-cell table:style-name="ce159" office:value-type="float" office:value="28.132" calcext:value-type="float">
            <text:p>28.1</text:p>
          </table:table-cell>
          <table:table-cell table:style-name="ce176" table:formula="of:=SUM([.C54:.I54])" office:value-type="float" office:value="247.959218126" calcext:value-type="float">
            <text:p>248.0</text:p>
          </table:table-cell>
          <table:table-cell table:style-name="ce181"/>
          <table:table-cell table:style-name="ce150" office:value-type="string" calcext:value-type="string">
            <text:p>..</text:p>
          </table:table-cell>
          <table:table-cell table:style-name="ce188" table:formula="of:=[.D54]/[.D$38]*100" office:value-type="float" office:value="115.555555555556" calcext:value-type="float">
            <text:p>116</text:p>
          </table:table-cell>
          <table:table-cell table:style-name="ce188" table:formula="of:=[.E54]/[.E$38]*100" office:value-type="float" office:value="79.7513416666667" calcext:value-type="float">
            <text:p>80</text:p>
          </table:table-cell>
          <table:table-cell table:style-name="ce188" table:formula="of:=[.F54]/[.F$38]*100" office:value-type="float" office:value="79.795918367347" calcext:value-type="float">
            <text:p>80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54]/[.H$38]*100" office:value-type="float" office:value="107.136150234742" calcext:value-type="float">
            <text:p>107</text:p>
          </table:table-cell>
          <table:table-cell table:style-name="ce188" table:formula="of:=[.I54]/[.I$38]*100" office:value-type="float" office:value="94.4026845637584" calcext:value-type="float">
            <text:p>94</text:p>
          </table:table-cell>
          <table:table-cell table:number-columns-repeated="1006"/>
        </table:table-row>
        <table:table-row table:style-name="ro13">
          <table:table-cell table:style-name="ce140" office:value-type="float" office:value="2002" calcext:value-type="float">
            <text:p>2002 </text:p>
          </table:table-cell>
          <table:table-cell table:style-name="ce138"/>
          <table:table-cell table:style-name="ce151" office:value-type="float" office:value="0.077011809" calcext:value-type="float">
            <text:p><text:s/>0.08 </text:p>
          </table:table-cell>
          <table:table-cell table:style-name="ce159" office:value-type="float" office:value="154.4" calcext:value-type="float">
            <text:p>154.4</text:p>
          </table:table-cell>
          <table:table-cell table:style-name="ce159" office:value-type="float" office:value="9.119996" calcext:value-type="float">
            <text:p>9.1</text:p>
          </table:table-cell>
          <table:table-cell table:style-name="ce159" office:value-type="float" office:value="24.52" calcext:value-type="float">
            <text:p>24.5</text:p>
          </table:table-cell>
          <table:table-cell table:style-name="ce159" office:value-type="float" office:value="19.2" calcext:value-type="float">
            <text:p>19.2</text:p>
          </table:table-cell>
          <table:table-cell table:style-name="ce159" office:value-type="float" office:value="10.01" calcext:value-type="float">
            <text:p>10.0</text:p>
          </table:table-cell>
          <table:table-cell table:style-name="ce159" office:value-type="float" office:value="28.042" calcext:value-type="float">
            <text:p>28.0</text:p>
          </table:table-cell>
          <table:table-cell table:style-name="ce176" table:formula="of:=SUM([.C55:.I55])" office:value-type="float" office:value="245.369007809" calcext:value-type="float">
            <text:p>245.4</text:p>
          </table:table-cell>
          <table:table-cell table:style-name="ce181"/>
          <table:table-cell table:style-name="ce150" office:value-type="string" calcext:value-type="string">
            <text:p>..</text:p>
          </table:table-cell>
          <table:table-cell table:style-name="ce188" table:formula="of:=[.D55]/[.D$38]*100" office:value-type="float" office:value="118.314176245211" calcext:value-type="float">
            <text:p>118</text:p>
          </table:table-cell>
          <table:table-cell table:style-name="ce188" table:formula="of:=[.E55]/[.E$38]*100" office:value-type="float" office:value="75.9999666666667" calcext:value-type="float">
            <text:p>76</text:p>
          </table:table-cell>
          <table:table-cell table:style-name="ce188" table:formula="of:=[.F55]/[.F$38]*100" office:value-type="float" office:value="71.4868804664723" calcext:value-type="float">
            <text:p>71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55]/[.H$38]*100" office:value-type="float" office:value="93.9906103286385" calcext:value-type="float">
            <text:p>94</text:p>
          </table:table-cell>
          <table:table-cell table:style-name="ce188" table:formula="of:=[.I55]/[.I$38]*100" office:value-type="float" office:value="94.1006711409396" calcext:value-type="float">
            <text:p>94</text:p>
          </table:table-cell>
          <table:table-cell table:number-columns-repeated="1006"/>
        </table:table-row>
        <table:table-row table:style-name="ro3">
          <table:table-cell table:style-name="ce140" office:value-type="string" calcext:value-type="string">
            <text:p>2003<text:span text:style-name="T14">5</text:span></text:p>
          </table:table-cell>
          <table:table-cell table:style-name="ce138"/>
          <table:table-cell table:style-name="ce151" office:value-type="float" office:value="0.080788288" calcext:value-type="float">
            <text:p><text:s/>0.08 </text:p>
          </table:table-cell>
          <table:table-cell table:style-name="ce160" office:value-type="float" office:value="153.4" calcext:value-type="float">
            <text:p>153.4</text:p>
          </table:table-cell>
          <table:table-cell table:style-name="ce159" office:value-type="float" office:value="8.328532" calcext:value-type="float">
            <text:p>8.3</text:p>
          </table:table-cell>
          <table:table-cell table:style-name="ce159" office:value-type="float" office:value="24.38" calcext:value-type="float">
            <text:p>24.4</text:p>
          </table:table-cell>
          <table:table-cell table:style-name="ce159" office:value-type="float" office:value="19.51" calcext:value-type="float">
            <text:p>19.5</text:p>
          </table:table-cell>
          <table:table-cell table:style-name="ce159" office:value-type="float" office:value="10.06" calcext:value-type="float">
            <text:p>10.1</text:p>
          </table:table-cell>
          <table:table-cell table:style-name="ce159" office:value-type="float" office:value="27.701" calcext:value-type="float">
            <text:p>27.7</text:p>
          </table:table-cell>
          <table:table-cell table:style-name="ce176" table:formula="of:=SUM([.C56:.I56])" office:value-type="float" office:value="243.460320288" calcext:value-type="float">
            <text:p>243.5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9" table:formula="of:=[.D56]/[.D$38]*100" office:value-type="float" office:value="117.547892720307" calcext:value-type="float">
            <text:p>118</text:p>
          </table:table-cell>
          <table:table-cell table:style-name="ce188" table:formula="of:=[.E56]/[.E$38]*100" office:value-type="float" office:value="69.4044333333333" calcext:value-type="float">
            <text:p>69</text:p>
          </table:table-cell>
          <table:table-cell table:style-name="ce188" table:formula="of:=[.F56]/[.F$38]*100" office:value-type="float" office:value="71.0787172011662" calcext:value-type="float">
            <text:p>71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56]/[.H$38]*100" office:value-type="float" office:value="94.4600938967136" calcext:value-type="float">
            <text:p>94</text:p>
          </table:table-cell>
          <table:table-cell table:style-name="ce188" table:formula="of:=[.I56]/[.I$38]*100" office:value-type="float" office:value="92.9563758389262" calcext:value-type="float">
            <text:p>93</text:p>
          </table:table-cell>
          <table:table-cell table:number-columns-repeated="1006"/>
        </table:table-row>
        <table:table-row table:style-name="ro13">
          <table:table-cell table:style-name="ce140" office:value-type="float" office:value="2004" calcext:value-type="float">
            <text:p>2004 </text:p>
          </table:table-cell>
          <table:table-cell table:style-name="ce138"/>
          <table:table-cell table:style-name="ce151" office:value-type="float" office:value="0.080956407" calcext:value-type="float">
            <text:p><text:s/>0.08 </text:p>
          </table:table-cell>
          <table:table-cell table:style-name="ce159" office:value-type="float" office:value="173.7" calcext:value-type="float">
            <text:p>173.7</text:p>
          </table:table-cell>
          <table:table-cell table:style-name="ce163" office:value-type="float" office:value="11.25" calcext:value-type="float">
            <text:p>11.3</text:p>
          </table:table-cell>
          <table:table-cell table:style-name="ce159" office:value-type="float" office:value="25.83" calcext:value-type="float">
            <text:p>25.8</text:p>
          </table:table-cell>
          <table:table-cell table:style-name="ce159" office:value-type="float" office:value="20.49" calcext:value-type="float">
            <text:p>20.5</text:p>
          </table:table-cell>
          <table:table-cell table:style-name="ce159" office:value-type="float" office:value="9.97" calcext:value-type="float">
            <text:p>10.0</text:p>
          </table:table-cell>
          <table:table-cell table:style-name="ce159" office:value-type="float" office:value="27.649039" calcext:value-type="float">
            <text:p>27.6</text:p>
          </table:table-cell>
          <table:table-cell table:style-name="ce176" table:formula="of:=SUM([.C57:.I57])" office:value-type="float" office:value="268.969995407" calcext:value-type="float">
            <text:p>269.0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8" table:formula="of:=[.D57]/[.D$38]*100" office:value-type="float" office:value="133.103448275862" calcext:value-type="float">
            <text:p>133</text:p>
          </table:table-cell>
          <table:table-cell table:style-name="ce188" table:formula="of:=[.E57]/[.E$38]*100" office:value-type="float" office:value="93.75" calcext:value-type="float">
            <text:p>94</text:p>
          </table:table-cell>
          <table:table-cell table:style-name="ce188" table:formula="of:=[.F57]/[.F$38]*100" office:value-type="float" office:value="75.3061224489796" calcext:value-type="float">
            <text:p>75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57]/[.H$38]*100" office:value-type="float" office:value="93.6150234741784" calcext:value-type="float">
            <text:p>94</text:p>
          </table:table-cell>
          <table:table-cell table:style-name="ce188" table:formula="of:=[.I57]/[.I$38]*100" office:value-type="float" office:value="92.7820100671141" calcext:value-type="float">
            <text:p>93</text:p>
          </table:table-cell>
          <table:table-cell table:number-columns-repeated="1006"/>
        </table:table-row>
        <table:table-row table:style-name="ro13">
          <table:table-cell table:style-name="ce140" office:value-type="float" office:value="2005" calcext:value-type="float">
            <text:p>2005 </text:p>
          </table:table-cell>
          <table:table-cell table:style-name="ce138"/>
          <table:table-cell table:style-name="ce151" office:value-type="float" office:value="0.079417426" calcext:value-type="float">
            <text:p><text:s/>0.08 </text:p>
          </table:table-cell>
          <table:table-cell table:style-name="ce159" office:value-type="float" office:value="165.6" calcext:value-type="float">
            <text:p>165.6</text:p>
          </table:table-cell>
          <table:table-cell table:style-name="ce159" office:value-type="float" office:value="14.31" calcext:value-type="float">
            <text:p>14.3</text:p>
          </table:table-cell>
          <table:table-cell table:style-name="ce159" office:value-type="float" office:value="31.4" calcext:value-type="float">
            <text:p>31.4</text:p>
          </table:table-cell>
          <table:table-cell table:style-name="ce159" office:value-type="float" office:value="25.5311855578347" calcext:value-type="float">
            <text:p>25.5</text:p>
          </table:table-cell>
          <table:table-cell table:style-name="ce159" office:value-type="float" office:value="10.1937620997033" calcext:value-type="float">
            <text:p>10.2</text:p>
          </table:table-cell>
          <table:table-cell table:style-name="ce159" office:value-type="float" office:value="27.6" calcext:value-type="float">
            <text:p>27.6</text:p>
          </table:table-cell>
          <table:table-cell table:style-name="ce176" table:formula="of:=SUM([.C58:.I58])" office:value-type="float" office:value="274.714365083538" calcext:value-type="float">
            <text:p>274.7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8" table:formula="of:=[.D58]/[.D$38]*100" office:value-type="float" office:value="126.896551724138" calcext:value-type="float">
            <text:p>127</text:p>
          </table:table-cell>
          <table:table-cell table:style-name="ce188" table:formula="of:=[.E58]/[.E$38]*100" office:value-type="float" office:value="119.25" calcext:value-type="float">
            <text:p>119</text:p>
          </table:table-cell>
          <table:table-cell table:style-name="ce188" table:formula="of:=[.F58]/[.F$38]*100" office:value-type="float" office:value="91.5451895043732" calcext:value-type="float">
            <text:p>92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58]/[.H$38]*100" office:value-type="float" office:value="95.7160760535518" calcext:value-type="float">
            <text:p>96</text:p>
          </table:table-cell>
          <table:table-cell table:style-name="ce188" table:formula="of:=[.I58]/[.I$38]*100" office:value-type="float" office:value="92.6174496644295" calcext:value-type="float">
            <text:p>93</text:p>
          </table:table-cell>
          <table:table-cell table:number-columns-repeated="1006"/>
        </table:table-row>
        <table:table-row table:style-name="ro15">
          <table:table-cell table:style-name="ce140" office:value-type="string" calcext:value-type="string">
            <text:p>2006 <text:span text:style-name="T14">6</text:span></text:p>
          </table:table-cell>
          <table:table-cell table:style-name="ce138"/>
          <table:table-cell table:style-name="ce151" office:value-type="float" office:value="0.083259813" calcext:value-type="float">
            <text:p><text:s/>0.08 </text:p>
          </table:table-cell>
          <table:table-cell table:style-name="ce159" office:value-type="float" office:value="170.03526122401" calcext:value-type="float">
            <text:p>170.0</text:p>
          </table:table-cell>
          <table:table-cell table:style-name="ce159" office:value-type="float" office:value="12.96" calcext:value-type="float">
            <text:p>13.0</text:p>
          </table:table-cell>
          <table:table-cell table:style-name="ce159" office:value-type="float" office:value="25.71" calcext:value-type="float">
            <text:p>25.7</text:p>
          </table:table-cell>
          <table:table-cell table:style-name="ce159" office:value-type="float" office:value="20.58" calcext:value-type="float">
            <text:p>20.6</text:p>
          </table:table-cell>
          <table:table-cell table:style-name="ce159" office:value-type="float" office:value="10.16" calcext:value-type="float">
            <text:p>10.2</text:p>
          </table:table-cell>
          <table:table-cell table:style-name="ce159" office:value-type="float" office:value="27.8" calcext:value-type="float">
            <text:p>27.8</text:p>
          </table:table-cell>
          <table:table-cell table:style-name="ce176" table:formula="of:=SUM([.C59:.I59])" office:value-type="float" office:value="267.32852103701" calcext:value-type="float">
            <text:p>267.3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8" table:formula="of:=[.D59]/[.D$38]*100" office:value-type="float" office:value="130.295219328743" calcext:value-type="float">
            <text:p>130</text:p>
          </table:table-cell>
          <table:table-cell table:style-name="ce188" table:formula="of:=[.E59]/[.E$38]*100" office:value-type="float" office:value="108" calcext:value-type="float">
            <text:p>108</text:p>
          </table:table-cell>
          <table:table-cell table:style-name="ce188" table:formula="of:=[.F59]/[.F$38]*100" office:value-type="float" office:value="74.9562682215744" calcext:value-type="float">
            <text:p>75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59]/[.H$38]*100" office:value-type="float" office:value="95.3990610328639" calcext:value-type="float">
            <text:p>95</text:p>
          </table:table-cell>
          <table:table-cell table:style-name="ce188" table:formula="of:=[.I59]/[.I$38]*100" office:value-type="float" office:value="93.2885906040269" calcext:value-type="float">
            <text:p>93</text:p>
          </table:table-cell>
          <table:table-cell/>
          <table:table-cell table:style-name="ce200" office:value-type="string" calcext:value-type="string">
            <text:p>..</text:p>
          </table:table-cell>
          <table:table-cell table:number-columns-repeated="1004"/>
        </table:table-row>
        <table:table-row table:style-name="ro3">
          <table:table-cell table:style-name="ce140" office:value-type="string" calcext:value-type="string">
            <text:p>2007 <text:span text:style-name="T14">6</text:span></text:p>
          </table:table-cell>
          <table:table-cell table:style-name="ce138"/>
          <table:table-cell table:style-name="ce151" office:value-type="float" office:value="0.066102628" calcext:value-type="float">
            <text:p><text:s/>0.07 </text:p>
          </table:table-cell>
          <table:table-cell table:style-name="ce159" office:value-type="float" office:value="176.828491596565" calcext:value-type="float">
            <text:p>176.8</text:p>
          </table:table-cell>
          <table:table-cell table:style-name="ce159" office:value-type="float" office:value="11.35" calcext:value-type="float">
            <text:p>11.4</text:p>
          </table:table-cell>
          <table:table-cell table:style-name="ce159" office:value-type="float" office:value="27.45" calcext:value-type="float">
            <text:p>27.5</text:p>
          </table:table-cell>
          <table:table-cell table:style-name="ce159" office:value-type="float" office:value="22.79" calcext:value-type="float">
            <text:p>22.8</text:p>
          </table:table-cell>
          <table:table-cell table:style-name="ce159" office:value-type="float" office:value="10.5" calcext:value-type="float">
            <text:p>10.5</text:p>
          </table:table-cell>
          <table:table-cell table:style-name="ce159" office:value-type="float" office:value="27.5" calcext:value-type="float">
            <text:p>27.5</text:p>
          </table:table-cell>
          <table:table-cell table:style-name="ce176" table:formula="of:=SUM([.C60:.I60])" office:value-type="float" office:value="276.484594224565" calcext:value-type="float">
            <text:p>276.5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8" table:formula="of:=[.D60]/[.D$38]*100" office:value-type="float" office:value="135.500759844111" calcext:value-type="float">
            <text:p>136</text:p>
          </table:table-cell>
          <table:table-cell table:style-name="ce188" table:formula="of:=[.E60]/[.E$38]*100" office:value-type="float" office:value="94.5833333333333" calcext:value-type="float">
            <text:p>95</text:p>
          </table:table-cell>
          <table:table-cell table:style-name="ce188" table:formula="of:=[.F60]/[.F$38]*100" office:value-type="float" office:value="80.0291545189504" calcext:value-type="float">
            <text:p>80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60]/[.H$38]*100" office:value-type="float" office:value="98.5915492957747" calcext:value-type="float">
            <text:p>99</text:p>
          </table:table-cell>
          <table:table-cell table:style-name="ce188" table:formula="of:=[.I60]/[.I$38]*100" office:value-type="float" office:value="92.2818791946309" calcext:value-type="float">
            <text:p>92</text:p>
          </table:table-cell>
          <table:table-cell table:number-columns-repeated="1006"/>
        </table:table-row>
        <table:table-row table:style-name="ro3">
          <table:table-cell table:style-name="ce140" office:value-type="string" calcext:value-type="string">
            <text:p>2008 <text:span text:style-name="T14">6</text:span></text:p>
          </table:table-cell>
          <table:table-cell table:style-name="ce138"/>
          <table:table-cell table:style-name="ce151" office:value-type="float" office:value="0.050227904" calcext:value-type="float">
            <text:p><text:s/>0.05 </text:p>
          </table:table-cell>
          <table:table-cell table:style-name="ce159" office:value-type="float" office:value="157.031482903646" calcext:value-type="float">
            <text:p>157.0</text:p>
          </table:table-cell>
          <table:table-cell table:style-name="ce159" office:value-type="float" office:value="10.36" calcext:value-type="float">
            <text:p>10.4</text:p>
          </table:table-cell>
          <table:table-cell table:style-name="ce159" office:value-type="float" office:value="28.34" calcext:value-type="float">
            <text:p>28.3</text:p>
          </table:table-cell>
          <table:table-cell table:style-name="ce159" office:value-type="float" office:value="23.28" calcext:value-type="float">
            <text:p>23.3</text:p>
          </table:table-cell>
          <table:table-cell table:style-name="ce159" office:value-type="float" office:value="12.19" calcext:value-type="float">
            <text:p>12.2</text:p>
          </table:table-cell>
          <table:table-cell table:style-name="ce159" office:value-type="float" office:value="27.6" calcext:value-type="float">
            <text:p>27.6</text:p>
          </table:table-cell>
          <table:table-cell table:style-name="ce176" table:formula="of:=SUM([.C61:.I61])" office:value-type="float" office:value="258.851710807646" calcext:value-type="float">
            <text:p>258.9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8" table:formula="of:=[.D61]/[.D$38]*100" office:value-type="float" office:value="120.330638240342" calcext:value-type="float">
            <text:p>120</text:p>
          </table:table-cell>
          <table:table-cell table:style-name="ce188" table:formula="of:=[.E61]/[.E$38]*100" office:value-type="float" office:value="86.3333333333333" calcext:value-type="float">
            <text:p>86</text:p>
          </table:table-cell>
          <table:table-cell table:style-name="ce188" table:formula="of:=[.F61]/[.F$38]*100" office:value-type="float" office:value="82.6239067055394" calcext:value-type="float">
            <text:p>83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61]/[.H$38]*100" office:value-type="float" office:value="114.460093896714" calcext:value-type="float">
            <text:p>114</text:p>
          </table:table-cell>
          <table:table-cell table:style-name="ce188" table:formula="of:=[.I61]/[.I$38]*100" office:value-type="float" office:value="92.6174496644295" calcext:value-type="float">
            <text:p>93</text:p>
          </table:table-cell>
          <table:table-cell table:number-columns-repeated="1006"/>
        </table:table-row>
        <table:table-row table:style-name="ro3">
          <table:table-cell table:style-name="ce140" office:value-type="string" calcext:value-type="string">
            <text:p>2009 <text:span text:style-name="T14">6</text:span></text:p>
          </table:table-cell>
          <table:table-cell table:style-name="ce138"/>
          <table:table-cell table:style-name="ce151" office:value-type="float" office:value="0.050886007" calcext:value-type="float">
            <text:p><text:s/>0.05 </text:p>
          </table:table-cell>
          <table:table-cell table:style-name="ce159" office:value-type="float" office:value="131.923459823391" calcext:value-type="float">
            <text:p>131.9</text:p>
          </table:table-cell>
          <table:table-cell table:style-name="ce159" office:value-type="float" office:value="9.69" calcext:value-type="float">
            <text:p>9.7</text:p>
          </table:table-cell>
          <table:table-cell table:style-name="ce159" office:value-type="float" office:value="24.7" calcext:value-type="float">
            <text:p>24.7</text:p>
          </table:table-cell>
          <table:table-cell table:style-name="ce159" office:value-type="float" office:value="19.84" calcext:value-type="float">
            <text:p>19.8</text:p>
          </table:table-cell>
          <table:table-cell table:style-name="ce159" office:value-type="float" office:value="10.1" calcext:value-type="float">
            <text:p>10.1</text:p>
          </table:table-cell>
          <table:table-cell table:style-name="ce159" office:value-type="float" office:value="27.6" calcext:value-type="float">
            <text:p>27.6</text:p>
          </table:table-cell>
          <table:table-cell table:style-name="ce176" table:formula="of:=SUM([.C62:.I62])" office:value-type="float" office:value="223.904345830391" calcext:value-type="float">
            <text:p>223.9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8" table:formula="of:=[.D62]/[.D$38]*100" office:value-type="float" office:value="101.090773811028" calcext:value-type="float">
            <text:p>101</text:p>
          </table:table-cell>
          <table:table-cell table:style-name="ce188" table:formula="of:=[.E62]/[.E$38]*100" office:value-type="float" office:value="80.75" calcext:value-type="float">
            <text:p>81</text:p>
          </table:table-cell>
          <table:table-cell table:style-name="ce188" table:formula="of:=[.F62]/[.F$38]*100" office:value-type="float" office:value="72.0116618075802" calcext:value-type="float">
            <text:p>72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62]/[.H$38]*100" office:value-type="float" office:value="94.8356807511737" calcext:value-type="float">
            <text:p>95</text:p>
          </table:table-cell>
          <table:table-cell table:style-name="ce188" table:formula="of:=[.I62]/[.I$38]*100" office:value-type="float" office:value="92.6174496644295" calcext:value-type="float">
            <text:p>93</text:p>
          </table:table-cell>
          <table:table-cell table:number-columns-repeated="1006"/>
        </table:table-row>
        <table:table-row table:style-name="ro13">
          <table:table-cell table:style-name="ce140" office:value-type="float" office:value="2010" calcext:value-type="float">
            <text:p>2010 </text:p>
          </table:table-cell>
          <table:table-cell table:style-name="ce138"/>
          <table:table-cell table:style-name="ce151" office:value-type="float" office:value="0.04753176" calcext:value-type="float">
            <text:p><text:s/>0.05 </text:p>
          </table:table-cell>
          <table:table-cell table:style-name="ce159" office:value-type="float" office:value="131.933964368932" calcext:value-type="float">
            <text:p>131.9</text:p>
          </table:table-cell>
          <table:table-cell table:style-name="ce159" office:value-type="float" office:value="8.33" calcext:value-type="float">
            <text:p>8.3</text:p>
          </table:table-cell>
          <table:table-cell table:style-name="ce159" office:value-type="float" office:value="23.85" calcext:value-type="float">
            <text:p>23.9</text:p>
          </table:table-cell>
          <table:table-cell table:style-name="ce159" office:value-type="float" office:value="17.95" calcext:value-type="float">
            <text:p>18.0</text:p>
          </table:table-cell>
          <table:table-cell table:style-name="ce159" office:value-type="float" office:value="10.89" calcext:value-type="float">
            <text:p>10.9</text:p>
          </table:table-cell>
          <table:table-cell table:style-name="ce159" office:value-type="float" office:value="27.6" calcext:value-type="float">
            <text:p>27.6</text:p>
          </table:table-cell>
          <table:table-cell table:style-name="ce176" table:formula="of:=SUM([.C63:.I63])" office:value-type="float" office:value="220.601496128932" calcext:value-type="float">
            <text:p>220.6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8" table:formula="of:=[.D63]/[.D$38]*100" office:value-type="float" office:value="101.098823271213" calcext:value-type="float">
            <text:p>101</text:p>
          </table:table-cell>
          <table:table-cell table:style-name="ce188" table:formula="of:=[.E63]/[.E$38]*100" office:value-type="float" office:value="69.4166666666667" calcext:value-type="float">
            <text:p>69</text:p>
          </table:table-cell>
          <table:table-cell table:style-name="ce188" table:formula="of:=[.F63]/[.F$38]*100" office:value-type="float" office:value="69.533527696793" calcext:value-type="float">
            <text:p>70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63]/[.H$38]*100" office:value-type="float" office:value="102.253521126761" calcext:value-type="float">
            <text:p>102</text:p>
          </table:table-cell>
          <table:table-cell table:style-name="ce188" table:formula="of:=[.I63]/[.I$38]*100" office:value-type="float" office:value="92.6174496644295" calcext:value-type="float">
            <text:p>93</text:p>
          </table:table-cell>
          <table:table-cell table:number-columns-repeated="1006"/>
        </table:table-row>
        <table:table-row table:style-name="ro13">
          <table:table-cell table:style-name="ce140" office:value-type="float" office:value="2011" calcext:value-type="float">
            <text:p>2011 </text:p>
          </table:table-cell>
          <table:table-cell table:style-name="ce138"/>
          <table:table-cell table:style-name="ce151" office:value-type="float" office:value="0.04516197" calcext:value-type="float">
            <text:p><text:s/>0.05 </text:p>
          </table:table-cell>
          <table:table-cell table:style-name="ce159" office:value-type="float" office:value="134.8" calcext:value-type="float">
            <text:p>134.8</text:p>
          </table:table-cell>
          <table:table-cell table:style-name="ce161" office:value-type="float" office:value="9.87" calcext:value-type="float">
            <text:p>9.9</text:p>
          </table:table-cell>
          <table:table-cell table:style-name="ce159" office:value-type="float" office:value="22.61" calcext:value-type="float">
            <text:p>22.6</text:p>
          </table:table-cell>
          <table:table-cell table:style-name="ce159" office:value-type="float" office:value="16.33" calcext:value-type="float">
            <text:p>16.3</text:p>
          </table:table-cell>
          <table:table-cell table:style-name="ce159" office:value-type="float" office:value="10.7" calcext:value-type="float">
            <text:p>10.7</text:p>
          </table:table-cell>
          <table:table-cell table:style-name="ce159" office:value-type="float" office:value="27.8" calcext:value-type="float">
            <text:p>27.8</text:p>
          </table:table-cell>
          <table:table-cell table:style-name="ce176" table:formula="of:=SUM([.C64:.I64])" office:value-type="float" office:value="222.15516197" calcext:value-type="float">
            <text:p>222.2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8" table:formula="of:=[.D64]/[.D$38]*100" office:value-type="float" office:value="103.295019157088" calcext:value-type="float">
            <text:p>103</text:p>
          </table:table-cell>
          <table:table-cell table:style-name="ce188" table:formula="of:=[.E64]/[.E$38]*100" office:value-type="float" office:value="82.25" calcext:value-type="float">
            <text:p>82</text:p>
          </table:table-cell>
          <table:table-cell table:style-name="ce188" table:formula="of:=[.F64]/[.F$38]*100" office:value-type="float" office:value="65.9183673469388" calcext:value-type="float">
            <text:p>66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64]/[.H$38]*100" office:value-type="float" office:value="100.469483568075" calcext:value-type="float">
            <text:p>100</text:p>
          </table:table-cell>
          <table:table-cell table:style-name="ce188" table:formula="of:=[.I64]/[.I$38]*100" office:value-type="float" office:value="93.2885906040269" calcext:value-type="float">
            <text:p>93</text:p>
          </table:table-cell>
          <table:table-cell table:number-columns-repeated="1006"/>
        </table:table-row>
        <table:table-row table:style-name="ro13">
          <table:table-cell table:style-name="ce140" office:value-type="float" office:value="2012" calcext:value-type="float">
            <text:p>2012 </text:p>
          </table:table-cell>
          <table:table-cell table:style-name="ce138"/>
          <table:table-cell table:style-name="ce151" office:value-type="float" office:value="0.05220042" calcext:value-type="float">
            <text:p><text:s/>0.05 </text:p>
          </table:table-cell>
          <table:table-cell table:style-name="ce159" office:value-type="float" office:value="137.2" calcext:value-type="float">
            <text:p>137.2</text:p>
          </table:table-cell>
          <table:table-cell table:style-name="ce159" office:value-type="float" office:value="8.43" calcext:value-type="float">
            <text:p>8.4</text:p>
          </table:table-cell>
          <table:table-cell table:style-name="ce159" office:value-type="float" office:value="11.3" calcext:value-type="float">
            <text:p>11.3</text:p>
          </table:table-cell>
          <table:table-cell table:style-name="ce159" office:value-type="float" office:value="12.54" calcext:value-type="float">
            <text:p>12.5</text:p>
          </table:table-cell>
          <table:table-cell table:style-name="ce159" office:value-type="float" office:value="10.79" calcext:value-type="float">
            <text:p>10.8</text:p>
          </table:table-cell>
          <table:table-cell table:style-name="ce159" office:value-type="float" office:value="28.2" calcext:value-type="float">
            <text:p>28.2</text:p>
          </table:table-cell>
          <table:table-cell table:style-name="ce176" table:formula="of:=SUM([.C65:.I65])" office:value-type="float" office:value="208.51220042" calcext:value-type="float">
            <text:p>208.5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8" table:formula="of:=[.D65]/[.D$38]*100" office:value-type="float" office:value="105.134099616858" calcext:value-type="float">
            <text:p>105</text:p>
          </table:table-cell>
          <table:table-cell table:style-name="ce188" table:formula="of:=[.E65]/[.E$38]*100" office:value-type="float" office:value="70.25" calcext:value-type="float">
            <text:p>70</text:p>
          </table:table-cell>
          <table:table-cell table:style-name="ce188" table:formula="of:=[.F65]/[.F$38]*100" office:value-type="float" office:value="32.9446064139942" calcext:value-type="float">
            <text:p>33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65]/[.H$38]*100" office:value-type="float" office:value="101.31455399061" calcext:value-type="float">
            <text:p>101</text:p>
          </table:table-cell>
          <table:table-cell table:style-name="ce193" table:formula="of:=[.I65]/[.I$38]*100" office:value-type="float" office:value="94.6308724832215" calcext:value-type="float">
            <text:p>95</text:p>
          </table:table-cell>
          <table:table-cell table:style-name="ce136"/>
          <table:table-cell table:number-columns-repeated="1005"/>
        </table:table-row>
        <table:table-row table:style-name="ro13">
          <table:table-cell table:style-name="ce140" office:value-type="float" office:value="2013" calcext:value-type="float">
            <text:p>2013 </text:p>
          </table:table-cell>
          <table:table-cell table:style-name="ce138"/>
          <table:table-cell table:style-name="ce151" office:value-type="float" office:value="0.054224873" calcext:value-type="float">
            <text:p><text:s/>0.05 </text:p>
          </table:table-cell>
          <table:table-cell table:style-name="ce159" office:value-type="float" office:value="125" calcext:value-type="float">
            <text:p>125.0</text:p>
          </table:table-cell>
          <table:table-cell table:style-name="ce159" office:value-type="string" calcext:value-type="string">
            <text:p>..</text:p>
          </table:table-cell>
          <table:table-cell table:style-name="ce159" office:value-type="float" office:value="16.6" calcext:value-type="float">
            <text:p>16.6</text:p>
          </table:table-cell>
          <table:table-cell table:style-name="ce159" office:value-type="float" office:value="11.39" calcext:value-type="float">
            <text:p>11.4</text:p>
          </table:table-cell>
          <table:table-cell table:style-name="ce159" office:value-type="float" office:value="10.69" calcext:value-type="float">
            <text:p>10.7</text:p>
          </table:table-cell>
          <table:table-cell table:style-name="ce161" office:value-type="string" calcext:value-type="string">
            <text:p>..</text:p>
          </table:table-cell>
          <table:table-cell table:style-name="ce176" office:value-type="string" calcext:value-type="string">
            <text:p>..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8" table:formula="of:=[.D66]/[.D$38]*100" office:value-type="float" office:value="95.7854406130268" calcext:value-type="float">
            <text:p>96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F66]/[.F$38]*100" office:value-type="float" office:value="48.396501457726" calcext:value-type="float">
            <text:p>48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66]/[.H$38]*100" office:value-type="float" office:value="100.37558685446" calcext:value-type="float">
            <text:p>100</text:p>
          </table:table-cell>
          <table:table-cell table:style-name="ce188" office:value-type="string" calcext:value-type="string">
            <text:p>..</text:p>
          </table:table-cell>
          <table:table-cell table:number-columns-repeated="1006"/>
        </table:table-row>
        <table:table-row table:style-name="ro13">
          <table:table-cell table:style-name="ce140" office:value-type="float" office:value="2014" calcext:value-type="float">
            <text:p>2014 </text:p>
          </table:table-cell>
          <table:table-cell table:style-name="ce138"/>
          <table:table-cell table:style-name="ce151" office:value-type="float" office:value="0.059878" calcext:value-type="float">
            <text:p><text:s/>0.06 </text:p>
          </table:table-cell>
          <table:table-cell table:style-name="ce161" office:value-type="float" office:value="122.9" calcext:value-type="float">
            <text:p>122.9</text:p>
          </table:table-cell>
          <table:table-cell table:style-name="ce159" office:value-type="string" calcext:value-type="string">
            <text:p>..</text:p>
          </table:table-cell>
          <table:table-cell table:style-name="ce159" office:value-type="float" office:value="17.1" calcext:value-type="float">
            <text:p>17.1</text:p>
          </table:table-cell>
          <table:table-cell table:style-name="ce159" office:value-type="float" office:value="11.81" calcext:value-type="float">
            <text:p>11.8</text:p>
          </table:table-cell>
          <table:table-cell table:style-name="ce159" office:value-type="float" office:value="9.41" calcext:value-type="float">
            <text:p>9.4</text:p>
          </table:table-cell>
          <table:table-cell table:number-columns-repeated="2" table:style-name="ce159" office:value-type="string" calcext:value-type="string">
            <text:p>..</text:p>
          </table:table-cell>
          <table:table-cell table:style-name="ce182"/>
          <table:table-cell table:style-name="ce184" office:value-type="string" calcext:value-type="string">
            <text:p>..</text:p>
          </table:table-cell>
          <table:table-cell table:style-name="ce188" table:formula="of:=[.D67]/[.D$38]*100" office:value-type="float" office:value="94.176245210728" calcext:value-type="float">
            <text:p>94</text:p>
          </table:table-cell>
          <table:table-cell table:style-name="ce193" office:value-type="string" calcext:value-type="string">
            <text:p>..</text:p>
          </table:table-cell>
          <table:table-cell table:style-name="ce188" table:formula="of:=[.F67]/[.F$38]*100" office:value-type="float" office:value="49.8542274052478" calcext:value-type="float">
            <text:p>50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67]/[.H$38]*100" office:value-type="float" office:value="88.3568075117371" calcext:value-type="float">
            <text:p>88</text:p>
          </table:table-cell>
          <table:table-cell table:style-name="ce193" office:value-type="string" calcext:value-type="string">
            <text:p>..</text:p>
          </table:table-cell>
          <table:table-cell table:number-columns-repeated="1006"/>
        </table:table-row>
        <table:table-row table:style-name="ro13">
          <table:table-cell table:style-name="ce140" office:value-type="float" office:value="2015" calcext:value-type="float">
            <text:p>2015 </text:p>
          </table:table-cell>
          <table:table-cell table:style-name="ce138"/>
          <table:table-cell table:style-name="ce151" office:value-type="float" office:value="0.056440754" calcext:value-type="float">
            <text:p><text:s/>0.06 </text:p>
          </table:table-cell>
          <table:table-cell table:style-name="ce161" office:value-type="float" office:value="132.7" calcext:value-type="float">
            <text:p>132.7</text:p>
          </table:table-cell>
          <table:table-cell table:style-name="ce159" office:value-type="string" calcext:value-type="string">
            <text:p>..</text:p>
          </table:table-cell>
          <table:table-cell table:style-name="ce161" office:value-type="string" calcext:value-type="string">
            <text:p>..</text:p>
          </table:table-cell>
          <table:table-cell table:style-name="ce159" office:value-type="float" office:value="14.1953695587678" calcext:value-type="float">
            <text:p>14.2</text:p>
          </table:table-cell>
          <table:table-cell table:style-name="ce159" office:value-type="float" office:value="10.2706791046237" calcext:value-type="float">
            <text:p>10.3</text:p>
          </table:table-cell>
          <table:table-cell table:number-columns-repeated="2" table:style-name="ce159" office:value-type="string" calcext:value-type="string">
            <text:p>..</text:p>
          </table:table-cell>
          <table:table-cell table:style-name="ce182"/>
          <table:table-cell table:style-name="ce184"/>
          <table:table-cell table:style-name="ce188" table:formula="of:=[.D68]/[.D$38]*100" office:value-type="float" office:value="101.685823754789" calcext:value-type="float">
            <text:p>102</text:p>
          </table:table-cell>
          <table:table-cell table:number-columns-repeated="2" table:style-name="ce193" office:value-type="string" calcext:value-type="string">
            <text:p>..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68]/[.H$38]*100" office:value-type="float" office:value="96.4383014518657" calcext:value-type="float">
            <text:p>96</text:p>
          </table:table-cell>
          <table:table-cell table:style-name="ce193" office:value-type="string" calcext:value-type="string">
            <text:p>..</text:p>
          </table:table-cell>
          <table:table-cell table:number-columns-repeated="1006"/>
        </table:table-row>
        <table:table-row table:style-name="ro13">
          <table:table-cell table:style-name="ce140" office:value-type="float" office:value="2016" calcext:value-type="float">
            <text:p>2016 </text:p>
          </table:table-cell>
          <table:table-cell table:style-name="ce138"/>
          <table:table-cell table:style-name="ce151" office:value-type="float" office:value="0.055880268" calcext:value-type="float">
            <text:p><text:s/>0.06 </text:p>
          </table:table-cell>
          <table:table-cell table:style-name="ce161" office:value-type="float" office:value="139.9" calcext:value-type="float">
            <text:p>139.9</text:p>
          </table:table-cell>
          <table:table-cell table:style-name="ce159" office:value-type="string" calcext:value-type="string">
            <text:p>..</text:p>
          </table:table-cell>
          <table:table-cell table:style-name="ce161" office:value-type="string" calcext:value-type="string">
            <text:p>..</text:p>
          </table:table-cell>
          <table:table-cell table:number-columns-repeated="4" table:style-name="ce159" office:value-type="string" calcext:value-type="string">
            <text:p>..</text:p>
          </table:table-cell>
          <table:table-cell table:style-name="ce182"/>
          <table:table-cell table:style-name="ce184"/>
          <table:table-cell table:style-name="ce188" table:formula="of:=[.D69]/[.D$38]*100" office:value-type="float" office:value="107.2030651341" calcext:value-type="float">
            <text:p>107</text:p>
          </table:table-cell>
          <table:table-cell table:number-columns-repeated="3" table:style-name="ce193" office:value-type="string" calcext:value-type="string">
            <text:p>..</text:p>
          </table:table-cell>
          <table:table-cell table:style-name="ce188" office:value-type="string" calcext:value-type="string">
            <text:p>..</text:p>
          </table:table-cell>
          <table:table-cell table:style-name="ce193" office:value-type="string" calcext:value-type="string">
            <text:p>..</text:p>
          </table:table-cell>
          <table:table-cell table:number-columns-repeated="1006"/>
        </table:table-row>
        <table:table-row table:style-name="ro13">
          <table:table-cell table:style-name="ce140" office:value-type="float" office:value="2017" calcext:value-type="float">
            <text:p>2017 </text:p>
          </table:table-cell>
          <table:table-cell table:style-name="ce138"/>
          <table:table-cell table:style-name="ce151" office:value-type="float" office:value="0.060262563" calcext:value-type="float">
            <text:p><text:s/>0.06 </text:p>
          </table:table-cell>
          <table:table-cell table:style-name="ce161" office:value-type="float" office:value="122.6" calcext:value-type="float">
            <text:p>122.6</text:p>
          </table:table-cell>
          <table:table-cell table:style-name="ce159" office:value-type="string" calcext:value-type="string">
            <text:p>..</text:p>
          </table:table-cell>
          <table:table-cell table:style-name="ce161" office:value-type="string" calcext:value-type="string">
            <text:p>..</text:p>
          </table:table-cell>
          <table:table-cell table:number-columns-repeated="3" table:style-name="ce159" office:value-type="string" calcext:value-type="string">
            <text:p>..</text:p>
          </table:table-cell>
          <table:table-cell table:style-name="ce176" office:value-type="string" calcext:value-type="string">
            <text:p>..</text:p>
          </table:table-cell>
          <table:table-cell table:style-name="ce181"/>
          <table:table-cell table:style-name="ce184"/>
          <table:table-cell table:style-name="ce188" table:formula="of:=[.D70]/[.D$38]*100" office:value-type="float" office:value="93.9463601532567" calcext:value-type="float">
            <text:p>94</text:p>
          </table:table-cell>
          <table:table-cell table:number-columns-repeated="3" table:style-name="ce193" office:value-type="string" calcext:value-type="string">
            <text:p>..</text:p>
          </table:table-cell>
          <table:table-cell table:style-name="ce188" office:value-type="string" calcext:value-type="string">
            <text:p>..</text:p>
          </table:table-cell>
          <table:table-cell table:style-name="ce193" office:value-type="string" calcext:value-type="string">
            <text:p>..</text:p>
          </table:table-cell>
          <table:table-cell table:number-columns-repeated="1006"/>
        </table:table-row>
        <table:table-row table:style-name="ro19">
          <table:table-cell table:style-name="ce141" office:value-type="float" office:value="2018" calcext:value-type="float">
            <text:p>2018 </text:p>
          </table:table-cell>
          <table:table-cell table:style-name="ce148"/>
          <table:table-cell table:style-name="ce152" office:value-type="float" office:value="0.062307813" calcext:value-type="float">
            <text:p><text:s/>0.06 </text:p>
          </table:table-cell>
          <table:table-cell table:style-name="ce162" office:value-type="float" office:value="128.6" calcext:value-type="float">
            <text:p>128.6</text:p>
          </table:table-cell>
          <table:table-cell table:number-columns-repeated="2" table:style-name="ce162" office:value-type="string" calcext:value-type="string">
            <text:p>..</text:p>
          </table:table-cell>
          <table:table-cell table:number-columns-repeated="3" table:style-name="ce166" office:value-type="string" calcext:value-type="string">
            <text:p>..</text:p>
          </table:table-cell>
          <table:table-cell table:style-name="ce177" office:value-type="string" calcext:value-type="string">
            <text:p>..</text:p>
          </table:table-cell>
          <table:table-cell table:style-name="ce183"/>
          <table:table-cell table:style-name="ce185"/>
          <table:table-cell table:style-name="ce190" table:formula="of:=[.D71]/[.D$38]*100" office:value-type="float" office:value="98.544061302682" calcext:value-type="float">
            <text:p>99</text:p>
          </table:table-cell>
          <table:table-cell table:style-name="ce194"/>
          <table:table-cell table:number-columns-repeated="2" table:style-name="ce194" office:value-type="string" calcext:value-type="string">
            <text:p>..</text:p>
          </table:table-cell>
          <table:table-cell table:style-name="ce190" office:value-type="string" calcext:value-type="string">
            <text:p>..</text:p>
          </table:table-cell>
          <table:table-cell table:style-name="ce194" office:value-type="string" calcext:value-type="string">
            <text:p>..</text:p>
          </table:table-cell>
          <table:table-cell table:number-columns-repeated="1006"/>
        </table:table-row>
        <table:table-row table:style-name="ro18">
          <table:table-cell table:style-name="ce17" office:value-type="string" calcext:value-type="string">
            <text:p>1. The figures for 'road', 'rail', 'coastwise shipping' and 'inland waterways' are the total amounts lifted in Scotland.</text:p>
          </table:table-cell>
          <table:table-cell table:style-name="ce17" table:number-columns-repeated="1023"/>
        </table:table-row>
        <table:table-row table:style-name="ro18">
          <table:table-cell table:style-name="ce17" office:value-type="string" calcext:value-type="string">
            <text:p><text:s text:c="5"/>The category of 'coastal shipping' is shown for historical reasons. <text:s/>It is defined in a different way:</text:p>
          </table:table-cell>
          <table:table-cell table:style-name="ce17" table:number-columns-repeated="1023"/>
        </table:table-row>
        <table:table-row table:style-name="ro18">
          <table:table-cell table:style-name="ce17" table:number-columns-repeated="3"/>
          <table:table-cell table:style-name="ce17" office:value-type="string" calcext:value-type="string">
            <text:p>     the 'coastal shipping' figure is the total lifted in Scotland <text:span text:style-name="T17">plus</text:span></text:p>
          </table:table-cell>
          <table:table-cell table:style-name="ce17" table:number-columns-repeated="1020"/>
        </table:table-row>
        <table:table-row table:style-name="ro18">
          <table:table-cell table:style-name="ce17" table:number-columns-repeated="3"/>
          <table:table-cell table:style-name="ce17" office:value-type="string" calcext:value-type="string">
            <text:p><text:s text:c="5"/>the total lifted elsewhere in the UK which is delivered in Scotland.</text:p>
          </table:table-cell>
          <table:table-cell table:style-name="ce17" table:number-columns-repeated="13"/>
          <table:table-cell table:style-name="ce198"/>
          <table:table-cell table:style-name="ce17" table:number-columns-repeated="1006"/>
        </table:table-row>
        <table:table-row table:style-name="ro18">
          <table:table-cell table:style-name="ce17" office:value-type="string" calcext:value-type="string">
            <text:p><text:s text:c="5"/>The 'pipeline' figure is the estimated amount of crude oil carried by on-shore pipelines which are </text:p>
          </table:table-cell>
          <table:table-cell table:style-name="ce17" table:number-columns-repeated="1023"/>
        </table:table-row>
        <table:table-row table:style-name="ro18">
          <table:table-cell table:style-name="ce17" office:value-type="string" calcext:value-type="string">
            <text:p><text:s text:c="5"/>over 50km in length. </text:p>
          </table:table-cell>
          <table:table-cell table:style-name="ce17" table:number-columns-repeated="1023"/>
        </table:table-row>
        <table:table-row table:style-name="ro18">
          <table:table-cell table:style-name="ce17" office:value-type="string" calcext:value-type="string">
            <text:p><text:s text:c="5"/>This table does not show one port traffic to / from oil rigs and the sea bed.</text:p>
          </table:table-cell>
          <table:table-cell table:style-name="ce17" table:number-columns-repeated="1023"/>
        </table:table-row>
        <table:table-row table:style-name="ro18">
          <table:table-cell table:style-name="ce142" office:value-type="string" calcext:value-type="string">
            <text:p>2. <text:s/>The figures are all for calendar years except for the figures for 'rail' from 1985,</text:p>
          </table:table-cell>
          <table:table-cell table:style-name="ce17" table:number-columns-repeated="1023"/>
        </table:table-row>
        <table:table-row table:style-name="ro18">
          <table:table-cell table:style-name="ce142" office:value-type="string" calcext:value-type="string">
            <text:p><text:s text:c="7"/>which are for the financial years which start in the specified calendar years </text:p>
          </table:table-cell>
          <table:table-cell table:style-name="ce17" table:number-columns-repeated="1023"/>
        </table:table-row>
        <table:table-row table:style-name="ro20" table:visibility="collapse">
          <table:table-cell table:style-name="ce25" office:value-type="string" calcext:value-type="string">
            <text:p>3.<text:span text:style-name="T15"> </text:span><text:span text:style-name="T16"> As a result of changes arising from the 1968 Transport Act, figures from 1968 onwards are not comparable with those of previous years.</text:span></text:p>
          </table:table-cell>
          <table:table-cell table:style-name="ce17" table:number-columns-repeated="1023"/>
        </table:table-row>
        <table:table-row table:style-name="ro21">
          <table:table-cell table:style-name="ce17" office:value-type="string" calcext:value-type="string">
            <text:p><text:s text:c="7"/>(e.g. the rail figures for 1997 are for 1997-98).</text:p>
          </table:table-cell>
          <table:table-cell table:style-name="ce17" table:number-columns-repeated="1023"/>
        </table:table-row>
        <table:table-row table:style-name="ro21">
          <table:table-cell table:style-name="ce143" office:value-type="string" calcext:value-type="string">
            <text:p>3. The estimated amounts of crude oil and products carried by pipelines over 50km in length. 2012 figures are provisional. </text:p>
          </table:table-cell>
          <table:table-cell table:style-name="ce143" table:number-columns-repeated="15"/>
          <table:table-cell table:style-name="ce17" table:number-columns-repeated="1008"/>
        </table:table-row>
        <table:table-row table:style-name="ro22">
          <table:table-cell table:style-name="ce17" office:value-type="string" calcext:value-type="string">
            <text:p>4. A new system for collecting port statistics was introduced in 2000. Data prior to that are on a different basis.</text:p>
          </table:table-cell>
          <table:table-cell table:style-name="ce17" table:number-columns-repeated="1023"/>
        </table:table-row>
        <table:table-row table:style-name="ro18">
          <table:table-cell table:style-name="ce17" office:value-type="string" calcext:value-type="string">
            <text:p>5. Changes to the methodology for collecting road freight data mean that previous figures are not comparable.</text:p>
          </table:table-cell>
          <table:table-cell table:style-name="ce17" table:number-columns-repeated="1023"/>
        </table:table-row>
        <table:table-row table:style-name="ro18">
          <table:table-cell table:style-name="ce144" office:value-type="string" calcext:value-type="string">
            <text:p>6. <text:s/>Domestic freight estimates for 2006 to 2009 were revised on 27 October 2011</text:p>
          </table:table-cell>
          <table:table-cell table:style-name="ce17" table:number-columns-repeated="1023"/>
        </table:table-row>
        <table:table-row table:style-name="ro8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13" table:number-rows-repeated="1048487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Print_Area" table:base-cell-address="$'H2 a freight tonnes'.$A$1" table:cell-range-address="$'H2 a freight tonnes'.$A$1:.$R$86" table:range-usable-as="print-range"/>
        </table:named-expressions>
      </table:table>
      <table:table table:name="freight_road_total" table:style-name="ta1">
        <table:table-column table:style-name="co2" table:default-cell-style-name="Default"/>
        <table:table-column table:style-name="co2" table:number-columns-repeated="4" table:default-cell-style-name="ce3"/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Road</text:p>
          </table:table-cell>
          <table:table-cell table:style-name="ce6" office:value-type="string" calcext:value-type="string">
            <text:p>Non-road</text:p>
          </table:table-cell>
          <table:table-cell table:style-name="ce6" office:value-type="string" calcext:value-type="string">
            <text:p>Air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'H2 a freight tonnes'.J43]" office:value-type="float" office:value="264.32" calcext:value-type="float">
            <text:p>264.32</text:p>
          </table:table-cell>
          <table:table-cell table:formula="of:=['H2 a freight tonnes'.D43]" office:value-type="float" office:value="160.6" calcext:value-type="float">
            <text:p>160.60</text:p>
          </table:table-cell>
          <table:table-cell table:formula="of:=SUM(['H2 a freight tonnes'.E43:.I43])" office:value-type="float" office:value="103.72" calcext:value-type="float">
            <text:p>103.72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'H2 a freight tonnes'.J44]" office:value-type="float" office:value="248.84" calcext:value-type="float">
            <text:p>248.84</text:p>
          </table:table-cell>
          <table:table-cell table:formula="of:=['H2 a freight tonnes'.D44]" office:value-type="float" office:value="148.8" calcext:value-type="float">
            <text:p>148.80</text:p>
          </table:table-cell>
          <table:table-cell table:formula="of:=SUM(['H2 a freight tonnes'.E44:.I44])" office:value-type="float" office:value="100.04" calcext:value-type="float">
            <text:p>100.04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'H2 a freight tonnes'.J45]" office:value-type="float" office:value="254.52" calcext:value-type="float">
            <text:p>254.52</text:p>
          </table:table-cell>
          <table:table-cell table:formula="of:=['H2 a freight tonnes'.D45]" office:value-type="float" office:value="157.1" calcext:value-type="float">
            <text:p>157.10</text:p>
          </table:table-cell>
          <table:table-cell table:formula="of:=SUM(['H2 a freight tonnes'.E45:.I45])" office:value-type="float" office:value="97.42" calcext:value-type="float">
            <text:p>97.42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'H2 a freight tonnes'.J46]" office:value-type="float" office:value="255.66" calcext:value-type="float">
            <text:p>255.66</text:p>
          </table:table-cell>
          <table:table-cell table:formula="of:=['H2 a freight tonnes'.D46]" office:value-type="float" office:value="158.9" calcext:value-type="float">
            <text:p>158.90</text:p>
          </table:table-cell>
          <table:table-cell table:formula="of:=SUM(['H2 a freight tonnes'.E46:.I46])" office:value-type="float" office:value="96.76" calcext:value-type="float">
            <text:p>96.76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'H2 a freight tonnes'.J47]" office:value-type="float" office:value="255.944" calcext:value-type="float">
            <text:p>255.94</text:p>
          </table:table-cell>
          <table:table-cell table:formula="of:=['H2 a freight tonnes'.D47]" office:value-type="float" office:value="155.8" calcext:value-type="float">
            <text:p>155.80</text:p>
          </table:table-cell>
          <table:table-cell table:formula="of:=SUM(['H2 a freight tonnes'.E47:.I47])" office:value-type="float" office:value="100.144" calcext:value-type="float">
            <text:p>100.14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'H2 a freight tonnes'.J48]" office:value-type="float" office:value="262.342" calcext:value-type="float">
            <text:p>262.34</text:p>
          </table:table-cell>
          <table:table-cell table:formula="of:=['H2 a freight tonnes'.D48]" office:value-type="float" office:value="157.7" calcext:value-type="float">
            <text:p>157.70</text:p>
          </table:table-cell>
          <table:table-cell table:formula="of:=SUM(['H2 a freight tonnes'.E48:.I48])" office:value-type="float" office:value="104.642" calcext:value-type="float">
            <text:p>104.64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'H2 a freight tonnes'.J49]" office:value-type="float" office:value="281.012" calcext:value-type="float">
            <text:p>281.01</text:p>
          </table:table-cell>
          <table:table-cell table:formula="of:=['H2 a freight tonnes'.D49]" office:value-type="float" office:value="162.4" calcext:value-type="float">
            <text:p>162.40</text:p>
          </table:table-cell>
          <table:table-cell table:formula="of:=SUM(['H2 a freight tonnes'.E49:.I49])" office:value-type="float" office:value="118.612" calcext:value-type="float">
            <text:p>118.61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'H2 a freight tonnes'.J50]" office:value-type="float" office:value="275.675" calcext:value-type="float">
            <text:p>275.68</text:p>
          </table:table-cell>
          <table:table-cell table:formula="of:=['H2 a freight tonnes'.D50]" office:value-type="float" office:value="157.4" calcext:value-type="float">
            <text:p>157.40</text:p>
          </table:table-cell>
          <table:table-cell table:formula="of:=SUM(['H2 a freight tonnes'.E50:.I50])" office:value-type="float" office:value="118.275" calcext:value-type="float">
            <text:p>118.28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'H2 a freight tonnes'.J51]" office:value-type="float" office:value="287.121" calcext:value-type="float">
            <text:p>287.12</text:p>
          </table:table-cell>
          <table:table-cell table:formula="of:=['H2 a freight tonnes'.D51]" office:value-type="float" office:value="155.6" calcext:value-type="float">
            <text:p>155.60</text:p>
          </table:table-cell>
          <table:table-cell table:formula="of:=SUM(['H2 a freight tonnes'.E51:.I51])" office:value-type="float" office:value="131.521" calcext:value-type="float">
            <text:p>131.52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'H2 a freight tonnes'.J52]" office:value-type="float" office:value="278.135" calcext:value-type="float">
            <text:p>278.14</text:p>
          </table:table-cell>
          <table:table-cell table:formula="of:=['H2 a freight tonnes'.D52]" office:value-type="float" office:value="155.8" calcext:value-type="float">
            <text:p>155.80</text:p>
          </table:table-cell>
          <table:table-cell table:formula="of:=SUM(['H2 a freight tonnes'.E52:.I52])" office:value-type="float" office:value="122.335" calcext:value-type="float">
            <text:p>122.34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'H2 a freight tonnes'.J53]" office:value-type="float" office:value="262.808061366" calcext:value-type="float">
            <text:p>262.81</text:p>
          </table:table-cell>
          <table:table-cell table:formula="of:=['H2 a freight tonnes'.D53]" office:value-type="float" office:value="158.5" calcext:value-type="float">
            <text:p>158.50</text:p>
          </table:table-cell>
          <table:table-cell table:formula="of:=SUM(['H2 a freight tonnes'.E53:.I53])" office:value-type="float" office:value="104.229" calcext:value-type="float">
            <text:p>104.23</text:p>
          </table:table-cell>
          <table:table-cell table:formula="of:=['H2 a freight tonnes'.C53]*1000" office:value-type="float" office:value="79.061366" calcext:value-type="float">
            <text:p>79.0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'H2 a freight tonnes'.J54]" office:value-type="float" office:value="247.959218126" calcext:value-type="float">
            <text:p>247.96</text:p>
          </table:table-cell>
          <table:table-cell table:formula="of:=['H2 a freight tonnes'.D54]" office:value-type="float" office:value="150.8" calcext:value-type="float">
            <text:p>150.80</text:p>
          </table:table-cell>
          <table:table-cell table:formula="of:=SUM(['H2 a freight tonnes'.E54:.I54])" office:value-type="float" office:value="97.082161" calcext:value-type="float">
            <text:p>97.08</text:p>
          </table:table-cell>
          <table:table-cell table:formula="of:=['H2 a freight tonnes'.C54]*1000" office:value-type="float" office:value="77.057126" calcext:value-type="float">
            <text:p>77.0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'H2 a freight tonnes'.J55]" office:value-type="float" office:value="245.369007809" calcext:value-type="float">
            <text:p>245.37</text:p>
          </table:table-cell>
          <table:table-cell table:formula="of:=['H2 a freight tonnes'.D55]" office:value-type="float" office:value="154.4" calcext:value-type="float">
            <text:p>154.40</text:p>
          </table:table-cell>
          <table:table-cell table:formula="of:=SUM(['H2 a freight tonnes'.E55:.I55])" office:value-type="float" office:value="90.891996" calcext:value-type="float">
            <text:p>90.89</text:p>
          </table:table-cell>
          <table:table-cell table:formula="of:=['H2 a freight tonnes'.C55]*1000" office:value-type="float" office:value="77.011809" calcext:value-type="float">
            <text:p>77.0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'H2 a freight tonnes'.J56]" office:value-type="float" office:value="243.460320288" calcext:value-type="float">
            <text:p>243.46</text:p>
          </table:table-cell>
          <table:table-cell table:formula="of:=['H2 a freight tonnes'.D56]" office:value-type="float" office:value="153.4" calcext:value-type="float">
            <text:p>153.40</text:p>
          </table:table-cell>
          <table:table-cell table:formula="of:=SUM(['H2 a freight tonnes'.E56:.I56])" office:value-type="float" office:value="89.979532" calcext:value-type="float">
            <text:p>89.98</text:p>
          </table:table-cell>
          <table:table-cell table:formula="of:=['H2 a freight tonnes'.C56]*1000" office:value-type="float" office:value="80.788288" calcext:value-type="float">
            <text:p>80.7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'H2 a freight tonnes'.J57]" office:value-type="float" office:value="268.969995407" calcext:value-type="float">
            <text:p>268.97</text:p>
          </table:table-cell>
          <table:table-cell table:formula="of:=['H2 a freight tonnes'.D57]" office:value-type="float" office:value="173.7" calcext:value-type="float">
            <text:p>173.70</text:p>
          </table:table-cell>
          <table:table-cell table:formula="of:=SUM(['H2 a freight tonnes'.E57:.I57])" office:value-type="float" office:value="95.189039" calcext:value-type="float">
            <text:p>95.19</text:p>
          </table:table-cell>
          <table:table-cell table:formula="of:=['H2 a freight tonnes'.C57]*1000" office:value-type="float" office:value="80.956407" calcext:value-type="float">
            <text:p>80.9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'H2 a freight tonnes'.J58]" office:value-type="float" office:value="274.714365083538" calcext:value-type="float">
            <text:p>274.71</text:p>
          </table:table-cell>
          <table:table-cell table:formula="of:=['H2 a freight tonnes'.D58]" office:value-type="float" office:value="165.6" calcext:value-type="float">
            <text:p>165.60</text:p>
          </table:table-cell>
          <table:table-cell table:formula="of:=SUM(['H2 a freight tonnes'.E58:.I58])" office:value-type="float" office:value="109.034947657538" calcext:value-type="float">
            <text:p>109.03</text:p>
          </table:table-cell>
          <table:table-cell table:formula="of:=['H2 a freight tonnes'.C58]*1000" office:value-type="float" office:value="79.417426" calcext:value-type="float">
            <text:p>79.4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'H2 a freight tonnes'.J59]" office:value-type="float" office:value="267.32852103701" calcext:value-type="float">
            <text:p>267.33</text:p>
          </table:table-cell>
          <table:table-cell table:formula="of:=['H2 a freight tonnes'.D59]" office:value-type="float" office:value="170.03526122401" calcext:value-type="float">
            <text:p>170.04</text:p>
          </table:table-cell>
          <table:table-cell table:formula="of:=SUM(['H2 a freight tonnes'.E59:.I59])" office:value-type="float" office:value="97.21" calcext:value-type="float">
            <text:p>97.21</text:p>
          </table:table-cell>
          <table:table-cell table:formula="of:=['H2 a freight tonnes'.C59]*1000" office:value-type="float" office:value="83.259813" calcext:value-type="float">
            <text:p>83.2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'H2 a freight tonnes'.J60]" office:value-type="float" office:value="276.484594224565" calcext:value-type="float">
            <text:p>276.48</text:p>
          </table:table-cell>
          <table:table-cell table:formula="of:=['H2 a freight tonnes'.D60]" office:value-type="float" office:value="176.828491596565" calcext:value-type="float">
            <text:p>176.83</text:p>
          </table:table-cell>
          <table:table-cell table:formula="of:=SUM(['H2 a freight tonnes'.E60:.I60])" office:value-type="float" office:value="99.59" calcext:value-type="float">
            <text:p>99.59</text:p>
          </table:table-cell>
          <table:table-cell table:formula="of:=['H2 a freight tonnes'.C60]*1000" office:value-type="float" office:value="66.102628" calcext:value-type="float">
            <text:p>66.1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'H2 a freight tonnes'.J61]" office:value-type="float" office:value="258.851710807646" calcext:value-type="float">
            <text:p>258.85</text:p>
          </table:table-cell>
          <table:table-cell table:formula="of:=['H2 a freight tonnes'.D61]" office:value-type="float" office:value="157.031482903646" calcext:value-type="float">
            <text:p>157.03</text:p>
          </table:table-cell>
          <table:table-cell table:formula="of:=SUM(['H2 a freight tonnes'.E61:.I61])" office:value-type="float" office:value="101.77" calcext:value-type="float">
            <text:p>101.77</text:p>
          </table:table-cell>
          <table:table-cell table:formula="of:=['H2 a freight tonnes'.C61]*1000" office:value-type="float" office:value="50.227904" calcext:value-type="float">
            <text:p>50.2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'H2 a freight tonnes'.J62]" office:value-type="float" office:value="223.904345830391" calcext:value-type="float">
            <text:p>223.90</text:p>
          </table:table-cell>
          <table:table-cell table:formula="of:=['H2 a freight tonnes'.D62]" office:value-type="float" office:value="131.923459823391" calcext:value-type="float">
            <text:p>131.92</text:p>
          </table:table-cell>
          <table:table-cell table:formula="of:=SUM(['H2 a freight tonnes'.E62:.I62])" office:value-type="float" office:value="91.93" calcext:value-type="float">
            <text:p>91.93</text:p>
          </table:table-cell>
          <table:table-cell table:formula="of:=['H2 a freight tonnes'.C62]*1000" office:value-type="float" office:value="50.886007" calcext:value-type="float">
            <text:p>50.8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'H2 a freight tonnes'.J63]" office:value-type="float" office:value="220.601496128932" calcext:value-type="float">
            <text:p>220.60</text:p>
          </table:table-cell>
          <table:table-cell table:formula="of:=['H2 a freight tonnes'.D63]" office:value-type="float" office:value="131.933964368932" calcext:value-type="float">
            <text:p>131.93</text:p>
          </table:table-cell>
          <table:table-cell table:formula="of:=SUM(['H2 a freight tonnes'.E63:.I63])" office:value-type="float" office:value="88.62" calcext:value-type="float">
            <text:p>88.62</text:p>
          </table:table-cell>
          <table:table-cell table:formula="of:=['H2 a freight tonnes'.C63]*1000" office:value-type="float" office:value="47.53176" calcext:value-type="float">
            <text:p>47.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'H2 a freight tonnes'.J64]" office:value-type="float" office:value="222.15516197" calcext:value-type="float">
            <text:p>222.16</text:p>
          </table:table-cell>
          <table:table-cell table:formula="of:=['H2 a freight tonnes'.D64]" office:value-type="float" office:value="134.8" calcext:value-type="float">
            <text:p>134.80</text:p>
          </table:table-cell>
          <table:table-cell table:formula="of:=SUM(['H2 a freight tonnes'.E64:.I64])" office:value-type="float" office:value="87.31" calcext:value-type="float">
            <text:p>87.31</text:p>
          </table:table-cell>
          <table:table-cell table:formula="of:=['H2 a freight tonnes'.C64]*1000" office:value-type="float" office:value="45.16197" calcext:value-type="float">
            <text:p>45.1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'H2 a freight tonnes'.J65]" office:value-type="float" office:value="208.51220042" calcext:value-type="float">
            <text:p>208.51</text:p>
          </table:table-cell>
          <table:table-cell table:formula="of:=['H2 a freight tonnes'.D65]" office:value-type="float" office:value="137.2" calcext:value-type="float">
            <text:p>137.20</text:p>
          </table:table-cell>
          <table:table-cell table:formula="of:=SUM(['H2 a freight tonnes'.E65:.I65])" office:value-type="float" office:value="71.26" calcext:value-type="float">
            <text:p>71.26</text:p>
          </table:table-cell>
          <table:table-cell table:formula="of:=['H2 a freight tonnes'.C65]*1000" office:value-type="float" office:value="52.20042" calcext:value-type="float">
            <text:p>52.2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table:formula="of:=['H2 a freight tonnes'.D66]" office:value-type="float" office:value="125" calcext:value-type="float">
            <text:p>125.00</text:p>
          </table:table-cell>
          <table:table-cell table:formula="of:=SUM(['H2 a freight tonnes'.E66:.I66])" office:value-type="float" office:value="38.68" calcext:value-type="float">
            <text:p>38.68</text:p>
          </table:table-cell>
          <table:table-cell table:formula="of:=['H2 a freight tonnes'.C66]*1000" office:value-type="float" office:value="54.224873" calcext:value-type="float">
            <text:p>54.2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formula="of:=['H2 a freight tonnes'.D67]" office:value-type="float" office:value="122.9" calcext:value-type="float">
            <text:p>122.90</text:p>
          </table:table-cell>
          <table:table-cell table:formula="of:=SUM(['H2 a freight tonnes'.E67:.I67])" office:value-type="float" office:value="38.32" calcext:value-type="float">
            <text:p>38.32</text:p>
          </table:table-cell>
          <table:table-cell table:formula="of:=['H2 a freight tonnes'.C67]*1000" office:value-type="float" office:value="59.878" calcext:value-type="float">
            <text:p>59.8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formula="of:=['H2 a freight tonnes'.D68]" office:value-type="float" office:value="132.7" calcext:value-type="float">
            <text:p>132.70</text:p>
          </table:table-cell>
          <table:table-cell table:formula="of:=SUM(['H2 a freight tonnes'.E68:.I68])" office:value-type="float" office:value="24.4660486633915" calcext:value-type="float">
            <text:p>24.47</text:p>
          </table:table-cell>
          <table:table-cell table:formula="of:=['H2 a freight tonnes'.C68]*1000" office:value-type="float" office:value="56.440754" calcext:value-type="float">
            <text:p>56.4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formula="of:=['H2 a freight tonnes'.D69]" office:value-type="float" office:value="139.9" calcext:value-type="float">
            <text:p>139.90</text:p>
          </table:table-cell>
          <table:table-cell/>
          <table:table-cell table:formula="of:=['H2 a freight tonnes'.C69]*1000" office:value-type="float" office:value="55.880268" calcext:value-type="float">
            <text:p>55.8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formula="of:=['H2 a freight tonnes'.D70]" office:value-type="float" office:value="122.6" calcext:value-type="float">
            <text:p>122.60</text:p>
          </table:table-cell>
          <table:table-cell/>
          <table:table-cell table:formula="of:=['H2 a freight tonnes'.C70]*1000" office:value-type="float" office:value="60.262563" calcext:value-type="float">
            <text:p>60.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formula="of:=['H2 a freight tonnes'.D71]" office:value-type="float" office:value="128.6" calcext:value-type="float">
            <text:p>128.60</text:p>
          </table:table-cell>
          <table:table-cell/>
          <table:table-cell table:formula="of:=['H2 a freight tonnes'.C71]*1000" office:value-type="float" office:value="62.307813" calcext:value-type="float">
            <text:p>62.31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ce4"/>
          <table:table-cell table:style-name="Default"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ce4" office:value-type="string" calcext:value-type="string">
            <text:p>Freight transported / million tonn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YAXISTITLE2</text:p>
          </table:table-cell>
          <table:table-cell table:style-name="ce4" office:value-type="string" calcext:value-type="string">
            <text:p>Air freight transported / million tonn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USEYAXIS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YMBOLS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LEGENDX</text:p>
          </table:table-cell>
          <table:table-cell table:style-name="Default" office:value-type="float" office:value="1992" calcext:value-type="float">
            <text:p>1992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LEGENDY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YMAX2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3"/>
        </table:table-row>
      </table:table>
      <table:table table:name="'file:///tmp/mozilla_nalu0/chapter_summary-2019.xlsx'#S1 Numbers" table:print="false" table:style-name="ta_extref">
        <table:table-source xlink:type="simple" xlink:href="/tmp/mozilla_nalu0/chapter_summary-2019.xlsx" table:table-name="S1 Numbers" table:mode="copy-results-only"/>
        <table:table-column table:number-columns-repeated="19"/>
        <table:table-row table:number-rows-repeated="5">
          <table:table-cell table:number-columns-repeated="19"/>
        </table:table-row>
        <table:table-row>
          <table:table-cell table:number-columns-repeated="2"/>
          <table:table-cell table:style-name="ce1" office:value-type="float" office:value="2058">
            <text:p>2058</text:p>
          </table:table-cell>
          <table:table-cell table:style-name="ce1" office:value-type="float" office:value="2103.89">
            <text:p>2103.89</text:p>
          </table:table-cell>
          <table:table-cell/>
          <table:table-cell table:style-name="ce1" office:value-type="float" office:value="2231.214">
            <text:p>2231.214</text:p>
          </table:table-cell>
          <table:table-cell table:style-name="ce1" office:value-type="float" office:value="2258.652">
            <text:p>2258.652</text:p>
          </table:table-cell>
          <table:table-cell table:style-name="ce1" office:value-type="float" office:value="2313.385">
            <text:p>2313.385</text:p>
          </table:table-cell>
          <table:table-cell table:style-name="ce1" office:value-type="float" office:value="2347.38">
            <text:p>2347.38</text:p>
          </table:table-cell>
          <table:table-cell table:style-name="ce1" office:value-type="float" office:value="2361.892">
            <text:p>2361.892</text:p>
          </table:table-cell>
          <table:table-cell table:style-name="ce1" office:value-type="float" office:value="2364.265">
            <text:p>2364.265</text:p>
          </table:table-cell>
          <table:table-cell table:style-name="ce1" office:value-type="float" office:value="2369">
            <text:p>2369</text:p>
          </table:table-cell>
          <table:table-cell table:style-name="ce1" office:value-type="float" office:value="2395">
            <text:p>2395</text:p>
          </table:table-cell>
          <table:table-cell table:style-name="ce1" office:value-type="float" office:value="2436">
            <text:p>2436</text:p>
          </table:table-cell>
          <table:table-cell table:style-name="ce1" office:value-type="float" office:value="2495.633">
            <text:p>2495.633</text:p>
          </table:table-cell>
          <table:table-cell table:style-name="ce1" office:value-type="float" office:value="2537">
            <text:p>2537</text:p>
          </table:table-cell>
          <table:table-cell table:style-name="ce1" office:value-type="float" office:value="2594.3">
            <text:p>2594.3</text:p>
          </table:table-cell>
          <table:table-cell table:style-name="ce1" office:value-type="float" office:value="2638.041">
            <text:p>2638.041</text:p>
          </table:table-cell>
          <table:table-cell table:style-name="ce1" office:value-type="float" office:value="2664.874">
            <text:p>2664.874</text:p>
          </table:table-cell>
        </table:table-row>
        <table:table-row>
          <table:table-cell table:number-columns-repeated="2"/>
          <table:table-cell table:style-name="ce1" office:value-type="float" office:value="2330">
            <text:p>2330</text:p>
          </table:table-cell>
          <table:table-cell table:style-name="ce1" office:value-type="float" office:value="2382.99">
            <text:p>2382.99</text:p>
          </table:table-cell>
          <table:table-cell table:style-name="ce1" office:value-type="float" office:value="2448.184">
            <text:p>2448.184</text:p>
          </table:table-cell>
          <table:table-cell table:style-name="ce1" office:value-type="float" office:value="2531.334">
            <text:p>2531.334</text:p>
          </table:table-cell>
          <table:table-cell table:style-name="ce1" office:value-type="float" office:value="2564.293">
            <text:p>2564.293</text:p>
          </table:table-cell>
          <table:table-cell table:style-name="ce1" office:value-type="float" office:value="2626.983">
            <text:p>2626.983</text:p>
          </table:table-cell>
          <table:table-cell table:style-name="ce1" office:value-type="float" office:value="2665.186">
            <text:p>2665.186</text:p>
          </table:table-cell>
          <table:table-cell table:style-name="ce1" office:value-type="float" office:value="2683.897">
            <text:p>2683.897</text:p>
          </table:table-cell>
          <table:table-cell table:style-name="ce1" office:value-type="float" office:value="2684.682">
            <text:p>2684.682</text:p>
          </table:table-cell>
          <table:table-cell table:style-name="ce1" office:value-type="float" office:value="2691">
            <text:p>2691</text:p>
          </table:table-cell>
          <table:table-cell table:style-name="ce1" office:value-type="float" office:value="2717">
            <text:p>2717</text:p>
          </table:table-cell>
          <table:table-cell table:style-name="ce1" office:value-type="float" office:value="2759">
            <text:p>2759</text:p>
          </table:table-cell>
          <table:table-cell table:style-name="ce1" office:value-type="float" office:value="2821.36">
            <text:p>2821.36</text:p>
          </table:table-cell>
          <table:table-cell table:style-name="ce1" office:value-type="float" office:value="2862.757">
            <text:p>2862.757</text:p>
          </table:table-cell>
          <table:table-cell table:style-name="ce1" office:value-type="float" office:value="2918.853">
            <text:p>2918.853</text:p>
          </table:table-cell>
          <table:table-cell table:style-name="ce1" office:value-type="float" office:value="2961.599">
            <text:p>2961.599</text:p>
          </table:table-cell>
          <table:table-cell table:style-name="ce1" office:value-type="float" office:value="2990.715">
            <text:p>2990.715</text:p>
          </table:table-cell>
        </table:table-row>
        <table:table-row>
          <table:table-cell table:number-columns-repeated="2"/>
          <table:table-cell table:style-name="ce1" office:value-type="float" office:value="259.4">
            <text:p>259.4</text:p>
          </table:table-cell>
          <table:table-cell table:style-name="ce1" office:value-type="float" office:value="262.4">
            <text:p>262.4</text:p>
          </table:table-cell>
          <table:table-cell/>
          <table:table-cell table:style-name="ce1" office:value-type="float" office:value="251.022">
            <text:p>251.022</text:p>
          </table:table-cell>
          <table:table-cell table:style-name="ce1" office:value-type="float" office:value="242.923">
            <text:p>242.923</text:p>
          </table:table-cell>
          <table:table-cell table:style-name="ce1" office:value-type="float" office:value="250.916">
            <text:p>250.916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08.7">
            <text:p>208.7</text:p>
          </table:table-cell>
          <table:table-cell table:style-name="ce1" office:value-type="float" office:value="202.3">
            <text:p>202.3</text:p>
          </table:table-cell>
          <table:table-cell table:style-name="ce1" office:value-type="float" office:value="216.4">
            <text:p>216.4</text:p>
          </table:table-cell>
          <table:table-cell table:style-name="ce1" office:value-type="float" office:value="241.4">
            <text:p>241.4</text:p>
          </table:table-cell>
          <table:table-cell table:style-name="ce1" office:value-type="float" office:value="262.164">
            <text:p>262.164</text:p>
          </table:table-cell>
          <table:table-cell table:style-name="ce1" office:value-type="float" office:value="267.578">
            <text:p>267.578</text:p>
          </table:table-cell>
          <table:table-cell table:style-name="ce1" office:value-type="float" office:value="270.165">
            <text:p>270.165</text:p>
          </table:table-cell>
          <table:table-cell table:style-name="ce1" office:value-type="float" office:value="249.709">
            <text:p>249.709</text:p>
          </table:table-cell>
          <table:table-cell table:style-name="ce1" office:value-type="float" office:value="233.058">
            <text:p>233.058</text:p>
          </table:table-cell>
        </table:table-row>
        <table:table-row table:number-rows-repeated="2">
          <table:table-cell table:number-columns-repeated="19"/>
        </table:table-row>
        <table:table-row>
          <table:table-cell table:number-columns-repeated="2"/>
          <table:table-cell table:style-name="ce1" office:value-type="float" office:value="470.74">
            <text:p>470.74</text:p>
          </table:table-cell>
          <table:table-cell table:style-name="ce1" office:value-type="float" office:value="477.582">
            <text:p>477.582</text:p>
          </table:table-cell>
          <table:table-cell table:style-name="ce1" office:value-type="float" office:value="459.268173536673">
            <text:p>459.268173536673</text:p>
          </table:table-cell>
          <table:table-cell table:style-name="ce1" office:value-type="float" office:value="465.391119683515">
            <text:p>465.391119683515</text:p>
          </table:table-cell>
          <table:table-cell table:style-name="ce1" office:value-type="float" office:value="475.872198740522">
            <text:p>475.872198740522</text:p>
          </table:table-cell>
          <table:table-cell table:style-name="ce1" office:value-type="float" office:value="487.271881894458">
            <text:p>487.271881894458</text:p>
          </table:table-cell>
          <table:table-cell table:style-name="ce1" office:value-type="float" office:value="483.62759932549">
            <text:p>483.62759932549</text:p>
          </table:table-cell>
          <table:table-cell table:style-name="ce1" office:value-type="float" office:value="457.983911839514">
            <text:p>457.983911839514</text:p>
          </table:table-cell>
          <table:table-cell table:style-name="ce1" office:value-type="float" office:value="430.20142850459">
            <text:p>430.20142850459</text:p>
          </table:table-cell>
          <table:table-cell table:style-name="ce1" office:value-type="float" office:value="435.660268367125">
            <text:p>435.660268367125</text:p>
          </table:table-cell>
          <table:table-cell table:style-name="ce1" office:value-type="float" office:value="420.334432701299">
            <text:p>420.334432701299</text:p>
          </table:table-cell>
          <table:table-cell table:style-name="ce1" office:value-type="float" office:value="421.048833547764">
            <text:p>421.048833547764</text:p>
          </table:table-cell>
          <table:table-cell table:style-name="ce1" office:value-type="float" office:value="414.250710598202">
            <text:p>414.250710598202</text:p>
          </table:table-cell>
          <table:table-cell table:style-name="ce1" office:value-type="float" office:value="406.936771888043">
            <text:p>406.936771888043</text:p>
          </table:table-cell>
          <table:table-cell table:style-name="ce1" office:value-type="float" office:value="392.955734482248">
            <text:p>392.955734482248</text:p>
          </table:table-cell>
          <table:table-cell table:style-name="ce1" office:value-type="float" office:value="388.257862998502">
            <text:p>388.257862998502</text:p>
          </table:table-cell>
          <table:table-cell table:style-name="ce1" office:value-type="float" office:value="379.76783306071">
            <text:p>379.76783306071</text:p>
          </table:table-cell>
        </table:table-row>
        <table:table-row>
          <table:table-cell table:number-columns-repeated="5"/>
          <table:table-cell table:style-name="ce1" office:value-type="float" office:value="374.236405437532">
            <text:p>374.236405437532</text:p>
          </table:table-cell>
          <table:table-cell table:style-name="ce1" office:value-type="float" office:value="384.650130661814">
            <text:p>384.650130661814</text:p>
          </table:table-cell>
          <table:table-cell table:style-name="ce1" office:value-type="float" office:value="397.06190911625">
            <text:p>397.06190911625</text:p>
          </table:table-cell>
          <table:table-cell table:style-name="ce1" office:value-type="float" office:value="385.719933929439">
            <text:p>385.719933929439</text:p>
          </table:table-cell>
          <table:table-cell table:style-name="ce1" office:value-type="float" office:value="376.779086975645">
            <text:p>376.779086975645</text:p>
          </table:table-cell>
          <table:table-cell table:style-name="ce1" office:value-type="float" office:value="346.416168429808">
            <text:p>346.416168429808</text:p>
          </table:table-cell>
          <table:table-cell table:style-name="ce1" office:value-type="float" office:value="338.07985654891">
            <text:p>338.07985654891</text:p>
          </table:table-cell>
          <table:table-cell table:style-name="ce1" office:value-type="float" office:value="326.975256168344">
            <text:p>326.975256168344</text:p>
          </table:table-cell>
          <table:table-cell table:style-name="ce1" office:value-type="float" office:value="331.687917874535">
            <text:p>331.687917874535</text:p>
          </table:table-cell>
          <table:table-cell table:style-name="ce1" office:value-type="float" office:value="336.151879892196">
            <text:p>336.151879892196</text:p>
          </table:table-cell>
          <table:table-cell table:style-name="ce1" office:value-type="float" office:value="338.459920906776">
            <text:p>338.459920906776</text:p>
          </table:table-cell>
          <table:table-cell table:style-name="ce1" office:value-type="float" office:value="335.252350202604">
            <text:p>335.252350202604</text:p>
          </table:table-cell>
          <table:table-cell table:style-name="ce1" office:value-type="float" office:value="332.992754686181">
            <text:p>332.992754686181</text:p>
          </table:table-cell>
          <table:table-cell table:style-name="ce1" office:value-type="float" office:value="333.612411795292">
            <text:p>333.612411795292</text:p>
          </table:table-cell>
        </table:table-row>
        <table:table-row>
          <table:table-cell table:number-columns-repeated="18"/>
          <table:table-cell table:style-name="ce1" office:value-type="string">
            <text:p>£ million</text:p>
          </table:table-cell>
        </table:table-row>
        <table:table-row>
          <table:table-cell table:number-columns-repeated="6"/>
          <table:table-cell table:style-name="ce1" office:value-type="float" office:value="697.9">
            <text:p>697.9</text:p>
          </table:table-cell>
          <table:table-cell table:style-name="ce1" office:value-type="float" office:value="723.5">
            <text:p>723.5</text:p>
          </table:table-cell>
          <table:table-cell table:style-name="ce1" office:value-type="float" office:value="748.7">
            <text:p>748.7</text:p>
          </table:table-cell>
          <table:table-cell table:style-name="ce1" office:value-type="float" office:value="748.7">
            <text:p>748.7</text:p>
          </table:table-cell>
          <table:table-cell table:style-name="ce1" office:value-type="float" office:value="713.1">
            <text:p>713.1</text:p>
          </table:table-cell>
          <table:table-cell table:style-name="ce1" office:value-type="float" office:value="717.3">
            <text:p>717.3</text:p>
          </table:table-cell>
          <table:table-cell table:style-name="ce1" office:value-type="float" office:value="732.1">
            <text:p>732.1</text:p>
          </table:table-cell>
          <table:table-cell table:style-name="ce1" office:value-type="float" office:value="716.5">
            <text:p>716.5</text:p>
          </table:table-cell>
          <table:table-cell table:style-name="ce1" office:value-type="float" office:value="700.4">
            <text:p>700.4</text:p>
          </table:table-cell>
          <table:table-cell table:style-name="ce1" office:value-type="float" office:value="721.5">
            <text:p>721.5</text:p>
          </table:table-cell>
          <table:table-cell table:style-name="ce1" office:value-type="float" office:value="720.9">
            <text:p>720.9</text:p>
          </table:table-cell>
          <table:table-cell table:style-name="ce1" office:value-type="float" office:value="700.9">
            <text:p>700.9</text:p>
          </table:table-cell>
          <table:table-cell table:style-name="ce1" office:value-type="float" office:value="694.2">
            <text:p>694.2</text:p>
          </table:table-cell>
        </table:table-row>
        <table:table-row table:number-rows-repeated="2">
          <table:table-cell table:number-columns-repeated="19"/>
        </table:table-row>
        <table:table-row>
          <table:table-cell table:number-columns-repeated="2"/>
          <table:table-cell table:style-name="ce1" office:value-type="float" office:value="154.4">
            <text:p>154.4</text:p>
          </table:table-cell>
          <table:table-cell table:style-name="ce1" office:value-type="float" office:value="153.393">
            <text:p>153.393</text:p>
          </table:table-cell>
          <table:table-cell table:style-name="ce1" office:value-type="float" office:value="173.7">
            <text:p>173.7</text:p>
          </table:table-cell>
          <table:table-cell table:style-name="ce1" office:value-type="float" office:value="165.6">
            <text:p>165.6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76.8">
            <text:p>176.8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31.9">
            <text:p>131.9</text:p>
          </table:table-cell>
          <table:table-cell table:style-name="ce1" office:value-type="float" office:value="131.9">
            <text:p>131.9</text:p>
          </table:table-cell>
          <table:table-cell table:style-name="ce1" office:value-type="float" office:value="134.8">
            <text:p>134.8</text:p>
          </table:table-cell>
          <table:table-cell table:style-name="ce1" office:value-type="float" office:value="137.2">
            <text:p>137.2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2.9">
            <text:p>122.9</text:p>
          </table:table-cell>
          <table:table-cell table:style-name="ce1" office:value-type="float" office:value="132.7">
            <text:p>132.7</text:p>
          </table:table-cell>
          <table:table-cell table:style-name="ce1" office:value-type="float" office:value="139.9">
            <text:p>139.9</text:p>
          </table:table-cell>
          <table:table-cell table:style-name="ce1" office:value-type="float" office:value="122.6">
            <text:p>122.6</text:p>
          </table:table-cell>
          <table:table-cell table:style-name="ce1" office:value-type="float" office:value="128.6">
            <text:p>128.6</text:p>
          </table:table-cell>
        </table:table-row>
        <table:table-row>
          <table:table-cell table:number-columns-repeated="2"/>
          <table:table-cell table:style-name="ce1" office:value-type="float" office:value="9.119996">
            <text:p>9.119996</text:p>
          </table:table-cell>
          <table:table-cell table:style-name="ce1" office:value-type="float" office:value="8.318532">
            <text:p>8.318532</text:p>
          </table:table-cell>
          <table:table-cell table:style-name="ce1" office:value-type="float" office:value="11.25">
            <text:p>11.25</text:p>
          </table:table-cell>
          <table:table-cell table:style-name="ce1" office:value-type="float" office:value="14.32">
            <text:p>14.32</text:p>
          </table:table-cell>
          <table:table-cell table:style-name="ce1" office:value-type="float" office:value="12.96">
            <text:p>12.96</text:p>
          </table:table-cell>
          <table:table-cell table:style-name="ce1" office:value-type="float" office:value="11.35">
            <text:p>11.35</text:p>
          </table:table-cell>
          <table:table-cell table:style-name="ce1" office:value-type="float" office:value="10.36">
            <text:p>10.36</text:p>
          </table:table-cell>
          <table:table-cell table:style-name="ce1" office:value-type="float" office:value="9.69">
            <text:p>9.69</text:p>
          </table:table-cell>
          <table:table-cell table:style-name="ce1" office:value-type="float" office:value="8.33">
            <text:p>8.33</text:p>
          </table:table-cell>
          <table:table-cell table:style-name="ce1" office:value-type="float" office:value="9.87">
            <text:p>9.87</text:p>
          </table:table-cell>
          <table:table-cell table:style-name="ce1" office:value-type="float" office:value="8.43">
            <text:p>8.43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</table:table-row>
        <table:table-row>
          <table:table-cell table:number-columns-repeated="2"/>
          <table:table-cell table:style-name="ce1" office:value-type="float" office:value="19.2">
            <text:p>19.2</text:p>
          </table:table-cell>
          <table:table-cell table:style-name="ce1" office:value-type="float" office:value="19.51">
            <text:p>19.51</text:p>
          </table:table-cell>
          <table:table-cell table:style-name="ce1" office:value-type="float" office:value="20.49">
            <text:p>20.49</text:p>
          </table:table-cell>
          <table:table-cell table:style-name="ce1" office:value-type="float" office:value="25.53">
            <text:p>25.53</text:p>
          </table:table-cell>
          <table:table-cell table:style-name="ce1" office:value-type="float" office:value="20.58">
            <text:p>20.58</text:p>
          </table:table-cell>
          <table:table-cell table:style-name="ce1" office:value-type="float" office:value="22.79">
            <text:p>22.79</text:p>
          </table:table-cell>
          <table:table-cell table:style-name="ce1" office:value-type="float" office:value="23.28">
            <text:p>23.28</text:p>
          </table:table-cell>
          <table:table-cell table:style-name="ce1" office:value-type="float" office:value="19.84">
            <text:p>19.84</text:p>
          </table:table-cell>
          <table:table-cell table:style-name="ce1" office:value-type="float" office:value="17.95">
            <text:p>17.95</text:p>
          </table:table-cell>
          <table:table-cell table:style-name="ce1" office:value-type="float" office:value="16.33">
            <text:p>16.33</text:p>
          </table:table-cell>
          <table:table-cell table:style-name="ce1" office:value-type="float" office:value="12.54">
            <text:p>12.54</text:p>
          </table:table-cell>
          <table:table-cell table:style-name="ce1" office:value-type="float" office:value="11.39">
            <text:p>11.39</text:p>
          </table:table-cell>
          <table:table-cell table:style-name="ce1" office:value-type="float" office:value="11.81">
            <text:p>11.81</text:p>
          </table:table-cell>
          <table:table-cell table:style-name="ce1" office:value-type="float" office:value="14.1953695587678">
            <text:p>14.1953695587678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</table:table-row>
        <table:table-row>
          <table:table-cell table:number-columns-repeated="2"/>
          <table:table-cell table:style-name="ce1" office:value-type="float" office:value="1.81">
            <text:p>1.81</text:p>
          </table:table-cell>
          <table:table-cell table:style-name="ce1" office:value-type="float" office:value="1.54">
            <text:p>1.54</text:p>
          </table:table-cell>
          <table:table-cell/>
          <table:table-cell table:style-name="ce1" office:value-type="float" office:value="1.76">
            <text:p>1.76</text:p>
          </table:table-cell>
          <table:table-cell table:style-name="ce1" office:value-type="float" office:value="1.48">
            <text:p>1.48</text:p>
          </table:table-cell>
          <table:table-cell table:style-name="ce1" office:value-type="float" office:value="1.83">
            <text:p>1.83</text:p>
          </table:table-cell>
          <table:table-cell table:style-name="ce1" office:value-type="float" office:value="1.75">
            <text:p>1.75</text:p>
          </table:table-cell>
          <table:table-cell table:style-name="ce1" office:value-type="float" office:value="3.59">
            <text:p>3.59</text:p>
          </table:table-cell>
          <table:table-cell table:style-name="ce1" office:value-type="float" office:value="1.88">
            <text:p>1.88</text:p>
          </table:table-cell>
          <table:table-cell table:style-name="ce1" office:value-type="float" office:value="2.42">
            <text:p>2.42</text:p>
          </table:table-cell>
          <table:table-cell table:style-name="ce1" office:value-type="float" office:value="2.57">
            <text:p>2.57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2.19">
            <text:p>2.19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</table:table-row>
        <table:table-row>
          <table:table-cell table:number-columns-repeated="2"/>
          <table:table-cell table:style-name="ce1" office:value-type="float" office:value="10.01">
            <text:p>10.01</text:p>
          </table:table-cell>
          <table:table-cell table:style-name="ce1" office:value-type="float" office:value="10.06">
            <text:p>10.06</text:p>
          </table:table-cell>
          <table:table-cell/>
          <table:table-cell table:style-name="ce1" office:value-type="float" office:value="10.19">
            <text:p>10.19</text:p>
          </table:table-cell>
          <table:table-cell table:style-name="ce1" office:value-type="float" office:value="10.16">
            <text:p>10.16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12.19">
            <text:p>12.19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10.89">
            <text:p>10.89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10.79">
            <text:p>10.79</text:p>
          </table:table-cell>
          <table:table-cell table:style-name="ce1" office:value-type="float" office:value="10.69">
            <text:p>10.69</text:p>
          </table:table-cell>
          <table:table-cell table:style-name="ce1" office:value-type="float" office:value="9.41">
            <text:p>9.41</text:p>
          </table:table-cell>
          <table:table-cell table:style-name="ce1" office:value-type="float" office:value="10.1448811046237">
            <text:p>10.1448811046237</text:p>
          </table:table-cell>
          <table:table-cell table:style-name="ce1" office:value-type="float" office:value="9.42086003265356">
            <text:p>9.42086003265356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</table:table-row>
        <table:table-row>
          <table:table-cell table:number-columns-repeated="2"/>
          <table:table-cell table:style-name="ce1" office:value-type="float" office:value="28.042">
            <text:p>28.042</text:p>
          </table:table-cell>
          <table:table-cell table:style-name="ce1" office:value-type="float" office:value="27.701">
            <text:p>27.701</text:p>
          </table:table-cell>
          <table:table-cell table:style-name="ce1" office:value-type="float" office:value="27.649039">
            <text:p>27.649039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27.8">
            <text:p>27.8</text:p>
          </table:table-cell>
          <table:table-cell table:style-name="ce1" office:value-type="float" office:value="27.5">
            <text:p>27.5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27.8">
            <text:p>27.8</text:p>
          </table:table-cell>
          <table:table-cell table:style-name="ce1" office:value-type="float" office:value="28.2">
            <text:p>28.2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</table:table-row>
        <table:table-row>
          <table:table-cell table:number-columns-repeated="2"/>
          <table:table-cell table:style-name="ce1" office:value-type="float" office:value="222.581996">
            <text:p>222.581996</text:p>
          </table:table-cell>
          <table:table-cell table:style-name="ce1" office:value-type="float" office:value="220.522532">
            <text:p>220.522532</text:p>
          </table:table-cell>
          <table:table-cell/>
          <table:table-cell table:style-name="ce1" office:value-type="float" office:value="245">
            <text:p>245</text:p>
          </table:table-cell>
          <table:table-cell table:style-name="ce1" office:value-type="float" office:value="242.98">
            <text:p>242.98</text:p>
          </table:table-cell>
          <table:table-cell table:style-name="ce1" office:value-type="float" office:value="250.77">
            <text:p>250.77</text:p>
          </table:table-cell>
          <table:table-cell table:style-name="ce1" office:value-type="float" office:value="232.18">
            <text:p>232.18</text:p>
          </table:table-cell>
          <table:table-cell table:style-name="ce1" office:value-type="float" office:value="202.72">
            <text:p>202.72</text:p>
          </table:table-cell>
          <table:table-cell table:style-name="ce1" office:value-type="float" office:value="198.55">
            <text:p>198.55</text:p>
          </table:table-cell>
          <table:table-cell table:style-name="ce1" office:value-type="float" office:value="201.92">
            <text:p>201.92</text:p>
          </table:table-cell>
          <table:table-cell table:style-name="ce1" office:value-type="float" office:value="199.73">
            <text:p>199.73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</table:table-row>
        <table:table-row table:number-rows-repeated="2">
          <table:table-cell table:number-columns-repeated="19"/>
        </table:table-row>
        <table:table-row>
          <table:table-cell table:number-columns-repeated="2"/>
          <table:table-cell table:style-name="ce1" office:value-type="float" office:value="3488">
            <text:p>3488</text:p>
          </table:table-cell>
          <table:table-cell table:style-name="ce1" office:value-type="float" office:value="3485">
            <text:p>3485</text:p>
          </table:table-cell>
          <table:table-cell/>
          <table:table-cell table:style-name="ce1" office:value-type="float" office:value="3505">
            <text:p>3505</text:p>
          </table:table-cell>
          <table:table-cell table:style-name="ce1" office:value-type="float" office:value="3518">
            <text:p>3518</text:p>
          </table:table-cell>
          <table:table-cell table:style-name="ce1" office:value-type="float" office:value="3505">
            <text:p>3505</text:p>
          </table:table-cell>
          <table:table-cell table:style-name="ce1" office:value-type="float" office:value="3505">
            <text:p>3505</text:p>
          </table:table-cell>
          <table:table-cell table:style-name="ce1" office:value-type="float" office:value="3520">
            <text:p>3520</text:p>
          </table:table-cell>
          <table:table-cell table:style-name="ce1" office:value-type="float" office:value="3518">
            <text:p>3518</text:p>
          </table:table-cell>
          <table:table-cell table:style-name="ce1" office:value-type="float" office:value="3536.392">
            <text:p>3536.392</text:p>
          </table:table-cell>
          <table:table-cell table:style-name="ce1" office:value-type="float" office:value="3566.411">
            <text:p>3566.411</text:p>
          </table:table-cell>
          <table:table-cell table:style-name="ce1" office:value-type="float" office:value="3564.797">
            <text:p>3564.797</text:p>
          </table:table-cell>
          <table:table-cell table:style-name="ce1" office:value-type="float" office:value="3636.94">
            <text:p>3636.94</text:p>
          </table:table-cell>
          <table:table-cell table:style-name="ce1" office:value-type="float" office:value="3638.461">
            <text:p>3638.461</text:p>
          </table:table-cell>
          <table:table-cell table:style-name="ce1" office:value-type="float" office:value="3668.874">
            <text:p>3668.874</text:p>
          </table:table-cell>
          <table:table-cell table:style-name="ce1" office:value-type="float" office:value="3680.862">
            <text:p>3680.862</text:p>
          </table:table-cell>
          <table:table-cell table:style-name="ce1" office:value-type="float" office:value="3735.062">
            <text:p>3735.062</text:p>
          </table:table-cell>
        </table:table-row>
        <table:table-row>
          <table:table-cell table:number-columns-repeated="2"/>
          <table:table-cell table:style-name="ce1" office:value-type="float" office:value="7417">
            <text:p>7417</text:p>
          </table:table-cell>
          <table:table-cell table:style-name="ce1" office:value-type="float" office:value="7418">
            <text:p>7418</text:p>
          </table:table-cell>
          <table:table-cell/>
          <table:table-cell table:style-name="ce1" office:value-type="float" office:value="7433">
            <text:p>7433</text:p>
          </table:table-cell>
          <table:table-cell table:style-name="ce1" office:value-type="float" office:value="7424.04">
            <text:p>7424.04</text:p>
          </table:table-cell>
          <table:table-cell table:style-name="ce1" office:value-type="float" office:value="7380.73">
            <text:p>7380.73</text:p>
          </table:table-cell>
          <table:table-cell table:style-name="ce1" office:value-type="float" office:value="7421">
            <text:p>7421</text:p>
          </table:table-cell>
          <table:table-cell table:style-name="ce1" office:value-type="float" office:value="7421">
            <text:p>7421</text:p>
          </table:table-cell>
          <table:table-cell table:style-name="ce1" office:value-type="float" office:value="7414">
            <text:p>7414</text:p>
          </table:table-cell>
          <table:table-cell table:style-name="ce1" office:value-type="float" office:value="7467">
            <text:p>7467</text:p>
          </table:table-cell>
          <table:table-cell table:style-name="ce1" office:value-type="float" office:value="7472.5">
            <text:p>7472.5</text:p>
          </table:table-cell>
          <table:table-cell table:style-name="ce1" office:value-type="float" office:value="7472.7">
            <text:p>7472.7</text:p>
          </table:table-cell>
          <table:table-cell table:style-name="ce1" office:value-type="float" office:value="7406.128">
            <text:p>7406.128</text:p>
          </table:table-cell>
          <table:table-cell table:style-name="ce1" office:value-type="float" office:value="7414">
            <text:p>7414</text:p>
          </table:table-cell>
          <table:table-cell table:style-name="ce1" office:value-type="float" office:value="7418">
            <text:p>7418</text:p>
          </table:table-cell>
          <table:table-cell table:style-name="ce1" office:value-type="float" office:value="7427">
            <text:p>7427</text:p>
          </table:table-cell>
          <table:table-cell table:style-name="ce1" office:value-type="float" office:value="7500.449">
            <text:p>7500.449</text:p>
          </table:table-cell>
        </table:table-row>
        <table:table-row>
          <table:table-cell table:number-columns-repeated="2"/>
          <table:table-cell table:style-name="ce1" office:value-type="float" office:value="43684.49">
            <text:p>43684.49</text:p>
          </table:table-cell>
          <table:table-cell table:style-name="ce1" office:value-type="float" office:value="43656.56">
            <text:p>43656.56</text:p>
          </table:table-cell>
          <table:table-cell/>
          <table:table-cell table:style-name="ce1" office:value-type="float" office:value="43908.53">
            <text:p>43908.53</text:p>
          </table:table-cell>
          <table:table-cell table:style-name="ce1" office:value-type="float" office:value="44026.35">
            <text:p>44026.35</text:p>
          </table:table-cell>
          <table:table-cell table:style-name="ce1" office:value-type="float" office:value="44300.16">
            <text:p>44300.16</text:p>
          </table:table-cell>
          <table:table-cell table:style-name="ce1" office:value-type="float" office:value="44417.6">
            <text:p>44417.6</text:p>
          </table:table-cell>
          <table:table-cell table:style-name="ce1" office:value-type="float" office:value="44591.35">
            <text:p>44591.35</text:p>
          </table:table-cell>
          <table:table-cell table:style-name="ce1" office:value-type="float" office:value="44693.6">
            <text:p>44693.6</text:p>
          </table:table-cell>
          <table:table-cell table:style-name="ce1" office:value-type="float" office:value="44768.775">
            <text:p>44768.775</text:p>
          </table:table-cell>
          <table:table-cell table:style-name="ce1" office:value-type="float" office:value="44873.09">
            <text:p>44873.09</text:p>
          </table:table-cell>
          <table:table-cell table:style-name="ce1" office:value-type="float" office:value="44937.9">
            <text:p>44937.9</text:p>
          </table:table-cell>
          <table:table-cell table:style-name="ce1" office:value-type="float" office:value="45011.16">
            <text:p>45011.16</text:p>
          </table:table-cell>
          <table:table-cell table:style-name="ce1" office:value-type="float" office:value="45100">
            <text:p>45100</text:p>
          </table:table-cell>
          <table:table-cell table:style-name="ce1" office:value-type="float" office:value="45163">
            <text:p>45163</text:p>
          </table:table-cell>
          <table:table-cell table:style-name="ce1" office:value-type="float" office:value="45257">
            <text:p>45257</text:p>
          </table:table-cell>
          <table:table-cell table:style-name="ce1" office:value-type="float" office:value="45355.051">
            <text:p>45355.051</text:p>
          </table:table-cell>
        </table:table-row>
        <table:table-row>
          <table:table-cell table:number-columns-repeated="2"/>
          <table:table-cell table:style-name="ce1" office:value-type="float" office:value="54589.47">
            <text:p>54589.47</text:p>
          </table:table-cell>
          <table:table-cell table:style-name="ce1" office:value-type="float" office:value="54559.29">
            <text:p>54559.29</text:p>
          </table:table-cell>
          <table:table-cell table:style-name="ce1" office:value-type="float" office:value="54590.49">
            <text:p>54590.49</text:p>
          </table:table-cell>
          <table:table-cell table:style-name="ce1" office:value-type="float" office:value="54846.56">
            <text:p>54846.56</text:p>
          </table:table-cell>
          <table:table-cell table:style-name="ce1" office:value-type="float" office:value="54968.39">
            <text:p>54968.39</text:p>
          </table:table-cell>
          <table:table-cell table:style-name="ce1" office:value-type="float" office:value="55185.89">
            <text:p>55185.89</text:p>
          </table:table-cell>
          <table:table-cell table:style-name="ce1" office:value-type="float" office:value="55343.6">
            <text:p>55343.6</text:p>
          </table:table-cell>
          <table:table-cell table:style-name="ce1" office:value-type="float" office:value="55532.27">
            <text:p>55532.27</text:p>
          </table:table-cell>
          <table:table-cell table:style-name="ce1" office:value-type="float" office:value="55625.6">
            <text:p>55625.6</text:p>
          </table:table-cell>
          <table:table-cell table:style-name="ce1" office:value-type="float" office:value="55771.767">
            <text:p>55771.767</text:p>
          </table:table-cell>
          <table:table-cell table:style-name="ce1" office:value-type="float" office:value="55912.001">
            <text:p>55912.001</text:p>
          </table:table-cell>
          <table:table-cell table:style-name="ce1" office:value-type="float" office:value="55975.397">
            <text:p>55975.397</text:p>
          </table:table-cell>
          <table:table-cell table:style-name="ce1" office:value-type="float" office:value="56054.228">
            <text:p>56054.228</text:p>
          </table:table-cell>
          <table:table-cell table:style-name="ce1" office:value-type="float" office:value="56152.158">
            <text:p>56152.158</text:p>
          </table:table-cell>
          <table:table-cell table:style-name="ce1" office:value-type="float" office:value="56249.781">
            <text:p>56249.781</text:p>
          </table:table-cell>
          <table:table-cell table:style-name="ce1" office:value-type="float" office:value="56364">
            <text:p>56364</text:p>
          </table:table-cell>
          <table:table-cell table:style-name="ce1" office:value-type="float" office:value="56590.562">
            <text:p>56590.562</text:p>
          </table:table-cell>
        </table:table-row>
        <table:table-row table:number-rows-repeated="2">
          <table:table-cell table:number-columns-repeated="19"/>
        </table:table-row>
        <table:table-row>
          <table:table-cell table:number-columns-repeated="2"/>
          <table:table-cell table:style-name="ce1" office:value-type="float" office:value="5730">
            <text:p>5730</text:p>
          </table:table-cell>
          <table:table-cell table:style-name="ce1" office:value-type="float" office:value="5856">
            <text:p>5856</text:p>
          </table:table-cell>
          <table:table-cell table:style-name="ce1" office:value-type="float" office:value="6094.203">
            <text:p>6094.203</text:p>
          </table:table-cell>
          <table:table-cell table:style-name="ce1" office:value-type="float" office:value="6150.79">
            <text:p>6150.79</text:p>
          </table:table-cell>
          <table:table-cell table:style-name="ce1" office:value-type="float" office:value="6433">
            <text:p>6433</text:p>
          </table:table-cell>
          <table:table-cell table:style-name="ce1" office:value-type="float" office:value="6577">
            <text:p>6577</text:p>
          </table:table-cell>
          <table:table-cell table:style-name="ce1" office:value-type="float" office:value="6683">
            <text:p>6683</text:p>
          </table:table-cell>
          <table:table-cell table:style-name="ce1" office:value-type="float" office:value="6633">
            <text:p>6633</text:p>
          </table:table-cell>
          <table:table-cell table:style-name="ce1" office:value-type="float" office:value="6503">
            <text:p>6503</text:p>
          </table:table-cell>
          <table:table-cell table:style-name="ce1" office:value-type="float" office:value="6570">
            <text:p>6570</text:p>
          </table:table-cell>
          <table:table-cell table:style-name="ce1" office:value-type="float" office:value="7140">
            <text:p>7140</text:p>
          </table:table-cell>
          <table:table-cell table:style-name="ce1" office:value-type="float" office:value="7262">
            <text:p>7262</text:p>
          </table:table-cell>
          <table:table-cell table:style-name="ce1" office:value-type="float" office:value="7421">
            <text:p>7421</text:p>
          </table:table-cell>
          <table:table-cell table:style-name="ce1" office:value-type="float" office:value="7477">
            <text:p>7477</text:p>
          </table:table-cell>
          <table:table-cell table:style-name="ce1" office:value-type="float" office:value="7829">
            <text:p>7829</text:p>
          </table:table-cell>
          <table:table-cell table:style-name="ce1" office:value-type="float" office:value="8054">
            <text:p>8054</text:p>
          </table:table-cell>
          <table:table-cell table:style-name="ce1" office:value-type="float" office:value="8518">
            <text:p>8518</text:p>
          </table:table-cell>
        </table:table-row>
        <table:table-row>
          <table:table-cell table:number-columns-repeated="2"/>
          <table:table-cell table:style-name="ce1" office:value-type="float" office:value="21533">
            <text:p>21533</text:p>
          </table:table-cell>
          <table:table-cell table:style-name="ce1" office:value-type="float" office:value="21826">
            <text:p>21826</text:p>
          </table:table-cell>
          <table:table-cell table:style-name="ce1" office:value-type="float" office:value="22114">
            <text:p>22114</text:p>
          </table:table-cell>
          <table:table-cell table:style-name="ce1" office:value-type="float" office:value="21904.106">
            <text:p>21904.106</text:p>
          </table:table-cell>
          <table:table-cell table:style-name="ce1" office:value-type="float" office:value="22465">
            <text:p>22465</text:p>
          </table:table-cell>
          <table:table-cell table:style-name="ce1" office:value-type="float" office:value="22408">
            <text:p>22408</text:p>
          </table:table-cell>
          <table:table-cell table:style-name="ce1" office:value-type="float" office:value="22126">
            <text:p>22126</text:p>
          </table:table-cell>
          <table:table-cell table:style-name="ce1" office:value-type="float" office:value="22327">
            <text:p>22327</text:p>
          </table:table-cell>
          <table:table-cell table:style-name="ce1" office:value-type="float" office:value="21992">
            <text:p>21992</text:p>
          </table:table-cell>
          <table:table-cell table:style-name="ce1" office:value-type="float" office:value="21996">
            <text:p>21996</text:p>
          </table:table-cell>
          <table:table-cell table:style-name="ce1" office:value-type="float" office:value="21712">
            <text:p>21712</text:p>
          </table:table-cell>
          <table:table-cell table:style-name="ce1" office:value-type="float" office:value="21786">
            <text:p>21786</text:p>
          </table:table-cell>
          <table:table-cell table:style-name="ce1" office:value-type="float" office:value="22025">
            <text:p>22025</text:p>
          </table:table-cell>
          <table:table-cell table:style-name="ce1" office:value-type="float" office:value="22395">
            <text:p>22395</text:p>
          </table:table-cell>
          <table:table-cell table:style-name="ce1" office:value-type="float" office:value="23019">
            <text:p>23019</text:p>
          </table:table-cell>
          <table:table-cell table:style-name="ce1" office:value-type="float" office:value="23353">
            <text:p>23353</text:p>
          </table:table-cell>
          <table:table-cell table:style-name="ce1" office:value-type="float" office:value="23023">
            <text:p>23023</text:p>
          </table:table-cell>
        </table:table-row>
        <table:table-row>
          <table:table-cell table:number-columns-repeated="2"/>
          <table:table-cell table:style-name="ce1" office:value-type="float" office:value="41535">
            <text:p>41535</text:p>
          </table:table-cell>
          <table:table-cell table:style-name="ce1" office:value-type="float" office:value="42038">
            <text:p>42038</text:p>
          </table:table-cell>
          <table:table-cell table:style-name="ce1" office:value-type="float" office:value="42705.288">
            <text:p>42705.288</text:p>
          </table:table-cell>
          <table:table-cell table:style-name="ce1" office:value-type="float" office:value="42717.842">
            <text:p>42717.842</text:p>
          </table:table-cell>
          <table:table-cell table:style-name="ce1" office:value-type="float" office:value="44119">
            <text:p>44119</text:p>
          </table:table-cell>
          <table:table-cell table:style-name="ce1" office:value-type="float" office:value="44666">
            <text:p>44666</text:p>
          </table:table-cell>
          <table:table-cell table:style-name="ce1" office:value-type="float" office:value="44470">
            <text:p>44470</text:p>
          </table:table-cell>
          <table:table-cell table:style-name="ce1" office:value-type="float" office:value="44219">
            <text:p>44219</text:p>
          </table:table-cell>
          <table:table-cell table:style-name="ce1" office:value-type="float" office:value="43488">
            <text:p>43488</text:p>
          </table:table-cell>
          <table:table-cell table:style-name="ce1" office:value-type="float" office:value="43390">
            <text:p>43390</text:p>
          </table:table-cell>
          <table:table-cell table:style-name="ce1" office:value-type="float" office:value="43549">
            <text:p>43549</text:p>
          </table:table-cell>
          <table:table-cell table:style-name="ce1" office:value-type="float" office:value="43840">
            <text:p>43840</text:p>
          </table:table-cell>
          <table:table-cell table:style-name="ce1" office:value-type="float" office:value="44839">
            <text:p>44839</text:p>
          </table:table-cell>
          <table:table-cell table:style-name="ce1" office:value-type="float" office:value="45374">
            <text:p>45374</text:p>
          </table:table-cell>
          <table:table-cell table:style-name="ce1" office:value-type="float" office:value="46459">
            <text:p>46459</text:p>
          </table:table-cell>
          <table:table-cell table:style-name="ce1" office:value-type="float" office:value="47986">
            <text:p>47986</text:p>
          </table:table-cell>
          <table:table-cell table:style-name="ce1" office:value-type="float" office:value="48137">
            <text:p>48137</text:p>
          </table:table-cell>
        </table:table-row>
        <table:table-row table:number-rows-repeated="2">
          <table:table-cell table:number-columns-repeated="19"/>
        </table:table-row>
        <table:table-row>
          <table:table-cell table:number-columns-repeated="2"/>
          <table:table-cell table:style-name="ce1" office:value-type="float" office:value="304">
            <text:p>304</text:p>
          </table:table-cell>
          <table:table-cell table:style-name="ce1" office:value-type="float" office:value="336">
            <text:p>336</text:p>
          </table:table-cell>
          <table:table-cell/>
          <table:table-cell table:style-name="ce1" office:value-type="float" office:value="286">
            <text:p>286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61">
            <text:p>161</text:p>
          </table:table-cell>
        </table:table-row>
        <table:table-row>
          <table:table-cell table:number-columns-repeated="2"/>
          <table:table-cell table:style-name="ce1" office:value-type="float" office:value="3533">
            <text:p>3533</text:p>
          </table:table-cell>
          <table:table-cell table:style-name="ce1" office:value-type="float" office:value="3293">
            <text:p>3293</text:p>
          </table:table-cell>
          <table:table-cell table:style-name="ce1" office:value-type="float" office:value="3074">
            <text:p>3074</text:p>
          </table:table-cell>
          <table:table-cell table:style-name="ce1" office:value-type="float" office:value="2952">
            <text:p>2952</text:p>
          </table:table-cell>
          <table:table-cell table:style-name="ce1" office:value-type="float" office:value="2949">
            <text:p>2949</text:p>
          </table:table-cell>
          <table:table-cell table:style-name="ce1" office:value-type="float" office:value="2666">
            <text:p>2666</text:p>
          </table:table-cell>
          <table:table-cell table:style-name="ce1" office:value-type="float" office:value="2845">
            <text:p>2845</text:p>
          </table:table-cell>
          <table:table-cell table:style-name="ce1" office:value-type="float" office:value="2503">
            <text:p>2503</text:p>
          </table:table-cell>
          <table:table-cell table:style-name="ce1" office:value-type="float" office:value="2177">
            <text:p>2177</text:p>
          </table:table-cell>
          <table:table-cell table:style-name="ce1" office:value-type="float" office:value="2063">
            <text:p>2063</text:p>
          </table:table-cell>
          <table:table-cell table:style-name="ce1" office:value-type="float" office:value="2157">
            <text:p>2157</text:p>
          </table:table-cell>
          <table:table-cell table:style-name="ce1" office:value-type="float" office:value="1839">
            <text:p>1839</text:p>
          </table:table-cell>
          <table:table-cell table:style-name="ce1" office:value-type="float" office:value="1904">
            <text:p>1904</text:p>
          </table:table-cell>
          <table:table-cell table:style-name="ce1" office:value-type="float" office:value="1770">
            <text:p>1770</text:p>
          </table:table-cell>
          <table:table-cell table:style-name="ce1" office:value-type="float" office:value="1888">
            <text:p>1888</text:p>
          </table:table-cell>
          <table:table-cell table:style-name="ce1" office:value-type="float" office:value="1739">
            <text:p>1739</text:p>
          </table:table-cell>
          <table:table-cell table:style-name="ce1" office:value-type="float" office:value="1743">
            <text:p>1743</text:p>
          </table:table-cell>
        </table:table-row>
        <table:table-row>
          <table:table-cell table:number-columns-repeated="2"/>
          <table:table-cell table:style-name="ce1" office:value-type="float" office:value="19275">
            <text:p>19275</text:p>
          </table:table-cell>
          <table:table-cell table:style-name="ce1" office:value-type="float" office:value="18756">
            <text:p>18756</text:p>
          </table:table-cell>
          <table:table-cell/>
          <table:table-cell table:style-name="ce1" office:value-type="float" office:value="17885">
            <text:p>17885</text:p>
          </table:table-cell>
          <table:table-cell table:style-name="ce1" office:value-type="float" office:value="17269">
            <text:p>17269</text:p>
          </table:table-cell>
          <table:table-cell table:style-name="ce1" office:value-type="float" office:value="16239">
            <text:p>16239</text:p>
          </table:table-cell>
          <table:table-cell table:style-name="ce1" office:value-type="float" office:value="15592">
            <text:p>15592</text:p>
          </table:table-cell>
          <table:table-cell table:style-name="ce1" office:value-type="float" office:value="15043">
            <text:p>15043</text:p>
          </table:table-cell>
          <table:table-cell table:style-name="ce1" office:value-type="float" office:value="13338">
            <text:p>13338</text:p>
          </table:table-cell>
          <table:table-cell table:style-name="ce1" office:value-type="float" office:value="12785">
            <text:p>12785</text:p>
          </table:table-cell>
          <table:table-cell table:style-name="ce1" office:value-type="float" office:value="12712">
            <text:p>12712</text:p>
          </table:table-cell>
          <table:table-cell table:style-name="ce1" office:value-type="float" office:value="11492">
            <text:p>11492</text:p>
          </table:table-cell>
          <table:table-cell table:style-name="ce1" office:value-type="float" office:value="11302">
            <text:p>11302</text:p>
          </table:table-cell>
          <table:table-cell table:style-name="ce1" office:value-type="float" office:value="10977">
            <text:p>10977</text:p>
          </table:table-cell>
          <table:table-cell table:style-name="ce1" office:value-type="float" office:value="10897">
            <text:p>10897</text:p>
          </table:table-cell>
          <table:table-cell table:style-name="ce1" office:value-type="float" office:value="9433">
            <text:p>9433</text:p>
          </table:table-cell>
          <table:table-cell table:style-name="ce1" office:value-type="float" office:value="8411">
            <text:p>8411</text:p>
          </table:table-cell>
        </table:table-row>
        <table:table-row table:number-rows-repeated="2">
          <table:table-cell table:number-columns-repeated="19"/>
        </table:table-row>
        <table:table-row>
          <table:table-cell table:number-columns-repeated="2"/>
          <table:table-cell table:style-name="ce1" office:value-type="float" office:value="57.38">
            <text:p>57.38</text:p>
          </table:table-cell>
          <table:table-cell table:style-name="ce1" office:value-type="float" office:value="57.451">
            <text:p>57.451</text:p>
          </table:table-cell>
          <table:table-cell/>
          <table:table-cell table:style-name="ce1" office:value-type="float" office:value="69.43">
            <text:p>69.43</text:p>
          </table:table-cell>
          <table:table-cell table:style-name="ce1" office:value-type="float" office:value="71.585">
            <text:p>71.585</text:p>
          </table:table-cell>
          <table:table-cell table:style-name="ce1" office:value-type="float" office:value="74.468">
            <text:p>74.468</text:p>
          </table:table-cell>
          <table:table-cell table:style-name="ce1" office:value-type="float" office:value="76.429">
            <text:p>76.429</text:p>
          </table:table-cell>
          <table:table-cell table:style-name="ce1" office:value-type="float" office:value="76.929">
            <text:p>76.929</text:p>
          </table:table-cell>
          <table:table-cell table:style-name="ce1" office:value-type="float" office:value="78.29">
            <text:p>78.29</text:p>
          </table:table-cell>
          <table:table-cell table:style-name="ce1" office:value-type="float" office:value="81.1">
            <text:p>81.1</text:p>
          </table:table-cell>
          <table:table-cell table:style-name="ce1" office:value-type="float" office:value="83.25">
            <text:p>83.25</text:p>
          </table:table-cell>
          <table:table-cell table:style-name="ce1" office:value-type="float" office:value="86.34">
            <text:p>86.34</text:p>
          </table:table-cell>
          <table:table-cell table:style-name="ce1" office:value-type="float" office:value="92.68">
            <text:p>92.68</text:p>
          </table:table-cell>
          <table:table-cell table:style-name="ce1" office:value-type="float" office:value="93.21">
            <text:p>93.21</text:p>
          </table:table-cell>
          <table:table-cell table:style-name="ce1" office:value-type="float" office:value="94.24">
            <text:p>94.24</text:p>
          </table:table-cell>
          <table:table-cell table:style-name="ce1" office:value-type="float" office:value="97.78">
            <text:p>97.78</text:p>
          </table:table-cell>
          <table:table-cell table:style-name="ce1" office:value-type="float" office:value="97.7777857499999">
            <text:p>97.7777857499999</text:p>
          </table:table-cell>
        </table:table-row>
        <table:table-row table:number-rows-repeated="2">
          <table:table-cell table:number-columns-repeated="19"/>
        </table:table-row>
        <table:table-row>
          <table:table-cell table:number-columns-repeated="2"/>
          <table:table-cell table:style-name="ce1" office:value-type="float" office:value="52.37623">
            <text:p>52.37623</text:p>
          </table:table-cell>
          <table:table-cell table:style-name="ce1" office:value-type="float" office:value="55.892939">
            <text:p>55.892939</text:p>
          </table:table-cell>
          <table:table-cell table:style-name="ce1" office:value-type="float" office:value="61.256431">
            <text:p>61.256431</text:p>
          </table:table-cell>
          <table:table-cell table:style-name="ce1" office:value-type="float" office:value="66.735899">
            <text:p>66.735899</text:p>
          </table:table-cell>
          <table:table-cell table:style-name="ce1" office:value-type="float" office:value="69.785304">
            <text:p>69.785304</text:p>
          </table:table-cell>
          <table:table-cell table:style-name="ce1" office:value-type="float" office:value="72.74429">
            <text:p>72.74429</text:p>
          </table:table-cell>
          <table:table-cell table:style-name="ce1" office:value-type="float" office:value="76.2560777036701">
            <text:p>76.2560777036701</text:p>
          </table:table-cell>
          <table:table-cell table:style-name="ce1" office:value-type="float" office:value="76.4738903249403">
            <text:p>76.4738903249403</text:p>
          </table:table-cell>
          <table:table-cell table:style-name="ce1" office:value-type="float" office:value="79.4462863670296">
            <text:p>79.4462863670296</text:p>
          </table:table-cell>
          <table:table-cell table:style-name="ce1" office:value-type="float" office:value="83.3108">
            <text:p>83.3108</text:p>
          </table:table-cell>
          <table:table-cell table:style-name="ce1" office:value-type="float" office:value="85.752108">
            <text:p>85.752108</text:p>
          </table:table-cell>
          <table:table-cell table:style-name="ce1" office:value-type="float" office:value="86.7">
            <text:p>86.7</text:p>
          </table:table-cell>
          <table:table-cell table:style-name="ce1" office:value-type="float" office:value="91.7">
            <text:p>91.7</text:p>
          </table:table-cell>
          <table:table-cell table:style-name="ce1" office:value-type="float" office:value="93.4">
            <text:p>93.4</text:p>
          </table:table-cell>
          <table:table-cell table:style-name="ce1" office:value-type="float" office:value="94.2">
            <text:p>94.2</text:p>
          </table:table-cell>
          <table:table-cell table:style-name="ce1" office:value-type="float" office:value="97.141768">
            <text:p>97.141768</text:p>
          </table:table-cell>
          <table:table-cell table:style-name="ce1" office:value-type="string">
            <text:p>..</text:p>
          </table:table-cell>
        </table:table-row>
        <table:table-row>
          <table:table-cell table:number-columns-repeated="2"/>
          <table:table-cell table:style-name="ce1" office:value-type="float" office:value="296.605331644176">
            <text:p>296.605331644176</text:p>
          </table:table-cell>
          <table:table-cell table:style-name="ce1" office:value-type="float" office:value="312.192716942954">
            <text:p>312.192716942954</text:p>
          </table:table-cell>
          <table:table-cell table:number-columns-repeated="4"/>
          <table:table-cell table:style-name="ce1" office:value-type="float" office:value="390.538999395976">
            <text:p>390.538999395976</text:p>
          </table:table-cell>
          <table:table-cell table:style-name="ce1" office:value-type="float" office:value="429.058467684731">
            <text:p>429.058467684731</text:p>
          </table:table-cell>
          <table:table-cell table:style-name="ce1" office:value-type="float" office:value="444.640895736188">
            <text:p>444.640895736188</text:p>
          </table:table-cell>
          <table:table-cell table:style-name="ce1" office:value-type="float" office:value="455.728455249777">
            <text:p>455.728455249777</text:p>
          </table:table-cell>
          <table:table-cell table:style-name="ce1" office:value-type="float" office:value="473.522049545118">
            <text:p>473.522049545118</text:p>
          </table:table-cell>
          <table:table-cell table:style-name="ce1" office:value-type="float" office:value="487.560203157037">
            <text:p>487.560203157037</text:p>
          </table:table-cell>
          <table:table-cell table:style-name="ce1" office:value-type="float" office:value="512.590438837929">
            <text:p>512.590438837929</text:p>
          </table:table-cell>
          <table:table-cell table:style-name="ce1" office:value-type="float" office:value="531.489951049257">
            <text:p>531.489951049257</text:p>
          </table:table-cell>
          <table:table-cell table:style-name="ce1" office:value-type="float" office:value="537.341573179875">
            <text:p>537.341573179875</text:p>
          </table:table-cell>
          <table:table-cell table:style-name="ce1" office:value-type="float" office:value="610.60713">
            <text:p>610.60713</text:p>
          </table:table-cell>
          <table:table-cell table:style-name="ce1" office:value-type="string">
            <text:p>..</text:p>
          </table:table-cell>
        </table:table-row>
        <table:table-row table:number-rows-repeated="2">
          <table:table-cell table:number-columns-repeated="19"/>
        </table:table-row>
        <table:table-row>
          <table:table-cell table:number-columns-repeated="2"/>
          <table:table-cell table:style-name="ce1" office:value-type="float" office:value="19783">
            <text:p>19783</text:p>
          </table:table-cell>
          <table:table-cell table:style-name="ce1" office:value-type="float" office:value="21084">
            <text:p>21084</text:p>
          </table:table-cell>
          <table:table-cell table:style-name="ce1" office:value-type="float" office:value="22555">
            <text:p>22555</text:p>
          </table:table-cell>
          <table:table-cell table:style-name="ce1" office:value-type="float" office:value="23795">
            <text:p>23795</text:p>
          </table:table-cell>
          <table:table-cell table:style-name="ce1" office:value-type="float" office:value="24437">
            <text:p>24437</text:p>
          </table:table-cell>
          <table:table-cell table:style-name="ce1" office:value-type="float" office:value="25132">
            <text:p>25132</text:p>
          </table:table-cell>
          <table:table-cell table:style-name="ce1" office:value-type="float" office:value="24348">
            <text:p>24348</text:p>
          </table:table-cell>
          <table:table-cell table:style-name="ce1" office:value-type="float" office:value="22496">
            <text:p>22496</text:p>
          </table:table-cell>
          <table:table-cell table:style-name="ce1" office:value-type="float" office:value="20907">
            <text:p>20907</text:p>
          </table:table-cell>
          <table:table-cell table:style-name="ce1" office:value-type="float" office:value="22065">
            <text:p>22065</text:p>
          </table:table-cell>
          <table:table-cell table:style-name="ce1" office:value-type="float" office:value="22207">
            <text:p>22207</text:p>
          </table:table-cell>
          <table:table-cell table:style-name="ce1" office:value-type="float" office:value="23250">
            <text:p>23250</text:p>
          </table:table-cell>
          <table:table-cell table:style-name="ce1" office:value-type="float" office:value="24076">
            <text:p>24076</text:p>
          </table:table-cell>
          <table:table-cell table:style-name="ce1" office:value-type="float" office:value="25507">
            <text:p>25507</text:p>
          </table:table-cell>
          <table:table-cell table:style-name="ce1" office:value-type="float" office:value="26924">
            <text:p>26924</text:p>
          </table:table-cell>
          <table:table-cell table:style-name="ce1" office:value-type="float" office:value="28833">
            <text:p>28833</text:p>
          </table:table-cell>
          <table:table-cell table:style-name="ce1" office:value-type="float" office:value="29443">
            <text:p>29443</text:p>
          </table:table-cell>
        </table:table-row>
        <table:table-row>
          <table:table-cell table:number-columns-repeated="2"/>
          <table:table-cell table:style-name="ce1" office:value-type="float" office:value="362591">
            <text:p>362591</text:p>
          </table:table-cell>
          <table:table-cell table:style-name="ce1" office:value-type="float" office:value="367336">
            <text:p>367336</text:p>
          </table:table-cell>
          <table:table-cell/>
          <table:table-cell table:style-name="ce1" office:value-type="float" office:value="408800">
            <text:p>408800</text:p>
          </table:table-cell>
          <table:table-cell table:style-name="ce1" office:value-type="float" office:value="420552">
            <text:p>420552</text:p>
          </table:table-cell>
          <table:table-cell table:style-name="ce1" office:value-type="float" office:value="428183">
            <text:p>428183</text:p>
          </table:table-cell>
          <table:table-cell table:style-name="ce1" office:value-type="float" office:value="417082">
            <text:p>417082</text:p>
          </table:table-cell>
          <table:table-cell table:style-name="ce1" office:value-type="float" office:value="382693">
            <text:p>382693</text:p>
          </table:table-cell>
          <table:table-cell table:style-name="ce1" office:value-type="float" office:value="354427">
            <text:p>354427</text:p>
          </table:table-cell>
          <table:table-cell table:style-name="ce1" office:value-type="float" office:value="366312">
            <text:p>366312</text:p>
          </table:table-cell>
          <table:table-cell table:style-name="ce1" office:value-type="float" office:value="372060">
            <text:p>372060</text:p>
          </table:table-cell>
          <table:table-cell table:style-name="ce1" office:value-type="float" office:value="376382">
            <text:p>376382</text:p>
          </table:table-cell>
          <table:table-cell table:style-name="ce1" office:value-type="float" office:value="376184">
            <text:p>376184</text:p>
          </table:table-cell>
          <table:table-cell table:style-name="ce1" office:value-type="float" office:value="376382">
            <text:p>376382</text:p>
          </table:table-cell>
          <table:table-cell table:style-name="ce1" office:value-type="float" office:value="375.952">
            <text:p>375.952</text:p>
          </table:table-cell>
          <table:table-cell table:style-name="ce1" office:value-type="float" office:value="383.856">
            <text:p>383.856</text:p>
          </table:table-cell>
          <table:table-cell table:style-name="ce1" office:value-type="float" office:value="376.564">
            <text:p>376.564</text:p>
          </table:table-cell>
        </table:table-row>
        <table:table-row>
          <table:table-cell table:number-columns-repeated="19"/>
        </table:table-row>
        <table:table-row>
          <table:table-cell table:number-columns-repeated="2"/>
          <table:table-cell table:style-name="ce1" office:value-type="float" office:value="77.011809">
            <text:p>77.011809</text:p>
          </table:table-cell>
          <table:table-cell table:style-name="ce1" office:value-type="float" office:value="80.788288">
            <text:p>80.788288</text:p>
          </table:table-cell>
          <table:table-cell/>
          <table:table-cell table:style-name="ce1" office:value-type="float" office:value="79.417426">
            <text:p>79.417426</text:p>
          </table:table-cell>
          <table:table-cell table:style-name="ce1" office:value-type="float" office:value="83.259813">
            <text:p>83.259813</text:p>
          </table:table-cell>
          <table:table-cell table:style-name="ce1" office:value-type="float" office:value="66.102628">
            <text:p>66.102628</text:p>
          </table:table-cell>
          <table:table-cell table:style-name="ce1" office:value-type="float" office:value="50.227904">
            <text:p>50.227904</text:p>
          </table:table-cell>
          <table:table-cell table:style-name="ce1" office:value-type="float" office:value="50.886007">
            <text:p>50.886007</text:p>
          </table:table-cell>
          <table:table-cell table:style-name="ce1" office:value-type="float" office:value="47.53176">
            <text:p>47.53176</text:p>
          </table:table-cell>
          <table:table-cell table:style-name="ce1" office:value-type="float" office:value="45.16197">
            <text:p>45.16197</text:p>
          </table:table-cell>
          <table:table-cell table:style-name="ce1" office:value-type="float" office:value="52.20042">
            <text:p>52.20042</text:p>
          </table:table-cell>
          <table:table-cell table:style-name="ce1" office:value-type="float" office:value="54.224873">
            <text:p>54.224873</text:p>
          </table:table-cell>
          <table:table-cell table:style-name="ce1" office:value-type="float" office:value="59.878">
            <text:p>59.878</text:p>
          </table:table-cell>
          <table:table-cell table:style-name="ce1" office:value-type="float" office:value="56.440754">
            <text:p>56.440754</text:p>
          </table:table-cell>
          <table:table-cell table:style-name="ce1" office:value-type="float" office:value="55.880268">
            <text:p>55.880268</text:p>
          </table:table-cell>
          <table:table-cell table:style-name="ce1" office:value-type="float" office:value="60.262563">
            <text:p>60.262563</text:p>
          </table:table-cell>
          <table:table-cell table:style-name="ce1" office:value-type="float" office:value="62.307813">
            <text:p>62.307813</text:p>
          </table:table-cell>
        </table:table-row>
        <table:table-row table:number-rows-repeated="2">
          <table:table-cell table:number-columns-repeated="19"/>
        </table:table-row>
        <table:table-row>
          <table:table-cell table:number-columns-repeated="2"/>
          <table:table-cell table:style-name="ce1" office:value-type="float" office:value="9971.433">
            <text:p>9971.433</text:p>
          </table:table-cell>
          <table:table-cell table:style-name="ce1" office:value-type="float" office:value="10671.362">
            <text:p>10671.362</text:p>
          </table:table-cell>
          <table:table-cell/>
          <table:table-cell table:style-name="ce1" office:value-type="float" office:value="10572.759">
            <text:p>10572.759</text:p>
          </table:table-cell>
          <table:table-cell table:style-name="ce1" office:value-type="float" office:value="10588.667">
            <text:p>10588.667</text:p>
          </table:table-cell>
          <table:table-cell table:style-name="ce1" office:value-type="float" office:value="10671.486">
            <text:p>10671.486</text:p>
          </table:table-cell>
          <table:table-cell table:style-name="ce1" office:value-type="float" office:value="10013.63">
            <text:p>10013.63</text:p>
          </table:table-cell>
          <table:table-cell table:style-name="ce1" office:value-type="float" office:value="10218.646">
            <text:p>10218.646</text:p>
          </table:table-cell>
          <table:table-cell table:style-name="ce1" office:value-type="float" office:value="9990.442">
            <text:p>9990.442</text:p>
          </table:table-cell>
          <table:table-cell table:style-name="ce1" office:value-type="float" office:value="9631.404">
            <text:p>9631.404</text:p>
          </table:table-cell>
          <table:table-cell table:style-name="ce1" office:value-type="float" office:value="9698.268">
            <text:p>9698.268</text:p>
          </table:table-cell>
          <table:table-cell table:style-name="ce1" office:value-type="float" office:value="9662.229">
            <text:p>9662.229</text:p>
          </table:table-cell>
          <table:table-cell table:style-name="ce1" office:value-type="float" office:value="9679.145">
            <text:p>9679.145</text:p>
          </table:table-cell>
          <table:table-cell table:style-name="ce1" office:value-type="float" office:value="9554.195">
            <text:p>9554.195</text:p>
          </table:table-cell>
          <table:table-cell table:style-name="ce1" office:value-type="float" office:value="10073.397">
            <text:p>10073.397</text:p>
          </table:table-cell>
          <table:table-cell table:style-name="ce1" office:value-type="float" office:value="10254.827">
            <text:p>10254.827</text:p>
          </table:table-cell>
          <table:table-cell table:style-name="ce1" office:value-type="float" office:value="10279.183">
            <text:p>10279.183</text:p>
          </table:table-cell>
        </table:table-row>
        <table:table-row>
          <table:table-cell table:number-columns-repeated="2"/>
          <table:table-cell table:style-name="ce1" office:value-type="float" office:value="2790.626">
            <text:p>2790.626</text:p>
          </table:table-cell>
          <table:table-cell table:style-name="ce1" office:value-type="float" office:value="2955.02">
            <text:p>2955.02</text:p>
          </table:table-cell>
          <table:table-cell/>
          <table:table-cell table:style-name="ce1" office:value-type="float" office:value="3026.264">
            <text:p>3026.264</text:p>
          </table:table-cell>
          <table:table-cell table:style-name="ce1" office:value-type="float" office:value="3113.174">
            <text:p>3113.174</text:p>
          </table:table-cell>
          <table:table-cell table:style-name="ce1" office:value-type="float" office:value="3245.634">
            <text:p>3245.634</text:p>
          </table:table-cell>
          <table:table-cell table:style-name="ce1" office:value-type="float" office:value="3055.913">
            <text:p>3055.913</text:p>
          </table:table-cell>
          <table:table-cell table:style-name="ce1" office:value-type="float" office:value="3134.895">
            <text:p>3134.895</text:p>
          </table:table-cell>
          <table:table-cell table:style-name="ce1" office:value-type="float" office:value="3071.538">
            <text:p>3071.538</text:p>
          </table:table-cell>
          <table:table-cell table:style-name="ce1" office:value-type="float" office:value="3071.453">
            <text:p>3071.453</text:p>
          </table:table-cell>
          <table:table-cell table:style-name="ce1" office:value-type="float" office:value="3076.183">
            <text:p>3076.183</text:p>
          </table:table-cell>
          <table:table-cell table:style-name="ce1" office:value-type="float" office:value="2972.209">
            <text:p>2972.209</text:p>
          </table:table-cell>
          <table:table-cell table:style-name="ce1" office:value-type="float" office:value="3073.756">
            <text:p>3073.756</text:p>
          </table:table-cell>
          <table:table-cell table:style-name="ce1" office:value-type="float" office:value="3145.808">
            <text:p>3145.808</text:p>
          </table:table-cell>
          <table:table-cell table:style-name="ce1" office:value-type="float" office:value="3371.933">
            <text:p>3371.933</text:p>
          </table:table-cell>
          <table:table-cell table:style-name="ce1" office:value-type="float" office:value="3466.663">
            <text:p>3466.663</text:p>
          </table:table-cell>
          <table:table-cell table:style-name="ce1" office:value-type="float" office:value="3456.465">
            <text:p>3456.465</text:p>
          </table:table-cell>
        </table:table-row>
        <table:table-row>
          <table:table-cell table:number-columns-repeated="19"/>
        </table:table-row>
        <table:table-row>
          <table:table-cell table:number-columns-repeated="2"/>
          <table:table-cell table:style-name="ce1" office:value-type="float" office:value="7575.558">
            <text:p>7575.558</text:p>
          </table:table-cell>
          <table:table-cell table:style-name="ce1" office:value-type="float" office:value="8033.775">
            <text:p>8033.775</text:p>
          </table:table-cell>
          <table:table-cell/>
          <table:table-cell table:style-name="ce1" office:value-type="float" office:value="8327.436">
            <text:p>8327.436</text:p>
          </table:table-cell>
          <table:table-cell table:style-name="ce1" office:value-type="float" office:value="8452.667">
            <text:p>8452.667</text:p>
          </table:table-cell>
          <table:table-cell table:style-name="ce1" office:value-type="float" office:value="8466.486">
            <text:p>8466.486</text:p>
          </table:table-cell>
          <table:table-cell table:style-name="ce1" office:value-type="float" office:value="8000.63">
            <text:p>8000.63</text:p>
          </table:table-cell>
          <table:table-cell table:style-name="ce1" office:value-type="float" office:value="8271.646">
            <text:p>8271.646</text:p>
          </table:table-cell>
          <table:table-cell table:style-name="ce1" office:value-type="float" office:value="8016.426">
            <text:p>8016.426</text:p>
          </table:table-cell>
          <table:table-cell table:style-name="ce1" office:value-type="float" office:value="7773.096">
            <text:p>7773.096</text:p>
          </table:table-cell>
          <table:table-cell table:style-name="ce1" office:value-type="float" office:value="7888.147">
            <text:p>7888.147</text:p>
          </table:table-cell>
          <table:table-cell table:style-name="ce1" office:value-type="float" office:value="7830.543">
            <text:p>7830.543</text:p>
          </table:table-cell>
          <table:table-cell table:style-name="ce1" office:value-type="float" office:value="7884.312">
            <text:p>7884.312</text:p>
          </table:table-cell>
          <table:table-cell table:style-name="ce1" office:value-type="float" office:value="7824.38">
            <text:p>7824.38</text:p>
          </table:table-cell>
          <table:table-cell table:style-name="ce1" office:value-type="float" office:value="8319.954">
            <text:p>8319.954</text:p>
          </table:table-cell>
          <table:table-cell table:style-name="ce1" office:value-type="float" office:value="8501.356">
            <text:p>8501.356</text:p>
          </table:table-cell>
          <table:table-cell table:style-name="ce1" office:value-type="float" office:value="8529.138">
            <text:p>8529.138</text:p>
          </table:table-cell>
        </table:table-row>
        <table:table-row>
          <table:table-cell table:number-columns-repeated="2"/>
          <table:table-cell table:style-name="ce1" office:value-type="float" office:value="2259.626">
            <text:p>2259.626</text:p>
          </table:table-cell>
          <table:table-cell table:style-name="ce1" office:value-type="float" office:value="2388.02">
            <text:p>2388.02</text:p>
          </table:table-cell>
          <table:table-cell/>
          <table:table-cell table:style-name="ce1" office:value-type="float" office:value="2503.264">
            <text:p>2503.264</text:p>
          </table:table-cell>
          <table:table-cell table:style-name="ce1" office:value-type="float" office:value="2610.174">
            <text:p>2610.174</text:p>
          </table:table-cell>
          <table:table-cell table:style-name="ce1" office:value-type="float" office:value="2711.634">
            <text:p>2711.634</text:p>
          </table:table-cell>
          <table:table-cell table:style-name="ce1" office:value-type="float" office:value="2568.913">
            <text:p>2568.913</text:p>
          </table:table-cell>
          <table:table-cell table:style-name="ce1" office:value-type="float" office:value="2647.527">
            <text:p>2647.527</text:p>
          </table:table-cell>
          <table:table-cell table:style-name="ce1" office:value-type="float" office:value="2553.983">
            <text:p>2553.983</text:p>
          </table:table-cell>
          <table:table-cell table:style-name="ce1" office:value-type="float" office:value="2551.359">
            <text:p>2551.359</text:p>
          </table:table-cell>
          <table:table-cell table:style-name="ce1" office:value-type="float" office:value="2628.067">
            <text:p>2628.067</text:p>
          </table:table-cell>
          <table:table-cell table:style-name="ce1" office:value-type="float" office:value="2577.199">
            <text:p>2577.199</text:p>
          </table:table-cell>
          <table:table-cell table:style-name="ce1" office:value-type="float" office:value="2625.989">
            <text:p>2625.989</text:p>
          </table:table-cell>
          <table:table-cell table:style-name="ce1" office:value-type="float" office:value="2706.254">
            <text:p>2706.254</text:p>
          </table:table-cell>
          <table:table-cell table:style-name="ce1" office:value-type="float" office:value="2930.181">
            <text:p>2930.181</text:p>
          </table:table-cell>
          <table:table-cell table:style-name="ce1" office:value-type="float" office:value="3060.042">
            <text:p>3060.042</text:p>
          </table:table-cell>
          <table:table-cell table:style-name="ce1" office:value-type="float" office:value="3043.416">
            <text:p>3043.416</text:p>
          </table:table-cell>
        </table:table-row>
      </table:table>
      <table:named-expressions>
        <table:named-expression table:name="Select" table:base-cell-address="$'S2 Index'.$A$1" table:expression="IF(#REF!=1;['file:///tmp/mozilla_nalu0/chapter_summary-2019.xlsx'#$'S1 Numbers'.$A$3:.$A$60];IF(#REF!=2;[$'S2 Index'.$A$3:.$A$60];IF(#REF!=3;['file:///tmp/mozilla_nalu0/chapter_summary-2019.xlsx'#$'S3 SHS'.$B$4:.$B$107];IF(#REF!=4;['file:///tmp/mozilla_nalu0/chapter_summary-2019.xlsx'#$'S4 Cross Border'.$A$3:.$A$66];IF(#REF!=5;['file:///tmp/mozilla_nalu0/chapter_summary-2019.xlsx'#$SGB1.$A$3:.$A$64];IF(#REF!=6;['file:///tmp/mozilla_nalu0/chapter_summary-2019.xlsx'#$'SGB2 index'.$A$4:.$A$57];['file:///tmp/mozilla_nalu0/chapter_summary-2019.xlsx'#$'SGB3 rel. to pop.'.$A$4:.$A$54]))))))"/>
        <table:named-expression table:name="Select2" table:base-cell-address="$'S2 Index'.$A$1" table:expression="IF(#REF!=1;['file:///tmp/mozilla_nalu0/chapter_summary-2019.xlsx'#$'S1 Numbers'.$A$3:.$O$3];IF(#REF!=2;[$'S2 Index'.$A$3:.$O$3];IF(#REF!=3;['file:///tmp/mozilla_nalu0/chapter_summary-2019.xlsx'#$'S3 SHS'.$B$4:.$T$4];IF(#REF!=4;['file:///tmp/mozilla_nalu0/chapter_summary-2019.xlsx'#$'S4 Cross Border'.$A$3:.$O$3];IF(#REF!=5;['file:///tmp/mozilla_nalu0/chapter_summary-2019.xlsx'#$SGB1.$A$3:.$AB$3];IF(#REF!=6;['file:///tmp/mozilla_nalu0/chapter_summary-2019.xlsx'#$'SGB2 index'.$A$4:.$AB$4];['file:///tmp/mozilla_nalu0/chapter_summary-2019.xlsx'#$'SGB3 rel. to pop.'.$A$4:.$P$4])))))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 MT" svg:font-family="'Arial MT'"/>
    <style:font-face style:name="DejaVu Sans" svg:font-family="'DejaVu Sans'"/>
    <style:font-face style:name="LinePrinter" svg:font-family="LinePrinter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51">
      <number:number number:min-integer-digits="1"/>
      <number:text> </number:text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1" loext:min-decimal-places="1" number:min-integer-digits="1" number:grouping="true"/>
    </number:number-style>
    <number:number-style style:name="N147">
      <number:number number:decimal-places="3" loext:min-decimal-places="3" number:min-integer-digits="1" number:grouping="true"/>
    </number:number-style>
    <number:number-style style:name="N14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loext:min-decimal-places="0" number:min-integer-digits="1" number:grouping="true"/>
      <number:text> </number:text>
    </number:number-style>
    <number:number-style style:name="N15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1" loext:min-decimal-places="1" number:min-integer-digits="1"/>
      <number:text> </number:text>
    </number:number-style>
    <number:number-style style:name="N152">
      <number:text>-</number:text>
      <number:number number:decimal-places="1" loext:min-decimal-places="1" number:min-integer-digits="1"/>
      <number:text> </number:text>
      <style:map style:condition="value()&gt;=0" style:apply-style-name="N152P0"/>
    </number:number-style>
    <number:number-style style:name="N153">
      <number:number number:decimal-places="1" loext:min-decimal-places="1" number:min-integer-digits="0" number:grouping="true" number:display-factor="1000"/>
    </number:number-style>
    <number:number-style style:name="N154P0" style:volatile="true">
      <number:number number:decimal-places="1" loext:min-decimal-places="1" number:min-integer-digits="1" number:grouping="true"/>
    </number:number-style>
    <number:number-style style:name="N154">
      <number:text>-</number:text>
      <number:number number:decimal-places="1" loext:min-decimal-places="1" number:min-integer-digits="1" number:grouping="true"/>
      <style:map style:condition="value()&gt;=0" style:apply-style-name="N154P0"/>
    </number:number-style>
    <number:percentage-style style:name="N155">
      <number:number number:decimal-places="1" loext:min-decimal-places="1" number:min-integer-digits="1"/>
      <number:text>%</number:text>
    </number:percentage-style>
    <number:number-style style:name="N156P0" style:volatile="true">
      <number:number number:decimal-places="0" loext:min-decimal-places="0" number:min-integer-digits="1"/>
      <number:text> </number:text>
    </number:number-style>
    <number:number-style style:name="N156">
      <number:text>-</number:text>
      <number:number number:decimal-places="0" loext:min-decimal-places="0" number:min-integer-digits="1"/>
      <number:text> </number:text>
      <style:map style:condition="value()&gt;=0" style:apply-style-name="N156P0"/>
    </number:number-style>
    <number:number-style style:name="N157">
      <number:number number:decimal-places="5" loext:min-decimal-places="5" number:min-integer-digits="1"/>
    </number:number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/>
      <number:text> </number:text>
    </number:number-style>
    <number:number-style style:name="N162">
      <number:text>-</number:text>
      <number:number number:decimal-places="0" loext:min-decimal-places="0" number:min-integer-digits="1"/>
      <number:text> </number:text>
      <style:map style:condition="value()&gt;=0" style:apply-style-name="N162P0"/>
    </number:number-style>
    <number:number-style style:name="N163P0" style:volatile="true">
      <number:number number:decimal-places="1" loext:min-decimal-places="1" number:min-integer-digits="1" number:grouping="true"/>
    </number:number-style>
    <number:number-style style:name="N163P1" style:volatile="true">
      <number:text/>
    </number:number-style>
    <number:number-style style:name="N163P2" style:volatile="true">
      <number:text/>
    </number:number-style>
    <number:text-style style:name="N163">
      <number:text/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4" loext:min-decimal-places="4" number:min-integer-digits="1" number:grouping="true"/>
    </number:number-style>
    <number:number-style style:name="N165P0" style:volatile="true">
      <number:number number:decimal-places="1" loext:min-decimal-places="1" number:min-integer-digits="1"/>
      <number:text> </number:text>
    </number:number-style>
    <number:number-style style:name="N165">
      <number:text>-</number:text>
      <number:number number:decimal-places="1" loext:min-decimal-places="1" number:min-integer-digits="1"/>
      <number:text> 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">
      <number:text>-</number:text>
      <number:number number:decimal-places="0" loext:min-decimal-places="0" number:min-integer-digits="1" number:grouping="true"/>
      <style:map style:condition="value()&gt;=0" style:apply-style-name="N167P0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">
      <number:text>-</number:text>
      <number:number number:decimal-places="2" loext:min-decimal-places="2" number:min-integer-digits="1" number:grouping="true"/>
      <style:map style:condition="value()&gt;=0" style:apply-style-name="N168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Chapter_5f_Summary" style:display-name="Normal_Chapter_Summary" style:family="table-cell" style:parent-style-name="Default" style:data-style-name="N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MT" fo:font-family="'Arial MT'" fo:font-size="12pt" fo:font-style="normal" fo:text-shadow="none" style:text-underline-style="none" fo:font-weight="normal" style:font-size-asian="12pt" style:font-style-asian="normal" style:font-weight-asian="normal" style:font-name-complex="Arial MT" style:font-family-complex="'Arial MT'" style:font-size-complex="12pt" style:font-style-complex="normal" style:font-weight-complex="normal"/>
    </style:style>
    <style:style style:name="Comma_20_3" style:display-name="Comma 3" style:family="table-cell" style:parent-style-name="Default" style:data-style-name="N138"/>
    <style:style style:name="Normal_5f_Main_20_Transport_20_Trends_20_2008" style:display-name="Normal_Main Transport Trends 2008" style:family="table-cell" style:parent-style-name="Default" style:data-style-name="N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MT" fo:font-family="'Arial MT'" fo:font-size="12pt" fo:font-style="normal" fo:text-shadow="none" style:text-underline-style="none" fo:font-weight="normal" style:font-size-asian="12pt" style:font-style-asian="normal" style:font-weight-asian="normal" style:font-name-complex="Arial MT" style:font-family-complex="'Arial MT'" style:font-size-complex="12pt" style:font-style-complex="normal" style:font-weight-complex="normal"/>
    </style:style>
    <style:style style:name="Percent_20_3" style:display-name="Percent 3" style:family="table-cell" style:parent-style-name="Default" style:data-style-name="N10"/>
    <style:style style:name="Excel_20_Built-in_20_Comma" style:display-name="Excel Built-in Comma" style:family="table-cell" style:parent-style-name="Default" style:data-style-name="N138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10T11:08:07.239036913</meta:creation-date>
    <dc:date>2020-09-10T11:56:42.986702905</dc:date>
    <dc:creator>Andrew Conway</dc:creator>
    <meta:editing-duration>PT14M37S</meta:editing-duration>
    <meta:editing-cycles>5</meta:editing-cycles>
    <meta:generator>LibreOffice/6.4.5.2$Linux_X86_64 LibreOffice_project/40$Build-2</meta:generator>
    <meta:document-statistic meta:table-count="7" meta:cell-count="3073" meta:object-count="0"/>
  </office:meta>
</office:document-meta>
</file>